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875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0.517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0.462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3.159cm"/>
    </style:style>
    <style:style style:name="co16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/>
      <style:text-properties fo:color="#c9211e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afd095"/>
    </style:style>
    <style:style style:name="ce34" style:family="table-cell" style:parent-style-name="Default">
      <style:table-cell-properties fo:background-color="#ffff38"/>
      <style:text-properties fo:color="#bf0041"/>
    </style:style>
    <style:style style:name="ce35" style:family="table-cell" style:parent-style-name="Default">
      <style:table-cell-properties fo:background-color="#dee6e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dee6ef"/>
      <style:text-properties style:use-window-font-color="true"/>
    </style:style>
    <style:style style:name="ce46" style:family="table-cell" style:parent-style-name="Default" style:data-style-name="N120"/>
    <style:style style:name="ce47" style:family="table-cell" style:parent-style-name="Default" style:data-style-name="N111"/>
    <style:style style:name="ce48" style:family="table-cell" style:parent-style-name="Default" style:data-style-name="N2"/>
    <style:style style:name="ce45" style:family="table-cell" style:parent-style-name="Default" style:data-style-name="N11"/>
    <style:style style:name="ce55" style:family="table-cell" style:parent-style-name="Default" style:data-style-name="N4"/>
    <style:style style:name="ce57" style:family="table-cell" style:parent-style-name="Default" style:data-style-name="N1"/>
    <style:style style:name="ce58" style:family="table-cell" style:parent-style-name="Default" style:data-style-name="N111"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unión 36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ce8"/>
        <table:table-column table:style-name="co1" table:default-cell-style-name="Default"/>
        <table:table-column table:style-name="co1" table:default-cell-style-name="ce7"/>
        <table:table-column table:style-name="co1" table:number-columns-repeated="3" table:default-cell-style-name="ce8"/>
        <table:table-row table:style-name="ro1">
          <table:table-cell/>
          <table:table-cell table:style-name="Default"/>
          <table:table-cell table:style-name="ce5"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INTENSIDAD</text:p>
          </table:table-cell>
          <table:covered-table-cell table:style-name="ce9"/>
          <table:covered-table-cell table:number-columns-repeated="5" table:style-name="Default"/>
          <table:table-cell/>
          <table:table-cell table:style-name="ce21" office:value-type="string" calcext:value-type="string" table:number-columns-spanned="4" table:number-rows-spanned="1">
            <text:p>INTENSIDAD</text:p>
          </table:table-cell>
          <table:covered-table-cell table:style-name="ce21"/>
          <table:covered-table-cell table:number-columns-repeated="2" table:style-name="ce18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M_TI</text:p>
          </table:table-cell>
          <table:table-cell table:style-name="ce6" office:value-type="string" calcext:value-type="string">
            <text:p>PM_LI</text:p>
          </table:table-cell>
          <table:table-cell table:style-name="ce6" office:value-type="string" calcext:value-type="string">
            <text:p>PM_TE</text:p>
          </table:table-cell>
          <table:table-cell table:style-name="ce6" office:value-type="string" calcext:value-type="string">
            <text:p>PM_LE</text:p>
          </table:table-cell>
          <table:table-cell table:style-name="ce6" office:value-type="string" calcext:value-type="string">
            <text:p>PM_NN</text:p>
          </table:table-cell>
          <table:table-cell table:style-name="ce6" office:value-type="string" calcext:value-type="string">
            <text:p>TODOS</text:p>
          </table:table-cell>
          <table:table-cell/>
          <table:table-cell table:style-name="ce18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4187" calcext:value-type="float">
            <text:p>-4187</text:p>
          </table:table-cell>
          <table:table-cell office:value-type="float" office:value="-7290" calcext:value-type="float">
            <text:p>-7290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style-name="ce2" office:value-type="float" office:value="8452" calcext:value-type="float">
            <text:p>8452</text:p>
          </table:table-cell>
          <table:table-cell table:style-name="ce2" office:value-type="float" office:value="8105" calcext:value-type="float">
            <text:p>8105</text:p>
          </table:table-cell>
          <table:table-cell table:style-name="ce2" office:value-type="float" office:value="7135" calcext:value-type="float">
            <text:p>7135</text:p>
          </table:table-cell>
          <table:table-cell table:style-name="ce2" office:value-type="float" office:value="5123" calcext:value-type="float">
            <text:p>5123</text:p>
          </table:table-cell>
          <table:table-cell table:style-name="ce2" office:value-type="float" office:value="6904" calcext:value-type="float">
            <text:p>6904</text:p>
          </table:table-cell>
          <table:table-cell table:style-name="ce2" office:value-type="float" office:value="8452" calcext:value-type="float">
            <text:p>8452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8452" calcext:value-type="float">
            <text:p>8452</text:p>
          </table:table-cell>
          <table:table-cell office:value-type="float" office:value="6686" calcext:value-type="float">
            <text:p>6686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table:style-name="ce2" office:value-type="string" calcext:value-type="string">
            <text:p>2146.2</text:p>
          </table:table-cell>
          <table:table-cell table:style-name="ce2" office:value-type="string" calcext:value-type="string">
            <text:p>1547.53</text:p>
          </table:table-cell>
          <table:table-cell table:style-name="ce2" office:value-type="string" calcext:value-type="string">
            <text:p>1909.47</text:p>
          </table:table-cell>
          <table:table-cell table:style-name="ce2" office:value-type="string" calcext:value-type="string">
            <text:p>1346.65</text:p>
          </table:table-cell>
          <table:table-cell table:style-name="ce2" office:value-type="string" calcext:value-type="string">
            <text:p>910.84</text:p>
          </table:table-cell>
          <table:table-cell table:style-name="ce2" office:value-type="string" calcext:value-type="string">
            <text:p>1294.3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1294.3</text:p>
          </table:table-cell>
          <table:table-cell table:number-columns-repeated="2" office:value-type="string" calcext:value-type="string">
            <text:p>-0.05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table:style-name="ce2" office:value-type="string" calcext:value-type="string">
            <text:p>3029414.27</text:p>
          </table:table-cell>
          <table:table-cell table:style-name="ce2" office:value-type="string" calcext:value-type="string">
            <text:p>2216154.83</text:p>
          </table:table-cell>
          <table:table-cell table:style-name="ce2" office:value-type="string" calcext:value-type="string">
            <text:p>2091666.91</text:p>
          </table:table-cell>
          <table:table-cell table:style-name="ce2" office:value-type="string" calcext:value-type="string">
            <text:p>1304222.81</text:p>
          </table:table-cell>
          <table:table-cell table:style-name="ce2" office:value-type="string" calcext:value-type="string">
            <text:p>825502.78</text:p>
          </table:table-cell>
          <table:table-cell table:style-name="ce2" office:value-type="string" calcext:value-type="string">
            <text:p>1665979.62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1665979.62</text:p>
          </table:table-cell>
          <table:table-cell office:value-type="string" calcext:value-type="string">
            <text:p>897070.71</text:p>
          </table:table-cell>
          <table:table-cell office:value-type="string" calcext:value-type="string">
            <text:p>151967.8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table:style-name="ce2" office:value-type="string" calcext:value-type="string">
            <text:p>1740.52</text:p>
          </table:table-cell>
          <table:table-cell table:style-name="ce2" office:value-type="string" calcext:value-type="string">
            <text:p>1488.68</text:p>
          </table:table-cell>
          <table:table-cell table:style-name="ce2" office:value-type="string" calcext:value-type="string">
            <text:p>1446.26</text:p>
          </table:table-cell>
          <table:table-cell table:style-name="ce2" office:value-type="string" calcext:value-type="string">
            <text:p>1142.03</text:p>
          </table:table-cell>
          <table:table-cell table:style-name="ce2" office:value-type="string" calcext:value-type="string">
            <text:p>908.57</text:p>
          </table:table-cell>
          <table:table-cell table:style-name="ce2" office:value-type="string" calcext:value-type="string">
            <text:p>1290.73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290.73</text:p>
          </table:table-cell>
          <table:table-cell office:value-type="string" calcext:value-type="string">
            <text:p>947.14</text:p>
          </table:table-cell>
          <table:table-cell office:value-type="string" calcext:value-type="string">
            <text:p>389.83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OCUPACION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OCUPACION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string" calcext:value-type="string">
            <text:p>Máximo: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45.51</text:p>
          </table:table-cell>
          <table:table-cell office:value-type="string" calcext:value-type="string">
            <text:p>40.31</text:p>
          </table:table-cell>
          <table:table-cell office:value-type="string" calcext:value-type="string">
            <text:p>45.48</text:p>
          </table:table-cell>
          <table:table-cell office:value-type="string" calcext:value-type="string">
            <text:p>64.84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1.01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51.09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18.11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4.26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CARGA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CARGA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number-columns-repeated="6" office:value-type="float" office:value="100" calcext:value-type="float">
            <text:p>100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40.96</text:p>
          </table:table-cell>
          <table:table-cell office:value-type="string" calcext:value-type="string">
            <text:p>39.16</text:p>
          </table:table-cell>
          <table:table-cell office:value-type="string" calcext:value-type="string">
            <text:p>43.43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36.22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0.49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935.39</text:p>
          </table:table-cell>
          <table:table-cell office:value-type="string" calcext:value-type="string">
            <text:p>824.6</text:p>
          </table:table-cell>
          <table:table-cell office:value-type="string" calcext:value-type="string">
            <text:p>763.88</text:p>
          </table:table-cell>
          <table:table-cell office:value-type="string" calcext:value-type="string">
            <text:p>796.38</text:p>
          </table:table-cell>
          <table:table-cell office:value-type="string" calcext:value-type="string">
            <text:p>604.76</text:p>
          </table:table-cell>
          <table:table-cell office:value-type="string" calcext:value-type="string">
            <text:p>720.02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717.54</text:p>
          </table:table-cell>
          <table:table-cell office:value-type="string" calcext:value-type="string">
            <text:p>300.83</text:p>
          </table:table-cell>
          <table:table-cell office:value-type="string" calcext:value-type="string">
            <text:p>80.74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26.83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17.34</text:p>
          </table:table-cell>
          <table:table-cell office:value-type="string" calcext:value-type="string">
            <text:p>8.99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VELOCIDAD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VELOCIDAD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-2" calcext:value-type="float">
            <text:p>-2</text:p>
          </table:table-cell>
          <table:table-cell office:value-type="float" office:value="-92" calcext:value-type="float">
            <text:p>-92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5" calcext:value-type="float">
            <text:p>235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235" calcext:value-type="float">
            <text:p>235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80.75</text:p>
          </table:table-cell>
          <table:table-cell office:value-type="string" calcext:value-type="string">
            <text:p>70.11</text:p>
          </table:table-cell>
          <table:table-cell office:value-type="string" calcext:value-type="string">
            <text:p>77.34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65.24</text:p>
          </table:table-cell>
          <table:table-cell office:value-type="string" calcext:value-type="string">
            <text:p>69.59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69.5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262.17</text:p>
          </table:table-cell>
          <table:table-cell office:value-type="string" calcext:value-type="string">
            <text:p>259.05</text:p>
          </table:table-cell>
          <table:table-cell office:value-type="string" calcext:value-type="string">
            <text:p>272.16</text:p>
          </table:table-cell>
          <table:table-cell office:value-type="string" calcext:value-type="string">
            <text:p>290.41</text:p>
          </table:table-cell>
          <table:table-cell office:value-type="string" calcext:value-type="string">
            <text:p>405.8</text:p>
          </table:table-cell>
          <table:table-cell office:value-type="string" calcext:value-type="string">
            <text:p>380.1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384.63</text:p>
          </table:table-cell>
          <table:table-cell office:value-type="string" calcext:value-type="string">
            <text:p>311.41</text:p>
          </table:table-cell>
          <table:table-cell office:value-type="string" calcext:value-type="string">
            <text:p>85.53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6.19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9.61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9.25</text:p>
          </table:table-cell>
        </table:table-row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Velocidad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1</text:p>
          </table:table-cell>
          <table:table-cell table:style-name="Default" office:value-type="float" office:value="12784" calcext:value-type="float">
            <text:p>12784</text:p>
          </table:table-cell>
          <table:table-cell table:style-name="Default" office:value-type="float" office:value="3888" calcext:value-type="float">
            <text:p>3888</text:p>
          </table:table-cell>
          <table:table-cell table:style-name="Default" office:value-type="float" office:value="5812" calcext:value-type="float">
            <text:p>5812</text:p>
          </table:table-cell>
          <table:table-cell table:style-name="Default" office:value-type="float" office:value="5728" calcext:value-type="float">
            <text:p>572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2</text:p>
          </table:table-cell>
          <table:table-cell table:style-name="Default" office:value-type="float" office:value="12792" calcext:value-type="float">
            <text:p>12792</text:p>
          </table:table-cell>
          <table:table-cell table:style-name="Default" office:value-type="float" office:value="3876" calcext:value-type="float">
            <text:p>3876</text:p>
          </table:table-cell>
          <table:table-cell table:style-name="Default" office:value-type="float" office:value="5752" calcext:value-type="float">
            <text:p>5752</text:p>
          </table:table-cell>
          <table:table-cell table:style-name="Default" office:value-type="float" office:value="5848" calcext:value-type="float">
            <text:p>584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3</text:p>
          </table:table-cell>
          <table:table-cell table:style-name="Default" office:value-type="float" office:value="15152" calcext:value-type="float">
            <text:p>15152</text:p>
          </table:table-cell>
          <table:table-cell table:style-name="Default" office:value-type="float" office:value="4648" calcext:value-type="float">
            <text:p>4648</text:p>
          </table:table-cell>
          <table:table-cell table:style-name="Default" office:value-type="float" office:value="7168" calcext:value-type="float">
            <text:p>7168</text:p>
          </table:table-cell>
          <table:table-cell table:style-name="Default" office:value-type="float" office:value="7764" calcext:value-type="float">
            <text:p>7764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4</text:p>
          </table:table-cell>
          <table:table-cell table:style-name="Default" office:value-type="float" office:value="15724" calcext:value-type="float">
            <text:p>15724</text:p>
          </table:table-cell>
          <table:table-cell table:style-name="Default" office:value-type="float" office:value="4640" calcext:value-type="float">
            <text:p>4640</text:p>
          </table:table-cell>
          <table:table-cell table:style-name="Default" office:value-type="float" office:value="7528" calcext:value-type="float">
            <text:p>7528</text:p>
          </table:table-cell>
          <table:table-cell table:style-name="Default" office:value-type="float" office:value="7896" calcext:value-type="float">
            <text:p>7896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sem x group</text:p>
          </table:table-cell>
          <table:table-cell table:style-name="Default" office:value-type="float" office:value="6720" calcext:value-type="float">
            <text:p>6720</text:p>
          </table:table-cell>
          <table:table-cell table:style-name="Default" office:value-type="float" office:value="2887" calcext:value-type="float">
            <text:p>2887</text:p>
          </table:table-cell>
          <table:table-cell table:style-name="Default" office:value-type="float" office:value="3889" calcext:value-type="float">
            <text:p>3889</text:p>
          </table:table-cell>
          <table:table-cell table:style-name="Default" office:value-type="float" office:value="4023" calcext:value-type="float">
            <text:p>4023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sem x sensor</text:p>
          </table:table-cell>
          <table:table-cell table:style-name="Default" office:value-type="float" office:value="12587" calcext:value-type="float">
            <text:p>12587</text:p>
          </table:table-cell>
          <table:table-cell table:style-name="Default" office:value-type="float" office:value="3711" calcext:value-type="float">
            <text:p>3711</text:p>
          </table:table-cell>
          <table:table-cell table:style-name="Default" office:value-type="float" office:value="7069" calcext:value-type="float">
            <text:p>7069</text:p>
          </table:table-cell>
          <table:table-cell table:style-name="Default" office:value-type="float" office:value="9614" calcext:value-type="float">
            <text:p>9614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</table:table>
      <table:table table:name="Reunión 37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INTENSIDAD *****************</text:p>
          </table:table-cell>
          <table:covered-table-cell table:number-columns-repeated="4"/>
          <table:table-cell table:number-columns-repeated="2"/>
          <table:table-cell table:style-name="ce5" office:value-type="string" calcext:value-type="string" table:number-columns-spanned="4" table:number-rows-spanned="1">
            <text:p>********** Referencia + Factor **********</text:p>
          </table:table-cell>
          <table:covered-table-cell table:style-name="ce5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6" calcext:value-type="float">
            <text:p>6</text:p>
          </table:table-cell>
          <table:table-cell office:value-type="float" office:value="15409" calcext:value-type="float">
            <text:p>15409</text:p>
          </table:table-cell>
          <table:table-cell office:value-type="float" office:value="15415" calcext:value-type="float">
            <text:p>15415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string" calcext:value-type="string">
            <text:p>Promedio Ref</text:p>
          </table:table-cell>
          <table:table-cell/>
          <table:table-cell table:style-name="ce12" office:value-type="string" calcext:value-type="string">
            <text:p>Promedio</text:p>
          </table:table-cell>
          <table:table-cell table:style-name="ce12" office:value-type="string" calcext:value-type="string">
            <text:p>Men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302" calcext:value-type="float">
            <text:p>302</text:p>
          </table:table-cell>
          <table:table-cell office:value-type="float" office:value="12258" calcext:value-type="float">
            <text:p>12258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15415" calcext:value-type="float">
            <text:p>15415</text:p>
          </table:table-cell>
          <table:table-cell office:value-type="string" calcext:value-type="string">
            <text:p>Intensidad</text:p>
          </table:table-cell>
          <table:table-cell office:value-type="float" office:value="15738" calcext:value-type="float">
            <text:p>15738</text:p>
          </table:table-cell>
          <table:table-cell office:value-type="float" office:value="15705" calcext:value-type="float">
            <text:p>15705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6" calcext:value-type="float">
            <text:p>6</text:p>
          </table:table-cell>
          <table:table-cell office:value-type="float" office:value="15363" calcext:value-type="float">
            <text:p>15363</text:p>
          </table:table-cell>
          <table:table-cell office:value-type="float" office:value="15369" calcext:value-type="float">
            <text:p>15369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4612" calcext:value-type="float">
            <text:p>4612</text:p>
          </table:table-cell>
          <table:table-cell office:value-type="string" calcext:value-type="string">
            <text:p>Ocupacion</text:p>
          </table:table-cell>
          <table:table-cell office:value-type="float" office:value="4980" calcext:value-type="float">
            <text:p>4980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299" calcext:value-type="float">
            <text:p>299</text:p>
          </table:table-cell>
          <table:table-cell office:value-type="float" office:value="12463" calcext:value-type="float">
            <text:p>12463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7507" calcext:value-type="float">
            <text:p>7507</text:p>
          </table:table-cell>
          <table:table-cell office:value-type="string" calcext:value-type="string">
            <text:p>Carga</text:p>
          </table:table-cell>
          <table:table-cell office:value-type="float" office:value="8160" calcext:value-type="float">
            <text:p>8160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OCUPACIÓN *****************</text:p>
          </table:table-cell>
          <table:covered-table-cell table:number-columns-repeated="4"/>
          <table:table-cell/>
          <table:table-cell table:style-name="ce11" office:value-type="float" office:value="7336" calcext:value-type="float">
            <text:p>7336</text:p>
          </table:table-cell>
          <table:table-cell office:value-type="string" calcext:value-type="string">
            <text:p>Velocidad</text:p>
          </table:table-cell>
          <table:table-cell office:value-type="float" office:value="9157" calcext:value-type="float">
            <text:p>9157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2" calcext:value-type="float">
            <text:p>2</text:p>
          </table:table-cell>
          <table:table-cell office:value-type="float" office:value="4610" calcext:value-type="float">
            <text:p>4610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98" calcext:value-type="float">
            <text:p>98</text:p>
          </table:table-cell>
          <table:table-cell office:value-type="float" office:value="3690" calcext:value-type="float">
            <text:p>3690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2" calcext:value-type="float">
            <text:p>2</text:p>
          </table:table-cell>
          <table:table-cell office:value-type="float" office:value="4614" calcext:value-type="float">
            <text:p>4614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[KB]</text:p>
          </table:table-cell>
          <table:table-cell table:number-columns-repeated="3"/>
          <table:table-cell office:value-type="string" calcext:value-type="string">
            <text:p>Raiz + Di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00" calcext:value-type="float">
            <text:p>100</text:p>
          </table:table-cell>
          <table:table-cell office:value-type="float" office:value="3817" calcext:value-type="float">
            <text:p>3817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Intensidad</text:p>
          </table:table-cell>
          <table:table-cell office:value-type="float" office:value="16254" calcext:value-type="float">
            <text:p>16254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CARGA *****************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Ocupacion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3" calcext:value-type="float">
            <text:p>3</text:p>
          </table:table-cell>
          <table:table-cell office:value-type="float" office:value="7504" calcext:value-type="float">
            <text:p>7504</text:p>
          </table:table-cell>
          <table:table-cell office:value-type="float" office:value="7507" calcext:value-type="float">
            <text:p>7507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Carga</text:p>
          </table:table-cell>
          <table:table-cell office:value-type="float" office:value="10053" calcext:value-type="float">
            <text:p>10053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167" calcext:value-type="float">
            <text:p>167</text:p>
          </table:table-cell>
          <table:table-cell office:value-type="float" office:value="5592" calcext:value-type="float">
            <text:p>5592</text:p>
          </table:table-cell>
          <table:table-cell office:value-type="float" office:value="5759" calcext:value-type="float">
            <text:p>5759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Velocidad</text:p>
          </table:table-cell>
          <table:table-cell office:value-type="float" office:value="11389" calcext:value-type="float">
            <text:p>11389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3" calcext:value-type="float">
            <text:p>3</text:p>
          </table:table-cell>
          <table:table-cell office:value-type="float" office:value="7495" calcext:value-type="float">
            <text:p>7495</text:p>
          </table:table-cell>
          <table:table-cell office:value-type="float" office:value="7498" calcext:value-type="float">
            <text:p>7498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66" calcext:value-type="float">
            <text:p>166</text:p>
          </table:table-cell>
          <table:table-cell office:value-type="float" office:value="5806" calcext:value-type="float">
            <text:p>5806</text:p>
          </table:table-cell>
          <table:table-cell office:value-type="float" office:value="5972" calcext:value-type="float">
            <text:p>5972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VELOCIDAD *****************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4" calcext:value-type="float">
            <text:p>4</text:p>
          </table:table-cell>
          <table:table-cell office:value-type="float" office:value="7332" calcext:value-type="float">
            <text:p>7332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198" calcext:value-type="float">
            <text:p>198</text:p>
          </table:table-cell>
          <table:table-cell office:value-type="float" office:value="5058" calcext:value-type="float">
            <text:p>5058</text:p>
          </table:table-cell>
          <table:table-cell office:value-type="float" office:value="5256" calcext:value-type="float">
            <text:p>525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4" calcext:value-type="float">
            <text:p>4</text:p>
          </table:table-cell>
          <table:table-cell office:value-type="float" office:value="7332" calcext:value-type="float">
            <text:p>7332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97" calcext:value-type="float">
            <text:p>197</text:p>
          </table:table-cell>
          <table:table-cell office:value-type="float" office:value="5336" calcext:value-type="float">
            <text:p>5336</text:p>
          </table:table-cell>
          <table:table-cell office:value-type="float" office:value="5533" calcext:value-type="float">
            <text:p>5533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paración por grupo según distancia euclíde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NSIDAD</text:p>
          </table:table-cell>
          <table:table-cell table:number-columns-repeated="6"/>
          <table:table-cell office:value-type="string" calcext:value-type="string">
            <text:p>Intensidad</text:p>
          </table:table-cell>
          <table:table-cell office:value-type="float" office:value="15703" calcext:value-type="float">
            <text:p>15703</text:p>
          </table:table-cell>
          <table:table-cell office:value-type="float" office:value="15232" calcext:value-type="float">
            <text:p>15232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6" calcext:value-type="float">
            <text:p>6</text:p>
          </table:table-cell>
          <table:table-cell office:value-type="float" office:value="15361" calcext:value-type="float">
            <text:p>15361</text:p>
          </table:table-cell>
          <table:table-cell office:value-type="float" office:value="15367" calcext:value-type="float">
            <text:p>15367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302" calcext:value-type="float">
            <text:p>302</text:p>
          </table:table-cell>
          <table:table-cell office:value-type="float" office:value="12258" calcext:value-type="float">
            <text:p>12258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structura:</text:p>
          </table:table-cell>
          <table:table-cell office:value-type="float" office:value="13693" calcext:value-type="float">
            <text:p>13693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6" calcext:value-type="float">
            <text:p>6</text:p>
          </table:table-cell>
          <table:table-cell office:value-type="float" office:value="15320" calcext:value-type="float">
            <text:p>15320</text:p>
          </table:table-cell>
          <table:table-cell office:value-type="float" office:value="15326" calcext:value-type="float">
            <text:p>15326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st.Cod.Sec.:</text:p>
          </table:table-cell>
          <table:table-cell office:value-type="float" office:value="14258" calcext:value-type="float">
            <text:p>14258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299" calcext:value-type="float">
            <text:p>299</text:p>
          </table:table-cell>
          <table:table-cell office:value-type="float" office:value="12463" calcext:value-type="float">
            <text:p>12463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.Cod.Sec.TI:</text:p>
          </table:table-cell>
          <table:table-cell office:value-type="float" office:value="15099" calcext:value-type="float">
            <text:p>15099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IntVector:</text:p>
          </table:table-cell>
          <table:table-cell office:value-type="float" office:value="12273" calcext:value-type="float">
            <text:p>12273</text:p>
          </table:table-cell>
          <table:table-cell office:value-type="string" calcext:value-type="string">
            <text:p>[Kbytes].</text:p>
          </table:table-cell>
          <table:table-cell/>
        </table:table-row>
      </table:table>
      <table:table table:name="R.37 - EXTRAS intensidad" table:style-name="ta1">
        <office:forms form:automatic-focus="false" form:apply-design-mode="false"/>
        <table:table-column table:style-name="co1" table:default-cell-style-name="Default"/>
        <table:table-column table:style-name="co5" table:number-columns-repeated="1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/>LOS 10 QUE MÁS SE PARECÍAN AL PAR MÁS PARECIDO DE LA MATRIZ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ytes_1</text:p>
          </table:table-cell>
          <table:table-cell office:value-type="string" calcext:value-type="string">
            <text:p>Bytes_2</text:p>
          </table:table-cell>
          <table:table-cell office:value-type="string" calcext:value-type="string">
            <text:p>Bytes_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string" calcext:value-type="string">
            <text:p>[0,1199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table:number-columns-repeated="2" office:value-type="float" office:value="39537" calcext:value-type="float">
            <text:p>39537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[0,271]</text:p>
          </table:table-cell>
          <table:table-cell office:value-type="string" calcext:value-type="string">
            <text:p>[0,1192]</text:p>
          </table:table-cell>
          <table:table-cell office:value-type="string" calcext:value-type="string">
            <text:p>[-136,92]</text:p>
          </table:table-cell>
          <table:table-cell office:value-type="string" calcext:value-type="string">
            <text:p>[-136,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[0,1951]</text:p>
          </table:table-cell>
          <table:table-cell office:value-type="string" calcext:value-type="string">
            <text:p>[0,1944]</text:p>
          </table:table-cell>
          <table:table-cell office:value-type="string" calcext:value-type="string">
            <text:p>[0,1259]</text:p>
          </table:table-cell>
          <table:table-cell office:value-type="string" calcext:value-type="string">
            <text:p>[-976,972]</text:p>
          </table:table-cell>
          <table:table-cell office:value-type="string" calcext:value-type="string">
            <text:p>[-969,9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642]</text:p>
          </table:table-cell>
          <table:table-cell office:value-type="string" calcext:value-type="string">
            <text:p>[0,2456]</text:p>
          </table:table-cell>
          <table:table-cell office:value-type="string" calcext:value-type="string">
            <text:p>[0,1464]</text:p>
          </table:table-cell>
          <table:table-cell office:value-type="string" calcext:value-type="string">
            <text:p>[-980,1321]</text:p>
          </table:table-cell>
          <table:table-cell office:value-type="string" calcext:value-type="string">
            <text:p>[-1068,12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49]</text:p>
          </table:table-cell>
          <table:table-cell office:value-type="string" calcext:value-type="string">
            <text:p>[0,2721]</text:p>
          </table:table-cell>
          <table:table-cell office:value-type="string" calcext:value-type="string">
            <text:p>[0,1064]</text:p>
          </table:table-cell>
          <table:table-cell office:value-type="string" calcext:value-type="string">
            <text:p>[-1025,884]</text:p>
          </table:table-cell>
          <table:table-cell office:value-type="string" calcext:value-type="string">
            <text:p>[-1361,8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97]</text:p>
          </table:table-cell>
          <table:table-cell office:value-type="string" calcext:value-type="string">
            <text:p>[0,2450]</text:p>
          </table:table-cell>
          <table:table-cell office:value-type="string" calcext:value-type="string">
            <text:p>[0,1256]</text:p>
          </table:table-cell>
          <table:table-cell office:value-type="string" calcext:value-type="string">
            <text:p>[-1049,904]</text:p>
          </table:table-cell>
          <table:table-cell office:value-type="string" calcext:value-type="string">
            <text:p>[-960,12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31" calcext:value-type="float">
            <text:p>713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862]</text:p>
          </table:table-cell>
          <table:table-cell office:value-type="string" calcext:value-type="string">
            <text:p>[0,2504]</text:p>
          </table:table-cell>
          <table:table-cell office:value-type="string" calcext:value-type="string">
            <text:p>[0,1653]</text:p>
          </table:table-cell>
          <table:table-cell office:value-type="string" calcext:value-type="string">
            <text:p>[-879,1431]</text:p>
          </table:table-cell>
          <table:table-cell office:value-type="string" calcext:value-type="string">
            <text:p>[-1080,12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1976]</text:p>
          </table:table-cell>
          <table:table-cell office:value-type="string" calcext:value-type="string">
            <text:p>[0,2773]</text:p>
          </table:table-cell>
          <table:table-cell office:value-type="string" calcext:value-type="string">
            <text:p>[0,1376]</text:p>
          </table:table-cell>
          <table:table-cell office:value-type="string" calcext:value-type="string">
            <text:p>[-930,988]</text:p>
          </table:table-cell>
          <table:table-cell office:value-type="string" calcext:value-type="string">
            <text:p>[-1387,12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152]</text:p>
          </table:table-cell>
          <table:table-cell office:value-type="string" calcext:value-type="string">
            <text:p>[0,2159]</text:p>
          </table:table-cell>
          <table:table-cell office:value-type="string" calcext:value-type="string">
            <text:p>[0,1684]</text:p>
          </table:table-cell>
          <table:table-cell office:value-type="string" calcext:value-type="string">
            <text:p>[-885,1076]</text:p>
          </table:table-cell>
          <table:table-cell office:value-type="string" calcext:value-type="string">
            <text:p>[-1080,10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40]</text:p>
          </table:table-cell>
          <table:table-cell office:value-type="string" calcext:value-type="string">
            <text:p>[0,2855]</text:p>
          </table:table-cell>
          <table:table-cell office:value-type="string" calcext:value-type="string">
            <text:p>[0,1416]</text:p>
          </table:table-cell>
          <table:table-cell office:value-type="string" calcext:value-type="string">
            <text:p>[-884,1020]</text:p>
          </table:table-cell>
          <table:table-cell office:value-type="string" calcext:value-type="string">
            <text:p>[-1428,11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496386" calcext:value-type="float">
            <text:p>496386</text:p>
          </table:table-cell>
          <table:table-cell office:value-type="float" office:value="505170" calcext:value-type="float">
            <text:p>505170</text:p>
          </table:table-cell>
          <table:table-cell office:value-type="float" office:value="483210" calcext:value-type="float">
            <text:p>483210</text:p>
          </table:table-cell>
          <table:table-cell office:value-type="string" calcext:value-type="string">
            <text:p>[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[Kilo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ytes_x: Tamaño en bytes del int_vector para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/>LOS 10 QUE MENOS SE PARECÍAN AL PAR MÁS PARECIDO DE LA MATRIZ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ytes_1</text:p>
          </table:table-cell>
          <table:table-cell office:value-type="string" calcext:value-type="string">
            <text:p>Bytes_2</text:p>
          </table:table-cell>
          <table:table-cell office:value-type="string" calcext:value-type="string">
            <text:p>Bytes_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table:number-columns-repeated="3" office:value-type="float" office:value="57105" calcext:value-type="float">
            <text:p>5710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string" calcext:value-type="string">
            <text:p>[0,8105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666" calcext:value-type="float">
            <text:p>6666</text:p>
          </table:table-cell>
          <table:table-cell table:number-columns-repeated="2" office:value-type="float" office:value="65889" calcext:value-type="float">
            <text:p>65889</text:p>
          </table:table-cell>
          <table:table-cell office:value-type="float" office:value="61497" calcext:value-type="float">
            <text:p>6149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[0,16448]</text:p>
          </table:table-cell>
          <table:table-cell office:value-type="string" calcext:value-type="string">
            <text:p>[0,8452]</text:p>
          </table:table-cell>
          <table:table-cell office:value-type="string" calcext:value-type="string">
            <text:p>[-7333,8224]</text:p>
          </table:table-cell>
          <table:table-cell office:value-type="string" calcext:value-type="string">
            <text:p>[-7333,8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4665]</text:p>
          </table:table-cell>
          <table:table-cell office:value-type="string" calcext:value-type="string">
            <text:p>[0,13016]</text:p>
          </table:table-cell>
          <table:table-cell office:value-type="string" calcext:value-type="string">
            <text:p>[0,6888]</text:p>
          </table:table-cell>
          <table:table-cell office:value-type="string" calcext:value-type="string">
            <text:p>[-7333,6846]</text:p>
          </table:table-cell>
          <table:table-cell office:value-type="string" calcext:value-type="string">
            <text:p>[-4946,65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6103]</text:p>
          </table:table-cell>
          <table:table-cell office:value-type="string" calcext:value-type="string">
            <text:p>[0,13647]</text:p>
          </table:table-cell>
          <table:table-cell office:value-type="string" calcext:value-type="string">
            <text:p>[0,7263]</text:p>
          </table:table-cell>
          <table:table-cell office:value-type="string" calcext:value-type="string">
            <text:p>[-8052,7180]</text:p>
          </table:table-cell>
          <table:table-cell office:value-type="string" calcext:value-type="string">
            <text:p>[-6824,6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25" calcext:value-type="float">
            <text:p>672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623]</text:p>
          </table:table-cell>
          <table:table-cell office:value-type="string" calcext:value-type="string">
            <text:p>[0,14192]</text:p>
          </table:table-cell>
          <table:table-cell office:value-type="string" calcext:value-type="string">
            <text:p>[0,7135]</text:p>
          </table:table-cell>
          <table:table-cell office:value-type="string" calcext:value-type="string">
            <text:p>[-7812,7009]</text:p>
          </table:table-cell>
          <table:table-cell office:value-type="string" calcext:value-type="string">
            <text:p>[-6960,70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42" calcext:value-type="float">
            <text:p>6642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3856]</text:p>
          </table:table-cell>
          <table:table-cell office:value-type="string" calcext:value-type="string">
            <text:p>[0,12127]</text:p>
          </table:table-cell>
          <table:table-cell office:value-type="string" calcext:value-type="string">
            <text:p>[0,7016]</text:p>
          </table:table-cell>
          <table:table-cell office:value-type="string" calcext:value-type="string">
            <text:p>[-6407,6928]</text:p>
          </table:table-cell>
          <table:table-cell office:value-type="string" calcext:value-type="string">
            <text:p>[-6064,60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983]</text:p>
          </table:table-cell>
          <table:table-cell office:value-type="string" calcext:value-type="string">
            <text:p>[0,12365]</text:p>
          </table:table-cell>
          <table:table-cell office:value-type="string" calcext:value-type="string">
            <text:p>[0,6168]</text:p>
          </table:table-cell>
          <table:table-cell office:value-type="string" calcext:value-type="string">
            <text:p>[-7992,6148]</text:p>
          </table:table-cell>
          <table:table-cell office:value-type="string" calcext:value-type="string">
            <text:p>[-6183,50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5" calcext:value-type="float">
            <text:p>668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827]</text:p>
          </table:table-cell>
          <table:table-cell office:value-type="string" calcext:value-type="string">
            <text:p>[0,12448]</text:p>
          </table:table-cell>
          <table:table-cell office:value-type="string" calcext:value-type="string">
            <text:p>[0,6600]</text:p>
          </table:table-cell>
          <table:table-cell office:value-type="string" calcext:value-type="string">
            <text:p>[-7914,6452]</text:p>
          </table:table-cell>
          <table:table-cell office:value-type="string" calcext:value-type="string">
            <text:p>[-6168,6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15" calcext:value-type="float">
            <text:p>671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4045]</text:p>
          </table:table-cell>
          <table:table-cell office:value-type="string" calcext:value-type="string">
            <text:p>[0,11824]</text:p>
          </table:table-cell>
          <table:table-cell office:value-type="string" calcext:value-type="string">
            <text:p>[0,6116]</text:p>
          </table:table-cell>
          <table:table-cell office:value-type="string" calcext:value-type="string">
            <text:p>[-7023,6071]</text:p>
          </table:table-cell>
          <table:table-cell office:value-type="string" calcext:value-type="string">
            <text:p>[-5836,59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54" calcext:value-type="float">
            <text:p>6654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455]</text:p>
          </table:table-cell>
          <table:table-cell office:value-type="string" calcext:value-type="string">
            <text:p>[0,11752]</text:p>
          </table:table-cell>
          <table:table-cell office:value-type="string" calcext:value-type="string">
            <text:p>[0,6184]</text:p>
          </table:table-cell>
          <table:table-cell office:value-type="string" calcext:value-type="string">
            <text:p>[-7728,6108]</text:p>
          </table:table-cell>
          <table:table-cell office:value-type="string" calcext:value-type="string">
            <text:p>[-5696,587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614970" calcext:value-type="float">
            <text:p>614970</text:p>
          </table:table-cell>
          <table:table-cell office:value-type="float" office:value="575442" calcext:value-type="float">
            <text:p>575442</text:p>
          </table:table-cell>
          <table:table-cell office:value-type="string" calcext:value-type="string">
            <text:p>[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[Kilo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ytes_x: Tamaño en bytes del int_vector para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 table:number-rows-repeated="8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c1</text:p>
          </table:table-cell>
          <table:table-cell table:style-name="ce18" office:value-type="string" calcext:value-type="string">
            <text:p>B_c2</text:p>
          </table:table-cell>
          <table:table-cell table:style-name="ce18" office:value-type="string" calcext:value-type="string">
            <text:p>B_c3</text:p>
          </table:table-cell>
          <table:table-cell table:style-name="ce18" office:value-type="string" calcext:value-type="string">
            <text:p>B_d1</text:p>
          </table:table-cell>
          <table:table-cell table:style-name="ce18" office:value-type="string" calcext:value-type="string">
            <text:p>B_d2</text:p>
          </table:table-cell>
          <table:table-cell table:style-name="ce18" office:value-type="string" calcext:value-type="string">
            <text:p>B_d3</text:p>
          </table:table-cell>
          <table:table-cell table:style-name="ce18" office:value-type="string" calcext:value-type="string">
            <text:p>B_g1</text:p>
          </table:table-cell>
          <table:table-cell table:style-name="ce18" office:value-type="string" calcext:value-type="string">
            <text:p>B_g2</text:p>
          </table:table-cell>
          <table:table-cell table:style-name="ce18" office:value-type="string" calcext:value-type="string">
            <text:p>B_g3</text:p>
          </table:table-cell>
          <table:table-cell table:style-name="ce18" office:value-type="string" calcext:value-type="string">
            <text:p>B_f1</text:p>
          </table:table-cell>
          <table:table-cell table:style-name="ce18" office:value-type="string" calcext:value-type="string">
            <text:p>B_f2</text:p>
          </table:table-cell>
          <table:table-cell table:style-name="ce18" office:value-type="string" calcext:value-type="string">
            <text:p>B_f3</text:p>
          </table:table-cell>
          <table:table-cell table:style-name="ce18" office:value-type="string" calcext:value-type="string">
            <text:p>Width_1</text:p>
          </table:table-cell>
          <table:table-cell table:style-name="ce18" office:value-type="string" calcext:value-type="string">
            <text:p>Width_2</text:p>
          </table:table-cell>
          <table:table-cell table:style-name="ce18" office:value-type="string" calcext:value-type="string">
            <text:p>Width_3</text:p>
          </table:table-cell>
          <table:table-cell table:style-name="ce18" office:value-type="string" calcext:value-type="string">
            <text:p>Range_1</text:p>
          </table:table-cell>
          <table:table-cell table:style-name="ce18" office:value-type="string" calcext:value-type="string">
            <text:p>Range_2</text:p>
          </table:table-cell>
          <table:table-cell table:style-name="ce18" office:value-type="string" calcext:value-type="string">
            <text:p>Range_3</text:p>
          </table:table-cell>
          <table:table-cell table:style-name="ce18" office:value-type="string" calcext:value-type="string">
            <text:p>RealR_1</text:p>
          </table:table-cell>
          <table:table-cell table:style-name="ce18" office:value-type="string" calcext:value-type="string">
            <text:p>RealR_2</text:p>
          </table:table-cell>
        </table:table-row>
        <table:table-row table:style-name="ro1">
          <table:table-cell/>
          <table:table-cell table:style-name="ce12" office:value-type="float" office:value="10176" calcext:value-type="float">
            <text:p>10176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65697" calcext:value-type="float">
            <text:p>65697</text:p>
          </table:table-cell>
          <table:table-cell table:number-columns-repeated="3" office:value-type="float" office:value="76241" calcext:value-type="float">
            <text:p>76241</text:p>
          </table:table-cell>
          <table:table-cell table:number-columns-repeated="3" office:value-type="float" office:value="60313" calcext:value-type="float">
            <text:p>60313</text:p>
          </table:table-cell>
          <table:table-cell table:number-columns-repeated="3" table:style-name="ce12" office:value-type="float" office:value="11" calcext:value-type="float">
            <text:p>11</text:p>
          </table:table-cell>
          <table:table-cell table:number-columns-repeated="3" table:style-name="ce12" office:value-type="string" calcext:value-type="string">
            <text:p>[0,1199]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2" office:value-type="float" office:value="6661" calcext:value-type="float">
            <text:p>6661</text:p>
          </table:table-cell>
          <table:table-cell table:number-columns-repeated="2" office:value-type="float" office:value="39537" calcext:value-type="float">
            <text:p>39537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30057" calcext:value-type="float">
            <text:p>30057</text:p>
          </table:table-cell>
          <table:table-cell office:value-type="float" office:value="65705" calcext:value-type="float">
            <text:p>65705</text:p>
          </table:table-cell>
          <table:table-cell table:number-columns-repeated="2" office:value-type="float" office:value="29025" calcext:value-type="float">
            <text:p>29025</text:p>
          </table:table-cell>
          <table:table-cell office:value-type="float" office:value="76249" calcext:value-type="float">
            <text:p>76249</text:p>
          </table:table-cell>
          <table:table-cell table:number-columns-repeated="2" office:value-type="float" office:value="25993" calcext:value-type="float">
            <text:p>25993</text:p>
          </table:table-cell>
          <table:table-cell office:value-type="float" office:value="60313" calcext:value-type="float">
            <text:p>60313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string" calcext:value-type="string">
            <text:p>[0,271]</text:p>
          </table:table-cell>
          <table:table-cell table:style-name="ce12" office:value-type="string" calcext:value-type="string">
            <text:p>[0,1192]</text:p>
          </table:table-cell>
          <table:table-cell table:style-name="ce12" office:value-type="string" calcext:value-type="string">
            <text:p>[-136,92]</text:p>
          </table:table-cell>
          <table:table-cell table:style-name="ce12" office:value-type="string" calcext:value-type="string">
            <text:p>[-136,92</text:p>
          </table:table-cell>
        </table:table-row>
        <table:table-row table:style-name="ro1">
          <table:table-cell/>
          <table:table-cell table:style-name="ce12" office:value-type="float" office:value="10267" calcext:value-type="float">
            <text:p>10267</text:p>
          </table:table-cell>
          <table:table-cell table:number-columns-repeated="3" office:value-type="float" office:value="48321" calcext:value-type="float">
            <text:p>48321</text:p>
          </table:table-cell>
          <table:table-cell office:value-type="float" office:value="53929" calcext:value-type="float">
            <text:p>53929</text:p>
          </table:table-cell>
          <table:table-cell office:value-type="float" office:value="53921" calcext:value-type="float">
            <text:p>53921</text:p>
          </table:table-cell>
          <table:table-cell office:value-type="float" office:value="65305" calcext:value-type="float">
            <text:p>65305</text:p>
          </table:table-cell>
          <table:table-cell office:value-type="float" office:value="59641" calcext:value-type="float">
            <text:p>59641</text:p>
          </table:table-cell>
          <table:table-cell office:value-type="float" office:value="59633" calcext:value-type="float">
            <text:p>59633</text:p>
          </table:table-cell>
          <table:table-cell office:value-type="float" office:value="75633" calcext:value-type="float">
            <text:p>75633</text:p>
          </table:table-cell>
          <table:table-cell office:value-type="float" office:value="48161" calcext:value-type="float">
            <text:p>48161</text:p>
          </table:table-cell>
          <table:table-cell office:value-type="float" office:value="48169" calcext:value-type="float">
            <text:p>48169</text:p>
          </table:table-cell>
          <table:table-cell office:value-type="float" office:value="59953" calcext:value-type="float">
            <text:p>59953</text:p>
          </table:table-cell>
          <table:table-cell table:number-columns-repeated="3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951]</text:p>
          </table:table-cell>
          <table:table-cell table:style-name="ce12" office:value-type="string" calcext:value-type="string">
            <text:p>[0,1944]</text:p>
          </table:table-cell>
          <table:table-cell table:style-name="ce12" office:value-type="string" calcext:value-type="string">
            <text:p>[0,1259]</text:p>
          </table:table-cell>
          <table:table-cell table:style-name="ce12" office:value-type="string" calcext:value-type="string">
            <text:p>[-976,972]</text:p>
          </table:table-cell>
          <table:table-cell table:style-name="ce12" office:value-type="string" calcext:value-type="string">
            <text:p>[-969,972</text:p>
          </table:table-cell>
        </table:table-row>
        <table:table-row table:style-name="ro1">
          <table:table-cell/>
          <table:table-cell table:style-name="ce12" office:value-type="float" office:value="10178" calcext:value-type="float">
            <text:p>1017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4553" calcext:value-type="float">
            <text:p>54553</text:p>
          </table:table-cell>
          <table:table-cell office:value-type="float" office:value="55713" calcext:value-type="float">
            <text:p>55713</text:p>
          </table:table-cell>
          <table:table-cell office:value-type="float" office:value="65849" calcext:value-type="float">
            <text:p>65849</text:p>
          </table:table-cell>
          <table:table-cell office:value-type="float" office:value="60521" calcext:value-type="float">
            <text:p>60521</text:p>
          </table:table-cell>
          <table:table-cell office:value-type="float" office:value="62129" calcext:value-type="float">
            <text:p>62129</text:p>
          </table:table-cell>
          <table:table-cell office:value-type="float" office:value="76513" calcext:value-type="float">
            <text:p>76513</text:p>
          </table:table-cell>
          <table:table-cell office:value-type="float" office:value="48833" calcext:value-type="float">
            <text:p>48833</text:p>
          </table:table-cell>
          <table:table-cell office:value-type="float" office:value="49969" calcext:value-type="float">
            <text:p>49969</text:p>
          </table:table-cell>
          <table:table-cell office:value-type="float" office:value="60505" calcext:value-type="float">
            <text:p>6050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642]</text:p>
          </table:table-cell>
          <table:table-cell table:style-name="ce12" office:value-type="string" calcext:value-type="string">
            <text:p>[0,2456]</text:p>
          </table:table-cell>
          <table:table-cell table:style-name="ce12" office:value-type="string" calcext:value-type="string">
            <text:p>[0,1464]</text:p>
          </table:table-cell>
          <table:table-cell table:style-name="ce12" office:value-type="string" calcext:value-type="string">
            <text:p>[-980,1321]</text:p>
          </table:table-cell>
          <table:table-cell table:style-name="ce12" office:value-type="string" calcext:value-type="string">
            <text:p>[-1068,1228</text:p>
          </table:table-cell>
        </table:table-row>
        <table:table-row table:style-name="ro1">
          <table:table-cell/>
          <table:table-cell table:style-name="ce12" office:value-type="float" office:value="6819" calcext:value-type="float">
            <text:p>6819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47849" calcext:value-type="float">
            <text:p>47849</text:p>
          </table:table-cell>
          <table:table-cell office:value-type="float" office:value="56305" calcext:value-type="float">
            <text:p>56305</text:p>
          </table:table-cell>
          <table:table-cell office:value-type="float" office:value="61745" calcext:value-type="float">
            <text:p>61745</text:p>
          </table:table-cell>
          <table:table-cell office:value-type="float" office:value="52561" calcext:value-type="float">
            <text:p>52561</text:p>
          </table:table-cell>
          <table:table-cell office:value-type="float" office:value="63025" calcext:value-type="float">
            <text:p>63025</text:p>
          </table:table-cell>
          <table:table-cell office:value-type="float" office:value="71297" calcext:value-type="float">
            <text:p>71297</text:p>
          </table:table-cell>
          <table:table-cell office:value-type="float" office:value="42969" calcext:value-type="float">
            <text:p>42969</text:p>
          </table:table-cell>
          <table:table-cell office:value-type="float" office:value="50601" calcext:value-type="float">
            <text:p>50601</text:p>
          </table:table-cell>
          <table:table-cell office:value-type="float" office:value="56673" calcext:value-type="float">
            <text:p>56673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49]</text:p>
          </table:table-cell>
          <table:table-cell table:style-name="ce12" office:value-type="string" calcext:value-type="string">
            <text:p>[0,2721]</text:p>
          </table:table-cell>
          <table:table-cell table:style-name="ce12" office:value-type="string" calcext:value-type="string">
            <text:p>[0,1064]</text:p>
          </table:table-cell>
          <table:table-cell table:style-name="ce12" office:value-type="string" calcext:value-type="string">
            <text:p>[-1025,884]</text:p>
          </table:table-cell>
          <table:table-cell table:style-name="ce12" office:value-type="string" calcext:value-type="string">
            <text:p>[-1361,896</text:p>
          </table:table-cell>
        </table:table-row>
        <table:table-row table:style-name="ro1">
          <table:table-cell/>
          <table:table-cell table:style-name="ce12" office:value-type="float" office:value="3838" calcext:value-type="float">
            <text:p>383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113" calcext:value-type="float">
            <text:p>56113</text:p>
          </table:table-cell>
          <table:table-cell office:value-type="float" office:value="58273" calcext:value-type="float">
            <text:p>58273</text:p>
          </table:table-cell>
          <table:table-cell office:value-type="float" office:value="65417" calcext:value-type="float">
            <text:p>65417</text:p>
          </table:table-cell>
          <table:table-cell office:value-type="float" office:value="62497" calcext:value-type="float">
            <text:p>62497</text:p>
          </table:table-cell>
          <table:table-cell office:value-type="float" office:value="65561" calcext:value-type="float">
            <text:p>65561</text:p>
          </table:table-cell>
          <table:table-cell office:value-type="float" office:value="75905" calcext:value-type="float">
            <text:p>75905</text:p>
          </table:table-cell>
          <table:table-cell office:value-type="float" office:value="50265" calcext:value-type="float">
            <text:p>50265</text:p>
          </table:table-cell>
          <table:table-cell office:value-type="float" office:value="52489" calcext:value-type="float">
            <text:p>52489</text:p>
          </table:table-cell>
          <table:table-cell office:value-type="float" office:value="60177" calcext:value-type="float">
            <text:p>60177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97]</text:p>
          </table:table-cell>
          <table:table-cell table:style-name="ce12" office:value-type="string" calcext:value-type="string">
            <text:p>[0,2450]</text:p>
          </table:table-cell>
          <table:table-cell table:style-name="ce12" office:value-type="string" calcext:value-type="string">
            <text:p>[0,1256]</text:p>
          </table:table-cell>
          <table:table-cell table:style-name="ce12" office:value-type="string" calcext:value-type="string">
            <text:p>[-1049,904]</text:p>
          </table:table-cell>
          <table:table-cell table:style-name="ce12" office:value-type="string" calcext:value-type="string">
            <text:p>[-960,1225</text:p>
          </table:table-cell>
        </table:table-row>
        <table:table-row table:style-name="ro1">
          <table:table-cell/>
          <table:table-cell table:style-name="ce12" office:value-type="float" office:value="7131" calcext:value-type="float">
            <text:p>713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657" calcext:value-type="float">
            <text:p>56657</text:p>
          </table:table-cell>
          <table:table-cell office:value-type="float" office:value="59721" calcext:value-type="float">
            <text:p>59721</text:p>
          </table:table-cell>
          <table:table-cell office:value-type="float" office:value="64457" calcext:value-type="float">
            <text:p>64457</text:p>
          </table:table-cell>
          <table:table-cell office:value-type="float" office:value="63153" calcext:value-type="float">
            <text:p>63153</text:p>
          </table:table-cell>
          <table:table-cell office:value-type="float" office:value="67449" calcext:value-type="float">
            <text:p>67449</text:p>
          </table:table-cell>
          <table:table-cell office:value-type="float" office:value="74457" calcext:value-type="float">
            <text:p>74457</text:p>
          </table:table-cell>
          <table:table-cell office:value-type="float" office:value="50705" calcext:value-type="float">
            <text:p>50705</text:p>
          </table:table-cell>
          <table:table-cell office:value-type="float" office:value="53769" calcext:value-type="float">
            <text:p>53769</text:p>
          </table:table-cell>
          <table:table-cell office:value-type="float" office:value="58801" calcext:value-type="float">
            <text:p>58801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862]</text:p>
          </table:table-cell>
          <table:table-cell table:style-name="ce12" office:value-type="string" calcext:value-type="string">
            <text:p>[0,2504]</text:p>
          </table:table-cell>
          <table:table-cell table:style-name="ce12" office:value-type="string" calcext:value-type="string">
            <text:p>[0,1653]</text:p>
          </table:table-cell>
          <table:table-cell table:style-name="ce12" office:value-type="string" calcext:value-type="string">
            <text:p>[-879,1431]</text:p>
          </table:table-cell>
          <table:table-cell table:style-name="ce12" office:value-type="string" calcext:value-type="string">
            <text:p>[-1080,1252</text:p>
          </table:table-cell>
        </table:table-row>
        <table:table-row table:style-name="ro1">
          <table:table-cell/>
          <table:table-cell table:style-name="ce12"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809" calcext:value-type="float">
            <text:p>56809</text:p>
          </table:table-cell>
          <table:table-cell office:value-type="float" office:value="57961" calcext:value-type="float">
            <text:p>57961</text:p>
          </table:table-cell>
          <table:table-cell office:value-type="float" office:value="64673" calcext:value-type="float">
            <text:p>64673</text:p>
          </table:table-cell>
          <table:table-cell office:value-type="float" office:value="63473" calcext:value-type="float">
            <text:p>63473</text:p>
          </table:table-cell>
          <table:table-cell office:value-type="float" office:value="65241" calcext:value-type="float">
            <text:p>65241</text:p>
          </table:table-cell>
          <table:table-cell office:value-type="float" office:value="75081" calcext:value-type="float">
            <text:p>75081</text:p>
          </table:table-cell>
          <table:table-cell office:value-type="float" office:value="50945" calcext:value-type="float">
            <text:p>50945</text:p>
          </table:table-cell>
          <table:table-cell office:value-type="float" office:value="52249" calcext:value-type="float">
            <text:p>52249</text:p>
          </table:table-cell>
          <table:table-cell office:value-type="float" office:value="59577" calcext:value-type="float">
            <text:p>5957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976]</text:p>
          </table:table-cell>
          <table:table-cell table:style-name="ce12" office:value-type="string" calcext:value-type="string">
            <text:p>[0,2773]</text:p>
          </table:table-cell>
          <table:table-cell table:style-name="ce12" office:value-type="string" calcext:value-type="string">
            <text:p>[0,1376]</text:p>
          </table:table-cell>
          <table:table-cell table:style-name="ce12" office:value-type="string" calcext:value-type="string">
            <text:p>[-930,988]</text:p>
          </table:table-cell>
          <table:table-cell table:style-name="ce12" office:value-type="string" calcext:value-type="string">
            <text:p>[-1387,1212</text:p>
          </table:table-cell>
        </table:table-row>
        <table:table-row table:style-name="ro1">
          <table:table-cell/>
          <table:table-cell table:style-name="ce12" office:value-type="float" office:value="6681" calcext:value-type="float">
            <text:p>668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193" calcext:value-type="float">
            <text:p>56193</text:p>
          </table:table-cell>
          <table:table-cell office:value-type="float" office:value="56657" calcext:value-type="float">
            <text:p>56657</text:p>
          </table:table-cell>
          <table:table-cell office:value-type="float" office:value="65241" calcext:value-type="float">
            <text:p>65241</text:p>
          </table:table-cell>
          <table:table-cell office:value-type="float" office:value="62673" calcext:value-type="float">
            <text:p>62673</text:p>
          </table:table-cell>
          <table:table-cell office:value-type="float" office:value="63449" calcext:value-type="float">
            <text:p>63449</text:p>
          </table:table-cell>
          <table:table-cell office:value-type="float" office:value="75865" calcext:value-type="float">
            <text:p>75865</text:p>
          </table:table-cell>
          <table:table-cell office:value-type="float" office:value="50385" calcext:value-type="float">
            <text:p>50385</text:p>
          </table:table-cell>
          <table:table-cell office:value-type="float" office:value="50961" calcext:value-type="float">
            <text:p>50961</text:p>
          </table:table-cell>
          <table:table-cell office:value-type="float" office:value="59953" calcext:value-type="float">
            <text:p>59953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152]</text:p>
          </table:table-cell>
          <table:table-cell table:style-name="ce12" office:value-type="string" calcext:value-type="string">
            <text:p>[0,2159]</text:p>
          </table:table-cell>
          <table:table-cell table:style-name="ce12" office:value-type="string" calcext:value-type="string">
            <text:p>[0,1684]</text:p>
          </table:table-cell>
          <table:table-cell table:style-name="ce12" office:value-type="string" calcext:value-type="string">
            <text:p>[-885,1076]</text:p>
          </table:table-cell>
          <table:table-cell table:style-name="ce12" office:value-type="string" calcext:value-type="string">
            <text:p>[-1080,1025</text:p>
          </table:table-cell>
        </table:table-row>
        <table:table-row table:style-name="ro1">
          <table:table-cell/>
          <table:table-cell table:style-name="ce12"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7745" calcext:value-type="float">
            <text:p>57745</text:p>
          </table:table-cell>
          <table:table-cell office:value-type="float" office:value="55993" calcext:value-type="float">
            <text:p>55993</text:p>
          </table:table-cell>
          <table:table-cell office:value-type="float" office:value="65281" calcext:value-type="float">
            <text:p>65281</text:p>
          </table:table-cell>
          <table:table-cell office:value-type="float" office:value="64625" calcext:value-type="float">
            <text:p>64625</text:p>
          </table:table-cell>
          <table:table-cell office:value-type="float" office:value="62177" calcext:value-type="float">
            <text:p>62177</text:p>
          </table:table-cell>
          <table:table-cell office:value-type="float" office:value="75377" calcext:value-type="float">
            <text:p>75377</text:p>
          </table:table-cell>
          <table:table-cell office:value-type="float" office:value="51793" calcext:value-type="float">
            <text:p>51793</text:p>
          </table:table-cell>
          <table:table-cell office:value-type="float" office:value="50033" calcext:value-type="float">
            <text:p>50033</text:p>
          </table:table-cell>
          <table:table-cell office:value-type="float" office:value="59609" calcext:value-type="float">
            <text:p>5960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40]</text:p>
          </table:table-cell>
          <table:table-cell table:style-name="ce12" office:value-type="string" calcext:value-type="string">
            <text:p>[0,2855]</text:p>
          </table:table-cell>
          <table:table-cell table:style-name="ce12" office:value-type="string" calcext:value-type="string">
            <text:p>[0,1416]</text:p>
          </table:table-cell>
          <table:table-cell table:style-name="ce12" office:value-type="string" calcext:value-type="string">
            <text:p>[-884,1020]</text:p>
          </table:table-cell>
          <table:table-cell table:style-name="ce12" office:value-type="string" calcext:value-type="string">
            <text:p>[-1428,1116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22" office:value-type="string" calcext:value-type="string">
            <text:p>Total </text:p>
          </table:table-cell>
          <table:table-cell office:value-type="float" office:value="496386" calcext:value-type="float">
            <text:p>496386</text:p>
          </table:table-cell>
          <table:table-cell office:value-type="float" office:value="505170" calcext:value-type="float">
            <text:p>505170</text:p>
          </table:table-cell>
          <table:table-cell office:value-type="float" office:value="483210" calcext:value-type="float">
            <text:p>483210</text:p>
          </table:table-cell>
          <table:table-cell office:value-type="float" office:value="535602" calcext:value-type="float">
            <text:p>535602</text:p>
          </table:table-cell>
          <table:table-cell office:value-type="float" office:value="550298" calcext:value-type="float">
            <text:p>550298</text:p>
          </table:table-cell>
          <table:table-cell office:value-type="float" office:value="649370" calcext:value-type="float">
            <text:p>649370</text:p>
          </table:table-cell>
          <table:table-cell office:value-type="float" office:value="594410" calcext:value-type="float">
            <text:p>594410</text:p>
          </table:table-cell>
          <table:table-cell office:value-type="float" office:value="613930" calcext:value-type="float">
            <text:p>613930</text:p>
          </table:table-cell>
          <table:table-cell office:value-type="float" office:value="752618" calcext:value-type="float">
            <text:p>752618</text:p>
          </table:table-cell>
          <table:table-cell office:value-type="float" office:value="480362" calcext:value-type="float">
            <text:p>480362</text:p>
          </table:table-cell>
          <table:table-cell office:value-type="float" office:value="494546" calcext:value-type="float">
            <text:p>494546</text:p>
          </table:table-cell>
          <table:table-cell office:value-type="float" office:value="595874" calcext:value-type="float">
            <text:p>595874</text:p>
          </table:table-cell>
          <table:table-cell table:style-name="ce8"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 calcext:value-type="string">
            <text:p>Total 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office:value-type="float" office:value="523" calcext:value-type="float">
            <text:p>523</text:p>
          </table:table-cell>
          <table:table-cell office:value-type="float" office:value="537" calcext:value-type="float">
            <text:p>537</text:p>
          </table:table-cell>
          <table:table-cell office:value-type="float" office:value="634" calcext:value-type="float">
            <text:p>634</text:p>
          </table:table-cell>
          <table:table-cell office:value-type="float" office:value="580" calcext:value-type="float">
            <text:p>580</text:p>
          </table:table-cell>
          <table:table-cell office:value-type="float" office:value="599" calcext:value-type="float">
            <text:p>599</text:p>
          </table:table-cell>
          <table:table-cell office:value-type="float" office:value="734" calcext:value-type="float">
            <text:p>734</text:p>
          </table:table-cell>
          <table:table-cell office:value-type="float" office:value="469" calcext:value-type="float">
            <text:p>469</text:p>
          </table:table-cell>
          <table:table-cell office:value-type="float" office:value="482" calcext:value-type="float">
            <text:p>482</text:p>
          </table:table-cell>
          <table:table-cell office:value-type="float" office:value="581" calcext:value-type="float">
            <text:p>581</text:p>
          </table:table-cell>
          <table:table-cell table:style-name="ce8" office:value-type="string" calcext:value-type="string">
            <text:p>[K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c1</text:p>
          </table:table-cell>
          <table:table-cell table:style-name="ce18" office:value-type="string" calcext:value-type="string">
            <text:p>B_c2</text:p>
          </table:table-cell>
          <table:table-cell table:style-name="ce18" office:value-type="string" calcext:value-type="string">
            <text:p>B_c3</text:p>
          </table:table-cell>
          <table:table-cell table:style-name="ce18" office:value-type="string" calcext:value-type="string">
            <text:p>B_d1</text:p>
          </table:table-cell>
          <table:table-cell table:style-name="ce18" office:value-type="string" calcext:value-type="string">
            <text:p>B_d2</text:p>
          </table:table-cell>
          <table:table-cell table:style-name="ce18" office:value-type="string" calcext:value-type="string">
            <text:p>B_d3</text:p>
          </table:table-cell>
          <table:table-cell table:style-name="ce18" office:value-type="string" calcext:value-type="string">
            <text:p>B_g1</text:p>
          </table:table-cell>
          <table:table-cell table:style-name="ce18" office:value-type="string" calcext:value-type="string">
            <text:p>B_g2</text:p>
          </table:table-cell>
          <table:table-cell table:style-name="ce18" office:value-type="string" calcext:value-type="string">
            <text:p>B_g3</text:p>
          </table:table-cell>
          <table:table-cell table:style-name="ce18" office:value-type="string" calcext:value-type="string">
            <text:p>B_f1</text:p>
          </table:table-cell>
          <table:table-cell table:style-name="ce18" office:value-type="string" calcext:value-type="string">
            <text:p>B_f2</text:p>
          </table:table-cell>
          <table:table-cell table:style-name="ce18" office:value-type="string" calcext:value-type="string">
            <text:p>B_f3</text:p>
          </table:table-cell>
          <table:table-cell table:style-name="ce18" office:value-type="string" calcext:value-type="string">
            <text:p>Width_1</text:p>
          </table:table-cell>
          <table:table-cell table:style-name="ce18" office:value-type="string" calcext:value-type="string">
            <text:p>Width_2</text:p>
          </table:table-cell>
          <table:table-cell table:style-name="ce18" office:value-type="string" calcext:value-type="string">
            <text:p>Width_3</text:p>
          </table:table-cell>
          <table:table-cell table:style-name="ce18" office:value-type="string" calcext:value-type="string">
            <text:p>Range_1</text:p>
          </table:table-cell>
          <table:table-cell table:style-name="ce18" office:value-type="string" calcext:value-type="string">
            <text:p>Range_2</text:p>
          </table:table-cell>
          <table:table-cell table:style-name="ce18" office:value-type="string" calcext:value-type="string">
            <text:p>Range_3</text:p>
          </table:table-cell>
          <table:table-cell table:style-name="ce18" office:value-type="string" calcext:value-type="string">
            <text:p>RealR_1</text:p>
          </table:table-cell>
          <table:table-cell table:style-name="ce18" office:value-type="string" calcext:value-type="string">
            <text:p>RealR_2</text:p>
          </table:table-cell>
        </table:table-row>
        <table:table-row table:style-name="ro1">
          <table:table-cell/>
          <table:table-cell table:style-name="ce12" office:value-type="float" office:value="3819" calcext:value-type="float">
            <text:p>3819</text:p>
          </table:table-cell>
          <table:table-cell table:number-columns-repeated="3" office:value-type="float" office:value="57105" calcext:value-type="float">
            <text:p>57105</text:p>
          </table:table-cell>
          <table:table-cell table:number-columns-repeated="3" office:value-type="float" office:value="78145" calcext:value-type="float">
            <text:p>78145</text:p>
          </table:table-cell>
          <table:table-cell table:number-columns-repeated="3" office:value-type="float" office:value="99737" calcext:value-type="float">
            <text:p>99737</text:p>
          </table:table-cell>
          <table:table-cell table:number-columns-repeated="3" office:value-type="float" office:value="77601" calcext:value-type="float">
            <text:p>77601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number-columns-repeated="3" table:style-name="ce12" office:value-type="string" calcext:value-type="string">
            <text:p>[0,8105]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2" office:value-type="float" office:value="6666" calcext:value-type="float">
            <text:p>6666</text:p>
          </table:table-cell>
          <table:table-cell table:number-columns-repeated="2" office:value-type="float" office:value="65889" calcext:value-type="float">
            <text:p>65889</text:p>
          </table:table-cell>
          <table:table-cell office:value-type="float" office:value="61497" calcext:value-type="float">
            <text:p>61497</text:p>
          </table:table-cell>
          <table:table-cell table:number-columns-repeated="2" office:value-type="float" office:value="71569" calcext:value-type="float">
            <text:p>71569</text:p>
          </table:table-cell>
          <table:table-cell office:value-type="float" office:value="79153" calcext:value-type="float">
            <text:p>79153</text:p>
          </table:table-cell>
          <table:table-cell table:number-columns-repeated="2" office:value-type="float" office:value="86617" calcext:value-type="float">
            <text:p>86617</text:p>
          </table:table-cell>
          <table:table-cell office:value-type="float" office:value="100529" calcext:value-type="float">
            <text:p>100529</text:p>
          </table:table-cell>
          <table:table-cell table:number-columns-repeated="2" office:value-type="float" office:value="67681" calcext:value-type="float">
            <text:p>67681</text:p>
          </table:table-cell>
          <table:table-cell office:value-type="float" office:value="77945" calcext:value-type="float">
            <text:p>77945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table:style-name="ce12" office:value-type="string" calcext:value-type="string">
            <text:p>[0,16448]</text:p>
          </table:table-cell>
          <table:table-cell table:style-name="ce12" office:value-type="string" calcext:value-type="string">
            <text:p>[0,8452]</text:p>
          </table:table-cell>
          <table:table-cell table:style-name="ce12" office:value-type="string" calcext:value-type="string">
            <text:p>[-7333,8224]</text:p>
          </table:table-cell>
          <table:table-cell table:style-name="ce12" office:value-type="string" calcext:value-type="string">
            <text:p>[-7333,8224</text:p>
          </table:table-cell>
        </table:table-row>
        <table:table-row table:style-name="ro1">
          <table:table-cell/>
          <table:table-cell table:style-name="ce12" office:value-type="float" office:value="3799" calcext:value-type="float">
            <text:p>379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2881" calcext:value-type="float">
            <text:p>72881</text:p>
          </table:table-cell>
          <table:table-cell office:value-type="float" office:value="62289" calcext:value-type="float">
            <text:p>62289</text:p>
          </table:table-cell>
          <table:table-cell office:value-type="float" office:value="78017" calcext:value-type="float">
            <text:p>78017</text:p>
          </table:table-cell>
          <table:table-cell office:value-type="float" office:value="88761" calcext:value-type="float">
            <text:p>88761</text:p>
          </table:table-cell>
          <table:table-cell office:value-type="float" office:value="71393" calcext:value-type="float">
            <text:p>71393</text:p>
          </table:table-cell>
          <table:table-cell office:value-type="float" office:value="98985" calcext:value-type="float">
            <text:p>98985</text:p>
          </table:table-cell>
          <table:table-cell office:value-type="float" office:value="69281" calcext:value-type="float">
            <text:p>69281</text:p>
          </table:table-cell>
          <table:table-cell office:value-type="float" office:value="56649" calcext:value-type="float">
            <text:p>56649</text:p>
          </table:table-cell>
          <table:table-cell office:value-type="float" office:value="76361" calcext:value-type="float">
            <text:p>763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4665]</text:p>
          </table:table-cell>
          <table:table-cell table:style-name="ce12" office:value-type="string" calcext:value-type="string">
            <text:p>[0,13016]</text:p>
          </table:table-cell>
          <table:table-cell table:style-name="ce12" office:value-type="string" calcext:value-type="string">
            <text:p>[0,6888]</text:p>
          </table:table-cell>
          <table:table-cell table:style-name="ce12" office:value-type="string" calcext:value-type="string">
            <text:p>[-7333,6846]</text:p>
          </table:table-cell>
          <table:table-cell table:style-name="ce12" office:value-type="string" calcext:value-type="string">
            <text:p>[-4946,6508</text:p>
          </table:table-cell>
        </table:table-row>
        <table:table-row table:style-name="ro1">
          <table:table-cell/>
          <table:table-cell table:style-name="ce12" office:value-type="float" office:value="6679" calcext:value-type="float">
            <text:p>667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1705" calcext:value-type="float">
            <text:p>71705</text:p>
          </table:table-cell>
          <table:table-cell office:value-type="float" office:value="73449" calcext:value-type="float">
            <text:p>73449</text:p>
          </table:table-cell>
          <table:table-cell office:value-type="float" office:value="67249" calcext:value-type="float">
            <text:p>67249</text:p>
          </table:table-cell>
          <table:table-cell office:value-type="float" office:value="87417" calcext:value-type="float">
            <text:p>87417</text:p>
          </table:table-cell>
          <table:table-cell office:value-type="float" office:value="89689" calcext:value-type="float">
            <text:p>89689</text:p>
          </table:table-cell>
          <table:table-cell office:value-type="float" office:value="85585" calcext:value-type="float">
            <text:p>85585</text:p>
          </table:table-cell>
          <table:table-cell office:value-type="float" office:value="68321" calcext:value-type="float">
            <text:p>68321</text:p>
          </table:table-cell>
          <table:table-cell office:value-type="float" office:value="69929" calcext:value-type="float">
            <text:p>69929</text:p>
          </table:table-cell>
          <table:table-cell office:value-type="float" office:value="66945" calcext:value-type="float">
            <text:p>6694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6103]</text:p>
          </table:table-cell>
          <table:table-cell table:style-name="ce12" office:value-type="string" calcext:value-type="string">
            <text:p>[0,13647]</text:p>
          </table:table-cell>
          <table:table-cell table:style-name="ce12" office:value-type="string" calcext:value-type="string">
            <text:p>[0,7263]</text:p>
          </table:table-cell>
          <table:table-cell table:style-name="ce12" office:value-type="string" calcext:value-type="string">
            <text:p>[-8052,7180]</text:p>
          </table:table-cell>
          <table:table-cell table:style-name="ce12" office:value-type="string" calcext:value-type="string">
            <text:p>[-6824,6400</text:p>
          </table:table-cell>
        </table:table-row>
        <table:table-row table:style-name="ro1">
          <table:table-cell/>
          <table:table-cell table:style-name="ce12" office:value-type="float" office:value="6725" calcext:value-type="float">
            <text:p>672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5401" calcext:value-type="float">
            <text:p>75401</text:p>
          </table:table-cell>
          <table:table-cell office:value-type="float" office:value="75441" calcext:value-type="float">
            <text:p>75441</text:p>
          </table:table-cell>
          <table:table-cell office:value-type="float" office:value="78025" calcext:value-type="float">
            <text:p>78025</text:p>
          </table:table-cell>
          <table:table-cell office:value-type="float" office:value="93689" calcext:value-type="float">
            <text:p>93689</text:p>
          </table:table-cell>
          <table:table-cell office:value-type="float" office:value="93649" calcext:value-type="float">
            <text:p>93649</text:p>
          </table:table-cell>
          <table:table-cell office:value-type="float" office:value="98529" calcext:value-type="float">
            <text:p>98529</text:p>
          </table:table-cell>
          <table:table-cell office:value-type="float" office:value="72801" calcext:value-type="float">
            <text:p>72801</text:p>
          </table:table-cell>
          <table:table-cell office:value-type="float" office:value="72737" calcext:value-type="float">
            <text:p>72737</text:p>
          </table:table-cell>
          <table:table-cell office:value-type="float" office:value="76161" calcext:value-type="float">
            <text:p>761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623]</text:p>
          </table:table-cell>
          <table:table-cell table:style-name="ce12" office:value-type="string" calcext:value-type="string">
            <text:p>[0,14192]</text:p>
          </table:table-cell>
          <table:table-cell table:style-name="ce12" office:value-type="string" calcext:value-type="string">
            <text:p>[0,7135]</text:p>
          </table:table-cell>
          <table:table-cell table:style-name="ce12" office:value-type="string" calcext:value-type="string">
            <text:p>[-7812,7009]</text:p>
          </table:table-cell>
          <table:table-cell table:style-name="ce12" office:value-type="string" calcext:value-type="string">
            <text:p>[-6960,7096</text:p>
          </table:table-cell>
        </table:table-row>
        <table:table-row table:style-name="ro1">
          <table:table-cell/>
          <table:table-cell table:style-name="ce12" office:value-type="float" office:value="6642" calcext:value-type="float">
            <text:p>6642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5289" calcext:value-type="float">
            <text:p>75289</text:p>
          </table:table-cell>
          <table:table-cell office:value-type="float" office:value="68993" calcext:value-type="float">
            <text:p>68993</text:p>
          </table:table-cell>
          <table:table-cell office:value-type="float" office:value="77881" calcext:value-type="float">
            <text:p>77881</text:p>
          </table:table-cell>
          <table:table-cell office:value-type="float" office:value="93121" calcext:value-type="float">
            <text:p>93121</text:p>
          </table:table-cell>
          <table:table-cell office:value-type="float" office:value="82753" calcext:value-type="float">
            <text:p>82753</text:p>
          </table:table-cell>
          <table:table-cell office:value-type="float" office:value="98081" calcext:value-type="float">
            <text:p>98081</text:p>
          </table:table-cell>
          <table:table-cell office:value-type="float" office:value="72425" calcext:value-type="float">
            <text:p>72425</text:p>
          </table:table-cell>
          <table:table-cell office:value-type="float" office:value="64897" calcext:value-type="float">
            <text:p>64897</text:p>
          </table:table-cell>
          <table:table-cell office:value-type="float" office:value="75761" calcext:value-type="float">
            <text:p>757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3856]</text:p>
          </table:table-cell>
          <table:table-cell table:style-name="ce12" office:value-type="string" calcext:value-type="string">
            <text:p>[0,12127]</text:p>
          </table:table-cell>
          <table:table-cell table:style-name="ce12" office:value-type="string" calcext:value-type="string">
            <text:p>[0,7016]</text:p>
          </table:table-cell>
          <table:table-cell table:style-name="ce12" office:value-type="string" calcext:value-type="string">
            <text:p>[-6407,6928]</text:p>
          </table:table-cell>
          <table:table-cell table:style-name="ce12" office:value-type="string" calcext:value-type="string">
            <text:p>[-6064,6052</text:p>
          </table:table-cell>
        </table:table-row>
        <table:table-row table:style-name="ro1">
          <table:table-cell/>
          <table:table-cell table:style-name="ce12" office:value-type="float" office:value="3490" calcext:value-type="float">
            <text:p>3490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2161" calcext:value-type="float">
            <text:p>72161</text:p>
          </table:table-cell>
          <table:table-cell office:value-type="float" office:value="70993" calcext:value-type="float">
            <text:p>70993</text:p>
          </table:table-cell>
          <table:table-cell office:value-type="float" office:value="79089" calcext:value-type="float">
            <text:p>79089</text:p>
          </table:table-cell>
          <table:table-cell office:value-type="float" office:value="88497" calcext:value-type="float">
            <text:p>88497</text:p>
          </table:table-cell>
          <table:table-cell office:value-type="float" office:value="85289" calcext:value-type="float">
            <text:p>85289</text:p>
          </table:table-cell>
          <table:table-cell office:value-type="float" office:value="100521" calcext:value-type="float">
            <text:p>100521</text:p>
          </table:table-cell>
          <table:table-cell office:value-type="float" office:value="69065" calcext:value-type="float">
            <text:p>69065</text:p>
          </table:table-cell>
          <table:table-cell office:value-type="float" office:value="66777" calcext:value-type="float">
            <text:p>66777</text:p>
          </table:table-cell>
          <table:table-cell office:value-type="float" office:value="77529" calcext:value-type="float">
            <text:p>7752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983]</text:p>
          </table:table-cell>
          <table:table-cell table:style-name="ce12" office:value-type="string" calcext:value-type="string">
            <text:p>[0,12365]</text:p>
          </table:table-cell>
          <table:table-cell table:style-name="ce12" office:value-type="string" calcext:value-type="string">
            <text:p>[0,6168]</text:p>
          </table:table-cell>
          <table:table-cell table:style-name="ce12" office:value-type="string" calcext:value-type="string">
            <text:p>[-7992,6148]</text:p>
          </table:table-cell>
          <table:table-cell table:style-name="ce12" office:value-type="string" calcext:value-type="string">
            <text:p>[-6183,5065</text:p>
          </table:table-cell>
        </table:table-row>
        <table:table-row table:style-name="ro1">
          <table:table-cell/>
          <table:table-cell table:style-name="ce12" office:value-type="float" office:value="6685" calcext:value-type="float">
            <text:p>668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4513" calcext:value-type="float">
            <text:p>74513</text:p>
          </table:table-cell>
          <table:table-cell office:value-type="float" office:value="66185" calcext:value-type="float">
            <text:p>66185</text:p>
          </table:table-cell>
          <table:table-cell office:value-type="float" office:value="78577" calcext:value-type="float">
            <text:p>78577</text:p>
          </table:table-cell>
          <table:table-cell office:value-type="float" office:value="92273" calcext:value-type="float">
            <text:p>92273</text:p>
          </table:table-cell>
          <table:table-cell office:value-type="float" office:value="77257" calcext:value-type="float">
            <text:p>77257</text:p>
          </table:table-cell>
          <table:table-cell office:value-type="float" office:value="99505" calcext:value-type="float">
            <text:p>99505</text:p>
          </table:table-cell>
          <table:table-cell office:value-type="float" office:value="71729" calcext:value-type="float">
            <text:p>71729</text:p>
          </table:table-cell>
          <table:table-cell office:value-type="float" office:value="60889" calcext:value-type="float">
            <text:p>60889</text:p>
          </table:table-cell>
          <table:table-cell office:value-type="float" office:value="76801" calcext:value-type="float">
            <text:p>7680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827]</text:p>
          </table:table-cell>
          <table:table-cell table:style-name="ce12" office:value-type="string" calcext:value-type="string">
            <text:p>[0,12448]</text:p>
          </table:table-cell>
          <table:table-cell table:style-name="ce12" office:value-type="string" calcext:value-type="string">
            <text:p>[0,6600]</text:p>
          </table:table-cell>
          <table:table-cell table:style-name="ce12" office:value-type="string" calcext:value-type="string">
            <text:p>[-7914,6452]</text:p>
          </table:table-cell>
          <table:table-cell table:style-name="ce12" office:value-type="string" calcext:value-type="string">
            <text:p>[-6168,6224</text:p>
          </table:table-cell>
        </table:table-row>
        <table:table-row table:style-name="ro1">
          <table:table-cell/>
          <table:table-cell table:style-name="ce12" office:value-type="float" office:value="6715" calcext:value-type="float">
            <text:p>671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6289" calcext:value-type="float">
            <text:p>76289</text:p>
          </table:table-cell>
          <table:table-cell office:value-type="float" office:value="68785" calcext:value-type="float">
            <text:p>68785</text:p>
          </table:table-cell>
          <table:table-cell office:value-type="float" office:value="78201" calcext:value-type="float">
            <text:p>78201</text:p>
          </table:table-cell>
          <table:table-cell office:value-type="float" office:value="95329" calcext:value-type="float">
            <text:p>95329</text:p>
          </table:table-cell>
          <table:table-cell office:value-type="float" office:value="81673" calcext:value-type="float">
            <text:p>81673</text:p>
          </table:table-cell>
          <table:table-cell office:value-type="float" office:value="98665" calcext:value-type="float">
            <text:p>98665</text:p>
          </table:table-cell>
          <table:table-cell office:value-type="float" office:value="73985" calcext:value-type="float">
            <text:p>73985</text:p>
          </table:table-cell>
          <table:table-cell office:value-type="float" office:value="64089" calcext:value-type="float">
            <text:p>64089</text:p>
          </table:table-cell>
          <table:table-cell office:value-type="float" office:value="76169" calcext:value-type="float">
            <text:p>7616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4045]</text:p>
          </table:table-cell>
          <table:table-cell table:style-name="ce12" office:value-type="string" calcext:value-type="string">
            <text:p>[0,11824]</text:p>
          </table:table-cell>
          <table:table-cell table:style-name="ce12" office:value-type="string" calcext:value-type="string">
            <text:p>[0,6116]</text:p>
          </table:table-cell>
          <table:table-cell table:style-name="ce12" office:value-type="string" calcext:value-type="string">
            <text:p>[-7023,6071]</text:p>
          </table:table-cell>
          <table:table-cell table:style-name="ce12" office:value-type="string" calcext:value-type="string">
            <text:p>[-5836,5912</text:p>
          </table:table-cell>
        </table:table-row>
        <table:table-row table:style-name="ro1">
          <table:table-cell/>
          <table:table-cell table:style-name="ce12" office:value-type="float" office:value="6654" calcext:value-type="float">
            <text:p>6654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7577" calcext:value-type="float">
            <text:p>77577</text:p>
          </table:table-cell>
          <table:table-cell office:value-type="float" office:value="67745" calcext:value-type="float">
            <text:p>67745</text:p>
          </table:table-cell>
          <table:table-cell office:value-type="float" office:value="77097" calcext:value-type="float">
            <text:p>77097</text:p>
          </table:table-cell>
          <table:table-cell office:value-type="float" office:value="97473" calcext:value-type="float">
            <text:p>97473</text:p>
          </table:table-cell>
          <table:table-cell office:value-type="float" office:value="80369" calcext:value-type="float">
            <text:p>80369</text:p>
          </table:table-cell>
          <table:table-cell office:value-type="float" office:value="96673" calcext:value-type="float">
            <text:p>96673</text:p>
          </table:table-cell>
          <table:table-cell office:value-type="float" office:value="75553" calcext:value-type="float">
            <text:p>75553</text:p>
          </table:table-cell>
          <table:table-cell office:value-type="float" office:value="63153" calcext:value-type="float">
            <text:p>63153</text:p>
          </table:table-cell>
          <table:table-cell office:value-type="float" office:value="74841" calcext:value-type="float">
            <text:p>7484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455]</text:p>
          </table:table-cell>
          <table:table-cell table:style-name="ce12" office:value-type="string" calcext:value-type="string">
            <text:p>[0,11752]</text:p>
          </table:table-cell>
          <table:table-cell table:style-name="ce12" office:value-type="string" calcext:value-type="string">
            <text:p>[0,6184]</text:p>
          </table:table-cell>
          <table:table-cell table:style-name="ce12" office:value-type="string" calcext:value-type="string">
            <text:p>[-7728,6108]</text:p>
          </table:table-cell>
          <table:table-cell table:style-name="ce12" office:value-type="string" calcext:value-type="string">
            <text:p>[-5696,5876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table:number-columns-repeated="2" office:value-type="float" office:value="614970" calcext:value-type="float">
            <text:p>614970</text:p>
          </table:table-cell>
          <table:table-cell office:value-type="float" office:value="575442" calcext:value-type="float">
            <text:p>575442</text:p>
          </table:table-cell>
          <table:table-cell office:value-type="float" office:value="745530" calcext:value-type="float">
            <text:p>745530</text:p>
          </table:table-cell>
          <table:table-cell office:value-type="float" office:value="703594" calcext:value-type="float">
            <text:p>703594</text:p>
          </table:table-cell>
          <table:table-cell office:value-type="float" office:value="771434" calcext:value-type="float">
            <text:p>771434</text:p>
          </table:table-cell>
          <table:table-cell office:value-type="float" office:value="922914" calcext:value-type="float">
            <text:p>922914</text:p>
          </table:table-cell>
          <table:table-cell office:value-type="float" office:value="848426" calcext:value-type="float">
            <text:p>848426</text:p>
          </table:table-cell>
          <table:table-cell office:value-type="float" office:value="976810" calcext:value-type="float">
            <text:p>976810</text:p>
          </table:table-cell>
          <table:table-cell office:value-type="float" office:value="718442" calcext:value-type="float">
            <text:p>718442</text:p>
          </table:table-cell>
          <table:table-cell office:value-type="float" office:value="664402" calcext:value-type="float">
            <text:p>664402</text:p>
          </table:table-cell>
          <table:table-cell office:value-type="float" office:value="756114" calcext:value-type="float">
            <text:p>756114</text:p>
          </table:table-cell>
          <table:table-cell table:style-name="ce8"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61" calcext:value-type="float">
            <text:p>561</text:p>
          </table:table-cell>
          <table:table-cell office:value-type="float" office:value="728" calcext:value-type="float">
            <text:p>728</text:p>
          </table:table-cell>
          <table:table-cell office:value-type="float" office:value="687" calcext:value-type="float">
            <text:p>687</text:p>
          </table:table-cell>
          <table:table-cell office:value-type="float" office:value="753" calcext:value-type="float">
            <text:p>753</text:p>
          </table:table-cell>
          <table:table-cell office:value-type="float" office:value="901" calcext:value-type="float">
            <text:p>901</text:p>
          </table:table-cell>
          <table:table-cell office:value-type="float" office:value="828" calcext:value-type="float">
            <text:p>828</text:p>
          </table:table-cell>
          <table:table-cell office:value-type="float" office:value="953" calcext:value-type="float">
            <text:p>953</text:p>
          </table:table-cell>
          <table:table-cell office:value-type="float" office:value="701" calcext:value-type="float">
            <text:p>701</text:p>
          </table:table-cell>
          <table:table-cell office:value-type="float" office:value="648" calcext:value-type="float">
            <text:p>648</text:p>
          </table:table-cell>
          <table:table-cell office:value-type="float" office:value="738" calcext:value-type="float">
            <text:p>738</text:p>
          </table:table-cell>
          <table:table-cell table:style-name="ce8" office:value-type="string" calcext:value-type="string">
            <text:p>[K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8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bc1</text:p>
          </table:table-cell>
          <table:table-cell table:style-name="ce18" office:value-type="string" calcext:value-type="string">
            <text:p>B_ed1</text:p>
          </table:table-cell>
          <table:table-cell table:style-name="ce18" office:value-type="string" calcext:value-type="string">
            <text:p>B_eg1</text:p>
          </table:table-cell>
          <table:table-cell table:style-name="ce18" office:value-type="string" calcext:value-type="string">
            <text:p>B_fi1</text:p>
          </table:table-cell>
          <table:table-cell table:style-name="ce18" office:value-type="string" calcext:value-type="string">
            <text:p>B_bc2</text:p>
          </table:table-cell>
          <table:table-cell table:style-name="ce18" office:value-type="string" calcext:value-type="string">
            <text:p>B_ed2</text:p>
          </table:table-cell>
          <table:table-cell table:style-name="ce18" office:value-type="string" calcext:value-type="string">
            <text:p>B_eg2</text:p>
          </table:table-cell>
          <table:table-cell table:style-name="ce18" office:value-type="string" calcext:value-type="string">
            <text:p>B_fi2</text:p>
          </table:table-cell>
          <table:table-cell table:style-name="ce18" office:value-type="string" calcext:value-type="string">
            <text:p>wc1</text:p>
          </table:table-cell>
          <table:table-cell table:style-name="ce18" office:value-type="string" calcext:value-type="string">
            <text:p>wc2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rc1</text:p>
          </table:table-cell>
          <table:table-cell table:style-name="ce18"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176" calcext:value-type="float">
            <text:p>10176</text:p>
          </table:table-cell>
          <table:table-cell office:value-type="float" office:value="48321" calcext:value-type="float">
            <text:p>48321</text:p>
          </table:table-cell>
          <table:table-cell office:value-type="float" office:value="51345" calcext:value-type="float">
            <text:p>51345</text:p>
          </table:table-cell>
          <table:table-cell office:value-type="float" office:value="56401" calcext:value-type="float">
            <text:p>56401</text:p>
          </table:table-cell>
          <table:table-cell office:value-type="float" office:value="45809" calcext:value-type="float">
            <text:p>4580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0,1199]</text:p>
          </table:table-cell>
          <table:table-cell table:style-name="ce12" office:value-type="string" calcext:value-type="string">
            <text:p>[-568,621]</text:p>
          </table:table-cell>
          <table:table-cell table:style-name="ce12"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61" calcext:value-type="float">
            <text:p>6661</text:p>
          </table:table-cell>
          <table:table-cell office:value-type="float" office:value="48321" calcext:value-type="float">
            <text:p>48321</text:p>
          </table:table-cell>
          <table:table-cell office:value-type="float" office:value="51265" calcext:value-type="float">
            <text:p>51265</text:p>
          </table:table-cell>
          <table:table-cell office:value-type="float" office:value="56281" calcext:value-type="float">
            <text:p>56281</text:p>
          </table:table-cell>
          <table:table-cell office:value-type="float" office:value="45753" calcext:value-type="float">
            <text:p>45753</text:p>
          </table:table-cell>
          <table:table-cell office:value-type="float" office:value="39537" calcext:value-type="float">
            <text:p>39537</text:p>
          </table:table-cell>
          <table:table-cell office:value-type="float" office:value="34473" calcext:value-type="float">
            <text:p>34473</text:p>
          </table:table-cell>
          <table:table-cell office:value-type="float" office:value="34505" calcext:value-type="float">
            <text:p>34505</text:p>
          </table:table-cell>
          <table:table-cell office:value-type="float" office:value="30009" calcext:value-type="float">
            <text:p>3000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[0,1192]</text:p>
          </table:table-cell>
          <table:table-cell table:style-name="ce12" office:value-type="string" calcext:value-type="string">
            <text:p>[-576,616]</text:p>
          </table:table-cell>
          <table:table-cell table:style-name="ce12" office:value-type="string" calcext:value-type="string">
            <text:p>[-163,15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267" calcext:value-type="float">
            <text:p>10267</text:p>
          </table:table-cell>
          <table:table-cell office:value-type="float" office:value="48321" calcext:value-type="float">
            <text:p>48321</text:p>
          </table:table-cell>
          <table:table-cell office:value-type="float" office:value="51737" calcext:value-type="float">
            <text:p>51737</text:p>
          </table:table-cell>
          <table:table-cell office:value-type="float" office:value="56905" calcext:value-type="float">
            <text:p>56905</text:p>
          </table:table-cell>
          <table:table-cell office:value-type="float" office:value="46201" calcext:value-type="float">
            <text:p>46201</text:p>
          </table:table-cell>
          <table:table-cell office:value-type="float" office:value="48321" calcext:value-type="float">
            <text:p>48321</text:p>
          </table:table-cell>
          <table:table-cell office:value-type="float" office:value="53665" calcext:value-type="float">
            <text:p>53665</text:p>
          </table:table-cell>
          <table:table-cell office:value-type="float" office:value="59313" calcext:value-type="float">
            <text:p>59313</text:p>
          </table:table-cell>
          <table:table-cell office:value-type="float" office:value="48025" calcext:value-type="float">
            <text:p>48025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259]</text:p>
          </table:table-cell>
          <table:table-cell table:style-name="ce12" office:value-type="string" calcext:value-type="string">
            <text:p>[-785,865]</text:p>
          </table:table-cell>
          <table:table-cell table:style-name="ce12" office:value-type="string" calcext:value-type="string">
            <text:p>[-942,902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178" calcext:value-type="float">
            <text:p>10178</text:p>
          </table:table-cell>
          <table:table-cell office:value-type="float" office:value="48321" calcext:value-type="float">
            <text:p>48321</text:p>
          </table:table-cell>
          <table:table-cell office:value-type="float" office:value="50745" calcext:value-type="float">
            <text:p>50745</text:p>
          </table:table-cell>
          <table:table-cell office:value-type="float" office:value="55737" calcext:value-type="float">
            <text:p>55737</text:p>
          </table:table-cell>
          <table:table-cell office:value-type="float" office:value="45369" calcext:value-type="float">
            <text:p>45369</text:p>
          </table:table-cell>
          <table:table-cell office:value-type="float" office:value="48321" calcext:value-type="float">
            <text:p>48321</text:p>
          </table:table-cell>
          <table:table-cell office:value-type="float" office:value="53945" calcext:value-type="float">
            <text:p>53945</text:p>
          </table:table-cell>
          <table:table-cell office:value-type="float" office:value="59625" calcext:value-type="float">
            <text:p>59625</text:p>
          </table:table-cell>
          <table:table-cell office:value-type="float" office:value="48241" calcext:value-type="float">
            <text:p>48241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464]</text:p>
          </table:table-cell>
          <table:table-cell table:style-name="ce12" office:value-type="string" calcext:value-type="string">
            <text:p>[-840,964]</text:p>
          </table:table-cell>
          <table:table-cell table:style-name="ce12" office:value-type="string" calcext:value-type="string">
            <text:p>[-875,968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819" calcext:value-type="float">
            <text:p>6819</text:p>
          </table:table-cell>
          <table:table-cell office:value-type="float" office:value="48321" calcext:value-type="float">
            <text:p>48321</text:p>
          </table:table-cell>
          <table:table-cell office:value-type="float" office:value="48337" calcext:value-type="float">
            <text:p>48337</text:p>
          </table:table-cell>
          <table:table-cell office:value-type="float" office:value="52897" calcext:value-type="float">
            <text:p>52897</text:p>
          </table:table-cell>
          <table:table-cell office:value-type="float" office:value="43329" calcext:value-type="float">
            <text:p>43329</text:p>
          </table:table-cell>
          <table:table-cell office:value-type="float" office:value="48321" calcext:value-type="float">
            <text:p>48321</text:p>
          </table:table-cell>
          <table:table-cell office:value-type="float" office:value="43169" calcext:value-type="float">
            <text:p>43169</text:p>
          </table:table-cell>
          <table:table-cell office:value-type="float" office:value="46273" calcext:value-type="float">
            <text:p>46273</text:p>
          </table:table-cell>
          <table:table-cell office:value-type="float" office:value="38577" calcext:value-type="float">
            <text:p>38577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064]</text:p>
          </table:table-cell>
          <table:table-cell table:style-name="ce12" office:value-type="string" calcext:value-type="string">
            <text:p>[-768,724]</text:p>
          </table:table-cell>
          <table:table-cell table:style-name="ce12" office:value-type="string" calcext:value-type="string">
            <text:p>[-692,665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838" calcext:value-type="float">
            <text:p>3838</text:p>
          </table:table-cell>
          <table:table-cell office:value-type="float" office:value="52713" calcext:value-type="float">
            <text:p>52713</text:p>
          </table:table-cell>
          <table:table-cell office:value-type="float" office:value="51633" calcext:value-type="float">
            <text:p>51633</text:p>
          </table:table-cell>
          <table:table-cell office:value-type="float" office:value="56841" calcext:value-type="float">
            <text:p>56841</text:p>
          </table:table-cell>
          <table:table-cell office:value-type="float" office:value="46177" calcext:value-type="float">
            <text:p>46177</text:p>
          </table:table-cell>
          <table:table-cell office:value-type="float" office:value="52713" calcext:value-type="float">
            <text:p>52713</text:p>
          </table:table-cell>
          <table:table-cell office:value-type="float" office:value="54585" calcext:value-type="float">
            <text:p>54585</text:p>
          </table:table-cell>
          <table:table-cell office:value-type="float" office:value="60425" calcext:value-type="float">
            <text:p>60425</text:p>
          </table:table-cell>
          <table:table-cell office:value-type="float" office:value="48809" calcext:value-type="float">
            <text:p>48809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[0,1256]</text:p>
          </table:table-cell>
          <table:table-cell table:style-name="ce12" office:value-type="string" calcext:value-type="string">
            <text:p>[-945,1107]</text:p>
          </table:table-cell>
          <table:table-cell table:style-name="ce12" office:value-type="string" calcext:value-type="string">
            <text:p>[-937,1239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7131" calcext:value-type="float">
            <text:p>7131</text:p>
          </table:table-cell>
          <table:table-cell office:value-type="float" office:value="48321" calcext:value-type="float">
            <text:p>48321</text:p>
          </table:table-cell>
          <table:table-cell office:value-type="float" office:value="50617" calcext:value-type="float">
            <text:p>50617</text:p>
          </table:table-cell>
          <table:table-cell office:value-type="float" office:value="55593" calcext:value-type="float">
            <text:p>55593</text:p>
          </table:table-cell>
          <table:table-cell office:value-type="float" office:value="45249" calcext:value-type="float">
            <text:p>45249</text:p>
          </table:table-cell>
          <table:table-cell office:value-type="float" office:value="48321" calcext:value-type="float">
            <text:p>48321</text:p>
          </table:table-cell>
          <table:table-cell office:value-type="float" office:value="53817" calcext:value-type="float">
            <text:p>53817</text:p>
          </table:table-cell>
          <table:table-cell office:value-type="float" office:value="59513" calcext:value-type="float">
            <text:p>59513</text:p>
          </table:table-cell>
          <table:table-cell office:value-type="float" office:value="48153" calcext:value-type="float">
            <text:p>48153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653]</text:p>
          </table:table-cell>
          <table:table-cell table:style-name="ce12" office:value-type="string" calcext:value-type="string">
            <text:p>[-924,815]</text:p>
          </table:table-cell>
          <table:table-cell table:style-name="ce12" office:value-type="string" calcext:value-type="string">
            <text:p>[-913,92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1241" calcext:value-type="float">
            <text:p>51241</text:p>
          </table:table-cell>
          <table:table-cell office:value-type="float" office:value="56241" calcext:value-type="float">
            <text:p>56241</text:p>
          </table:table-cell>
          <table:table-cell office:value-type="float" office:value="45737" calcext:value-type="float">
            <text:p>45737</text:p>
          </table:table-cell>
          <table:table-cell office:value-type="float" office:value="48321" calcext:value-type="float">
            <text:p>48321</text:p>
          </table:table-cell>
          <table:table-cell office:value-type="float" office:value="54177" calcext:value-type="float">
            <text:p>54177</text:p>
          </table:table-cell>
          <table:table-cell office:value-type="float" office:value="59953" calcext:value-type="float">
            <text:p>59953</text:p>
          </table:table-cell>
          <table:table-cell office:value-type="float" office:value="48489" calcext:value-type="float">
            <text:p>48489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376]</text:p>
          </table:table-cell>
          <table:table-cell table:style-name="ce12" office:value-type="string" calcext:value-type="string">
            <text:p>[-752,624]</text:p>
          </table:table-cell>
          <table:table-cell table:style-name="ce12" office:value-type="string" calcext:value-type="string">
            <text:p>[-813,72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81" calcext:value-type="float">
            <text:p>6681</text:p>
          </table:table-cell>
          <table:table-cell office:value-type="float" office:value="52713" calcext:value-type="float">
            <text:p>52713</text:p>
          </table:table-cell>
          <table:table-cell office:value-type="float" office:value="51137" calcext:value-type="float">
            <text:p>51137</text:p>
          </table:table-cell>
          <table:table-cell office:value-type="float" office:value="56153" calcext:value-type="float">
            <text:p>56153</text:p>
          </table:table-cell>
          <table:table-cell office:value-type="float" office:value="45633" calcext:value-type="float">
            <text:p>45633</text:p>
          </table:table-cell>
          <table:table-cell office:value-type="float" office:value="52713" calcext:value-type="float">
            <text:p>52713</text:p>
          </table:table-cell>
          <table:table-cell office:value-type="float" office:value="54257" calcext:value-type="float">
            <text:p>54257</text:p>
          </table:table-cell>
          <table:table-cell office:value-type="float" office:value="60065" calcext:value-type="float">
            <text:p>60065</text:p>
          </table:table-cell>
          <table:table-cell office:value-type="float" office:value="48545" calcext:value-type="float">
            <text:p>4854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[0,1684]</text:p>
          </table:table-cell>
          <table:table-cell table:style-name="ce12" office:value-type="string" calcext:value-type="string">
            <text:p>[-904,1035]</text:p>
          </table:table-cell>
          <table:table-cell table:style-name="ce12" office:value-type="string" calcext:value-type="string">
            <text:p>[-972,1068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0657" calcext:value-type="float">
            <text:p>50657</text:p>
          </table:table-cell>
          <table:table-cell office:value-type="float" office:value="55617" calcext:value-type="float">
            <text:p>55617</text:p>
          </table:table-cell>
          <table:table-cell office:value-type="float" office:value="45257" calcext:value-type="float">
            <text:p>45257</text:p>
          </table:table-cell>
          <table:table-cell office:value-type="float" office:value="48321" calcext:value-type="float">
            <text:p>48321</text:p>
          </table:table-cell>
          <table:table-cell office:value-type="float" office:value="54169" calcext:value-type="float">
            <text:p>54169</text:p>
          </table:table-cell>
          <table:table-cell office:value-type="float" office:value="59921" calcext:value-type="float">
            <text:p>59921</text:p>
          </table:table-cell>
          <table:table-cell office:value-type="float" office:value="48457" calcext:value-type="float">
            <text:p>48457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416]</text:p>
          </table:table-cell>
          <table:table-cell table:style-name="ce12" office:value-type="string" calcext:value-type="string">
            <text:p>[-771,881]</text:p>
          </table:table-cell>
          <table:table-cell table:style-name="ce12" office:value-type="string" calcext:value-type="string">
            <text:p>[-789,1000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491994" calcext:value-type="float">
            <text:p>491994</text:p>
          </table:table-cell>
          <table:table-cell office:value-type="float" office:value="508714" calcext:value-type="float">
            <text:p>508714</text:p>
          </table:table-cell>
          <table:table-cell office:value-type="float" office:value="558666" calcext:value-type="float">
            <text:p>558666</text:p>
          </table:table-cell>
          <table:table-cell office:value-type="float" office:value="454514" calcext:value-type="float">
            <text:p>454514</text:p>
          </table:table-cell>
          <table:table-cell office:value-type="float" office:value="439290" calcext:value-type="float">
            <text:p>439290</text:p>
          </table:table-cell>
          <table:table-cell office:value-type="float" office:value="461226" calcext:value-type="float">
            <text:p>461226</text:p>
          </table:table-cell>
          <table:table-cell office:value-type="float" office:value="504562" calcext:value-type="float">
            <text:p>504562</text:p>
          </table:table-cell>
          <table:table-cell office:value-type="float" office:value="416706" calcext:value-type="float">
            <text:p>416706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table:style-name="ce23"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480" calcext:value-type="float">
            <text:p>480</text:p>
          </table:table-cell>
          <table:table-cell office:value-type="float" office:value="496" calcext:value-type="float">
            <text:p>496</text:p>
          </table:table-cell>
          <table:table-cell office:value-type="float" office:value="545" calcext:value-type="float">
            <text:p>545</text:p>
          </table:table-cell>
          <table:table-cell office:value-type="float" office:value="443" calcext:value-type="float">
            <text:p>443</text:p>
          </table:table-cell>
          <table:table-cell office:value-type="float" office:value="428" calcext:value-type="float">
            <text:p>428</text:p>
          </table:table-cell>
          <table:table-cell office:value-type="float" office:value="450" calcext:value-type="float">
            <text:p>450</text:p>
          </table:table-cell>
          <table:table-cell office:value-type="float" office:value="492" calcext:value-type="float">
            <text:p>49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table:style-name="ce23"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bc1</text:p>
          </table:table-cell>
          <table:table-cell table:style-name="ce18" office:value-type="string" calcext:value-type="string">
            <text:p>B_ed1</text:p>
          </table:table-cell>
          <table:table-cell table:style-name="ce18" office:value-type="string" calcext:value-type="string">
            <text:p>B_eg1</text:p>
          </table:table-cell>
          <table:table-cell table:style-name="ce18" office:value-type="string" calcext:value-type="string">
            <text:p>B_fi1</text:p>
          </table:table-cell>
          <table:table-cell table:style-name="ce18" office:value-type="string" calcext:value-type="string">
            <text:p>B_bc2</text:p>
          </table:table-cell>
          <table:table-cell table:style-name="ce18" office:value-type="string" calcext:value-type="string">
            <text:p>B_ed2</text:p>
          </table:table-cell>
          <table:table-cell table:style-name="ce18" office:value-type="string" calcext:value-type="string">
            <text:p>B_eg2</text:p>
          </table:table-cell>
          <table:table-cell table:style-name="ce18" office:value-type="string" calcext:value-type="string">
            <text:p>B_fi2</text:p>
          </table:table-cell>
          <table:table-cell table:style-name="ce18" office:value-type="string" calcext:value-type="string">
            <text:p>wc1</text:p>
          </table:table-cell>
          <table:table-cell table:style-name="ce18" office:value-type="string" calcext:value-type="string">
            <text:p>wc2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rc1</text:p>
          </table:table-cell>
          <table:table-cell table:style-name="ce18"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819" calcext:value-type="float">
            <text:p>3819</text:p>
          </table:table-cell>
          <table:table-cell office:value-type="float" office:value="61497" calcext:value-type="float">
            <text:p>61497</text:p>
          </table:table-cell>
          <table:table-cell office:value-type="float" office:value="63353" calcext:value-type="float">
            <text:p>63353</text:p>
          </table:table-cell>
          <table:table-cell office:value-type="float" office:value="73465" calcext:value-type="float">
            <text:p>73465</text:p>
          </table:table-cell>
          <table:table-cell office:value-type="float" office:value="58177" calcext:value-type="float">
            <text:p>58177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0,8105]</text:p>
          </table:table-cell>
          <table:table-cell table:style-name="ce12" office:value-type="string" calcext:value-type="string">
            <text:p>[-6284,5900]</text:p>
          </table:table-cell>
          <table:table-cell table:style-name="ce12"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66" calcext:value-type="float">
            <text:p>6666</text:p>
          </table:table-cell>
          <table:table-cell office:value-type="float" office:value="61497" calcext:value-type="float">
            <text:p>61497</text:p>
          </table:table-cell>
          <table:table-cell office:value-type="float" office:value="63625" calcext:value-type="float">
            <text:p>63625</text:p>
          </table:table-cell>
          <table:table-cell office:value-type="float" office:value="73417" calcext:value-type="float">
            <text:p>73417</text:p>
          </table:table-cell>
          <table:table-cell office:value-type="float" office:value="58137" calcext:value-type="float">
            <text:p>58137</text:p>
          </table:table-cell>
          <table:table-cell office:value-type="float" office:value="65889" calcext:value-type="float">
            <text:p>65889</text:p>
          </table:table-cell>
          <table:table-cell office:value-type="float" office:value="63185" calcext:value-type="float">
            <text:p>63185</text:p>
          </table:table-cell>
          <table:table-cell office:value-type="float" office:value="72705" calcext:value-type="float">
            <text:p>72705</text:p>
          </table:table-cell>
          <table:table-cell office:value-type="float" office:value="57657" calcext:value-type="float">
            <text:p>5765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[0,8452]</text:p>
          </table:table-cell>
          <table:table-cell table:style-name="ce12" office:value-type="string" calcext:value-type="string">
            <text:p>[-7856,4928]</text:p>
          </table:table-cell>
          <table:table-cell table:style-name="ce12" office:value-type="string" calcext:value-type="string">
            <text:p>[-8625,5879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799" calcext:value-type="float">
            <text:p>3799</text:p>
          </table:table-cell>
          <table:table-cell office:value-type="float" office:value="61497" calcext:value-type="float">
            <text:p>61497</text:p>
          </table:table-cell>
          <table:table-cell office:value-type="float" office:value="61817" calcext:value-type="float">
            <text:p>61817</text:p>
          </table:table-cell>
          <table:table-cell office:value-type="float" office:value="70985" calcext:value-type="float">
            <text:p>70985</text:p>
          </table:table-cell>
          <table:table-cell office:value-type="float" office:value="56369" calcext:value-type="float">
            <text:p>56369</text:p>
          </table:table-cell>
          <table:table-cell office:value-type="float" office:value="61497" calcext:value-type="float">
            <text:p>61497</text:p>
          </table:table-cell>
          <table:table-cell office:value-type="float" office:value="62657" calcext:value-type="float">
            <text:p>62657</text:p>
          </table:table-cell>
          <table:table-cell office:value-type="float" office:value="71889" calcext:value-type="float">
            <text:p>71889</text:p>
          </table:table-cell>
          <table:table-cell office:value-type="float" office:value="57065" calcext:value-type="float">
            <text:p>5706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888]</text:p>
          </table:table-cell>
          <table:table-cell table:style-name="ce12" office:value-type="string" calcext:value-type="string">
            <text:p>[-5115,5188]</text:p>
          </table:table-cell>
          <table:table-cell table:style-name="ce12" office:value-type="string" calcext:value-type="string">
            <text:p>[-6516,6021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79" calcext:value-type="float">
            <text:p>6679</text:p>
          </table:table-cell>
          <table:table-cell office:value-type="float" office:value="61497" calcext:value-type="float">
            <text:p>61497</text:p>
          </table:table-cell>
          <table:table-cell office:value-type="float" office:value="54545" calcext:value-type="float">
            <text:p>54545</text:p>
          </table:table-cell>
          <table:table-cell office:value-type="float" office:value="63081" calcext:value-type="float">
            <text:p>63081</text:p>
          </table:table-cell>
          <table:table-cell office:value-type="float" office:value="50809" calcext:value-type="float">
            <text:p>50809</text:p>
          </table:table-cell>
          <table:table-cell office:value-type="float" office:value="61497" calcext:value-type="float">
            <text:p>61497</text:p>
          </table:table-cell>
          <table:table-cell office:value-type="float" office:value="64161" calcext:value-type="float">
            <text:p>64161</text:p>
          </table:table-cell>
          <table:table-cell office:value-type="float" office:value="74289" calcext:value-type="float">
            <text:p>74289</text:p>
          </table:table-cell>
          <table:table-cell office:value-type="float" office:value="58793" calcext:value-type="float">
            <text:p>58793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263]</text:p>
          </table:table-cell>
          <table:table-cell table:style-name="ce12" office:value-type="string" calcext:value-type="string">
            <text:p>[-6541,6108]</text:p>
          </table:table-cell>
          <table:table-cell table:style-name="ce12" office:value-type="string" calcext:value-type="string">
            <text:p>[-6793,6441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25" calcext:value-type="float">
            <text:p>6725</text:p>
          </table:table-cell>
          <table:table-cell office:value-type="float" office:value="61497" calcext:value-type="float">
            <text:p>61497</text:p>
          </table:table-cell>
          <table:table-cell office:value-type="float" office:value="63073" calcext:value-type="float">
            <text:p>63073</text:p>
          </table:table-cell>
          <table:table-cell office:value-type="float" office:value="72673" calcext:value-type="float">
            <text:p>72673</text:p>
          </table:table-cell>
          <table:table-cell office:value-type="float" office:value="57585" calcext:value-type="float">
            <text:p>57585</text:p>
          </table:table-cell>
          <table:table-cell office:value-type="float" office:value="61497" calcext:value-type="float">
            <text:p>61497</text:p>
          </table:table-cell>
          <table:table-cell office:value-type="float" office:value="65265" calcext:value-type="float">
            <text:p>65265</text:p>
          </table:table-cell>
          <table:table-cell office:value-type="float" office:value="76081" calcext:value-type="float">
            <text:p>76081</text:p>
          </table:table-cell>
          <table:table-cell office:value-type="float" office:value="60105" calcext:value-type="float">
            <text:p>6010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135]</text:p>
          </table:table-cell>
          <table:table-cell table:style-name="ce12" office:value-type="string" calcext:value-type="string">
            <text:p>[-6196,4420]</text:p>
          </table:table-cell>
          <table:table-cell table:style-name="ce12" office:value-type="string" calcext:value-type="string">
            <text:p>[-5748,591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42" calcext:value-type="float">
            <text:p>6642</text:p>
          </table:table-cell>
          <table:table-cell office:value-type="float" office:value="57105" calcext:value-type="float">
            <text:p>57105</text:p>
          </table:table-cell>
          <table:table-cell office:value-type="float" office:value="63561" calcext:value-type="float">
            <text:p>63561</text:p>
          </table:table-cell>
          <table:table-cell office:value-type="float" office:value="73505" calcext:value-type="float">
            <text:p>73505</text:p>
          </table:table-cell>
          <table:table-cell office:value-type="float" office:value="58169" calcext:value-type="float">
            <text:p>58169</text:p>
          </table:table-cell>
          <table:table-cell office:value-type="float" office:value="61497" calcext:value-type="float">
            <text:p>61497</text:p>
          </table:table-cell>
          <table:table-cell office:value-type="float" office:value="63769" calcext:value-type="float">
            <text:p>63769</text:p>
          </table:table-cell>
          <table:table-cell office:value-type="float" office:value="73681" calcext:value-type="float">
            <text:p>73681</text:p>
          </table:table-cell>
          <table:table-cell office:value-type="float" office:value="58353" calcext:value-type="float">
            <text:p>5835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016]</text:p>
          </table:table-cell>
          <table:table-cell table:style-name="ce12" office:value-type="string" calcext:value-type="string">
            <text:p>[-3660,3530]</text:p>
          </table:table-cell>
          <table:table-cell table:style-name="ce12" office:value-type="string" calcext:value-type="string">
            <text:p>[-6143,5425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490" calcext:value-type="float">
            <text:p>3490</text:p>
          </table:table-cell>
          <table:table-cell office:value-type="float" office:value="61497" calcext:value-type="float">
            <text:p>61497</text:p>
          </table:table-cell>
          <table:table-cell office:value-type="float" office:value="62337" calcext:value-type="float">
            <text:p>62337</text:p>
          </table:table-cell>
          <table:table-cell office:value-type="float" office:value="71457" calcext:value-type="float">
            <text:p>71457</text:p>
          </table:table-cell>
          <table:table-cell office:value-type="float" office:value="56713" calcext:value-type="float">
            <text:p>56713</text:p>
          </table:table-cell>
          <table:table-cell office:value-type="float" office:value="61497" calcext:value-type="float">
            <text:p>61497</text:p>
          </table:table-cell>
          <table:table-cell office:value-type="float" office:value="63441" calcext:value-type="float">
            <text:p>63441</text:p>
          </table:table-cell>
          <table:table-cell office:value-type="float" office:value="73089" calcext:value-type="float">
            <text:p>73089</text:p>
          </table:table-cell>
          <table:table-cell office:value-type="float" office:value="57929" calcext:value-type="float">
            <text:p>5792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68]</text:p>
          </table:table-cell>
          <table:table-cell table:style-name="ce12" office:value-type="string" calcext:value-type="string">
            <text:p>[-6004,5149]</text:p>
          </table:table-cell>
          <table:table-cell table:style-name="ce12" office:value-type="string" calcext:value-type="string">
            <text:p>[-6652,619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85" calcext:value-type="float">
            <text:p>6685</text:p>
          </table:table-cell>
          <table:table-cell office:value-type="float" office:value="61497" calcext:value-type="float">
            <text:p>61497</text:p>
          </table:table-cell>
          <table:table-cell office:value-type="float" office:value="62777" calcext:value-type="float">
            <text:p>62777</text:p>
          </table:table-cell>
          <table:table-cell office:value-type="float" office:value="72017" calcext:value-type="float">
            <text:p>72017</text:p>
          </table:table-cell>
          <table:table-cell office:value-type="float" office:value="57145" calcext:value-type="float">
            <text:p>57145</text:p>
          </table:table-cell>
          <table:table-cell office:value-type="float" office:value="61497" calcext:value-type="float">
            <text:p>61497</text:p>
          </table:table-cell>
          <table:table-cell office:value-type="float" office:value="64241" calcext:value-type="float">
            <text:p>64241</text:p>
          </table:table-cell>
          <table:table-cell office:value-type="float" office:value="74369" calcext:value-type="float">
            <text:p>74369</text:p>
          </table:table-cell>
          <table:table-cell office:value-type="float" office:value="58857" calcext:value-type="float">
            <text:p>5885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600]</text:p>
          </table:table-cell>
          <table:table-cell table:style-name="ce12" office:value-type="string" calcext:value-type="string">
            <text:p>[-4836,4737]</text:p>
          </table:table-cell>
          <table:table-cell table:style-name="ce12" office:value-type="string" calcext:value-type="string">
            <text:p>[-6365,622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15" calcext:value-type="float">
            <text:p>6715</text:p>
          </table:table-cell>
          <table:table-cell office:value-type="float" office:value="61497" calcext:value-type="float">
            <text:p>61497</text:p>
          </table:table-cell>
          <table:table-cell office:value-type="float" office:value="63281" calcext:value-type="float">
            <text:p>63281</text:p>
          </table:table-cell>
          <table:table-cell office:value-type="float" office:value="72937" calcext:value-type="float">
            <text:p>72937</text:p>
          </table:table-cell>
          <table:table-cell office:value-type="float" office:value="57785" calcext:value-type="float">
            <text:p>57785</text:p>
          </table:table-cell>
          <table:table-cell office:value-type="float" office:value="61497" calcext:value-type="float">
            <text:p>61497</text:p>
          </table:table-cell>
          <table:table-cell office:value-type="float" office:value="64977" calcext:value-type="float">
            <text:p>64977</text:p>
          </table:table-cell>
          <table:table-cell office:value-type="float" office:value="75593" calcext:value-type="float">
            <text:p>75593</text:p>
          </table:table-cell>
          <table:table-cell office:value-type="float" office:value="59737" calcext:value-type="float">
            <text:p>5973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16]</text:p>
          </table:table-cell>
          <table:table-cell table:style-name="ce12" office:value-type="string" calcext:value-type="string">
            <text:p>[-4081,5088]</text:p>
          </table:table-cell>
          <table:table-cell table:style-name="ce12" office:value-type="string" calcext:value-type="string">
            <text:p>[-6681,699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54" calcext:value-type="float">
            <text:p>6654</text:p>
          </table:table-cell>
          <table:table-cell office:value-type="float" office:value="61497" calcext:value-type="float">
            <text:p>61497</text:p>
          </table:table-cell>
          <table:table-cell office:value-type="float" office:value="62609" calcext:value-type="float">
            <text:p>62609</text:p>
          </table:table-cell>
          <table:table-cell office:value-type="float" office:value="72009" calcext:value-type="float">
            <text:p>72009</text:p>
          </table:table-cell>
          <table:table-cell office:value-type="float" office:value="57129" calcext:value-type="float">
            <text:p>57129</text:p>
          </table:table-cell>
          <table:table-cell office:value-type="float" office:value="61497" calcext:value-type="float">
            <text:p>61497</text:p>
          </table:table-cell>
          <table:table-cell office:value-type="float" office:value="63081" calcext:value-type="float">
            <text:p>63081</text:p>
          </table:table-cell>
          <table:table-cell office:value-type="float" office:value="72497" calcext:value-type="float">
            <text:p>72497</text:p>
          </table:table-cell>
          <table:table-cell office:value-type="float" office:value="57497" calcext:value-type="float">
            <text:p>5749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84]</text:p>
          </table:table-cell>
          <table:table-cell table:style-name="ce12" office:value-type="string" calcext:value-type="string">
            <text:p>[-5312,4468]</text:p>
          </table:table-cell>
          <table:table-cell table:style-name="ce12" office:value-type="string" calcext:value-type="string">
            <text:p>[-6379,5369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610578" calcext:value-type="float">
            <text:p>610578</text:p>
          </table:table-cell>
          <table:table-cell office:value-type="float" office:value="620978" calcext:value-type="float">
            <text:p>620978</text:p>
          </table:table-cell>
          <table:table-cell office:value-type="float" office:value="715546" calcext:value-type="float">
            <text:p>715546</text:p>
          </table:table-cell>
          <table:table-cell office:value-type="float" office:value="568018" calcext:value-type="float">
            <text:p>568018</text:p>
          </table:table-cell>
          <table:table-cell office:value-type="float" office:value="562266" calcext:value-type="float">
            <text:p>562266</text:p>
          </table:table-cell>
          <table:table-cell office:value-type="float" office:value="579746" calcext:value-type="float">
            <text:p>579746</text:p>
          </table:table-cell>
          <table:table-cell office:value-type="float" office:value="669162" calcext:value-type="float">
            <text:p>669162</text:p>
          </table:table-cell>
          <table:table-cell office:value-type="float" office:value="535394" calcext:value-type="float">
            <text:p>535394</text:p>
          </table:table-cell>
          <table:table-cell table:style-name="ce8"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8"/>
          <table:table-cell table:style-name="ce8"/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  <table:table-cell office:value-type="float" office:value="698" calcext:value-type="float">
            <text:p>698</text:p>
          </table:table-cell>
          <table:table-cell office:value-type="float" office:value="554" calcext:value-type="float">
            <text:p>554</text:p>
          </table:table-cell>
          <table:table-cell office:value-type="float" office:value="549" calcext:value-type="float">
            <text:p>549</text:p>
          </table:table-cell>
          <table:table-cell office:value-type="float" office:value="566" calcext:value-type="float">
            <text:p>566</text:p>
          </table:table-cell>
          <table:table-cell office:value-type="float" office:value="653" calcext:value-type="float">
            <text:p>653</text:p>
          </table:table-cell>
          <table:table-cell office:value-type="float" office:value="522" calcext:value-type="float">
            <text:p>522</text:p>
          </table:table-cell>
          <table:table-cell table:style-name="ce8"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</table:table>
      <table:table table:name="R.37 - EXTRAS otras" table:style-name="ta1">
        <office:forms form:automatic-focus="false" form:apply-design-mode="false"/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OCUPACIÓN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6698" calcext:value-type="float">
            <text:p>6698</text:p>
          </table:table-cell>
          <table:table-cell table:number-columns-repeated="3" office:value-type="float" office:value="21969" calcext:value-type="float">
            <text:p>21969</text:p>
          </table:table-cell>
          <table:table-cell table:number-columns-repeated="3" office:value-type="float" office:value="15633" calcext:value-type="float">
            <text:p>15633</text:p>
          </table:table-cell>
          <table:table-cell table:number-columns-repeated="3" office:value-type="float" office:value="13585" calcext:value-type="float">
            <text:p>13585</text:p>
          </table:table-cell>
          <table:table-cell table:number-columns-repeated="3" office:value-type="float" office:value="15161" calcext:value-type="float">
            <text:p>1516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string" calcext:value-type="string">
            <text:p>[0,19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table:number-columns-repeated="2" office:value-type="float" office:value="21969" calcext:value-type="float">
            <text:p>21969</text:p>
          </table:table-cell>
          <table:table-cell office:value-type="float" office:value="17577" calcext:value-type="float">
            <text:p>17577</text:p>
          </table:table-cell>
          <table:table-cell table:number-columns-repeated="2" office:value-type="float" office:value="11481" calcext:value-type="float">
            <text:p>11481</text:p>
          </table:table-cell>
          <table:table-cell office:value-type="float" office:value="16505" calcext:value-type="float">
            <text:p>16505</text:p>
          </table:table-cell>
          <table:table-cell table:number-columns-repeated="2" office:value-type="float" office:value="9785" calcext:value-type="float">
            <text:p>9785</text:p>
          </table:table-cell>
          <table:table-cell office:value-type="float" office:value="15033" calcext:value-type="float">
            <text:p>15033</text:p>
          </table:table-cell>
          <table:table-cell table:number-columns-repeated="2" office:value-type="float" office:value="13481" calcext:value-type="float">
            <text:p>13481</text:p>
          </table:table-cell>
          <table:table-cell office:value-type="float" office:value="15985" calcext:value-type="float">
            <text:p>159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[0,25]</text:p>
          </table:table-cell>
          <table:table-cell office:value-type="string" calcext:value-type="string">
            <text:p>[0,15]</text:p>
          </table:table-cell>
          <table:table-cell office:value-type="string" calcext:value-type="string">
            <text:p>[-13,12]</text:p>
          </table:table-cell>
          <table:table-cell office:value-type="string" calcext:value-type="string">
            <text:p>[-13,12</text:p>
          </table:table-cell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1585" calcext:value-type="float">
            <text:p>11585</text:p>
          </table:table-cell>
          <table:table-cell office:value-type="float" office:value="11641" calcext:value-type="float">
            <text:p>11641</text:p>
          </table:table-cell>
          <table:table-cell office:value-type="float" office:value="16489" calcext:value-type="float">
            <text:p>16489</text:p>
          </table:table-cell>
          <table:table-cell office:value-type="float" office:value="9985" calcext:value-type="float">
            <text:p>9985</text:p>
          </table:table-cell>
          <table:table-cell office:value-type="float" office:value="10009" calcext:value-type="float">
            <text:p>10009</text:p>
          </table:table-cell>
          <table:table-cell office:value-type="float" office:value="14625" calcext:value-type="float">
            <text:p>14625</text:p>
          </table:table-cell>
          <table:table-cell office:value-type="float" office:value="13321" calcext:value-type="float">
            <text:p>13321</text:p>
          </table:table-cell>
          <table:table-cell office:value-type="float" office:value="12793" calcext:value-type="float">
            <text:p>12793</text:p>
          </table:table-cell>
          <table:table-cell office:value-type="float" office:value="15833" calcext:value-type="float">
            <text:p>158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06]</text:p>
          </table:table-cell>
          <table:table-cell office:value-type="string" calcext:value-type="string">
            <text:p>[0,104]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11,53]</text:p>
          </table:table-cell>
          <table:table-cell office:value-type="string" calcext:value-type="string">
            <text:p>[-12,52</text:p>
          </table:table-cell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1497" calcext:value-type="float">
            <text:p>11497</text:p>
          </table:table-cell>
          <table:table-cell office:value-type="float" office:value="13545" calcext:value-type="float">
            <text:p>13545</text:p>
          </table:table-cell>
          <table:table-cell office:value-type="float" office:value="13657" calcext:value-type="float">
            <text:p>13657</text:p>
          </table:table-cell>
          <table:table-cell office:value-type="float" office:value="9945" calcext:value-type="float">
            <text:p>9945</text:p>
          </table:table-cell>
          <table:table-cell office:value-type="float" office:value="11881" calcext:value-type="float">
            <text:p>11881</text:p>
          </table:table-cell>
          <table:table-cell office:value-type="float" office:value="11497" calcext:value-type="float">
            <text:p>11497</text:p>
          </table:table-cell>
          <table:table-cell office:value-type="float" office:value="12209" calcext:value-type="float">
            <text:p>12209</text:p>
          </table:table-cell>
          <table:table-cell office:value-type="float" office:value="13305" calcext:value-type="float">
            <text:p>13305</text:p>
          </table:table-cell>
          <table:table-cell office:value-type="float" office:value="14001" calcext:value-type="float">
            <text:p>140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82]</text:p>
          </table:table-cell>
          <table:table-cell office:value-type="string" calcext:value-type="string">
            <text:p>[0,107]</text:p>
          </table:table-cell>
          <table:table-cell office:value-type="string" calcext:value-type="string">
            <text:p>[0,47]</text:p>
          </table:table-cell>
          <table:table-cell office:value-type="string" calcext:value-type="string">
            <text:p>[-14,41]</text:p>
          </table:table-cell>
          <table:table-cell office:value-type="string" calcext:value-type="string">
            <text:p>[-54,40</text:p>
          </table:table-cell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2033" calcext:value-type="float">
            <text:p>12033</text:p>
          </table:table-cell>
          <table:table-cell office:value-type="float" office:value="12265" calcext:value-type="float">
            <text:p>12265</text:p>
          </table:table-cell>
          <table:table-cell office:value-type="float" office:value="14969" calcext:value-type="float">
            <text:p>14969</text:p>
          </table:table-cell>
          <table:table-cell office:value-type="float" office:value="10449" calcext:value-type="float">
            <text:p>10449</text:p>
          </table:table-cell>
          <table:table-cell office:value-type="float" office:value="10801" calcext:value-type="float">
            <text:p>10801</text:p>
          </table:table-cell>
          <table:table-cell office:value-type="float" office:value="13457" calcext:value-type="float">
            <text:p>13457</text:p>
          </table:table-cell>
          <table:table-cell office:value-type="float" office:value="13313" calcext:value-type="float">
            <text:p>13313</text:p>
          </table:table-cell>
          <table:table-cell office:value-type="float" office:value="14089" calcext:value-type="float">
            <text:p>14089</text:p>
          </table:table-cell>
          <table:table-cell office:value-type="float" office:value="14969" calcext:value-type="float">
            <text:p>1496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92]</text:p>
          </table:table-cell>
          <table:table-cell office:value-type="string" calcext:value-type="string">
            <text:p>[0,96]</text:p>
          </table:table-cell>
          <table:table-cell office:value-type="string" calcext:value-type="string">
            <text:p>[0,51]</text:p>
          </table:table-cell>
          <table:table-cell office:value-type="string" calcext:value-type="string">
            <text:p>[-13,46]</text:p>
          </table:table-cell>
          <table:table-cell office:value-type="string" calcext:value-type="string">
            <text:p>[-39,48</text:p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21969" calcext:value-type="float">
            <text:p>21969</text:p>
          </table:table-cell>
          <table:table-cell office:value-type="float" office:value="30753" calcext:value-type="float">
            <text:p>30753</text:p>
          </table:table-cell>
          <table:table-cell office:value-type="float" office:value="17577" calcext:value-type="float">
            <text:p>17577</text:p>
          </table:table-cell>
          <table:table-cell office:value-type="float" office:value="12561" calcext:value-type="float">
            <text:p>12561</text:p>
          </table:table-cell>
          <table:table-cell office:value-type="float" office:value="12521" calcext:value-type="float">
            <text:p>12521</text:p>
          </table:table-cell>
          <table:table-cell office:value-type="float" office:value="15457" calcext:value-type="float">
            <text:p>15457</text:p>
          </table:table-cell>
          <table:table-cell office:value-type="float" office:value="10825" calcext:value-type="float">
            <text:p>10825</text:p>
          </table:table-cell>
          <table:table-cell office:value-type="float" office:value="10833" calcext:value-type="float">
            <text:p>10833</text:p>
          </table:table-cell>
          <table:table-cell office:value-type="float" office:value="13305" calcext:value-type="float">
            <text:p>13305</text:p>
          </table:table-cell>
          <table:table-cell office:value-type="float" office:value="13649" calcext:value-type="float">
            <text:p>13649</text:p>
          </table:table-cell>
          <table:table-cell office:value-type="float" office:value="13537" calcext:value-type="float">
            <text:p>13537</text:p>
          </table:table-cell>
          <table:table-cell office:value-type="float" office:value="14897" calcext:value-type="float">
            <text:p>148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31]</text:p>
          </table:table-cell>
          <table:table-cell office:value-type="string" calcext:value-type="string">
            <text:p>[0,99]</text:p>
          </table:table-cell>
          <table:table-cell office:value-type="string" calcext:value-type="string">
            <text:p>[0,14]</text:p>
          </table:table-cell>
          <table:table-cell office:value-type="string" calcext:value-type="string">
            <text:p>[-16,11]</text:p>
          </table:table-cell>
          <table:table-cell office:value-type="string" calcext:value-type="string">
            <text:p>[-50,13</text:p>
          </table:table-cell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table:number-columns-repeated="3" office:value-type="float" office:value="21969" calcext:value-type="float">
            <text:p>21969</text:p>
          </table:table-cell>
          <table:table-cell office:value-type="float" office:value="14377" calcext:value-type="float">
            <text:p>14377</text:p>
          </table:table-cell>
          <table:table-cell office:value-type="float" office:value="14521" calcext:value-type="float">
            <text:p>14521</text:p>
          </table:table-cell>
          <table:table-cell office:value-type="float" office:value="17593" calcext:value-type="float">
            <text:p>17593</text:p>
          </table:table-cell>
          <table:table-cell office:value-type="float" office:value="12617" calcext:value-type="float">
            <text:p>12617</text:p>
          </table:table-cell>
          <table:table-cell office:value-type="float" office:value="12785" calcext:value-type="float">
            <text:p>12785</text:p>
          </table:table-cell>
          <table:table-cell office:value-type="float" office:value="16153" calcext:value-type="float">
            <text:p>16153</text:p>
          </table:table-cell>
          <table:table-cell office:value-type="float" office:value="15569" calcext:value-type="float">
            <text:p>15569</text:p>
          </table:table-cell>
          <table:table-cell office:value-type="float" office:value="15601" calcext:value-type="float">
            <text:p>15601</text:p>
          </table:table-cell>
          <table:table-cell office:value-type="float" office:value="16873" calcext:value-type="float">
            <text:p>1687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[0,29]</text:p>
          </table:table-cell>
          <table:table-cell office:value-type="string" calcext:value-type="string">
            <text:p>[0,28]</text:p>
          </table:table-cell>
          <table:table-cell office:value-type="string" calcext:value-type="string">
            <text:p>[0,16]</text:p>
          </table:table-cell>
          <table:table-cell office:value-type="string" calcext:value-type="string">
            <text:p>[-15,10]</text:p>
          </table:table-cell>
          <table:table-cell office:value-type="string" calcext:value-type="string">
            <text:p>[-10,14</text:p>
          </table:table-cell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table:number-columns-repeated="2" office:value-type="float" office:value="26361" calcext:value-type="float">
            <text:p>26361</text:p>
          </table:table-cell>
          <table:table-cell office:value-type="float" office:value="21969" calcext:value-type="float">
            <text:p>21969</text:p>
          </table:table-cell>
          <table:table-cell office:value-type="float" office:value="12553" calcext:value-type="float">
            <text:p>12553</text:p>
          </table:table-cell>
          <table:table-cell office:value-type="float" office:value="15473" calcext:value-type="float">
            <text:p>15473</text:p>
          </table:table-cell>
          <table:table-cell office:value-type="float" office:value="14761" calcext:value-type="float">
            <text:p>14761</text:p>
          </table:table-cell>
          <table:table-cell office:value-type="float" office:value="10905" calcext:value-type="float">
            <text:p>10905</text:p>
          </table:table-cell>
          <table:table-cell office:value-type="float" office:value="13689" calcext:value-type="float">
            <text:p>13689</text:p>
          </table:table-cell>
          <table:table-cell office:value-type="float" office:value="12673" calcext:value-type="float">
            <text:p>12673</text:p>
          </table:table-cell>
          <table:table-cell office:value-type="float" office:value="13337" calcext:value-type="float">
            <text:p>13337</text:p>
          </table:table-cell>
          <table:table-cell office:value-type="float" office:value="14441" calcext:value-type="float">
            <text:p>14441</text:p>
          </table:table-cell>
          <table:table-cell office:value-type="float" office:value="14505" calcext:value-type="float">
            <text:p>145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48]</text:p>
          </table:table-cell>
          <table:table-cell office:value-type="string" calcext:value-type="string">
            <text:p>[0,46]</text:p>
          </table:table-cell>
          <table:table-cell office:value-type="string" calcext:value-type="string">
            <text:p>[0,25]</text:p>
          </table:table-cell>
          <table:table-cell office:value-type="string" calcext:value-type="string">
            <text:p>[-15,24]</text:p>
          </table:table-cell>
          <table:table-cell office:value-type="string" calcext:value-type="string">
            <text:p>[-12,23</text:p>
          </table:table-cell>
        </table:table-row>
        <table:table-row table:style-name="ro1">
          <table:table-cell/>
          <table:table-cell office:value-type="float" office:value="10659" calcext:value-type="float">
            <text:p>1065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12081" calcext:value-type="float">
            <text:p>12081</text:p>
          </table:table-cell>
          <table:table-cell office:value-type="float" office:value="12105" calcext:value-type="float">
            <text:p>12105</text:p>
          </table:table-cell>
          <table:table-cell office:value-type="float" office:value="14353" calcext:value-type="float">
            <text:p>14353</text:p>
          </table:table-cell>
          <table:table-cell office:value-type="float" office:value="10457" calcext:value-type="float">
            <text:p>10457</text:p>
          </table:table-cell>
          <table:table-cell office:value-type="float" office:value="10513" calcext:value-type="float">
            <text:p>10513</text:p>
          </table:table-cell>
          <table:table-cell office:value-type="float" office:value="12081" calcext:value-type="float">
            <text:p>12081</text:p>
          </table:table-cell>
          <table:table-cell office:value-type="float" office:value="12729" calcext:value-type="float">
            <text:p>12729</text:p>
          </table:table-cell>
          <table:table-cell office:value-type="float" office:value="13129" calcext:value-type="float">
            <text:p>13129</text:p>
          </table:table-cell>
          <table:table-cell office:value-type="float" office:value="14185" calcext:value-type="float">
            <text:p>141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30]</text:p>
          </table:table-cell>
          <table:table-cell office:value-type="string" calcext:value-type="string">
            <text:p>[0,128]</text:p>
          </table:table-cell>
          <table:table-cell office:value-type="string" calcext:value-type="string">
            <text:p>[0,66]</text:p>
          </table:table-cell>
          <table:table-cell office:value-type="string" calcext:value-type="string">
            <text:p>[-11,65]</text:p>
          </table:table-cell>
          <table:table-cell office:value-type="string" calcext:value-type="string">
            <text:p>[-24,64</text:p>
          </table:table-cell>
        </table:table-row>
        <table:table-row table:style-name="ro1">
          <table:table-cell/>
          <table:table-cell office:value-type="float" office:value="7128" calcext:value-type="float">
            <text:p>7128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4233" calcext:value-type="float">
            <text:p>14233</text:p>
          </table:table-cell>
          <table:table-cell office:value-type="float" office:value="15081" calcext:value-type="float">
            <text:p>15081</text:p>
          </table:table-cell>
          <table:table-cell office:value-type="float" office:value="16505" calcext:value-type="float">
            <text:p>16505</text:p>
          </table:table-cell>
          <table:table-cell office:value-type="float" office:value="12561" calcext:value-type="float">
            <text:p>12561</text:p>
          </table:table-cell>
          <table:table-cell office:value-type="float" office:value="13529" calcext:value-type="float">
            <text:p>13529</text:p>
          </table:table-cell>
          <table:table-cell office:value-type="float" office:value="15081" calcext:value-type="float">
            <text:p>15081</text:p>
          </table:table-cell>
          <table:table-cell office:value-type="float" office:value="15289" calcext:value-type="float">
            <text:p>15289</text:p>
          </table:table-cell>
          <table:table-cell office:value-type="float" office:value="16113" calcext:value-type="float">
            <text:p>16113</text:p>
          </table:table-cell>
          <table:table-cell office:value-type="float" office:value="16129" calcext:value-type="float">
            <text:p>161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64]</text:p>
          </table:table-cell>
          <table:table-cell office:value-type="string" calcext:value-type="string">
            <text:p>[0,127]</text:p>
          </table:table-cell>
          <table:table-cell office:value-type="string" calcext:value-type="string">
            <text:p>[0,40]</text:p>
          </table:table-cell>
          <table:table-cell office:value-type="string" calcext:value-type="string">
            <text:p>[-14,32]</text:p>
          </table:table-cell>
          <table:table-cell office:value-type="string" calcext:value-type="string">
            <text:p>[-64,35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72394" calcext:value-type="float">
            <text:p>272394</text:p>
          </table:table-cell>
          <table:table-cell office:value-type="float" office:value="281178" calcext:value-type="float">
            <text:p>281178</text:p>
          </table:table-cell>
          <table:table-cell office:value-type="float" office:value="237258" calcext:value-type="float">
            <text:p>237258</text:p>
          </table:table-cell>
          <table:table-cell office:value-type="float" office:value="128034" calcext:value-type="float">
            <text:p>128034</text:p>
          </table:table-cell>
          <table:table-cell office:value-type="float" office:value="134266" calcext:value-type="float">
            <text:p>134266</text:p>
          </table:table-cell>
          <table:table-cell office:value-type="float" office:value="155922" calcext:value-type="float">
            <text:p>155922</text:p>
          </table:table-cell>
          <table:table-cell office:value-type="float" office:value="111114" calcext:value-type="float">
            <text:p>111114</text:p>
          </table:table-cell>
          <table:table-cell office:value-type="float" office:value="117410" calcext:value-type="float">
            <text:p>117410</text:p>
          </table:table-cell>
          <table:table-cell office:value-type="float" office:value="137490" calcext:value-type="float">
            <text:p>137490</text:p>
          </table:table-cell>
          <table:table-cell office:value-type="float" office:value="138058" calcext:value-type="float">
            <text:p>138058</text:p>
          </table:table-cell>
          <table:table-cell office:value-type="float" office:value="141650" calcext:value-type="float">
            <text:p>141650</text:p>
          </table:table-cell>
          <table:table-cell office:value-type="float" office:value="152538" calcext:value-type="float">
            <text:p>152538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office:value-type="float" office:value="231" calcext:value-type="float">
            <text:p>231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3" office:value-type="float" office:value="31537" calcext:value-type="float">
            <text:p>31537</text:p>
          </table:table-cell>
          <table:table-cell table:number-columns-repeated="3" office:value-type="float" office:value="31313" calcext:value-type="float">
            <text:p>31313</text:p>
          </table:table-cell>
          <table:table-cell table:number-columns-repeated="3" office:value-type="float" office:value="27841" calcext:value-type="float">
            <text:p>2784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string" calcext:value-type="string">
            <text:p>[0,82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table:number-columns-repeated="2" office:value-type="float" office:value="32505" calcext:value-type="float">
            <text:p>32505</text:p>
          </table:table-cell>
          <table:table-cell office:value-type="float" office:value="26961" calcext:value-type="float">
            <text:p>26961</text:p>
          </table:table-cell>
          <table:table-cell table:number-columns-repeated="2" office:value-type="float" office:value="33745" calcext:value-type="float">
            <text:p>33745</text:p>
          </table:table-cell>
          <table:table-cell office:value-type="float" office:value="25273" calcext:value-type="float">
            <text:p>25273</text:p>
          </table:table-cell>
          <table:table-cell table:number-columns-repeated="2" office:value-type="float" office:value="29665" calcext:value-type="float">
            <text:p>29665</text:p>
          </table:table-cell>
          <table:table-cell office:value-type="float" office:value="23481" calcext:value-type="float">
            <text:p>2348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76,100]</text:p>
          </table:table-cell>
          <table:table-cell office:value-type="string" calcext:value-type="string">
            <text:p>[-76,100</text:p>
          </table:table-cell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9481" calcext:value-type="float">
            <text:p>29481</text:p>
          </table:table-cell>
          <table:table-cell office:value-type="float" office:value="27769" calcext:value-type="float">
            <text:p>27769</text:p>
          </table:table-cell>
          <table:table-cell office:value-type="float" office:value="26233" calcext:value-type="float">
            <text:p>26233</text:p>
          </table:table-cell>
          <table:table-cell office:value-type="float" office:value="29473" calcext:value-type="float">
            <text:p>29473</text:p>
          </table:table-cell>
          <table:table-cell office:value-type="float" office:value="28081" calcext:value-type="float">
            <text:p>28081</text:p>
          </table:table-cell>
          <table:table-cell office:value-type="float" office:value="25529" calcext:value-type="float">
            <text:p>25529</text:p>
          </table:table-cell>
          <table:table-cell office:value-type="float" office:value="26241" calcext:value-type="float">
            <text:p>26241</text:p>
          </table:table-cell>
          <table:table-cell office:value-type="float" office:value="25273" calcext:value-type="float">
            <text:p>25273</text:p>
          </table:table-cell>
          <table:table-cell office:value-type="float" office:value="23825" calcext:value-type="float">
            <text:p>238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4]</text:p>
          </table:table-cell>
          <table:table-cell office:value-type="string" calcext:value-type="string">
            <text:p>[0,199]</text:p>
          </table:table-cell>
          <table:table-cell office:value-type="string" calcext:value-type="string">
            <text:p>[0,85]</text:p>
          </table:table-cell>
          <table:table-cell office:value-type="string" calcext:value-type="string">
            <text:p>[-68,72]</text:p>
          </table:table-cell>
          <table:table-cell office:value-type="string" calcext:value-type="string">
            <text:p>[-100,78</text:p>
          </table:table-cell>
        </table:table-row>
        <table:table-row table:style-name="ro1">
          <table:table-cell/>
          <table:table-cell office:value-type="float" office:value="10268" calcext:value-type="float">
            <text:p>1026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9417" calcext:value-type="float">
            <text:p>29417</text:p>
          </table:table-cell>
          <table:table-cell office:value-type="float" office:value="28009" calcext:value-type="float">
            <text:p>28009</text:p>
          </table:table-cell>
          <table:table-cell office:value-type="float" office:value="28057" calcext:value-type="float">
            <text:p>28057</text:p>
          </table:table-cell>
          <table:table-cell office:value-type="float" office:value="29761" calcext:value-type="float">
            <text:p>29761</text:p>
          </table:table-cell>
          <table:table-cell office:value-type="float" office:value="28281" calcext:value-type="float">
            <text:p>28281</text:p>
          </table:table-cell>
          <table:table-cell office:value-type="float" office:value="27017" calcext:value-type="float">
            <text:p>27017</text:p>
          </table:table-cell>
          <table:table-cell office:value-type="float" office:value="26601" calcext:value-type="float">
            <text:p>26601</text:p>
          </table:table-cell>
          <table:table-cell office:value-type="float" office:value="26081" calcext:value-type="float">
            <text:p>26081</text:p>
          </table:table-cell>
          <table:table-cell office:value-type="float" office:value="24897" calcext:value-type="float">
            <text:p>248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9]</text:p>
          </table:table-cell>
          <table:table-cell office:value-type="string" calcext:value-type="string">
            <text:p>[0,158]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75,70]</text:p>
          </table:table-cell>
          <table:table-cell office:value-type="string" calcext:value-type="string">
            <text:p>[-79,79</text:p>
          </table:table-cell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3777" calcext:value-type="float">
            <text:p>33777</text:p>
          </table:table-cell>
          <table:table-cell office:value-type="float" office:value="32057" calcext:value-type="float">
            <text:p>32057</text:p>
          </table:table-cell>
          <table:table-cell office:value-type="float" office:value="34425" calcext:value-type="float">
            <text:p>34425</text:p>
          </table:table-cell>
          <table:table-cell office:value-type="float" office:value="33481" calcext:value-type="float">
            <text:p>33481</text:p>
          </table:table-cell>
          <table:table-cell office:value-type="float" office:value="30985" calcext:value-type="float">
            <text:p>30985</text:p>
          </table:table-cell>
          <table:table-cell office:value-type="float" office:value="33017" calcext:value-type="float">
            <text:p>33017</text:p>
          </table:table-cell>
          <table:table-cell office:value-type="float" office:value="29809" calcext:value-type="float">
            <text:p>29809</text:p>
          </table:table-cell>
          <table:table-cell office:value-type="float" office:value="28129" calcext:value-type="float">
            <text:p>28129</text:p>
          </table:table-cell>
          <table:table-cell office:value-type="float" office:value="29385" calcext:value-type="float">
            <text:p>293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3]</text:p>
          </table:table-cell>
          <table:table-cell office:value-type="string" calcext:value-type="string">
            <text:p>[0,153]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72,35]</text:p>
          </table:table-cell>
          <table:table-cell office:value-type="string" calcext:value-type="string">
            <text:p>[-77,75</text:p>
          </table:table-cell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8737" calcext:value-type="float">
            <text:p>28737</text:p>
          </table:table-cell>
          <table:table-cell office:value-type="float" office:value="34433" calcext:value-type="float">
            <text:p>34433</text:p>
          </table:table-cell>
          <table:table-cell office:value-type="float" office:value="27313" calcext:value-type="float">
            <text:p>27313</text:p>
          </table:table-cell>
          <table:table-cell office:value-type="float" office:value="28961" calcext:value-type="float">
            <text:p>28961</text:p>
          </table:table-cell>
          <table:table-cell office:value-type="float" office:value="33649" calcext:value-type="float">
            <text:p>33649</text:p>
          </table:table-cell>
          <table:table-cell office:value-type="float" office:value="25545" calcext:value-type="float">
            <text:p>25545</text:p>
          </table:table-cell>
          <table:table-cell office:value-type="float" office:value="26057" calcext:value-type="float">
            <text:p>26057</text:p>
          </table:table-cell>
          <table:table-cell office:value-type="float" office:value="29089" calcext:value-type="float">
            <text:p>29089</text:p>
          </table:table-cell>
          <table:table-cell office:value-type="float" office:value="23721" calcext:value-type="float">
            <text:p>237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9]</text:p>
          </table:table-cell>
          <table:table-cell office:value-type="string" calcext:value-type="string">
            <text:p>[0,169]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75,74]</text:p>
          </table:table-cell>
          <table:table-cell office:value-type="string" calcext:value-type="string">
            <text:p>[-85,72</text:p>
          </table:table-cell>
        </table:table-row>
        <table:table-row table:style-name="ro1">
          <table:table-cell/>
          <table:table-cell office:value-type="float" office:value="10172" calcext:value-type="float">
            <text:p>10172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26361" calcext:value-type="float">
            <text:p>26361</text:p>
          </table:table-cell>
          <table:table-cell office:value-type="float" office:value="27049" calcext:value-type="float">
            <text:p>27049</text:p>
          </table:table-cell>
          <table:table-cell office:value-type="float" office:value="25161" calcext:value-type="float">
            <text:p>25161</text:p>
          </table:table-cell>
          <table:table-cell office:value-type="float" office:value="29449" calcext:value-type="float">
            <text:p>29449</text:p>
          </table:table-cell>
          <table:table-cell office:value-type="float" office:value="26905" calcext:value-type="float">
            <text:p>26905</text:p>
          </table:table-cell>
          <table:table-cell office:value-type="float" office:value="23745" calcext:value-type="float">
            <text:p>23745</text:p>
          </table:table-cell>
          <table:table-cell office:value-type="float" office:value="27665" calcext:value-type="float">
            <text:p>27665</text:p>
          </table:table-cell>
          <table:table-cell office:value-type="float" office:value="24937" calcext:value-type="float">
            <text:p>24937</text:p>
          </table:table-cell>
          <table:table-cell office:value-type="float" office:value="23009" calcext:value-type="float">
            <text:p>23009</text:p>
          </table:table-cell>
          <table:table-cell office:value-type="float" office:value="25321" calcext:value-type="float">
            <text:p>253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41]</text:p>
          </table:table-cell>
          <table:table-cell office:value-type="string" calcext:value-type="string">
            <text:p>[0,143]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71,44]</text:p>
          </table:table-cell>
          <table:table-cell office:value-type="string" calcext:value-type="string">
            <text:p>[-72,46</text:p>
          </table:table-cell>
        </table:table-row>
        <table:table-row table:style-name="ro1">
          <table:table-cell/>
          <table:table-cell office:value-type="float" office:value="10265" calcext:value-type="float">
            <text:p>10265</text:p>
          </table:table-cell>
          <table:table-cell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9121" calcext:value-type="float">
            <text:p>29121</text:p>
          </table:table-cell>
          <table:table-cell office:value-type="float" office:value="23249" calcext:value-type="float">
            <text:p>23249</text:p>
          </table:table-cell>
          <table:table-cell office:value-type="float" office:value="29337" calcext:value-type="float">
            <text:p>29337</text:p>
          </table:table-cell>
          <table:table-cell office:value-type="float" office:value="29233" calcext:value-type="float">
            <text:p>29233</text:p>
          </table:table-cell>
          <table:table-cell office:value-type="float" office:value="21609" calcext:value-type="float">
            <text:p>21609</text:p>
          </table:table-cell>
          <table:table-cell office:value-type="float" office:value="27689" calcext:value-type="float">
            <text:p>27689</text:p>
          </table:table-cell>
          <table:table-cell office:value-type="float" office:value="26241" calcext:value-type="float">
            <text:p>26241</text:p>
          </table:table-cell>
          <table:table-cell office:value-type="float" office:value="20369" calcext:value-type="float">
            <text:p>20369</text:p>
          </table:table-cell>
          <table:table-cell office:value-type="float" office:value="25281" calcext:value-type="float">
            <text:p>2528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129]</text:p>
          </table:table-cell>
          <table:table-cell office:value-type="string" calcext:value-type="string">
            <text:p>[0,98]</text:p>
          </table:table-cell>
          <table:table-cell office:value-type="string" calcext:value-type="string">
            <text:p>[0,69]</text:p>
          </table:table-cell>
          <table:table-cell office:value-type="string" calcext:value-type="string">
            <text:p>[-65,56]</text:p>
          </table:table-cell>
          <table:table-cell office:value-type="string" calcext:value-type="string">
            <text:p>[-38,49</text:p>
          </table:table-cell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32529" calcext:value-type="float">
            <text:p>32529</text:p>
          </table:table-cell>
          <table:table-cell office:value-type="float" office:value="29089" calcext:value-type="float">
            <text:p>29089</text:p>
          </table:table-cell>
          <table:table-cell office:value-type="float" office:value="23513" calcext:value-type="float">
            <text:p>23513</text:p>
          </table:table-cell>
          <table:table-cell office:value-type="float" office:value="32905" calcext:value-type="float">
            <text:p>32905</text:p>
          </table:table-cell>
          <table:table-cell office:value-type="float" office:value="27801" calcext:value-type="float">
            <text:p>27801</text:p>
          </table:table-cell>
          <table:table-cell office:value-type="float" office:value="22633" calcext:value-type="float">
            <text:p>22633</text:p>
          </table:table-cell>
          <table:table-cell office:value-type="float" office:value="28665" calcext:value-type="float">
            <text:p>28665</text:p>
          </table:table-cell>
          <table:table-cell office:value-type="float" office:value="25017" calcext:value-type="float">
            <text:p>25017</text:p>
          </table:table-cell>
          <table:table-cell office:value-type="float" office:value="21705" calcext:value-type="float">
            <text:p>2170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53]</text:p>
          </table:table-cell>
          <table:table-cell office:value-type="string" calcext:value-type="string">
            <text:p>[0,119]</text:p>
          </table:table-cell>
          <table:table-cell office:value-type="string" calcext:value-type="string">
            <text:p>[0,62]</text:p>
          </table:table-cell>
          <table:table-cell office:value-type="string" calcext:value-type="string">
            <text:p>[-77,44]</text:p>
          </table:table-cell>
          <table:table-cell office:value-type="string" calcext:value-type="string">
            <text:p>[-60,49</text:p>
          </table:table-cell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7457" calcext:value-type="float">
            <text:p>27457</text:p>
          </table:table-cell>
          <table:table-cell office:value-type="float" office:value="33057" calcext:value-type="float">
            <text:p>33057</text:p>
          </table:table-cell>
          <table:table-cell office:value-type="float" office:value="31385" calcext:value-type="float">
            <text:p>31385</text:p>
          </table:table-cell>
          <table:table-cell office:value-type="float" office:value="27441" calcext:value-type="float">
            <text:p>27441</text:p>
          </table:table-cell>
          <table:table-cell office:value-type="float" office:value="32273" calcext:value-type="float">
            <text:p>32273</text:p>
          </table:table-cell>
          <table:table-cell office:value-type="float" office:value="29377" calcext:value-type="float">
            <text:p>29377</text:p>
          </table:table-cell>
          <table:table-cell office:value-type="float" office:value="25561" calcext:value-type="float">
            <text:p>25561</text:p>
          </table:table-cell>
          <table:table-cell office:value-type="float" office:value="29121" calcext:value-type="float">
            <text:p>29121</text:p>
          </table:table-cell>
          <table:table-cell office:value-type="float" office:value="26497" calcext:value-type="float">
            <text:p>2649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5]</text:p>
          </table:table-cell>
          <table:table-cell office:value-type="string" calcext:value-type="string">
            <text:p>[0,146]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63,52]</text:p>
          </table:table-cell>
          <table:table-cell office:value-type="string" calcext:value-type="string">
            <text:p>[-48,73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42666" calcext:value-type="float">
            <text:p>342666</text:p>
          </table:table-cell>
          <table:table-cell office:value-type="float" office:value="338274" calcext:value-type="float">
            <text:p>338274</text:p>
          </table:table-cell>
          <table:table-cell office:value-type="float" office:value="298746" calcext:value-type="float">
            <text:p>298746</text:p>
          </table:table-cell>
          <table:table-cell office:value-type="float" office:value="301610" calcext:value-type="float">
            <text:p>301610</text:p>
          </table:table-cell>
          <table:table-cell office:value-type="float" office:value="296866" calcext:value-type="float">
            <text:p>296866</text:p>
          </table:table-cell>
          <table:table-cell office:value-type="float" office:value="288210" calcext:value-type="float">
            <text:p>288210</text:p>
          </table:table-cell>
          <table:table-cell office:value-type="float" office:value="303218" calcext:value-type="float">
            <text:p>303218</text:p>
          </table:table-cell>
          <table:table-cell office:value-type="float" office:value="291482" calcext:value-type="float">
            <text:p>291482</text:p>
          </table:table-cell>
          <table:table-cell office:value-type="float" office:value="275058" calcext:value-type="float">
            <text:p>275058</text:p>
          </table:table-cell>
          <table:table-cell office:value-type="float" office:value="271618" calcext:value-type="float">
            <text:p>271618</text:p>
          </table:table-cell>
          <table:table-cell office:value-type="float" office:value="263594" calcext:value-type="float">
            <text:p>263594</text:p>
          </table:table-cell>
          <table:table-cell office:value-type="float" office:value="251954" calcext:value-type="float">
            <text:p>251954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8" calcext:value-type="float">
            <text:p>6698</text:p>
          </table:table-cell>
          <table:table-cell office:value-type="float" office:value="21969" calcext:value-type="float">
            <text:p>21969</text:p>
          </table:table-cell>
          <table:table-cell office:value-type="float" office:value="10777" calcext:value-type="float">
            <text:p>10777</text:p>
          </table:table-cell>
          <table:table-cell office:value-type="float" office:value="9233" calcext:value-type="float">
            <text:p>9233</text:p>
          </table:table-cell>
          <table:table-cell office:value-type="float" office:value="12433" calcext:value-type="float">
            <text:p>12433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19]</text:p>
          </table:table-cell>
          <table:table-cell office:value-type="string" calcext:value-type="string">
            <text:p>[-9,11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office:value-type="float" office:value="21969" calcext:value-type="float">
            <text:p>21969</text:p>
          </table:table-cell>
          <table:table-cell office:value-type="float" office:value="10769" calcext:value-type="float">
            <text:p>10769</text:p>
          </table:table-cell>
          <table:table-cell office:value-type="float" office:value="9177" calcext:value-type="float">
            <text:p>9177</text:p>
          </table:table-cell>
          <table:table-cell office:value-type="float" office:value="12401" calcext:value-type="float">
            <text:p>12401</text:p>
          </table:table-cell>
          <table:table-cell office:value-type="float" office:value="21969" calcext:value-type="float">
            <text:p>21969</text:p>
          </table:table-cell>
          <table:table-cell office:value-type="float" office:value="11785" calcext:value-type="float">
            <text:p>11785</text:p>
          </table:table-cell>
          <table:table-cell office:value-type="float" office:value="10105" calcext:value-type="float">
            <text:p>10105</text:p>
          </table:table-cell>
          <table:table-cell office:value-type="float" office:value="13041" calcext:value-type="float">
            <text:p>130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5]</text:p>
          </table:table-cell>
          <table:table-cell office:value-type="string" calcext:value-type="string">
            <text:p>[-11,12]</text:p>
          </table:table-cell>
          <table:table-cell office:value-type="string" calcext:value-type="string">
            <text:p>[-12,1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office:value-type="float" office:value="30753" calcext:value-type="float">
            <text:p>30753</text:p>
          </table:table-cell>
          <table:table-cell office:value-type="float" office:value="11161" calcext:value-type="float">
            <text:p>11161</text:p>
          </table:table-cell>
          <table:table-cell office:value-type="float" office:value="9553" calcext:value-type="float">
            <text:p>9553</text:p>
          </table:table-cell>
          <table:table-cell office:value-type="float" office:value="12641" calcext:value-type="float">
            <text:p>12641</text:p>
          </table:table-cell>
          <table:table-cell office:value-type="float" office:value="30753" calcext:value-type="float">
            <text:p>30753</text:p>
          </table:table-cell>
          <table:table-cell office:value-type="float" office:value="12513" calcext:value-type="float">
            <text:p>12513</text:p>
          </table:table-cell>
          <table:table-cell office:value-type="float" office:value="10817" calcext:value-type="float">
            <text:p>10817</text:p>
          </table:table-cell>
          <table:table-cell office:value-type="float" office:value="13529" calcext:value-type="float">
            <text:p>135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23,48]</text:p>
          </table:table-cell>
          <table:table-cell office:value-type="string" calcext:value-type="string">
            <text:p>[-23,4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office:value-type="float" office:value="30753" calcext:value-type="float">
            <text:p>30753</text:p>
          </table:table-cell>
          <table:table-cell office:value-type="float" office:value="9193" calcext:value-type="float">
            <text:p>9193</text:p>
          </table:table-cell>
          <table:table-cell office:value-type="float" office:value="7889" calcext:value-type="float">
            <text:p>7889</text:p>
          </table:table-cell>
          <table:table-cell office:value-type="float" office:value="11553" calcext:value-type="float">
            <text:p>11553</text:p>
          </table:table-cell>
          <table:table-cell office:value-type="float" office:value="30753" calcext:value-type="float">
            <text:p>30753</text:p>
          </table:table-cell>
          <table:table-cell office:value-type="float" office:value="11545" calcext:value-type="float">
            <text:p>11545</text:p>
          </table:table-cell>
          <table:table-cell office:value-type="float" office:value="9905" calcext:value-type="float">
            <text:p>9905</text:p>
          </table:table-cell>
          <table:table-cell office:value-type="float" office:value="12897" calcext:value-type="float">
            <text:p>1289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47]</text:p>
          </table:table-cell>
          <table:table-cell office:value-type="string" calcext:value-type="string">
            <text:p>[-38,26]</text:p>
          </table:table-cell>
          <table:table-cell office:value-type="string" calcext:value-type="string">
            <text:p>[-39,2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office:value-type="float" office:value="30753" calcext:value-type="float">
            <text:p>30753</text:p>
          </table:table-cell>
          <table:table-cell office:value-type="float" office:value="10897" calcext:value-type="float">
            <text:p>10897</text:p>
          </table:table-cell>
          <table:table-cell office:value-type="float" office:value="9369" calcext:value-type="float">
            <text:p>9369</text:p>
          </table:table-cell>
          <table:table-cell office:value-type="float" office:value="12545" calcext:value-type="float">
            <text:p>12545</text:p>
          </table:table-cell>
          <table:table-cell office:value-type="float" office:value="30753" calcext:value-type="float">
            <text:p>30753</text:p>
          </table:table-cell>
          <table:table-cell office:value-type="float" office:value="12801" calcext:value-type="float">
            <text:p>12801</text:p>
          </table:table-cell>
          <table:table-cell office:value-type="float" office:value="11177" calcext:value-type="float">
            <text:p>11177</text:p>
          </table:table-cell>
          <table:table-cell office:value-type="float" office:value="13729" calcext:value-type="float">
            <text:p>137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1]</text:p>
          </table:table-cell>
          <table:table-cell office:value-type="string" calcext:value-type="string">
            <text:p>[-34,37]</text:p>
          </table:table-cell>
          <table:table-cell office:value-type="string" calcext:value-type="string">
            <text:p>[-33,3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21969" calcext:value-type="float">
            <text:p>21969</text:p>
          </table:table-cell>
          <table:table-cell office:value-type="float" office:value="10545" calcext:value-type="float">
            <text:p>10545</text:p>
          </table:table-cell>
          <table:table-cell office:value-type="float" office:value="8889" calcext:value-type="float">
            <text:p>8889</text:p>
          </table:table-cell>
          <table:table-cell office:value-type="float" office:value="12249" calcext:value-type="float">
            <text:p>12249</text:p>
          </table:table-cell>
          <table:table-cell office:value-type="float" office:value="21969" calcext:value-type="float">
            <text:p>21969</text:p>
          </table:table-cell>
          <table:table-cell office:value-type="float" office:value="12825" calcext:value-type="float">
            <text:p>12825</text:p>
          </table:table-cell>
          <table:table-cell office:value-type="float" office:value="11081" calcext:value-type="float">
            <text:p>11081</text:p>
          </table:table-cell>
          <table:table-cell office:value-type="float" office:value="13681" calcext:value-type="float">
            <text:p>136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4]</text:p>
          </table:table-cell>
          <table:table-cell office:value-type="string" calcext:value-type="string">
            <text:p>[-14,12]</text:p>
          </table:table-cell>
          <table:table-cell office:value-type="string" calcext:value-type="string">
            <text:p>[-12,1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office:value-type="float" office:value="21969" calcext:value-type="float">
            <text:p>21969</text:p>
          </table:table-cell>
          <table:table-cell office:value-type="float" office:value="11409" calcext:value-type="float">
            <text:p>11409</text:p>
          </table:table-cell>
          <table:table-cell office:value-type="float" office:value="9665" calcext:value-type="float">
            <text:p>9665</text:p>
          </table:table-cell>
          <table:table-cell office:value-type="float" office:value="12729" calcext:value-type="float">
            <text:p>12729</text:p>
          </table:table-cell>
          <table:table-cell office:value-type="float" office:value="21969" calcext:value-type="float">
            <text:p>21969</text:p>
          </table:table-cell>
          <table:table-cell office:value-type="float" office:value="13265" calcext:value-type="float">
            <text:p>13265</text:p>
          </table:table-cell>
          <table:table-cell office:value-type="float" office:value="11473" calcext:value-type="float">
            <text:p>11473</text:p>
          </table:table-cell>
          <table:table-cell office:value-type="float" office:value="13969" calcext:value-type="float">
            <text:p>139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6]</text:p>
          </table:table-cell>
          <table:table-cell office:value-type="string" calcext:value-type="string">
            <text:p>[-8,11]</text:p>
          </table:table-cell>
          <table:table-cell office:value-type="string" calcext:value-type="string">
            <text:p>[-11,1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26361" calcext:value-type="float">
            <text:p>26361</text:p>
          </table:table-cell>
          <table:table-cell office:value-type="float" office:value="10209" calcext:value-type="float">
            <text:p>10209</text:p>
          </table:table-cell>
          <table:table-cell office:value-type="float" office:value="8729" calcext:value-type="float">
            <text:p>8729</text:p>
          </table:table-cell>
          <table:table-cell office:value-type="float" office:value="12137" calcext:value-type="float">
            <text:p>12137</text:p>
          </table:table-cell>
          <table:table-cell office:value-type="float" office:value="26361" calcext:value-type="float">
            <text:p>26361</text:p>
          </table:table-cell>
          <table:table-cell office:value-type="float" office:value="12633" calcext:value-type="float">
            <text:p>12633</text:p>
          </table:table-cell>
          <table:table-cell office:value-type="float" office:value="10953" calcext:value-type="float">
            <text:p>10953</text:p>
          </table:table-cell>
          <table:table-cell office:value-type="float" office:value="13593" calcext:value-type="float">
            <text:p>135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[0,25]</text:p>
          </table:table-cell>
          <table:table-cell office:value-type="string" calcext:value-type="string">
            <text:p>[-21,21]</text:p>
          </table:table-cell>
          <table:table-cell office:value-type="string" calcext:value-type="string">
            <text:p>[-20,2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59" calcext:value-type="float">
            <text:p>10659</text:p>
          </table:table-cell>
          <table:table-cell office:value-type="float" office:value="30753" calcext:value-type="float">
            <text:p>30753</text:p>
          </table:table-cell>
          <table:table-cell office:value-type="float" office:value="11249" calcext:value-type="float">
            <text:p>11249</text:p>
          </table:table-cell>
          <table:table-cell office:value-type="float" office:value="9609" calcext:value-type="float">
            <text:p>9609</text:p>
          </table:table-cell>
          <table:table-cell office:value-type="float" office:value="12705" calcext:value-type="float">
            <text:p>12705</text:p>
          </table:table-cell>
          <table:table-cell office:value-type="float" office:value="30753" calcext:value-type="float">
            <text:p>30753</text:p>
          </table:table-cell>
          <table:table-cell office:value-type="float" office:value="12921" calcext:value-type="float">
            <text:p>12921</text:p>
          </table:table-cell>
          <table:table-cell office:value-type="float" office:value="11201" calcext:value-type="float">
            <text:p>11201</text:p>
          </table:table-cell>
          <table:table-cell office:value-type="float" office:value="13761" calcext:value-type="float">
            <text:p>1376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66]</text:p>
          </table:table-cell>
          <table:table-cell office:value-type="string" calcext:value-type="string">
            <text:p>[-49,38]</text:p>
          </table:table-cell>
          <table:table-cell office:value-type="string" calcext:value-type="string">
            <text:p>[-49,4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28" calcext:value-type="float">
            <text:p>7128</text:p>
          </table:table-cell>
          <table:table-cell office:value-type="float" office:value="26361" calcext:value-type="float">
            <text:p>26361</text:p>
          </table:table-cell>
          <table:table-cell office:value-type="float" office:value="12097" calcext:value-type="float">
            <text:p>12097</text:p>
          </table:table-cell>
          <table:table-cell office:value-type="float" office:value="10297" calcext:value-type="float">
            <text:p>10297</text:p>
          </table:table-cell>
          <table:table-cell office:value-type="float" office:value="13177" calcext:value-type="float">
            <text:p>13177</text:p>
          </table:table-cell>
          <table:table-cell office:value-type="float" office:value="26361" calcext:value-type="float">
            <text:p>26361</text:p>
          </table:table-cell>
          <table:table-cell office:value-type="float" office:value="13537" calcext:value-type="float">
            <text:p>13537</text:p>
          </table:table-cell>
          <table:table-cell office:value-type="float" office:value="11785" calcext:value-type="float">
            <text:p>11785</text:p>
          </table:table-cell>
          <table:table-cell office:value-type="float" office:value="14137" calcext:value-type="float">
            <text:p>1413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[0,40]</text:p>
          </table:table-cell>
          <table:table-cell office:value-type="string" calcext:value-type="string">
            <text:p>[-22,22]</text:p>
          </table:table-cell>
          <table:table-cell office:value-type="string" calcext:value-type="string">
            <text:p>[-20,22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63610" calcext:value-type="float">
            <text:p>263610</text:p>
          </table:table-cell>
          <table:table-cell office:value-type="float" office:value="108306" calcext:value-type="float">
            <text:p>108306</text:p>
          </table:table-cell>
          <table:table-cell office:value-type="float" office:value="92410" calcext:value-type="float">
            <text:p>92410</text:p>
          </table:table-cell>
          <table:table-cell office:value-type="float" office:value="124570" calcext:value-type="float">
            <text:p>124570</text:p>
          </table:table-cell>
          <table:table-cell office:value-type="float" office:value="246042" calcext:value-type="float">
            <text:p>246042</text:p>
          </table:table-cell>
          <table:table-cell office:value-type="float" office:value="118794" calcext:value-type="float">
            <text:p>118794</text:p>
          </table:table-cell>
          <table:table-cell office:value-type="float" office:value="103466" calcext:value-type="float">
            <text:p>103466</text:p>
          </table:table-cell>
          <table:table-cell office:value-type="float" office:value="131738" calcext:value-type="float">
            <text:p>131738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57" calcext:value-type="float">
            <text:p>257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office:value-type="float" office:value="30753" calcext:value-type="float">
            <text:p>30753</text:p>
          </table:table-cell>
          <table:table-cell office:value-type="float" office:value="24777" calcext:value-type="float">
            <text:p>24777</text:p>
          </table:table-cell>
          <table:table-cell office:value-type="float" office:value="23721" calcext:value-type="float">
            <text:p>23721</text:p>
          </table:table-cell>
          <table:table-cell office:value-type="float" office:value="22569" calcext:value-type="float">
            <text:p>2256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82]</text:p>
          </table:table-cell>
          <table:table-cell office:value-type="string" calcext:value-type="string">
            <text:p>[-56,58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office:value-type="float" office:value="35145" calcext:value-type="float">
            <text:p>35145</text:p>
          </table:table-cell>
          <table:table-cell office:value-type="float" office:value="16673" calcext:value-type="float">
            <text:p>16673</text:p>
          </table:table-cell>
          <table:table-cell office:value-type="float" office:value="14921" calcext:value-type="float">
            <text:p>14921</text:p>
          </table:table-cell>
          <table:table-cell office:value-type="float" office:value="16313" calcext:value-type="float">
            <text:p>16313</text:p>
          </table:table-cell>
          <table:table-cell office:value-type="float" office:value="35145" calcext:value-type="float">
            <text:p>35145</text:p>
          </table:table-cell>
          <table:table-cell office:value-type="float" office:value="26849" calcext:value-type="float">
            <text:p>26849</text:p>
          </table:table-cell>
          <table:table-cell office:value-type="float" office:value="25985" calcext:value-type="float">
            <text:p>25985</text:p>
          </table:table-cell>
          <table:table-cell office:value-type="float" office:value="24129" calcext:value-type="float">
            <text:p>241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91,94]</text:p>
          </table:table-cell>
          <table:table-cell office:value-type="string" calcext:value-type="string">
            <text:p>[-92,10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office:value-type="float" office:value="30753" calcext:value-type="float">
            <text:p>30753</text:p>
          </table:table-cell>
          <table:table-cell office:value-type="float" office:value="21385" calcext:value-type="float">
            <text:p>21385</text:p>
          </table:table-cell>
          <table:table-cell office:value-type="float" office:value="20433" calcext:value-type="float">
            <text:p>20433</text:p>
          </table:table-cell>
          <table:table-cell office:value-type="float" office:value="20321" calcext:value-type="float">
            <text:p>20321</text:p>
          </table:table-cell>
          <table:table-cell office:value-type="float" office:value="35145" calcext:value-type="float">
            <text:p>35145</text:p>
          </table:table-cell>
          <table:table-cell office:value-type="float" office:value="27017" calcext:value-type="float">
            <text:p>27017</text:p>
          </table:table-cell>
          <table:table-cell office:value-type="float" office:value="26609" calcext:value-type="float">
            <text:p>26609</text:p>
          </table:table-cell>
          <table:table-cell office:value-type="float" office:value="24641" calcext:value-type="float">
            <text:p>246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85]</text:p>
          </table:table-cell>
          <table:table-cell office:value-type="string" calcext:value-type="string">
            <text:p>[-60,62]</text:p>
          </table:table-cell>
          <table:table-cell office:value-type="string" calcext:value-type="string">
            <text:p>[-88,8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8" calcext:value-type="float">
            <text:p>10268</text:p>
          </table:table-cell>
          <table:table-cell office:value-type="float" office:value="30753" calcext:value-type="float">
            <text:p>30753</text:p>
          </table:table-cell>
          <table:table-cell office:value-type="float" office:value="20689" calcext:value-type="float">
            <text:p>20689</text:p>
          </table:table-cell>
          <table:table-cell office:value-type="float" office:value="19113" calcext:value-type="float">
            <text:p>19113</text:p>
          </table:table-cell>
          <table:table-cell office:value-type="float" office:value="19345" calcext:value-type="float">
            <text:p>19345</text:p>
          </table:table-cell>
          <table:table-cell office:value-type="float" office:value="35145" calcext:value-type="float">
            <text:p>35145</text:p>
          </table:table-cell>
          <table:table-cell office:value-type="float" office:value="26985" calcext:value-type="float">
            <text:p>26985</text:p>
          </table:table-cell>
          <table:table-cell office:value-type="float" office:value="26233" calcext:value-type="float">
            <text:p>26233</text:p>
          </table:table-cell>
          <table:table-cell office:value-type="float" office:value="24401" calcext:value-type="float">
            <text:p>244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60,61]</text:p>
          </table:table-cell>
          <table:table-cell office:value-type="string" calcext:value-type="string">
            <text:p>[-87,9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office:value-type="float" office:value="30753" calcext:value-type="float">
            <text:p>30753</text:p>
          </table:table-cell>
          <table:table-cell office:value-type="float" office:value="18585" calcext:value-type="float">
            <text:p>18585</text:p>
          </table:table-cell>
          <table:table-cell office:value-type="float" office:value="16561" calcext:value-type="float">
            <text:p>16561</text:p>
          </table:table-cell>
          <table:table-cell office:value-type="float" office:value="17409" calcext:value-type="float">
            <text:p>17409</text:p>
          </table:table-cell>
          <table:table-cell office:value-type="float" office:value="35145" calcext:value-type="float">
            <text:p>35145</text:p>
          </table:table-cell>
          <table:table-cell office:value-type="float" office:value="26545" calcext:value-type="float">
            <text:p>26545</text:p>
          </table:table-cell>
          <table:table-cell office:value-type="float" office:value="25505" calcext:value-type="float">
            <text:p>25505</text:p>
          </table:table-cell>
          <table:table-cell office:value-type="float" office:value="23817" calcext:value-type="float">
            <text:p>238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48,58]</text:p>
          </table:table-cell>
          <table:table-cell office:value-type="string" calcext:value-type="string">
            <text:p>[-63,6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office:value-type="float" office:value="35145" calcext:value-type="float">
            <text:p>35145</text:p>
          </table:table-cell>
          <table:table-cell office:value-type="float" office:value="19777" calcext:value-type="float">
            <text:p>19777</text:p>
          </table:table-cell>
          <table:table-cell office:value-type="float" office:value="18201" calcext:value-type="float">
            <text:p>18201</text:p>
          </table:table-cell>
          <table:table-cell office:value-type="float" office:value="18673" calcext:value-type="float">
            <text:p>18673</text:p>
          </table:table-cell>
          <table:table-cell office:value-type="float" office:value="35145" calcext:value-type="float">
            <text:p>35145</text:p>
          </table:table-cell>
          <table:table-cell office:value-type="float" office:value="26649" calcext:value-type="float">
            <text:p>26649</text:p>
          </table:table-cell>
          <table:table-cell office:value-type="float" office:value="25825" calcext:value-type="float">
            <text:p>25825</text:p>
          </table:table-cell>
          <table:table-cell office:value-type="float" office:value="24041" calcext:value-type="float">
            <text:p>240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67,59]</text:p>
          </table:table-cell>
          <table:table-cell office:value-type="string" calcext:value-type="string">
            <text:p>[-89,8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2" calcext:value-type="float">
            <text:p>10172</text:p>
          </table:table-cell>
          <table:table-cell office:value-type="float" office:value="30753" calcext:value-type="float">
            <text:p>30753</text:p>
          </table:table-cell>
          <table:table-cell office:value-type="float" office:value="17705" calcext:value-type="float">
            <text:p>17705</text:p>
          </table:table-cell>
          <table:table-cell office:value-type="float" office:value="15857" calcext:value-type="float">
            <text:p>15857</text:p>
          </table:table-cell>
          <table:table-cell office:value-type="float" office:value="16993" calcext:value-type="float">
            <text:p>16993</text:p>
          </table:table-cell>
          <table:table-cell office:value-type="float" office:value="30753" calcext:value-type="float">
            <text:p>30753</text:p>
          </table:table-cell>
          <table:table-cell office:value-type="float" office:value="25849" calcext:value-type="float">
            <text:p>25849</text:p>
          </table:table-cell>
          <table:table-cell office:value-type="float" office:value="24817" calcext:value-type="float">
            <text:p>24817</text:p>
          </table:table-cell>
          <table:table-cell office:value-type="float" office:value="23313" calcext:value-type="float">
            <text:p>233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35,37]</text:p>
          </table:table-cell>
          <table:table-cell office:value-type="string" calcext:value-type="string">
            <text:p>[-61,6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5" calcext:value-type="float">
            <text:p>10265</text:p>
          </table:table-cell>
          <table:table-cell office:value-type="float" office:value="30753" calcext:value-type="float">
            <text:p>30753</text:p>
          </table:table-cell>
          <table:table-cell office:value-type="float" office:value="19041" calcext:value-type="float">
            <text:p>19041</text:p>
          </table:table-cell>
          <table:table-cell office:value-type="float" office:value="17209" calcext:value-type="float">
            <text:p>17209</text:p>
          </table:table-cell>
          <table:table-cell office:value-type="float" office:value="17993" calcext:value-type="float">
            <text:p>17993</text:p>
          </table:table-cell>
          <table:table-cell office:value-type="float" office:value="35145" calcext:value-type="float">
            <text:p>35145</text:p>
          </table:table-cell>
          <table:table-cell office:value-type="float" office:value="26857" calcext:value-type="float">
            <text:p>26857</text:p>
          </table:table-cell>
          <table:table-cell office:value-type="float" office:value="25833" calcext:value-type="float">
            <text:p>25833</text:p>
          </table:table-cell>
          <table:table-cell office:value-type="float" office:value="24041" calcext:value-type="float">
            <text:p>240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69]</text:p>
          </table:table-cell>
          <table:table-cell office:value-type="string" calcext:value-type="string">
            <text:p>[-46,41]</text:p>
          </table:table-cell>
          <table:table-cell office:value-type="string" calcext:value-type="string">
            <text:p>[-65,68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0753" calcext:value-type="float">
            <text:p>30753</text:p>
          </table:table-cell>
          <table:table-cell office:value-type="float" office:value="17137" calcext:value-type="float">
            <text:p>17137</text:p>
          </table:table-cell>
          <table:table-cell office:value-type="float" office:value="15617" calcext:value-type="float">
            <text:p>15617</text:p>
          </table:table-cell>
          <table:table-cell office:value-type="float" office:value="16905" calcext:value-type="float">
            <text:p>16905</text:p>
          </table:table-cell>
          <table:table-cell office:value-type="float" office:value="35145" calcext:value-type="float">
            <text:p>35145</text:p>
          </table:table-cell>
          <table:table-cell office:value-type="float" office:value="26817" calcext:value-type="float">
            <text:p>26817</text:p>
          </table:table-cell>
          <table:table-cell office:value-type="float" office:value="25897" calcext:value-type="float">
            <text:p>25897</text:p>
          </table:table-cell>
          <table:table-cell office:value-type="float" office:value="24121" calcext:value-type="float">
            <text:p>241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62]</text:p>
          </table:table-cell>
          <table:table-cell office:value-type="string" calcext:value-type="string">
            <text:p>[-41,49]</text:p>
          </table:table-cell>
          <table:table-cell office:value-type="string" calcext:value-type="string">
            <text:p>[-78,6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office:value-type="float" office:value="30753" calcext:value-type="float">
            <text:p>30753</text:p>
          </table:table-cell>
          <table:table-cell office:value-type="float" office:value="18673" calcext:value-type="float">
            <text:p>18673</text:p>
          </table:table-cell>
          <table:table-cell office:value-type="float" office:value="16777" calcext:value-type="float">
            <text:p>16777</text:p>
          </table:table-cell>
          <table:table-cell office:value-type="float" office:value="17641" calcext:value-type="float">
            <text:p>17641</text:p>
          </table:table-cell>
          <table:table-cell office:value-type="float" office:value="35145" calcext:value-type="float">
            <text:p>35145</text:p>
          </table:table-cell>
          <table:table-cell office:value-type="float" office:value="26153" calcext:value-type="float">
            <text:p>26153</text:p>
          </table:table-cell>
          <table:table-cell office:value-type="float" office:value="25185" calcext:value-type="float">
            <text:p>25185</text:p>
          </table:table-cell>
          <table:table-cell office:value-type="float" office:value="23601" calcext:value-type="float">
            <text:p>236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55,48]</text:p>
          </table:table-cell>
          <table:table-cell office:value-type="string" calcext:value-type="string">
            <text:p>[-74,67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6314" calcext:value-type="float">
            <text:p>316314</text:p>
          </table:table-cell>
          <table:table-cell office:value-type="float" office:value="194442" calcext:value-type="float">
            <text:p>194442</text:p>
          </table:table-cell>
          <table:table-cell office:value-type="float" office:value="178410" calcext:value-type="float">
            <text:p>178410</text:p>
          </table:table-cell>
          <table:table-cell office:value-type="float" office:value="184162" calcext:value-type="float">
            <text:p>184162</text:p>
          </table:table-cell>
          <table:table-cell office:value-type="float" office:value="316314" calcext:value-type="float">
            <text:p>316314</text:p>
          </table:table-cell>
          <table:table-cell office:value-type="float" office:value="244690" calcext:value-type="float">
            <text:p>244690</text:p>
          </table:table-cell>
          <table:table-cell office:value-type="float" office:value="236858" calcext:value-type="float">
            <text:p>236858</text:p>
          </table:table-cell>
          <table:table-cell office:value-type="float" office:value="225506" calcext:value-type="float">
            <text:p>225506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08" calcext:value-type="float">
            <text:p>308</text:p>
          </table:table-cell>
          <table:table-cell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308" calcext:value-type="float">
            <text:p>308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RGA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3" office:value-type="float" office:value="40417" calcext:value-type="float">
            <text:p>40417</text:p>
          </table:table-cell>
          <table:table-cell table:number-columns-repeated="3" office:value-type="float" office:value="42505" calcext:value-type="float">
            <text:p>42505</text:p>
          </table:table-cell>
          <table:table-cell table:number-columns-repeated="3" office:value-type="float" office:value="35921" calcext:value-type="float">
            <text:p>3592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string" calcext:value-type="string">
            <text:p>[0,72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2" office:value-type="float" office:value="13625" calcext:value-type="float">
            <text:p>13625</text:p>
          </table:table-cell>
          <table:table-cell office:value-type="float" office:value="40393" calcext:value-type="float">
            <text:p>40393</text:p>
          </table:table-cell>
          <table:table-cell table:number-columns-repeated="2" office:value-type="float" office:value="11697" calcext:value-type="float">
            <text:p>11697</text:p>
          </table:table-cell>
          <table:table-cell office:value-type="float" office:value="42473" calcext:value-type="float">
            <text:p>42473</text:p>
          </table:table-cell>
          <table:table-cell table:number-columns-repeated="2" office:value-type="float" office:value="13977" calcext:value-type="float">
            <text:p>13977</text:p>
          </table:table-cell>
          <table:table-cell office:value-type="float" office:value="35889" calcext:value-type="float">
            <text:p>35889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string" calcext:value-type="string">
            <text:p>[0,99]</text:p>
          </table:table-cell>
          <table:table-cell office:value-type="string" calcext:value-type="string">
            <text:p>[0,71]</text:p>
          </table:table-cell>
          <table:table-cell office:value-type="string" calcext:value-type="string">
            <text:p>[-50,16]</text:p>
          </table:table-cell>
          <table:table-cell office:value-type="string" calcext:value-type="string">
            <text:p>[-50,16</text:p>
          </table:table-cell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table:number-columns-repeated="3" office:value-type="float" office:value="30753" calcext:value-type="float">
            <text:p>30753</text:p>
          </table:table-cell>
          <table:table-cell office:value-type="float" office:value="28961" calcext:value-type="float">
            <text:p>28961</text:p>
          </table:table-cell>
          <table:table-cell office:value-type="float" office:value="28889" calcext:value-type="float">
            <text:p>28889</text:p>
          </table:table-cell>
          <table:table-cell office:value-type="float" office:value="39857" calcext:value-type="float">
            <text:p>39857</text:p>
          </table:table-cell>
          <table:table-cell office:value-type="float" office:value="27209" calcext:value-type="float">
            <text:p>27209</text:p>
          </table:table-cell>
          <table:table-cell office:value-type="float" office:value="27169" calcext:value-type="float">
            <text:p>27169</text:p>
          </table:table-cell>
          <table:table-cell office:value-type="float" office:value="41625" calcext:value-type="float">
            <text:p>41625</text:p>
          </table:table-cell>
          <table:table-cell office:value-type="float" office:value="24881" calcext:value-type="float">
            <text:p>24881</text:p>
          </table:table-cell>
          <table:table-cell office:value-type="float" office:value="24857" calcext:value-type="float">
            <text:p>24857</text:p>
          </table:table-cell>
          <table:table-cell office:value-type="float" office:value="35473" calcext:value-type="float">
            <text:p>3547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[0,115]</text:p>
          </table:table-cell>
          <table:table-cell office:value-type="string" calcext:value-type="string">
            <text:p>[0,117]</text:p>
          </table:table-cell>
          <table:table-cell office:value-type="string" calcext:value-type="string">
            <text:p>[0,75]</text:p>
          </table:table-cell>
          <table:table-cell office:value-type="string" calcext:value-type="string">
            <text:p>[-58,57]</text:p>
          </table:table-cell>
          <table:table-cell office:value-type="string" calcext:value-type="string">
            <text:p>[-59,57</text:p>
          </table:table-cell>
        </table:table-row>
        <table:table-row table:style-name="ro1">
          <table:table-cell/>
          <table:table-cell office:value-type="float" office:value="6765" calcext:value-type="float">
            <text:p>6765</text:p>
          </table:table-cell>
          <table:table-cell table:number-columns-repeated="3" office:value-type="float" office:value="30753" calcext:value-type="float">
            <text:p>30753</text:p>
          </table:table-cell>
          <table:table-cell office:value-type="float" office:value="29201" calcext:value-type="float">
            <text:p>29201</text:p>
          </table:table-cell>
          <table:table-cell office:value-type="float" office:value="29865" calcext:value-type="float">
            <text:p>29865</text:p>
          </table:table-cell>
          <table:table-cell office:value-type="float" office:value="40737" calcext:value-type="float">
            <text:p>40737</text:p>
          </table:table-cell>
          <table:table-cell office:value-type="float" office:value="27689" calcext:value-type="float">
            <text:p>27689</text:p>
          </table:table-cell>
          <table:table-cell office:value-type="float" office:value="28441" calcext:value-type="float">
            <text:p>28441</text:p>
          </table:table-cell>
          <table:table-cell office:value-type="float" office:value="42881" calcext:value-type="float">
            <text:p>42881</text:p>
          </table:table-cell>
          <table:table-cell office:value-type="float" office:value="25369" calcext:value-type="float">
            <text:p>25369</text:p>
          </table:table-cell>
          <table:table-cell office:value-type="float" office:value="26025" calcext:value-type="float">
            <text:p>26025</text:p>
          </table:table-cell>
          <table:table-cell office:value-type="float" office:value="36569" calcext:value-type="float">
            <text:p>3656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[0,122]</text:p>
          </table:table-cell>
          <table:table-cell office:value-type="string" calcext:value-type="string">
            <text:p>[0,126]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58,61]</text:p>
          </table:table-cell>
          <table:table-cell office:value-type="string" calcext:value-type="string">
            <text:p>[-61,63</text:p>
          </table:table-cell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9633" calcext:value-type="float">
            <text:p>29633</text:p>
          </table:table-cell>
          <table:table-cell office:value-type="float" office:value="29649" calcext:value-type="float">
            <text:p>29649</text:p>
          </table:table-cell>
          <table:table-cell office:value-type="float" office:value="40353" calcext:value-type="float">
            <text:p>40353</text:p>
          </table:table-cell>
          <table:table-cell office:value-type="float" office:value="28105" calcext:value-type="float">
            <text:p>28105</text:p>
          </table:table-cell>
          <table:table-cell office:value-type="float" office:value="28385" calcext:value-type="float">
            <text:p>28385</text:p>
          </table:table-cell>
          <table:table-cell office:value-type="float" office:value="42313" calcext:value-type="float">
            <text:p>42313</text:p>
          </table:table-cell>
          <table:table-cell office:value-type="float" office:value="25505" calcext:value-type="float">
            <text:p>25505</text:p>
          </table:table-cell>
          <table:table-cell office:value-type="float" office:value="25649" calcext:value-type="float">
            <text:p>25649</text:p>
          </table:table-cell>
          <table:table-cell office:value-type="float" office:value="35761" calcext:value-type="float">
            <text:p>357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150]</text:p>
          </table:table-cell>
          <table:table-cell office:value-type="string" calcext:value-type="string">
            <text:p>[0,120]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60,75]</text:p>
          </table:table-cell>
          <table:table-cell office:value-type="string" calcext:value-type="string">
            <text:p>[-60,60</text:p>
          </table:table-cell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377" calcext:value-type="float">
            <text:p>31377</text:p>
          </table:table-cell>
          <table:table-cell office:value-type="float" office:value="30857" calcext:value-type="float">
            <text:p>30857</text:p>
          </table:table-cell>
          <table:table-cell office:value-type="float" office:value="39281" calcext:value-type="float">
            <text:p>39281</text:p>
          </table:table-cell>
          <table:table-cell office:value-type="float" office:value="30105" calcext:value-type="float">
            <text:p>30105</text:p>
          </table:table-cell>
          <table:table-cell office:value-type="float" office:value="29425" calcext:value-type="float">
            <text:p>29425</text:p>
          </table:table-cell>
          <table:table-cell office:value-type="float" office:value="41217" calcext:value-type="float">
            <text:p>41217</text:p>
          </table:table-cell>
          <table:table-cell office:value-type="float" office:value="26897" calcext:value-type="float">
            <text:p>26897</text:p>
          </table:table-cell>
          <table:table-cell office:value-type="float" office:value="26417" calcext:value-type="float">
            <text:p>26417</text:p>
          </table:table-cell>
          <table:table-cell office:value-type="float" office:value="35361" calcext:value-type="float">
            <text:p>3536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16]</text:p>
          </table:table-cell>
          <table:table-cell office:value-type="string" calcext:value-type="string">
            <text:p>[0,154]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8,58]</text:p>
          </table:table-cell>
          <table:table-cell office:value-type="string" calcext:value-type="string">
            <text:p>[-54,77</text:p>
          </table:table-cell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769" calcext:value-type="float">
            <text:p>31769</text:p>
          </table:table-cell>
          <table:table-cell office:value-type="float" office:value="30193" calcext:value-type="float">
            <text:p>30193</text:p>
          </table:table-cell>
          <table:table-cell office:value-type="float" office:value="38905" calcext:value-type="float">
            <text:p>38905</text:p>
          </table:table-cell>
          <table:table-cell office:value-type="float" office:value="30449" calcext:value-type="float">
            <text:p>30449</text:p>
          </table:table-cell>
          <table:table-cell office:value-type="float" office:value="28945" calcext:value-type="float">
            <text:p>28945</text:p>
          </table:table-cell>
          <table:table-cell office:value-type="float" office:value="40577" calcext:value-type="float">
            <text:p>40577</text:p>
          </table:table-cell>
          <table:table-cell office:value-type="float" office:value="27025" calcext:value-type="float">
            <text:p>27025</text:p>
          </table:table-cell>
          <table:table-cell office:value-type="float" office:value="26025" calcext:value-type="float">
            <text:p>26025</text:p>
          </table:table-cell>
          <table:table-cell office:value-type="float" office:value="34737" calcext:value-type="float">
            <text:p>347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7]</text:p>
          </table:table-cell>
          <table:table-cell office:value-type="string" calcext:value-type="string">
            <text:p>[0,133]</text:p>
          </table:table-cell>
          <table:table-cell office:value-type="string" calcext:value-type="string">
            <text:p>[0,73]</text:p>
          </table:table-cell>
          <table:table-cell office:value-type="string" calcext:value-type="string">
            <text:p>[-64,54]</text:p>
          </table:table-cell>
          <table:table-cell office:value-type="string" calcext:value-type="string">
            <text:p>[-67,47</text:p>
          </table:table-cell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number-columns-repeated="2"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33825" calcext:value-type="float">
            <text:p>33825</text:p>
          </table:table-cell>
          <table:table-cell office:value-type="float" office:value="40377" calcext:value-type="float">
            <text:p>40377</text:p>
          </table:table-cell>
          <table:table-cell office:value-type="float" office:value="29441" calcext:value-type="float">
            <text:p>29441</text:p>
          </table:table-cell>
          <table:table-cell office:value-type="float" office:value="33041" calcext:value-type="float">
            <text:p>33041</text:p>
          </table:table-cell>
          <table:table-cell office:value-type="float" office:value="42425" calcext:value-type="float">
            <text:p>42425</text:p>
          </table:table-cell>
          <table:table-cell office:value-type="float" office:value="26689" calcext:value-type="float">
            <text:p>26689</text:p>
          </table:table-cell>
          <table:table-cell office:value-type="float" office:value="29449" calcext:value-type="float">
            <text:p>29449</text:p>
          </table:table-cell>
          <table:table-cell office:value-type="float" office:value="36241" calcext:value-type="float">
            <text:p>362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8]</text:p>
          </table:table-cell>
          <table:table-cell office:value-type="string" calcext:value-type="string">
            <text:p>[0,144]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64,64]</text:p>
          </table:table-cell>
          <table:table-cell office:value-type="string" calcext:value-type="string">
            <text:p>[-63,72</text:p>
          </table:table-cell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297" calcext:value-type="float">
            <text:p>31297</text:p>
          </table:table-cell>
          <table:table-cell office:value-type="float" office:value="32201" calcext:value-type="float">
            <text:p>32201</text:p>
          </table:table-cell>
          <table:table-cell office:value-type="float" office:value="39937" calcext:value-type="float">
            <text:p>39937</text:p>
          </table:table-cell>
          <table:table-cell office:value-type="float" office:value="30121" calcext:value-type="float">
            <text:p>30121</text:p>
          </table:table-cell>
          <table:table-cell office:value-type="float" office:value="31177" calcext:value-type="float">
            <text:p>31177</text:p>
          </table:table-cell>
          <table:table-cell office:value-type="float" office:value="42105" calcext:value-type="float">
            <text:p>42105</text:p>
          </table:table-cell>
          <table:table-cell office:value-type="float" office:value="26889" calcext:value-type="float">
            <text:p>26889</text:p>
          </table:table-cell>
          <table:table-cell office:value-type="float" office:value="27601" calcext:value-type="float">
            <text:p>27601</text:p>
          </table:table-cell>
          <table:table-cell office:value-type="float" office:value="35681" calcext:value-type="float">
            <text:p>3568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2]</text:p>
          </table:table-cell>
          <table:table-cell office:value-type="string" calcext:value-type="string">
            <text:p>[0,182]</text:p>
          </table:table-cell>
          <table:table-cell office:value-type="string" calcext:value-type="string">
            <text:p>[0,95]</text:p>
          </table:table-cell>
          <table:table-cell office:value-type="string" calcext:value-type="string">
            <text:p>[-55,61]</text:p>
          </table:table-cell>
          <table:table-cell office:value-type="string" calcext:value-type="string">
            <text:p>[-66,91</text:p>
          </table:table-cell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769" calcext:value-type="float">
            <text:p>31769</text:p>
          </table:table-cell>
          <table:table-cell office:value-type="float" office:value="30329" calcext:value-type="float">
            <text:p>30329</text:p>
          </table:table-cell>
          <table:table-cell office:value-type="float" office:value="39937" calcext:value-type="float">
            <text:p>39937</text:p>
          </table:table-cell>
          <table:table-cell office:value-type="float" office:value="30841" calcext:value-type="float">
            <text:p>30841</text:p>
          </table:table-cell>
          <table:table-cell office:value-type="float" office:value="28841" calcext:value-type="float">
            <text:p>28841</text:p>
          </table:table-cell>
          <table:table-cell office:value-type="float" office:value="41985" calcext:value-type="float">
            <text:p>41985</text:p>
          </table:table-cell>
          <table:table-cell office:value-type="float" office:value="27401" calcext:value-type="float">
            <text:p>27401</text:p>
          </table:table-cell>
          <table:table-cell office:value-type="float" office:value="26169" calcext:value-type="float">
            <text:p>26169</text:p>
          </table:table-cell>
          <table:table-cell office:value-type="float" office:value="35745" calcext:value-type="float">
            <text:p>3574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6]</text:p>
          </table:table-cell>
          <table:table-cell office:value-type="string" calcext:value-type="string">
            <text:p>[0,140]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59,63]</text:p>
          </table:table-cell>
          <table:table-cell office:value-type="string" calcext:value-type="string">
            <text:p>[-62,70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6314" calcext:value-type="float">
            <text:p>316314</text:p>
          </table:table-cell>
          <table:table-cell office:value-type="float" office:value="329490" calcext:value-type="float">
            <text:p>329490</text:p>
          </table:table-cell>
          <table:table-cell office:value-type="float" office:value="307530" calcext:value-type="float">
            <text:p>307530</text:p>
          </table:table-cell>
          <table:table-cell office:value-type="float" office:value="298802" calcext:value-type="float">
            <text:p>298802</text:p>
          </table:table-cell>
          <table:table-cell office:value-type="float" office:value="299850" calcext:value-type="float">
            <text:p>299850</text:p>
          </table:table-cell>
          <table:table-cell office:value-type="float" office:value="400194" calcext:value-type="float">
            <text:p>400194</text:p>
          </table:table-cell>
          <table:table-cell office:value-type="float" office:value="288162" calcext:value-type="float">
            <text:p>288162</text:p>
          </table:table-cell>
          <table:table-cell office:value-type="float" office:value="289626" calcext:value-type="float">
            <text:p>289626</text:p>
          </table:table-cell>
          <table:table-cell office:value-type="float" office:value="420106" calcext:value-type="float">
            <text:p>420106</text:p>
          </table:table-cell>
          <table:table-cell office:value-type="float" office:value="260554" calcext:value-type="float">
            <text:p>260554</text:p>
          </table:table-cell>
          <table:table-cell office:value-type="float" office:value="262090" calcext:value-type="float">
            <text:p>262090</text:p>
          </table:table-cell>
          <table:table-cell office:value-type="float" office:value="357378" calcext:value-type="float">
            <text:p>357378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08" calcext:value-type="float">
            <text:p>308</text:p>
          </table:table-cell>
          <table:table-cell office:value-type="float" office:value="321" calcext:value-type="float">
            <text:p>321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390" calcext:value-type="float">
            <text:p>39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410" calcext:value-type="float">
            <text:p>410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table:number-columns-repeated="3" office:value-type="float" office:value="4401" calcext:value-type="float">
            <text:p>4401</text:p>
          </table:table-cell>
          <table:table-cell table:number-columns-repeated="6" office:value-type="float" office:value="4977" calcext:value-type="float">
            <text:p>4977</text:p>
          </table:table-cell>
          <table:table-cell table:number-columns-repeated="3" office:value-type="float" office:value="9409" calcext:value-type="float">
            <text:p>94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[0,1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table:number-columns-repeated="2" office:value-type="float" office:value="55201" calcext:value-type="float">
            <text:p>55201</text:p>
          </table:table-cell>
          <table:table-cell office:value-type="float" office:value="45777" calcext:value-type="float">
            <text:p>45777</text:p>
          </table:table-cell>
          <table:table-cell table:number-columns-repeated="2" office:value-type="float" office:value="60025" calcext:value-type="float">
            <text:p>60025</text:p>
          </table:table-cell>
          <table:table-cell office:value-type="float" office:value="51497" calcext:value-type="float">
            <text:p>51497</text:p>
          </table:table-cell>
          <table:table-cell table:number-columns-repeated="2" office:value-type="float" office:value="48569" calcext:value-type="float">
            <text:p>48569</text:p>
          </table:table-cell>
          <table:table-cell office:value-type="float" office:value="42441" calcext:value-type="float">
            <text:p>424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0,100</text:p>
          </table:table-cell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4449" calcext:value-type="float">
            <text:p>54449</text:p>
          </table:table-cell>
          <table:table-cell office:value-type="float" office:value="29857" calcext:value-type="float">
            <text:p>29857</text:p>
          </table:table-cell>
          <table:table-cell office:value-type="float" office:value="45145" calcext:value-type="float">
            <text:p>45145</text:p>
          </table:table-cell>
          <table:table-cell office:value-type="float" office:value="58961" calcext:value-type="float">
            <text:p>58961</text:p>
          </table:table-cell>
          <table:table-cell office:value-type="float" office:value="27985" calcext:value-type="float">
            <text:p>27985</text:p>
          </table:table-cell>
          <table:table-cell office:value-type="float" office:value="50537" calcext:value-type="float">
            <text:p>50537</text:p>
          </table:table-cell>
          <table:table-cell office:value-type="float" office:value="47817" calcext:value-type="float">
            <text:p>47817</text:p>
          </table:table-cell>
          <table:table-cell office:value-type="float" office:value="25257" calcext:value-type="float">
            <text:p>25257</text:p>
          </table:table-cell>
          <table:table-cell office:value-type="float" office:value="41745" calcext:value-type="float">
            <text:p>417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3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7,95</text:p>
          </table:table-cell>
        </table:table-row>
        <table:table-row table:style-name="ro1">
          <table:table-cell/>
          <table:table-cell office:value-type="float" office:value="6680" calcext:value-type="float">
            <text:p>6680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4113" calcext:value-type="float">
            <text:p>54113</text:p>
          </table:table-cell>
          <table:table-cell office:value-type="float" office:value="32825" calcext:value-type="float">
            <text:p>32825</text:p>
          </table:table-cell>
          <table:table-cell office:value-type="float" office:value="44985" calcext:value-type="float">
            <text:p>44985</text:p>
          </table:table-cell>
          <table:table-cell office:value-type="float" office:value="58577" calcext:value-type="float">
            <text:p>58577</text:p>
          </table:table-cell>
          <table:table-cell office:value-type="float" office:value="32097" calcext:value-type="float">
            <text:p>32097</text:p>
          </table:table-cell>
          <table:table-cell office:value-type="float" office:value="50185" calcext:value-type="float">
            <text:p>50185</text:p>
          </table:table-cell>
          <table:table-cell office:value-type="float" office:value="47561" calcext:value-type="float">
            <text:p>47561</text:p>
          </table:table-cell>
          <table:table-cell office:value-type="float" office:value="28473" calcext:value-type="float">
            <text:p>28473</text:p>
          </table:table-cell>
          <table:table-cell office:value-type="float" office:value="41393" calcext:value-type="float">
            <text:p>413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6,100</text:p>
          </table:table-cell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45865" calcext:value-type="float">
            <text:p>45865</text:p>
          </table:table-cell>
          <table:table-cell office:value-type="float" office:value="31137" calcext:value-type="float">
            <text:p>31137</text:p>
          </table:table-cell>
          <table:table-cell office:value-type="float" office:value="38225" calcext:value-type="float">
            <text:p>38225</text:p>
          </table:table-cell>
          <table:table-cell office:value-type="float" office:value="49457" calcext:value-type="float">
            <text:p>49457</text:p>
          </table:table-cell>
          <table:table-cell office:value-type="float" office:value="30281" calcext:value-type="float">
            <text:p>30281</text:p>
          </table:table-cell>
          <table:table-cell office:value-type="float" office:value="42465" calcext:value-type="float">
            <text:p>42465</text:p>
          </table:table-cell>
          <table:table-cell office:value-type="float" office:value="41033" calcext:value-type="float">
            <text:p>41033</text:p>
          </table:table-cell>
          <table:table-cell office:value-type="float" office:value="26881" calcext:value-type="float">
            <text:p>26881</text:p>
          </table:table-cell>
          <table:table-cell office:value-type="float" office:value="35801" calcext:value-type="float">
            <text:p>358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9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99</text:p>
          </table:table-cell>
        </table:table-row>
        <table:table-row table:style-name="ro1">
          <table:table-cell/>
          <table:table-cell office:value-type="float" office:value="6683" calcext:value-type="float">
            <text:p>6683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145" calcext:value-type="float">
            <text:p>53145</text:p>
          </table:table-cell>
          <table:table-cell office:value-type="float" office:value="30553" calcext:value-type="float">
            <text:p>30553</text:p>
          </table:table-cell>
          <table:table-cell office:value-type="float" office:value="44377" calcext:value-type="float">
            <text:p>44377</text:p>
          </table:table-cell>
          <table:table-cell office:value-type="float" office:value="57617" calcext:value-type="float">
            <text:p>57617</text:p>
          </table:table-cell>
          <table:table-cell office:value-type="float" office:value="30025" calcext:value-type="float">
            <text:p>30025</text:p>
          </table:table-cell>
          <table:table-cell office:value-type="float" office:value="49241" calcext:value-type="float">
            <text:p>49241</text:p>
          </table:table-cell>
          <table:table-cell office:value-type="float" office:value="46873" calcext:value-type="float">
            <text:p>46873</text:p>
          </table:table-cell>
          <table:table-cell office:value-type="float" office:value="27041" calcext:value-type="float">
            <text:p>27041</text:p>
          </table:table-cell>
          <table:table-cell office:value-type="float" office:value="40721" calcext:value-type="float">
            <text:p>407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100</text:p>
          </table:table-cell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593" calcext:value-type="float">
            <text:p>53593</text:p>
          </table:table-cell>
          <table:table-cell office:value-type="float" office:value="28641" calcext:value-type="float">
            <text:p>28641</text:p>
          </table:table-cell>
          <table:table-cell office:value-type="float" office:value="44833" calcext:value-type="float">
            <text:p>44833</text:p>
          </table:table-cell>
          <table:table-cell office:value-type="float" office:value="58193" calcext:value-type="float">
            <text:p>58193</text:p>
          </table:table-cell>
          <table:table-cell office:value-type="float" office:value="27169" calcext:value-type="float">
            <text:p>27169</text:p>
          </table:table-cell>
          <table:table-cell office:value-type="float" office:value="49817" calcext:value-type="float">
            <text:p>49817</text:p>
          </table:table-cell>
          <table:table-cell office:value-type="float" office:value="47209" calcext:value-type="float">
            <text:p>47209</text:p>
          </table:table-cell>
          <table:table-cell office:value-type="float" office:value="24985" calcext:value-type="float">
            <text:p>24985</text:p>
          </table:table-cell>
          <table:table-cell office:value-type="float" office:value="41009" calcext:value-type="float">
            <text:p>4100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100</text:p>
          </table:table-cell>
        </table:table-row>
        <table:table-row table:style-name="ro1">
          <table:table-cell/>
          <table:table-cell office:value-type="float" office:value="6674" calcext:value-type="float">
            <text:p>6674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697" calcext:value-type="float">
            <text:p>53697</text:p>
          </table:table-cell>
          <table:table-cell office:value-type="float" office:value="30057" calcext:value-type="float">
            <text:p>30057</text:p>
          </table:table-cell>
          <table:table-cell office:value-type="float" office:value="44745" calcext:value-type="float">
            <text:p>44745</text:p>
          </table:table-cell>
          <table:table-cell office:value-type="float" office:value="58249" calcext:value-type="float">
            <text:p>58249</text:p>
          </table:table-cell>
          <table:table-cell office:value-type="float" office:value="28713" calcext:value-type="float">
            <text:p>28713</text:p>
          </table:table-cell>
          <table:table-cell office:value-type="float" office:value="49937" calcext:value-type="float">
            <text:p>49937</text:p>
          </table:table-cell>
          <table:table-cell office:value-type="float" office:value="47169" calcext:value-type="float">
            <text:p>47169</text:p>
          </table:table-cell>
          <table:table-cell office:value-type="float" office:value="26249" calcext:value-type="float">
            <text:p>26249</text:p>
          </table:table-cell>
          <table:table-cell office:value-type="float" office:value="40801" calcext:value-type="float">
            <text:p>408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9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97</text:p>
          </table:table-cell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249" calcext:value-type="float">
            <text:p>53249</text:p>
          </table:table-cell>
          <table:table-cell office:value-type="float" office:value="30081" calcext:value-type="float">
            <text:p>30081</text:p>
          </table:table-cell>
          <table:table-cell office:value-type="float" office:value="44577" calcext:value-type="float">
            <text:p>44577</text:p>
          </table:table-cell>
          <table:table-cell office:value-type="float" office:value="57817" calcext:value-type="float">
            <text:p>57817</text:p>
          </table:table-cell>
          <table:table-cell office:value-type="float" office:value="28873" calcext:value-type="float">
            <text:p>28873</text:p>
          </table:table-cell>
          <table:table-cell office:value-type="float" office:value="49457" calcext:value-type="float">
            <text:p>49457</text:p>
          </table:table-cell>
          <table:table-cell office:value-type="float" office:value="47009" calcext:value-type="float">
            <text:p>47009</text:p>
          </table:table-cell>
          <table:table-cell office:value-type="float" office:value="25969" calcext:value-type="float">
            <text:p>25969</text:p>
          </table:table-cell>
          <table:table-cell office:value-type="float" office:value="40865" calcext:value-type="float">
            <text:p>408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8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3,99</text:p>
          </table:table-cell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721" calcext:value-type="float">
            <text:p>53721</text:p>
          </table:table-cell>
          <table:table-cell office:value-type="float" office:value="31577" calcext:value-type="float">
            <text:p>31577</text:p>
          </table:table-cell>
          <table:table-cell office:value-type="float" office:value="44833" calcext:value-type="float">
            <text:p>44833</text:p>
          </table:table-cell>
          <table:table-cell office:value-type="float" office:value="58289" calcext:value-type="float">
            <text:p>58289</text:p>
          </table:table-cell>
          <table:table-cell office:value-type="float" office:value="30561" calcext:value-type="float">
            <text:p>30561</text:p>
          </table:table-cell>
          <table:table-cell office:value-type="float" office:value="49921" calcext:value-type="float">
            <text:p>49921</text:p>
          </table:table-cell>
          <table:table-cell office:value-type="float" office:value="47321" calcext:value-type="float">
            <text:p>47321</text:p>
          </table:table-cell>
          <table:table-cell office:value-type="float" office:value="27313" calcext:value-type="float">
            <text:p>27313</text:p>
          </table:table-cell>
          <table:table-cell office:value-type="float" office:value="40985" calcext:value-type="float">
            <text:p>409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7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9,89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320706" calcext:value-type="float">
            <text:p>320706</text:p>
          </table:table-cell>
          <table:table-cell office:value-type="float" office:value="281178" calcext:value-type="float">
            <text:p>281178</text:p>
          </table:table-cell>
          <table:table-cell office:value-type="float" office:value="482010" calcext:value-type="float">
            <text:p>482010</text:p>
          </table:table-cell>
          <table:table-cell office:value-type="float" office:value="304906" calcext:value-type="float">
            <text:p>304906</text:p>
          </table:table-cell>
          <table:table-cell office:value-type="float" office:value="402474" calcext:value-type="float">
            <text:p>402474</text:p>
          </table:table-cell>
          <table:table-cell office:value-type="float" office:value="522162" calcext:value-type="float">
            <text:p>522162</text:p>
          </table:table-cell>
          <table:table-cell office:value-type="float" office:value="300706" calcext:value-type="float">
            <text:p>300706</text:p>
          </table:table-cell>
          <table:table-cell office:value-type="float" office:value="448034" calcext:value-type="float">
            <text:p>448034</text:p>
          </table:table-cell>
          <table:table-cell office:value-type="float" office:value="429970" calcext:value-type="float">
            <text:p>429970</text:p>
          </table:table-cell>
          <table:table-cell office:value-type="float" office:value="270146" calcext:value-type="float">
            <text:p>270146</text:p>
          </table:table-cell>
          <table:table-cell office:value-type="float" office:value="375170" calcext:value-type="float">
            <text:p>375170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274" calcext:value-type="float">
            <text:p>274</text:p>
          </table:table-cell>
          <table:table-cell office:value-type="float" office:value="470" calcext:value-type="float">
            <text:p>470</text:p>
          </table:table-cell>
          <table:table-cell office:value-type="float" office:value="297" calcext:value-type="float">
            <text:p>297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293" calcext:value-type="float">
            <text:p>293</text:p>
          </table:table-cell>
          <table:table-cell office:value-type="float" office:value="437" calcext:value-type="float">
            <text:p>437</text:p>
          </table:table-cell>
          <table:table-cell office:value-type="float" office:value="419" calcext:value-type="float">
            <text:p>419</text:p>
          </table:table-cell>
          <table:table-cell office:value-type="float" office:value="263" calcext:value-type="float">
            <text:p>26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30753" calcext:value-type="float">
            <text:p>30753</text:p>
          </table:table-cell>
          <table:table-cell office:value-type="float" office:value="26657" calcext:value-type="float">
            <text:p>26657</text:p>
          </table:table-cell>
          <table:table-cell office:value-type="float" office:value="24569" calcext:value-type="float">
            <text:p>24569</text:p>
          </table:table-cell>
          <table:table-cell office:value-type="float" office:value="23049" calcext:value-type="float">
            <text:p>2304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72]</text:p>
          </table:table-cell>
          <table:table-cell office:value-type="string" calcext:value-type="string">
            <text:p>[-35,50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office:value-type="float" office:value="30753" calcext:value-type="float">
            <text:p>30753</text:p>
          </table:table-cell>
          <table:table-cell office:value-type="float" office:value="26681" calcext:value-type="float">
            <text:p>26681</text:p>
          </table:table-cell>
          <table:table-cell office:value-type="float" office:value="24609" calcext:value-type="float">
            <text:p>24609</text:p>
          </table:table-cell>
          <table:table-cell office:value-type="float" office:value="23073" calcext:value-type="float">
            <text:p>23073</text:p>
          </table:table-cell>
          <table:table-cell office:value-type="float" office:value="30753" calcext:value-type="float">
            <text:p>30753</text:p>
          </table:table-cell>
          <table:table-cell office:value-type="float" office:value="16337" calcext:value-type="float">
            <text:p>16337</text:p>
          </table:table-cell>
          <table:table-cell office:value-type="float" office:value="14433" calcext:value-type="float">
            <text:p>14433</text:p>
          </table:table-cell>
          <table:table-cell office:value-type="float" office:value="15937" calcext:value-type="float">
            <text:p>159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1]</text:p>
          </table:table-cell>
          <table:table-cell office:value-type="string" calcext:value-type="string">
            <text:p>[-35,46]</text:p>
          </table:table-cell>
          <table:table-cell office:value-type="string" calcext:value-type="string">
            <text:p>[-50,3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office:value-type="float" office:value="30753" calcext:value-type="float">
            <text:p>30753</text:p>
          </table:table-cell>
          <table:table-cell office:value-type="float" office:value="26729" calcext:value-type="float">
            <text:p>26729</text:p>
          </table:table-cell>
          <table:table-cell office:value-type="float" office:value="24705" calcext:value-type="float">
            <text:p>24705</text:p>
          </table:table-cell>
          <table:table-cell office:value-type="float" office:value="23177" calcext:value-type="float">
            <text:p>23177</text:p>
          </table:table-cell>
          <table:table-cell office:value-type="float" office:value="30753" calcext:value-type="float">
            <text:p>30753</text:p>
          </table:table-cell>
          <table:table-cell office:value-type="float" office:value="28801" calcext:value-type="float">
            <text:p>28801</text:p>
          </table:table-cell>
          <table:table-cell office:value-type="float" office:value="26985" calcext:value-type="float">
            <text:p>26985</text:p>
          </table:table-cell>
          <table:table-cell office:value-type="float" office:value="24801" calcext:value-type="float">
            <text:p>248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5]</text:p>
          </table:table-cell>
          <table:table-cell office:value-type="string" calcext:value-type="string">
            <text:p>[-47,52]</text:p>
          </table:table-cell>
          <table:table-cell office:value-type="string" calcext:value-type="string">
            <text:p>[-57,5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65" calcext:value-type="float">
            <text:p>6765</text:p>
          </table:table-cell>
          <table:table-cell office:value-type="float" office:value="30753" calcext:value-type="float">
            <text:p>30753</text:p>
          </table:table-cell>
          <table:table-cell office:value-type="float" office:value="24369" calcext:value-type="float">
            <text:p>24369</text:p>
          </table:table-cell>
          <table:table-cell office:value-type="float" office:value="22329" calcext:value-type="float">
            <text:p>22329</text:p>
          </table:table-cell>
          <table:table-cell office:value-type="float" office:value="21449" calcext:value-type="float">
            <text:p>21449</text:p>
          </table:table-cell>
          <table:table-cell office:value-type="float" office:value="30753" calcext:value-type="float">
            <text:p>30753</text:p>
          </table:table-cell>
          <table:table-cell office:value-type="float" office:value="27921" calcext:value-type="float">
            <text:p>27921</text:p>
          </table:table-cell>
          <table:table-cell office:value-type="float" office:value="26009" calcext:value-type="float">
            <text:p>26009</text:p>
          </table:table-cell>
          <table:table-cell office:value-type="float" office:value="24081" calcext:value-type="float">
            <text:p>2408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48,41]</text:p>
          </table:table-cell>
          <table:table-cell office:value-type="string" calcext:value-type="string">
            <text:p>[-59,4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office:value-type="float" office:value="30753" calcext:value-type="float">
            <text:p>30753</text:p>
          </table:table-cell>
          <table:table-cell office:value-type="float" office:value="25921" calcext:value-type="float">
            <text:p>25921</text:p>
          </table:table-cell>
          <table:table-cell office:value-type="float" office:value="23825" calcext:value-type="float">
            <text:p>23825</text:p>
          </table:table-cell>
          <table:table-cell office:value-type="float" office:value="22537" calcext:value-type="float">
            <text:p>22537</text:p>
          </table:table-cell>
          <table:table-cell office:value-type="float" office:value="30753" calcext:value-type="float">
            <text:p>30753</text:p>
          </table:table-cell>
          <table:table-cell office:value-type="float" office:value="29089" calcext:value-type="float">
            <text:p>29089</text:p>
          </table:table-cell>
          <table:table-cell office:value-type="float" office:value="27273" calcext:value-type="float">
            <text:p>27273</text:p>
          </table:table-cell>
          <table:table-cell office:value-type="float" office:value="24993" calcext:value-type="float">
            <text:p>2499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50,54]</text:p>
          </table:table-cell>
          <table:table-cell office:value-type="string" calcext:value-type="string">
            <text:p>[-54,5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30753" calcext:value-type="float">
            <text:p>30753</text:p>
          </table:table-cell>
          <table:table-cell office:value-type="float" office:value="26353" calcext:value-type="float">
            <text:p>26353</text:p>
          </table:table-cell>
          <table:table-cell office:value-type="float" office:value="24321" calcext:value-type="float">
            <text:p>24321</text:p>
          </table:table-cell>
          <table:table-cell office:value-type="float" office:value="22889" calcext:value-type="float">
            <text:p>22889</text:p>
          </table:table-cell>
          <table:table-cell office:value-type="float" office:value="30753" calcext:value-type="float">
            <text:p>30753</text:p>
          </table:table-cell>
          <table:table-cell office:value-type="float" office:value="29249" calcext:value-type="float">
            <text:p>29249</text:p>
          </table:table-cell>
          <table:table-cell office:value-type="float" office:value="27497" calcext:value-type="float">
            <text:p>27497</text:p>
          </table:table-cell>
          <table:table-cell office:value-type="float" office:value="25145" calcext:value-type="float">
            <text:p>251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1,39]</text:p>
          </table:table-cell>
          <table:table-cell office:value-type="string" calcext:value-type="string">
            <text:p>[-51,4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30753" calcext:value-type="float">
            <text:p>30753</text:p>
          </table:table-cell>
          <table:table-cell office:value-type="float" office:value="24073" calcext:value-type="float">
            <text:p>24073</text:p>
          </table:table-cell>
          <table:table-cell office:value-type="float" office:value="22001" calcext:value-type="float">
            <text:p>22001</text:p>
          </table:table-cell>
          <table:table-cell office:value-type="float" office:value="21233" calcext:value-type="float">
            <text:p>21233</text:p>
          </table:table-cell>
          <table:table-cell office:value-type="float" office:value="30753" calcext:value-type="float">
            <text:p>30753</text:p>
          </table:table-cell>
          <table:table-cell office:value-type="float" office:value="27897" calcext:value-type="float">
            <text:p>27897</text:p>
          </table:table-cell>
          <table:table-cell office:value-type="float" office:value="25929" calcext:value-type="float">
            <text:p>25929</text:p>
          </table:table-cell>
          <table:table-cell office:value-type="float" office:value="24017" calcext:value-type="float">
            <text:p>240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3]</text:p>
          </table:table-cell>
          <table:table-cell office:value-type="string" calcext:value-type="string">
            <text:p>[-49,52]</text:p>
          </table:table-cell>
          <table:table-cell office:value-type="string" calcext:value-type="string">
            <text:p>[-58,5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office:value-type="float" office:value="35145" calcext:value-type="float">
            <text:p>35145</text:p>
          </table:table-cell>
          <table:table-cell office:value-type="float" office:value="27049" calcext:value-type="float">
            <text:p>27049</text:p>
          </table:table-cell>
          <table:table-cell office:value-type="float" office:value="25073" calcext:value-type="float">
            <text:p>25073</text:p>
          </table:table-cell>
          <table:table-cell office:value-type="float" office:value="23433" calcext:value-type="float">
            <text:p>23433</text:p>
          </table:table-cell>
          <table:table-cell office:value-type="float" office:value="35145" calcext:value-type="float">
            <text:p>35145</text:p>
          </table:table-cell>
          <table:table-cell office:value-type="float" office:value="29569" calcext:value-type="float">
            <text:p>29569</text:p>
          </table:table-cell>
          <table:table-cell office:value-type="float" office:value="27865" calcext:value-type="float">
            <text:p>27865</text:p>
          </table:table-cell>
          <table:table-cell office:value-type="float" office:value="25433" calcext:value-type="float">
            <text:p>254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5,68]</text:p>
          </table:table-cell>
          <table:table-cell office:value-type="string" calcext:value-type="string">
            <text:p>[-54,75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office:value-type="float" office:value="35145" calcext:value-type="float">
            <text:p>35145</text:p>
          </table:table-cell>
          <table:table-cell office:value-type="float" office:value="26305" calcext:value-type="float">
            <text:p>26305</text:p>
          </table:table-cell>
          <table:table-cell office:value-type="float" office:value="24313" calcext:value-type="float">
            <text:p>24313</text:p>
          </table:table-cell>
          <table:table-cell office:value-type="float" office:value="22881" calcext:value-type="float">
            <text:p>22881</text:p>
          </table:table-cell>
          <table:table-cell office:value-type="float" office:value="35145" calcext:value-type="float">
            <text:p>35145</text:p>
          </table:table-cell>
          <table:table-cell office:value-type="float" office:value="29489" calcext:value-type="float">
            <text:p>29489</text:p>
          </table:table-cell>
          <table:table-cell office:value-type="float" office:value="27817" calcext:value-type="float">
            <text:p>27817</text:p>
          </table:table-cell>
          <table:table-cell office:value-type="float" office:value="25369" calcext:value-type="float">
            <text:p>2536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95]</text:p>
          </table:table-cell>
          <table:table-cell office:value-type="string" calcext:value-type="string">
            <text:p>[-75,54]</text:p>
          </table:table-cell>
          <table:table-cell office:value-type="string" calcext:value-type="string">
            <text:p>[-75,5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float" office:value="35145" calcext:value-type="float">
            <text:p>35145</text:p>
          </table:table-cell>
          <table:table-cell office:value-type="float" office:value="26033" calcext:value-type="float">
            <text:p>26033</text:p>
          </table:table-cell>
          <table:table-cell office:value-type="float" office:value="23977" calcext:value-type="float">
            <text:p>23977</text:p>
          </table:table-cell>
          <table:table-cell office:value-type="float" office:value="22633" calcext:value-type="float">
            <text:p>22633</text:p>
          </table:table-cell>
          <table:table-cell office:value-type="float" office:value="30753" calcext:value-type="float">
            <text:p>30753</text:p>
          </table:table-cell>
          <table:table-cell office:value-type="float" office:value="28729" calcext:value-type="float">
            <text:p>28729</text:p>
          </table:table-cell>
          <table:table-cell office:value-type="float" office:value="26921" calcext:value-type="float">
            <text:p>26921</text:p>
          </table:table-cell>
          <table:table-cell office:value-type="float" office:value="24737" calcext:value-type="float">
            <text:p>2473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65,35]</text:p>
          </table:table-cell>
          <table:table-cell office:value-type="string" calcext:value-type="string">
            <text:p>[-64,37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20706" calcext:value-type="float">
            <text:p>320706</text:p>
          </table:table-cell>
          <table:table-cell office:value-type="float" office:value="260170" calcext:value-type="float">
            <text:p>260170</text:p>
          </table:table-cell>
          <table:table-cell office:value-type="float" office:value="239722" calcext:value-type="float">
            <text:p>239722</text:p>
          </table:table-cell>
          <table:table-cell office:value-type="float" office:value="226354" calcext:value-type="float">
            <text:p>226354</text:p>
          </table:table-cell>
          <table:table-cell office:value-type="float" office:value="289962" calcext:value-type="float">
            <text:p>289962</text:p>
          </table:table-cell>
          <table:table-cell office:value-type="float" office:value="252050" calcext:value-type="float">
            <text:p>252050</text:p>
          </table:table-cell>
          <table:table-cell office:value-type="float" office:value="235698" calcext:value-type="float">
            <text:p>235698</text:p>
          </table:table-cell>
          <table:table-cell office:value-type="float" office:value="223914" calcext:value-type="float">
            <text:p>223914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3" calcext:value-type="float">
            <text:p>313</text:p>
          </table:table-cell>
          <table:table-cell office:value-type="float" office:value="254" calcext:value-type="float">
            <text:p>254</text:p>
          </table:table-cell>
          <table:table-cell office:value-type="float" office:value="234" calcext:value-type="float">
            <text:p>234</text:p>
          </table:table-cell>
          <table:table-cell office:value-type="float" office:value="221" calcext:value-type="float">
            <text:p>221</text:p>
          </table:table-cell>
          <table:table-cell office:value-type="float" office:value="283" calcext:value-type="float">
            <text:p>283</text:p>
          </table:table-cell>
          <table:table-cell office:value-type="float" office:value="246" calcext:value-type="float">
            <text:p>246</text:p>
          </table:table-cell>
          <table:table-cell office:value-type="float" office:value="230" calcext:value-type="float">
            <text:p>23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office:value-type="float" office:value="8793" calcext:value-type="float">
            <text:p>8793</text:p>
          </table:table-cell>
          <table:table-cell table:number-columns-repeated="2" office:value-type="float" office:value="4977" calcext:value-type="float">
            <text:p>4977</text:p>
          </table:table-cell>
          <table:table-cell office:value-type="float" office:value="9409" calcext:value-type="float">
            <text:p>940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[-1,1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office:value-type="float" office:value="35145" calcext:value-type="float">
            <text:p>35145</text:p>
          </table:table-cell>
          <table:table-cell office:value-type="float" office:value="27121" calcext:value-type="float">
            <text:p>27121</text:p>
          </table:table-cell>
          <table:table-cell office:value-type="float" office:value="25217" calcext:value-type="float">
            <text:p>25217</text:p>
          </table:table-cell>
          <table:table-cell office:value-type="float" office:value="23521" calcext:value-type="float">
            <text:p>23521</text:p>
          </table:table-cell>
          <table:table-cell office:value-type="float" office:value="35145" calcext:value-type="float">
            <text:p>35145</text:p>
          </table:table-cell>
          <table:table-cell office:value-type="float" office:value="27121" calcext:value-type="float">
            <text:p>27121</text:p>
          </table:table-cell>
          <table:table-cell office:value-type="float" office:value="25217" calcext:value-type="float">
            <text:p>25217</text:p>
          </table:table-cell>
          <table:table-cell office:value-type="float" office:value="23521" calcext:value-type="float">
            <text:p>235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8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office:value-type="float" office:value="35145" calcext:value-type="float">
            <text:p>35145</text:p>
          </table:table-cell>
          <table:table-cell office:value-type="float" office:value="26617" calcext:value-type="float">
            <text:p>26617</text:p>
          </table:table-cell>
          <table:table-cell office:value-type="float" office:value="24697" calcext:value-type="float">
            <text:p>24697</text:p>
          </table:table-cell>
          <table:table-cell office:value-type="float" office:value="23113" calcext:value-type="float">
            <text:p>23113</text:p>
          </table:table-cell>
          <table:table-cell office:value-type="float" office:value="35145" calcext:value-type="float">
            <text:p>35145</text:p>
          </table:table-cell>
          <table:table-cell office:value-type="float" office:value="26617" calcext:value-type="float">
            <text:p>26617</text:p>
          </table:table-cell>
          <table:table-cell office:value-type="float" office:value="24697" calcext:value-type="float">
            <text:p>24697</text:p>
          </table:table-cell>
          <table:table-cell office:value-type="float" office:value="23113" calcext:value-type="float">
            <text:p>231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9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0" calcext:value-type="float">
            <text:p>6680</text:p>
          </table:table-cell>
          <table:table-cell office:value-type="float" office:value="35145" calcext:value-type="float">
            <text:p>35145</text:p>
          </table:table-cell>
          <table:table-cell office:value-type="float" office:value="26633" calcext:value-type="float">
            <text:p>26633</text:p>
          </table:table-cell>
          <table:table-cell office:value-type="float" office:value="24705" calcext:value-type="float">
            <text:p>24705</text:p>
          </table:table-cell>
          <table:table-cell office:value-type="float" office:value="23161" calcext:value-type="float">
            <text:p>23161</text:p>
          </table:table-cell>
          <table:table-cell office:value-type="float" office:value="35145" calcext:value-type="float">
            <text:p>35145</text:p>
          </table:table-cell>
          <table:table-cell office:value-type="float" office:value="26633" calcext:value-type="float">
            <text:p>26633</text:p>
          </table:table-cell>
          <table:table-cell office:value-type="float" office:value="24705" calcext:value-type="float">
            <text:p>24705</text:p>
          </table:table-cell>
          <table:table-cell office:value-type="float" office:value="23161" calcext:value-type="float">
            <text:p>231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4,7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office:value-type="float" office:value="35145" calcext:value-type="float">
            <text:p>35145</text:p>
          </table:table-cell>
          <table:table-cell office:value-type="float" office:value="22609" calcext:value-type="float">
            <text:p>22609</text:p>
          </table:table-cell>
          <table:table-cell office:value-type="float" office:value="20961" calcext:value-type="float">
            <text:p>20961</text:p>
          </table:table-cell>
          <table:table-cell office:value-type="float" office:value="20537" calcext:value-type="float">
            <text:p>20537</text:p>
          </table:table-cell>
          <table:table-cell office:value-type="float" office:value="35145" calcext:value-type="float">
            <text:p>35145</text:p>
          </table:table-cell>
          <table:table-cell office:value-type="float" office:value="22609" calcext:value-type="float">
            <text:p>22609</text:p>
          </table:table-cell>
          <table:table-cell office:value-type="float" office:value="20961" calcext:value-type="float">
            <text:p>20961</text:p>
          </table:table-cell>
          <table:table-cell office:value-type="float" office:value="20537" calcext:value-type="float">
            <text:p>205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2,85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3" calcext:value-type="float">
            <text:p>6683</text:p>
          </table:table-cell>
          <table:table-cell office:value-type="float" office:value="35145" calcext:value-type="float">
            <text:p>35145</text:p>
          </table:table-cell>
          <table:table-cell office:value-type="float" office:value="26441" calcext:value-type="float">
            <text:p>26441</text:p>
          </table:table-cell>
          <table:table-cell office:value-type="float" office:value="24617" calcext:value-type="float">
            <text:p>24617</text:p>
          </table:table-cell>
          <table:table-cell office:value-type="float" office:value="23121" calcext:value-type="float">
            <text:p>23121</text:p>
          </table:table-cell>
          <table:table-cell office:value-type="float" office:value="35145" calcext:value-type="float">
            <text:p>35145</text:p>
          </table:table-cell>
          <table:table-cell office:value-type="float" office:value="26441" calcext:value-type="float">
            <text:p>26441</text:p>
          </table:table-cell>
          <table:table-cell office:value-type="float" office:value="24617" calcext:value-type="float">
            <text:p>24617</text:p>
          </table:table-cell>
          <table:table-cell office:value-type="float" office:value="23121" calcext:value-type="float">
            <text:p>231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8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office:value-type="float" office:value="35145" calcext:value-type="float">
            <text:p>35145</text:p>
          </table:table-cell>
          <table:table-cell office:value-type="float" office:value="25441" calcext:value-type="float">
            <text:p>25441</text:p>
          </table:table-cell>
          <table:table-cell office:value-type="float" office:value="23401" calcext:value-type="float">
            <text:p>23401</text:p>
          </table:table-cell>
          <table:table-cell office:value-type="float" office:value="22273" calcext:value-type="float">
            <text:p>22273</text:p>
          </table:table-cell>
          <table:table-cell office:value-type="float" office:value="35145" calcext:value-type="float">
            <text:p>35145</text:p>
          </table:table-cell>
          <table:table-cell office:value-type="float" office:value="25441" calcext:value-type="float">
            <text:p>25441</text:p>
          </table:table-cell>
          <table:table-cell office:value-type="float" office:value="23401" calcext:value-type="float">
            <text:p>23401</text:p>
          </table:table-cell>
          <table:table-cell office:value-type="float" office:value="22273" calcext:value-type="float">
            <text:p>2227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9,9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74" calcext:value-type="float">
            <text:p>6674</text:p>
          </table:table-cell>
          <table:table-cell office:value-type="float" office:value="35145" calcext:value-type="float">
            <text:p>35145</text:p>
          </table:table-cell>
          <table:table-cell office:value-type="float" office:value="28609" calcext:value-type="float">
            <text:p>28609</text:p>
          </table:table-cell>
          <table:table-cell office:value-type="float" office:value="26857" calcext:value-type="float">
            <text:p>26857</text:p>
          </table:table-cell>
          <table:table-cell office:value-type="float" office:value="24697" calcext:value-type="float">
            <text:p>24697</text:p>
          </table:table-cell>
          <table:table-cell office:value-type="float" office:value="35145" calcext:value-type="float">
            <text:p>35145</text:p>
          </table:table-cell>
          <table:table-cell office:value-type="float" office:value="28609" calcext:value-type="float">
            <text:p>28609</text:p>
          </table:table-cell>
          <table:table-cell office:value-type="float" office:value="26857" calcext:value-type="float">
            <text:p>26857</text:p>
          </table:table-cell>
          <table:table-cell office:value-type="float" office:value="24697" calcext:value-type="float">
            <text:p>246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73,8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45" calcext:value-type="float">
            <text:p>35145</text:p>
          </table:table-cell>
          <table:table-cell office:value-type="float" office:value="27417" calcext:value-type="float">
            <text:p>27417</text:p>
          </table:table-cell>
          <table:table-cell office:value-type="float" office:value="25505" calcext:value-type="float">
            <text:p>25505</text:p>
          </table:table-cell>
          <table:table-cell office:value-type="float" office:value="23737" calcext:value-type="float">
            <text:p>23737</text:p>
          </table:table-cell>
          <table:table-cell office:value-type="float" office:value="35145" calcext:value-type="float">
            <text:p>35145</text:p>
          </table:table-cell>
          <table:table-cell office:value-type="float" office:value="27417" calcext:value-type="float">
            <text:p>27417</text:p>
          </table:table-cell>
          <table:table-cell office:value-type="float" office:value="25505" calcext:value-type="float">
            <text:p>25505</text:p>
          </table:table-cell>
          <table:table-cell office:value-type="float" office:value="23737" calcext:value-type="float">
            <text:p>237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73,8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office:value-type="float" office:value="35145" calcext:value-type="float">
            <text:p>35145</text:p>
          </table:table-cell>
          <table:table-cell office:value-type="float" office:value="26521" calcext:value-type="float">
            <text:p>26521</text:p>
          </table:table-cell>
          <table:table-cell office:value-type="float" office:value="24481" calcext:value-type="float">
            <text:p>24481</text:p>
          </table:table-cell>
          <table:table-cell office:value-type="float" office:value="22961" calcext:value-type="float">
            <text:p>22961</text:p>
          </table:table-cell>
          <table:table-cell office:value-type="float" office:value="35145" calcext:value-type="float">
            <text:p>35145</text:p>
          </table:table-cell>
          <table:table-cell office:value-type="float" office:value="26521" calcext:value-type="float">
            <text:p>26521</text:p>
          </table:table-cell>
          <table:table-cell office:value-type="float" office:value="24481" calcext:value-type="float">
            <text:p>24481</text:p>
          </table:table-cell>
          <table:table-cell office:value-type="float" office:value="22961" calcext:value-type="float">
            <text:p>229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0,91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25098" calcext:value-type="float">
            <text:p>325098</text:p>
          </table:table-cell>
          <table:table-cell office:value-type="float" office:value="242386" calcext:value-type="float">
            <text:p>242386</text:p>
          </table:table-cell>
          <table:table-cell office:value-type="float" office:value="225418" calcext:value-type="float">
            <text:p>225418</text:p>
          </table:table-cell>
          <table:table-cell office:value-type="float" office:value="216530" calcext:value-type="float">
            <text:p>216530</text:p>
          </table:table-cell>
          <table:table-cell office:value-type="float" office:value="320706" calcext:value-type="float">
            <text:p>320706</text:p>
          </table:table-cell>
          <table:table-cell office:value-type="float" office:value="242378" calcext:value-type="float">
            <text:p>242378</text:p>
          </table:table-cell>
          <table:table-cell office:value-type="float" office:value="225410" calcext:value-type="float">
            <text:p>225410</text:p>
          </table:table-cell>
          <table:table-cell office:value-type="float" office:value="216522" calcext:value-type="float">
            <text:p>216522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7" calcext:value-type="float">
            <text:p>317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float" office:value="313" calcext:value-type="float">
            <text:p>313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</table:table>
      <table:table table:name="R.37 - Extras 2" table:style-name="ta1">
        <office:forms form:automatic-focus="false" form:apply-design-mode="false"/>
        <table:table-column table:style-name="co9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intensidad.txt m30_2024_ids_estructura_intensidad.txt histograma_doble_diferencia_intensidad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12567672" calcext:value-type="float">
            <text:p>12567672</text:p>
          </table:table-cell>
          <table:table-cell office:value-type="float" office:value="16582328" calcext:value-type="float">
            <text:p>16582328</text:p>
          </table:table-cell>
          <table:table-cell table:style-name="ce27" office:value-type="float" office:value="19915848" calcext:value-type="float">
            <text:p>19915848</text:p>
          </table:table-cell>
          <table:table-cell office:value-type="float" office:value="15621216" calcext:value-type="float">
            <text:p>15621216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13103496" calcext:value-type="float">
            <text:p>13103496</text:p>
          </table:table-cell>
          <table:table-cell office:value-type="float" office:value="13245000" calcext:value-type="float">
            <text:p>13245000</text:p>
          </table:table-cell>
          <table:table-cell office:value-type="float" office:value="14812568" calcext:value-type="float">
            <text:p>14812568</text:p>
          </table:table-cell>
          <table:table-cell table:style-name="ce28" office:value-type="float" office:value="11923248" calcext:value-type="float">
            <text:p>11923248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13468032" calcext:value-type="float">
            <text:p>13468032</text:p>
          </table:table-cell>
          <table:table-cell office:value-type="float" office:value="14114888" calcext:value-type="float">
            <text:p>14114888</text:p>
          </table:table-cell>
          <table:table-cell office:value-type="float" office:value="15922248" calcext:value-type="float">
            <text:p>15922248</text:p>
          </table:table-cell>
          <table:table-cell office:value-type="float" office:value="12737816" calcext:value-type="float">
            <text:p>12737816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:.E14])" office:value-type="float" office:value="11923248" calcext:value-type="float">
            <text:p>11923248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14355216" calcext:value-type="float">
            <text:p>14355216</text:p>
          </table:table-cell>
          <table:table-cell office:value-type="float" office:value="14680224" calcext:value-type="float">
            <text:p>14680224</text:p>
          </table:table-cell>
          <table:table-cell office:value-type="float" office:value="16791608" calcext:value-type="float">
            <text:p>16791608</text:p>
          </table:table-cell>
          <table:table-cell office:value-type="float" office:value="13354920" calcext:value-type="float">
            <text:p>13354920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:.E14])" office:value-type="float" office:value="19915848" calcext:value-type="float">
            <text:p>1991584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table:style-name="ce27"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28" office:value-type="float" office:value="11643" calcext:value-type="float">
            <text:p>1164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13152" calcext:value-type="float">
            <text:p>13152</text:p>
          </table:table-cell>
          <table:table-cell office:value-type="float" office:value="13784" calcext:value-type="float">
            <text:p>13784</text:p>
          </table:table-cell>
          <table:table-cell office:value-type="float" office:value="15549" calcext:value-type="float">
            <text:p>15549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7:.E20])" office:value-type="float" office:value="11643" calcext:value-type="float">
            <text:p>11643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14018" calcext:value-type="float">
            <text:p>14018</text:p>
          </table:table-cell>
          <table:table-cell office:value-type="float" office:value="14336" calcext:value-type="float">
            <text:p>14336</text:p>
          </table:table-cell>
          <table:table-cell office:value-type="float" office:value="16398" calcext:value-type="float">
            <text:p>16398</text:p>
          </table:table-cell>
          <table:table-cell table:style-name="ce29" office:value-type="float" office:value="13041" calcext:value-type="float">
            <text:p>1304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7:.E20])" office:value-type="float" office:value="19449" calcext:value-type="float">
            <text:p>19449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7856" calcext:value-type="float">
            <text:p>-7856</text:p>
          </table:table-cell>
          <table:table-cell table:style-name="ce8" office:value-type="float" office:value="-8509" calcext:value-type="float">
            <text:p>-8509</text:p>
          </table:table-cell>
          <table:table-cell table:style-name="ce8" office:value-type="float" office:value="-8998" calcext:value-type="float">
            <text:p>-8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8452" calcext:value-type="float">
            <text:p>8452</text:p>
          </table:table-cell>
          <table:table-cell table:style-name="ce8" office:value-type="float" office:value="6108" calcext:value-type="float">
            <text:p>6108</text:p>
          </table:table-cell>
          <table:table-cell table:style-name="ce8" office:value-type="float" office:value="6712" calcext:value-type="float">
            <text:p>6712</text:p>
          </table:table-cell>
          <table:table-cell table:style-name="ce8" office:value-type="float" office:value="14405" calcext:value-type="float">
            <text:p>14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1294.3</text:p>
          </table:table-cell>
          <table:table-cell table:style-name="ce8" office:value-type="string" calcext:value-type="string">
            <text:p>0.00590645</text:p>
          </table:table-cell>
          <table:table-cell table:style-name="ce8" office:value-type="string" calcext:value-type="string">
            <text:p>0.000827736</text:p>
          </table:table-cell>
          <table:table-cell table:style-name="ce8" office:value-type="string" calcext:value-type="string">
            <text:p>-8.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10914394510" calcext:value-type="float">
            <text:p>10914394510</text:p>
          </table:table-cell>
          <table:table-cell table:style-name="ce8" office:value-type="float" office:value="49807" calcext:value-type="float">
            <text:p>49807</text:p>
          </table:table-cell>
          <table:table-cell table:style-name="ce8" office:value-type="float" office:value="6980" calcext:value-type="float">
            <text:p>6980</text:p>
          </table:table-cell>
          <table:table-cell table:style-name="ce8" office:value-type="float" office:value="-67611954" calcext:value-type="float">
            <text:p>-6761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32640" calcext:value-type="float">
            <text:p>8432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45810.00</text:p>
          </table:table-cell>
          <table:table-cell table:style-name="ce8" office:value-type="string" calcext:value-type="string">
            <text:p>47911.00</text:p>
          </table:table-cell>
          <table:table-cell table:style-name="ce8" office:value-type="string" calcext:value-type="string">
            <text:p>62898.00</text:p>
          </table:table-cell>
          <table:table-cell table:style-name="ce8" office:value-type="string" calcext:value-type="string">
            <text:p>15285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588.06</text:p>
          </table:table-cell>
          <table:table-cell table:style-name="ce8" office:value-type="string" calcext:value-type="string">
            <text:p>218.89</text:p>
          </table:table-cell>
          <table:table-cell table:style-name="ce8" office:value-type="string" calcext:value-type="string">
            <text:p>250.79</text:p>
          </table:table-cell>
          <table:table-cell table:style-name="ce8" office:value-type="string" calcext:value-type="string">
            <text:p>390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8998 hasta valor 14405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ocupacion.txt m30_2024_ids_estructura_ocupacion.txt histograma_doble_diferencia_ocupacion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862473" calcext:value-type="float">
            <text:p>6862473</text:p>
          </table:table-cell>
          <table:table-cell office:value-type="float" office:value="5598097" calcext:value-type="float">
            <text:p>5598097</text:p>
          </table:table-cell>
          <table:table-cell office:value-type="float" office:value="5115769" calcext:value-type="float">
            <text:p>5115769</text:p>
          </table:table-cell>
          <table:table-cell office:value-type="float" office:value="4966921" calcext:value-type="float">
            <text:p>4966921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393905" calcext:value-type="float">
            <text:p>7393905</text:p>
          </table:table-cell>
          <table:table-cell office:value-type="float" office:value="3523489" calcext:value-type="float">
            <text:p>3523489</text:p>
          </table:table-cell>
          <table:table-cell table:style-name="ce28" office:value-type="float" office:value="3092905" calcext:value-type="float">
            <text:p>3092905</text:p>
          </table:table-cell>
          <table:table-cell office:value-type="float" office:value="3594673" calcext:value-type="float">
            <text:p>3594673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718913" calcext:value-type="float">
            <text:p>7718913</text:p>
          </table:table-cell>
          <table:table-cell office:value-type="float" office:value="4284105" calcext:value-type="float">
            <text:p>4284105</text:p>
          </table:table-cell>
          <table:table-cell office:value-type="float" office:value="3835897" calcext:value-type="float">
            <text:p>3835897</text:p>
          </table:table-cell>
          <table:table-cell office:value-type="float" office:value="4107529" calcext:value-type="float">
            <text:p>4107529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44:.E47])" office:value-type="float" office:value="3092905" calcext:value-type="float">
            <text:p>3092905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table:style-name="ce27" office:value-type="float" office:value="8689545" calcext:value-type="float">
            <text:p>8689545</text:p>
          </table:table-cell>
          <table:table-cell office:value-type="float" office:value="4707097" calcext:value-type="float">
            <text:p>4707097</text:p>
          </table:table-cell>
          <table:table-cell office:value-type="float" office:value="4374617" calcext:value-type="float">
            <text:p>4374617</text:p>
          </table:table-cell>
          <table:table-cell office:value-type="float" office:value="4440681" calcext:value-type="float">
            <text:p>4440681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44:.E47])" office:value-type="float" office:value="8689545" calcext:value-type="float">
            <text:p>8689545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701" calcext:value-type="float">
            <text:p>6701</text:p>
          </table:table-cell>
          <table:table-cell office:value-type="float" office:value="5466" calcext:value-type="float">
            <text:p>5466</text:p>
          </table:table-cell>
          <table:table-cell office:value-type="float" office:value="4995" calcext:value-type="float">
            <text:p>4995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220" calcext:value-type="float">
            <text:p>7220</text:p>
          </table:table-cell>
          <table:table-cell office:value-type="float" office:value="3440" calcext:value-type="float">
            <text:p>3440</text:p>
          </table:table-cell>
          <table:table-cell table:style-name="ce28" office:value-type="float" office:value="3020" calcext:value-type="float">
            <text:p>3020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538" calcext:value-type="float">
            <text:p>7538</text:p>
          </table:table-cell>
          <table:table-cell office:value-type="float" office:value="4183" calcext:value-type="float">
            <text:p>4183</text:p>
          </table:table-cell>
          <table:table-cell office:value-type="float" office:value="3745" calcext:value-type="float">
            <text:p>3745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50:.E53])"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table:style-name="ce27" office:value-type="float" office:value="8485" calcext:value-type="float">
            <text:p>8485</text:p>
          </table:table-cell>
          <table:table-cell office:value-type="float" office:value="4596" calcext:value-type="float">
            <text:p>4596</text:p>
          </table:table-cell>
          <table:table-cell office:value-type="float" office:value="4272" calcext:value-type="float">
            <text:p>4272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50:.E53])" office:value-type="float" office:value="8485" calcext:value-type="float">
            <text:p>8485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04" calcext:value-type="float">
            <text:p>-104</text:p>
          </table:table-cell>
          <table:table-cell table:style-name="ce8" office:value-type="float" office:value="-141" calcext:value-type="float">
            <text:p>-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5.60749</text:p>
          </table:table-cell>
          <table:table-cell table:style-name="ce8" office:value-type="string" calcext:value-type="string">
            <text:p>1.51161e-05</text:p>
          </table:table-cell>
          <table:table-cell table:style-name="ce8" office:value-type="string" calcext:value-type="string">
            <text:p>-8.26663e-07</text:p>
          </table:table-cell>
          <table:table-cell table:style-name="ce8" office:value-type="string" calcext:value-type="string">
            <text:p>-0.159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47482967" calcext:value-type="float">
            <text:p>4748296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1353671" calcext:value-type="float">
            <text:p>-1353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67776" calcext:value-type="float">
            <text:p>846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46.00</text:p>
          </table:table-cell>
          <table:table-cell table:style-name="ce8" office:value-type="string" calcext:value-type="string">
            <text:p>8.00</text:p>
          </table:table-cell>
          <table:table-cell table:style-name="ce8" office:value-type="string" calcext:value-type="string">
            <text:p>14.00</text:p>
          </table:table-cell>
          <table:table-cell table:style-name="ce8" office:value-type="string" calcext:value-type="string">
            <text:p>4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6.78</text:p>
          </table:table-cell>
          <table:table-cell table:style-name="ce8" office:value-type="string" calcext:value-type="string">
            <text:p>2.83</text:p>
          </table:table-cell>
          <table:table-cell table:style-name="ce8" office:value-type="string" calcext:value-type="string">
            <text:p>3.74</text:p>
          </table:table-cell>
          <table:table-cell table:style-name="ce8" office:value-type="string" calcext:value-type="string">
            <text:p>6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141 hasta valor 196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carga.txt m30_2024_ids_estructura_carga.txt histograma_doble_diferencia_carga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349985" calcext:value-type="float">
            <text:p>7349985</text:p>
          </table:table-cell>
          <table:table-cell office:value-type="float" office:value="9528713" calcext:value-type="float">
            <text:p>9528713</text:p>
          </table:table-cell>
          <table:table-cell table:style-name="ce27" office:value-type="float" office:value="10115833" calcext:value-type="float">
            <text:p>10115833</text:p>
          </table:table-cell>
          <table:table-cell office:value-type="float" office:value="8543777" calcext:value-type="float">
            <text:p>8543777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8004393" calcext:value-type="float">
            <text:p>8004393</text:p>
          </table:table-cell>
          <table:table-cell office:value-type="float" office:value="5995449" calcext:value-type="float">
            <text:p>5995449</text:p>
          </table:table-cell>
          <table:table-cell office:value-type="float" office:value="5526273" calcext:value-type="float">
            <text:p>5526273</text:p>
          </table:table-cell>
          <table:table-cell table:style-name="ce28" office:value-type="float" office:value="5276985" calcext:value-type="float">
            <text:p>5276985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368929" calcext:value-type="float">
            <text:p>8368929</text:p>
          </table:table-cell>
          <table:table-cell office:value-type="float" office:value="6709017" calcext:value-type="float">
            <text:p>6709017</text:p>
          </table:table-cell>
          <table:table-cell office:value-type="float" office:value="6263369" calcext:value-type="float">
            <text:p>6263369</text:p>
          </table:table-cell>
          <table:table-cell office:value-type="float" office:value="5805841" calcext:value-type="float">
            <text:p>5805841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77:.E80])" office:value-type="float" office:value="5276985" calcext:value-type="float">
            <text:p>5276985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260505" calcext:value-type="float">
            <text:p>9260505</text:p>
          </table:table-cell>
          <table:table-cell office:value-type="float" office:value="7266993" calcext:value-type="float">
            <text:p>7266993</text:p>
          </table:table-cell>
          <table:table-cell office:value-type="float" office:value="6977473" calcext:value-type="float">
            <text:p>6977473</text:p>
          </table:table-cell>
          <table:table-cell office:value-type="float" office:value="6284633" calcext:value-type="float">
            <text:p>6284633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77:.E80])" office:value-type="float" office:value="10115833" calcext:value-type="float">
            <text:p>10115833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177" calcext:value-type="float">
            <text:p>7177</text:p>
          </table:table-cell>
          <table:table-cell office:value-type="float" office:value="9305" calcext:value-type="float">
            <text:p>9305</text:p>
          </table:table-cell>
          <table:table-cell table:style-name="ce27" office:value-type="float" office:value="9878" calcext:value-type="float">
            <text:p>9878</text:p>
          </table:table-cell>
          <table:table-cell office:value-type="float" office:value="8343" calcext:value-type="float">
            <text:p>834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816" calcext:value-type="float">
            <text:p>7816</text:p>
          </table:table-cell>
          <table:table-cell office:value-type="float" office:value="5854" calcext:value-type="float">
            <text:p>5854</text:p>
          </table:table-cell>
          <table:table-cell office:value-type="float" office:value="5396" calcext:value-type="float">
            <text:p>5396</text:p>
          </table:table-cell>
          <table:table-cell table:style-name="ce28" office:value-type="float" office:value="5153" calcext:value-type="float">
            <text:p>515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172" calcext:value-type="float">
            <text:p>8172</text:p>
          </table:table-cell>
          <table:table-cell office:value-type="float" office:value="6551" calcext:value-type="float">
            <text:p>6551</text:p>
          </table:table-cell>
          <table:table-cell office:value-type="float" office:value="6116" calcext:value-type="float">
            <text:p>6116</text:p>
          </table:table-cell>
          <table:table-cell office:value-type="float" office:value="5669" calcext:value-type="float">
            <text:p>5669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83:.E86])" office:value-type="float" office:value="5153" calcext:value-type="float">
            <text:p>5153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043" calcext:value-type="float">
            <text:p>9043</text:p>
          </table:table-cell>
          <table:table-cell office:value-type="float" office:value="7096" calcext:value-type="float">
            <text:p>7096</text:p>
          </table:table-cell>
          <table:table-cell office:value-type="float" office:value="6813" calcext:value-type="float">
            <text:p>6813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83:.E86])" office:value-type="float" office:value="9878" calcext:value-type="float">
            <text:p>987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06" calcext:value-type="float">
            <text:p>-106</text:p>
          </table:table-cell>
          <table:table-cell table:style-name="ce8" office:value-type="float" office:value="-147" calcext:value-type="float">
            <text:p>-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36.2168</text:p>
          </table:table-cell>
          <table:table-cell table:style-name="ce8" office:value-type="string" calcext:value-type="string">
            <text:p>0.000177851</text:p>
          </table:table-cell>
          <table:table-cell table:style-name="ce8" office:value-type="string" calcext:value-type="string">
            <text:p>-5.55045e-06</text:p>
          </table:table-cell>
          <table:table-cell table:style-name="ce8" office:value-type="string" calcext:value-type="string">
            <text:p>-0.721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306675556" calcext:value-type="float">
            <text:p>306675556</text:p>
          </table:table-cell>
          <table:table-cell table:style-name="ce8" office:value-type="float" office:value="1506" calcext:value-type="float">
            <text:p>1506</text:p>
          </table:table-cell>
          <table:table-cell table:style-name="ce8" office:value-type="float" office:value="-47" calcext:value-type="float">
            <text:p>-47</text:p>
          </table:table-cell>
          <table:table-cell table:style-name="ce8" office:value-type="float" office:value="-6113004" calcext:value-type="float">
            <text:p>-6113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67776" calcext:value-type="float">
            <text:p>846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697.00</text:p>
          </table:table-cell>
          <table:table-cell table:style-name="ce8" office:value-type="string" calcext:value-type="string">
            <text:p>26.00</text:p>
          </table:table-cell>
          <table:table-cell table:style-name="ce8" office:value-type="string" calcext:value-type="string">
            <text:p>39.00</text:p>
          </table:table-cell>
          <table:table-cell table:style-name="ce8" office:value-type="string" calcext:value-type="string">
            <text:p>9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26.40</text:p>
          </table:table-cell>
          <table:table-cell table:style-name="ce8" office:value-type="string" calcext:value-type="string">
            <text:p>5.10</text:p>
          </table:table-cell>
          <table:table-cell table:style-name="ce8" office:value-type="string" calcext:value-type="string">
            <text:p>6.24</text:p>
          </table:table-cell>
          <table:table-cell table:style-name="ce8" office:value-type="string" calcext:value-type="string">
            <text:p>9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147 hasta valor 195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velocidad.txt m30_2024_ids_estructura_velocidad.txt histograma_doble_diferencia_velocidad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099560" calcext:value-type="float">
            <text:p>7099560</text:p>
          </table:table-cell>
          <table:table-cell office:value-type="float" office:value="10964304" calcext:value-type="float">
            <text:p>10964304</text:p>
          </table:table-cell>
          <table:table-cell table:style-name="ce27" office:value-type="float" office:value="12649208" calcext:value-type="float">
            <text:p>12649208</text:p>
          </table:table-cell>
          <table:table-cell office:value-type="float" office:value="10198000" calcext:value-type="float">
            <text:p>10198000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969176" calcext:value-type="float">
            <text:p>7969176</text:p>
          </table:table-cell>
          <table:table-cell office:value-type="float" office:value="5440520" calcext:value-type="float">
            <text:p>5440520</text:p>
          </table:table-cell>
          <table:table-cell office:value-type="float" office:value="5075864" calcext:value-type="float">
            <text:p>5075864</text:p>
          </table:table-cell>
          <table:table-cell table:style-name="ce28" office:value-type="float" office:value="4915648" calcext:value-type="float">
            <text:p>4915648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158032" calcext:value-type="float">
            <text:p>8158032</text:p>
          </table:table-cell>
          <table:table-cell office:value-type="float" office:value="6338728" calcext:value-type="float">
            <text:p>6338728</text:p>
          </table:table-cell>
          <table:table-cell office:value-type="float" office:value="6032688" calcext:value-type="float">
            <text:p>6032688</text:p>
          </table:table-cell>
          <table:table-cell office:value-type="float" office:value="5593008" calcext:value-type="float">
            <text:p>5593008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0:.E113])" office:value-type="float" office:value="4915648" calcext:value-type="float">
            <text:p>4915648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106704" calcext:value-type="float">
            <text:p>9106704</text:p>
          </table:table-cell>
          <table:table-cell office:value-type="float" office:value="6785480" calcext:value-type="float">
            <text:p>6785480</text:p>
          </table:table-cell>
          <table:table-cell office:value-type="float" office:value="6604968" calcext:value-type="float">
            <text:p>6604968</text:p>
          </table:table-cell>
          <table:table-cell office:value-type="float" office:value="5991656" calcext:value-type="float">
            <text:p>5991656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0:.E113])" office:value-type="float" office:value="12649208" calcext:value-type="float">
            <text:p>1264920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933" calcext:value-type="float">
            <text:p>6933</text:p>
          </table:table-cell>
          <table:table-cell office:value-type="float" office:value="10707" calcext:value-type="float">
            <text:p>10707</text:p>
          </table:table-cell>
          <table:table-cell table:style-name="ce27" office:value-type="float" office:value="12352" calcext:value-type="float">
            <text:p>12352</text:p>
          </table:table-cell>
          <table:table-cell office:value-type="float" office:value="9958" calcext:value-type="float">
            <text:p>9958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782" calcext:value-type="float">
            <text:p>7782</text:p>
          </table:table-cell>
          <table:table-cell office:value-type="float" office:value="5313" calcext:value-type="float">
            <text:p>5313</text:p>
          </table:table-cell>
          <table:table-cell office:value-type="float" office:value="4956" calcext:value-type="float">
            <text:p>4956</text:p>
          </table:table-cell>
          <table:table-cell table:style-name="ce28" office:value-type="float" office:value="4800" calcext:value-type="float">
            <text:p>480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966" calcext:value-type="float">
            <text:p>7966</text:p>
          </table:table-cell>
          <table:table-cell office:value-type="float" office:value="6190" calcext:value-type="float">
            <text:p>6190</text:p>
          </table:table-cell>
          <table:table-cell office:value-type="float" office:value="5891" calcext:value-type="float">
            <text:p>5891</text:p>
          </table:table-cell>
          <table:table-cell office:value-type="float" office:value="5461" calcext:value-type="float">
            <text:p>546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6:.E119])"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8893" calcext:value-type="float">
            <text:p>8893</text:p>
          </table:table-cell>
          <table:table-cell office:value-type="float" office:value="6626" calcext:value-type="float">
            <text:p>6626</text:p>
          </table:table-cell>
          <table:table-cell office:value-type="float" office:value="6450" calcext:value-type="float">
            <text:p>6450</text:p>
          </table:table-cell>
          <table:table-cell office:value-type="float" office:value="5851" calcext:value-type="float">
            <text:p>585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6:.E119])" office:value-type="float" office:value="12352" calcext:value-type="float">
            <text:p>12352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35" calcext:value-type="float">
            <text:p>-235</text:p>
          </table:table-cell>
          <table:table-cell table:style-name="ce8" office:value-type="float" office:value="-236" calcext:value-type="float">
            <text:p>-236</text:p>
          </table:table-cell>
          <table:table-cell table:style-name="ce8" office:value-type="float" office:value="-189" calcext:value-type="float">
            <text:p>-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69.5861</text:p>
          </table:table-cell>
          <table:table-cell table:style-name="ce8" office:value-type="string" calcext:value-type="string">
            <text:p>0.00195877</text:p>
          </table:table-cell>
          <table:table-cell table:style-name="ce8" office:value-type="string" calcext:value-type="string">
            <text:p>-0.000134453</text:p>
          </table:table-cell>
          <table:table-cell table:style-name="ce8" office:value-type="string" calcext:value-type="string">
            <text:p>0.146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567234913" calcext:value-type="float">
            <text:p>567234913</text:p>
          </table:table-cell>
          <table:table-cell table:style-name="ce8" office:value-type="float" office:value="15967" calcext:value-type="float">
            <text:p>15967</text:p>
          </table:table-cell>
          <table:table-cell table:style-name="ce8" office:value-type="float" office:value="-1096" calcext:value-type="float">
            <text:p>-1096</text:p>
          </table:table-cell>
          <table:table-cell table:style-name="ce8" office:value-type="float" office:value="1196691" calcext:value-type="float">
            <text:p>1196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151552" calcext:value-type="float">
            <text:p>8151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65.00</text:p>
          </table:table-cell>
          <table:table-cell table:style-name="ce8" office:value-type="string" calcext:value-type="string">
            <text:p>47.00</text:p>
          </table:table-cell>
          <table:table-cell table:style-name="ce8" office:value-type="string" calcext:value-type="string">
            <text:p>80.00</text:p>
          </table:table-cell>
          <table:table-cell table:style-name="ce8" office:value-type="string" calcext:value-type="string">
            <text:p>19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19.10</text:p>
          </table:table-cell>
          <table:table-cell table:style-name="ce8" office:value-type="string" calcext:value-type="string">
            <text:p>6.86</text:p>
          </table:table-cell>
          <table:table-cell table:style-name="ce8" office:value-type="string" calcext:value-type="string">
            <text:p>8.94</text:p>
          </table:table-cell>
          <table:table-cell table:style-name="ce8" office:value-type="string" calcext:value-type="string">
            <text:p>13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236 hasta valor 467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</table:table>
      <table:table table:name="R.37 - Extras 3 - Golomb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ce4"/>
        <table:table-column table:style-name="co12" table:number-columns-repeated="4" table:default-cell-style-name="Default"/>
        <table:table-column table:style-name="co12" table:default-cell-style-name="ce27"/>
        <table:table-column table:style-name="co12" table:number-columns-repeated="12" table:default-cell-style-name="Default"/>
        <table:table-column table:style-name="co13" table:default-cell-style-name="Default"/>
        <table:table-column table:style-name="co14" table:default-cell-style-name="ce33"/>
        <table:table-column table:style-name="co14" table:default-cell-style-name="ce27"/>
        <table:table-column table:style-name="co14" table:default-cell-style-name="ce37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float" office:value="2031546" calcext:value-type="float">
            <text:p>2031546</text:p>
          </table:table-cell>
          <table:table-cell office:value-type="float" office:value="1018494" calcext:value-type="float">
            <text:p>1018494</text:p>
          </table:table-cell>
          <table:table-cell office:value-type="float" office:value="512672" calcext:value-type="float">
            <text:p>512672</text:p>
          </table:table-cell>
          <table:table-cell office:value-type="float" office:value="260947" calcext:value-type="float">
            <text:p>260947</text:p>
          </table:table-cell>
          <table:table-cell office:value-type="float" office:value="135831" calcext:value-type="float">
            <text:p>135831</text:p>
          </table:table-cell>
          <table:table-cell office:value-type="float" office:value="75890" calcext:value-type="float">
            <text:p>75890</text:p>
          </table:table-cell>
          <table:table-cell office:value-type="float" office:value="45752" calcext:value-type="float">
            <text:p>45752</text:p>
          </table:table-cell>
          <table:table-cell office:value-type="float" office:value="31924" calcext:value-type="float">
            <text:p>31924</text:p>
          </table:table-cell>
          <table:table-cell office:value-type="float" office:value="25160" calcext:value-type="float">
            <text:p>25160</text:p>
          </table:table-cell>
          <table:table-cell office:value-type="float" office:value="22691" calcext:value-type="float">
            <text:p>22691</text:p>
          </table:table-cell>
          <table:table-cell office:value-type="float" office:value="22077" calcext:value-type="float">
            <text:p>22077</text:p>
          </table:table-cell>
          <table:table-cell office:value-type="float" office:value="21975" calcext:value-type="float">
            <text:p>21975</text:p>
          </table:table-cell>
          <table:table-cell table:style-name="ce35" office:value-type="float" office:value="21975" calcext:value-type="float">
            <text:p>21975</text:p>
          </table:table-cell>
          <table:table-cell/>
          <table:table-cell table:formula="of:=MIN([.C4:.S4])" office:value-type="float" office:value="12273" calcext:value-type="float">
            <text:p>12273</text:p>
          </table:table-cell>
          <table:table-cell table:formula="of:=MAX([.C4:.S4])" office:value-type="float" office:value="2031546" calcext:value-type="float">
            <text:p>2031546</text:p>
          </table:table-cell>
          <table:table-cell table:formula="of:=MIN([.G4:.S4])" office:value-type="float" office:value="21975" calcext:value-type="float">
            <text:p>2197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33" office:value-type="float" office:value="11643" calcext:value-type="float">
            <text:p>11643</text:p>
          </table:table-cell>
          <table:table-cell office:value-type="float" office:value="409943" calcext:value-type="float">
            <text:p>409943</text:p>
          </table:table-cell>
          <table:table-cell office:value-type="float" office:value="209109" calcext:value-type="float">
            <text:p>209109</text:p>
          </table:table-cell>
          <table:table-cell office:value-type="float" office:value="109081" calcext:value-type="float">
            <text:p>109081</text:p>
          </table:table-cell>
          <table:table-cell office:value-type="float" office:value="60233" calcext:value-type="float">
            <text:p>60233</text:p>
          </table:table-cell>
          <table:table-cell office:value-type="float" office:value="37232" calcext:value-type="float">
            <text:p>37232</text:p>
          </table:table-cell>
          <table:table-cell office:value-type="float" office:value="26097" calcext:value-type="float">
            <text:p>26097</text:p>
          </table:table-cell>
          <table:table-cell office:value-type="float" office:value="22257" calcext:value-type="float">
            <text:p>22257</text:p>
          </table:table-cell>
          <table:table-cell office:value-type="float" office:value="20743" calcext:value-type="float">
            <text:p>20743</text:p>
          </table:table-cell>
          <table:table-cell office:value-type="float" office:value="20294" calcext:value-type="float">
            <text:p>20294</text:p>
          </table:table-cell>
          <table:table-cell office:value-type="float" office:value="20208" calcext:value-type="float">
            <text:p>20208</text:p>
          </table:table-cell>
          <table:table-cell table:style-name="ce35" office:value-type="float" office:value="20194" calcext:value-type="float">
            <text:p>20194</text:p>
          </table:table-cell>
          <table:table-cell office:value-type="float" office:value="20194" calcext:value-type="float">
            <text:p>20194</text:p>
          </table:table-cell>
          <table:table-cell office:value-type="float" office:value="20205" calcext:value-type="float">
            <text:p>20205</text:p>
          </table:table-cell>
          <table:table-cell/>
          <table:table-cell table:formula="of:=MIN([.C5:.S5])" office:value-type="float" office:value="11643" calcext:value-type="float">
            <text:p>11643</text:p>
          </table:table-cell>
          <table:table-cell table:formula="of:=MAX([.C5:.S5])" office:value-type="float" office:value="409943" calcext:value-type="float">
            <text:p>409943</text:p>
          </table:table-cell>
          <table:table-cell table:formula="of:=MIN([.G5:.S5])" office:value-type="float" office:value="20194" calcext:value-type="float">
            <text:p>2019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13152" calcext:value-type="float">
            <text:p>13152</text:p>
          </table:table-cell>
          <table:table-cell office:value-type="float" office:value="13784" calcext:value-type="float">
            <text:p>13784</text:p>
          </table:table-cell>
          <table:table-cell office:value-type="float" office:value="15549" calcext:value-type="float">
            <text:p>15549</text:p>
          </table:table-cell>
          <table:table-cell table:style-name="ce33" office:value-type="float" office:value="12439" calcext:value-type="float">
            <text:p>12439</text:p>
          </table:table-cell>
          <table:table-cell office:value-type="float" office:value="515432" calcext:value-type="float">
            <text:p>515432</text:p>
          </table:table-cell>
          <table:table-cell office:value-type="float" office:value="264147" calcext:value-type="float">
            <text:p>264147</text:p>
          </table:table-cell>
          <table:table-cell office:value-type="float" office:value="136386" calcext:value-type="float">
            <text:p>136386</text:p>
          </table:table-cell>
          <table:table-cell office:value-type="float" office:value="73306" calcext:value-type="float">
            <text:p>73306</text:p>
          </table:table-cell>
          <table:table-cell office:value-type="float" office:value="43535" calcext:value-type="float">
            <text:p>43535</text:p>
          </table:table-cell>
          <table:table-cell office:value-type="float" office:value="28570" calcext:value-type="float">
            <text:p>28570</text:p>
          </table:table-cell>
          <table:table-cell office:value-type="float" office:value="23738" calcext:value-type="float">
            <text:p>23738</text:p>
          </table:table-cell>
          <table:table-cell office:value-type="float" office:value="21899" calcext:value-type="float">
            <text:p>21899</text:p>
          </table:table-cell>
          <table:table-cell office:value-type="float" office:value="21285" calcext:value-type="float">
            <text:p>21285</text:p>
          </table:table-cell>
          <table:table-cell office:value-type="float" office:value="21138" calcext:value-type="float">
            <text:p>21138</text:p>
          </table:table-cell>
          <table:table-cell office:value-type="float" office:value="21121" calcext:value-type="float">
            <text:p>21121</text:p>
          </table:table-cell>
          <table:table-cell table:number-columns-repeated="2" table:style-name="ce35" office:value-type="float" office:value="21119" calcext:value-type="float">
            <text:p>21119</text:p>
          </table:table-cell>
          <table:table-cell/>
          <table:table-cell table:formula="of:=MIN([.C6:.S6])" office:value-type="float" office:value="12439" calcext:value-type="float">
            <text:p>12439</text:p>
          </table:table-cell>
          <table:table-cell table:formula="of:=MAX([.C6:.S6])" office:value-type="float" office:value="515432" calcext:value-type="float">
            <text:p>515432</text:p>
          </table:table-cell>
          <table:table-cell table:formula="of:=MIN([.G6:.S6])" office:value-type="float" office:value="21119" calcext:value-type="float">
            <text:p>2111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14018" calcext:value-type="float">
            <text:p>14018</text:p>
          </table:table-cell>
          <table:table-cell office:value-type="float" office:value="14336" calcext:value-type="float">
            <text:p>14336</text:p>
          </table:table-cell>
          <table:table-cell office:value-type="float" office:value="16398" calcext:value-type="float">
            <text:p>16398</text:p>
          </table:table-cell>
          <table:table-cell table:style-name="ce33" office:value-type="float" office:value="13041" calcext:value-type="float">
            <text:p>13041</text:p>
          </table:table-cell>
          <table:table-cell office:value-type="float" office:value="748597" calcext:value-type="float">
            <text:p>748597</text:p>
          </table:table-cell>
          <table:table-cell office:value-type="float" office:value="377355" calcext:value-type="float">
            <text:p>377355</text:p>
          </table:table-cell>
          <table:table-cell office:value-type="float" office:value="192748" calcext:value-type="float">
            <text:p>192748</text:p>
          </table:table-cell>
          <table:table-cell office:value-type="float" office:value="101224" calcext:value-type="float">
            <text:p>101224</text:p>
          </table:table-cell>
          <table:table-cell office:value-type="float" office:value="59042" calcext:value-type="float">
            <text:p>59042</text:p>
          </table:table-cell>
          <table:table-cell office:value-type="float" office:value="36732" calcext:value-type="float">
            <text:p>36732</text:p>
          </table:table-cell>
          <table:table-cell office:value-type="float" office:value="26607" calcext:value-type="float">
            <text:p>26607</text:p>
          </table:table-cell>
          <table:table-cell office:value-type="float" office:value="23406" calcext:value-type="float">
            <text:p>23406</text:p>
          </table:table-cell>
          <table:table-cell office:value-type="float" office:value="22182" calcext:value-type="float">
            <text:p>22182</text:p>
          </table:table-cell>
          <table:table-cell office:value-type="float" office:value="21812" calcext:value-type="float">
            <text:p>21812</text:p>
          </table:table-cell>
          <table:table-cell office:value-type="float" office:value="21771" calcext:value-type="float">
            <text:p>21771</text:p>
          </table:table-cell>
          <table:table-cell office:value-type="float" office:value="21761" calcext:value-type="float">
            <text:p>21761</text:p>
          </table:table-cell>
          <table:table-cell table:style-name="ce35" office:value-type="float" office:value="21751" calcext:value-type="float">
            <text:p>21751</text:p>
          </table:table-cell>
          <table:table-cell/>
          <table:table-cell table:formula="of:=MIN([.C7:.S7])" office:value-type="float" office:value="13041" calcext:value-type="float">
            <text:p>13041</text:p>
          </table:table-cell>
          <table:table-cell table:formula="of:=MAX([.C7:.S7])" office:value-type="float" office:value="748597" calcext:value-type="float">
            <text:p>748597</text:p>
          </table:table-cell>
          <table:table-cell table:formula="of:=MIN([.G7:.S7])" office:value-type="float" office:value="21751" calcext:value-type="float">
            <text:p>21751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6701" calcext:value-type="float">
            <text:p>6701</text:p>
          </table:table-cell>
          <table:table-cell office:value-type="float" office:value="5466" calcext:value-type="float">
            <text:p>5466</text:p>
          </table:table-cell>
          <table:table-cell office:value-type="float" office:value="4995" calcext:value-type="float">
            <text:p>4995</text:p>
          </table:table-cell>
          <table:table-cell table:style-name="ce33" office:value-type="float" office:value="4850" calcext:value-type="float">
            <text:p>4850</text:p>
          </table:table-cell>
          <table:table-cell office:value-type="float" office:value="12933" calcext:value-type="float">
            <text:p>12933</text:p>
          </table:table-cell>
          <table:table-cell office:value-type="float" office:value="10055" calcext:value-type="float">
            <text:p>10055</text:p>
          </table:table-cell>
          <table:table-cell office:value-type="float" office:value="9332" calcext:value-type="float">
            <text:p>9332</text:p>
          </table:table-cell>
          <table:table-cell office:value-type="float" office:value="9060" calcext:value-type="float">
            <text:p>9060</text:p>
          </table:table-cell>
          <table:table-cell office:value-type="float" office:value="9003" calcext:value-type="float">
            <text:p>9003</text:p>
          </table:table-cell>
          <table:table-cell table:style-name="ce35" office:value-type="float" office:value="8994" calcext:value-type="float">
            <text:p>8994</text:p>
          </table:table-cell>
          <table:table-cell office:value-type="float" office:value="10483" calcext:value-type="float">
            <text:p>10483</text:p>
          </table:table-cell>
          <table:table-cell office:value-type="float" office:value="10485" calcext:value-type="float">
            <text:p>10485</text:p>
          </table:table-cell>
          <table:table-cell office:value-type="float" office:value="10486" calcext:value-type="float">
            <text:p>10486</text:p>
          </table:table-cell>
          <table:table-cell office:value-type="float" office:value="10487" calcext:value-type="float">
            <text:p>10487</text:p>
          </table:table-cell>
          <table:table-cell office:value-type="float" office:value="10488" calcext:value-type="float">
            <text:p>10488</text:p>
          </table:table-cell>
          <table:table-cell office:value-type="float" office:value="10489" calcext:value-type="float">
            <text:p>10489</text:p>
          </table:table-cell>
          <table:table-cell office:value-type="float" office:value="10491" calcext:value-type="float">
            <text:p>10491</text:p>
          </table:table-cell>
          <table:table-cell/>
          <table:table-cell table:formula="of:=MIN([.C11:.S11])" office:value-type="float" office:value="4850" calcext:value-type="float">
            <text:p>4850</text:p>
          </table:table-cell>
          <table:table-cell table:formula="of:=MAX([.C11:.S11])" office:value-type="float" office:value="12933" calcext:value-type="float">
            <text:p>12933</text:p>
          </table:table-cell>
          <table:table-cell table:formula="of:=MIN([.G11:.S11])" office:value-type="float" office:value="8994" calcext:value-type="float">
            <text:p>899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27" office:value-type="float" office:value="7220" calcext:value-type="float">
            <text:p>7220</text:p>
          </table:table-cell>
          <table:table-cell office:value-type="float" office:value="3440" calcext:value-type="float">
            <text:p>3440</text:p>
          </table:table-cell>
          <table:table-cell table:style-name="ce33" office:value-type="float" office:value="3020" calcext:value-type="float">
            <text:p>3020</text:p>
          </table:table-cell>
          <table:table-cell office:value-type="float" office:value="3510" calcext:value-type="float">
            <text:p>3510</text:p>
          </table:table-cell>
          <table:table-cell table:style-name="Default" office:value-type="float" office:value="6380" calcext:value-type="float">
            <text:p>6380</text:p>
          </table:table-cell>
          <table:table-cell office:value-type="float" office:value="4888" calcext:value-type="float">
            <text:p>4888</text:p>
          </table:table-cell>
          <table:table-cell office:value-type="float" office:value="5170" calcext:value-type="float">
            <text:p>5170</text:p>
          </table:table-cell>
          <table:table-cell office:value-type="float" office:value="4882" calcext:value-type="float">
            <text:p>4882</text:p>
          </table:table-cell>
          <table:table-cell office:value-type="float" office:value="4780" calcext:value-type="float">
            <text:p>4780</text:p>
          </table:table-cell>
          <table:table-cell table:style-name="ce35" office:value-type="float" office:value="4770" calcext:value-type="float">
            <text:p>4770</text:p>
          </table:table-cell>
          <table:table-cell office:value-type="float" office:value="5542" calcext:value-type="float">
            <text:p>5542</text:p>
          </table:table-cell>
          <table:table-cell office:value-type="float" office:value="5543" calcext:value-type="float">
            <text:p>5543</text:p>
          </table:table-cell>
          <table:table-cell office:value-type="float" office:value="5545" calcext:value-type="float">
            <text:p>5545</text:p>
          </table:table-cell>
          <table:table-cell office:value-type="float" office:value="5546" calcext:value-type="float">
            <text:p>5546</text:p>
          </table:table-cell>
          <table:table-cell table:number-columns-repeated="2" office:value-type="float" office:value="5548" calcext:value-type="float">
            <text:p>5548</text:p>
          </table:table-cell>
          <table:table-cell office:value-type="float" office:value="5550" calcext:value-type="float">
            <text:p>5550</text:p>
          </table:table-cell>
          <table:table-cell/>
          <table:table-cell table:formula="of:=MIN([.C12:.S12])" office:value-type="float" office:value="3020" calcext:value-type="float">
            <text:p>3020</text:p>
          </table:table-cell>
          <table:table-cell table:formula="of:=MAX([.C12:.S12])" office:value-type="float" office:value="7220" calcext:value-type="float">
            <text:p>7220</text:p>
          </table:table-cell>
          <table:table-cell table:formula="of:=MIN([.G12:.S12])" office:value-type="float" office:value="4770" calcext:value-type="float">
            <text:p>477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538" calcext:value-type="float">
            <text:p>7538</text:p>
          </table:table-cell>
          <table:table-cell office:value-type="float" office:value="4183" calcext:value-type="float">
            <text:p>4183</text:p>
          </table:table-cell>
          <table:table-cell table:style-name="ce33" office:value-type="float" office:value="3745" calcext:value-type="float">
            <text:p>3745</text:p>
          </table:table-cell>
          <table:table-cell office:value-type="float" office:value="4011" calcext:value-type="float">
            <text:p>4011</text:p>
          </table:table-cell>
          <table:table-cell office:value-type="float" office:value="9326" calcext:value-type="float">
            <text:p>9326</text:p>
          </table:table-cell>
          <table:table-cell office:value-type="float" office:value="7379" calcext:value-type="float">
            <text:p>7379</text:p>
          </table:table-cell>
          <table:table-cell office:value-type="float" office:value="7550" calcext:value-type="float">
            <text:p>7550</text:p>
          </table:table-cell>
          <table:table-cell office:value-type="float" office:value="7211" calcext:value-type="float">
            <text:p>7211</text:p>
          </table:table-cell>
          <table:table-cell table:style-name="ce35" office:value-type="float" office:value="7135" calcext:value-type="float">
            <text:p>7135</text:p>
          </table:table-cell>
          <table:table-cell office:value-type="float" office:value="7156" calcext:value-type="float">
            <text:p>7156</text:p>
          </table:table-cell>
          <table:table-cell office:value-type="float" office:value="8204" calcext:value-type="float">
            <text:p>8204</text:p>
          </table:table-cell>
          <table:table-cell table:number-columns-repeated="2" office:value-type="float" office:value="8206" calcext:value-type="float">
            <text:p>8206</text:p>
          </table:table-cell>
          <table:table-cell office:value-type="float" office:value="8207" calcext:value-type="float">
            <text:p>8207</text:p>
          </table:table-cell>
          <table:table-cell table:number-columns-repeated="2" office:value-type="float" office:value="8208" calcext:value-type="float">
            <text:p>8208</text:p>
          </table:table-cell>
          <table:table-cell office:value-type="float" office:value="8210" calcext:value-type="float">
            <text:p>8210</text:p>
          </table:table-cell>
          <table:table-cell/>
          <table:table-cell table:formula="of:=MIN([.C13:.S13])" office:value-type="float" office:value="3745" calcext:value-type="float">
            <text:p>3745</text:p>
          </table:table-cell>
          <table:table-cell table:formula="of:=MAX([.C13:.S13])" office:value-type="float" office:value="9326" calcext:value-type="float">
            <text:p>9326</text:p>
          </table:table-cell>
          <table:table-cell table:formula="of:=MIN([.G13:.S13])" office:value-type="float" office:value="7135" calcext:value-type="float">
            <text:p>713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485" calcext:value-type="float">
            <text:p>8485</text:p>
          </table:table-cell>
          <table:table-cell office:value-type="float" office:value="4596" calcext:value-type="float">
            <text:p>4596</text:p>
          </table:table-cell>
          <table:table-cell table:style-name="ce33" office:value-type="float" office:value="4272" calcext:value-type="float">
            <text:p>4272</text:p>
          </table:table-cell>
          <table:table-cell office:value-type="float" office:value="4336" calcext:value-type="float">
            <text:p>4336</text:p>
          </table:table-cell>
          <table:table-cell office:value-type="float" office:value="13146" calcext:value-type="float">
            <text:p>13146</text:p>
          </table:table-cell>
          <table:table-cell office:value-type="float" office:value="10164" calcext:value-type="float">
            <text:p>10164</text:p>
          </table:table-cell>
          <table:table-cell office:value-type="float" office:value="8646" calcext:value-type="float">
            <text:p>8646</text:p>
          </table:table-cell>
          <table:table-cell office:value-type="float" office:value="8066" calcext:value-type="float">
            <text:p>8066</text:p>
          </table:table-cell>
          <table:table-cell office:value-type="float" office:value="7855" calcext:value-type="float">
            <text:p>7855</text:p>
          </table:table-cell>
          <table:table-cell table:style-name="ce35" office:value-type="float" office:value="7780" calcext:value-type="float">
            <text:p>7780</text:p>
          </table:table-cell>
          <table:table-cell office:value-type="float" office:value="8972" calcext:value-type="float">
            <text:p>8972</text:p>
          </table:table-cell>
          <table:table-cell office:value-type="float" office:value="8983" calcext:value-type="float">
            <text:p>8983</text:p>
          </table:table-cell>
          <table:table-cell office:value-type="float" office:value="8984" calcext:value-type="float">
            <text:p>8984</text:p>
          </table:table-cell>
          <table:table-cell office:value-type="float" office:value="8985" calcext:value-type="float">
            <text:p>8985</text:p>
          </table:table-cell>
          <table:table-cell table:number-columns-repeated="2" office:value-type="float" office:value="8986" calcext:value-type="float">
            <text:p>8986</text:p>
          </table:table-cell>
          <table:table-cell office:value-type="float" office:value="8988" calcext:value-type="float">
            <text:p>8988</text:p>
          </table:table-cell>
          <table:table-cell/>
          <table:table-cell table:formula="of:=MIN([.C14:.S14])" office:value-type="float" office:value="4272" calcext:value-type="float">
            <text:p>4272</text:p>
          </table:table-cell>
          <table:table-cell table:formula="of:=MAX([.C14:.S14])" office:value-type="float" office:value="13146" calcext:value-type="float">
            <text:p>13146</text:p>
          </table:table-cell>
          <table:table-cell table:formula="of:=MIN([.G14:.S14])" office:value-type="float" office:value="7780" calcext:value-type="float">
            <text:p>7780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7177" calcext:value-type="float">
            <text:p>7177</text:p>
          </table:table-cell>
          <table:table-cell office:value-type="float" office:value="9305" calcext:value-type="float">
            <text:p>9305</text:p>
          </table:table-cell>
          <table:table-cell office:value-type="float" office:value="9878" calcext:value-type="float">
            <text:p>9878</text:p>
          </table:table-cell>
          <table:table-cell office:value-type="float" office:value="8343" calcext:value-type="float">
            <text:p>8343</text:p>
          </table:table-cell>
          <table:table-cell office:value-type="float" office:value="60437" calcext:value-type="float">
            <text:p>60437</text:p>
          </table:table-cell>
          <table:table-cell office:value-type="float" office:value="34442" calcext:value-type="float">
            <text:p>34442</text:p>
          </table:table-cell>
          <table:table-cell office:value-type="float" office:value="22380" calcext:value-type="float">
            <text:p>22380</text:p>
          </table:table-cell>
          <table:table-cell office:value-type="float" office:value="16436" calcext:value-type="float">
            <text:p>16436</text:p>
          </table:table-cell>
          <table:table-cell office:value-type="float" office:value="13578" calcext:value-type="float">
            <text:p>13578</text:p>
          </table:table-cell>
          <table:table-cell table:style-name="ce35" office:value-type="float" office:value="13409" calcext:value-type="float">
            <text:p>13409</text:p>
          </table:table-cell>
          <table:table-cell office:value-type="float" office:value="15988" calcext:value-type="float">
            <text:p>15988</text:p>
          </table:table-cell>
          <table:table-cell office:value-type="float" office:value="15992" calcext:value-type="float">
            <text:p>15992</text:p>
          </table:table-cell>
          <table:table-cell office:value-type="float" office:value="15995" calcext:value-type="float">
            <text:p>15995</text:p>
          </table:table-cell>
          <table:table-cell office:value-type="float" office:value="15998" calcext:value-type="float">
            <text:p>15998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6001" calcext:value-type="float">
            <text:p>16001</text:p>
          </table:table-cell>
          <table:table-cell/>
          <table:table-cell table:formula="of:=MIN([.C18:.S18])" office:value-type="float" office:value="7177" calcext:value-type="float">
            <text:p>7177</text:p>
          </table:table-cell>
          <table:table-cell table:formula="of:=MAX([.C18:.S18])" office:value-type="float" office:value="60437" calcext:value-type="float">
            <text:p>60437</text:p>
          </table:table-cell>
          <table:table-cell table:formula="of:=MIN([.G18:.S18])" office:value-type="float" office:value="13409" calcext:value-type="float">
            <text:p>1340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816" calcext:value-type="float">
            <text:p>7816</text:p>
          </table:table-cell>
          <table:table-cell office:value-type="float" office:value="5854" calcext:value-type="float">
            <text:p>5854</text:p>
          </table:table-cell>
          <table:table-cell office:value-type="float" office:value="5396" calcext:value-type="float">
            <text:p>5396</text:p>
          </table:table-cell>
          <table:table-cell table:style-name="ce33" office:value-type="float" office:value="5153" calcext:value-type="float">
            <text:p>5153</text:p>
          </table:table-cell>
          <table:table-cell office:value-type="float" office:value="14847" calcext:value-type="float">
            <text:p>14847</text:p>
          </table:table-cell>
          <table:table-cell office:value-type="float" office:value="11516" calcext:value-type="float">
            <text:p>11516</text:p>
          </table:table-cell>
          <table:table-cell office:value-type="float" office:value="10139" calcext:value-type="float">
            <text:p>10139</text:p>
          </table:table-cell>
          <table:table-cell office:value-type="float" office:value="9564" calcext:value-type="float">
            <text:p>9564</text:p>
          </table:table-cell>
          <table:table-cell office:value-type="float" office:value="9508" calcext:value-type="float">
            <text:p>9508</text:p>
          </table:table-cell>
          <table:table-cell table:style-name="ce35" office:value-type="float" office:value="9499" calcext:value-type="float">
            <text:p>9499</text:p>
          </table:table-cell>
          <table:table-cell office:value-type="float" office:value="11105" calcext:value-type="float">
            <text:p>11105</text:p>
          </table:table-cell>
          <table:table-cell office:value-type="float" office:value="11107" calcext:value-type="float">
            <text:p>11107</text:p>
          </table:table-cell>
          <table:table-cell office:value-type="float" office:value="11109" calcext:value-type="float">
            <text:p>11109</text:p>
          </table:table-cell>
          <table:table-cell office:value-type="float" office:value="11111" calcext:value-type="float">
            <text:p>11111</text:p>
          </table:table-cell>
          <table:table-cell office:value-type="float" office:value="11112" calcext:value-type="float">
            <text:p>11112</text:p>
          </table:table-cell>
          <table:table-cell office:value-type="float" office:value="11114" calcext:value-type="float">
            <text:p>11114</text:p>
          </table:table-cell>
          <table:table-cell office:value-type="float" office:value="11116" calcext:value-type="float">
            <text:p>11116</text:p>
          </table:table-cell>
          <table:table-cell/>
          <table:table-cell table:formula="of:=MIN([.C19:.S19])" office:value-type="float" office:value="5153" calcext:value-type="float">
            <text:p>5153</text:p>
          </table:table-cell>
          <table:table-cell table:formula="of:=MAX([.C19:.S19])" office:value-type="float" office:value="14847" calcext:value-type="float">
            <text:p>14847</text:p>
          </table:table-cell>
          <table:table-cell table:formula="of:=MIN([.G19:.S19])" office:value-type="float" office:value="9499" calcext:value-type="float">
            <text:p>949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8172" calcext:value-type="float">
            <text:p>8172</text:p>
          </table:table-cell>
          <table:table-cell office:value-type="float" office:value="6551" calcext:value-type="float">
            <text:p>6551</text:p>
          </table:table-cell>
          <table:table-cell office:value-type="float" office:value="6116" calcext:value-type="float">
            <text:p>6116</text:p>
          </table:table-cell>
          <table:table-cell table:style-name="ce33" office:value-type="float" office:value="5669" calcext:value-type="float">
            <text:p>5669</text:p>
          </table:table-cell>
          <table:table-cell office:value-type="float" office:value="17789" calcext:value-type="float">
            <text:p>17789</text:p>
          </table:table-cell>
          <table:table-cell office:value-type="float" office:value="13105" calcext:value-type="float">
            <text:p>13105</text:p>
          </table:table-cell>
          <table:table-cell office:value-type="float" office:value="11279" calcext:value-type="float">
            <text:p>11279</text:p>
          </table:table-cell>
          <table:table-cell office:value-type="float" office:value="10656" calcext:value-type="float">
            <text:p>10656</text:p>
          </table:table-cell>
          <table:table-cell office:value-type="float" office:value="10524" calcext:value-type="float">
            <text:p>10524</text:p>
          </table:table-cell>
          <table:table-cell table:style-name="ce35" office:value-type="float" office:value="10504" calcext:value-type="float">
            <text:p>10504</text:p>
          </table:table-cell>
          <table:table-cell office:value-type="float" office:value="12334" calcext:value-type="float">
            <text:p>12334</text:p>
          </table:table-cell>
          <table:table-cell office:value-type="float" office:value="12335" calcext:value-type="float">
            <text:p>12335</text:p>
          </table:table-cell>
          <table:table-cell office:value-type="float" office:value="12336" calcext:value-type="float">
            <text:p>12336</text:p>
          </table:table-cell>
          <table:table-cell office:value-type="float" office:value="12337" calcext:value-type="float">
            <text:p>12337</text:p>
          </table:table-cell>
          <table:table-cell table:number-columns-repeated="2" office:value-type="float" office:value="12338" calcext:value-type="float">
            <text:p>12338</text:p>
          </table:table-cell>
          <table:table-cell office:value-type="float" office:value="12340" calcext:value-type="float">
            <text:p>12340</text:p>
          </table:table-cell>
          <table:table-cell/>
          <table:table-cell table:formula="of:=MIN([.C20:.S20])" office:value-type="float" office:value="5669" calcext:value-type="float">
            <text:p>5669</text:p>
          </table:table-cell>
          <table:table-cell table:formula="of:=MAX([.C20:.S20])" office:value-type="float" office:value="17789" calcext:value-type="float">
            <text:p>17789</text:p>
          </table:table-cell>
          <table:table-cell table:formula="of:=MIN([.G20:.S20])" office:value-type="float" office:value="10504" calcext:value-type="float">
            <text:p>1050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9043" calcext:value-type="float">
            <text:p>9043</text:p>
          </table:table-cell>
          <table:table-cell office:value-type="float" office:value="7096" calcext:value-type="float">
            <text:p>7096</text:p>
          </table:table-cell>
          <table:table-cell office:value-type="float" office:value="6813" calcext:value-type="float">
            <text:p>6813</text:p>
          </table:table-cell>
          <table:table-cell table:style-name="ce33" office:value-type="float" office:value="6137" calcext:value-type="float">
            <text:p>6137</text:p>
          </table:table-cell>
          <table:table-cell office:value-type="float" office:value="25504" calcext:value-type="float">
            <text:p>25504</text:p>
          </table:table-cell>
          <table:table-cell office:value-type="float" office:value="15449" calcext:value-type="float">
            <text:p>15449</text:p>
          </table:table-cell>
          <table:table-cell office:value-type="float" office:value="12626" calcext:value-type="float">
            <text:p>12626</text:p>
          </table:table-cell>
          <table:table-cell office:value-type="float" office:value="11584" calcext:value-type="float">
            <text:p>11584</text:p>
          </table:table-cell>
          <table:table-cell office:value-type="float" office:value="11293" calcext:value-type="float">
            <text:p>11293</text:p>
          </table:table-cell>
          <table:table-cell table:style-name="ce35" office:value-type="float" office:value="11238" calcext:value-type="float">
            <text:p>11238</text:p>
          </table:table-cell>
          <table:table-cell office:value-type="float" office:value="13300" calcext:value-type="float">
            <text:p>13300</text:p>
          </table:table-cell>
          <table:table-cell table:number-columns-repeated="3" office:value-type="float" office:value="13302" calcext:value-type="float">
            <text:p>13302</text:p>
          </table:table-cell>
          <table:table-cell table:number-columns-repeated="2" office:value-type="float" office:value="13303" calcext:value-type="float">
            <text:p>13303</text:p>
          </table:table-cell>
          <table:table-cell office:value-type="float" office:value="13304" calcext:value-type="float">
            <text:p>13304</text:p>
          </table:table-cell>
          <table:table-cell/>
          <table:table-cell table:formula="of:=MIN([.C21:.S21])" office:value-type="float" office:value="6137" calcext:value-type="float">
            <text:p>6137</text:p>
          </table:table-cell>
          <table:table-cell table:formula="of:=MAX([.C21:.S21])" office:value-type="float" office:value="25504" calcext:value-type="float">
            <text:p>25504</text:p>
          </table:table-cell>
          <table:table-cell table:formula="of:=MIN([.G21:.S21])" office:value-type="float" office:value="11238" calcext:value-type="float">
            <text:p>1123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6933" calcext:value-type="float">
            <text:p>6933</text:p>
          </table:table-cell>
          <table:table-cell office:value-type="float" office:value="10707" calcext:value-type="float">
            <text:p>10707</text:p>
          </table:table-cell>
          <table:table-cell office:value-type="float" office:value="12352" calcext:value-type="float">
            <text:p>12352</text:p>
          </table:table-cell>
          <table:table-cell office:value-type="float" office:value="9958" calcext:value-type="float">
            <text:p>9958</text:p>
          </table:table-cell>
          <table:table-cell office:value-type="float" office:value="111161" calcext:value-type="float">
            <text:p>111161</text:p>
          </table:table-cell>
          <table:table-cell office:value-type="float" office:value="58390" calcext:value-type="float">
            <text:p>58390</text:p>
          </table:table-cell>
          <table:table-cell office:value-type="float" office:value="32645" calcext:value-type="float">
            <text:p>32645</text:p>
          </table:table-cell>
          <table:table-cell office:value-type="float" office:value="23564" calcext:value-type="float">
            <text:p>23564</text:p>
          </table:table-cell>
          <table:table-cell office:value-type="float" office:value="19089" calcext:value-type="float">
            <text:p>19089</text:p>
          </table:table-cell>
          <table:table-cell table:style-name="ce35" office:value-type="float" office:value="16948" calcext:value-type="float">
            <text:p>16948</text:p>
          </table:table-cell>
          <table:table-cell office:value-type="float" office:value="17663" calcext:value-type="float">
            <text:p>17663</text:p>
          </table:table-cell>
          <table:table-cell office:value-type="float" office:value="17666" calcext:value-type="float">
            <text:p>17666</text:p>
          </table:table-cell>
          <table:table-cell office:value-type="float" office:value="17669" calcext:value-type="float">
            <text:p>17669</text:p>
          </table:table-cell>
          <table:table-cell office:value-type="float" office:value="17671" calcext:value-type="float">
            <text:p>17671</text:p>
          </table:table-cell>
          <table:table-cell office:value-type="float" office:value="17674" calcext:value-type="float">
            <text:p>17674</text:p>
          </table:table-cell>
          <table:table-cell office:value-type="float" office:value="17676" calcext:value-type="float">
            <text:p>17676</text:p>
          </table:table-cell>
          <table:table-cell office:value-type="float" office:value="17678" calcext:value-type="float">
            <text:p>17678</text:p>
          </table:table-cell>
          <table:table-cell/>
          <table:table-cell table:formula="of:=MIN([.C25:.S25])" office:value-type="float" office:value="6933" calcext:value-type="float">
            <text:p>6933</text:p>
          </table:table-cell>
          <table:table-cell table:formula="of:=MAX([.C25:.S25])" office:value-type="float" office:value="111161" calcext:value-type="float">
            <text:p>111161</text:p>
          </table:table-cell>
          <table:table-cell table:formula="of:=MIN([.G25:.S25])" office:value-type="float" office:value="16948" calcext:value-type="float">
            <text:p>1694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313" calcext:value-type="float">
            <text:p>5313</text:p>
          </table:table-cell>
          <table:table-cell office:value-type="float" office:value="4956" calcext:value-type="float">
            <text:p>4956</text:p>
          </table:table-cell>
          <table:table-cell table:style-name="ce33" office:value-type="float" office:value="4800" calcext:value-type="float">
            <text:p>4800</text:p>
          </table:table-cell>
          <table:table-cell office:value-type="float" office:value="15243" calcext:value-type="float">
            <text:p>15243</text:p>
          </table:table-cell>
          <table:table-cell office:value-type="float" office:value="11392" calcext:value-type="float">
            <text:p>11392</text:p>
          </table:table-cell>
          <table:table-cell office:value-type="float" office:value="9844" calcext:value-type="float">
            <text:p>9844</text:p>
          </table:table-cell>
          <table:table-cell office:value-type="float" office:value="9118" calcext:value-type="float">
            <text:p>9118</text:p>
          </table:table-cell>
          <table:table-cell office:value-type="float" office:value="8912" calcext:value-type="float">
            <text:p>8912</text:p>
          </table:table-cell>
          <table:table-cell table:style-name="ce35" office:value-type="float" office:value="8906" calcext:value-type="float">
            <text:p>8906</text:p>
          </table:table-cell>
          <table:table-cell office:value-type="float" office:value="10366" calcext:value-type="float">
            <text:p>10366</text:p>
          </table:table-cell>
          <table:table-cell office:value-type="float" office:value="10368" calcext:value-type="float">
            <text:p>10368</text:p>
          </table:table-cell>
          <table:table-cell office:value-type="float" office:value="10370" calcext:value-type="float">
            <text:p>10370</text:p>
          </table:table-cell>
          <table:table-cell office:value-type="float" office:value="10371" calcext:value-type="float">
            <text:p>10371</text:p>
          </table:table-cell>
          <table:table-cell office:value-type="float" office:value="10372" calcext:value-type="float">
            <text:p>10372</text:p>
          </table:table-cell>
          <table:table-cell office:value-type="float" office:value="10373" calcext:value-type="float">
            <text:p>10373</text:p>
          </table:table-cell>
          <table:table-cell office:value-type="float" office:value="10374" calcext:value-type="float">
            <text:p>10374</text:p>
          </table:table-cell>
          <table:table-cell/>
          <table:table-cell table:formula="of:=MIN([.C26:.S26])" office:value-type="float" office:value="4800" calcext:value-type="float">
            <text:p>4800</text:p>
          </table:table-cell>
          <table:table-cell table:formula="of:=MAX([.C26:.S26])" office:value-type="float" office:value="15243" calcext:value-type="float">
            <text:p>15243</text:p>
          </table:table-cell>
          <table:table-cell table:formula="of:=MIN([.G26:.S26])" office:value-type="float" office:value="8906" calcext:value-type="float">
            <text:p>8906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966" calcext:value-type="float">
            <text:p>7966</text:p>
          </table:table-cell>
          <table:table-cell office:value-type="float" office:value="6190" calcext:value-type="float">
            <text:p>6190</text:p>
          </table:table-cell>
          <table:table-cell office:value-type="float" office:value="5891" calcext:value-type="float">
            <text:p>5891</text:p>
          </table:table-cell>
          <table:table-cell table:style-name="ce33" office:value-type="float" office:value="5461" calcext:value-type="float">
            <text:p>5461</text:p>
          </table:table-cell>
          <table:table-cell office:value-type="float" office:value="20663" calcext:value-type="float">
            <text:p>20663</text:p>
          </table:table-cell>
          <table:table-cell office:value-type="float" office:value="13647" calcext:value-type="float">
            <text:p>13647</text:p>
          </table:table-cell>
          <table:table-cell office:value-type="float" office:value="11382" calcext:value-type="float">
            <text:p>11382</text:p>
          </table:table-cell>
          <table:table-cell office:value-type="float" office:value="10419" calcext:value-type="float">
            <text:p>10419</text:p>
          </table:table-cell>
          <table:table-cell office:value-type="float" office:value="10077" calcext:value-type="float">
            <text:p>10077</text:p>
          </table:table-cell>
          <table:table-cell table:style-name="ce35" office:value-type="float" office:value="9988" calcext:value-type="float">
            <text:p>9988</text:p>
          </table:table-cell>
          <table:table-cell office:value-type="float" office:value="11759" calcext:value-type="float">
            <text:p>11759</text:p>
          </table:table-cell>
          <table:table-cell office:value-type="float" office:value="11761" calcext:value-type="float">
            <text:p>11761</text:p>
          </table:table-cell>
          <table:table-cell office:value-type="float" office:value="11762" calcext:value-type="float">
            <text:p>11762</text:p>
          </table:table-cell>
          <table:table-cell office:value-type="float" office:value="11763" calcext:value-type="float">
            <text:p>11763</text:p>
          </table:table-cell>
          <table:table-cell office:value-type="float" office:value="11764" calcext:value-type="float">
            <text:p>11764</text:p>
          </table:table-cell>
          <table:table-cell office:value-type="float" office:value="11765" calcext:value-type="float">
            <text:p>11765</text:p>
          </table:table-cell>
          <table:table-cell office:value-type="float" office:value="11767" calcext:value-type="float">
            <text:p>11767</text:p>
          </table:table-cell>
          <table:table-cell/>
          <table:table-cell table:formula="of:=MIN([.C27:.S27])" office:value-type="float" office:value="5461" calcext:value-type="float">
            <text:p>5461</text:p>
          </table:table-cell>
          <table:table-cell table:formula="of:=MAX([.C27:.S27])" office:value-type="float" office:value="20663" calcext:value-type="float">
            <text:p>20663</text:p>
          </table:table-cell>
          <table:table-cell table:formula="of:=MIN([.G27:.S27])" office:value-type="float" office:value="9988" calcext:value-type="float">
            <text:p>998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893" calcext:value-type="float">
            <text:p>8893</text:p>
          </table:table-cell>
          <table:table-cell office:value-type="float" office:value="6626" calcext:value-type="float">
            <text:p>6626</text:p>
          </table:table-cell>
          <table:table-cell office:value-type="float" office:value="6450" calcext:value-type="float">
            <text:p>6450</text:p>
          </table:table-cell>
          <table:table-cell table:style-name="ce33" office:value-type="float" office:value="5851" calcext:value-type="float">
            <text:p>5851</text:p>
          </table:table-cell>
          <table:table-cell office:value-type="float" office:value="28521" calcext:value-type="float">
            <text:p>28521</text:p>
          </table:table-cell>
          <table:table-cell office:value-type="float" office:value="16972" calcext:value-type="float">
            <text:p>16972</text:p>
          </table:table-cell>
          <table:table-cell office:value-type="float" office:value="12786" calcext:value-type="float">
            <text:p>12786</text:p>
          </table:table-cell>
          <table:table-cell office:value-type="float" office:value="11335" calcext:value-type="float">
            <text:p>11335</text:p>
          </table:table-cell>
          <table:table-cell office:value-type="float" office:value="10818" calcext:value-type="float">
            <text:p>10818</text:p>
          </table:table-cell>
          <table:table-cell table:style-name="ce35" office:value-type="float" office:value="10665" calcext:value-type="float">
            <text:p>10665</text:p>
          </table:table-cell>
          <table:table-cell table:number-columns-repeated="4" office:value-type="float" office:value="12588" calcext:value-type="float">
            <text:p>12588</text:p>
          </table:table-cell>
          <table:table-cell table:number-columns-repeated="3" office:value-type="float" office:value="12589" calcext:value-type="float">
            <text:p>12589</text:p>
          </table:table-cell>
          <table:table-cell/>
          <table:table-cell table:formula="of:=MIN([.C28:.S28])" office:value-type="float" office:value="5851" calcext:value-type="float">
            <text:p>5851</text:p>
          </table:table-cell>
          <table:table-cell table:formula="of:=MAX([.C28:.S28])" office:value-type="float" office:value="28521" calcext:value-type="float">
            <text:p>28521</text:p>
          </table:table-cell>
          <table:table-cell table:formula="of:=MIN([.G28:.S28])" office:value-type="float" office:value="10665" calcext:value-type="float">
            <text:p>10665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3" table:number-rows-spanned="1">
            <text:p>4 Grupos</text:p>
          </table:table-cell>
          <table:covered-table-cell table:number-columns-repeated="4"/>
          <table:covered-table-cell table:style-name="Default"/>
          <table:covered-table-cell table:number-columns-repeated="13"/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5550" calcext:value-type="float">
            <text:p>5550</text:p>
          </table:table-cell>
          <table:table-cell office:value-type="float" office:value="7351" calcext:value-type="float">
            <text:p>7351</text:p>
          </table:table-cell>
          <table:table-cell office:value-type="float" office:value="8992" calcext:value-type="float">
            <text:p>8992</text:p>
          </table:table-cell>
          <table:table-cell office:value-type="float" office:value="7016" calcext:value-type="float">
            <text:p>7016</text:p>
          </table:table-cell>
          <table:table-cell office:value-type="float" office:value="1213711" calcext:value-type="float">
            <text:p>1213711</text:p>
          </table:table-cell>
          <table:table-cell office:value-type="float" office:value="608226" calcext:value-type="float">
            <text:p>608226</text:p>
          </table:table-cell>
          <table:table-cell office:value-type="float" office:value="305490" calcext:value-type="float">
            <text:p>305490</text:p>
          </table:table-cell>
          <table:table-cell office:value-type="float" office:value="154139" calcext:value-type="float">
            <text:p>154139</text:p>
          </table:table-cell>
          <table:table-cell office:value-type="float" office:value="79209" calcext:value-type="float">
            <text:p>79209</text:p>
          </table:table-cell>
          <table:table-cell office:value-type="float" office:value="42864" calcext:value-type="float">
            <text:p>42864</text:p>
          </table:table-cell>
          <table:table-cell office:value-type="float" office:value="24842" calcext:value-type="float">
            <text:p>24842</text:p>
          </table:table-cell>
          <table:table-cell office:value-type="float" office:value="16512" calcext:value-type="float">
            <text:p>16512</text:p>
          </table:table-cell>
          <table:table-cell office:value-type="float" office:value="12049" calcext:value-type="float">
            <text:p>12049</text:p>
          </table:table-cell>
          <table:table-cell office:value-type="float" office:value="10243" calcext:value-type="float">
            <text:p>10243</text:p>
          </table:table-cell>
          <table:table-cell office:value-type="float" office:value="9789" calcext:value-type="float">
            <text:p>9789</text:p>
          </table:table-cell>
          <table:table-cell table:style-name="ce35" office:value-type="float" office:value="9689" calcext:value-type="float">
            <text:p>9689</text:p>
          </table:table-cell>
          <table:table-cell office:value-type="float" office:value="9689" calcext:value-type="float">
            <text:p>9689</text:p>
          </table:table-cell>
          <table:table-cell/>
          <table:table-cell table:formula="of:=MIN([.C34:.S34])" office:value-type="float" office:value="5550" calcext:value-type="float">
            <text:p>5550</text:p>
          </table:table-cell>
          <table:table-cell table:formula="of:=MAX([.C34:.S34])" office:value-type="float" office:value="1213711" calcext:value-type="float">
            <text:p>1213711</text:p>
          </table:table-cell>
          <table:table-cell table:formula="of:=MIN([.G34:.S34])" office:value-type="float" office:value="9689" calcext:value-type="float">
            <text:p>968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5773" calcext:value-type="float">
            <text:p>5773</text:p>
          </table:table-cell>
          <table:table-cell office:value-type="float" office:value="5896" calcext:value-type="float">
            <text:p>5896</text:p>
          </table:table-cell>
          <table:table-cell office:value-type="float" office:value="6658" calcext:value-type="float">
            <text:p>6658</text:p>
          </table:table-cell>
          <table:table-cell table:style-name="ce33" office:value-type="float" office:value="5327" calcext:value-type="float">
            <text:p>5327</text:p>
          </table:table-cell>
          <table:table-cell office:value-type="float" office:value="227007" calcext:value-type="float">
            <text:p>227007</text:p>
          </table:table-cell>
          <table:table-cell office:value-type="float" office:value="115719" calcext:value-type="float">
            <text:p>115719</text:p>
          </table:table-cell>
          <table:table-cell office:value-type="float" office:value="59827" calcext:value-type="float">
            <text:p>59827</text:p>
          </table:table-cell>
          <table:table-cell office:value-type="float" office:value="32547" calcext:value-type="float">
            <text:p>32547</text:p>
          </table:table-cell>
          <table:table-cell office:value-type="float" office:value="19201" calcext:value-type="float">
            <text:p>19201</text:p>
          </table:table-cell>
          <table:table-cell office:value-type="float" office:value="12496" calcext:value-type="float">
            <text:p>12496</text:p>
          </table:table-cell>
          <table:table-cell office:value-type="float" office:value="10163" calcext:value-type="float">
            <text:p>10163</text:p>
          </table:table-cell>
          <table:table-cell office:value-type="float" office:value="9298" calcext:value-type="float">
            <text:p>9298</text:p>
          </table:table-cell>
          <table:table-cell office:value-type="float" office:value="9010" calcext:value-type="float">
            <text:p>9010</text:p>
          </table:table-cell>
          <table:table-cell office:value-type="float" office:value="8939" calcext:value-type="float">
            <text:p>8939</text:p>
          </table:table-cell>
          <table:table-cell office:value-type="float" office:value="8928" calcext:value-type="float">
            <text:p>8928</text:p>
          </table:table-cell>
          <table:table-cell table:style-name="ce35" office:value-type="float" office:value="8927" calcext:value-type="float">
            <text:p>8927</text:p>
          </table:table-cell>
          <table:table-cell office:value-type="float" office:value="8928" calcext:value-type="float">
            <text:p>8928</text:p>
          </table:table-cell>
          <table:table-cell/>
          <table:table-cell table:formula="of:=MIN([.C35:.S35])" office:value-type="float" office:value="5327" calcext:value-type="float">
            <text:p>5327</text:p>
          </table:table-cell>
          <table:table-cell table:formula="of:=MAX([.C35:.S35])" office:value-type="float" office:value="227007" calcext:value-type="float">
            <text:p>227007</text:p>
          </table:table-cell>
          <table:table-cell table:formula="of:=MIN([.G35:.S35])" office:value-type="float" office:value="8927" calcext:value-type="float">
            <text:p>8927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5911" calcext:value-type="float">
            <text:p>5911</text:p>
          </table:table-cell>
          <table:table-cell office:value-type="float" office:value="6051" calcext:value-type="float">
            <text:p>6051</text:p>
          </table:table-cell>
          <table:table-cell office:value-type="float" office:value="6865" calcext:value-type="float">
            <text:p>6865</text:p>
          </table:table-cell>
          <table:table-cell table:style-name="ce33" office:value-type="float" office:value="5481" calcext:value-type="float">
            <text:p>5481</text:p>
          </table:table-cell>
          <table:table-cell office:value-type="float" office:value="253314" calcext:value-type="float">
            <text:p>253314</text:p>
          </table:table-cell>
          <table:table-cell office:value-type="float" office:value="129238" calcext:value-type="float">
            <text:p>129238</text:p>
          </table:table-cell>
          <table:table-cell office:value-type="float" office:value="66383" calcext:value-type="float">
            <text:p>66383</text:p>
          </table:table-cell>
          <table:table-cell office:value-type="float" office:value="36059" calcext:value-type="float">
            <text:p>36059</text:p>
          </table:table-cell>
          <table:table-cell office:value-type="float" office:value="21336" calcext:value-type="float">
            <text:p>21336</text:p>
          </table:table-cell>
          <table:table-cell office:value-type="float" office:value="13064" calcext:value-type="float">
            <text:p>13064</text:p>
          </table:table-cell>
          <table:table-cell office:value-type="float" office:value="10519" calcext:value-type="float">
            <text:p>10519</text:p>
          </table:table-cell>
          <table:table-cell office:value-type="float" office:value="9524" calcext:value-type="float">
            <text:p>9524</text:p>
          </table:table-cell>
          <table:table-cell office:value-type="float" office:value="9180" calcext:value-type="float">
            <text:p>9180</text:p>
          </table:table-cell>
          <table:table-cell office:value-type="float" office:value="9073" calcext:value-type="float">
            <text:p>9073</text:p>
          </table:table-cell>
          <table:table-cell office:value-type="float" office:value="9050" calcext:value-type="float">
            <text:p>9050</text:p>
          </table:table-cell>
          <table:table-cell table:style-name="ce35" office:value-type="float" office:value="9048" calcext:value-type="float">
            <text:p>9048</text:p>
          </table:table-cell>
          <table:table-cell office:value-type="float" office:value="9048" calcext:value-type="float">
            <text:p>9048</text:p>
          </table:table-cell>
          <table:table-cell/>
          <table:table-cell table:formula="of:=MIN([.C36:.S36])" office:value-type="float" office:value="5481" calcext:value-type="float">
            <text:p>5481</text:p>
          </table:table-cell>
          <table:table-cell table:formula="of:=MAX([.C36:.S36])" office:value-type="float" office:value="253314" calcext:value-type="float">
            <text:p>253314</text:p>
          </table:table-cell>
          <table:table-cell table:formula="of:=MIN([.G36:.S36])" office:value-type="float" office:value="9048" calcext:value-type="float">
            <text:p>904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6254" calcext:value-type="float">
            <text:p>6254</text:p>
          </table:table-cell>
          <table:table-cell office:value-type="float" office:value="6309" calcext:value-type="float">
            <text:p>6309</text:p>
          </table:table-cell>
          <table:table-cell office:value-type="float" office:value="7266" calcext:value-type="float">
            <text:p>7266</text:p>
          </table:table-cell>
          <table:table-cell table:style-name="ce33" office:value-type="float" office:value="5767" calcext:value-type="float">
            <text:p>5767</text:p>
          </table:table-cell>
          <table:table-cell office:value-type="float" office:value="386241" calcext:value-type="float">
            <text:p>386241</text:p>
          </table:table-cell>
          <table:table-cell office:value-type="float" office:value="194127" calcext:value-type="float">
            <text:p>194127</text:p>
          </table:table-cell>
          <table:table-cell office:value-type="float" office:value="98757" calcext:value-type="float">
            <text:p>98757</text:p>
          </table:table-cell>
          <table:table-cell office:value-type="float" office:value="51349" calcext:value-type="float">
            <text:p>51349</text:p>
          </table:table-cell>
          <table:table-cell office:value-type="float" office:value="28112" calcext:value-type="float">
            <text:p>28112</text:p>
          </table:table-cell>
          <table:table-cell office:value-type="float" office:value="18236" calcext:value-type="float">
            <text:p>18236</text:p>
          </table:table-cell>
          <table:table-cell office:value-type="float" office:value="11999" calcext:value-type="float">
            <text:p>11999</text:p>
          </table:table-cell>
          <table:table-cell office:value-type="float" office:value="10249" calcext:value-type="float">
            <text:p>10249</text:p>
          </table:table-cell>
          <table:table-cell office:value-type="float" office:value="9554" calcext:value-type="float">
            <text:p>9554</text:p>
          </table:table-cell>
          <table:table-cell office:value-type="float" office:value="9331" calcext:value-type="float">
            <text:p>9331</text:p>
          </table:table-cell>
          <table:table-cell office:value-type="float" office:value="9280" calcext:value-type="float">
            <text:p>9280</text:p>
          </table:table-cell>
          <table:table-cell table:style-name="ce35" office:value-type="float" office:value="9273" calcext:value-type="float">
            <text:p>9273</text:p>
          </table:table-cell>
          <table:table-cell office:value-type="float" office:value="9263" calcext:value-type="float">
            <text:p>9263</text:p>
          </table:table-cell>
          <table:table-cell/>
          <table:table-cell table:formula="of:=MIN([.C37:.S37])" office:value-type="float" office:value="5767" calcext:value-type="float">
            <text:p>5767</text:p>
          </table:table-cell>
          <table:table-cell table:formula="of:=MAX([.C37:.S37])" office:value-type="float" office:value="386241" calcext:value-type="float">
            <text:p>386241</text:p>
          </table:table-cell>
          <table:table-cell table:formula="of:=MIN([.G37:.S37])" office:value-type="float" office:value="9263" calcext:value-type="float">
            <text:p>9263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2883" calcext:value-type="float">
            <text:p>2883</text:p>
          </table:table-cell>
          <table:table-cell office:value-type="float" office:value="2422" calcext:value-type="float">
            <text:p>2422</text:p>
          </table:table-cell>
          <table:table-cell office:value-type="float" office:value="2216" calcext:value-type="float">
            <text:p>2216</text:p>
          </table:table-cell>
          <table:table-cell table:style-name="ce33" office:value-type="float" office:value="2143" calcext:value-type="float">
            <text:p>2143</text:p>
          </table:table-cell>
          <table:table-cell office:value-type="float" office:value="5682" calcext:value-type="float">
            <text:p>5682</text:p>
          </table:table-cell>
          <table:table-cell office:value-type="float" office:value="4444" calcext:value-type="float">
            <text:p>4444</text:p>
          </table:table-cell>
          <table:table-cell office:value-type="float" office:value="4078" calcext:value-type="float">
            <text:p>4078</text:p>
          </table:table-cell>
          <table:table-cell office:value-type="float" office:value="3949" calcext:value-type="float">
            <text:p>3949</text:p>
          </table:table-cell>
          <table:table-cell office:value-type="float" office:value="3923" calcext:value-type="float">
            <text:p>3923</text:p>
          </table:table-cell>
          <table:table-cell table:style-name="ce35" office:value-type="float" office:value="3924" calcext:value-type="float">
            <text:p>3924</text:p>
          </table:table-cell>
          <table:table-cell office:value-type="float" office:value="4574" calcext:value-type="float">
            <text:p>4574</text:p>
          </table:table-cell>
          <table:table-cell table:number-columns-repeated="2" office:value-type="float" office:value="4575" calcext:value-type="float">
            <text:p>4575</text:p>
          </table:table-cell>
          <table:table-cell office:value-type="float" office:value="4576" calcext:value-type="float">
            <text:p>4576</text:p>
          </table:table-cell>
          <table:table-cell table:number-columns-repeated="2" office:value-type="float" office:value="4577" calcext:value-type="float">
            <text:p>4577</text:p>
          </table:table-cell>
          <table:table-cell office:value-type="float" office:value="4578" calcext:value-type="float">
            <text:p>4578</text:p>
          </table:table-cell>
          <table:table-cell/>
          <table:table-cell table:formula="of:=MIN([.C41:.S41])" office:value-type="float" office:value="2143" calcext:value-type="float">
            <text:p>2143</text:p>
          </table:table-cell>
          <table:table-cell table:formula="of:=MAX([.C41:.S41])" office:value-type="float" office:value="5682" calcext:value-type="float">
            <text:p>5682</text:p>
          </table:table-cell>
          <table:table-cell table:formula="of:=MIN([.G41:.S41])" office:value-type="float" office:value="3923" calcext:value-type="float">
            <text:p>3923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27" office:value-type="float" office:value="3059" calcext:value-type="float">
            <text:p>3059</text:p>
          </table:table-cell>
          <table:table-cell office:value-type="float" office:value="1478" calcext:value-type="float">
            <text:p>1478</text:p>
          </table:table-cell>
          <table:table-cell table:style-name="ce33" office:value-type="float" office:value="1296" calcext:value-type="float">
            <text:p>1296</text:p>
          </table:table-cell>
          <table:table-cell office:value-type="float" office:value="1516" calcext:value-type="float">
            <text:p>1516</text:p>
          </table:table-cell>
          <table:table-cell table:style-name="Default" office:value-type="float" office:value="2680" calcext:value-type="float">
            <text:p>2680</text:p>
          </table:table-cell>
          <table:table-cell office:value-type="float" office:value="2025" calcext:value-type="float">
            <text:p>2025</text:p>
          </table:table-cell>
          <table:table-cell office:value-type="float" office:value="2132" calcext:value-type="float">
            <text:p>2132</text:p>
          </table:table-cell>
          <table:table-cell office:value-type="float" office:value="2015" calcext:value-type="float">
            <text:p>2015</text:p>
          </table:table-cell>
          <table:table-cell office:value-type="float" office:value="1971" calcext:value-type="float">
            <text:p>1971</text:p>
          </table:table-cell>
          <table:table-cell table:style-name="ce35" office:value-type="float" office:value="1971" calcext:value-type="float">
            <text:p>1971</text:p>
          </table:table-cell>
          <table:table-cell table:number-columns-repeated="2" office:value-type="float" office:value="2295" calcext:value-type="float">
            <text:p>2295</text:p>
          </table:table-cell>
          <table:table-cell table:number-columns-repeated="2" office:value-type="float" office:value="2296" calcext:value-type="float">
            <text:p>2296</text:p>
          </table:table-cell>
          <table:table-cell table:number-columns-repeated="2" office:value-type="float" office:value="2297" calcext:value-type="float">
            <text:p>2297</text:p>
          </table:table-cell>
          <table:table-cell office:value-type="float" office:value="2298" calcext:value-type="float">
            <text:p>2298</text:p>
          </table:table-cell>
          <table:table-cell/>
          <table:table-cell table:formula="of:=MIN([.C42:.S42])" office:value-type="float" office:value="1296" calcext:value-type="float">
            <text:p>1296</text:p>
          </table:table-cell>
          <table:table-cell table:formula="of:=MAX([.C42:.S42])" office:value-type="float" office:value="3059" calcext:value-type="float">
            <text:p>3059</text:p>
          </table:table-cell>
          <table:table-cell table:formula="of:=MIN([.G42:.S42])" office:value-type="float" office:value="1971" calcext:value-type="float">
            <text:p>197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294" calcext:value-type="float">
            <text:p>3294</text:p>
          </table:table-cell>
          <table:table-cell office:value-type="float" office:value="1687" calcext:value-type="float">
            <text:p>1687</text:p>
          </table:table-cell>
          <table:table-cell table:style-name="ce33" office:value-type="float" office:value="1498" calcext:value-type="float">
            <text:p>1498</text:p>
          </table:table-cell>
          <table:table-cell office:value-type="float" office:value="1654" calcext:value-type="float">
            <text:p>1654</text:p>
          </table:table-cell>
          <table:table-cell office:value-type="float" office:value="3458" calcext:value-type="float">
            <text:p>3458</text:p>
          </table:table-cell>
          <table:table-cell office:value-type="float" office:value="2713" calcext:value-type="float">
            <text:p>2713</text:p>
          </table:table-cell>
          <table:table-cell office:value-type="float" office:value="2778" calcext:value-type="float">
            <text:p>2778</text:p>
          </table:table-cell>
          <table:table-cell office:value-type="float" office:value="2631" calcext:value-type="float">
            <text:p>2631</text:p>
          </table:table-cell>
          <table:table-cell office:value-type="float" office:value="2600" calcext:value-type="float">
            <text:p>2600</text:p>
          </table:table-cell>
          <table:table-cell table:style-name="ce35" office:value-type="float" office:value="2592" calcext:value-type="float">
            <text:p>2592</text:p>
          </table:table-cell>
          <table:table-cell table:number-columns-repeated="2" office:value-type="float" office:value="2993" calcext:value-type="float">
            <text:p>2993</text:p>
          </table:table-cell>
          <table:table-cell office:value-type="float" office:value="2994" calcext:value-type="float">
            <text:p>2994</text:p>
          </table:table-cell>
          <table:table-cell table:number-columns-repeated="3" office:value-type="float" office:value="2995" calcext:value-type="float">
            <text:p>2995</text:p>
          </table:table-cell>
          <table:table-cell office:value-type="float" office:value="2996" calcext:value-type="float">
            <text:p>2996</text:p>
          </table:table-cell>
          <table:table-cell/>
          <table:table-cell table:formula="of:=MIN([.C43:.S43])" office:value-type="float" office:value="1498" calcext:value-type="float">
            <text:p>1498</text:p>
          </table:table-cell>
          <table:table-cell table:formula="of:=MAX([.C43:.S43])" office:value-type="float" office:value="3458" calcext:value-type="float">
            <text:p>3458</text:p>
          </table:table-cell>
          <table:table-cell table:formula="of:=MIN([.G43:.S43])" office:value-type="float" office:value="2592" calcext:value-type="float">
            <text:p>2592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693" calcext:value-type="float">
            <text:p>3693</text:p>
          </table:table-cell>
          <table:table-cell office:value-type="float" office:value="1859" calcext:value-type="float">
            <text:p>1859</text:p>
          </table:table-cell>
          <table:table-cell table:style-name="ce33" office:value-type="float" office:value="1720" calcext:value-type="float">
            <text:p>1720</text:p>
          </table:table-cell>
          <table:table-cell office:value-type="float" office:value="1803" calcext:value-type="float">
            <text:p>1803</text:p>
          </table:table-cell>
          <table:table-cell office:value-type="float" office:value="4914" calcext:value-type="float">
            <text:p>4914</text:p>
          </table:table-cell>
          <table:table-cell office:value-type="float" office:value="3764" calcext:value-type="float">
            <text:p>3764</text:p>
          </table:table-cell>
          <table:table-cell office:value-type="float" office:value="3264" calcext:value-type="float">
            <text:p>3264</text:p>
          </table:table-cell>
          <table:table-cell office:value-type="float" office:value="2987" calcext:value-type="float">
            <text:p>2987</text:p>
          </table:table-cell>
          <table:table-cell office:value-type="float" office:value="2915" calcext:value-type="float">
            <text:p>2915</text:p>
          </table:table-cell>
          <table:table-cell table:style-name="ce35" office:value-type="float" office:value="2878" calcext:value-type="float">
            <text:p>2878</text:p>
          </table:table-cell>
          <table:table-cell office:value-type="float" office:value="3312" calcext:value-type="float">
            <text:p>3312</text:p>
          </table:table-cell>
          <table:table-cell table:number-columns-repeated="2" office:value-type="float" office:value="3322" calcext:value-type="float">
            <text:p>3322</text:p>
          </table:table-cell>
          <table:table-cell table:number-columns-repeated="3" office:value-type="float" office:value="3323" calcext:value-type="float">
            <text:p>3323</text:p>
          </table:table-cell>
          <table:table-cell office:value-type="float" office:value="3324" calcext:value-type="float">
            <text:p>3324</text:p>
          </table:table-cell>
          <table:table-cell/>
          <table:table-cell table:formula="of:=MIN([.C44:.S44])" office:value-type="float" office:value="1720" calcext:value-type="float">
            <text:p>1720</text:p>
          </table:table-cell>
          <table:table-cell table:formula="of:=MAX([.C44:.S44])" office:value-type="float" office:value="4914" calcext:value-type="float">
            <text:p>4914</text:p>
          </table:table-cell>
          <table:table-cell table:formula="of:=MIN([.G44:.S44])" office:value-type="float" office:value="2878" calcext:value-type="float">
            <text:p>287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3123" calcext:value-type="float">
            <text:p>3123</text:p>
          </table:table-cell>
          <table:table-cell office:value-type="float" office:value="4145" calcext:value-type="float">
            <text:p>4145</text:p>
          </table:table-cell>
          <table:table-cell office:value-type="float" office:value="4460" calcext:value-type="float">
            <text:p>4460</text:p>
          </table:table-cell>
          <table:table-cell office:value-type="float" office:value="3743" calcext:value-type="float">
            <text:p>3743</text:p>
          </table:table-cell>
          <table:table-cell office:value-type="float" office:value="28847" calcext:value-type="float">
            <text:p>28847</text:p>
          </table:table-cell>
          <table:table-cell office:value-type="float" office:value="16603" calcext:value-type="float">
            <text:p>16603</text:p>
          </table:table-cell>
          <table:table-cell office:value-type="float" office:value="10374" calcext:value-type="float">
            <text:p>10374</text:p>
          </table:table-cell>
          <table:table-cell office:value-type="float" office:value="7656" calcext:value-type="float">
            <text:p>7656</text:p>
          </table:table-cell>
          <table:table-cell office:value-type="float" office:value="5952" calcext:value-type="float">
            <text:p>5952</text:p>
          </table:table-cell>
          <table:table-cell table:style-name="ce35" office:value-type="float" office:value="5889" calcext:value-type="float">
            <text:p>5889</text:p>
          </table:table-cell>
          <table:table-cell office:value-type="float" office:value="6941" calcext:value-type="float">
            <text:p>6941</text:p>
          </table:table-cell>
          <table:table-cell office:value-type="float" office:value="6942" calcext:value-type="float">
            <text:p>6942</text:p>
          </table:table-cell>
          <table:table-cell office:value-type="float" office:value="6944" calcext:value-type="float">
            <text:p>6944</text:p>
          </table:table-cell>
          <table:table-cell office:value-type="float" office:value="6945" calcext:value-type="float">
            <text:p>6945</text:p>
          </table:table-cell>
          <table:table-cell office:value-type="float" office:value="6946" calcext:value-type="float">
            <text:p>6946</text:p>
          </table:table-cell>
          <table:table-cell table:number-columns-repeated="2" office:value-type="float" office:value="6947" calcext:value-type="float">
            <text:p>6947</text:p>
          </table:table-cell>
          <table:table-cell/>
          <table:table-cell table:formula="of:=MIN([.C48:.S48])" office:value-type="float" office:value="3123" calcext:value-type="float">
            <text:p>3123</text:p>
          </table:table-cell>
          <table:table-cell table:formula="of:=MAX([.C48:.S48])" office:value-type="float" office:value="28847" calcext:value-type="float">
            <text:p>28847</text:p>
          </table:table-cell>
          <table:table-cell table:formula="of:=MIN([.G48:.S48])" office:value-type="float" office:value="5889" calcext:value-type="float">
            <text:p>588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3406" calcext:value-type="float">
            <text:p>3406</text:p>
          </table:table-cell>
          <table:table-cell office:value-type="float" office:value="2556" calcext:value-type="float">
            <text:p>2556</text:p>
          </table:table-cell>
          <table:table-cell office:value-type="float" office:value="2356" calcext:value-type="float">
            <text:p>2356</text:p>
          </table:table-cell>
          <table:table-cell table:style-name="ce33" office:value-type="float" office:value="2248" calcext:value-type="float">
            <text:p>2248</text:p>
          </table:table-cell>
          <table:table-cell office:value-type="float" office:value="6405" calcext:value-type="float">
            <text:p>6405</text:p>
          </table:table-cell>
          <table:table-cell office:value-type="float" office:value="4985" calcext:value-type="float">
            <text:p>4985</text:p>
          </table:table-cell>
          <table:table-cell office:value-type="float" office:value="4343" calcext:value-type="float">
            <text:p>4343</text:p>
          </table:table-cell>
          <table:table-cell office:value-type="float" office:value="4108" calcext:value-type="float">
            <text:p>4108</text:p>
          </table:table-cell>
          <table:table-cell office:value-type="float" office:value="4092" calcext:value-type="float">
            <text:p>4092</text:p>
          </table:table-cell>
          <table:table-cell table:style-name="ce35" office:value-type="float" office:value="4074" calcext:value-type="float">
            <text:p>4074</text:p>
          </table:table-cell>
          <table:table-cell office:value-type="float" office:value="4765" calcext:value-type="float">
            <text:p>4765</text:p>
          </table:table-cell>
          <table:table-cell table:number-columns-repeated="2" office:value-type="float" office:value="4766" calcext:value-type="float">
            <text:p>4766</text:p>
          </table:table-cell>
          <table:table-cell office:value-type="float" office:value="4767" calcext:value-type="float">
            <text:p>4767</text:p>
          </table:table-cell>
          <table:table-cell table:number-columns-repeated="2" office:value-type="float" office:value="4768" calcext:value-type="float">
            <text:p>4768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MIN([.C49:.S49])" office:value-type="float" office:value="2248" calcext:value-type="float">
            <text:p>2248</text:p>
          </table:table-cell>
          <table:table-cell table:formula="of:=MAX([.C49:.S49])" office:value-type="float" office:value="6405" calcext:value-type="float">
            <text:p>6405</text:p>
          </table:table-cell>
          <table:table-cell table:formula="of:=MIN([.G49:.S49])" office:value-type="float" office:value="4074" calcext:value-type="float">
            <text:p>407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517" calcext:value-type="float">
            <text:p>3517</text:p>
          </table:table-cell>
          <table:table-cell office:value-type="float" office:value="2680" calcext:value-type="float">
            <text:p>2680</text:p>
          </table:table-cell>
          <table:table-cell office:value-type="float" office:value="2481" calcext:value-type="float">
            <text:p>2481</text:p>
          </table:table-cell>
          <table:table-cell table:style-name="ce33" office:value-type="float" office:value="2339" calcext:value-type="float">
            <text:p>2339</text:p>
          </table:table-cell>
          <table:table-cell office:value-type="float" office:value="6798" calcext:value-type="float">
            <text:p>6798</text:p>
          </table:table-cell>
          <table:table-cell office:value-type="float" office:value="5246" calcext:value-type="float">
            <text:p>5246</text:p>
          </table:table-cell>
          <table:table-cell office:value-type="float" office:value="4537" calcext:value-type="float">
            <text:p>4537</text:p>
          </table:table-cell>
          <table:table-cell office:value-type="float" office:value="4269" calcext:value-type="float">
            <text:p>4269</text:p>
          </table:table-cell>
          <table:table-cell office:value-type="float" office:value="4240" calcext:value-type="float">
            <text:p>4240</text:p>
          </table:table-cell>
          <table:table-cell table:style-name="ce35" office:value-type="float" office:value="4231" calcext:value-type="float">
            <text:p>4231</text:p>
          </table:table-cell>
          <table:table-cell office:value-type="float" office:value="4960" calcext:value-type="float">
            <text:p>4960</text:p>
          </table:table-cell>
          <table:table-cell office:value-type="float" office:value="4961" calcext:value-type="float">
            <text:p>4961</text:p>
          </table:table-cell>
          <table:table-cell table:number-columns-repeated="2" office:value-type="float" office:value="4962" calcext:value-type="float">
            <text:p>4962</text:p>
          </table:table-cell>
          <table:table-cell office:value-type="float" office:value="4963" calcext:value-type="float">
            <text:p>4963</text:p>
          </table:table-cell>
          <table:table-cell office:value-type="float" office:value="4964" calcext:value-type="float">
            <text:p>4964</text:p>
          </table:table-cell>
          <table:table-cell office:value-type="float" office:value="4965" calcext:value-type="float">
            <text:p>4965</text:p>
          </table:table-cell>
          <table:table-cell/>
          <table:table-cell table:formula="of:=MIN([.C50:.S50])" office:value-type="float" office:value="2339" calcext:value-type="float">
            <text:p>2339</text:p>
          </table:table-cell>
          <table:table-cell table:formula="of:=MAX([.C50:.S50])" office:value-type="float" office:value="6798" calcext:value-type="float">
            <text:p>6798</text:p>
          </table:table-cell>
          <table:table-cell table:formula="of:=MIN([.G50:.S50])" office:value-type="float" office:value="4231" calcext:value-type="float">
            <text:p>423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895" calcext:value-type="float">
            <text:p>3895</text:p>
          </table:table-cell>
          <table:table-cell office:value-type="float" office:value="2946" calcext:value-type="float">
            <text:p>2946</text:p>
          </table:table-cell>
          <table:table-cell office:value-type="float" office:value="2804" calcext:value-type="float">
            <text:p>2804</text:p>
          </table:table-cell>
          <table:table-cell table:style-name="ce33" office:value-type="float" office:value="2560" calcext:value-type="float">
            <text:p>2560</text:p>
          </table:table-cell>
          <table:table-cell office:value-type="float" office:value="9470" calcext:value-type="float">
            <text:p>9470</text:p>
          </table:table-cell>
          <table:table-cell office:value-type="float" office:value="6139" calcext:value-type="float">
            <text:p>6139</text:p>
          </table:table-cell>
          <table:table-cell office:value-type="float" office:value="5128" calcext:value-type="float">
            <text:p>5128</text:p>
          </table:table-cell>
          <table:table-cell office:value-type="float" office:value="4716" calcext:value-type="float">
            <text:p>4716</text:p>
          </table:table-cell>
          <table:table-cell office:value-type="float" office:value="4576" calcext:value-type="float">
            <text:p>4576</text:p>
          </table:table-cell>
          <table:table-cell table:style-name="ce35" office:value-type="float" office:value="4539" calcext:value-type="float">
            <text:p>4539</text:p>
          </table:table-cell>
          <table:table-cell table:number-columns-repeated="2" office:value-type="float" office:value="5328" calcext:value-type="float">
            <text:p>5328</text:p>
          </table:table-cell>
          <table:table-cell table:number-columns-repeated="3" office:value-type="float" office:value="5329" calcext:value-type="float">
            <text:p>5329</text:p>
          </table:table-cell>
          <table:table-cell office:value-type="float" office:value="5330" calcext:value-type="float">
            <text:p>5330</text:p>
          </table:table-cell>
          <table:table-cell office:value-type="float" office:value="5331" calcext:value-type="float">
            <text:p>5331</text:p>
          </table:table-cell>
          <table:table-cell/>
          <table:table-cell table:formula="of:=MIN([.C51:.S51])" office:value-type="float" office:value="2560" calcext:value-type="float">
            <text:p>2560</text:p>
          </table:table-cell>
          <table:table-cell table:formula="of:=MAX([.C51:.S51])" office:value-type="float" office:value="9470" calcext:value-type="float">
            <text:p>9470</text:p>
          </table:table-cell>
          <table:table-cell table:formula="of:=MIN([.G51:.S51])" office:value-type="float" office:value="4539" calcext:value-type="float">
            <text:p>4539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3037" calcext:value-type="float">
            <text:p>3037</text:p>
          </table:table-cell>
          <table:table-cell office:value-type="float" office:value="4731" calcext:value-type="float">
            <text:p>4731</text:p>
          </table:table-cell>
          <table:table-cell office:value-type="float" office:value="5510" calcext:value-type="float">
            <text:p>5510</text:p>
          </table:table-cell>
          <table:table-cell office:value-type="float" office:value="4418" calcext:value-type="float">
            <text:p>4418</text:p>
          </table:table-cell>
          <table:table-cell office:value-type="float" office:value="50891" calcext:value-type="float">
            <text:p>50891</text:p>
          </table:table-cell>
          <table:table-cell office:value-type="float" office:value="26603" calcext:value-type="float">
            <text:p>26603</text:p>
          </table:table-cell>
          <table:table-cell office:value-type="float" office:value="14614" calcext:value-type="float">
            <text:p>14614</text:p>
          </table:table-cell>
          <table:table-cell office:value-type="float" office:value="10496" calcext:value-type="float">
            <text:p>10496</text:p>
          </table:table-cell>
          <table:table-cell office:value-type="float" office:value="8555" calcext:value-type="float">
            <text:p>8555</text:p>
          </table:table-cell>
          <table:table-cell table:style-name="ce35" office:value-type="float" office:value="7536" calcext:value-type="float">
            <text:p>7536</text:p>
          </table:table-cell>
          <table:table-cell office:value-type="float" office:value="7659" calcext:value-type="float">
            <text:p>7659</text:p>
          </table:table-cell>
          <table:table-cell office:value-type="float" office:value="7660" calcext:value-type="float">
            <text:p>7660</text:p>
          </table:table-cell>
          <table:table-cell office:value-type="float" office:value="7661" calcext:value-type="float">
            <text:p>7661</text:p>
          </table:table-cell>
          <table:table-cell office:value-type="float" office:value="7662" calcext:value-type="float">
            <text:p>7662</text:p>
          </table:table-cell>
          <table:table-cell office:value-type="float" office:value="7663" calcext:value-type="float">
            <text:p>7663</text:p>
          </table:table-cell>
          <table:table-cell office:value-type="float" office:value="7664" calcext:value-type="float">
            <text:p>7664</text:p>
          </table:table-cell>
          <table:table-cell office:value-type="float" office:value="7665" calcext:value-type="float">
            <text:p>7665</text:p>
          </table:table-cell>
          <table:table-cell/>
          <table:table-cell table:formula="of:=MIN([.C55:.S55])" office:value-type="float" office:value="3037" calcext:value-type="float">
            <text:p>3037</text:p>
          </table:table-cell>
          <table:table-cell table:formula="of:=MAX([.C55:.S55])" office:value-type="float" office:value="50891" calcext:value-type="float">
            <text:p>50891</text:p>
          </table:table-cell>
          <table:table-cell table:formula="of:=MIN([.G55:.S55])" office:value-type="float" office:value="7536" calcext:value-type="float">
            <text:p>7536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3432" calcext:value-type="float">
            <text:p>3432</text:p>
          </table:table-cell>
          <table:table-cell office:value-type="float" office:value="2219" calcext:value-type="float">
            <text:p>2219</text:p>
          </table:table-cell>
          <table:table-cell office:value-type="float" office:value="2060" calcext:value-type="float">
            <text:p>2060</text:p>
          </table:table-cell>
          <table:table-cell table:style-name="ce33" office:value-type="float" office:value="2020" calcext:value-type="float">
            <text:p>2020</text:p>
          </table:table-cell>
          <table:table-cell office:value-type="float" office:value="6088" calcext:value-type="float">
            <text:p>6088</text:p>
          </table:table-cell>
          <table:table-cell office:value-type="float" office:value="4682" calcext:value-type="float">
            <text:p>4682</text:p>
          </table:table-cell>
          <table:table-cell office:value-type="float" office:value="4047" calcext:value-type="float">
            <text:p>4047</text:p>
          </table:table-cell>
          <table:table-cell office:value-type="float" office:value="3772" calcext:value-type="float">
            <text:p>3772</text:p>
          </table:table-cell>
          <table:table-cell table:style-name="ce35" office:value-type="float" office:value="3690" calcext:value-type="float">
            <text:p>3690</text:p>
          </table:table-cell>
          <table:table-cell office:value-type="float" office:value="3696" calcext:value-type="float">
            <text:p>3696</text:p>
          </table:table-cell>
          <table:table-cell office:value-type="float" office:value="4293" calcext:value-type="float">
            <text:p>4293</text:p>
          </table:table-cell>
          <table:table-cell office:value-type="float" office:value="4294" calcext:value-type="float">
            <text:p>4294</text:p>
          </table:table-cell>
          <table:table-cell office:value-type="float" office:value="4295" calcext:value-type="float">
            <text:p>4295</text:p>
          </table:table-cell>
          <table:table-cell table:number-columns-repeated="3" office:value-type="float" office:value="4296" calcext:value-type="float">
            <text:p>4296</text:p>
          </table:table-cell>
          <table:table-cell office:value-type="float" office:value="4297" calcext:value-type="float">
            <text:p>4297</text:p>
          </table:table-cell>
          <table:table-cell/>
          <table:table-cell table:formula="of:=MIN([.C56:.S56])" office:value-type="float" office:value="2020" calcext:value-type="float">
            <text:p>2020</text:p>
          </table:table-cell>
          <table:table-cell table:formula="of:=MAX([.C56:.S56])" office:value-type="float" office:value="6088" calcext:value-type="float">
            <text:p>6088</text:p>
          </table:table-cell>
          <table:table-cell table:formula="of:=MIN([.G56:.S56])" office:value-type="float" office:value="3690" calcext:value-type="float">
            <text:p>369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466" calcext:value-type="float">
            <text:p>3466</text:p>
          </table:table-cell>
          <table:table-cell office:value-type="float" office:value="2591" calcext:value-type="float">
            <text:p>2591</text:p>
          </table:table-cell>
          <table:table-cell office:value-type="float" office:value="2459" calcext:value-type="float">
            <text:p>2459</text:p>
          </table:table-cell>
          <table:table-cell table:style-name="ce33" office:value-type="float" office:value="2303" calcext:value-type="float">
            <text:p>2303</text:p>
          </table:table-cell>
          <table:table-cell office:value-type="float" office:value="8459" calcext:value-type="float">
            <text:p>8459</text:p>
          </table:table-cell>
          <table:table-cell office:value-type="float" office:value="5661" calcext:value-type="float">
            <text:p>5661</text:p>
          </table:table-cell>
          <table:table-cell office:value-type="float" office:value="4751" calcext:value-type="float">
            <text:p>4751</text:p>
          </table:table-cell>
          <table:table-cell office:value-type="float" office:value="4346" calcext:value-type="float">
            <text:p>4346</text:p>
          </table:table-cell>
          <table:table-cell office:value-type="float" office:value="4188" calcext:value-type="float">
            <text:p>4188</text:p>
          </table:table-cell>
          <table:table-cell table:style-name="ce35" office:value-type="float" office:value="4150" calcext:value-type="float">
            <text:p>4150</text:p>
          </table:table-cell>
          <table:table-cell office:value-type="float" office:value="4875" calcext:value-type="float">
            <text:p>4875</text:p>
          </table:table-cell>
          <table:table-cell table:number-columns-repeated="2" office:value-type="float" office:value="4876" calcext:value-type="float">
            <text:p>4876</text:p>
          </table:table-cell>
          <table:table-cell office:value-type="float" office:value="4877" calcext:value-type="float">
            <text:p>4877</text:p>
          </table:table-cell>
          <table:table-cell table:number-columns-repeated="2" office:value-type="float" office:value="4878" calcext:value-type="float">
            <text:p>4878</text:p>
          </table:table-cell>
          <table:table-cell office:value-type="float" office:value="4879" calcext:value-type="float">
            <text:p>4879</text:p>
          </table:table-cell>
          <table:table-cell/>
          <table:table-cell table:formula="of:=MIN([.C57:.S57])" office:value-type="float" office:value="2303" calcext:value-type="float">
            <text:p>2303</text:p>
          </table:table-cell>
          <table:table-cell table:formula="of:=MAX([.C57:.S57])" office:value-type="float" office:value="8459" calcext:value-type="float">
            <text:p>8459</text:p>
          </table:table-cell>
          <table:table-cell table:formula="of:=MIN([.G57:.S57])" office:value-type="float" office:value="4150" calcext:value-type="float">
            <text:p>415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861" calcext:value-type="float">
            <text:p>3861</text:p>
          </table:table-cell>
          <table:table-cell office:value-type="float" office:value="2786" calcext:value-type="float">
            <text:p>2786</text:p>
          </table:table-cell>
          <table:table-cell office:value-type="float" office:value="2702" calcext:value-type="float">
            <text:p>2702</text:p>
          </table:table-cell>
          <table:table-cell table:style-name="ce33" office:value-type="float" office:value="2470" calcext:value-type="float">
            <text:p>2470</text:p>
          </table:table-cell>
          <table:table-cell office:value-type="float" office:value="11632" calcext:value-type="float">
            <text:p>11632</text:p>
          </table:table-cell>
          <table:table-cell office:value-type="float" office:value="6958" calcext:value-type="float">
            <text:p>6958</text:p>
          </table:table-cell>
          <table:table-cell office:value-type="float" office:value="5370" calcext:value-type="float">
            <text:p>5370</text:p>
          </table:table-cell>
          <table:table-cell office:value-type="float" office:value="4780" calcext:value-type="float">
            <text:p>4780</text:p>
          </table:table-cell>
          <table:table-cell office:value-type="float" office:value="4519" calcext:value-type="float">
            <text:p>4519</text:p>
          </table:table-cell>
          <table:table-cell table:style-name="ce35" office:value-type="float" office:value="4454" calcext:value-type="float">
            <text:p>4454</text:p>
          </table:table-cell>
          <table:table-cell table:number-columns-repeated="3" office:value-type="float" office:value="5231" calcext:value-type="float">
            <text:p>5231</text:p>
          </table:table-cell>
          <table:table-cell table:number-columns-repeated="3" office:value-type="float" office:value="5232" calcext:value-type="float">
            <text:p>5232</text:p>
          </table:table-cell>
          <table:table-cell office:value-type="float" office:value="5233" calcext:value-type="float">
            <text:p>5233</text:p>
          </table:table-cell>
          <table:table-cell/>
          <table:table-cell table:formula="of:=MIN([.C58:.S58])" office:value-type="float" office:value="2470" calcext:value-type="float">
            <text:p>2470</text:p>
          </table:table-cell>
          <table:table-cell table:formula="of:=MAX([.C58:.S58])" office:value-type="float" office:value="11632" calcext:value-type="float">
            <text:p>11632</text:p>
          </table:table-cell>
          <table:table-cell table:formula="of:=MIN([.G58:.S58])" office:value-type="float" office:value="4454" calcext:value-type="float">
            <text:p>4454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3" table:number-rows-spanned="1">
            <text:p>Grupos por similitud de las series</text:p>
          </table:table-cell>
          <table:covered-table-cell table:number-columns-repeated="4"/>
          <table:covered-table-cell table:style-name="Default"/>
          <table:covered-table-cell table:number-columns-repeated="13"/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float" office:value="2045973" calcext:value-type="float">
            <text:p>2045973</text:p>
          </table:table-cell>
          <table:table-cell office:value-type="float" office:value="1025707" calcext:value-type="float">
            <text:p>1025707</text:p>
          </table:table-cell>
          <table:table-cell office:value-type="float" office:value="516280" calcext:value-type="float">
            <text:p>516280</text:p>
          </table:table-cell>
          <table:table-cell office:value-type="float" office:value="262595" calcext:value-type="float">
            <text:p>262595</text:p>
          </table:table-cell>
          <table:table-cell office:value-type="float" office:value="136644" calcext:value-type="float">
            <text:p>136644</text:p>
          </table:table-cell>
          <table:table-cell office:value-type="float" office:value="76225" calcext:value-type="float">
            <text:p>76225</text:p>
          </table:table-cell>
          <table:table-cell office:value-type="float" office:value="45959" calcext:value-type="float">
            <text:p>45959</text:p>
          </table:table-cell>
          <table:table-cell office:value-type="float" office:value="32028" calcext:value-type="float">
            <text:p>32028</text:p>
          </table:table-cell>
          <table:table-cell office:value-type="float" office:value="25193" calcext:value-type="float">
            <text:p>25193</text:p>
          </table:table-cell>
          <table:table-cell office:value-type="float" office:value="22708" calcext:value-type="float">
            <text:p>22708</text:p>
          </table:table-cell>
          <table:table-cell office:value-type="float" office:value="22091" calcext:value-type="float">
            <text:p>22091</text:p>
          </table:table-cell>
          <table:table-cell office:value-type="float" office:value="21988" calcext:value-type="float">
            <text:p>21988</text:p>
          </table:table-cell>
          <table:table-cell table:style-name="ce35" office:value-type="float" office:value="21989" calcext:value-type="float">
            <text:p>21989</text:p>
          </table:table-cell>
          <table:table-cell/>
          <table:table-cell table:formula="of:=MIN([.C64:.S64])" office:value-type="float" office:value="12273" calcext:value-type="float">
            <text:p>12273</text:p>
          </table:table-cell>
          <table:table-cell table:formula="of:=MAX([.C64:.S64])" office:value-type="float" office:value="2045973" calcext:value-type="float">
            <text:p>2045973</text:p>
          </table:table-cell>
          <table:table-cell table:formula="of:=MIN([.G64:.S64])" office:value-type="float" office:value="21988" calcext:value-type="float">
            <text:p>2198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33" office:value-type="float" office:value="11643" calcext:value-type="float">
            <text:p>11643</text:p>
          </table:table-cell>
          <table:table-cell office:value-type="float" office:value="411444" calcext:value-type="float">
            <text:p>411444</text:p>
          </table:table-cell>
          <table:table-cell office:value-type="float" office:value="209938" calcext:value-type="float">
            <text:p>209938</text:p>
          </table:table-cell>
          <table:table-cell office:value-type="float" office:value="109575" calcext:value-type="float">
            <text:p>109575</text:p>
          </table:table-cell>
          <table:table-cell office:value-type="float" office:value="60492" calcext:value-type="float">
            <text:p>60492</text:p>
          </table:table-cell>
          <table:table-cell office:value-type="float" office:value="37357" calcext:value-type="float">
            <text:p>37357</text:p>
          </table:table-cell>
          <table:table-cell office:value-type="float" office:value="26140" calcext:value-type="float">
            <text:p>26140</text:p>
          </table:table-cell>
          <table:table-cell office:value-type="float" office:value="22284" calcext:value-type="float">
            <text:p>22284</text:p>
          </table:table-cell>
          <table:table-cell office:value-type="float" office:value="20761" calcext:value-type="float">
            <text:p>20761</text:p>
          </table:table-cell>
          <table:table-cell office:value-type="float" office:value="20318" calcext:value-type="float">
            <text:p>20318</text:p>
          </table:table-cell>
          <table:table-cell office:value-type="float" office:value="20222" calcext:value-type="float">
            <text:p>20222</text:p>
          </table:table-cell>
          <table:table-cell table:number-columns-repeated="2" office:value-type="float" office:value="20209" calcext:value-type="float">
            <text:p>20209</text:p>
          </table:table-cell>
          <table:table-cell table:style-name="ce35" office:value-type="float" office:value="20219" calcext:value-type="float">
            <text:p>20219</text:p>
          </table:table-cell>
          <table:table-cell/>
          <table:table-cell table:formula="of:=MIN([.C65:.S65])" office:value-type="float" office:value="11643" calcext:value-type="float">
            <text:p>11643</text:p>
          </table:table-cell>
          <table:table-cell table:formula="of:=MAX([.C65:.S65])" office:value-type="float" office:value="411444" calcext:value-type="float">
            <text:p>411444</text:p>
          </table:table-cell>
          <table:table-cell table:formula="of:=MIN([.G65:.S65])" office:value-type="float" office:value="20209" calcext:value-type="float">
            <text:p>2020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13276" calcext:value-type="float">
            <text:p>13276</text:p>
          </table:table-cell>
          <table:table-cell office:value-type="float" office:value="13637" calcext:value-type="float">
            <text:p>13637</text:p>
          </table:table-cell>
          <table:table-cell office:value-type="float" office:value="15368" calcext:value-type="float">
            <text:p>15368</text:p>
          </table:table-cell>
          <table:table-cell table:style-name="ce33" office:value-type="float" office:value="12308" calcext:value-type="float">
            <text:p>12308</text:p>
          </table:table-cell>
          <table:table-cell office:value-type="float" office:value="505128" calcext:value-type="float">
            <text:p>505128</text:p>
          </table:table-cell>
          <table:table-cell office:value-type="float" office:value="257582" calcext:value-type="float">
            <text:p>257582</text:p>
          </table:table-cell>
          <table:table-cell office:value-type="float" office:value="133978" calcext:value-type="float">
            <text:p>133978</text:p>
          </table:table-cell>
          <table:table-cell office:value-type="float" office:value="73239" calcext:value-type="float">
            <text:p>73239</text:p>
          </table:table-cell>
          <table:table-cell office:value-type="float" office:value="43240" calcext:value-type="float">
            <text:p>43240</text:p>
          </table:table-cell>
          <table:table-cell office:value-type="float" office:value="28443" calcext:value-type="float">
            <text:p>28443</text:p>
          </table:table-cell>
          <table:table-cell office:value-type="float" office:value="23655" calcext:value-type="float">
            <text:p>23655</text:p>
          </table:table-cell>
          <table:table-cell office:value-type="float" office:value="21808" calcext:value-type="float">
            <text:p>21808</text:p>
          </table:table-cell>
          <table:table-cell office:value-type="float" office:value="21140" calcext:value-type="float">
            <text:p>21140</text:p>
          </table:table-cell>
          <table:table-cell office:value-type="float" office:value="21002" calcext:value-type="float">
            <text:p>21002</text:p>
          </table:table-cell>
          <table:table-cell office:value-type="float" office:value="21020" calcext:value-type="float">
            <text:p>21020</text:p>
          </table:table-cell>
          <table:table-cell office:value-type="float" office:value="21000" calcext:value-type="float">
            <text:p>21000</text:p>
          </table:table-cell>
          <table:table-cell table:style-name="ce35" office:value-type="float" office:value="21000" calcext:value-type="float">
            <text:p>21000</text:p>
          </table:table-cell>
          <table:table-cell/>
          <table:table-cell table:formula="of:=MIN([.C66:.S66])" office:value-type="float" office:value="12308" calcext:value-type="float">
            <text:p>12308</text:p>
          </table:table-cell>
          <table:table-cell table:formula="of:=MAX([.C66:.S66])" office:value-type="float" office:value="505128" calcext:value-type="float">
            <text:p>505128</text:p>
          </table:table-cell>
          <table:table-cell table:formula="of:=MIN([.G66:.S66])" office:value-type="float" office:value="21000" calcext:value-type="float">
            <text:p>2100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14198" calcext:value-type="float">
            <text:p>14198</text:p>
          </table:table-cell>
          <table:table-cell office:value-type="float" office:value="14202" calcext:value-type="float">
            <text:p>14202</text:p>
          </table:table-cell>
          <table:table-cell office:value-type="float" office:value="16236" calcext:value-type="float">
            <text:p>16236</text:p>
          </table:table-cell>
          <table:table-cell table:style-name="ce33" office:value-type="float" office:value="12927" calcext:value-type="float">
            <text:p>12927</text:p>
          </table:table-cell>
          <table:table-cell office:value-type="float" office:value="754600" calcext:value-type="float">
            <text:p>754600</text:p>
          </table:table-cell>
          <table:table-cell office:value-type="float" office:value="381243" calcext:value-type="float">
            <text:p>381243</text:p>
          </table:table-cell>
          <table:table-cell office:value-type="float" office:value="195135" calcext:value-type="float">
            <text:p>195135</text:p>
          </table:table-cell>
          <table:table-cell office:value-type="float" office:value="104665" calcext:value-type="float">
            <text:p>104665</text:p>
          </table:table-cell>
          <table:table-cell office:value-type="float" office:value="58285" calcext:value-type="float">
            <text:p>58285</text:p>
          </table:table-cell>
          <table:table-cell office:value-type="float" office:value="37141" calcext:value-type="float">
            <text:p>37141</text:p>
          </table:table-cell>
          <table:table-cell office:value-type="float" office:value="26546" calcext:value-type="float">
            <text:p>26546</text:p>
          </table:table-cell>
          <table:table-cell office:value-type="float" office:value="23195" calcext:value-type="float">
            <text:p>23195</text:p>
          </table:table-cell>
          <table:table-cell office:value-type="float" office:value="21958" calcext:value-type="float">
            <text:p>21958</text:p>
          </table:table-cell>
          <table:table-cell office:value-type="float" office:value="21517" calcext:value-type="float">
            <text:p>21517</text:p>
          </table:table-cell>
          <table:table-cell office:value-type="float" office:value="21486" calcext:value-type="float">
            <text:p>21486</text:p>
          </table:table-cell>
          <table:table-cell office:value-type="float" office:value="21464" calcext:value-type="float">
            <text:p>21464</text:p>
          </table:table-cell>
          <table:table-cell table:style-name="ce35" office:value-type="float" office:value="21453" calcext:value-type="float">
            <text:p>21453</text:p>
          </table:table-cell>
          <table:table-cell/>
          <table:table-cell table:formula="of:=MIN([.C67:.S67])" office:value-type="float" office:value="12927" calcext:value-type="float">
            <text:p>12927</text:p>
          </table:table-cell>
          <table:table-cell table:formula="of:=MAX([.C67:.S67])" office:value-type="float" office:value="754600" calcext:value-type="float">
            <text:p>754600</text:p>
          </table:table-cell>
          <table:table-cell table:formula="of:=MIN([.G67:.S67])" office:value-type="float" office:value="21453" calcext:value-type="float">
            <text:p>21453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6675" calcext:value-type="float">
            <text:p>6675</text:p>
          </table:table-cell>
          <table:table-cell office:value-type="float" office:value="5443" calcext:value-type="float">
            <text:p>5443</text:p>
          </table:table-cell>
          <table:table-cell office:value-type="float" office:value="4974" calcext:value-type="float">
            <text:p>4974</text:p>
          </table:table-cell>
          <table:table-cell table:style-name="ce33" office:value-type="float" office:value="4830" calcext:value-type="float">
            <text:p>4830</text:p>
          </table:table-cell>
          <table:table-cell table:style-name="ce34" office:value-type="float" office:value="12774" calcext:value-type="float">
            <text:p>12774</text:p>
          </table:table-cell>
          <table:table-cell office:value-type="float" office:value="9949" calcext:value-type="float">
            <text:p>9949</text:p>
          </table:table-cell>
          <table:table-cell office:value-type="float" office:value="9251" calcext:value-type="float">
            <text:p>9251</text:p>
          </table:table-cell>
          <table:table-cell office:value-type="float" office:value="8985" calcext:value-type="float">
            <text:p>8985</text:p>
          </table:table-cell>
          <table:table-cell office:value-type="float" office:value="8928" calcext:value-type="float">
            <text:p>8928</text:p>
          </table:table-cell>
          <table:table-cell table:style-name="ce35" office:value-type="float" office:value="8918" calcext:value-type="float">
            <text:p>8918</text:p>
          </table:table-cell>
          <table:table-cell office:value-type="float" office:value="10393" calcext:value-type="float">
            <text:p>10393</text:p>
          </table:table-cell>
          <table:table-cell office:value-type="float" office:value="10395" calcext:value-type="float">
            <text:p>10395</text:p>
          </table:table-cell>
          <table:table-cell office:value-type="float" office:value="10396" calcext:value-type="float">
            <text:p>10396</text:p>
          </table:table-cell>
          <table:table-cell office:value-type="float" office:value="10398" calcext:value-type="float">
            <text:p>10398</text:p>
          </table:table-cell>
          <table:table-cell office:value-type="float" office:value="10399" calcext:value-type="float">
            <text:p>10399</text:p>
          </table:table-cell>
          <table:table-cell office:value-type="float" office:value="10400" calcext:value-type="float">
            <text:p>10400</text:p>
          </table:table-cell>
          <table:table-cell office:value-type="float" office:value="10402" calcext:value-type="float">
            <text:p>10402</text:p>
          </table:table-cell>
          <table:table-cell/>
          <table:table-cell table:formula="of:=MIN([.C71:.S71])" office:value-type="float" office:value="4830" calcext:value-type="float">
            <text:p>4830</text:p>
          </table:table-cell>
          <table:table-cell table:formula="of:=MAX([.C71:.S71])" office:value-type="float" office:value="12774" calcext:value-type="float">
            <text:p>12774</text:p>
          </table:table-cell>
          <table:table-cell table:formula="of:=MIN([.G71:.S71])" office:value-type="float" office:value="8918" calcext:value-type="float">
            <text:p>891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34" office:value-type="float" office:value="7190" calcext:value-type="float">
            <text:p>7190</text:p>
          </table:table-cell>
          <table:table-cell office:value-type="float" office:value="3426" calcext:value-type="float">
            <text:p>3426</text:p>
          </table:table-cell>
          <table:table-cell table:style-name="ce33" office:value-type="float" office:value="3007" calcext:value-type="float">
            <text:p>3007</text:p>
          </table:table-cell>
          <table:table-cell office:value-type="float" office:value="3495" calcext:value-type="float">
            <text:p>3495</text:p>
          </table:table-cell>
          <table:table-cell table:style-name="Default" office:value-type="float" office:value="6321" calcext:value-type="float">
            <text:p>6321</text:p>
          </table:table-cell>
          <table:table-cell office:value-type="float" office:value="4856" calcext:value-type="float">
            <text:p>4856</text:p>
          </table:table-cell>
          <table:table-cell office:value-type="float" office:value="5125" calcext:value-type="float">
            <text:p>5125</text:p>
          </table:table-cell>
          <table:table-cell office:value-type="float" office:value="4829" calcext:value-type="float">
            <text:p>4829</text:p>
          </table:table-cell>
          <table:table-cell office:value-type="float" office:value="4735" calcext:value-type="float">
            <text:p>4735</text:p>
          </table:table-cell>
          <table:table-cell table:style-name="ce35" office:value-type="float" office:value="4725" calcext:value-type="float">
            <text:p>4725</text:p>
          </table:table-cell>
          <table:table-cell office:value-type="float" office:value="5489" calcext:value-type="float">
            <text:p>5489</text:p>
          </table:table-cell>
          <table:table-cell office:value-type="float" office:value="5491" calcext:value-type="float">
            <text:p>5491</text:p>
          </table:table-cell>
          <table:table-cell office:value-type="float" office:value="5493" calcext:value-type="float">
            <text:p>5493</text:p>
          </table:table-cell>
          <table:table-cell office:value-type="float" office:value="5494" calcext:value-type="float">
            <text:p>5494</text:p>
          </table:table-cell>
          <table:table-cell office:value-type="float" office:value="5495" calcext:value-type="float">
            <text:p>5495</text:p>
          </table:table-cell>
          <table:table-cell office:value-type="float" office:value="5496" calcext:value-type="float">
            <text:p>5496</text:p>
          </table:table-cell>
          <table:table-cell office:value-type="float" office:value="5498" calcext:value-type="float">
            <text:p>5498</text:p>
          </table:table-cell>
          <table:table-cell/>
          <table:table-cell table:formula="of:=MIN([.C72:.S72])" office:value-type="float" office:value="3007" calcext:value-type="float">
            <text:p>3007</text:p>
          </table:table-cell>
          <table:table-cell table:formula="of:=MAX([.C72:.S72])" office:value-type="float" office:value="7190" calcext:value-type="float">
            <text:p>7190</text:p>
          </table:table-cell>
          <table:table-cell table:formula="of:=MIN([.G72:.S72])" office:value-type="float" office:value="4725" calcext:value-type="float">
            <text:p>472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799" calcext:value-type="float">
            <text:p>7799</text:p>
          </table:table-cell>
          <table:table-cell office:value-type="float" office:value="4302" calcext:value-type="float">
            <text:p>4302</text:p>
          </table:table-cell>
          <table:table-cell table:style-name="ce33" office:value-type="float" office:value="3868" calcext:value-type="float">
            <text:p>3868</text:p>
          </table:table-cell>
          <table:table-cell office:value-type="float" office:value="4087" calcext:value-type="float">
            <text:p>4087</text:p>
          </table:table-cell>
          <table:table-cell table:style-name="ce34" office:value-type="float" office:value="9930" calcext:value-type="float">
            <text:p>9930</text:p>
          </table:table-cell>
          <table:table-cell office:value-type="float" office:value="7932" calcext:value-type="float">
            <text:p>7932</text:p>
          </table:table-cell>
          <table:table-cell office:value-type="float" office:value="7844" calcext:value-type="float">
            <text:p>7844</text:p>
          </table:table-cell>
          <table:table-cell office:value-type="float" office:value="7470" calcext:value-type="float">
            <text:p>7470</text:p>
          </table:table-cell>
          <table:table-cell office:value-type="float" office:value="7369" calcext:value-type="float">
            <text:p>7369</text:p>
          </table:table-cell>
          <table:table-cell table:style-name="ce35" office:value-type="float" office:value="7353" calcext:value-type="float">
            <text:p>7353</text:p>
          </table:table-cell>
          <table:table-cell office:value-type="float" office:value="8445" calcext:value-type="float">
            <text:p>8445</text:p>
          </table:table-cell>
          <table:table-cell office:value-type="float" office:value="8447" calcext:value-type="float">
            <text:p>8447</text:p>
          </table:table-cell>
          <table:table-cell table:number-columns-repeated="2" office:value-type="float" office:value="8448" calcext:value-type="float">
            <text:p>8448</text:p>
          </table:table-cell>
          <table:table-cell table:number-columns-repeated="2" office:value-type="float" office:value="8449" calcext:value-type="float">
            <text:p>8449</text:p>
          </table:table-cell>
          <table:table-cell office:value-type="float" office:value="8451" calcext:value-type="float">
            <text:p>8451</text:p>
          </table:table-cell>
          <table:table-cell/>
          <table:table-cell table:formula="of:=MIN([.C73:.S73])" office:value-type="float" office:value="3868" calcext:value-type="float">
            <text:p>3868</text:p>
          </table:table-cell>
          <table:table-cell table:formula="of:=MAX([.C73:.S73])" office:value-type="float" office:value="9930" calcext:value-type="float">
            <text:p>9930</text:p>
          </table:table-cell>
          <table:table-cell table:formula="of:=MIN([.G73:.S73])" office:value-type="float" office:value="7353" calcext:value-type="float">
            <text:p>7353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704" calcext:value-type="float">
            <text:p>8704</text:p>
          </table:table-cell>
          <table:table-cell office:value-type="float" office:value="4739" calcext:value-type="float">
            <text:p>4739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4402" calcext:value-type="float">
            <text:p>4402</text:p>
          </table:table-cell>
          <table:table-cell table:style-name="ce34" office:value-type="float" office:value="13521" calcext:value-type="float">
            <text:p>13521</text:p>
          </table:table-cell>
          <table:table-cell office:value-type="float" office:value="10530" calcext:value-type="float">
            <text:p>10530</text:p>
          </table:table-cell>
          <table:table-cell office:value-type="float" office:value="9205" calcext:value-type="float">
            <text:p>9205</text:p>
          </table:table-cell>
          <table:table-cell office:value-type="float" office:value="8542" calcext:value-type="float">
            <text:p>8542</text:p>
          </table:table-cell>
          <table:table-cell office:value-type="float" office:value="8335" calcext:value-type="float">
            <text:p>8335</text:p>
          </table:table-cell>
          <table:table-cell table:style-name="ce35" office:value-type="float" office:value="8217" calcext:value-type="float">
            <text:p>8217</text:p>
          </table:table-cell>
          <table:table-cell office:value-type="float" office:value="9468" calcext:value-type="float">
            <text:p>9468</text:p>
          </table:table-cell>
          <table:table-cell office:value-type="float" office:value="9479" calcext:value-type="float">
            <text:p>9479</text:p>
          </table:table-cell>
          <table:table-cell office:value-type="float" office:value="9480" calcext:value-type="float">
            <text:p>9480</text:p>
          </table:table-cell>
          <table:table-cell office:value-type="float" office:value="9481" calcext:value-type="float">
            <text:p>9481</text:p>
          </table:table-cell>
          <table:table-cell table:number-columns-repeated="2" office:value-type="float" office:value="9482" calcext:value-type="float">
            <text:p>9482</text:p>
          </table:table-cell>
          <table:table-cell office:value-type="float" office:value="9484" calcext:value-type="float">
            <text:p>9484</text:p>
          </table:table-cell>
          <table:table-cell/>
          <table:table-cell table:formula="of:=MIN([.C74:.S74])" office:value-type="float" office:value="4400" calcext:value-type="float">
            <text:p>4400</text:p>
          </table:table-cell>
          <table:table-cell table:formula="of:=MAX([.C74:.S74])" office:value-type="float" office:value="13521" calcext:value-type="float">
            <text:p>13521</text:p>
          </table:table-cell>
          <table:table-cell table:formula="of:=MIN([.G74:.S74])" office:value-type="float" office:value="8217" calcext:value-type="float">
            <text:p>8217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7147" calcext:value-type="float">
            <text:p>7147</text:p>
          </table:table-cell>
          <table:table-cell office:value-type="float" office:value="9267" calcext:value-type="float">
            <text:p>9267</text:p>
          </table:table-cell>
          <table:table-cell office:value-type="float" office:value="9839" calcext:value-type="float">
            <text:p>9839</text:p>
          </table:table-cell>
          <table:table-cell office:value-type="float" office:value="8309" calcext:value-type="float">
            <text:p>8309</text:p>
          </table:table-cell>
          <table:table-cell office:value-type="float" office:value="59754" calcext:value-type="float">
            <text:p>59754</text:p>
          </table:table-cell>
          <table:table-cell office:value-type="float" office:value="34140" calcext:value-type="float">
            <text:p>34140</text:p>
          </table:table-cell>
          <table:table-cell office:value-type="float" office:value="22202" calcext:value-type="float">
            <text:p>22202</text:p>
          </table:table-cell>
          <table:table-cell office:value-type="float" office:value="16322" calcext:value-type="float">
            <text:p>16322</text:p>
          </table:table-cell>
          <table:table-cell office:value-type="float" office:value="13502" calcext:value-type="float">
            <text:p>13502</text:p>
          </table:table-cell>
          <table:table-cell table:style-name="ce35" office:value-type="float" office:value="13325" calcext:value-type="float">
            <text:p>13325</text:p>
          </table:table-cell>
          <table:table-cell office:value-type="float" office:value="15902" calcext:value-type="float">
            <text:p>15902</text:p>
          </table:table-cell>
          <table:table-cell office:value-type="float" office:value="15906" calcext:value-type="float">
            <text:p>15906</text:p>
          </table:table-cell>
          <table:table-cell office:value-type="float" office:value="15909" calcext:value-type="float">
            <text:p>15909</text:p>
          </table:table-cell>
          <table:table-cell office:value-type="float" office:value="15912" calcext:value-type="float">
            <text:p>15912</text:p>
          </table:table-cell>
          <table:table-cell office:value-type="float" office:value="15914" calcext:value-type="float">
            <text:p>15914</text:p>
          </table:table-cell>
          <table:table-cell table:number-columns-repeated="2" office:value-type="float" office:value="15915" calcext:value-type="float">
            <text:p>15915</text:p>
          </table:table-cell>
          <table:table-cell/>
          <table:table-cell table:formula="of:=MIN([.C78:.S78])" office:value-type="float" office:value="7147" calcext:value-type="float">
            <text:p>7147</text:p>
          </table:table-cell>
          <table:table-cell table:formula="of:=MAX([.C78:.S78])" office:value-type="float" office:value="59754" calcext:value-type="float">
            <text:p>59754</text:p>
          </table:table-cell>
          <table:table-cell table:formula="of:=MIN([.G78:.S78])" office:value-type="float" office:value="13325" calcext:value-type="float">
            <text:p>1332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829" calcext:value-type="float">
            <text:p>5829</text:p>
          </table:table-cell>
          <table:table-cell office:value-type="float" office:value="5373" calcext:value-type="float">
            <text:p>5373</text:p>
          </table:table-cell>
          <table:table-cell table:style-name="ce33" office:value-type="float" office:value="5131" calcext:value-type="float">
            <text:p>5131</text:p>
          </table:table-cell>
          <table:table-cell office:value-type="float" office:value="14744" calcext:value-type="float">
            <text:p>14744</text:p>
          </table:table-cell>
          <table:table-cell office:value-type="float" office:value="11442" calcext:value-type="float">
            <text:p>11442</text:p>
          </table:table-cell>
          <table:table-cell office:value-type="float" office:value="10077" calcext:value-type="float">
            <text:p>10077</text:p>
          </table:table-cell>
          <table:table-cell office:value-type="float" office:value="9511" calcext:value-type="float">
            <text:p>9511</text:p>
          </table:table-cell>
          <table:table-cell office:value-type="float" office:value="9456" calcext:value-type="float">
            <text:p>9456</text:p>
          </table:table-cell>
          <table:table-cell table:style-name="ce35" office:value-type="float" office:value="9447" calcext:value-type="float">
            <text:p>9447</text:p>
          </table:table-cell>
          <table:table-cell office:value-type="float" office:value="11043" calcext:value-type="float">
            <text:p>11043</text:p>
          </table:table-cell>
          <table:table-cell office:value-type="float" office:value="11045" calcext:value-type="float">
            <text:p>11045</text:p>
          </table:table-cell>
          <table:table-cell office:value-type="float" office:value="11047" calcext:value-type="float">
            <text:p>11047</text:p>
          </table:table-cell>
          <table:table-cell office:value-type="float" office:value="11049" calcext:value-type="float">
            <text:p>11049</text:p>
          </table:table-cell>
          <table:table-cell office:value-type="float" office:value="11050" calcext:value-type="float">
            <text:p>11050</text:p>
          </table:table-cell>
          <table:table-cell office:value-type="float" office:value="11051" calcext:value-type="float">
            <text:p>11051</text:p>
          </table:table-cell>
          <table:table-cell office:value-type="float" office:value="11054" calcext:value-type="float">
            <text:p>11054</text:p>
          </table:table-cell>
          <table:table-cell/>
          <table:table-cell table:formula="of:=MIN([.C79:.S79])" office:value-type="float" office:value="5131" calcext:value-type="float">
            <text:p>5131</text:p>
          </table:table-cell>
          <table:table-cell table:formula="of:=MAX([.C79:.S79])" office:value-type="float" office:value="14744" calcext:value-type="float">
            <text:p>14744</text:p>
          </table:table-cell>
          <table:table-cell table:formula="of:=MIN([.G79:.S79])" office:value-type="float" office:value="9447" calcext:value-type="float">
            <text:p>9447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8129" calcext:value-type="float">
            <text:p>8129</text:p>
          </table:table-cell>
          <table:table-cell office:value-type="float" office:value="6602" calcext:value-type="float">
            <text:p>6602</text:p>
          </table:table-cell>
          <table:table-cell office:value-type="float" office:value="6181" calcext:value-type="float">
            <text:p>6181</text:p>
          </table:table-cell>
          <table:table-cell table:style-name="ce33" office:value-type="float" office:value="5709" calcext:value-type="float">
            <text:p>5709</text:p>
          </table:table-cell>
          <table:table-cell office:value-type="float" office:value="18201" calcext:value-type="float">
            <text:p>18201</text:p>
          </table:table-cell>
          <table:table-cell office:value-type="float" office:value="13313" calcext:value-type="float">
            <text:p>13313</text:p>
          </table:table-cell>
          <table:table-cell office:value-type="float" office:value="11407" calcext:value-type="float">
            <text:p>11407</text:p>
          </table:table-cell>
          <table:table-cell office:value-type="float" office:value="10750" calcext:value-type="float">
            <text:p>10750</text:p>
          </table:table-cell>
          <table:table-cell office:value-type="float" office:value="10552" calcext:value-type="float">
            <text:p>10552</text:p>
          </table:table-cell>
          <table:table-cell table:style-name="ce35" office:value-type="float" office:value="10555" calcext:value-type="float">
            <text:p>10555</text:p>
          </table:table-cell>
          <table:table-cell office:value-type="float" office:value="12428" calcext:value-type="float">
            <text:p>12428</text:p>
          </table:table-cell>
          <table:table-cell office:value-type="float" office:value="12429" calcext:value-type="float">
            <text:p>12429</text:p>
          </table:table-cell>
          <table:table-cell office:value-type="float" office:value="12430" calcext:value-type="float">
            <text:p>12430</text:p>
          </table:table-cell>
          <table:table-cell office:value-type="float" office:value="12431" calcext:value-type="float">
            <text:p>12431</text:p>
          </table:table-cell>
          <table:table-cell office:value-type="float" office:value="12432" calcext:value-type="float">
            <text:p>12432</text:p>
          </table:table-cell>
          <table:table-cell office:value-type="float" office:value="12433" calcext:value-type="float">
            <text:p>12433</text:p>
          </table:table-cell>
          <table:table-cell office:value-type="float" office:value="12435" calcext:value-type="float">
            <text:p>12435</text:p>
          </table:table-cell>
          <table:table-cell/>
          <table:table-cell table:formula="of:=MIN([.C80:.S80])" office:value-type="float" office:value="5709" calcext:value-type="float">
            <text:p>5709</text:p>
          </table:table-cell>
          <table:table-cell table:formula="of:=MAX([.C80:.S80])" office:value-type="float" office:value="18201" calcext:value-type="float">
            <text:p>18201</text:p>
          </table:table-cell>
          <table:table-cell table:formula="of:=MIN([.G80:.S80])" office:value-type="float" office:value="10552" calcext:value-type="float">
            <text:p>10552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9090" calcext:value-type="float">
            <text:p>9090</text:p>
          </table:table-cell>
          <table:table-cell office:value-type="float" office:value="7138" calcext:value-type="float">
            <text:p>7138</text:p>
          </table:table-cell>
          <table:table-cell office:value-type="float" office:value="6869" calcext:value-type="float">
            <text:p>6869</text:p>
          </table:table-cell>
          <table:table-cell table:style-name="ce33" office:value-type="float" office:value="6166" calcext:value-type="float">
            <text:p>6166</text:p>
          </table:table-cell>
          <table:table-cell office:value-type="float" office:value="26487" calcext:value-type="float">
            <text:p>26487</text:p>
          </table:table-cell>
          <table:table-cell office:value-type="float" office:value="15778" calcext:value-type="float">
            <text:p>15778</text:p>
          </table:table-cell>
          <table:table-cell office:value-type="float" office:value="12806" calcext:value-type="float">
            <text:p>12806</text:p>
          </table:table-cell>
          <table:table-cell office:value-type="float" office:value="11722" calcext:value-type="float">
            <text:p>11722</text:p>
          </table:table-cell>
          <table:table-cell office:value-type="float" office:value="11476" calcext:value-type="float">
            <text:p>11476</text:p>
          </table:table-cell>
          <table:table-cell table:style-name="ce35" office:value-type="float" office:value="11428" calcext:value-type="float">
            <text:p>11428</text:p>
          </table:table-cell>
          <table:table-cell table:number-columns-repeated="4" office:value-type="float" office:value="13493" calcext:value-type="float">
            <text:p>13493</text:p>
          </table:table-cell>
          <table:table-cell table:number-columns-repeated="3" office:value-type="float" office:value="13494" calcext:value-type="float">
            <text:p>13494</text:p>
          </table:table-cell>
          <table:table-cell/>
          <table:table-cell table:formula="of:=MIN([.C81:.S81])" office:value-type="float" office:value="6166" calcext:value-type="float">
            <text:p>6166</text:p>
          </table:table-cell>
          <table:table-cell table:formula="of:=MAX([.C81:.S81])" office:value-type="float" office:value="26487" calcext:value-type="float">
            <text:p>26487</text:p>
          </table:table-cell>
          <table:table-cell table:formula="of:=MIN([.G81:.S81])" office:value-type="float" office:value="11428" calcext:value-type="float">
            <text:p>1142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6873" calcext:value-type="float">
            <text:p>6873</text:p>
          </table:table-cell>
          <table:table-cell office:value-type="float" office:value="10618" calcext:value-type="float">
            <text:p>10618</text:p>
          </table:table-cell>
          <table:table-cell office:value-type="float" office:value="12253" calcext:value-type="float">
            <text:p>12253</text:p>
          </table:table-cell>
          <table:table-cell office:value-type="float" office:value="9875" calcext:value-type="float">
            <text:p>9875</text:p>
          </table:table-cell>
          <table:table-cell office:value-type="float" office:value="110480" calcext:value-type="float">
            <text:p>110480</text:p>
          </table:table-cell>
          <table:table-cell office:value-type="float" office:value="58002" calcext:value-type="float">
            <text:p>58002</text:p>
          </table:table-cell>
          <table:table-cell office:value-type="float" office:value="32461" calcext:value-type="float">
            <text:p>32461</text:p>
          </table:table-cell>
          <table:table-cell office:value-type="float" office:value="23387" calcext:value-type="float">
            <text:p>23387</text:p>
          </table:table-cell>
          <table:table-cell office:value-type="float" office:value="18956" calcext:value-type="float">
            <text:p>18956</text:p>
          </table:table-cell>
          <table:table-cell table:style-name="ce35" office:value-type="float" office:value="16834" calcext:value-type="float">
            <text:p>16834</text:p>
          </table:table-cell>
          <table:table-cell office:value-type="float" office:value="17529" calcext:value-type="float">
            <text:p>17529</text:p>
          </table:table-cell>
          <table:table-cell office:value-type="float" office:value="17532" calcext:value-type="float">
            <text:p>17532</text:p>
          </table:table-cell>
          <table:table-cell office:value-type="float" office:value="17535" calcext:value-type="float">
            <text:p>17535</text:p>
          </table:table-cell>
          <table:table-cell office:value-type="float" office:value="17537" calcext:value-type="float">
            <text:p>17537</text:p>
          </table:table-cell>
          <table:table-cell office:value-type="float" office:value="17539" calcext:value-type="float">
            <text:p>17539</text:p>
          </table:table-cell>
          <table:table-cell office:value-type="float" office:value="17542" calcext:value-type="float">
            <text:p>17542</text:p>
          </table:table-cell>
          <table:table-cell office:value-type="float" office:value="17543" calcext:value-type="float">
            <text:p>17543</text:p>
          </table:table-cell>
          <table:table-cell/>
          <table:table-cell table:formula="of:=MIN([.C85:.S85])" office:value-type="float" office:value="6873" calcext:value-type="float">
            <text:p>6873</text:p>
          </table:table-cell>
          <table:table-cell table:formula="of:=MAX([.C85:.S85])" office:value-type="float" office:value="110480" calcext:value-type="float">
            <text:p>110480</text:p>
          </table:table-cell>
          <table:table-cell table:formula="of:=MIN([.G85:.S85])" office:value-type="float" office:value="16834" calcext:value-type="float">
            <text:p>1683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18" calcext:value-type="float">
            <text:p>7718</text:p>
          </table:table-cell>
          <table:table-cell office:value-type="float" office:value="5263" calcext:value-type="float">
            <text:p>5263</text:p>
          </table:table-cell>
          <table:table-cell office:value-type="float" office:value="4910" calcext:value-type="float">
            <text:p>4910</text:p>
          </table:table-cell>
          <table:table-cell table:style-name="ce33" office:value-type="float" office:value="4756" calcext:value-type="float">
            <text:p>4756</text:p>
          </table:table-cell>
          <table:table-cell office:value-type="float" office:value="15085" calcext:value-type="float">
            <text:p>15085</text:p>
          </table:table-cell>
          <table:table-cell office:value-type="float" office:value="11273" calcext:value-type="float">
            <text:p>11273</text:p>
          </table:table-cell>
          <table:table-cell office:value-type="float" office:value="9744" calcext:value-type="float">
            <text:p>9744</text:p>
          </table:table-cell>
          <table:table-cell office:value-type="float" office:value="9031" calcext:value-type="float">
            <text:p>9031</text:p>
          </table:table-cell>
          <table:table-cell table:style-name="ce35" office:value-type="float" office:value="8811" calcext:value-type="float">
            <text:p>8811</text:p>
          </table:table-cell>
          <table:table-cell office:value-type="float" office:value="8823" calcext:value-type="float">
            <text:p>8823</text:p>
          </table:table-cell>
          <table:table-cell office:value-type="float" office:value="10268" calcext:value-type="float">
            <text:p>10268</text:p>
          </table:table-cell>
          <table:table-cell office:value-type="float" office:value="10270" calcext:value-type="float">
            <text:p>10270</text:p>
          </table:table-cell>
          <table:table-cell office:value-type="float" office:value="10271" calcext:value-type="float">
            <text:p>10271</text:p>
          </table:table-cell>
          <table:table-cell office:value-type="float" office:value="10273" calcext:value-type="float">
            <text:p>10273</text:p>
          </table:table-cell>
          <table:table-cell table:number-columns-repeated="2" office:value-type="float" office:value="10274" calcext:value-type="float">
            <text:p>10274</text:p>
          </table:table-cell>
          <table:table-cell office:value-type="float" office:value="10276" calcext:value-type="float">
            <text:p>10276</text:p>
          </table:table-cell>
          <table:table-cell/>
          <table:table-cell table:formula="of:=MIN([.C86:.S86])" office:value-type="float" office:value="4756" calcext:value-type="float">
            <text:p>4756</text:p>
          </table:table-cell>
          <table:table-cell table:formula="of:=MAX([.C86:.S86])" office:value-type="float" office:value="15085" calcext:value-type="float">
            <text:p>15085</text:p>
          </table:table-cell>
          <table:table-cell table:formula="of:=MIN([.G86:.S86])" office:value-type="float" office:value="8811" calcext:value-type="float">
            <text:p>881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898" calcext:value-type="float">
            <text:p>7898</text:p>
          </table:table-cell>
          <table:table-cell office:value-type="float" office:value="6216" calcext:value-type="float">
            <text:p>6216</text:p>
          </table:table-cell>
          <table:table-cell office:value-type="float" office:value="5950" calcext:value-type="float">
            <text:p>5950</text:p>
          </table:table-cell>
          <table:table-cell table:style-name="ce33" office:value-type="float" office:value="5494" calcext:value-type="float">
            <text:p>5494</text:p>
          </table:table-cell>
          <table:table-cell office:value-type="float" office:value="22258" calcext:value-type="float">
            <text:p>22258</text:p>
          </table:table-cell>
          <table:table-cell office:value-type="float" office:value="14067" calcext:value-type="float">
            <text:p>14067</text:p>
          </table:table-cell>
          <table:table-cell office:value-type="float" office:value="11629" calcext:value-type="float">
            <text:p>11629</text:p>
          </table:table-cell>
          <table:table-cell office:value-type="float" office:value="10551" calcext:value-type="float">
            <text:p>10551</text:p>
          </table:table-cell>
          <table:table-cell office:value-type="float" office:value="10117" calcext:value-type="float">
            <text:p>10117</text:p>
          </table:table-cell>
          <table:table-cell table:style-name="ce35" office:value-type="float" office:value="10019" calcext:value-type="float">
            <text:p>10019</text:p>
          </table:table-cell>
          <table:table-cell office:value-type="float" office:value="11796" calcext:value-type="float">
            <text:p>11796</text:p>
          </table:table-cell>
          <table:table-cell office:value-type="float" office:value="11797" calcext:value-type="float">
            <text:p>11797</text:p>
          </table:table-cell>
          <table:table-cell office:value-type="float" office:value="11798" calcext:value-type="float">
            <text:p>11798</text:p>
          </table:table-cell>
          <table:table-cell office:value-type="float" office:value="11799" calcext:value-type="float">
            <text:p>11799</text:p>
          </table:table-cell>
          <table:table-cell office:value-type="float" office:value="11800" calcext:value-type="float">
            <text:p>11800</text:p>
          </table:table-cell>
          <table:table-cell office:value-type="float" office:value="11801" calcext:value-type="float">
            <text:p>11801</text:p>
          </table:table-cell>
          <table:table-cell office:value-type="float" office:value="11803" calcext:value-type="float">
            <text:p>11803</text:p>
          </table:table-cell>
          <table:table-cell/>
          <table:table-cell table:formula="of:=MIN([.C87:.S87])" office:value-type="float" office:value="5494" calcext:value-type="float">
            <text:p>5494</text:p>
          </table:table-cell>
          <table:table-cell table:formula="of:=MAX([.C87:.S87])" office:value-type="float" office:value="22258" calcext:value-type="float">
            <text:p>22258</text:p>
          </table:table-cell>
          <table:table-cell table:formula="of:=MIN([.G87:.S87])" office:value-type="float" office:value="10019" calcext:value-type="float">
            <text:p>1001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854" calcext:value-type="float">
            <text:p>8854</text:p>
          </table:table-cell>
          <table:table-cell office:value-type="float" office:value="6668" calcext:value-type="float">
            <text:p>6668</text:p>
          </table:table-cell>
          <table:table-cell office:value-type="float" office:value="6525" calcext:value-type="float">
            <text:p>6525</text:p>
          </table:table-cell>
          <table:table-cell table:style-name="ce33" office:value-type="float" office:value="5896" calcext:value-type="float">
            <text:p>5896</text:p>
          </table:table-cell>
          <table:table-cell office:value-type="float" office:value="30611" calcext:value-type="float">
            <text:p>30611</text:p>
          </table:table-cell>
          <table:table-cell office:value-type="float" office:value="18443" calcext:value-type="float">
            <text:p>18443</text:p>
          </table:table-cell>
          <table:table-cell office:value-type="float" office:value="13227" calcext:value-type="float">
            <text:p>13227</text:p>
          </table:table-cell>
          <table:table-cell office:value-type="float" office:value="11588" calcext:value-type="float">
            <text:p>11588</text:p>
          </table:table-cell>
          <table:table-cell office:value-type="float" office:value="10937" calcext:value-type="float">
            <text:p>10937</text:p>
          </table:table-cell>
          <table:table-cell table:style-name="ce35" office:value-type="float" office:value="10781" calcext:value-type="float">
            <text:p>10781</text:p>
          </table:table-cell>
          <table:table-cell office:value-type="float" office:value="12631" calcext:value-type="float">
            <text:p>12631</text:p>
          </table:table-cell>
          <table:table-cell table:number-columns-repeated="2" office:value-type="float" office:value="12630" calcext:value-type="float">
            <text:p>12630</text:p>
          </table:table-cell>
          <table:table-cell table:number-columns-repeated="3" office:value-type="float" office:value="12631" calcext:value-type="float">
            <text:p>12631</text:p>
          </table:table-cell>
          <table:table-cell office:value-type="float" office:value="12632" calcext:value-type="float">
            <text:p>12632</text:p>
          </table:table-cell>
          <table:table-cell/>
          <table:table-cell table:formula="of:=MIN([.C88:.S88])" office:value-type="float" office:value="5896" calcext:value-type="float">
            <text:p>5896</text:p>
          </table:table-cell>
          <table:table-cell table:formula="of:=MAX([.C88:.S88])" office:value-type="float" office:value="30611" calcext:value-type="float">
            <text:p>30611</text:p>
          </table:table-cell>
          <table:table-cell table:formula="of:=MIN([.G88:.S88])" office:value-type="float" office:value="10781" calcext:value-type="float">
            <text:p>10781</text:p>
          </table:table-cell>
          <table:table-cell office:value-type="string" calcext:value-type="string">
            <text:p>[KiloBytes]</text:p>
          </table:table-cell>
        </table:table-row>
      </table:table>
      <table:table table:name="R.39 - Extras - Codifica por similitud" table:style-name="ta1">
        <office:forms form:automatic-focus="false" form:apply-design-mode="false"/>
        <table:table-column table:style-name="co1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jecutando: ./TS_explora_vlcvector_compara_series_doble_diferencia_todos m30_2024_data_fulldates_intensidad.txt m30_2024_ids_por_grupo_intensidad.txt histograma_doble_diferencia_intensidad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12567672" calcext:value-type="float">
            <text:p>12567672</text:p>
          </table:table-cell>
          <table:table-cell office:value-type="float" office:value="16582328" calcext:value-type="float">
            <text:p>16582328</text:p>
          </table:table-cell>
          <table:table-cell office:value-type="float" office:value="19915848" calcext:value-type="float">
            <text:p>19915848</text:p>
          </table:table-cell>
          <table:table-cell office:value-type="float" office:value="15621216" calcext:value-type="float">
            <text:p>1562121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13103496" calcext:value-type="float">
            <text:p>13103496</text:p>
          </table:table-cell>
          <table:table-cell office:value-type="float" office:value="13245000" calcext:value-type="float">
            <text:p>13245000</text:p>
          </table:table-cell>
          <table:table-cell office:value-type="float" office:value="14812568" calcext:value-type="float">
            <text:p>14812568</text:p>
          </table:table-cell>
          <table:table-cell office:value-type="float" office:value="11923248" calcext:value-type="float">
            <text:p>1192324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13555872" calcext:value-type="float">
            <text:p>13555872</text:p>
          </table:table-cell>
          <table:table-cell office:value-type="float" office:value="14117312" calcext:value-type="float">
            <text:p>14117312</text:p>
          </table:table-cell>
          <table:table-cell office:value-type="float" office:value="15984488" calcext:value-type="float">
            <text:p>15984488</text:p>
          </table:table-cell>
          <table:table-cell office:value-type="float" office:value="12780848" calcext:value-type="float">
            <text:p>1278084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14526504" calcext:value-type="float">
            <text:p>14526504</text:p>
          </table:table-cell>
          <table:table-cell office:value-type="float" office:value="14663616" calcext:value-type="float">
            <text:p>14663616</text:p>
          </table:table-cell>
          <table:table-cell office:value-type="float" office:value="16819384" calcext:value-type="float">
            <text:p>16819384</text:p>
          </table:table-cell>
          <table:table-cell office:value-type="float" office:value="13377040" calcext:value-type="float">
            <text:p>1337704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13551480" calcext:value-type="float">
            <text:p>13551480</text:p>
          </table:table-cell>
          <table:table-cell office:value-type="float" office:value="14917568" calcext:value-type="float">
            <text:p>14917568</text:p>
          </table:table-cell>
          <table:table-cell office:value-type="float" office:value="17198720" calcext:value-type="float">
            <text:p>17198720</text:p>
          </table:table-cell>
          <table:table-cell office:value-type="float" office:value="13646984" calcext:value-type="float">
            <text:p>1364698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13336272" calcext:value-type="float">
            <text:p>13336272</text:p>
          </table:table-cell>
          <table:table-cell office:value-type="float" office:value="13738432" calcext:value-type="float">
            <text:p>13738432</text:p>
          </table:table-cell>
          <table:table-cell office:value-type="float" office:value="15456528" calcext:value-type="float">
            <text:p>15456528</text:p>
          </table:table-cell>
          <table:table-cell office:value-type="float" office:value="12400928" calcext:value-type="float">
            <text:p>1240092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BC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EG</text:p>
          </table:table-cell>
          <table:table-cell table:style-name="ce12"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0:.E20])" office:value-type="float" office:value="12273" calcext:value-type="float">
            <text:p>12273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28" office:value-type="float" office:value="11643" calcext:value-type="float">
            <text:p>1164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1:.E21])" office:value-type="float" office:value="11643" calcext:value-type="float">
            <text:p>11643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13238" calcext:value-type="float">
            <text:p>13238</text:p>
          </table:table-cell>
          <table:table-cell office:value-type="float" office:value="13786" calcext:value-type="float">
            <text:p>13786</text:p>
          </table:table-cell>
          <table:table-cell office:value-type="float" office:value="15609" calcext:value-type="float">
            <text:p>15609</text:p>
          </table:table-cell>
          <table:table-cell table:style-name="ce28" office:value-type="float" office:value="12481" calcext:value-type="float">
            <text:p>1248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2:.E22])" office:value-type="float" office:value="12481" calcext:value-type="float">
            <text:p>12481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14186" calcext:value-type="float">
            <text:p>14186</text:p>
          </table:table-cell>
          <table:table-cell office:value-type="float" office:value="14319" calcext:value-type="float">
            <text:p>14319</text:p>
          </table:table-cell>
          <table:table-cell office:value-type="float" office:value="16425" calcext:value-type="float">
            <text:p>16425</text:p>
          </table:table-cell>
          <table:table-cell table:style-name="ce28" office:value-type="float" office:value="13063" calcext:value-type="float">
            <text:p>1306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3:.E23])" office:value-type="float" office:value="13063" calcext:value-type="float">
            <text:p>13063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table:style-name="ce28" office:value-type="float" office:value="13233" calcext:value-type="float">
            <text:p>13233</text:p>
          </table:table-cell>
          <table:table-cell office:value-type="float" office:value="14567" calcext:value-type="float">
            <text:p>14567</text:p>
          </table:table-cell>
          <table:table-cell office:value-type="float" office:value="16795" calcext:value-type="float">
            <text:p>16795</text:p>
          </table:table-cell>
          <table:table-cell office:value-type="float" office:value="13327" calcext:value-type="float">
            <text:p>13327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4:.E24])" office:value-type="float" office:value="13233" calcext:value-type="float">
            <text:p>13233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13023" calcext:value-type="float">
            <text:p>13023</text:p>
          </table:table-cell>
          <table:table-cell office:value-type="float" office:value="13416" calcext:value-type="float">
            <text:p>13416</text:p>
          </table:table-cell>
          <table:table-cell office:value-type="float" office:value="15094" calcext:value-type="float">
            <text:p>15094</text:p>
          </table:table-cell>
          <table:table-cell table:style-name="ce28" office:value-type="float" office:value="12110" calcext:value-type="float">
            <text:p>1211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5:.E25])" office:value-type="float" office:value="12110" calcext:value-type="float">
            <text:p>12110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Orig.</text:p>
          </table:table-cell>
          <table:table-cell table:style-name="ce12" office:value-type="string" calcext:value-type="string">
            <text:p>Code 1</text:p>
          </table:table-cell>
          <table:table-cell table:style-name="ce12" office:value-type="string" calcext:value-type="string">
            <text:p>Code 2</text:p>
          </table:table-cell>
          <table:table-cell table:style-name="ce12" office:value-type="string" calcext:value-type="string">
            <text:p>Code 2zz</text:p>
          </table:table-cell>
          <table:table-cell table:style-name="ce12" office:value-type="string" calcext:value-type="string">
            <text:p>Code 3</text:p>
          </table:table-cell>
          <table:table-cell table:style-name="ce12"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7856" calcext:value-type="float">
            <text:p>-7856</text:p>
          </table:table-cell>
          <table:table-cell table:style-name="ce8" office:value-type="float" office:value="-8625" calcext:value-type="float">
            <text:p>-8625</text:p>
          </table:table-cell>
          <table:table-cell table:style-name="ce8" office:value-type="float" office:value="-12554" calcext:value-type="float">
            <text:p>-12554</text:p>
          </table:table-cell>
          <table:table-cell table:style-name="ce8" office:value-type="float" office:value="-7333" calcext:value-type="float">
            <text:p>-7333</text:p>
          </table:table-cell>
          <table:table-cell table:style-name="ce8" office:value-type="float" office:value="-8625" calcext:value-type="float">
            <text:p>-8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8452" calcext:value-type="float">
            <text:p>8452</text:p>
          </table:table-cell>
          <table:table-cell table:style-name="ce8" office:value-type="float" office:value="6108" calcext:value-type="float">
            <text:p>6108</text:p>
          </table:table-cell>
          <table:table-cell table:style-name="ce8" office:value-type="float" office:value="8395" calcext:value-type="float">
            <text:p>8395</text:p>
          </table:table-cell>
          <table:table-cell table:style-name="ce8" office:value-type="float" office:value="14173" calcext:value-type="float">
            <text:p>14173</text:p>
          </table:table-cell>
          <table:table-cell table:style-name="ce8" office:value-type="float" office:value="8224" calcext:value-type="float">
            <text:p>8224</text:p>
          </table:table-cell>
          <table:table-cell table:style-name="ce8" office:value-type="float" office:value="7802" calcext:value-type="float">
            <text:p>7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1294.3</text:p>
          </table:table-cell>
          <table:table-cell table:style-name="ce8" office:value-type="string" calcext:value-type="string">
            <text:p>0.00590645</text:p>
          </table:table-cell>
          <table:table-cell table:style-name="ce8" office:value-type="string" calcext:value-type="string">
            <text:p>-0.00208049</text:p>
          </table:table-cell>
          <table:table-cell table:style-name="ce8" office:value-type="string" calcext:value-type="string">
            <text:p>-80.0932</text:p>
          </table:table-cell>
          <table:table-cell table:style-name="ce8" office:value-type="string" calcext:value-type="string">
            <text:p>-16.1862</text:p>
          </table:table-cell>
          <table:table-cell table:style-name="ce8" office:value-type="string" calcext:value-type="string">
            <text:p>0.000115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10914394510" calcext:value-type="float">
            <text:p>10914394510</text:p>
          </table:table-cell>
          <table:table-cell table:style-name="ce8" office:value-type="float" office:value="49807" calcext:value-type="float">
            <text:p>49807</text:p>
          </table:table-cell>
          <table:table-cell table:style-name="ce8" office:value-type="float" office:value="-17544" calcext:value-type="float">
            <text:p>-17544</text:p>
          </table:table-cell>
          <table:table-cell table:style-name="ce8" office:value-type="float" office:value="-675397147" calcext:value-type="float">
            <text:p>-675397147</text:p>
          </table:table-cell>
          <table:table-cell table:style-name="ce8" office:value-type="float" office:value="-136492568" calcext:value-type="float">
            <text:p>-136492568</text:p>
          </table:table-cell>
          <table:table-cell table:style-name="ce8" office:value-type="float" office:value="971" calcext:value-type="float">
            <text:p>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45810.00</text:p>
          </table:table-cell>
          <table:table-cell table:style-name="ce8" office:value-type="string" calcext:value-type="string">
            <text:p>47911.00</text:p>
          </table:table-cell>
          <table:table-cell table:style-name="ce8" office:value-type="string" calcext:value-type="string">
            <text:p>94184.00</text:p>
          </table:table-cell>
          <table:table-cell table:style-name="ce8" office:value-type="string" calcext:value-type="string">
            <text:p>228814.00</text:p>
          </table:table-cell>
          <table:table-cell table:style-name="ce8" office:value-type="string" calcext:value-type="string">
            <text:p>286611.00</text:p>
          </table:table-cell>
          <table:table-cell table:style-name="ce8" office:value-type="string" calcext:value-type="string">
            <text:p>6720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588.06</text:p>
          </table:table-cell>
          <table:table-cell table:style-name="ce8" office:value-type="string" calcext:value-type="string">
            <text:p>218.89</text:p>
          </table:table-cell>
          <table:table-cell table:style-name="ce8" office:value-type="string" calcext:value-type="string">
            <text:p>306.89</text:p>
          </table:table-cell>
          <table:table-cell table:style-name="ce8" office:value-type="string" calcext:value-type="string">
            <text:p>478.35</text:p>
          </table:table-cell>
          <table:table-cell table:style-name="ce8" office:value-type="string" calcext:value-type="string">
            <text:p>535.36</text:p>
          </table:table-cell>
          <table:table-cell table:style-name="ce8" office:value-type="string" calcext:value-type="string">
            <text:p>259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2554 hasta valor 14173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ocupacion.txt m30_2024_ids_por_grupo_ocupacion.txt histograma_doble_diferencia_ocupacion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6831720" calcext:value-type="float">
            <text:p>6831720</text:p>
          </table:table-cell>
          <table:table-cell office:value-type="float" office:value="5566560" calcext:value-type="float">
            <text:p>5566560</text:p>
          </table:table-cell>
          <table:table-cell office:value-type="float" office:value="5084456" calcext:value-type="float">
            <text:p>5084456</text:p>
          </table:table-cell>
          <table:table-cell office:value-type="float" office:value="4939080" calcext:value-type="float">
            <text:p>493908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363152" calcext:value-type="float">
            <text:p>7363152</text:p>
          </table:table-cell>
          <table:table-cell office:value-type="float" office:value="3498712" calcext:value-type="float">
            <text:p>3498712</text:p>
          </table:table-cell>
          <table:table-cell office:value-type="float" office:value="3069184" calcext:value-type="float">
            <text:p>3069184</text:p>
          </table:table-cell>
          <table:table-cell office:value-type="float" office:value="3572104" calcext:value-type="float">
            <text:p>357210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934112" calcext:value-type="float">
            <text:p>7934112</text:p>
          </table:table-cell>
          <table:table-cell office:value-type="float" office:value="4059344" calcext:value-type="float">
            <text:p>4059344</text:p>
          </table:table-cell>
          <table:table-cell office:value-type="float" office:value="3625552" calcext:value-type="float">
            <text:p>3625552</text:p>
          </table:table-cell>
          <table:table-cell office:value-type="float" office:value="3954144" calcext:value-type="float">
            <text:p>395414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22312" calcext:value-type="float">
            <text:p>8922312</text:p>
          </table:table-cell>
          <table:table-cell office:value-type="float" office:value="4456224" calcext:value-type="float">
            <text:p>4456224</text:p>
          </table:table-cell>
          <table:table-cell office:value-type="float" office:value="4121048" calcext:value-type="float">
            <text:p>4121048</text:p>
          </table:table-cell>
          <table:table-cell office:value-type="float" office:value="4291208" calcext:value-type="float">
            <text:p>429120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964856" calcext:value-type="float">
            <text:p>7964856</text:p>
          </table:table-cell>
          <table:table-cell office:value-type="float" office:value="5276888" calcext:value-type="float">
            <text:p>5276888</text:p>
          </table:table-cell>
          <table:table-cell office:value-type="float" office:value="4896536" calcext:value-type="float">
            <text:p>4896536</text:p>
          </table:table-cell>
          <table:table-cell office:value-type="float" office:value="4845056" calcext:value-type="float">
            <text:p>484505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714512" calcext:value-type="float">
            <text:p>7714512</text:p>
          </table:table-cell>
          <table:table-cell office:value-type="float" office:value="4183560" calcext:value-type="float">
            <text:p>4183560</text:p>
          </table:table-cell>
          <table:table-cell office:value-type="float" office:value="3744952" calcext:value-type="float">
            <text:p>3744952</text:p>
          </table:table-cell>
          <table:table-cell office:value-type="float" office:value="4036672" calcext:value-type="float">
            <text:p>4036672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BC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EG</text:p>
          </table:table-cell>
          <table:table-cell table:style-name="ce12"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6671" calcext:value-type="float">
            <text:p>6671</text:p>
          </table:table-cell>
          <table:table-cell office:value-type="float" office:value="5436" calcext:value-type="float">
            <text:p>5436</text:p>
          </table:table-cell>
          <table:table-cell office:value-type="float" office:value="4965" calcext:value-type="float">
            <text:p>4965</text:p>
          </table:table-cell>
          <table:table-cell table:style-name="ce28" office:value-type="float" office:value="4823" calcext:value-type="float">
            <text:p>482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3:.E63])"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190" calcext:value-type="float">
            <text:p>7190</text:p>
          </table:table-cell>
          <table:table-cell office:value-type="float" office:value="3416" calcext:value-type="float">
            <text:p>3416</text:p>
          </table:table-cell>
          <table:table-cell table:style-name="ce28" office:value-type="float" office:value="2997" calcext:value-type="float">
            <text:p>2997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4:.E64])" office:value-type="float" office:value="2997" calcext:value-type="float">
            <text:p>2997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748" calcext:value-type="float">
            <text:p>7748</text:p>
          </table:table-cell>
          <table:table-cell office:value-type="float" office:value="3964" calcext:value-type="float">
            <text:p>3964</text:p>
          </table:table-cell>
          <table:table-cell table:style-name="ce28" office:value-type="float" office:value="3540" calcext:value-type="float">
            <text:p>3540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5:.E65])"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13" calcext:value-type="float">
            <text:p>8713</text:p>
          </table:table-cell>
          <table:table-cell office:value-type="float" office:value="4351" calcext:value-type="float">
            <text:p>4351</text:p>
          </table:table-cell>
          <table:table-cell table:style-name="ce28" office:value-type="float" office:value="4024" calcext:value-type="float">
            <text:p>4024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6:.E66])"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778" calcext:value-type="float">
            <text:p>7778</text:p>
          </table:table-cell>
          <table:table-cell office:value-type="float" office:value="5153" calcext:value-type="float">
            <text:p>5153</text:p>
          </table:table-cell>
          <table:table-cell office:value-type="float" office:value="4781" calcext:value-type="float">
            <text:p>4781</text:p>
          </table:table-cell>
          <table:table-cell table:style-name="ce28" office:value-type="float" office:value="4731" calcext:value-type="float">
            <text:p>473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7:.E67])"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533" calcext:value-type="float">
            <text:p>7533</text:p>
          </table:table-cell>
          <table:table-cell office:value-type="float" office:value="4085" calcext:value-type="float">
            <text:p>4085</text:p>
          </table:table-cell>
          <table:table-cell table:style-name="ce28" office:value-type="float" office:value="3657" calcext:value-type="float">
            <text:p>3657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8:.E68])" office:value-type="float" office:value="3657" calcext:value-type="float">
            <text:p>3657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Orig.</text:p>
          </table:table-cell>
          <table:table-cell table:style-name="ce12" office:value-type="string" calcext:value-type="string">
            <text:p>Code 1</text:p>
          </table:table-cell>
          <table:table-cell table:style-name="ce12" office:value-type="string" calcext:value-type="string">
            <text:p>Code 2</text:p>
          </table:table-cell>
          <table:table-cell table:style-name="ce12" office:value-type="string" calcext:value-type="string">
            <text:p>Code 2zz</text:p>
          </table:table-cell>
          <table:table-cell table:style-name="ce12" office:value-type="string" calcext:value-type="string">
            <text:p>Code 3</text:p>
          </table:table-cell>
          <table:table-cell table:style-name="ce12"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13" calcext:value-type="float">
            <text:p>-113</text:p>
          </table:table-cell>
          <table:table-cell table:style-name="ce8" office:value-type="float" office:value="-188" calcext:value-type="float">
            <text:p>-188</text:p>
          </table:table-cell>
          <table:table-cell table:number-columns-repeated="2" table:style-name="ce8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5.55223</text:p>
          </table:table-cell>
          <table:table-cell table:style-name="ce8" office:value-type="string" calcext:value-type="string">
            <text:p>1.50605e-05</text:p>
          </table:table-cell>
          <table:table-cell table:style-name="ce8" office:value-type="string" calcext:value-type="string">
            <text:p>9.48695e-06</text:p>
          </table:table-cell>
          <table:table-cell table:style-name="ce8" office:value-type="string" calcext:value-type="string">
            <text:p>0.451972</text:p>
          </table:table-cell>
          <table:table-cell table:style-name="ce8" office:value-type="string" calcext:value-type="string">
            <text:p>0.0355801</text:p>
          </table:table-cell>
          <table:table-cell table:style-name="ce8" office:value-type="string" calcext:value-type="string">
            <text:p>2.37174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46819990" calcext:value-type="float">
            <text:p>46819990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811321" calcext:value-type="float">
            <text:p>3811321</text:p>
          </table:table-cell>
          <table:table-cell table:style-name="ce8" office:value-type="float" office:value="300034" calcext:value-type="float">
            <text:p>30003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44.00</text:p>
          </table:table-cell>
          <table:table-cell table:style-name="ce8" office:value-type="string" calcext:value-type="string">
            <text:p>7.00</text:p>
          </table:table-cell>
          <table:table-cell table:style-name="ce8" office:value-type="string" calcext:value-type="string">
            <text:p>14.00</text:p>
          </table:table-cell>
          <table:table-cell table:style-name="ce8" office:value-type="string" calcext:value-type="string">
            <text:p>48.00</text:p>
          </table:table-cell>
          <table:table-cell table:style-name="ce8" office:value-type="string" calcext:value-type="string">
            <text:p>52.00</text:p>
          </table:table-cell>
          <table:table-cell table:style-name="ce8" office:value-type="string" calcext:value-type="string">
            <text:p>1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6.63</text:p>
          </table:table-cell>
          <table:table-cell table:style-name="ce8" office:value-type="string" calcext:value-type="string">
            <text:p>2.65</text:p>
          </table:table-cell>
          <table:table-cell table:style-name="ce8" office:value-type="string" calcext:value-type="string">
            <text:p>3.74</text:p>
          </table:table-cell>
          <table:table-cell table:style-name="ce8" office:value-type="string" calcext:value-type="string">
            <text:p>6.93</text:p>
          </table:table-cell>
          <table:table-cell table:style-name="ce8" office:value-type="string" calcext:value-type="string">
            <text:p>7.21</text:p>
          </table:table-cell>
          <table:table-cell table:style-name="ce8" office:value-type="string" calcext:value-type="string">
            <text:p>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88 hasta valor 197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carga.txt m30_2024_ids_por_grupo_carga.txt histograma_doble_diferencia_carga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6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7319232" calcext:value-type="float">
            <text:p>7319232</text:p>
          </table:table-cell>
          <table:table-cell office:value-type="float" office:value="9482936" calcext:value-type="float">
            <text:p>9482936</text:p>
          </table:table-cell>
          <table:table-cell office:value-type="float" office:value="10064336" calcext:value-type="float">
            <text:p>10064336</text:p>
          </table:table-cell>
          <table:table-cell office:value-type="float" office:value="8501336" calcext:value-type="float">
            <text:p>850133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969248" calcext:value-type="float">
            <text:p>7969248</text:p>
          </table:table-cell>
          <table:table-cell office:value-type="float" office:value="5968328" calcext:value-type="float">
            <text:p>5968328</text:p>
          </table:table-cell>
          <table:table-cell office:value-type="float" office:value="5501056" calcext:value-type="float">
            <text:p>5501056</text:p>
          </table:table-cell>
          <table:table-cell office:value-type="float" office:value="5253464" calcext:value-type="float">
            <text:p>525346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8043912" calcext:value-type="float">
            <text:p>8043912</text:p>
          </table:table-cell>
          <table:table-cell office:value-type="float" office:value="6344760" calcext:value-type="float">
            <text:p>6344760</text:p>
          </table:table-cell>
          <table:table-cell office:value-type="float" office:value="5915384" calcext:value-type="float">
            <text:p>5915384</text:p>
          </table:table-cell>
          <table:table-cell office:value-type="float" office:value="5552416" calcext:value-type="float">
            <text:p>555241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96976" calcext:value-type="float">
            <text:p>8996976</text:p>
          </table:table-cell>
          <table:table-cell office:value-type="float" office:value="6976416" calcext:value-type="float">
            <text:p>6976416</text:p>
          </table:table-cell>
          <table:table-cell office:value-type="float" office:value="6688880" calcext:value-type="float">
            <text:p>6688880</text:p>
          </table:table-cell>
          <table:table-cell office:value-type="float" office:value="6133360" calcext:value-type="float">
            <text:p>613336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285472" calcext:value-type="float">
            <text:p>8285472</text:p>
          </table:table-cell>
          <table:table-cell office:value-type="float" office:value="7449216" calcext:value-type="float">
            <text:p>7449216</text:p>
          </table:table-cell>
          <table:table-cell office:value-type="float" office:value="7208672" calcext:value-type="float">
            <text:p>7208672</text:p>
          </table:table-cell>
          <table:table-cell office:value-type="float" office:value="6481176" calcext:value-type="float">
            <text:p>648117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8153712" calcext:value-type="float">
            <text:p>8153712</text:p>
          </table:table-cell>
          <table:table-cell office:value-type="float" office:value="6439368" calcext:value-type="float">
            <text:p>6439368</text:p>
          </table:table-cell>
          <table:table-cell office:value-type="float" office:value="5999088" calcext:value-type="float">
            <text:p>5999088</text:p>
          </table:table-cell>
          <table:table-cell office:value-type="float" office:value="5611904" calcext:value-type="float">
            <text:p>561190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7147" calcext:value-type="float">
            <text:p>7147</text:p>
          </table:table-cell>
          <table:table-cell office:value-type="float" office:value="9260" calcext:value-type="float">
            <text:p>9260</text:p>
          </table:table-cell>
          <table:table-cell office:value-type="float" office:value="9828" calcext:value-type="float">
            <text:p>9828</text:p>
          </table:table-cell>
          <table:table-cell office:value-type="float" office:value="8302" calcext:value-type="float">
            <text:p>830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6:.E106])" office:value-type="float" office:value="7147" calcext:value-type="float">
            <text:p>7147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828" calcext:value-type="float">
            <text:p>5828</text:p>
          </table:table-cell>
          <table:table-cell office:value-type="float" office:value="5372" calcext:value-type="float">
            <text:p>5372</text:p>
          </table:table-cell>
          <table:table-cell table:style-name="ce28" office:value-type="float" office:value="5130" calcext:value-type="float">
            <text:p>513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7:.E107])" office:value-type="float" office:value="5130" calcext:value-type="float">
            <text:p>5130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855" calcext:value-type="float">
            <text:p>7855</text:p>
          </table:table-cell>
          <table:table-cell office:value-type="float" office:value="6196" calcext:value-type="float">
            <text:p>6196</text:p>
          </table:table-cell>
          <table:table-cell office:value-type="float" office:value="5776" calcext:value-type="float">
            <text:p>5776</text:p>
          </table:table-cell>
          <table:table-cell table:style-name="ce28" office:value-type="float" office:value="5422" calcext:value-type="float">
            <text:p>542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8:.E108])"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86" calcext:value-type="float">
            <text:p>8786</text:p>
          </table:table-cell>
          <table:table-cell office:value-type="float" office:value="6812" calcext:value-type="float">
            <text:p>6812</text:p>
          </table:table-cell>
          <table:table-cell office:value-type="float" office:value="6532" calcext:value-type="float">
            <text:p>6532</text:p>
          </table:table-cell>
          <table:table-cell table:style-name="ce28" office:value-type="float" office:value="5989" calcext:value-type="float">
            <text:p>598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9:.E109])" office:value-type="float" office:value="5989" calcext:value-type="float">
            <text:p>5989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091" calcext:value-type="float">
            <text:p>8091</text:p>
          </table:table-cell>
          <table:table-cell office:value-type="float" office:value="7274" calcext:value-type="float">
            <text:p>7274</text:p>
          </table:table-cell>
          <table:table-cell office:value-type="float" office:value="7039" calcext:value-type="float">
            <text:p>7039</text:p>
          </table:table-cell>
          <table:table-cell table:style-name="ce28" office:value-type="float" office:value="6329" calcext:value-type="float">
            <text:p>632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10:.E110])" office:value-type="float" office:value="6329" calcext:value-type="float">
            <text:p>6329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962" calcext:value-type="float">
            <text:p>7962</text:p>
          </table:table-cell>
          <table:table-cell office:value-type="float" office:value="6288" calcext:value-type="float">
            <text:p>6288</text:p>
          </table:table-cell>
          <table:table-cell office:value-type="float" office:value="5858" calcext:value-type="float">
            <text:p>5858</text:p>
          </table:table-cell>
          <table:table-cell table:style-name="ce28" office:value-type="float" office:value="5480" calcext:value-type="float">
            <text:p>548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11:.E111])"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office:value-type="string" calcext:value-type="string">
            <text:p>Code 3</text:p>
          </table:table-cell>
          <table:table-cell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19" calcext:value-type="float">
            <text:p>-119</text:p>
          </table:table-cell>
          <table:table-cell table:style-name="ce8" office:value-type="float" office:value="-167" calcext:value-type="float">
            <text:p>-167</text:p>
          </table:table-cell>
          <table:table-cell table:style-name="ce8" office:value-type="float" office:value="-100" calcext:value-type="float">
            <text:p>-100</text:p>
          </table:table-cell>
          <table:table-cell table:style-name="ce8" office:value-type="float" office:value="-104" calcext:value-type="float">
            <text:p>-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36.1061</text:p>
          </table:table-cell>
          <table:table-cell table:style-name="ce8" office:value-type="string" calcext:value-type="string">
            <text:p>0.000176694</text:p>
          </table:table-cell>
          <table:table-cell table:style-name="ce8" office:value-type="string" calcext:value-type="string">
            <text:p>4.29284e-05</text:p>
          </table:table-cell>
          <table:table-cell table:style-name="ce8" office:value-type="string" calcext:value-type="string">
            <text:p>1.06246</text:p>
          </table:table-cell>
          <table:table-cell table:style-name="ce8" office:value-type="string" calcext:value-type="string">
            <text:p>0.235002</text:p>
          </table:table-cell>
          <table:table-cell table:style-name="ce8" office:value-type="string" calcext:value-type="string">
            <text:p>4.03195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304469792" calcext:value-type="float">
            <text:p>304469792</text:p>
          </table:table-cell>
          <table:table-cell table:style-name="ce8" office:value-type="float" office:value="1490" calcext:value-type="float">
            <text:p>149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8959368" calcext:value-type="float">
            <text:p>8959368</text:p>
          </table:table-cell>
          <table:table-cell table:style-name="ce8" office:value-type="float" office:value="1981687" calcext:value-type="float">
            <text:p>198168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693.00</text:p>
          </table:table-cell>
          <table:table-cell table:style-name="ce8" office:value-type="string" calcext:value-type="string">
            <text:p>26.00</text:p>
          </table:table-cell>
          <table:table-cell table:style-name="ce8" office:value-type="string" calcext:value-type="string">
            <text:p>41.00</text:p>
          </table:table-cell>
          <table:table-cell table:style-name="ce8" office:value-type="string" calcext:value-type="string">
            <text:p>99.00</text:p>
          </table:table-cell>
          <table:table-cell table:style-name="ce8" office:value-type="string" calcext:value-type="string">
            <text:p>137.00</text:p>
          </table:table-cell>
          <table:table-cell table:style-name="ce8" office:value-type="string" calcext:value-type="string">
            <text:p>38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26.32</text:p>
          </table:table-cell>
          <table:table-cell table:style-name="ce8" office:value-type="string" calcext:value-type="string">
            <text:p>5.10</text:p>
          </table:table-cell>
          <table:table-cell table:style-name="ce8" office:value-type="string" calcext:value-type="string">
            <text:p>6.40</text:p>
          </table:table-cell>
          <table:table-cell table:style-name="ce8" office:value-type="string" calcext:value-type="string">
            <text:p>9.95</text:p>
          </table:table-cell>
          <table:table-cell table:style-name="ce8" office:value-type="string" calcext:value-type="string">
            <text:p>11.70</text:p>
          </table:table-cell>
          <table:table-cell table:style-name="ce8" office:value-type="string" calcext:value-type="string">
            <text:p>6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67 hasta valor 193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velocidad.txt m30_2024_ids_por_grupo_velocidad.txt histograma_doble_diferencia_velocidad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6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7046838" calcext:value-type="float">
            <text:p>7046838</text:p>
          </table:table-cell>
          <table:table-cell office:value-type="float" office:value="10882582" calcext:value-type="float">
            <text:p>10882582</text:p>
          </table:table-cell>
          <table:table-cell office:value-type="float" office:value="12563878" calcext:value-type="float">
            <text:p>12563878</text:p>
          </table:table-cell>
          <table:table-cell office:value-type="float" office:value="10126606" calcext:value-type="float">
            <text:p>1012660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912062" calcext:value-type="float">
            <text:p>7912062</text:p>
          </table:table-cell>
          <table:table-cell office:value-type="float" office:value="5385622" calcext:value-type="float">
            <text:p>5385622</text:p>
          </table:table-cell>
          <table:table-cell office:value-type="float" office:value="5024670" calcext:value-type="float">
            <text:p>5024670</text:p>
          </table:table-cell>
          <table:table-cell office:value-type="float" office:value="4868030" calcext:value-type="float">
            <text:p>486803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8074566" calcext:value-type="float">
            <text:p>8074566</text:p>
          </table:table-cell>
          <table:table-cell office:value-type="float" office:value="6037678" calcext:value-type="float">
            <text:p>6037678</text:p>
          </table:table-cell>
          <table:table-cell office:value-type="float" office:value="5704382" calcext:value-type="float">
            <text:p>5704382</text:p>
          </table:table-cell>
          <table:table-cell office:value-type="float" office:value="5346502" calcext:value-type="float">
            <text:p>5346502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35398" calcext:value-type="float">
            <text:p>8935398</text:p>
          </table:table-cell>
          <table:table-cell office:value-type="float" office:value="6490070" calcext:value-type="float">
            <text:p>6490070</text:p>
          </table:table-cell>
          <table:table-cell office:value-type="float" office:value="6265406" calcext:value-type="float">
            <text:p>6265406</text:p>
          </table:table-cell>
          <table:table-cell office:value-type="float" office:value="5751694" calcext:value-type="float">
            <text:p>575169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052606" calcext:value-type="float">
            <text:p>8052606</text:p>
          </table:table-cell>
          <table:table-cell office:value-type="float" office:value="7737310" calcext:value-type="float">
            <text:p>7737310</text:p>
          </table:table-cell>
          <table:table-cell office:value-type="float" office:value="7656758" calcext:value-type="float">
            <text:p>7656758</text:p>
          </table:table-cell>
          <table:table-cell office:value-type="float" office:value="6740710" calcext:value-type="float">
            <text:p>674071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8043822" calcext:value-type="float">
            <text:p>8043822</text:p>
          </table:table-cell>
          <table:table-cell office:value-type="float" office:value="6273974" calcext:value-type="float">
            <text:p>6273974</text:p>
          </table:table-cell>
          <table:table-cell office:value-type="float" office:value="5980030" calcext:value-type="float">
            <text:p>5980030</text:p>
          </table:table-cell>
          <table:table-cell office:value-type="float" office:value="5544214" calcext:value-type="float">
            <text:p>554421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6881" calcext:value-type="float">
            <text:p>6881</text:p>
          </table:table-cell>
          <table:table-cell office:value-type="float" office:value="10627" calcext:value-type="float">
            <text:p>10627</text:p>
          </table:table-cell>
          <table:table-cell office:value-type="float" office:value="12269" calcext:value-type="float">
            <text:p>12269</text:p>
          </table:table-cell>
          <table:table-cell office:value-type="float" office:value="9889" calcext:value-type="float">
            <text:p>988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0:.E150])" office:value-type="float" office:value="6881" calcext:value-type="float">
            <text:p>6881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726" calcext:value-type="float">
            <text:p>7726</text:p>
          </table:table-cell>
          <table:table-cell office:value-type="float" office:value="5259" calcext:value-type="float">
            <text:p>5259</text:p>
          </table:table-cell>
          <table:table-cell office:value-type="float" office:value="4906" calcext:value-type="float">
            <text:p>4906</text:p>
          </table:table-cell>
          <table:table-cell table:style-name="ce28" office:value-type="float" office:value="4753" calcext:value-type="float">
            <text:p>475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1:.E151])" office:value-type="float" office:value="4753" calcext:value-type="float">
            <text:p>4753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885" calcext:value-type="float">
            <text:p>7885</text:p>
          </table:table-cell>
          <table:table-cell office:value-type="float" office:value="5896" calcext:value-type="float">
            <text:p>5896</text:p>
          </table:table-cell>
          <table:table-cell office:value-type="float" office:value="5570" calcext:value-type="float">
            <text:p>5570</text:p>
          </table:table-cell>
          <table:table-cell table:style-name="ce28" office:value-type="float" office:value="5221" calcext:value-type="float">
            <text:p>522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2:.E152])" office:value-type="float" office:value="5221" calcext:value-type="float">
            <text:p>5221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25" calcext:value-type="float">
            <text:p>8725</text:p>
          </table:table-cell>
          <table:table-cell office:value-type="float" office:value="6337" calcext:value-type="float">
            <text:p>6337</text:p>
          </table:table-cell>
          <table:table-cell office:value-type="float" office:value="6118" calcext:value-type="float">
            <text:p>6118</text:p>
          </table:table-cell>
          <table:table-cell table:style-name="ce28" office:value-type="float" office:value="5616" calcext:value-type="float">
            <text:p>5616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3:.E153])" office:value-type="float" office:value="5616" calcext:value-type="float">
            <text:p>5616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863" calcext:value-type="float">
            <text:p>7863</text:p>
          </table:table-cell>
          <table:table-cell office:value-type="float" office:value="7555" calcext:value-type="float">
            <text:p>7555</text:p>
          </table:table-cell>
          <table:table-cell office:value-type="float" office:value="7477" calcext:value-type="float">
            <text:p>7477</text:p>
          </table:table-cell>
          <table:table-cell table:style-name="ce28" office:value-type="float" office:value="6582" calcext:value-type="float">
            <text:p>658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4:.E154])" office:value-type="float" office:value="6582" calcext:value-type="float">
            <text:p>6582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855" calcext:value-type="float">
            <text:p>7855</text:p>
          </table:table-cell>
          <table:table-cell office:value-type="float" office:value="6126" calcext:value-type="float">
            <text:p>6126</text:p>
          </table:table-cell>
          <table:table-cell office:value-type="float" office:value="5839" calcext:value-type="float">
            <text:p>5839</text:p>
          </table:table-cell>
          <table:table-cell table:style-name="ce28" office:value-type="float" office:value="5414" calcext:value-type="float">
            <text:p>5414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5:.E155])" office:value-type="float" office:value="5414" calcext:value-type="float">
            <text:p>5414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office:value-type="string" calcext:value-type="string">
            <text:p>Code 3</text:p>
          </table:table-cell>
          <table:table-cell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35" calcext:value-type="float">
            <text:p>-235</text:p>
          </table:table-cell>
          <table:table-cell table:number-columns-repeated="2" table:style-name="ce8" office:value-type="float" office:value="-215" calcext:value-type="float">
            <text:p>-215</text:p>
          </table:table-cell>
          <table:table-cell table:style-name="ce8" office:value-type="float" office:value="-172" calcext:value-type="float">
            <text:p>-172</text:p>
          </table:table-cell>
          <table:table-cell table:style-name="ce8" office:value-type="float" office:value="-223" calcext:value-type="float">
            <text:p>-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69.9524</text:p>
          </table:table-cell>
          <table:table-cell table:style-name="ce8" office:value-type="string" calcext:value-type="string">
            <text:p>0.00197073</text:p>
          </table:table-cell>
          <table:table-cell table:style-name="ce8" office:value-type="string" calcext:value-type="string">
            <text:p>-0.00030119</text:p>
          </table:table-cell>
          <table:table-cell table:style-name="ce8" office:value-type="string" calcext:value-type="string">
            <text:p>2.12655</text:p>
          </table:table-cell>
          <table:table-cell table:style-name="ce8" office:value-type="string" calcext:value-type="string">
            <text:p>-0.281022</text:p>
          </table:table-cell>
          <table:table-cell table:style-name="ce8" office:value-type="string" calcext:value-type="string">
            <text:p>3.74941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565305191" calcext:value-type="float">
            <text:p>565305191</text:p>
          </table:table-cell>
          <table:table-cell table:style-name="ce8" office:value-type="float" office:value="15926" calcext:value-type="float">
            <text:p>15926</text:p>
          </table:table-cell>
          <table:table-cell table:style-name="ce8" office:value-type="float" office:value="-2434" calcext:value-type="float">
            <text:p>-2434</text:p>
          </table:table-cell>
          <table:table-cell table:style-name="ce8" office:value-type="float" office:value="17185281" calcext:value-type="float">
            <text:p>17185281</text:p>
          </table:table-cell>
          <table:table-cell table:style-name="ce8" office:value-type="float" office:value="-2271018" calcext:value-type="float">
            <text:p>-2271018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081280" calcext:value-type="float">
            <text:p>808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52.00</text:p>
          </table:table-cell>
          <table:table-cell table:style-name="ce8" office:value-type="string" calcext:value-type="string">
            <text:p>48.00</text:p>
          </table:table-cell>
          <table:table-cell table:style-name="ce8" office:value-type="string" calcext:value-type="string">
            <text:p>71.00</text:p>
          </table:table-cell>
          <table:table-cell table:style-name="ce8" office:value-type="string" calcext:value-type="string">
            <text:p>185.00</text:p>
          </table:table-cell>
          <table:table-cell table:style-name="ce8" office:value-type="string" calcext:value-type="string">
            <text:p>275.00</text:p>
          </table:table-cell>
          <table:table-cell table:style-name="ce8" office:value-type="string" calcext:value-type="string">
            <text:p>8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18.76</text:p>
          </table:table-cell>
          <table:table-cell table:style-name="ce8" office:value-type="string" calcext:value-type="string">
            <text:p>6.93</text:p>
          </table:table-cell>
          <table:table-cell table:style-name="ce8" office:value-type="string" calcext:value-type="string">
            <text:p>8.43</text:p>
          </table:table-cell>
          <table:table-cell table:style-name="ce8" office:value-type="string" calcext:value-type="string">
            <text:p>13.60</text:p>
          </table:table-cell>
          <table:table-cell table:style-name="ce8" office:value-type="string" calcext:value-type="string">
            <text:p>16.58</text:p>
          </table:table-cell>
          <table:table-cell table:style-name="ce8" office:value-type="string" calcext:value-type="string">
            <text:p>9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235 hasta valor 430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</table:table>
      <table:table table:name="Resultados EEG" table:style-name="ta1">
        <office:forms form:automatic-focus="false" form:apply-design-mode="false"/>
        <table:table-column table:style-name="co16" table:default-cell-style-name="ce12"/>
        <table:table-column table:style-name="co1" table:number-columns-repeated="4" table:default-cell-style-name="ce46"/>
        <table:table-column table:style-name="co1" table:number-columns-repeated="4" table:default-cell-style-name="ce48"/>
        <table:table-column table:style-name="co1" table:number-columns-repeated="3" table:default-cell-style-name="ce46"/>
        <table:table-column table:style-name="co1" table:number-columns-repeated="2" table:default-cell-style-name="Default"/>
        <table:table-column table:style-name="co9" table:number-columns-repeated="2" table:default-cell-style-name="ce48"/>
        <table:table-column table:style-name="co1" table:number-columns-repeated="2" table:default-cell-style-name="ce48"/>
        <table:table-column table:style-name="co1" table:number-columns-repeated="3" table:default-cell-style-name="Default"/>
        <table:table-column table:style-name="co1" table:default-cell-style-name="ce45"/>
        <table:table-column table:style-name="co1" table:number-columns-repeated="4" table:default-cell-style-name="Default"/>
        <table:table-column table:style-name="co1" table:default-cell-style-name="ce55"/>
        <table:table-column table:style-name="co1" table:number-columns-repeated="5" table:default-cell-style-name="Default"/>
        <table:table-column table:style-name="co1" table:default-cell-style-name="ce45"/>
        <table:table-row table:style-name="ro1">
          <table:table-cell table:style-name="ce18" office:value-type="string" calcext:value-type="string">
            <text:p>EEG</text:p>
          </table:table-cell>
          <table:table-cell table:style-name="ce18" office:value-type="string" calcext:value-type="string">
            <text:p>Lag_1</text:p>
          </table:table-cell>
          <table:table-cell table:style-name="ce18" office:value-type="string" calcext:value-type="string">
            <text:p>Lag_2</text:p>
          </table:table-cell>
          <table:table-cell table:style-name="ce18" office:value-type="string" calcext:value-type="string">
            <text:p>Lag_5</text:p>
          </table:table-cell>
          <table:table-cell table:style-name="ce18" office:value-type="string" calcext:value-type="string">
            <text:p>Lag_10</text:p>
          </table:table-cell>
          <table:table-cell table:style-name="ce18" office:value-type="string" calcext:value-type="string">
            <text:p>%&gt;,5L_1</text:p>
          </table:table-cell>
          <table:table-cell table:style-name="ce18" office:value-type="string" calcext:value-type="string">
            <text:p>%&gt;,5L_2</text:p>
          </table:table-cell>
          <table:table-cell table:style-name="ce18" office:value-type="string" calcext:value-type="string">
            <text:p>%&gt;,5L_5</text:p>
          </table:table-cell>
          <table:table-cell table:style-name="ce18" office:value-type="string" calcext:value-type="string">
            <text:p>%&gt;,5L_10</text:p>
          </table:table-cell>
          <table:table-cell table:style-name="Default" office:value-type="string" calcext:value-type="string">
            <text:p>STAI – col</text:p>
          </table:table-cell>
          <table:table-cell table:style-name="Default" office:value-type="string" calcext:value-type="string">
            <text:p>STAI – fila</text:p>
          </table:table-cell>
          <table:table-cell table:style-name="Default" office:value-type="string" calcext:value-type="string">
            <text:p>STAI – vec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e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d</text:p>
          </table:table-cell>
          <table:table-cell office:value-type="string" calcext:value-type="string">
            <text:p>tipo</text:p>
          </table:table-cell>
          <table:table-cell table:style-name="ce18" office:value-type="string" calcext:value-type="string">
            <text:p>QC4 [KB]</text:p>
          </table:table-cell>
          <table:table-cell table:style-name="ce18" office:value-type="string" calcext:value-type="string">
            <text:p>BIN [KB]</text:p>
          </table:table-cell>
          <table:table-cell table:style-name="ce18" office:value-type="string" calcext:value-type="string">
            <text:p>% QC4 of BIN</text:p>
          </table:table-cell>
          <table:table-cell table:style-name="ce18" office:value-type="string" calcext:value-type="string">
            <text:p>ID</text:p>
          </table:table-cell>
          <table:table-cell office:value-type="string" calcext:value-type="string">
            <text:p>qc_row</text:p>
          </table:table-cell>
          <table:table-cell office:value-type="string" calcext:value-type="string">
            <text:p>qc_col</text:p>
          </table:table-cell>
          <table:table-cell office:value-type="string" calcext:value-type="string">
            <text:p>qc_quad</text:p>
          </table:table-cell>
          <table:table-cell table:style-name="Default" office:value-type="string" calcext:value-type="string">
            <text:p>% min vs qc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eg_bc</text:p>
          </table:table-cell>
          <table:table-cell office:value-type="string" calcext:value-type="string">
            <text:p>eeg_ed</text:p>
          </table:table-cell>
          <table:table-cell office:value-type="string" calcext:value-type="string">
            <text:p>eeg_eg</text:p>
          </table:table-cell>
          <table:table-cell office:value-type="string" calcext:value-type="string">
            <text:p>eeg_fib</text:p>
          </table:table-cell>
          <table:table-cell table:style-name="Default" office:value-type="string" calcext:value-type="string">
            <text:p>% mineeg vs minqc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3" calcext:value-type="float">
            <text:p>-0,1830</text:p>
          </table:table-cell>
          <table:table-cell office:value-type="float" office:value="-0.114" calcext:value-type="float">
            <text:p>-0,1140</text:p>
          </table:table-cell>
          <table:table-cell office:value-type="float" office:value="0.066" calcext:value-type="float">
            <text:p>0,066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0662439" calcext:value-type="float">
            <text:p>-0,0066</text:p>
          </table:table-cell>
          <table:table-cell office:value-type="float" office:value="0.0251715" calcext:value-type="float">
            <text:p>0,0252</text:p>
          </table:table-cell>
          <table:table-cell office:value-type="float" office:value="0.0190604" calcext:value-type="float">
            <text:p>0,0191</text:p>
          </table:table-cell>
          <table:table-cell office:value-type="float" office:value="507" calcext:value-type="float">
            <text:p>507</text:p>
          </table:table-cell>
          <table:table-cell office:value-type="float" office:value="250734" calcext:value-type="float">
            <text:p>2507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29.96875" calcext:value-type="float">
            <text:p>318329,97</text:p>
          </table:table-cell>
          <table:table-cell office:value-type="float" office:value="-9.51757907867432" calcext:value-type="float">
            <text:p>-9,52</text:p>
          </table:table-cell>
          <table:table-cell office:value-type="float" office:value="6911.00146484375" calcext:value-type="float">
            <text:p>6911,00</text:p>
          </table:table-cell>
          <table:table-cell table:formula="of:=IF([.P2]&lt;300000;1;IF([.P2]&lt;3000000;2;3))" office:value-type="float" office:value="2" calcext:value-type="float">
            <text:p>2</text:p>
          </table:table-cell>
          <table:table-cell office:value-type="float" office:value="54516" calcext:value-type="float">
            <text:p>54516</text:p>
          </table:table-cell>
          <table:table-cell office:value-type="float" office:value="64644" calcext:value-type="float">
            <text:p>64644</text:p>
          </table:table-cell>
          <table:table-cell table:formula="of:=[.T2]/[.U2]" office:value-type="percentage" office:value="0.843326526823835" calcext:value-type="percentage">
            <text:p>84,33 %</text:p>
          </table:table-cell>
          <table:table-cell office:value-type="float" office:value="507" calcext:value-type="float">
            <text:p>507</text:p>
          </table:table-cell>
          <table:table-cell office:value-type="float" office:value="54544" calcext:value-type="float">
            <text:p>54544</text:p>
          </table:table-cell>
          <table:table-cell office:value-type="float" office:value="54484" calcext:value-type="float">
            <text:p>54484</text:p>
          </table:table-cell>
          <table:table-cell office:value-type="float" office:value="54544" calcext:value-type="float">
            <text:p>54544</text:p>
          </table:table-cell>
          <table:table-cell table:formula="of:=MIN([.X2:.Z2])/[.T2]" office:value-type="float" office:value="0.999413016362169" calcext:value-type="float">
            <text:p>1,00</text:p>
          </table:table-cell>
          <table:table-cell office:value-type="float" office:value="507" calcext:value-type="float">
            <text:p>507</text:p>
          </table:table-cell>
          <table:table-cell office:value-type="float" office:value="52522" calcext:value-type="float">
            <text:p>52522</text:p>
          </table:table-cell>
          <table:table-cell office:value-type="float" office:value="36159" calcext:value-type="float">
            <text:p>36159</text:p>
          </table:table-cell>
          <table:table-cell office:value-type="float" office:value="45821" calcext:value-type="float">
            <text:p>45821</text:p>
          </table:table-cell>
          <table:table-cell office:value-type="float" office:value="35470" calcext:value-type="float">
            <text:p>35470</text:p>
          </table:table-cell>
          <table:table-cell table:formula="of:=MIN([.AC2:.AF2])/MIN([.X2:.Z2])" office:value-type="percentage" office:value="0.651016812275163" calcext:value-type="percentage">
            <text:p>65,10 %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2" calcext:value-type="float">
            <text:p>-0,1820</text:p>
          </table:table-cell>
          <table:table-cell office:value-type="float" office:value="-0.113" calcext:value-type="float">
            <text:p>-0,1130</text:p>
          </table:table-cell>
          <table:table-cell office:value-type="float" office:value="0.068" calcext:value-type="float">
            <text:p>0,068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95111" calcext:value-type="float">
            <text:p>-0,0951</text:p>
          </table:table-cell>
          <table:table-cell office:value-type="float" office:value="0.369885" calcext:value-type="float">
            <text:p>0,3699</text:p>
          </table:table-cell>
          <table:table-cell office:value-type="float" office:value="0.223755" calcext:value-type="float">
            <text:p>0,2238</text:p>
          </table:table-cell>
          <table:table-cell office:value-type="float" office:value="508" calcext:value-type="float">
            <text:p>508</text:p>
          </table:table-cell>
          <table:table-cell office:value-type="float" office:value="244934" calcext:value-type="float">
            <text:p>244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01.09375" calcext:value-type="float">
            <text:p>318301,09</text:p>
          </table:table-cell>
          <table:table-cell office:value-type="float" office:value="-6.68899583816528" calcext:value-type="float">
            <text:p>-6,69</text:p>
          </table:table-cell>
          <table:table-cell office:value-type="float" office:value="7012.724609375" calcext:value-type="float">
            <text:p>7012,72</text:p>
          </table:table-cell>
          <table:table-cell table:formula="of:=IF([.P3]&lt;300000;1;IF([.P3]&lt;3000000;2;3))" office:value-type="float" office:value="2" calcext:value-type="float">
            <text:p>2</text:p>
          </table:table-cell>
          <table:table-cell office:value-type="float" office:value="53252" calcext:value-type="float">
            <text:p>53252</text:p>
          </table:table-cell>
          <table:table-cell office:value-type="float" office:value="63148" calcext:value-type="float">
            <text:p>63148</text:p>
          </table:table-cell>
          <table:table-cell table:formula="of:=[.T3]/[.U3]" office:value-type="percentage" office:value="0.843288781909166" calcext:value-type="percentage">
            <text:p>84,33 %</text:p>
          </table:table-cell>
          <table:table-cell office:value-type="float" office:value="508" calcext:value-type="float">
            <text:p>508</text:p>
          </table:table-cell>
          <table:table-cell office:value-type="float" office:value="53284" calcext:value-type="float">
            <text:p>53284</text:p>
          </table:table-cell>
          <table:table-cell office:value-type="float" office:value="53224" calcext:value-type="float">
            <text:p>53224</text:p>
          </table:table-cell>
          <table:table-cell office:value-type="float" office:value="53284" calcext:value-type="float">
            <text:p>53284</text:p>
          </table:table-cell>
          <table:table-cell table:formula="of:=MIN([.X3:.Z3])/[.T3]" office:value-type="float" office:value="0.999474198152182" calcext:value-type="float">
            <text:p>1,00</text:p>
          </table:table-cell>
          <table:table-cell office:value-type="float" office:value="508" calcext:value-type="float">
            <text:p>508</text:p>
          </table:table-cell>
          <table:table-cell office:value-type="float" office:value="51307" calcext:value-type="float">
            <text:p>51307</text:p>
          </table:table-cell>
          <table:table-cell office:value-type="float" office:value="35569" calcext:value-type="float">
            <text:p>35569</text:p>
          </table:table-cell>
          <table:table-cell office:value-type="float" office:value="45319" calcext:value-type="float">
            <text:p>45319</text:p>
          </table:table-cell>
          <table:table-cell office:value-type="float" office:value="35051" calcext:value-type="float">
            <text:p>35051</text:p>
          </table:table-cell>
          <table:table-cell table:formula="of:=MIN([.AC3:.AF3])/MIN([.X3:.Z3])" office:value-type="percentage" office:value="0.65855629039531" calcext:value-type="percentage">
            <text:p>65,86 %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4" calcext:value-type="float">
            <text:p>-0,0040</text:p>
          </table:table-cell>
          <table:table-cell office:value-type="float" office:value="0.408" calcext:value-type="float">
            <text:p>0,408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-0.0355475" calcext:value-type="float">
            <text:p>-0,0355</text:p>
          </table:table-cell>
          <table:table-cell office:value-type="float" office:value="0.418472" calcext:value-type="float">
            <text:p>0,4185</text:p>
          </table:table-cell>
          <table:table-cell office:value-type="float" office:value="0.157467" calcext:value-type="float">
            <text:p>0,1575</text:p>
          </table:table-cell>
          <table:table-cell office:value-type="float" office:value="509" calcext:value-type="float">
            <text:p>509</text:p>
          </table:table-cell>
          <table:table-cell office:value-type="float" office:value="253454" calcext:value-type="float">
            <text:p>25345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8.1636924743652" calcext:value-type="float">
            <text:p>-18,16</text:p>
          </table:table-cell>
          <table:table-cell office:value-type="float" office:value="5137.33837890625" calcext:value-type="float">
            <text:p>5137,34</text:p>
          </table:table-cell>
          <table:table-cell table:formula="of:=IF([.P4]&lt;300000;1;IF([.P4]&lt;3000000;2;3))" office:value-type="float" office:value="2" calcext:value-type="float">
            <text:p>2</text:p>
          </table:table-cell>
          <table:table-cell office:value-type="float" office:value="55076" calcext:value-type="float">
            <text:p>55076</text:p>
          </table:table-cell>
          <table:table-cell office:value-type="float" office:value="65344" calcext:value-type="float">
            <text:p>65344</text:p>
          </table:table-cell>
          <table:table-cell table:formula="of:=[.T4]/[.U4]" office:value-type="percentage" office:value="0.842862389813908" calcext:value-type="percentage">
            <text:p>84,29 %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55108" calcext:value-type="float">
            <text:p>55108</text:p>
          </table:table-cell>
          <table:table-cell office:value-type="float" office:value="55136" calcext:value-type="float">
            <text:p>55136</text:p>
          </table:table-cell>
          <table:table-cell table:formula="of:=MIN([.X4:.Z4])/[.T4]" office:value-type="float" office:value="1.00058101532428" calcext:value-type="float">
            <text:p>1,00</text:p>
          </table:table-cell>
          <table:table-cell office:value-type="float" office:value="509" calcext:value-type="float">
            <text:p>509</text:p>
          </table:table-cell>
          <table:table-cell office:value-type="float" office:value="53092" calcext:value-type="float">
            <text:p>53092</text:p>
          </table:table-cell>
          <table:table-cell office:value-type="float" office:value="38220" calcext:value-type="float">
            <text:p>38220</text:p>
          </table:table-cell>
          <table:table-cell office:value-type="float" office:value="49605" calcext:value-type="float">
            <text:p>49605</text:p>
          </table:table-cell>
          <table:table-cell office:value-type="float" office:value="38221" calcext:value-type="float">
            <text:p>38221</text:p>
          </table:table-cell>
          <table:table-cell table:formula="of:=MIN([.AC4:.AF4])/MIN([.X4:.Z4])" office:value-type="percentage" office:value="0.693547216375118" calcext:value-type="percentage">
            <text:p>69,35 %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2" calcext:value-type="float">
            <text:p>0,0120</text:p>
          </table:table-cell>
          <table:table-cell office:value-type="float" office:value="0.031" calcext:value-type="float">
            <text:p>0,0310</text:p>
          </table:table-cell>
          <table:table-cell office:value-type="float" office:value="-0.004" calcext:value-type="float">
            <text:p>-0,0040</text:p>
          </table:table-cell>
          <table:table-cell office:value-type="float" office:value="0.41" calcext:value-type="float">
            <text:p>0,410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-0.0523927" calcext:value-type="float">
            <text:p>-0,0524</text:p>
          </table:table-cell>
          <table:table-cell office:value-type="float" office:value="0.178358" calcext:value-type="float">
            <text:p>0,1784</text:p>
          </table:table-cell>
          <table:table-cell office:value-type="float" office:value="0.113605" calcext:value-type="float">
            <text:p>0,1136</text:p>
          </table:table-cell>
          <table:table-cell office:value-type="float" office:value="510" calcext:value-type="float">
            <text:p>510</text:p>
          </table:table-cell>
          <table:table-cell office:value-type="float" office:value="263834" calcext:value-type="float">
            <text:p>2638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9.1757345199585" calcext:value-type="float">
            <text:p>-9,18</text:p>
          </table:table-cell>
          <table:table-cell office:value-type="float" office:value="5032.1123046875" calcext:value-type="float">
            <text:p>5032,11</text:p>
          </table:table-cell>
          <table:table-cell table:formula="of:=IF([.P5]&lt;300000;1;IF([.P5]&lt;3000000;2;3))" office:value-type="float" office:value="2" calcext:value-type="float">
            <text:p>2</text:p>
          </table:table-cell>
          <table:table-cell office:value-type="float" office:value="57332" calcext:value-type="float">
            <text:p>57332</text:p>
          </table:table-cell>
          <table:table-cell office:value-type="float" office:value="68020" calcext:value-type="float">
            <text:p>68020</text:p>
          </table:table-cell>
          <table:table-cell table:formula="of:=[.T5]/[.U5]" office:value-type="percentage" office:value="0.842869744192884" calcext:value-type="percentage">
            <text:p>84,29 %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57364" calcext:value-type="float">
            <text:p>57364</text:p>
          </table:table-cell>
          <table:table-cell office:value-type="float" office:value="57396" calcext:value-type="float">
            <text:p>57396</text:p>
          </table:table-cell>
          <table:table-cell table:formula="of:=MIN([.X5:.Z5])/[.T5]" office:value-type="float" office:value="1.00055815251517" calcext:value-type="float">
            <text:p>1,00</text:p>
          </table:table-cell>
          <table:table-cell office:value-type="float" office:value="510" calcext:value-type="float">
            <text:p>510</text:p>
          </table:table-cell>
          <table:table-cell office:value-type="float" office:value="55266" calcext:value-type="float">
            <text:p>55266</text:p>
          </table:table-cell>
          <table:table-cell office:value-type="float" office:value="38619" calcext:value-type="float">
            <text:p>38619</text:p>
          </table:table-cell>
          <table:table-cell office:value-type="float" office:value="49391" calcext:value-type="float">
            <text:p>49391</text:p>
          </table:table-cell>
          <table:table-cell office:value-type="float" office:value="38171" calcext:value-type="float">
            <text:p>38171</text:p>
          </table:table-cell>
          <table:table-cell table:formula="of:=MIN([.AC5:.AF5])/MIN([.X5:.Z5])" office:value-type="percentage" office:value="0.665417334913883" calcext:value-type="percentage">
            <text:p>66,54 %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127815" calcext:value-type="float">
            <text:p>-0,0128</text:p>
          </table:table-cell>
          <table:table-cell office:value-type="float" office:value="0.179564" calcext:value-type="float">
            <text:p>0,1796</text:p>
          </table:table-cell>
          <table:table-cell office:value-type="float" office:value="0.133492" calcext:value-type="float">
            <text:p>0,1335</text:p>
          </table:table-cell>
          <table:table-cell office:value-type="float" office:value="511" calcext:value-type="float">
            <text:p>511</text:p>
          </table:table-cell>
          <table:table-cell office:value-type="float" office:value="245274" calcext:value-type="float">
            <text:p>2452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21.1891231536865" calcext:value-type="float">
            <text:p>-21,19</text:p>
          </table:table-cell>
          <table:table-cell office:value-type="float" office:value="7080.9140625" calcext:value-type="float">
            <text:p>7080,91</text:p>
          </table:table-cell>
          <table:table-cell table:formula="of:=IF([.P6]&lt;300000;1;IF([.P6]&lt;3000000;2;3))" office:value-type="float" office:value="2" calcext:value-type="float">
            <text:p>2</text:p>
          </table:table-cell>
          <table:table-cell office:value-type="float" office:value="53356" calcext:value-type="float">
            <text:p>53356</text:p>
          </table:table-cell>
          <table:table-cell office:value-type="float" office:value="64196" calcext:value-type="float">
            <text:p>64196</text:p>
          </table:table-cell>
          <table:table-cell table:formula="of:=[.T6]/[.U6]" office:value-type="percentage" office:value="0.831142127235342" calcext:value-type="percentage">
            <text:p>83,11 %</text:p>
          </table:table-cell>
          <table:table-cell office:value-type="float" office:value="511" calcext:value-type="float">
            <text:p>511</text:p>
          </table:table-cell>
          <table:table-cell table:number-columns-repeated="3" office:value-type="float" office:value="53356" calcext:value-type="float">
            <text:p>53356</text:p>
          </table:table-cell>
          <table:table-cell table:formula="of:=MIN([.X6:.Z6])/[.T6]" office:value-type="float" office:value="1" calcext:value-type="float">
            <text:p>1,00</text:p>
          </table:table-cell>
          <table:table-cell office:value-type="float" office:value="511" calcext:value-type="float">
            <text:p>511</text:p>
          </table:table-cell>
          <table:table-cell office:value-type="float" office:value="51379" calcext:value-type="float">
            <text:p>51379</text:p>
          </table:table-cell>
          <table:table-cell office:value-type="float" office:value="37351" calcext:value-type="float">
            <text:p>37351</text:p>
          </table:table-cell>
          <table:table-cell office:value-type="float" office:value="48721" calcext:value-type="float">
            <text:p>48721</text:p>
          </table:table-cell>
          <table:table-cell office:value-type="float" office:value="37514" calcext:value-type="float">
            <text:p>37514</text:p>
          </table:table-cell>
          <table:table-cell table:formula="of:=MIN([.AC6:.AF6])/MIN([.X6:.Z6])" office:value-type="percentage" office:value="0.700033735662344" calcext:value-type="percentage">
            <text:p>70,00 %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9" calcext:value-type="float">
            <text:p>0,009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418346" calcext:value-type="float">
            <text:p>-0,0418</text:p>
          </table:table-cell>
          <table:table-cell office:value-type="float" office:value="0.148742" calcext:value-type="float">
            <text:p>0,1487</text:p>
          </table:table-cell>
          <table:table-cell office:value-type="float" office:value="0.126704" calcext:value-type="float">
            <text:p>0,1267</text:p>
          </table:table-cell>
          <table:table-cell office:value-type="float" office:value="512" calcext:value-type="float">
            <text:p>512</text:p>
          </table:table-cell>
          <table:table-cell office:value-type="float" office:value="262994" calcext:value-type="float">
            <text:p>26299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0.5183620452881" calcext:value-type="float">
            <text:p>-10,52</text:p>
          </table:table-cell>
          <table:table-cell office:value-type="float" office:value="5122.75" calcext:value-type="float">
            <text:p>5122,75</text:p>
          </table:table-cell>
          <table:table-cell table:formula="of:=IF([.P7]&lt;300000;1;IF([.P7]&lt;3000000;2;3))" office:value-type="float" office:value="2" calcext:value-type="float">
            <text:p>2</text:p>
          </table:table-cell>
          <table:table-cell office:value-type="float" office:value="57212" calcext:value-type="float">
            <text:p>57212</text:p>
          </table:table-cell>
          <table:table-cell office:value-type="float" office:value="68832" calcext:value-type="float">
            <text:p>68832</text:p>
          </table:table-cell>
          <table:table-cell table:formula="of:=[.T7]/[.U7]" office:value-type="percentage" office:value="0.831183170618317" calcext:value-type="percentage">
            <text:p>83,12 %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57212" calcext:value-type="float">
            <text:p>57212</text:p>
          </table:table-cell>
          <table:table-cell table:formula="of:=MIN([.X7:.Z7])/[.T7]" office:value-type="float" office:value="1" calcext:value-type="float">
            <text:p>1,00</text:p>
          </table:table-cell>
          <table:table-cell office:value-type="float" office:value="512" calcext:value-type="float">
            <text:p>512</text:p>
          </table:table-cell>
          <table:table-cell office:value-type="float" office:value="55090" calcext:value-type="float">
            <text:p>55090</text:p>
          </table:table-cell>
          <table:table-cell office:value-type="float" office:value="38631" calcext:value-type="float">
            <text:p>38631</text:p>
          </table:table-cell>
          <table:table-cell office:value-type="float" office:value="49462" calcext:value-type="float">
            <text:p>49462</text:p>
          </table:table-cell>
          <table:table-cell office:value-type="float" office:value="38228" calcext:value-type="float">
            <text:p>38228</text:p>
          </table:table-cell>
          <table:table-cell table:formula="of:=MIN([.AC7:.AF7])/MIN([.X7:.Z7])" office:value-type="percentage" office:value="0.668181500384535" calcext:value-type="percentage">
            <text:p>66,82 %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1" calcext:value-type="float">
            <text:p>0,07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84117" calcext:value-type="float">
            <text:p>-0,0841</text:p>
          </table:table-cell>
          <table:table-cell office:value-type="float" office:value="0.312906" calcext:value-type="float">
            <text:p>0,3129</text:p>
          </table:table-cell>
          <table:table-cell office:value-type="float" office:value="0.146809" calcext:value-type="float">
            <text:p>0,1468</text:p>
          </table:table-cell>
          <table:table-cell office:value-type="float" office:value="513" calcext:value-type="float">
            <text:p>513</text:p>
          </table:table-cell>
          <table:table-cell office:value-type="float" office:value="249234" calcext:value-type="float">
            <text:p>2492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6.50245571136475" calcext:value-type="float">
            <text:p>-6,50</text:p>
          </table:table-cell>
          <table:table-cell office:value-type="float" office:value="6980.6396484375" calcext:value-type="float">
            <text:p>6980,64</text:p>
          </table:table-cell>
          <table:table-cell table:formula="of:=IF([.P8]&lt;300000;1;IF([.P8]&lt;3000000;2;3))" office:value-type="float" office:value="2" calcext:value-type="float">
            <text:p>2</text:p>
          </table:table-cell>
          <table:table-cell office:value-type="float" office:value="54220" calcext:value-type="float">
            <text:p>54220</text:p>
          </table:table-cell>
          <table:table-cell office:value-type="float" office:value="64256" calcext:value-type="float">
            <text:p>64256</text:p>
          </table:table-cell>
          <table:table-cell table:formula="of:=[.T8]/[.U8]" office:value-type="percentage" office:value="0.843812250996016" calcext:value-type="percentage">
            <text:p>84,38 %</text:p>
          </table:table-cell>
          <table:table-cell office:value-type="float" office:value="513" calcext:value-type="float">
            <text:p>513</text:p>
          </table:table-cell>
          <table:table-cell table:number-columns-repeated="3" office:value-type="float" office:value="54220" calcext:value-type="float">
            <text:p>54220</text:p>
          </table:table-cell>
          <table:table-cell table:formula="of:=MIN([.X8:.Z8])/[.T8]" office:value-type="float" office:value="1" calcext:value-type="float">
            <text:p>1,00</text:p>
          </table:table-cell>
          <table:table-cell office:value-type="float" office:value="513" calcext:value-type="float">
            <text:p>513</text:p>
          </table:table-cell>
          <table:table-cell office:value-type="float" office:value="52208" calcext:value-type="float">
            <text:p>52208</text:p>
          </table:table-cell>
          <table:table-cell office:value-type="float" office:value="36540" calcext:value-type="float">
            <text:p>36540</text:p>
          </table:table-cell>
          <table:table-cell office:value-type="float" office:value="46705" calcext:value-type="float">
            <text:p>46705</text:p>
          </table:table-cell>
          <table:table-cell office:value-type="float" office:value="36097" calcext:value-type="float">
            <text:p>36097</text:p>
          </table:table-cell>
          <table:table-cell table:formula="of:=MIN([.AC8:.AF8])/MIN([.X8:.Z8])" office:value-type="percentage" office:value="0.665750645518259" calcext:value-type="percentage">
            <text:p>66,58 %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510278" calcext:value-type="float">
            <text:p>-0,0510</text:p>
          </table:table-cell>
          <table:table-cell office:value-type="float" office:value="0.147851" calcext:value-type="float">
            <text:p>0,1479</text:p>
          </table:table-cell>
          <table:table-cell office:value-type="float" office:value="0.115828" calcext:value-type="float">
            <text:p>0,1158</text:p>
          </table:table-cell>
          <table:table-cell office:value-type="float" office:value="514" calcext:value-type="float">
            <text:p>514</text:p>
          </table:table-cell>
          <table:table-cell office:value-type="float" office:value="247574" calcext:value-type="float">
            <text:p>2475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6.50830745697022" calcext:value-type="float">
            <text:p>-6,51</text:p>
          </table:table-cell>
          <table:table-cell office:value-type="float" office:value="7050.1982421875" calcext:value-type="float">
            <text:p>7050,20</text:p>
          </table:table-cell>
          <table:table-cell table:formula="of:=IF([.P9]&lt;300000;1;IF([.P9]&lt;3000000;2;3))" office:value-type="float" office:value="2" calcext:value-type="float">
            <text:p>2</text:p>
          </table:table-cell>
          <table:table-cell office:value-type="float" office:value="53860" calcext:value-type="float">
            <text:p>53860</text:p>
          </table:table-cell>
          <table:table-cell office:value-type="float" office:value="64796" calcext:value-type="float">
            <text:p>64796</text:p>
          </table:table-cell>
          <table:table-cell table:formula="of:=[.T9]/[.U9]" office:value-type="percentage" office:value="0.831224149638867" calcext:value-type="percentage">
            <text:p>83,12 %</text:p>
          </table:table-cell>
          <table:table-cell office:value-type="float" office:value="514" calcext:value-type="float">
            <text:p>514</text:p>
          </table:table-cell>
          <table:table-cell table:number-columns-repeated="3" office:value-type="float" office:value="53860" calcext:value-type="float">
            <text:p>53860</text:p>
          </table:table-cell>
          <table:table-cell table:formula="of:=MIN([.X9:.Z9])/[.T9]" office:value-type="float" office:value="1" calcext:value-type="float">
            <text:p>1,00</text:p>
          </table:table-cell>
          <table:table-cell office:value-type="float" office:value="514" calcext:value-type="float">
            <text:p>514</text:p>
          </table:table-cell>
          <table:table-cell office:value-type="float" office:value="51860" calcext:value-type="float">
            <text:p>51860</text:p>
          </table:table-cell>
          <table:table-cell office:value-type="float" office:value="36082" calcext:value-type="float">
            <text:p>36082</text:p>
          </table:table-cell>
          <table:table-cell office:value-type="float" office:value="46001" calcext:value-type="float">
            <text:p>46001</text:p>
          </table:table-cell>
          <table:table-cell office:value-type="float" office:value="35562" calcext:value-type="float">
            <text:p>35562</text:p>
          </table:table-cell>
          <table:table-cell table:formula="of:=MIN([.AC9:.AF9])/MIN([.X9:.Z9])" office:value-type="percentage" office:value="0.66026735982176" calcext:value-type="percentage">
            <text:p>66,03 %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7" calcext:value-type="float">
            <text:p>-0,177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0495661" calcext:value-type="float">
            <text:p>0,0050</text:p>
          </table:table-cell>
          <table:table-cell office:value-type="float" office:value="0.0446468" calcext:value-type="float">
            <text:p>0,0446</text:p>
          </table:table-cell>
          <table:table-cell office:value-type="float" office:value="0.114549" calcext:value-type="float">
            <text:p>0,1145</text:p>
          </table:table-cell>
          <table:table-cell office:value-type="float" office:value="515" calcext:value-type="float">
            <text:p>515</text:p>
          </table:table-cell>
          <table:table-cell office:value-type="float" office:value="249934" calcext:value-type="float">
            <text:p>249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045.125" calcext:value-type="float">
            <text:p>318045,13</text:p>
          </table:table-cell>
          <table:table-cell office:value-type="float" office:value="-14.8881816864014" calcext:value-type="float">
            <text:p>-14,89</text:p>
          </table:table-cell>
          <table:table-cell office:value-type="float" office:value="6992.2275390625" calcext:value-type="float">
            <text:p>6992,23</text:p>
          </table:table-cell>
          <table:table-cell table:formula="of:=IF([.P10]&lt;300000;1;IF([.P10]&lt;3000000;2;3))" office:value-type="float" office:value="2" calcext:value-type="float">
            <text:p>2</text:p>
          </table:table-cell>
          <table:table-cell office:value-type="float" office:value="54340" calcext:value-type="float">
            <text:p>54340</text:p>
          </table:table-cell>
          <table:table-cell office:value-type="float" office:value="64440" calcext:value-type="float">
            <text:p>64440</text:p>
          </table:table-cell>
          <table:table-cell table:formula="of:=[.T10]/[.U10]" office:value-type="percentage" office:value="0.84326505276226" calcext:value-type="percentage">
            <text:p>84,33 %</text:p>
          </table:table-cell>
          <table:table-cell office:value-type="float" office:value="515" calcext:value-type="float">
            <text:p>515</text:p>
          </table:table-cell>
          <table:table-cell office:value-type="float" office:value="54340" calcext:value-type="float">
            <text:p>54340</text:p>
          </table:table-cell>
          <table:table-cell table:number-columns-repeated="2" office:value-type="float" office:value="54372" calcext:value-type="float">
            <text:p>54372</text:p>
          </table:table-cell>
          <table:table-cell table:formula="of:=MIN([.X10:.Z10])/[.T10]" office:value-type="float" office:value="1" calcext:value-type="float">
            <text:p>1,00</text:p>
          </table:table-cell>
          <table:table-cell office:value-type="float" office:value="515" calcext:value-type="float">
            <text:p>515</text:p>
          </table:table-cell>
          <table:table-cell office:value-type="float" office:value="52355" calcext:value-type="float">
            <text:p>52355</text:p>
          </table:table-cell>
          <table:table-cell office:value-type="float" office:value="37079" calcext:value-type="float">
            <text:p>37079</text:p>
          </table:table-cell>
          <table:table-cell office:value-type="float" office:value="47726" calcext:value-type="float">
            <text:p>47726</text:p>
          </table:table-cell>
          <table:table-cell office:value-type="float" office:value="36841" calcext:value-type="float">
            <text:p>36841</text:p>
          </table:table-cell>
          <table:table-cell table:formula="of:=MIN([.AC10:.AF10])/MIN([.X10:.Z10])" office:value-type="percentage" office:value="0.677972027972028" calcext:value-type="percentage">
            <text:p>67,80 %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7" calcext:value-type="float">
            <text:p>-0,177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58852" calcext:value-type="float">
            <text:p>-0,0589</text:p>
          </table:table-cell>
          <table:table-cell office:value-type="float" office:value="0.150419" calcext:value-type="float">
            <text:p>0,1504</text:p>
          </table:table-cell>
          <table:table-cell office:value-type="float" office:value="0.1338" calcext:value-type="float">
            <text:p>0,1338</text:p>
          </table:table-cell>
          <table:table-cell office:value-type="float" office:value="516" calcext:value-type="float">
            <text:p>516</text:p>
          </table:table-cell>
          <table:table-cell office:value-type="float" office:value="249874" calcext:value-type="float">
            <text:p>2498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2.80916357040405" calcext:value-type="float">
            <text:p>-2,81</text:p>
          </table:table-cell>
          <table:table-cell office:value-type="float" office:value="6991.1298828125" calcext:value-type="float">
            <text:p>6991,13</text:p>
          </table:table-cell>
          <table:table-cell table:formula="of:=IF([.P11]&lt;300000;1;IF([.P11]&lt;3000000;2;3))" office:value-type="float" office:value="2" calcext:value-type="float">
            <text:p>2</text:p>
          </table:table-cell>
          <table:table-cell office:value-type="float" office:value="54360" calcext:value-type="float">
            <text:p>54360</text:p>
          </table:table-cell>
          <table:table-cell office:value-type="float" office:value="64424" calcext:value-type="float">
            <text:p>64424</text:p>
          </table:table-cell>
          <table:table-cell table:formula="of:=[.T11]/[.U11]" office:value-type="percentage" office:value="0.843784924872718" calcext:value-type="percentage">
            <text:p>84,38 %</text:p>
          </table:table-cell>
          <table:table-cell office:value-type="float" office:value="516" calcext:value-type="float">
            <text:p>516</text:p>
          </table:table-cell>
          <table:table-cell office:value-type="float" office:value="54328" calcext:value-type="float">
            <text:p>54328</text:p>
          </table:table-cell>
          <table:table-cell table:number-columns-repeated="2" office:value-type="float" office:value="54360" calcext:value-type="float">
            <text:p>54360</text:p>
          </table:table-cell>
          <table:table-cell table:formula="of:=MIN([.X11:.Z11])/[.T11]" office:value-type="float" office:value="0.999411331861663" calcext:value-type="float">
            <text:p>1,00</text:p>
          </table:table-cell>
          <table:table-cell office:value-type="float" office:value="516" calcext:value-type="float">
            <text:p>516</text:p>
          </table:table-cell>
          <table:table-cell office:value-type="float" office:value="52342" calcext:value-type="float">
            <text:p>52342</text:p>
          </table:table-cell>
          <table:table-cell office:value-type="float" office:value="36405" calcext:value-type="float">
            <text:p>36405</text:p>
          </table:table-cell>
          <table:table-cell office:value-type="float" office:value="46455" calcext:value-type="float">
            <text:p>46455</text:p>
          </table:table-cell>
          <table:table-cell office:value-type="float" office:value="35919" calcext:value-type="float">
            <text:p>35919</text:p>
          </table:table-cell>
          <table:table-cell table:formula="of:=MIN([.AC11:.AF11])/MIN([.X11:.Z11])" office:value-type="percentage" office:value="0.661150787807392" calcext:value-type="percentage">
            <text:p>66,12 %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222346" calcext:value-type="float">
            <text:p>0,0222</text:p>
          </table:table-cell>
          <table:table-cell office:value-type="float" office:value="0.0462589" calcext:value-type="float">
            <text:p>0,0463</text:p>
          </table:table-cell>
          <table:table-cell office:value-type="float" office:value="0.0455024" calcext:value-type="float">
            <text:p>0,0455</text:p>
          </table:table-cell>
          <table:table-cell office:value-type="float" office:value="517" calcext:value-type="float">
            <text:p>517</text:p>
          </table:table-cell>
          <table:table-cell office:value-type="float" office:value="262934" calcext:value-type="float">
            <text:p>262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25.2253456115723" calcext:value-type="float">
            <text:p>-25,23</text:p>
          </table:table-cell>
          <table:table-cell office:value-type="float" office:value="6839.90283203125" calcext:value-type="float">
            <text:p>6839,90</text:p>
          </table:table-cell>
          <table:table-cell table:formula="of:=IF([.P12]&lt;300000;1;IF([.P12]&lt;3000000;2;3))" office:value-type="float" office:value="2" calcext:value-type="float">
            <text:p>2</text:p>
          </table:table-cell>
          <table:table-cell office:value-type="float" office:value="57200" calcext:value-type="float">
            <text:p>57200</text:p>
          </table:table-cell>
          <table:table-cell office:value-type="float" office:value="68816" calcext:value-type="float">
            <text:p>68816</text:p>
          </table:table-cell>
          <table:table-cell table:formula="of:=[.T12]/[.U12]" office:value-type="percentage" office:value="0.831202046035806" calcext:value-type="percentage">
            <text:p>83,12 %</text:p>
          </table:table-cell>
          <table:table-cell office:value-type="float" office:value="517" calcext:value-type="float">
            <text:p>517</text:p>
          </table:table-cell>
          <table:table-cell table:number-columns-repeated="3" office:value-type="float" office:value="57200" calcext:value-type="float">
            <text:p>57200</text:p>
          </table:table-cell>
          <table:table-cell table:formula="of:=MIN([.X12:.Z12])/[.T12]" office:value-type="float" office:value="1" calcext:value-type="float">
            <text:p>1,00</text:p>
          </table:table-cell>
          <table:table-cell office:value-type="float" office:value="517" calcext:value-type="float">
            <text:p>517</text:p>
          </table:table-cell>
          <table:table-cell office:value-type="float" office:value="55078" calcext:value-type="float">
            <text:p>55078</text:p>
          </table:table-cell>
          <table:table-cell office:value-type="float" office:value="40628" calcext:value-type="float">
            <text:p>40628</text:p>
          </table:table-cell>
          <table:table-cell office:value-type="float" office:value="53000" calcext:value-type="float">
            <text:p>53000</text:p>
          </table:table-cell>
          <table:table-cell office:value-type="float" office:value="40768" calcext:value-type="float">
            <text:p>40768</text:p>
          </table:table-cell>
          <table:table-cell table:formula="of:=MIN([.AC12:.AF12])/MIN([.X12:.Z12])" office:value-type="percentage" office:value="0.71027972027972" calcext:value-type="percentage">
            <text:p>71,03 %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257" calcext:value-type="float">
            <text:p>0,2570</text:p>
          </table:table-cell>
          <table:table-cell office:value-type="float" office:value="0.128" calcext:value-type="float">
            <text:p>0,128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" calcext:value-type="float">
            <text:p>0,56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278607" calcext:value-type="float">
            <text:p>0,0279</text:p>
          </table:table-cell>
          <table:table-cell office:value-type="float" office:value="0.176406" calcext:value-type="float">
            <text:p>0,1764</text:p>
          </table:table-cell>
          <table:table-cell office:value-type="float" office:value="0.0678909" calcext:value-type="float">
            <text:p>0,0679</text:p>
          </table:table-cell>
          <table:table-cell office:value-type="float" office:value="518" calcext:value-type="float">
            <text:p>518</text:p>
          </table:table-cell>
          <table:table-cell office:value-type="float" office:value="262810" calcext:value-type="float">
            <text:p>26281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94.9654159545898" calcext:value-type="float">
            <text:p>94,97</text:p>
          </table:table-cell>
          <table:table-cell office:value-type="float" office:value="6994.7744140625" calcext:value-type="float">
            <text:p>6994,77</text:p>
          </table:table-cell>
          <table:table-cell table:formula="of:=IF([.P13]&lt;300000;1;IF([.P13]&lt;3000000;2;3))" office:value-type="float" office:value="2" calcext:value-type="float">
            <text:p>2</text:p>
          </table:table-cell>
          <table:table-cell office:value-type="float" office:value="57172" calcext:value-type="float">
            <text:p>57172</text:p>
          </table:table-cell>
          <table:table-cell office:value-type="float" office:value="68784" calcext:value-type="float">
            <text:p>68784</text:p>
          </table:table-cell>
          <table:table-cell table:formula="of:=[.T13]/[.U13]" office:value-type="percentage" office:value="0.83118167015585" calcext:value-type="percentage">
            <text:p>83,12 %</text:p>
          </table:table-cell>
          <table:table-cell office:value-type="float" office:value="518" calcext:value-type="float">
            <text:p>518</text:p>
          </table:table-cell>
          <table:table-cell table:number-columns-repeated="3" office:value-type="float" office:value="57172" calcext:value-type="float">
            <text:p>57172</text:p>
          </table:table-cell>
          <table:table-cell table:formula="of:=MIN([.X13:.Z13])/[.T13]" office:value-type="float" office:value="1" calcext:value-type="float">
            <text:p>1,00</text:p>
          </table:table-cell>
          <table:table-cell office:value-type="float" office:value="518" calcext:value-type="float">
            <text:p>518</text:p>
          </table:table-cell>
          <table:table-cell office:value-type="float" office:value="55052" calcext:value-type="float">
            <text:p>55052</text:p>
          </table:table-cell>
          <table:table-cell office:value-type="float" office:value="39315" calcext:value-type="float">
            <text:p>39315</text:p>
          </table:table-cell>
          <table:table-cell office:value-type="float" office:value="50888" calcext:value-type="float">
            <text:p>50888</text:p>
          </table:table-cell>
          <table:table-cell office:value-type="float" office:value="39247" calcext:value-type="float">
            <text:p>39247</text:p>
          </table:table-cell>
          <table:table-cell table:formula="of:=MIN([.AC13:.AF13])/MIN([.X13:.Z13])" office:value-type="percentage" office:value="0.686472399076471" calcext:value-type="percentage">
            <text:p>68,65 %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2" calcext:value-type="float">
            <text:p>0,402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-0.00337097" calcext:value-type="float">
            <text:p>-0,0034</text:p>
          </table:table-cell>
          <table:table-cell office:value-type="float" office:value="0.00915808" calcext:value-type="float">
            <text:p>0,0092</text:p>
          </table:table-cell>
          <table:table-cell office:value-type="float" office:value="0.112969" calcext:value-type="float">
            <text:p>0,1130</text:p>
          </table:table-cell>
          <table:table-cell office:value-type="float" office:value="519" calcext:value-type="float">
            <text:p>519</text:p>
          </table:table-cell>
          <table:table-cell office:value-type="float" office:value="268274" calcext:value-type="float">
            <text:p>2682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30.9458198547363" calcext:value-type="float">
            <text:p>-30,95</text:p>
          </table:table-cell>
          <table:table-cell office:value-type="float" office:value="5072.13916015625" calcext:value-type="float">
            <text:p>5072,14</text:p>
          </table:table-cell>
          <table:table-cell table:formula="of:=IF([.P14]&lt;300000;1;IF([.P14]&lt;3000000;2;3))" office:value-type="float" office:value="2" calcext:value-type="float">
            <text:p>2</text:p>
          </table:table-cell>
          <table:table-cell office:value-type="float" office:value="58360" calcext:value-type="float">
            <text:p>58360</text:p>
          </table:table-cell>
          <table:table-cell office:value-type="float" office:value="70216" calcext:value-type="float">
            <text:p>70216</text:p>
          </table:table-cell>
          <table:table-cell table:formula="of:=[.T14]/[.U14]" office:value-type="percentage" office:value="0.831149595533781" calcext:value-type="percentage">
            <text:p>83,11 %</text:p>
          </table:table-cell>
          <table:table-cell office:value-type="float" office:value="519" calcext:value-type="float">
            <text:p>519</text:p>
          </table:table-cell>
          <table:table-cell table:number-columns-repeated="3" office:value-type="float" office:value="58360" calcext:value-type="float">
            <text:p>58360</text:p>
          </table:table-cell>
          <table:table-cell table:formula="of:=MIN([.X14:.Z14])/[.T14]" office:value-type="float" office:value="1" calcext:value-type="float">
            <text:p>1,00</text:p>
          </table:table-cell>
          <table:table-cell office:value-type="float" office:value="519" calcext:value-type="float">
            <text:p>519</text:p>
          </table:table-cell>
          <table:table-cell office:value-type="float" office:value="56197" calcext:value-type="float">
            <text:p>56197</text:p>
          </table:table-cell>
          <table:table-cell office:value-type="float" office:value="41583" calcext:value-type="float">
            <text:p>41583</text:p>
          </table:table-cell>
          <table:table-cell office:value-type="float" office:value="54655" calcext:value-type="float">
            <text:p>54655</text:p>
          </table:table-cell>
          <table:table-cell office:value-type="float" office:value="41994" calcext:value-type="float">
            <text:p>41994</text:p>
          </table:table-cell>
          <table:table-cell table:formula="of:=MIN([.AC14:.AF14])/MIN([.X14:.Z14])" office:value-type="percentage" office:value="0.712525702535984" calcext:value-type="percentage">
            <text:p>71,25 %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71" calcext:value-type="float">
            <text:p>0,0710</text:p>
          </table:table-cell>
          <table:table-cell office:value-type="float" office:value="0.015" calcext:value-type="float">
            <text:p>0,015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2" calcext:value-type="float">
            <text:p>0,412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10826" calcext:value-type="float">
            <text:p>-0,0108</text:p>
          </table:table-cell>
          <table:table-cell office:value-type="float" office:value="0.129707" calcext:value-type="float">
            <text:p>0,1297</text:p>
          </table:table-cell>
          <table:table-cell office:value-type="float" office:value="0.0641747" calcext:value-type="float">
            <text:p>0,0642</text:p>
          </table:table-cell>
          <table:table-cell office:value-type="float" office:value="520" calcext:value-type="float">
            <text:p>520</text:p>
          </table:table-cell>
          <table:table-cell office:value-type="float" office:value="251934" calcext:value-type="float">
            <text:p>251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60.6760940551758" calcext:value-type="float">
            <text:p>-60,68</text:p>
          </table:table-cell>
          <table:table-cell office:value-type="float" office:value="5960.28662109375" calcext:value-type="float">
            <text:p>5960,29</text:p>
          </table:table-cell>
          <table:table-cell table:formula="of:=IF([.P15]&lt;300000;1;IF([.P15]&lt;3000000;2;3))" office:value-type="float" office:value="2" calcext:value-type="float">
            <text:p>2</text:p>
          </table:table-cell>
          <table:table-cell office:value-type="float" office:value="54808" calcext:value-type="float">
            <text:p>54808</text:p>
          </table:table-cell>
          <table:table-cell office:value-type="float" office:value="65936" calcext:value-type="float">
            <text:p>65936</text:p>
          </table:table-cell>
          <table:table-cell table:formula="of:=[.T15]/[.U15]" office:value-type="percentage" office:value="0.831230283911672" calcext:value-type="percentage">
            <text:p>83,12 %</text:p>
          </table:table-cell>
          <table:table-cell office:value-type="float" office:value="520" calcext:value-type="float">
            <text:p>520</text:p>
          </table:table-cell>
          <table:table-cell table:number-columns-repeated="3" office:value-type="float" office:value="54808" calcext:value-type="float">
            <text:p>54808</text:p>
          </table:table-cell>
          <table:table-cell table:formula="of:=MIN([.X15:.Z15])/[.T15]" office:value-type="float" office:value="1" calcext:value-type="float">
            <text:p>1,00</text:p>
          </table:table-cell>
          <table:table-cell office:value-type="float" office:value="520" calcext:value-type="float">
            <text:p>520</text:p>
          </table:table-cell>
          <table:table-cell office:value-type="float" office:value="52774" calcext:value-type="float">
            <text:p>52774</text:p>
          </table:table-cell>
          <table:table-cell office:value-type="float" office:value="37412" calcext:value-type="float">
            <text:p>37412</text:p>
          </table:table-cell>
          <table:table-cell office:value-type="float" office:value="48186" calcext:value-type="float">
            <text:p>48186</text:p>
          </table:table-cell>
          <table:table-cell office:value-type="float" office:value="37181" calcext:value-type="float">
            <text:p>37181</text:p>
          </table:table-cell>
          <table:table-cell table:formula="of:=MIN([.AC15:.AF15])/MIN([.X15:.Z15])" office:value-type="percentage" office:value="0.678386366953729" calcext:value-type="percentage">
            <text:p>67,84 %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135" calcext:value-type="float">
            <text:p>0,1350</text:p>
          </table:table-cell>
          <table:table-cell office:value-type="float" office:value="-0.039" calcext:value-type="float">
            <text:p>-0,0390</text:p>
          </table:table-cell>
          <table:table-cell office:value-type="float" office:value="-0.055" calcext:value-type="float">
            <text:p>-0,0550</text:p>
          </table:table-cell>
          <table:table-cell office:value-type="float" office:value="0.291" calcext:value-type="float">
            <text:p>0,29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672247" calcext:value-type="float">
            <text:p>-0,0672</text:p>
          </table:table-cell>
          <table:table-cell office:value-type="float" office:value="0.110512" calcext:value-type="float">
            <text:p>0,1105</text:p>
          </table:table-cell>
          <table:table-cell office:value-type="float" office:value="0.177567" calcext:value-type="float">
            <text:p>0,1776</text:p>
          </table:table-cell>
          <table:table-cell office:value-type="float" office:value="521" calcext:value-type="float">
            <text:p>521</text:p>
          </table:table-cell>
          <table:table-cell office:value-type="float" office:value="255390" calcext:value-type="float">
            <text:p>25539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34.65625" calcext:value-type="float">
            <text:p>317834,66</text:p>
          </table:table-cell>
          <table:table-cell office:value-type="float" office:value="94.8910598754883" calcext:value-type="float">
            <text:p>94,89</text:p>
          </table:table-cell>
          <table:table-cell office:value-type="float" office:value="8421.1171875" calcext:value-type="float">
            <text:p>8421,12</text:p>
          </table:table-cell>
          <table:table-cell table:formula="of:=IF([.P16]&lt;300000;1;IF([.P16]&lt;3000000;2;3))" office:value-type="float" office:value="2" calcext:value-type="float">
            <text:p>2</text:p>
          </table:table-cell>
          <table:table-cell office:value-type="float" office:value="55560" calcext:value-type="float">
            <text:p>55560</text:p>
          </table:table-cell>
          <table:table-cell office:value-type="float" office:value="65844" calcext:value-type="float">
            <text:p>65844</text:p>
          </table:table-cell>
          <table:table-cell table:formula="of:=[.T16]/[.U16]" office:value-type="percentage" office:value="0.843812648077274" calcext:value-type="percentage">
            <text:p>84,38 %</text:p>
          </table:table-cell>
          <table:table-cell office:value-type="float" office:value="521" calcext:value-type="float">
            <text:p>521</text:p>
          </table:table-cell>
          <table:table-cell office:value-type="float" office:value="55528" calcext:value-type="float">
            <text:p>55528</text:p>
          </table:table-cell>
          <table:table-cell table:number-columns-repeated="2" office:value-type="float" office:value="55560" calcext:value-type="float">
            <text:p>55560</text:p>
          </table:table-cell>
          <table:table-cell table:formula="of:=MIN([.X16:.Z16])/[.T16]" office:value-type="float" office:value="0.999424046076314" calcext:value-type="float">
            <text:p>1,00</text:p>
          </table:table-cell>
          <table:table-cell office:value-type="float" office:value="521" calcext:value-type="float">
            <text:p>521</text:p>
          </table:table-cell>
          <table:table-cell office:value-type="float" office:value="53498" calcext:value-type="float">
            <text:p>53498</text:p>
          </table:table-cell>
          <table:table-cell office:value-type="float" office:value="38572" calcext:value-type="float">
            <text:p>38572</text:p>
          </table:table-cell>
          <table:table-cell office:value-type="float" office:value="50128" calcext:value-type="float">
            <text:p>50128</text:p>
          </table:table-cell>
          <table:table-cell office:value-type="float" office:value="38628" calcext:value-type="float">
            <text:p>38628</text:p>
          </table:table-cell>
          <table:table-cell table:formula="of:=MIN([.AC16:.AF16])/MIN([.X16:.Z16])" office:value-type="percentage" office:value="0.694640541708688" calcext:value-type="percentage">
            <text:p>69,46 %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6" calcext:value-type="float">
            <text:p>-0,006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471333" calcext:value-type="float">
            <text:p>-0,0471</text:p>
          </table:table-cell>
          <table:table-cell office:value-type="float" office:value="0.225642" calcext:value-type="float">
            <text:p>0,2256</text:p>
          </table:table-cell>
          <table:table-cell office:value-type="float" office:value="0.070755" calcext:value-type="float">
            <text:p>0,0708</text:p>
          </table:table-cell>
          <table:table-cell office:value-type="float" office:value="522" calcext:value-type="float">
            <text:p>522</text:p>
          </table:table-cell>
          <table:table-cell office:value-type="float" office:value="215744" calcext:value-type="float">
            <text:p>21574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9.87180900573731" calcext:value-type="float">
            <text:p>-9,87</text:p>
          </table:table-cell>
          <table:table-cell office:value-type="float" office:value="5632.61865234375" calcext:value-type="float">
            <text:p>5632,62</text:p>
          </table:table-cell>
          <table:table-cell table:formula="of:=IF([.P17]&lt;300000;1;IF([.P17]&lt;3000000;2;3))" office:value-type="float" office:value="2" calcext:value-type="float">
            <text:p>2</text:p>
          </table:table-cell>
          <table:table-cell office:value-type="float" office:value="46932" calcext:value-type="float">
            <text:p>46932</text:p>
          </table:table-cell>
          <table:table-cell office:value-type="float" office:value="56468" calcext:value-type="float">
            <text:p>56468</text:p>
          </table:table-cell>
          <table:table-cell table:formula="of:=[.T17]/[.U17]" office:value-type="percentage" office:value="0.831125593256358" calcext:value-type="percentage">
            <text:p>83,11 %</text:p>
          </table:table-cell>
          <table:table-cell office:value-type="float" office:value="522" calcext:value-type="float">
            <text:p>522</text:p>
          </table:table-cell>
          <table:table-cell table:number-columns-repeated="3" office:value-type="float" office:value="46932" calcext:value-type="float">
            <text:p>46932</text:p>
          </table:table-cell>
          <table:table-cell table:formula="of:=MIN([.X17:.Z17])/[.T17]" office:value-type="float" office:value="1" calcext:value-type="float">
            <text:p>1,00</text:p>
          </table:table-cell>
          <table:table-cell office:value-type="float" office:value="522" calcext:value-type="float">
            <text:p>522</text:p>
          </table:table-cell>
          <table:table-cell office:value-type="float" office:value="45193" calcext:value-type="float">
            <text:p>45193</text:p>
          </table:table-cell>
          <table:table-cell office:value-type="float" office:value="31974" calcext:value-type="float">
            <text:p>31974</text:p>
          </table:table-cell>
          <table:table-cell office:value-type="float" office:value="41145" calcext:value-type="float">
            <text:p>41145</text:p>
          </table:table-cell>
          <table:table-cell office:value-type="float" office:value="31744" calcext:value-type="float">
            <text:p>31744</text:p>
          </table:table-cell>
          <table:table-cell table:formula="of:=MIN([.AC17:.AF17])/MIN([.X17:.Z17])" office:value-type="percentage" office:value="0.676382851785562" calcext:value-type="percentage">
            <text:p>67,64 %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79379" calcext:value-type="float">
            <text:p>-0,0794</text:p>
          </table:table-cell>
          <table:table-cell office:value-type="float" office:value="0.355562" calcext:value-type="float">
            <text:p>0,3556</text:p>
          </table:table-cell>
          <table:table-cell office:value-type="float" office:value="0.159548" calcext:value-type="float">
            <text:p>0,1595</text:p>
          </table:table-cell>
          <table:table-cell office:value-type="float" office:value="523" calcext:value-type="float">
            <text:p>523</text:p>
          </table:table-cell>
          <table:table-cell office:value-type="float" office:value="251194" calcext:value-type="float">
            <text:p>25119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0.8197832107544" calcext:value-type="float">
            <text:p>-10,82</text:p>
          </table:table-cell>
          <table:table-cell office:value-type="float" office:value="5247.38330078125" calcext:value-type="float">
            <text:p>5247,38</text:p>
          </table:table-cell>
          <table:table-cell table:formula="of:=IF([.P18]&lt;300000;1;IF([.P18]&lt;3000000;2;3))" office:value-type="float" office:value="2" calcext:value-type="float">
            <text:p>2</text:p>
          </table:table-cell>
          <table:table-cell office:value-type="float" office:value="54644" calcext:value-type="float">
            <text:p>54644</text:p>
          </table:table-cell>
          <table:table-cell office:value-type="float" office:value="65744" calcext:value-type="float">
            <text:p>65744</text:p>
          </table:table-cell>
          <table:table-cell table:formula="of:=[.T18]/[.U18]" office:value-type="percentage" office:value="0.83116330007301" calcext:value-type="percentage">
            <text:p>83,12 %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54644" calcext:value-type="float">
            <text:p>54644</text:p>
          </table:table-cell>
          <table:table-cell table:formula="of:=MIN([.X18:.Z18])/[.T18]" office:value-type="float" office:value="1" calcext:value-type="float">
            <text:p>1,00</text:p>
          </table:table-cell>
          <table:table-cell office:value-type="float" office:value="523" calcext:value-type="float">
            <text:p>523</text:p>
          </table:table-cell>
          <table:table-cell office:value-type="float" office:value="52619" calcext:value-type="float">
            <text:p>52619</text:p>
          </table:table-cell>
          <table:table-cell office:value-type="float" office:value="36984" calcext:value-type="float">
            <text:p>36984</text:p>
          </table:table-cell>
          <table:table-cell office:value-type="float" office:value="47435" calcext:value-type="float">
            <text:p>47435</text:p>
          </table:table-cell>
          <table:table-cell office:value-type="float" office:value="36640" calcext:value-type="float">
            <text:p>36640</text:p>
          </table:table-cell>
          <table:table-cell table:formula="of:=MIN([.AC18:.AF18])/MIN([.X18:.Z18])" office:value-type="percentage" office:value="0.670521923724471" calcext:value-type="percentage">
            <text:p>67,05 %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8" calcext:value-type="float">
            <text:p>0,008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" calcext:value-type="float">
            <text:p>0,400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894291" calcext:value-type="float">
            <text:p>-0,0894</text:p>
          </table:table-cell>
          <table:table-cell office:value-type="float" office:value="0.495918" calcext:value-type="float">
            <text:p>0,4959</text:p>
          </table:table-cell>
          <table:table-cell office:value-type="float" office:value="0.224749" calcext:value-type="float">
            <text:p>0,2247</text:p>
          </table:table-cell>
          <table:table-cell office:value-type="float" office:value="524" calcext:value-type="float">
            <text:p>524</text:p>
          </table:table-cell>
          <table:table-cell office:value-type="float" office:value="252014" calcext:value-type="float">
            <text:p>2520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2.44038677215576" calcext:value-type="float">
            <text:p>-2,44</text:p>
          </table:table-cell>
          <table:table-cell office:value-type="float" office:value="5233.23828125" calcext:value-type="float">
            <text:p>5233,24</text:p>
          </table:table-cell>
          <table:table-cell table:formula="of:=IF([.P19]&lt;300000;1;IF([.P19]&lt;3000000;2;3))" office:value-type="float" office:value="2" calcext:value-type="float">
            <text:p>2</text:p>
          </table:table-cell>
          <table:table-cell office:value-type="float" office:value="54824" calcext:value-type="float">
            <text:p>54824</text:p>
          </table:table-cell>
          <table:table-cell office:value-type="float" office:value="65960" calcext:value-type="float">
            <text:p>65960</text:p>
          </table:table-cell>
          <table:table-cell table:formula="of:=[.T19]/[.U19]" office:value-type="percentage" office:value="0.831170406306853" calcext:value-type="percentage">
            <text:p>83,12 %</text:p>
          </table:table-cell>
          <table:table-cell office:value-type="float" office:value="524" calcext:value-type="float">
            <text:p>524</text:p>
          </table:table-cell>
          <table:table-cell table:number-columns-repeated="3" office:value-type="float" office:value="54824" calcext:value-type="float">
            <text:p>54824</text:p>
          </table:table-cell>
          <table:table-cell table:formula="of:=MIN([.X19:.Z19])/[.T19]" office:value-type="float" office:value="1" calcext:value-type="float">
            <text:p>1,00</text:p>
          </table:table-cell>
          <table:table-cell office:value-type="float" office:value="524" calcext:value-type="float">
            <text:p>524</text:p>
          </table:table-cell>
          <table:table-cell office:value-type="float" office:value="52790" calcext:value-type="float">
            <text:p>52790</text:p>
          </table:table-cell>
          <table:table-cell office:value-type="float" office:value="35859" calcext:value-type="float">
            <text:p>35859</text:p>
          </table:table-cell>
          <table:table-cell office:value-type="float" office:value="45230" calcext:value-type="float">
            <text:p>45230</text:p>
          </table:table-cell>
          <table:table-cell office:value-type="float" office:value="35057" calcext:value-type="float">
            <text:p>35057</text:p>
          </table:table-cell>
          <table:table-cell table:formula="of:=MIN([.AC19:.AF19])/MIN([.X19:.Z19])" office:value-type="percentage" office:value="0.639446227929374" calcext:value-type="percentage">
            <text:p>63,94 %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747006" calcext:value-type="float">
            <text:p>-0,0747</text:p>
          </table:table-cell>
          <table:table-cell office:value-type="float" office:value="0.48071" calcext:value-type="float">
            <text:p>0,4807</text:p>
          </table:table-cell>
          <table:table-cell office:value-type="float" office:value="0.136958" calcext:value-type="float">
            <text:p>0,1370</text:p>
          </table:table-cell>
          <table:table-cell office:value-type="float" office:value="525" calcext:value-type="float">
            <text:p>525</text:p>
          </table:table-cell>
          <table:table-cell office:value-type="float" office:value="246934" calcext:value-type="float">
            <text:p>246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.9088442325592" calcext:value-type="float">
            <text:p>-1,91</text:p>
          </table:table-cell>
          <table:table-cell office:value-type="float" office:value="5285.13427734375" calcext:value-type="float">
            <text:p>5285,13</text:p>
          </table:table-cell>
          <table:table-cell table:formula="of:=IF([.P20]&lt;300000;1;IF([.P20]&lt;3000000;2;3))" office:value-type="float" office:value="2" calcext:value-type="float">
            <text:p>2</text:p>
          </table:table-cell>
          <table:table-cell office:value-type="float" office:value="53720" calcext:value-type="float">
            <text:p>53720</text:p>
          </table:table-cell>
          <table:table-cell office:value-type="float" office:value="63664" calcext:value-type="float">
            <text:p>63664</text:p>
          </table:table-cell>
          <table:table-cell table:formula="of:=[.T20]/[.U20]" office:value-type="percentage" office:value="0.843804976124654" calcext:value-type="percentage">
            <text:p>84,38 %</text:p>
          </table:table-cell>
          <table:table-cell office:value-type="float" office:value="525" calcext:value-type="float">
            <text:p>525</text:p>
          </table:table-cell>
          <table:table-cell table:number-columns-repeated="3" office:value-type="float" office:value="53720" calcext:value-type="float">
            <text:p>53720</text:p>
          </table:table-cell>
          <table:table-cell table:formula="of:=MIN([.X20:.Z20])/[.T20]" office:value-type="float" office:value="1" calcext:value-type="float">
            <text:p>1,00</text:p>
          </table:table-cell>
          <table:table-cell office:value-type="float" office:value="525" calcext:value-type="float">
            <text:p>525</text:p>
          </table:table-cell>
          <table:table-cell office:value-type="float" office:value="51726" calcext:value-type="float">
            <text:p>51726</text:p>
          </table:table-cell>
          <table:table-cell office:value-type="float" office:value="35443" calcext:value-type="float">
            <text:p>35443</text:p>
          </table:table-cell>
          <table:table-cell office:value-type="float" office:value="44907" calcext:value-type="float">
            <text:p>44907</text:p>
          </table:table-cell>
          <table:table-cell office:value-type="float" office:value="34772" calcext:value-type="float">
            <text:p>34772</text:p>
          </table:table-cell>
          <table:table-cell table:formula="of:=MIN([.AC20:.AF20])/MIN([.X20:.Z20])" office:value-type="percentage" office:value="0.647282204020849" calcext:value-type="percentage">
            <text:p>64,73 %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0952868" calcext:value-type="float">
            <text:p>0,0095</text:p>
          </table:table-cell>
          <table:table-cell office:value-type="float" office:value="-0.0066586" calcext:value-type="float">
            <text:p>-0,0067</text:p>
          </table:table-cell>
          <table:table-cell office:value-type="float" office:value="0.0681548" calcext:value-type="float">
            <text:p>0,0682</text:p>
          </table:table-cell>
          <table:table-cell office:value-type="float" office:value="526" calcext:value-type="float">
            <text:p>526</text:p>
          </table:table-cell>
          <table:table-cell office:value-type="float" office:value="251274" calcext:value-type="float">
            <text:p>2512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39.0625" calcext:value-type="float">
            <text:p>318339,06</text:p>
          </table:table-cell>
          <table:table-cell office:value-type="float" office:value="-14.3942394256592" calcext:value-type="float">
            <text:p>-14,39</text:p>
          </table:table-cell>
          <table:table-cell office:value-type="float" office:value="6994.73681640625" calcext:value-type="float">
            <text:p>6994,74</text:p>
          </table:table-cell>
          <table:table-cell table:formula="of:=IF([.P21]&lt;300000;1;IF([.P21]&lt;3000000;2;3))" office:value-type="float" office:value="2" calcext:value-type="float">
            <text:p>2</text:p>
          </table:table-cell>
          <table:table-cell office:value-type="float" office:value="54664" calcext:value-type="float">
            <text:p>54664</text:p>
          </table:table-cell>
          <table:table-cell office:value-type="float" office:value="64784" calcext:value-type="float">
            <text:p>64784</text:p>
          </table:table-cell>
          <table:table-cell table:formula="of:=[.T21]/[.U21]" office:value-type="percentage" office:value="0.843788589775253" calcext:value-type="percentage">
            <text:p>84,38 %</text:p>
          </table:table-cell>
          <table:table-cell office:value-type="float" office:value="526" calcext:value-type="float">
            <text:p>526</text:p>
          </table:table-cell>
          <table:table-cell table:number-columns-repeated="3" office:value-type="float" office:value="54664" calcext:value-type="float">
            <text:p>54664</text:p>
          </table:table-cell>
          <table:table-cell table:formula="of:=MIN([.X21:.Z21])/[.T21]" office:value-type="float" office:value="1" calcext:value-type="float">
            <text:p>1,00</text:p>
          </table:table-cell>
          <table:table-cell office:value-type="float" office:value="526" calcext:value-type="float">
            <text:p>526</text:p>
          </table:table-cell>
          <table:table-cell office:value-type="float" office:value="52636" calcext:value-type="float">
            <text:p>52636</text:p>
          </table:table-cell>
          <table:table-cell office:value-type="float" office:value="37302" calcext:value-type="float">
            <text:p>37302</text:p>
          </table:table-cell>
          <table:table-cell office:value-type="float" office:value="48043" calcext:value-type="float">
            <text:p>48043</text:p>
          </table:table-cell>
          <table:table-cell office:value-type="float" office:value="37069" calcext:value-type="float">
            <text:p>37069</text:p>
          </table:table-cell>
          <table:table-cell table:formula="of:=MIN([.AC21:.AF21])/MIN([.X21:.Z21])" office:value-type="percentage" office:value="0.678124542660618" calcext:value-type="percentage">
            <text:p>67,81 %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1" calcext:value-type="float">
            <text:p>0,0310</text:p>
          </table:table-cell>
          <table:table-cell office:value-type="float" office:value="-0.006" calcext:value-type="float">
            <text:p>-0,0060</text:p>
          </table:table-cell>
          <table:table-cell office:value-type="float" office:value="0.402" calcext:value-type="float">
            <text:p>0,40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89618" calcext:value-type="float">
            <text:p>-0,0896</text:p>
          </table:table-cell>
          <table:table-cell office:value-type="float" office:value="0.375144" calcext:value-type="float">
            <text:p>0,3751</text:p>
          </table:table-cell>
          <table:table-cell office:value-type="float" office:value="0.155606" calcext:value-type="float">
            <text:p>0,1556</text:p>
          </table:table-cell>
          <table:table-cell office:value-type="float" office:value="527" calcext:value-type="float">
            <text:p>527</text:p>
          </table:table-cell>
          <table:table-cell office:value-type="float" office:value="245144" calcext:value-type="float">
            <text:p>24514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5.375" calcext:value-type="float">
            <text:p>318405,38</text:p>
          </table:table-cell>
          <table:table-cell office:value-type="float" office:value="-7.69896125793457" calcext:value-type="float">
            <text:p>-7,70</text:p>
          </table:table-cell>
          <table:table-cell office:value-type="float" office:value="7497.263671875" calcext:value-type="float">
            <text:p>7497,26</text:p>
          </table:table-cell>
          <table:table-cell table:formula="of:=IF([.P22]&lt;300000;1;IF([.P22]&lt;3000000;2;3))" office:value-type="float" office:value="2" calcext:value-type="float">
            <text:p>2</text:p>
          </table:table-cell>
          <table:table-cell office:value-type="float" office:value="53328" calcext:value-type="float">
            <text:p>53328</text:p>
          </table:table-cell>
          <table:table-cell office:value-type="float" office:value="63204" calcext:value-type="float">
            <text:p>63204</text:p>
          </table:table-cell>
          <table:table-cell table:formula="of:=[.T22]/[.U22]" office:value-type="percentage" office:value="0.843744066831213" calcext:value-type="percentage">
            <text:p>84,37 %</text:p>
          </table:table-cell>
          <table:table-cell office:value-type="float" office:value="527" calcext:value-type="float">
            <text:p>527</text:p>
          </table:table-cell>
          <table:table-cell table:number-columns-repeated="3" office:value-type="float" office:value="53328" calcext:value-type="float">
            <text:p>53328</text:p>
          </table:table-cell>
          <table:table-cell table:formula="of:=MIN([.X22:.Z22])/[.T22]" office:value-type="float" office:value="1" calcext:value-type="float">
            <text:p>1,00</text:p>
          </table:table-cell>
          <table:table-cell office:value-type="float" office:value="527" calcext:value-type="float">
            <text:p>527</text:p>
          </table:table-cell>
          <table:table-cell office:value-type="float" office:value="51351" calcext:value-type="float">
            <text:p>51351</text:p>
          </table:table-cell>
          <table:table-cell office:value-type="float" office:value="36309" calcext:value-type="float">
            <text:p>36309</text:p>
          </table:table-cell>
          <table:table-cell office:value-type="float" office:value="46762" calcext:value-type="float">
            <text:p>46762</text:p>
          </table:table-cell>
          <table:table-cell office:value-type="float" office:value="36095" calcext:value-type="float">
            <text:p>36095</text:p>
          </table:table-cell>
          <table:table-cell table:formula="of:=MIN([.AC22:.AF22])/MIN([.X22:.Z22])" office:value-type="percentage" office:value="0.676848934893489" calcext:value-type="percentage">
            <text:p>67,68 %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451823" calcext:value-type="float">
            <text:p>-0,0452</text:p>
          </table:table-cell>
          <table:table-cell office:value-type="float" office:value="0.441079" calcext:value-type="float">
            <text:p>0,4411</text:p>
          </table:table-cell>
          <table:table-cell office:value-type="float" office:value="0.266493" calcext:value-type="float">
            <text:p>0,2665</text:p>
          </table:table-cell>
          <table:table-cell office:value-type="float" office:value="528" calcext:value-type="float">
            <text:p>528</text:p>
          </table:table-cell>
          <table:table-cell office:value-type="float" office:value="246874" calcext:value-type="float">
            <text:p>2468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0.522214710712433" calcext:value-type="float">
            <text:p>0,52</text:p>
          </table:table-cell>
          <table:table-cell office:value-type="float" office:value="5282.6220703125" calcext:value-type="float">
            <text:p>5282,62</text:p>
          </table:table-cell>
          <table:table-cell table:formula="of:=IF([.P23]&lt;300000;1;IF([.P23]&lt;3000000;2;3))" office:value-type="float" office:value="2" calcext:value-type="float">
            <text:p>2</text:p>
          </table:table-cell>
          <table:table-cell office:value-type="float" office:value="53704" calcext:value-type="float">
            <text:p>53704</text:p>
          </table:table-cell>
          <table:table-cell office:value-type="float" office:value="63648" calcext:value-type="float">
            <text:p>63648</text:p>
          </table:table-cell>
          <table:table-cell table:formula="of:=[.T23]/[.U23]" office:value-type="percentage" office:value="0.84376571141277" calcext:value-type="percentage">
            <text:p>84,38 %</text:p>
          </table:table-cell>
          <table:table-cell office:value-type="float" office:value="528" calcext:value-type="float">
            <text:p>528</text:p>
          </table:table-cell>
          <table:table-cell table:number-columns-repeated="3" office:value-type="float" office:value="53704" calcext:value-type="float">
            <text:p>53704</text:p>
          </table:table-cell>
          <table:table-cell table:formula="of:=MIN([.X23:.Z23])/[.T23]" office:value-type="float" office:value="1" calcext:value-type="float">
            <text:p>1,00</text:p>
          </table:table-cell>
          <table:table-cell office:value-type="float" office:value="528" calcext:value-type="float">
            <text:p>528</text:p>
          </table:table-cell>
          <table:table-cell office:value-type="float" office:value="51714" calcext:value-type="float">
            <text:p>51714</text:p>
          </table:table-cell>
          <table:table-cell office:value-type="float" office:value="34743" calcext:value-type="float">
            <text:p>34743</text:p>
          </table:table-cell>
          <table:table-cell office:value-type="float" office:value="43544" calcext:value-type="float">
            <text:p>43544</text:p>
          </table:table-cell>
          <table:table-cell office:value-type="float" office:value="33782" calcext:value-type="float">
            <text:p>33782</text:p>
          </table:table-cell>
          <table:table-cell table:formula="of:=MIN([.AC23:.AF23])/MIN([.X23:.Z23])" office:value-type="percentage" office:value="0.629040667361835" calcext:value-type="percentage">
            <text:p>62,90 %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69" calcext:value-type="float">
            <text:p>0,069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4" calcext:value-type="float">
            <text:p>0,414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437361" calcext:value-type="float">
            <text:p>-0,0437</text:p>
          </table:table-cell>
          <table:table-cell office:value-type="float" office:value="-0.0213898" calcext:value-type="float">
            <text:p>-0,0214</text:p>
          </table:table-cell>
          <table:table-cell office:value-type="float" office:value="0.0598587" calcext:value-type="float">
            <text:p>0,0599</text:p>
          </table:table-cell>
          <table:table-cell office:value-type="float" office:value="529" calcext:value-type="float">
            <text:p>529</text:p>
          </table:table-cell>
          <table:table-cell office:value-type="float" office:value="256814" calcext:value-type="float">
            <text:p>2568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50.7519493103027" calcext:value-type="float">
            <text:p>-50,75</text:p>
          </table:table-cell>
          <table:table-cell office:value-type="float" office:value="5912.26171875" calcext:value-type="float">
            <text:p>5912,26</text:p>
          </table:table-cell>
          <table:table-cell table:formula="of:=IF([.P24]&lt;300000;1;IF([.P24]&lt;3000000;2;3))" office:value-type="float" office:value="2" calcext:value-type="float">
            <text:p>2</text:p>
          </table:table-cell>
          <table:table-cell office:value-type="float" office:value="55868" calcext:value-type="float">
            <text:p>55868</text:p>
          </table:table-cell>
          <table:table-cell office:value-type="float" office:value="67216" calcext:value-type="float">
            <text:p>67216</text:p>
          </table:table-cell>
          <table:table-cell table:formula="of:=[.T24]/[.U24]" office:value-type="percentage" office:value="0.831171149726256" calcext:value-type="percentage">
            <text:p>83,12 %</text:p>
          </table:table-cell>
          <table:table-cell office:value-type="float" office:value="529" calcext:value-type="float">
            <text:p>529</text:p>
          </table:table-cell>
          <table:table-cell table:number-columns-repeated="3" office:value-type="float" office:value="55868" calcext:value-type="float">
            <text:p>55868</text:p>
          </table:table-cell>
          <table:table-cell table:formula="of:=MIN([.X24:.Z24])/[.T24]" office:value-type="float" office:value="1" calcext:value-type="float">
            <text:p>1,00</text:p>
          </table:table-cell>
          <table:table-cell office:value-type="float" office:value="529" calcext:value-type="float">
            <text:p>529</text:p>
          </table:table-cell>
          <table:table-cell office:value-type="float" office:value="53796" calcext:value-type="float">
            <text:p>53796</text:p>
          </table:table-cell>
          <table:table-cell office:value-type="float" office:value="36599" calcext:value-type="float">
            <text:p>36599</text:p>
          </table:table-cell>
          <table:table-cell office:value-type="float" office:value="46074" calcext:value-type="float">
            <text:p>46074</text:p>
          </table:table-cell>
          <table:table-cell office:value-type="float" office:value="35705" calcext:value-type="float">
            <text:p>35705</text:p>
          </table:table-cell>
          <table:table-cell table:formula="of:=MIN([.AC24:.AF24])/MIN([.X24:.Z24])" office:value-type="percentage" office:value="0.639095725639006" calcext:value-type="percentage">
            <text:p>63,91 %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993" calcext:value-type="float">
            <text:p>0,9930</text:p>
          </table:table-cell>
          <table:table-cell office:value-type="float" office:value="0.978" calcext:value-type="float">
            <text:p>0,9780</text:p>
          </table:table-cell>
          <table:table-cell office:value-type="float" office:value="0.949" calcext:value-type="float">
            <text:p>0,9490</text:p>
          </table:table-cell>
          <table:table-cell office:value-type="float" office:value="0.89" calcext:value-type="float">
            <text:p>0,89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192235" calcext:value-type="float">
            <text:p>-0,0192</text:p>
          </table:table-cell>
          <table:table-cell office:value-type="float" office:value="-0.0608218" calcext:value-type="float">
            <text:p>-0,0608</text:p>
          </table:table-cell>
          <table:table-cell office:value-type="float" office:value="0.0449988" calcext:value-type="float">
            <text:p>0,0450</text:p>
          </table:table-cell>
          <table:table-cell office:value-type="float" office:value="530" calcext:value-type="float">
            <text:p>530</text:p>
          </table:table-cell>
          <table:table-cell office:value-type="float" office:value="232420" calcext:value-type="float">
            <text:p>232420</text:p>
          </table:table-cell>
          <table:table-cell office:value-type="float" office:value="-997.580444335938" calcext:value-type="float">
            <text:p>-997,58</text:p>
          </table:table-cell>
          <table:table-cell office:value-type="float" office:value="832.12890625" calcext:value-type="float">
            <text:p>832,13</text:p>
          </table:table-cell>
          <table:table-cell office:value-type="float" office:value="-24.8731937408447" calcext:value-type="float">
            <text:p>-24,87</text:p>
          </table:table-cell>
          <table:table-cell office:value-type="float" office:value="30.3298168182373" calcext:value-type="float">
            <text:p>30,33</text:p>
          </table:table-cell>
          <table:table-cell table:formula="of:=IF([.P25]&lt;300000;1;IF([.P25]&lt;3000000;2;3))" office:value-type="float" office:value="1" calcext:value-type="float">
            <text:p>1</text:p>
          </table:table-cell>
          <table:table-cell office:value-type="float" office:value="29568" calcext:value-type="float">
            <text:p>29568</text:p>
          </table:table-cell>
          <table:table-cell office:value-type="float" office:value="60832" calcext:value-type="float">
            <text:p>60832</text:p>
          </table:table-cell>
          <table:table-cell table:formula="of:=[.T25]/[.U25]" office:value-type="percentage" office:value="0.486059968437664" calcext:value-type="percentage">
            <text:p>48,61 %</text:p>
          </table:table-cell>
          <table:table-cell office:value-type="float" office:value="530" calcext:value-type="float">
            <text:p>530</text:p>
          </table:table-cell>
          <table:table-cell office:value-type="float" office:value="29820" calcext:value-type="float">
            <text:p>29820</text:p>
          </table:table-cell>
          <table:table-cell office:value-type="float" office:value="31212" calcext:value-type="float">
            <text:p>31212</text:p>
          </table:table-cell>
          <table:table-cell office:value-type="float" office:value="28944" calcext:value-type="float">
            <text:p>28944</text:p>
          </table:table-cell>
          <table:table-cell table:formula="of:=MIN([.X25:.Z25])/[.T25]" office:value-type="float" office:value="0.978896103896104" calcext:value-type="float">
            <text:p>0,98</text:p>
          </table:table-cell>
          <table:table-cell office:value-type="float" office:value="530" calcext:value-type="float">
            <text:p>530</text:p>
          </table:table-cell>
          <table:table-cell office:value-type="float" office:value="29053" calcext:value-type="float">
            <text:p>29053</text:p>
          </table:table-cell>
          <table:table-cell office:value-type="float" office:value="35012" calcext:value-type="float">
            <text:p>35012</text:p>
          </table:table-cell>
          <table:table-cell office:value-type="float" office:value="45379" calcext:value-type="float">
            <text:p>45379</text:p>
          </table:table-cell>
          <table:table-cell office:value-type="float" office:value="34971" calcext:value-type="float">
            <text:p>34971</text:p>
          </table:table-cell>
          <table:table-cell table:formula="of:=MIN([.AC25:.AF25])/MIN([.X25:.Z25])" office:value-type="percentage" office:value="1.00376589275843" calcext:value-type="percentage">
            <text:p>100,38 %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99" calcext:value-type="float">
            <text:p>0,9900</text:p>
          </table:table-cell>
          <table:table-cell office:value-type="float" office:value="0.968" calcext:value-type="float">
            <text:p>0,9680</text:p>
          </table:table-cell>
          <table:table-cell office:value-type="float" office:value="0.915" calcext:value-type="float">
            <text:p>0,9150</text:p>
          </table:table-cell>
          <table:table-cell office:value-type="float" office:value="0.852" calcext:value-type="float">
            <text:p>0,852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276205" calcext:value-type="float">
            <text:p>-0,0276</text:p>
          </table:table-cell>
          <table:table-cell office:value-type="float" office:value="-0.0347525" calcext:value-type="float">
            <text:p>-0,0348</text:p>
          </table:table-cell>
          <table:table-cell office:value-type="float" office:value="0.00537602" calcext:value-type="float">
            <text:p>0,0054</text:p>
          </table:table-cell>
          <table:table-cell office:value-type="float" office:value="531" calcext:value-type="float">
            <text:p>531</text:p>
          </table:table-cell>
          <table:table-cell office:value-type="float" office:value="256320" calcext:value-type="float">
            <text:p>256320</text:p>
          </table:table-cell>
          <table:table-cell office:value-type="float" office:value="-950.842407226563" calcext:value-type="float">
            <text:p>-950,84</text:p>
          </table:table-cell>
          <table:table-cell office:value-type="float" office:value="509.581756591797" calcext:value-type="float">
            <text:p>509,58</text:p>
          </table:table-cell>
          <table:table-cell office:value-type="float" office:value="-20.8416309356689" calcext:value-type="float">
            <text:p>-20,84</text:p>
          </table:table-cell>
          <table:table-cell office:value-type="float" office:value="22.4547023773193" calcext:value-type="float">
            <text:p>22,45</text:p>
          </table:table-cell>
          <table:table-cell table:formula="of:=IF([.P26]&lt;300000;1;IF([.P26]&lt;3000000;2;3))" office:value-type="float" office:value="1" calcext:value-type="float">
            <text:p>1</text:p>
          </table:table-cell>
          <table:table-cell office:value-type="float" office:value="30448" calcext:value-type="float">
            <text:p>30448</text:p>
          </table:table-cell>
          <table:table-cell office:value-type="float" office:value="66084" calcext:value-type="float">
            <text:p>66084</text:p>
          </table:table-cell>
          <table:table-cell table:formula="of:=[.T26]/[.U26]" office:value-type="percentage" office:value="0.460746928152049" calcext:value-type="percentage">
            <text:p>46,07 %</text:p>
          </table:table-cell>
          <table:table-cell office:value-type="float" office:value="531" calcext:value-type="float">
            <text:p>531</text:p>
          </table:table-cell>
          <table:table-cell office:value-type="float" office:value="30352" calcext:value-type="float">
            <text:p>30352</text:p>
          </table:table-cell>
          <table:table-cell office:value-type="float" office:value="32888" calcext:value-type="float">
            <text:p>32888</text:p>
          </table:table-cell>
          <table:table-cell office:value-type="float" office:value="29696" calcext:value-type="float">
            <text:p>29696</text:p>
          </table:table-cell>
          <table:table-cell table:formula="of:=MIN([.X26:.Z26])/[.T26]" office:value-type="float" office:value="0.975302154492906" calcext:value-type="float">
            <text:p>0,98</text:p>
          </table:table-cell>
          <table:table-cell office:value-type="float" office:value="531" calcext:value-type="float">
            <text:p>531</text:p>
          </table:table-cell>
          <table:table-cell office:value-type="float" office:value="30444" calcext:value-type="float">
            <text:p>30444</text:p>
          </table:table-cell>
          <table:table-cell office:value-type="float" office:value="38463" calcext:value-type="float">
            <text:p>38463</text:p>
          </table:table-cell>
          <table:table-cell office:value-type="float" office:value="49744" calcext:value-type="float">
            <text:p>49744</text:p>
          </table:table-cell>
          <table:table-cell office:value-type="float" office:value="38330" calcext:value-type="float">
            <text:p>38330</text:p>
          </table:table-cell>
          <table:table-cell table:formula="of:=MIN([.AC26:.AF26])/MIN([.X26:.Z26])" office:value-type="percentage" office:value="1.02518857758621" calcext:value-type="percentage">
            <text:p>102,52 %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230775" calcext:value-type="float">
            <text:p>-0,0231</text:p>
          </table:table-cell>
          <table:table-cell office:value-type="float" office:value="0.102802" calcext:value-type="float">
            <text:p>0,1028</text:p>
          </table:table-cell>
          <table:table-cell office:value-type="float" office:value="0.0685268" calcext:value-type="float">
            <text:p>0,0685</text:p>
          </table:table-cell>
          <table:table-cell office:value-type="float" office:value="532" calcext:value-type="float">
            <text:p>532</text:p>
          </table:table-cell>
          <table:table-cell office:value-type="float" office:value="248154" calcext:value-type="float">
            <text:p>24815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7.7568359375" calcext:value-type="float">
            <text:p>-17,76</text:p>
          </table:table-cell>
          <table:table-cell office:value-type="float" office:value="5274.263671875" calcext:value-type="float">
            <text:p>5274,26</text:p>
          </table:table-cell>
          <table:table-cell table:formula="of:=IF([.P27]&lt;300000;1;IF([.P27]&lt;3000000;2;3))" office:value-type="float" office:value="2" calcext:value-type="float">
            <text:p>2</text:p>
          </table:table-cell>
          <table:table-cell office:value-type="float" office:value="53984" calcext:value-type="float">
            <text:p>53984</text:p>
          </table:table-cell>
          <table:table-cell office:value-type="float" office:value="64948" calcext:value-type="float">
            <text:p>64948</text:p>
          </table:table-cell>
          <table:table-cell table:formula="of:=[.T27]/[.U27]" office:value-type="percentage" office:value="0.831188027344953" calcext:value-type="percentage">
            <text:p>83,12 %</text:p>
          </table:table-cell>
          <table:table-cell office:value-type="float" office:value="532" calcext:value-type="float">
            <text:p>532</text:p>
          </table:table-cell>
          <table:table-cell table:number-columns-repeated="3" office:value-type="float" office:value="53984" calcext:value-type="float">
            <text:p>53984</text:p>
          </table:table-cell>
          <table:table-cell table:formula="of:=MIN([.X27:.Z27])/[.T27]" office:value-type="float" office:value="1" calcext:value-type="float">
            <text:p>1,00</text:p>
          </table:table-cell>
          <table:table-cell office:value-type="float" office:value="532" calcext:value-type="float">
            <text:p>532</text:p>
          </table:table-cell>
          <table:table-cell office:value-type="float" office:value="51982" calcext:value-type="float">
            <text:p>51982</text:p>
          </table:table-cell>
          <table:table-cell office:value-type="float" office:value="37521" calcext:value-type="float">
            <text:p>37521</text:p>
          </table:table-cell>
          <table:table-cell office:value-type="float" office:value="48729" calcext:value-type="float">
            <text:p>48729</text:p>
          </table:table-cell>
          <table:table-cell office:value-type="float" office:value="37534" calcext:value-type="float">
            <text:p>37534</text:p>
          </table:table-cell>
          <table:table-cell table:formula="of:=MIN([.AC27:.AF27])/MIN([.X27:.Z27])" office:value-type="percentage" office:value="0.69503927089508" calcext:value-type="percentage">
            <text:p>69,50 %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5" calcext:value-type="float">
            <text:p>0,0350</text:p>
          </table:table-cell>
          <table:table-cell office:value-type="float" office:value="-0.004" calcext:value-type="float">
            <text:p>-0,0040</text:p>
          </table:table-cell>
          <table:table-cell office:value-type="float" office:value="0.415" calcext:value-type="float">
            <text:p>0,4150</text:p>
          </table:table-cell>
          <table:table-cell table:number-columns-repeated="4" office:value-type="float" office:value="6.1" calcext:value-type="float">
            <text:p>6,10</text:p>
          </table:table-cell>
          <table:table-cell office:value-type="float" office:value="-0.0600085" calcext:value-type="float">
            <text:p>-0,0600</text:p>
          </table:table-cell>
          <table:table-cell office:value-type="float" office:value="0.162454" calcext:value-type="float">
            <text:p>0,1625</text:p>
          </table:table-cell>
          <table:table-cell office:value-type="float" office:value="0.0772923" calcext:value-type="float">
            <text:p>0,0773</text:p>
          </table:table-cell>
          <table:table-cell office:value-type="float" office:value="533" calcext:value-type="float">
            <text:p>533</text:p>
          </table:table-cell>
          <table:table-cell office:value-type="float" office:value="245854" calcext:value-type="float">
            <text:p>245854</text:p>
          </table:table-cell>
          <table:table-cell office:value-type="float" office:value="-318407.9375" calcext:value-type="float">
            <text:p>-318407,94</text:p>
          </table:table-cell>
          <table:table-cell office:value-type="float" office:value="318400.6875" calcext:value-type="float">
            <text:p>318400,69</text:p>
          </table:table-cell>
          <table:table-cell office:value-type="float" office:value="-20.890604019165" calcext:value-type="float">
            <text:p>-20,89</text:p>
          </table:table-cell>
          <table:table-cell office:value-type="float" office:value="5188.27978515625" calcext:value-type="float">
            <text:p>5188,28</text:p>
          </table:table-cell>
          <table:table-cell table:formula="of:=IF([.P28]&lt;300000;1;IF([.P28]&lt;3000000;2;3))" office:value-type="float" office:value="2" calcext:value-type="float">
            <text:p>2</text:p>
          </table:table-cell>
          <table:table-cell office:value-type="float" office:value="53452" calcext:value-type="float">
            <text:p>53452</text:p>
          </table:table-cell>
          <table:table-cell office:value-type="float" office:value="63388" calcext:value-type="float">
            <text:p>63388</text:p>
          </table:table-cell>
          <table:table-cell table:formula="of:=[.T28]/[.U28]" office:value-type="percentage" office:value="0.843251088534107" calcext:value-type="percentage">
            <text:p>84,33 %</text:p>
          </table:table-cell>
          <table:table-cell office:value-type="float" office:value="533" calcext:value-type="float">
            <text:p>533</text:p>
          </table:table-cell>
          <table:table-cell table:number-columns-repeated="3" office:value-type="float" office:value="53484" calcext:value-type="float">
            <text:p>53484</text:p>
          </table:table-cell>
          <table:table-cell table:formula="of:=MIN([.X28:.Z28])/[.T28]" office:value-type="float" office:value="1.00059866796378" calcext:value-type="float">
            <text:p>1,00</text:p>
          </table:table-cell>
          <table:table-cell office:value-type="float" office:value="533" calcext:value-type="float">
            <text:p>533</text:p>
          </table:table-cell>
          <table:table-cell office:value-type="float" office:value="51500" calcext:value-type="float">
            <text:p>51500</text:p>
          </table:table-cell>
          <table:table-cell office:value-type="float" office:value="37378" calcext:value-type="float">
            <text:p>37378</text:p>
          </table:table-cell>
          <table:table-cell office:value-type="float" office:value="48713" calcext:value-type="float">
            <text:p>48713</text:p>
          </table:table-cell>
          <table:table-cell office:value-type="float" office:value="37497" calcext:value-type="float">
            <text:p>37497</text:p>
          </table:table-cell>
          <table:table-cell table:formula="of:=MIN([.AC28:.AF28])/MIN([.X28:.Z28])" office:value-type="percentage" office:value="0.698863211427717" calcext:value-type="percentage">
            <text:p>69,89 %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69" calcext:value-type="float">
            <text:p>0,069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4" calcext:value-type="float">
            <text:p>0,414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0.0147399" calcext:value-type="float">
            <text:p>0,0147</text:p>
          </table:table-cell>
          <table:table-cell office:value-type="float" office:value="0.111275" calcext:value-type="float">
            <text:p>0,1113</text:p>
          </table:table-cell>
          <table:table-cell office:value-type="float" office:value="0.0391141" calcext:value-type="float">
            <text:p>0,0391</text:p>
          </table:table-cell>
          <table:table-cell office:value-type="float" office:value="534" calcext:value-type="float">
            <text:p>534</text:p>
          </table:table-cell>
          <table:table-cell office:value-type="float" office:value="246634" calcext:value-type="float">
            <text:p>2466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60.1201400756836" calcext:value-type="float">
            <text:p>-60,12</text:p>
          </table:table-cell>
          <table:table-cell office:value-type="float" office:value="6032.349609375" calcext:value-type="float">
            <text:p>6032,35</text:p>
          </table:table-cell>
          <table:table-cell table:formula="of:=IF([.P29]&lt;300000;1;IF([.P29]&lt;3000000;2;3))" office:value-type="float" office:value="2" calcext:value-type="float">
            <text:p>2</text:p>
          </table:table-cell>
          <table:table-cell office:value-type="float" office:value="53652" calcext:value-type="float">
            <text:p>53652</text:p>
          </table:table-cell>
          <table:table-cell office:value-type="float" office:value="63588" calcext:value-type="float">
            <text:p>63588</text:p>
          </table:table-cell>
          <table:table-cell table:formula="of:=[.T29]/[.U29]" office:value-type="percentage" office:value="0.843744102660879" calcext:value-type="percentage">
            <text:p>84,37 %</text:p>
          </table:table-cell>
          <table:table-cell office:value-type="float" office:value="534" calcext:value-type="float">
            <text:p>534</text:p>
          </table:table-cell>
          <table:table-cell table:number-columns-repeated="3" office:value-type="float" office:value="53652" calcext:value-type="float">
            <text:p>53652</text:p>
          </table:table-cell>
          <table:table-cell table:formula="of:=MIN([.X29:.Z29])/[.T29]" office:value-type="float" office:value="1" calcext:value-type="float">
            <text:p>1,00</text:p>
          </table:table-cell>
          <table:table-cell office:value-type="float" office:value="534" calcext:value-type="float">
            <text:p>534</text:p>
          </table:table-cell>
          <table:table-cell office:value-type="float" office:value="51664" calcext:value-type="float">
            <text:p>51664</text:p>
          </table:table-cell>
          <table:table-cell office:value-type="float" office:value="36333" calcext:value-type="float">
            <text:p>36333</text:p>
          </table:table-cell>
          <table:table-cell office:value-type="float" office:value="46636" calcext:value-type="float">
            <text:p>46636</text:p>
          </table:table-cell>
          <table:table-cell office:value-type="float" office:value="36012" calcext:value-type="float">
            <text:p>36012</text:p>
          </table:table-cell>
          <table:table-cell table:formula="of:=MIN([.AC29:.AF29])/MIN([.X29:.Z29])" office:value-type="percentage" office:value="0.671214493401924" calcext:value-type="percentage">
            <text:p>67,12 %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259" calcext:value-type="float">
            <text:p>0,2590</text:p>
          </table:table-cell>
          <table:table-cell office:value-type="float" office:value="0.105" calcext:value-type="float">
            <text:p>0,1050</text:p>
          </table:table-cell>
          <table:table-cell office:value-type="float" office:value="0.029" calcext:value-type="float">
            <text:p>0,0290</text:p>
          </table:table-cell>
          <table:table-cell office:value-type="float" office:value="0.544" calcext:value-type="float">
            <text:p>0,5440</text:p>
          </table:table-cell>
          <table:table-cell table:number-columns-repeated="4" office:value-type="float" office:value="95.5" calcext:value-type="float">
            <text:p>95,50</text:p>
          </table:table-cell>
          <table:table-cell office:value-type="float" office:value="0.00213652" calcext:value-type="float">
            <text:p>0,0021</text:p>
          </table:table-cell>
          <table:table-cell office:value-type="float" office:value="0.0395792" calcext:value-type="float">
            <text:p>0,0396</text:p>
          </table:table-cell>
          <table:table-cell office:value-type="float" office:value="0.0808857" calcext:value-type="float">
            <text:p>0,0809</text:p>
          </table:table-cell>
          <table:table-cell office:value-type="float" office:value="535" calcext:value-type="float">
            <text:p>535</text:p>
          </table:table-cell>
          <table:table-cell office:value-type="float" office:value="248706" calcext:value-type="float">
            <text:p>248706</text:p>
          </table:table-cell>
          <table:table-cell office:value-type="float" office:value="-64000000" calcext:value-type="float">
            <text:p>-64000000,00</text:p>
          </table:table-cell>
          <table:table-cell office:value-type="float" office:value="63939800" calcext:value-type="float">
            <text:p>63939800,00</text:p>
          </table:table-cell>
          <table:table-cell office:value-type="float" office:value="13644.0341796875" calcext:value-type="float">
            <text:p>13644,03</text:p>
          </table:table-cell>
          <table:table-cell office:value-type="float" office:value="1554226.875" calcext:value-type="float">
            <text:p>1554226,88</text:p>
          </table:table-cell>
          <table:table-cell table:formula="of:=IF([.P30]&lt;300000;1;IF([.P30]&lt;3000000;2;3))" office:value-type="float" office:value="3" calcext:value-type="float">
            <text:p>3</text:p>
          </table:table-cell>
          <table:table-cell office:value-type="float" office:value="64124" calcext:value-type="float">
            <text:p>64124</text:p>
          </table:table-cell>
          <table:table-cell office:value-type="float" office:value="65092" calcext:value-type="float">
            <text:p>65092</text:p>
          </table:table-cell>
          <table:table-cell table:formula="of:=[.T30]/[.U30]" office:value-type="percentage" office:value="0.985128740859092" calcext:value-type="percentage">
            <text:p>98,51 %</text:p>
          </table:table-cell>
          <table:table-cell office:value-type="float" office:value="535" calcext:value-type="float">
            <text:p>535</text:p>
          </table:table-cell>
          <table:table-cell table:number-columns-repeated="3" office:value-type="float" office:value="64124" calcext:value-type="float">
            <text:p>64124</text:p>
          </table:table-cell>
          <table:table-cell table:formula="of:=MIN([.X30:.Z30])/[.T30]" office:value-type="float" office:value="1" calcext:value-type="float">
            <text:p>1,00</text:p>
          </table:table-cell>
          <table:table-cell office:value-type="float" office:value="535" calcext:value-type="float">
            <text:p>535</text:p>
          </table:table-cell>
          <table:table-cell office:value-type="float" office:value="64120" calcext:value-type="float">
            <text:p>64120</text:p>
          </table:table-cell>
          <table:table-cell office:value-type="float" office:value="43713" calcext:value-type="float">
            <text:p>43713</text:p>
          </table:table-cell>
          <table:table-cell office:value-type="float" office:value="58666" calcext:value-type="float">
            <text:p>58666</text:p>
          </table:table-cell>
          <table:table-cell office:value-type="float" office:value="44665" calcext:value-type="float">
            <text:p>44665</text:p>
          </table:table-cell>
          <table:table-cell table:formula="of:=MIN([.AC30:.AF30])/MIN([.X30:.Z30])" office:value-type="percentage" office:value="0.681694841245088" calcext:value-type="percentage">
            <text:p>68,17 %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9" calcext:value-type="float">
            <text:p>0,0090</text:p>
          </table:table-cell>
          <table:table-cell office:value-type="float" office:value="0.031" calcext:value-type="float">
            <text:p>0,031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525339" calcext:value-type="float">
            <text:p>-0,0525</text:p>
          </table:table-cell>
          <table:table-cell office:value-type="float" office:value="0.141423" calcext:value-type="float">
            <text:p>0,1414</text:p>
          </table:table-cell>
          <table:table-cell office:value-type="float" office:value="0.171525" calcext:value-type="float">
            <text:p>0,1715</text:p>
          </table:table-cell>
          <table:table-cell office:value-type="float" office:value="536" calcext:value-type="float">
            <text:p>536</text:p>
          </table:table-cell>
          <table:table-cell office:value-type="float" office:value="226750" calcext:value-type="float">
            <text:p>22675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2.6846561431885" calcext:value-type="float">
            <text:p>-12,68</text:p>
          </table:table-cell>
          <table:table-cell office:value-type="float" office:value="5509.81884765625" calcext:value-type="float">
            <text:p>5509,82</text:p>
          </table:table-cell>
          <table:table-cell table:formula="of:=IF([.P31]&lt;300000;1;IF([.P31]&lt;3000000;2;3))" office:value-type="float" office:value="2" calcext:value-type="float">
            <text:p>2</text:p>
          </table:table-cell>
          <table:table-cell office:value-type="float" office:value="49328" calcext:value-type="float">
            <text:p>49328</text:p>
          </table:table-cell>
          <table:table-cell office:value-type="float" office:value="59348" calcext:value-type="float">
            <text:p>59348</text:p>
          </table:table-cell>
          <table:table-cell table:formula="of:=[.T31]/[.U31]" office:value-type="percentage" office:value="0.831165329918447" calcext:value-type="percentage">
            <text:p>83,12 %</text:p>
          </table:table-cell>
          <table:table-cell office:value-type="float" office:value="536" calcext:value-type="float">
            <text:p>536</text:p>
          </table:table-cell>
          <table:table-cell table:number-columns-repeated="3" office:value-type="float" office:value="49328" calcext:value-type="float">
            <text:p>49328</text:p>
          </table:table-cell>
          <table:table-cell table:formula="of:=MIN([.X31:.Z31])/[.T31]" office:value-type="float" office:value="1" calcext:value-type="float">
            <text:p>1,00</text:p>
          </table:table-cell>
          <table:table-cell office:value-type="float" office:value="536" calcext:value-type="float">
            <text:p>536</text:p>
          </table:table-cell>
          <table:table-cell office:value-type="float" office:value="47498" calcext:value-type="float">
            <text:p>47498</text:p>
          </table:table-cell>
          <table:table-cell office:value-type="float" office:value="33817" calcext:value-type="float">
            <text:p>33817</text:p>
          </table:table-cell>
          <table:table-cell office:value-type="float" office:value="43631" calcext:value-type="float">
            <text:p>43631</text:p>
          </table:table-cell>
          <table:table-cell office:value-type="float" office:value="33651" calcext:value-type="float">
            <text:p>33651</text:p>
          </table:table-cell>
          <table:table-cell table:formula="of:=MIN([.AC31:.AF31])/MIN([.X31:.Z31])" office:value-type="percentage" office:value="0.682188614985404" calcext:value-type="percentage">
            <text:p>68,22 %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8" calcext:value-type="float">
            <text:p>0,008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731515" calcext:value-type="float">
            <text:p>-0,0732</text:p>
          </table:table-cell>
          <table:table-cell office:value-type="float" office:value="0.291069" calcext:value-type="float">
            <text:p>0,2911</text:p>
          </table:table-cell>
          <table:table-cell office:value-type="float" office:value="0.17275" calcext:value-type="float">
            <text:p>0,1728</text:p>
          </table:table-cell>
          <table:table-cell office:value-type="float" office:value="537" calcext:value-type="float">
            <text:p>537</text:p>
          </table:table-cell>
          <table:table-cell office:value-type="float" office:value="248014" calcext:value-type="float">
            <text:p>2480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6.6731815338135" calcext:value-type="float">
            <text:p>-16,67</text:p>
          </table:table-cell>
          <table:table-cell office:value-type="float" office:value="5271.2236328125" calcext:value-type="float">
            <text:p>5271,22</text:p>
          </table:table-cell>
          <table:table-cell table:formula="of:=IF([.P32]&lt;300000;1;IF([.P32]&lt;3000000;2;3))" office:value-type="float" office:value="2" calcext:value-type="float">
            <text:p>2</text:p>
          </table:table-cell>
          <table:table-cell office:value-type="float" office:value="53952" calcext:value-type="float">
            <text:p>53952</text:p>
          </table:table-cell>
          <table:table-cell office:value-type="float" office:value="64912" calcext:value-type="float">
            <text:p>64912</text:p>
          </table:table-cell>
          <table:table-cell table:formula="of:=[.T32]/[.U32]" office:value-type="percentage" office:value="0.831156026620656" calcext:value-type="percentage">
            <text:p>83,12 %</text:p>
          </table:table-cell>
          <table:table-cell office:value-type="float" office:value="537" calcext:value-type="float">
            <text:p>537</text:p>
          </table:table-cell>
          <table:table-cell table:number-columns-repeated="3" office:value-type="float" office:value="53952" calcext:value-type="float">
            <text:p>53952</text:p>
          </table:table-cell>
          <table:table-cell table:formula="of:=MIN([.X32:.Z32])/[.T32]" office:value-type="float" office:value="1" calcext:value-type="float">
            <text:p>1,00</text:p>
          </table:table-cell>
          <table:table-cell office:value-type="float" office:value="537" calcext:value-type="float">
            <text:p>537</text:p>
          </table:table-cell>
          <table:table-cell office:value-type="float" office:value="51952" calcext:value-type="float">
            <text:p>51952</text:p>
          </table:table-cell>
          <table:table-cell office:value-type="float" office:value="37276" calcext:value-type="float">
            <text:p>37276</text:p>
          </table:table-cell>
          <table:table-cell office:value-type="float" office:value="48204" calcext:value-type="float">
            <text:p>48204</text:p>
          </table:table-cell>
          <table:table-cell office:value-type="float" office:value="37160" calcext:value-type="float">
            <text:p>37160</text:p>
          </table:table-cell>
          <table:table-cell table:formula="of:=MIN([.AC32:.AF32])/MIN([.X32:.Z32])" office:value-type="percentage" office:value="0.688760379596679" calcext:value-type="percentage">
            <text:p>68,88 %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347" calcext:value-type="float">
            <text:p>0,3470</text:p>
          </table:table-cell>
          <table:table-cell office:value-type="float" office:value="0.164" calcext:value-type="float">
            <text:p>0,1640</text:p>
          </table:table-cell>
          <table:table-cell office:value-type="float" office:value="0.035" calcext:value-type="float">
            <text:p>0,0350</text:p>
          </table:table-cell>
          <table:table-cell office:value-type="float" office:value="0.617" calcext:value-type="float">
            <text:p>0,617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11868" calcext:value-type="float">
            <text:p>-0,0119</text:p>
          </table:table-cell>
          <table:table-cell office:value-type="float" office:value="-0.00240342" calcext:value-type="float">
            <text:p>-0,0024</text:p>
          </table:table-cell>
          <table:table-cell office:value-type="float" office:value="0.00662145" calcext:value-type="float">
            <text:p>0,0066</text:p>
          </table:table-cell>
          <table:table-cell office:value-type="float" office:value="538" calcext:value-type="float">
            <text:p>538</text:p>
          </table:table-cell>
          <table:table-cell office:value-type="float" office:value="252597" calcext:value-type="float">
            <text:p>252597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432.092803955078" calcext:value-type="float">
            <text:p>432,09</text:p>
          </table:table-cell>
          <table:table-cell office:value-type="float" office:value="12175.4677734375" calcext:value-type="float">
            <text:p>12175,47</text:p>
          </table:table-cell>
          <table:table-cell table:formula="of:=IF([.P33]&lt;300000;1;IF([.P33]&lt;3000000;2;3))" office:value-type="float" office:value="2" calcext:value-type="float">
            <text:p>2</text:p>
          </table:table-cell>
          <table:table-cell office:value-type="float" office:value="54952" calcext:value-type="float">
            <text:p>54952</text:p>
          </table:table-cell>
          <table:table-cell office:value-type="float" office:value="65124" calcext:value-type="float">
            <text:p>65124</text:p>
          </table:table-cell>
          <table:table-cell table:formula="of:=[.T33]/[.U33]" office:value-type="percentage" office:value="0.843805663042811" calcext:value-type="percentage">
            <text:p>84,38 %</text:p>
          </table:table-cell>
          <table:table-cell office:value-type="float" office:value="538" calcext:value-type="float">
            <text:p>538</text:p>
          </table:table-cell>
          <table:table-cell table:number-columns-repeated="3" office:value-type="float" office:value="54952" calcext:value-type="float">
            <text:p>54952</text:p>
          </table:table-cell>
          <table:table-cell table:formula="of:=MIN([.X33:.Z33])/[.T33]" office:value-type="float" office:value="1" calcext:value-type="float">
            <text:p>1,00</text:p>
          </table:table-cell>
          <table:table-cell office:value-type="float" office:value="538" calcext:value-type="float">
            <text:p>538</text:p>
          </table:table-cell>
          <table:table-cell office:value-type="float" office:value="52912" calcext:value-type="float">
            <text:p>52912</text:p>
          </table:table-cell>
          <table:table-cell office:value-type="float" office:value="36230" calcext:value-type="float">
            <text:p>36230</text:p>
          </table:table-cell>
          <table:table-cell office:value-type="float" office:value="46172" calcext:value-type="float">
            <text:p>46172</text:p>
          </table:table-cell>
          <table:table-cell office:value-type="float" office:value="35759" calcext:value-type="float">
            <text:p>35759</text:p>
          </table:table-cell>
          <table:table-cell table:formula="of:=MIN([.AC33:.AF33])/MIN([.X33:.Z33])" office:value-type="percentage" office:value="0.650731547532392" calcext:value-type="percentage">
            <text:p>65,07 %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49" calcext:value-type="float">
            <text:p>0,0490</text:p>
          </table:table-cell>
          <table:table-cell office:value-type="float" office:value="0.02" calcext:value-type="float">
            <text:p>0,0200</text:p>
          </table:table-cell>
          <table:table-cell office:value-type="float" office:value="0.002" calcext:value-type="float">
            <text:p>0,0020</text:p>
          </table:table-cell>
          <table:table-cell office:value-type="float" office:value="0.415" calcext:value-type="float">
            <text:p>0,41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0352474" calcext:value-type="float">
            <text:p>0,0035</text:p>
          </table:table-cell>
          <table:table-cell office:value-type="float" office:value="0.00752323" calcext:value-type="float">
            <text:p>0,0075</text:p>
          </table:table-cell>
          <table:table-cell office:value-type="float" office:value="0.0137259" calcext:value-type="float">
            <text:p>0,0137</text:p>
          </table:table-cell>
          <table:table-cell office:value-type="float" office:value="539" calcext:value-type="float">
            <text:p>539</text:p>
          </table:table-cell>
          <table:table-cell office:value-type="float" office:value="169001" calcext:value-type="float">
            <text:p>16900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7.625" calcext:value-type="float">
            <text:p>318407,63</text:p>
          </table:table-cell>
          <table:table-cell office:value-type="float" office:value="-67.0214920043945" calcext:value-type="float">
            <text:p>-67,02</text:p>
          </table:table-cell>
          <table:table-cell office:value-type="float" office:value="9585.9013671875" calcext:value-type="float">
            <text:p>9585,90</text:p>
          </table:table-cell>
          <table:table-cell table:formula="of:=IF([.P34]&lt;300000;1;IF([.P34]&lt;3000000;2;3))" office:value-type="float" office:value="2" calcext:value-type="float">
            <text:p>2</text:p>
          </table:table-cell>
          <table:table-cell office:value-type="float" office:value="36768" calcext:value-type="float">
            <text:p>36768</text:p>
          </table:table-cell>
          <table:table-cell office:value-type="float" office:value="43572" calcext:value-type="float">
            <text:p>43572</text:p>
          </table:table-cell>
          <table:table-cell table:formula="of:=[.T34]/[.U34]" office:value-type="percentage" office:value="0.843844670889562" calcext:value-type="percentage">
            <text:p>84,38 %</text:p>
          </table:table-cell>
          <table:table-cell office:value-type="float" office:value="539" calcext:value-type="float">
            <text:p>539</text:p>
          </table:table-cell>
          <table:table-cell table:number-columns-repeated="3" office:value-type="float" office:value="36768" calcext:value-type="float">
            <text:p>36768</text:p>
          </table:table-cell>
          <table:table-cell table:formula="of:=MIN([.X34:.Z34])/[.T34]" office:value-type="float" office:value="1" calcext:value-type="float">
            <text:p>1,00</text:p>
          </table:table-cell>
          <table:table-cell office:value-type="float" office:value="539" calcext:value-type="float">
            <text:p>539</text:p>
          </table:table-cell>
          <table:table-cell office:value-type="float" office:value="35401" calcext:value-type="float">
            <text:p>35401</text:p>
          </table:table-cell>
          <table:table-cell office:value-type="float" office:value="25214" calcext:value-type="float">
            <text:p>25214</text:p>
          </table:table-cell>
          <table:table-cell office:value-type="float" office:value="32533" calcext:value-type="float">
            <text:p>32533</text:p>
          </table:table-cell>
          <table:table-cell office:value-type="float" office:value="25103" calcext:value-type="float">
            <text:p>25103</text:p>
          </table:table-cell>
          <table:table-cell table:formula="of:=MIN([.AC34:.AF34])/MIN([.X34:.Z34])" office:value-type="percentage" office:value="0.682740426457789" calcext:value-type="percentage">
            <text:p>68,27 %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268" calcext:value-type="float">
            <text:p>0,2680</text:p>
          </table:table-cell>
          <table:table-cell office:value-type="float" office:value="0.108" calcext:value-type="float">
            <text:p>0,1080</text:p>
          </table:table-cell>
          <table:table-cell office:value-type="float" office:value="0.03" calcext:value-type="float">
            <text:p>0,0300</text:p>
          </table:table-cell>
          <table:table-cell office:value-type="float" office:value="0.552" calcext:value-type="float">
            <text:p>0,5520</text:p>
          </table:table-cell>
          <table:table-cell table:number-columns-repeated="4" office:value-type="float" office:value="98.5" calcext:value-type="float">
            <text:p>98,50</text:p>
          </table:table-cell>
          <table:table-cell office:value-type="float" office:value="0.0121105" calcext:value-type="float">
            <text:p>0,0121</text:p>
          </table:table-cell>
          <table:table-cell office:value-type="float" office:value="-0.0176792" calcext:value-type="float">
            <text:p>-0,0177</text:p>
          </table:table-cell>
          <table:table-cell office:value-type="float" office:value="-0.062512" calcext:value-type="float">
            <text:p>-0,0625</text:p>
          </table:table-cell>
          <table:table-cell office:value-type="float" office:value="540" calcext:value-type="float">
            <text:p>540</text:p>
          </table:table-cell>
          <table:table-cell office:value-type="float" office:value="228941" calcext:value-type="float">
            <text:p>228941</text:p>
          </table:table-cell>
          <table:table-cell office:value-type="float" office:value="-64000000" calcext:value-type="float">
            <text:p>-64000000,00</text:p>
          </table:table-cell>
          <table:table-cell office:value-type="float" office:value="63955080" calcext:value-type="float">
            <text:p>63955080,00</text:p>
          </table:table-cell>
          <table:table-cell office:value-type="float" office:value="15123.466796875" calcext:value-type="float">
            <text:p>15123,47</text:p>
          </table:table-cell>
          <table:table-cell office:value-type="float" office:value="1605167.25" calcext:value-type="float">
            <text:p>1605167,25</text:p>
          </table:table-cell>
          <table:table-cell table:formula="of:=IF([.P35]&lt;300000;1;IF([.P35]&lt;3000000;2;3))" office:value-type="float" office:value="3" calcext:value-type="float">
            <text:p>3</text:p>
          </table:table-cell>
          <table:table-cell office:value-type="float" office:value="59028" calcext:value-type="float">
            <text:p>59028</text:p>
          </table:table-cell>
          <table:table-cell office:value-type="float" office:value="59024" calcext:value-type="float">
            <text:p>59024</text:p>
          </table:table-cell>
          <table:table-cell table:formula="of:=[.T35]/[.U35]" office:value-type="percentage" office:value="1.0000677690431" calcext:value-type="percentage">
            <text:p>100,01 %</text:p>
          </table:table-cell>
          <table:table-cell office:value-type="float" office:value="540" calcext:value-type="float">
            <text:p>540</text:p>
          </table:table-cell>
          <table:table-cell table:number-columns-repeated="3" office:value-type="float" office:value="59028" calcext:value-type="float">
            <text:p>59028</text:p>
          </table:table-cell>
          <table:table-cell table:formula="of:=MIN([.X35:.Z35])/[.T35]" office:value-type="float" office:value="1" calcext:value-type="float">
            <text:p>1,00</text:p>
          </table:table-cell>
          <table:table-cell office:value-type="float" office:value="540" calcext:value-type="float">
            <text:p>540</text:p>
          </table:table-cell>
          <table:table-cell office:value-type="float" office:value="59024" calcext:value-type="float">
            <text:p>59024</text:p>
          </table:table-cell>
          <table:table-cell office:value-type="float" office:value="32708" calcext:value-type="float">
            <text:p>32708</text:p>
          </table:table-cell>
          <table:table-cell office:value-type="float" office:value="41424" calcext:value-type="float">
            <text:p>41424</text:p>
          </table:table-cell>
          <table:table-cell office:value-type="float" office:value="32064" calcext:value-type="float">
            <text:p>32064</text:p>
          </table:table-cell>
          <table:table-cell table:formula="of:=MIN([.AC35:.AF35])/MIN([.X35:.Z35])" office:value-type="percentage" office:value="0.543199837365318" calcext:value-type="percentage">
            <text:p>54,32 %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71" calcext:value-type="float">
            <text:p>0,0710</text:p>
          </table:table-cell>
          <table:table-cell office:value-type="float" office:value="0.017" calcext:value-type="float">
            <text:p>0,017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3" calcext:value-type="float">
            <text:p>0,41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347794" calcext:value-type="float">
            <text:p>-0,0348</text:p>
          </table:table-cell>
          <table:table-cell office:value-type="float" office:value="0.195275" calcext:value-type="float">
            <text:p>0,1953</text:p>
          </table:table-cell>
          <table:table-cell office:value-type="float" office:value="0.0860906" calcext:value-type="float">
            <text:p>0,0861</text:p>
          </table:table-cell>
          <table:table-cell office:value-type="float" office:value="541" calcext:value-type="float">
            <text:p>541</text:p>
          </table:table-cell>
          <table:table-cell office:value-type="float" office:value="250634" calcext:value-type="float">
            <text:p>2506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98.28125" calcext:value-type="float">
            <text:p>318398,28</text:p>
          </table:table-cell>
          <table:table-cell office:value-type="float" office:value="-58.8152503967285" calcext:value-type="float">
            <text:p>-58,82</text:p>
          </table:table-cell>
          <table:table-cell office:value-type="float" office:value="5981.84912109375" calcext:value-type="float">
            <text:p>5981,85</text:p>
          </table:table-cell>
          <table:table-cell table:formula="of:=IF([.P36]&lt;300000;1;IF([.P36]&lt;3000000;2;3))" office:value-type="float" office:value="2" calcext:value-type="float">
            <text:p>2</text:p>
          </table:table-cell>
          <table:table-cell office:value-type="float" office:value="54524" calcext:value-type="float">
            <text:p>54524</text:p>
          </table:table-cell>
          <table:table-cell office:value-type="float" office:value="64620" calcext:value-type="float">
            <text:p>64620</text:p>
          </table:table-cell>
          <table:table-cell table:formula="of:=[.T36]/[.U36]" office:value-type="percentage" office:value="0.843763540699474" calcext:value-type="percentage">
            <text:p>84,38 %</text:p>
          </table:table-cell>
          <table:table-cell office:value-type="float" office:value="541" calcext:value-type="float">
            <text:p>541</text:p>
          </table:table-cell>
          <table:table-cell table:number-columns-repeated="3" office:value-type="float" office:value="54524" calcext:value-type="float">
            <text:p>54524</text:p>
          </table:table-cell>
          <table:table-cell table:formula="of:=MIN([.X36:.Z36])/[.T36]" office:value-type="float" office:value="1" calcext:value-type="float">
            <text:p>1,00</text:p>
          </table:table-cell>
          <table:table-cell office:value-type="float" office:value="541" calcext:value-type="float">
            <text:p>541</text:p>
          </table:table-cell>
          <table:table-cell office:value-type="float" office:value="52502" calcext:value-type="float">
            <text:p>52502</text:p>
          </table:table-cell>
          <table:table-cell office:value-type="float" office:value="37067" calcext:value-type="float">
            <text:p>37067</text:p>
          </table:table-cell>
          <table:table-cell office:value-type="float" office:value="47654" calcext:value-type="float">
            <text:p>47654</text:p>
          </table:table-cell>
          <table:table-cell office:value-type="float" office:value="36781" calcext:value-type="float">
            <text:p>36781</text:p>
          </table:table-cell>
          <table:table-cell table:formula="of:=MIN([.AC36:.AF36])/MIN([.X36:.Z36])" office:value-type="percentage" office:value="0.6745836695767" calcext:value-type="percentage">
            <text:p>67,46 %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8" calcext:value-type="float">
            <text:p>0,008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" calcext:value-type="float">
            <text:p>0,40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848851" calcext:value-type="float">
            <text:p>-0,0849</text:p>
          </table:table-cell>
          <table:table-cell office:value-type="float" office:value="0.396535" calcext:value-type="float">
            <text:p>0,3965</text:p>
          </table:table-cell>
          <table:table-cell office:value-type="float" office:value="0.275447" calcext:value-type="float">
            <text:p>0,2754</text:p>
          </table:table-cell>
          <table:table-cell office:value-type="float" office:value="542" calcext:value-type="float">
            <text:p>542</text:p>
          </table:table-cell>
          <table:table-cell office:value-type="float" office:value="251734" calcext:value-type="float">
            <text:p>2517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26.3509140014648" calcext:value-type="float">
            <text:p>-26,35</text:p>
          </table:table-cell>
          <table:table-cell office:value-type="float" office:value="5231.98876953125" calcext:value-type="float">
            <text:p>5231,99</text:p>
          </table:table-cell>
          <table:table-cell table:formula="of:=IF([.P37]&lt;300000;1;IF([.P37]&lt;3000000;2;3))" office:value-type="float" office:value="2" calcext:value-type="float">
            <text:p>2</text:p>
          </table:table-cell>
          <table:table-cell office:value-type="float" office:value="54764" calcext:value-type="float">
            <text:p>54764</text:p>
          </table:table-cell>
          <table:table-cell office:value-type="float" office:value="64904" calcext:value-type="float">
            <text:p>64904</text:p>
          </table:table-cell>
          <table:table-cell table:formula="of:=[.T37]/[.U37]" office:value-type="percentage" office:value="0.843769259213608" calcext:value-type="percentage">
            <text:p>84,38 %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54764" calcext:value-type="float">
            <text:p>54764</text:p>
          </table:table-cell>
          <table:table-cell table:formula="of:=MIN([.X37:.Z37])/[.T37]" office:value-type="float" office:value="1" calcext:value-type="float">
            <text:p>1,00</text:p>
          </table:table-cell>
          <table:table-cell office:value-type="float" office:value="542" calcext:value-type="float">
            <text:p>542</text:p>
          </table:table-cell>
          <table:table-cell office:value-type="float" office:value="52732" calcext:value-type="float">
            <text:p>52732</text:p>
          </table:table-cell>
          <table:table-cell office:value-type="float" office:value="38962" calcext:value-type="float">
            <text:p>38962</text:p>
          </table:table-cell>
          <table:table-cell office:value-type="float" office:value="51132" calcext:value-type="float">
            <text:p>51132</text:p>
          </table:table-cell>
          <table:table-cell office:value-type="float" office:value="39361" calcext:value-type="float">
            <text:p>39361</text:p>
          </table:table-cell>
          <table:table-cell table:formula="of:=MIN([.AC37:.AF37])/MIN([.X37:.Z37])" office:value-type="percentage" office:value="0.711452779198013" calcext:value-type="percentage">
            <text:p>71,15 %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994" calcext:value-type="float">
            <text:p>0,9940</text:p>
          </table:table-cell>
          <table:table-cell office:value-type="float" office:value="0.98" calcext:value-type="float">
            <text:p>0,9800</text:p>
          </table:table-cell>
          <table:table-cell office:value-type="float" office:value="0.916" calcext:value-type="float">
            <text:p>0,9160</text:p>
          </table:table-cell>
          <table:table-cell office:value-type="float" office:value="0.766" calcext:value-type="float">
            <text:p>0,7660</text:p>
          </table:table-cell>
          <table:table-cell table:number-columns-repeated="4" office:value-type="float" office:value="90.9" calcext:value-type="float">
            <text:p>90,90</text:p>
          </table:table-cell>
          <table:table-cell office:value-type="float" office:value="-0.0198206" calcext:value-type="float">
            <text:p>-0,0198</text:p>
          </table:table-cell>
          <table:table-cell office:value-type="float" office:value="-0.0309834" calcext:value-type="float">
            <text:p>-0,0310</text:p>
          </table:table-cell>
          <table:table-cell office:value-type="float" office:value="0.0372723" calcext:value-type="float">
            <text:p>0,0373</text:p>
          </table:table-cell>
          <table:table-cell office:value-type="float" office:value="543" calcext:value-type="float">
            <text:p>543</text:p>
          </table:table-cell>
          <table:table-cell office:value-type="float" office:value="247260" calcext:value-type="float">
            <text:p>247260</text:p>
          </table:table-cell>
          <table:table-cell office:value-type="float" office:value="-937.543884277344" calcext:value-type="float">
            <text:p>-937,54</text:p>
          </table:table-cell>
          <table:table-cell office:value-type="float" office:value="1047.56579589844" calcext:value-type="float">
            <text:p>1047,57</text:p>
          </table:table-cell>
          <table:table-cell office:value-type="float" office:value="-10.1078109741211" calcext:value-type="float">
            <text:p>-10,11</text:p>
          </table:table-cell>
          <table:table-cell office:value-type="float" office:value="52.1050186157227" calcext:value-type="float">
            <text:p>52,11</text:p>
          </table:table-cell>
          <table:table-cell table:formula="of:=IF([.P38]&lt;300000;1;IF([.P38]&lt;3000000;2;3))" office:value-type="float" office:value="1" calcext:value-type="float">
            <text:p>1</text:p>
          </table:table-cell>
          <table:table-cell office:value-type="float" office:value="31664" calcext:value-type="float">
            <text:p>31664</text:p>
          </table:table-cell>
          <table:table-cell office:value-type="float" office:value="63748" calcext:value-type="float">
            <text:p>63748</text:p>
          </table:table-cell>
          <table:table-cell table:formula="of:=[.T38]/[.U38]" office:value-type="percentage" office:value="0.496705779004832" calcext:value-type="percentage">
            <text:p>49,67 %</text:p>
          </table:table-cell>
          <table:table-cell office:value-type="float" office:value="543" calcext:value-type="float">
            <text:p>543</text:p>
          </table:table-cell>
          <table:table-cell office:value-type="float" office:value="32388" calcext:value-type="float">
            <text:p>32388</text:p>
          </table:table-cell>
          <table:table-cell office:value-type="float" office:value="33324" calcext:value-type="float">
            <text:p>33324</text:p>
          </table:table-cell>
          <table:table-cell office:value-type="float" office:value="31876" calcext:value-type="float">
            <text:p>31876</text:p>
          </table:table-cell>
          <table:table-cell table:formula="of:=MIN([.X38:.Z38])/[.T38]" office:value-type="float" office:value="1.0066953006569" calcext:value-type="float">
            <text:p>1,01</text:p>
          </table:table-cell>
          <table:table-cell office:value-type="float" office:value="543" calcext:value-type="float">
            <text:p>543</text:p>
          </table:table-cell>
          <table:table-cell office:value-type="float" office:value="30666" calcext:value-type="float">
            <text:p>30666</text:p>
          </table:table-cell>
          <table:table-cell office:value-type="float" office:value="36226" calcext:value-type="float">
            <text:p>36226</text:p>
          </table:table-cell>
          <table:table-cell office:value-type="float" office:value="46238" calcext:value-type="float">
            <text:p>46238</text:p>
          </table:table-cell>
          <table:table-cell office:value-type="float" office:value="35733" calcext:value-type="float">
            <text:p>35733</text:p>
          </table:table-cell>
          <table:table-cell table:formula="of:=MIN([.AC38:.AF38])/MIN([.X38:.Z38])" office:value-type="percentage" office:value="0.96204040657548" calcext:value-type="percentage">
            <text:p>96,20 %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8" calcext:value-type="float">
            <text:p>0,008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410812" calcext:value-type="float">
            <text:p>-0,0411</text:p>
          </table:table-cell>
          <table:table-cell office:value-type="float" office:value="0.460181" calcext:value-type="float">
            <text:p>0,4602</text:p>
          </table:table-cell>
          <table:table-cell office:value-type="float" office:value="0.226243" calcext:value-type="float">
            <text:p>0,2262</text:p>
          </table:table-cell>
          <table:table-cell office:value-type="float" office:value="545" calcext:value-type="float">
            <text:p>545</text:p>
          </table:table-cell>
          <table:table-cell office:value-type="float" office:value="248414" calcext:value-type="float">
            <text:p>2484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3.7608222961426" calcext:value-type="float">
            <text:p>-13,76</text:p>
          </table:table-cell>
          <table:table-cell office:value-type="float" office:value="5267.1650390625" calcext:value-type="float">
            <text:p>5267,17</text:p>
          </table:table-cell>
          <table:table-cell table:formula="of:=IF([.P39]&lt;300000;1;IF([.P39]&lt;3000000;2;3))" office:value-type="float" office:value="2" calcext:value-type="float">
            <text:p>2</text:p>
          </table:table-cell>
          <table:table-cell office:value-type="float" office:value="54040" calcext:value-type="float">
            <text:p>54040</text:p>
          </table:table-cell>
          <table:table-cell office:value-type="float" office:value="64048" calcext:value-type="float">
            <text:p>64048</text:p>
          </table:table-cell>
          <table:table-cell table:formula="of:=[.T39]/[.U39]" office:value-type="percentage" office:value="0.843742193354984" calcext:value-type="percentage">
            <text:p>84,37 %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54040" calcext:value-type="float">
            <text:p>54040</text:p>
          </table:table-cell>
          <table:table-cell table:formula="of:=MIN([.X39:.Z39])/[.T39]" office:value-type="float" office:value="1" calcext:value-type="float">
            <text:p>1,00</text:p>
          </table:table-cell>
          <table:table-cell office:value-type="float" office:value="545" calcext:value-type="float">
            <text:p>545</text:p>
          </table:table-cell>
          <table:table-cell office:value-type="float" office:value="52036" calcext:value-type="float">
            <text:p>52036</text:p>
          </table:table-cell>
          <table:table-cell office:value-type="float" office:value="36845" calcext:value-type="float">
            <text:p>36845</text:p>
          </table:table-cell>
          <table:table-cell office:value-type="float" office:value="47433" calcext:value-type="float">
            <text:p>47433</text:p>
          </table:table-cell>
          <table:table-cell office:value-type="float" office:value="36604" calcext:value-type="float">
            <text:p>36604</text:p>
          </table:table-cell>
          <table:table-cell table:formula="of:=MIN([.AC39:.AF39])/MIN([.X39:.Z39])" office:value-type="percentage" office:value="0.677350111028868" calcext:value-type="percentage">
            <text:p>67,74 %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5" calcext:value-type="float">
            <text:p>0,07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77472" calcext:value-type="float">
            <text:p>-0,0775</text:p>
          </table:table-cell>
          <table:table-cell office:value-type="float" office:value="0.32688" calcext:value-type="float">
            <text:p>0,3269</text:p>
          </table:table-cell>
          <table:table-cell office:value-type="float" office:value="0.124444" calcext:value-type="float">
            <text:p>0,1244</text:p>
          </table:table-cell>
          <table:table-cell office:value-type="float" office:value="546" calcext:value-type="float">
            <text:p>546</text:p>
          </table:table-cell>
          <table:table-cell office:value-type="float" office:value="243214" calcext:value-type="float">
            <text:p>2432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7.9375" calcext:value-type="float">
            <text:p>318407,94</text:p>
          </table:table-cell>
          <table:table-cell office:value-type="float" office:value="-22.7605743408203" calcext:value-type="float">
            <text:p>-22,76</text:p>
          </table:table-cell>
          <table:table-cell office:value-type="float" office:value="7110.95068359375" calcext:value-type="float">
            <text:p>7110,95</text:p>
          </table:table-cell>
          <table:table-cell table:formula="of:=IF([.P40]&lt;300000;1;IF([.P40]&lt;3000000;2;3))" office:value-type="float" office:value="2" calcext:value-type="float">
            <text:p>2</text:p>
          </table:table-cell>
          <table:table-cell office:value-type="float" office:value="52908" calcext:value-type="float">
            <text:p>52908</text:p>
          </table:table-cell>
          <table:table-cell office:value-type="float" office:value="62704" calcext:value-type="float">
            <text:p>62704</text:p>
          </table:table-cell>
          <table:table-cell table:formula="of:=[.T40]/[.U40]" office:value-type="percentage" office:value="0.843773921918857" calcext:value-type="percentage">
            <text:p>84,38 %</text:p>
          </table:table-cell>
          <table:table-cell office:value-type="float" office:value="546" calcext:value-type="float">
            <text:p>546</text:p>
          </table:table-cell>
          <table:table-cell table:number-columns-repeated="3" office:value-type="float" office:value="52908" calcext:value-type="float">
            <text:p>52908</text:p>
          </table:table-cell>
          <table:table-cell table:formula="of:=MIN([.X40:.Z40])/[.T40]" office:value-type="float" office:value="1" calcext:value-type="float">
            <text:p>1,00</text:p>
          </table:table-cell>
          <table:table-cell office:value-type="float" office:value="546" calcext:value-type="float">
            <text:p>546</text:p>
          </table:table-cell>
          <table:table-cell office:value-type="float" office:value="50947" calcext:value-type="float">
            <text:p>50947</text:p>
          </table:table-cell>
          <table:table-cell office:value-type="float" office:value="37223" calcext:value-type="float">
            <text:p>37223</text:p>
          </table:table-cell>
          <table:table-cell office:value-type="float" office:value="48671" calcext:value-type="float">
            <text:p>48671</text:p>
          </table:table-cell>
          <table:table-cell office:value-type="float" office:value="37439" calcext:value-type="float">
            <text:p>37439</text:p>
          </table:table-cell>
          <table:table-cell table:formula="of:=MIN([.AC40:.AF40])/MIN([.X40:.Z40])" office:value-type="percentage" office:value="0.7035419974295" calcext:value-type="percentage">
            <text:p>70,35 %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256" calcext:value-type="float">
            <text:p>0,2560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" calcext:value-type="float">
            <text:p>0,56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0121496" calcext:value-type="float">
            <text:p>-0,0012</text:p>
          </table:table-cell>
          <table:table-cell office:value-type="float" office:value="0.0136143" calcext:value-type="float">
            <text:p>0,0136</text:p>
          </table:table-cell>
          <table:table-cell office:value-type="float" office:value="0.0142975" calcext:value-type="float">
            <text:p>0,0143</text:p>
          </table:table-cell>
          <table:table-cell office:value-type="float" office:value="547" calcext:value-type="float">
            <text:p>547</text:p>
          </table:table-cell>
          <table:table-cell office:value-type="float" office:value="248631" calcext:value-type="float">
            <text:p>24863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94.3688201904297" calcext:value-type="float">
            <text:p>94,37</text:p>
          </table:table-cell>
          <table:table-cell office:value-type="float" office:value="7182.81591796875" calcext:value-type="float">
            <text:p>7182,82</text:p>
          </table:table-cell>
          <table:table-cell table:formula="of:=IF([.P41]&lt;300000;1;IF([.P41]&lt;3000000;2;3))" office:value-type="float" office:value="2" calcext:value-type="float">
            <text:p>2</text:p>
          </table:table-cell>
          <table:table-cell office:value-type="float" office:value="54088" calcext:value-type="float">
            <text:p>54088</text:p>
          </table:table-cell>
          <table:table-cell office:value-type="float" office:value="64104" calcext:value-type="float">
            <text:p>64104</text:p>
          </table:table-cell>
          <table:table-cell table:formula="of:=[.T41]/[.U41]" office:value-type="percentage" office:value="0.843753899912642" calcext:value-type="percentage">
            <text:p>84,38 %</text:p>
          </table:table-cell>
          <table:table-cell office:value-type="float" office:value="547" calcext:value-type="float">
            <text:p>547</text:p>
          </table:table-cell>
          <table:table-cell table:number-columns-repeated="3" office:value-type="float" office:value="54088" calcext:value-type="float">
            <text:p>54088</text:p>
          </table:table-cell>
          <table:table-cell table:formula="of:=MIN([.X41:.Z41])/[.T41]" office:value-type="float" office:value="1" calcext:value-type="float">
            <text:p>1,00</text:p>
          </table:table-cell>
          <table:table-cell office:value-type="float" office:value="547" calcext:value-type="float">
            <text:p>547</text:p>
          </table:table-cell>
          <table:table-cell office:value-type="float" office:value="52082" calcext:value-type="float">
            <text:p>52082</text:p>
          </table:table-cell>
          <table:table-cell office:value-type="float" office:value="36718" calcext:value-type="float">
            <text:p>36718</text:p>
          </table:table-cell>
          <table:table-cell office:value-type="float" office:value="47255" calcext:value-type="float">
            <text:p>47255</text:p>
          </table:table-cell>
          <table:table-cell office:value-type="float" office:value="36486" calcext:value-type="float">
            <text:p>36486</text:p>
          </table:table-cell>
          <table:table-cell table:formula="of:=MIN([.AC41:.AF41])/MIN([.X41:.Z41])" office:value-type="percentage" office:value="0.674567371690578" calcext:value-type="percentage">
            <text:p>67,46 %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1" calcext:value-type="float">
            <text:p>0,07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468446" calcext:value-type="float">
            <text:p>-0,0468</text:p>
          </table:table-cell>
          <table:table-cell office:value-type="float" office:value="0.280452" calcext:value-type="float">
            <text:p>0,2805</text:p>
          </table:table-cell>
          <table:table-cell office:value-type="float" office:value="0.166286" calcext:value-type="float">
            <text:p>0,1663</text:p>
          </table:table-cell>
          <table:table-cell office:value-type="float" office:value="548" calcext:value-type="float">
            <text:p>548</text:p>
          </table:table-cell>
          <table:table-cell office:value-type="float" office:value="253414" calcext:value-type="float">
            <text:p>2534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16.5894622802734" calcext:value-type="float">
            <text:p>-16,59</text:p>
          </table:table-cell>
          <table:table-cell office:value-type="float" office:value="6914.06103515625" calcext:value-type="float">
            <text:p>6914,06</text:p>
          </table:table-cell>
          <table:table-cell table:formula="of:=IF([.P42]&lt;300000;1;IF([.P42]&lt;3000000;2;3))" office:value-type="float" office:value="2" calcext:value-type="float">
            <text:p>2</text:p>
          </table:table-cell>
          <table:table-cell office:value-type="float" office:value="55128" calcext:value-type="float">
            <text:p>55128</text:p>
          </table:table-cell>
          <table:table-cell office:value-type="float" office:value="65336" calcext:value-type="float">
            <text:p>65336</text:p>
          </table:table-cell>
          <table:table-cell table:formula="of:=[.T42]/[.U42]" office:value-type="percentage" office:value="0.843761479123301" calcext:value-type="percentage">
            <text:p>84,38 %</text:p>
          </table:table-cell>
          <table:table-cell office:value-type="float" office:value="548" calcext:value-type="float">
            <text:p>548</text:p>
          </table:table-cell>
          <table:table-cell office:value-type="float" office:value="55128" calcext:value-type="float">
            <text:p>55128</text:p>
          </table:table-cell>
          <table:table-cell office:value-type="float" office:value="55096" calcext:value-type="float">
            <text:p>55096</text:p>
          </table:table-cell>
          <table:table-cell office:value-type="float" office:value="55128" calcext:value-type="float">
            <text:p>55128</text:p>
          </table:table-cell>
          <table:table-cell table:formula="of:=MIN([.X42:.Z42])/[.T42]" office:value-type="float" office:value="0.999419532723843" calcext:value-type="float">
            <text:p>1,00</text:p>
          </table:table-cell>
          <table:table-cell office:value-type="float" office:value="548" calcext:value-type="float">
            <text:p>548</text:p>
          </table:table-cell>
          <table:table-cell office:value-type="float" office:value="53084" calcext:value-type="float">
            <text:p>53084</text:p>
          </table:table-cell>
          <table:table-cell office:value-type="float" office:value="38145" calcext:value-type="float">
            <text:p>38145</text:p>
          </table:table-cell>
          <table:table-cell office:value-type="float" office:value="49457" calcext:value-type="float">
            <text:p>49457</text:p>
          </table:table-cell>
          <table:table-cell office:value-type="float" office:value="38105" calcext:value-type="float">
            <text:p>38105</text:p>
          </table:table-cell>
          <table:table-cell table:formula="of:=MIN([.AC42:.AF42])/MIN([.X42:.Z42])" office:value-type="percentage" office:value="0.691611006243648" calcext:value-type="percentage">
            <text:p>69,16 %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7" calcext:value-type="float">
            <text:p>-0,177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0877251" calcext:value-type="float">
            <text:p>-0,0088</text:p>
          </table:table-cell>
          <table:table-cell office:value-type="float" office:value="0.372243" calcext:value-type="float">
            <text:p>0,3722</text:p>
          </table:table-cell>
          <table:table-cell office:value-type="float" office:value="0.31714" calcext:value-type="float">
            <text:p>0,3171</text:p>
          </table:table-cell>
          <table:table-cell office:value-type="float" office:value="549" calcext:value-type="float">
            <text:p>549</text:p>
          </table:table-cell>
          <table:table-cell office:value-type="float" office:value="244014" calcext:value-type="float">
            <text:p>2440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7.9375" calcext:value-type="float">
            <text:p>318407,94</text:p>
          </table:table-cell>
          <table:table-cell office:value-type="float" office:value="-19.0695304870605" calcext:value-type="float">
            <text:p>-19,07</text:p>
          </table:table-cell>
          <table:table-cell office:value-type="float" office:value="7077.9296875" calcext:value-type="float">
            <text:p>7077,93</text:p>
          </table:table-cell>
          <table:table-cell table:formula="of:=IF([.P43]&lt;300000;1;IF([.P43]&lt;3000000;2;3))" office:value-type="float" office:value="2" calcext:value-type="float">
            <text:p>2</text:p>
          </table:table-cell>
          <table:table-cell office:value-type="float" office:value="53084" calcext:value-type="float">
            <text:p>53084</text:p>
          </table:table-cell>
          <table:table-cell office:value-type="float" office:value="62912" calcext:value-type="float">
            <text:p>62912</text:p>
          </table:table-cell>
          <table:table-cell table:formula="of:=[.T43]/[.U43]" office:value-type="percentage" office:value="0.843781790437436" calcext:value-type="percentage">
            <text:p>84,38 %</text:p>
          </table:table-cell>
          <table:table-cell office:value-type="float" office:value="549" calcext:value-type="float">
            <text:p>549</text:p>
          </table:table-cell>
          <table:table-cell table:number-columns-repeated="3" office:value-type="float" office:value="53084" calcext:value-type="float">
            <text:p>53084</text:p>
          </table:table-cell>
          <table:table-cell table:formula="of:=MIN([.X43:.Z43])/[.T43]" office:value-type="float" office:value="1" calcext:value-type="float">
            <text:p>1,00</text:p>
          </table:table-cell>
          <table:table-cell office:value-type="float" office:value="549" calcext:value-type="float">
            <text:p>549</text:p>
          </table:table-cell>
          <table:table-cell office:value-type="float" office:value="51115" calcext:value-type="float">
            <text:p>51115</text:p>
          </table:table-cell>
          <table:table-cell office:value-type="float" office:value="36887" calcext:value-type="float">
            <text:p>36887</text:p>
          </table:table-cell>
          <table:table-cell office:value-type="float" office:value="47958" calcext:value-type="float">
            <text:p>47958</text:p>
          </table:table-cell>
          <table:table-cell office:value-type="float" office:value="36959" calcext:value-type="float">
            <text:p>36959</text:p>
          </table:table-cell>
          <table:table-cell table:formula="of:=MIN([.AC43:.AF43])/MIN([.X43:.Z43])" office:value-type="percentage" office:value="0.694879813126366" calcext:value-type="percentage">
            <text:p>69,49 %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74" calcext:value-type="float">
            <text:p>0,0740</text:p>
          </table:table-cell>
          <table:table-cell office:value-type="float" office:value="0.015" calcext:value-type="float">
            <text:p>0,015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4" calcext:value-type="float">
            <text:p>0,41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422779" calcext:value-type="float">
            <text:p>0,0423</text:p>
          </table:table-cell>
          <table:table-cell office:value-type="float" office:value="0.127351" calcext:value-type="float">
            <text:p>0,1274</text:p>
          </table:table-cell>
          <table:table-cell office:value-type="float" office:value="0.158331" calcext:value-type="float">
            <text:p>0,1583</text:p>
          </table:table-cell>
          <table:table-cell office:value-type="float" office:value="550" calcext:value-type="float">
            <text:p>550</text:p>
          </table:table-cell>
          <table:table-cell office:value-type="float" office:value="229092" calcext:value-type="float">
            <text:p>229092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68.5494842529297" calcext:value-type="float">
            <text:p>-68,55</text:p>
          </table:table-cell>
          <table:table-cell office:value-type="float" office:value="6255.7255859375" calcext:value-type="float">
            <text:p>6255,73</text:p>
          </table:table-cell>
          <table:table-cell table:formula="of:=IF([.P44]&lt;300000;1;IF([.P44]&lt;3000000;2;3))" office:value-type="float" office:value="2" calcext:value-type="float">
            <text:p>2</text:p>
          </table:table-cell>
          <table:table-cell office:value-type="float" office:value="49836" calcext:value-type="float">
            <text:p>49836</text:p>
          </table:table-cell>
          <table:table-cell office:value-type="float" office:value="59064" calcext:value-type="float">
            <text:p>59064</text:p>
          </table:table-cell>
          <table:table-cell table:formula="of:=[.T44]/[.U44]" office:value-type="percentage" office:value="0.843762698090207" calcext:value-type="percentage">
            <text:p>84,38 %</text:p>
          </table:table-cell>
          <table:table-cell office:value-type="float" office:value="550" calcext:value-type="float">
            <text:p>550</text:p>
          </table:table-cell>
          <table:table-cell table:number-columns-repeated="3" office:value-type="float" office:value="49836" calcext:value-type="float">
            <text:p>49836</text:p>
          </table:table-cell>
          <table:table-cell table:formula="of:=MIN([.X44:.Z44])/[.T44]" office:value-type="float" office:value="1" calcext:value-type="float">
            <text:p>1,00</text:p>
          </table:table-cell>
          <table:table-cell office:value-type="float" office:value="550" calcext:value-type="float">
            <text:p>550</text:p>
          </table:table-cell>
          <table:table-cell office:value-type="float" office:value="47989" calcext:value-type="float">
            <text:p>47989</text:p>
          </table:table-cell>
          <table:table-cell office:value-type="float" office:value="34449" calcext:value-type="float">
            <text:p>34449</text:p>
          </table:table-cell>
          <table:table-cell office:value-type="float" office:value="44679" calcext:value-type="float">
            <text:p>44679</text:p>
          </table:table-cell>
          <table:table-cell office:value-type="float" office:value="34419" calcext:value-type="float">
            <text:p>34419</text:p>
          </table:table-cell>
          <table:table-cell table:formula="of:=MIN([.AC44:.AF44])/MIN([.X44:.Z44])" office:value-type="percentage" office:value="0.690645316638575" calcext:value-type="percentage">
            <text:p>69,06 %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6" calcext:value-type="float">
            <text:p>0,406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-0.063292" calcext:value-type="float">
            <text:p>-0,0633</text:p>
          </table:table-cell>
          <table:table-cell office:value-type="float" office:value="0.232796" calcext:value-type="float">
            <text:p>0,2328</text:p>
          </table:table-cell>
          <table:table-cell office:value-type="float" office:value="0.0732307" calcext:value-type="float">
            <text:p>0,0732</text:p>
          </table:table-cell>
          <table:table-cell office:value-type="float" office:value="551" calcext:value-type="float">
            <text:p>551</text:p>
          </table:table-cell>
          <table:table-cell office:value-type="float" office:value="244434" calcext:value-type="float">
            <text:p>2444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.7230019569397" calcext:value-type="float">
            <text:p>1,72</text:p>
          </table:table-cell>
          <table:table-cell office:value-type="float" office:value="5289.2744140625" calcext:value-type="float">
            <text:p>5289,27</text:p>
          </table:table-cell>
          <table:table-cell table:formula="of:=IF([.P45]&lt;300000;1;IF([.P45]&lt;3000000;2;3))" office:value-type="float" office:value="2" calcext:value-type="float">
            <text:p>2</text:p>
          </table:table-cell>
          <table:table-cell office:value-type="float" office:value="53176" calcext:value-type="float">
            <text:p>53176</text:p>
          </table:table-cell>
          <table:table-cell office:value-type="float" office:value="63020" calcext:value-type="float">
            <text:p>63020</text:p>
          </table:table-cell>
          <table:table-cell table:formula="of:=[.T45]/[.U45]" office:value-type="percentage" office:value="0.843795620437956" calcext:value-type="percentage">
            <text:p>84,38 %</text:p>
          </table:table-cell>
          <table:table-cell office:value-type="float" office:value="551" calcext:value-type="float">
            <text:p>551</text:p>
          </table:table-cell>
          <table:table-cell table:number-columns-repeated="3" office:value-type="float" office:value="53176" calcext:value-type="float">
            <text:p>53176</text:p>
          </table:table-cell>
          <table:table-cell table:formula="of:=MIN([.X45:.Z45])/[.T45]" office:value-type="float" office:value="1" calcext:value-type="float">
            <text:p>1,00</text:p>
          </table:table-cell>
          <table:table-cell office:value-type="float" office:value="551" calcext:value-type="float">
            <text:p>551</text:p>
          </table:table-cell>
          <table:table-cell office:value-type="float" office:value="51203" calcext:value-type="float">
            <text:p>51203</text:p>
          </table:table-cell>
          <table:table-cell office:value-type="float" office:value="34476" calcext:value-type="float">
            <text:p>34476</text:p>
          </table:table-cell>
          <table:table-cell office:value-type="float" office:value="43307" calcext:value-type="float">
            <text:p>43307</text:p>
          </table:table-cell>
          <table:table-cell office:value-type="float" office:value="33582" calcext:value-type="float">
            <text:p>33582</text:p>
          </table:table-cell>
          <table:table-cell table:formula="of:=MIN([.AC45:.AF45])/MIN([.X45:.Z45])" office:value-type="percentage" office:value="0.631525500225666" calcext:value-type="percentage">
            <text:p>63,15 %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9" calcext:value-type="float">
            <text:p>0,009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2" calcext:value-type="float">
            <text:p>0,402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408898" calcext:value-type="float">
            <text:p>-0,0409</text:p>
          </table:table-cell>
          <table:table-cell office:value-type="float" office:value="0.290215" calcext:value-type="float">
            <text:p>0,2902</text:p>
          </table:table-cell>
          <table:table-cell office:value-type="float" office:value="0.0741341" calcext:value-type="float">
            <text:p>0,0741</text:p>
          </table:table-cell>
          <table:table-cell office:value-type="float" office:value="552" calcext:value-type="float">
            <text:p>552</text:p>
          </table:table-cell>
          <table:table-cell office:value-type="float" office:value="259974" calcext:value-type="float">
            <text:p>2599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0.71992814540863" calcext:value-type="float">
            <text:p>0,72</text:p>
          </table:table-cell>
          <table:table-cell office:value-type="float" office:value="5148.76611328125" calcext:value-type="float">
            <text:p>5148,77</text:p>
          </table:table-cell>
          <table:table-cell table:formula="of:=IF([.P46]&lt;300000;1;IF([.P46]&lt;3000000;2;3))" office:value-type="float" office:value="2" calcext:value-type="float">
            <text:p>2</text:p>
          </table:table-cell>
          <table:table-cell office:value-type="float" office:value="56556" calcext:value-type="float">
            <text:p>56556</text:p>
          </table:table-cell>
          <table:table-cell office:value-type="float" office:value="67028" calcext:value-type="float">
            <text:p>67028</text:p>
          </table:table-cell>
          <table:table-cell table:formula="of:=[.T46]/[.U46]" office:value-type="percentage" office:value="0.843766784030554" calcext:value-type="percentage">
            <text:p>84,38 %</text:p>
          </table:table-cell>
          <table:table-cell office:value-type="float" office:value="552" calcext:value-type="float">
            <text:p>552</text:p>
          </table:table-cell>
          <table:table-cell table:number-columns-repeated="3" office:value-type="float" office:value="56556" calcext:value-type="float">
            <text:p>56556</text:p>
          </table:table-cell>
          <table:table-cell table:formula="of:=MIN([.X46:.Z46])/[.T46]" office:value-type="float" office:value="1" calcext:value-type="float">
            <text:p>1,00</text:p>
          </table:table-cell>
          <table:table-cell office:value-type="float" office:value="552" calcext:value-type="float">
            <text:p>552</text:p>
          </table:table-cell>
          <table:table-cell office:value-type="float" office:value="54458" calcext:value-type="float">
            <text:p>54458</text:p>
          </table:table-cell>
          <table:table-cell office:value-type="float" office:value="36792" calcext:value-type="float">
            <text:p>36792</text:p>
          </table:table-cell>
          <table:table-cell office:value-type="float" office:value="46222" calcext:value-type="float">
            <text:p>46222</text:p>
          </table:table-cell>
          <table:table-cell office:value-type="float" office:value="35850" calcext:value-type="float">
            <text:p>35850</text:p>
          </table:table-cell>
          <table:table-cell table:formula="of:=MIN([.AC46:.AF46])/MIN([.X46:.Z46])" office:value-type="percentage" office:value="0.633884998939105" calcext:value-type="percentage">
            <text:p>63,39 %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3" calcext:value-type="float">
            <text:p>-0,1830</text:p>
          </table:table-cell>
          <table:table-cell office:value-type="float" office:value="-0.113" calcext:value-type="float">
            <text:p>-0,1130</text:p>
          </table:table-cell>
          <table:table-cell office:value-type="float" office:value="0.069" calcext:value-type="float">
            <text:p>0,069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727668" calcext:value-type="float">
            <text:p>-0,0728</text:p>
          </table:table-cell>
          <table:table-cell office:value-type="float" office:value="0.156311" calcext:value-type="float">
            <text:p>0,1563</text:p>
          </table:table-cell>
          <table:table-cell office:value-type="float" office:value="0.150376" calcext:value-type="float">
            <text:p>0,1504</text:p>
          </table:table-cell>
          <table:table-cell office:value-type="float" office:value="553" calcext:value-type="float">
            <text:p>553</text:p>
          </table:table-cell>
          <table:table-cell office:value-type="float" office:value="262354" calcext:value-type="float">
            <text:p>26235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946.90625" calcext:value-type="float">
            <text:p>317946,91</text:p>
          </table:table-cell>
          <table:table-cell office:value-type="float" office:value="0.998417615890503" calcext:value-type="float">
            <text:p>1,00</text:p>
          </table:table-cell>
          <table:table-cell office:value-type="float" office:value="6789.01123046875" calcext:value-type="float">
            <text:p>6789,01</text:p>
          </table:table-cell>
          <table:table-cell table:formula="of:=IF([.P47]&lt;300000;1;IF([.P47]&lt;3000000;2;3))" office:value-type="float" office:value="2" calcext:value-type="float">
            <text:p>2</text:p>
          </table:table-cell>
          <table:table-cell office:value-type="float" office:value="57072" calcext:value-type="float">
            <text:p>57072</text:p>
          </table:table-cell>
          <table:table-cell office:value-type="float" office:value="67640" calcext:value-type="float">
            <text:p>67640</text:p>
          </table:table-cell>
          <table:table-cell table:formula="of:=[.T47]/[.U47]" office:value-type="percentage" office:value="0.843761088113542" calcext:value-type="percentage">
            <text:p>84,38 %</text:p>
          </table:table-cell>
          <table:table-cell office:value-type="float" office:value="553" calcext:value-type="float">
            <text:p>553</text:p>
          </table:table-cell>
          <table:table-cell table:number-columns-repeated="3" office:value-type="float" office:value="57072" calcext:value-type="float">
            <text:p>57072</text:p>
          </table:table-cell>
          <table:table-cell table:formula="of:=MIN([.X47:.Z47])/[.T47]" office:value-type="float" office:value="1" calcext:value-type="float">
            <text:p>1,00</text:p>
          </table:table-cell>
          <table:table-cell office:value-type="float" office:value="553" calcext:value-type="float">
            <text:p>553</text:p>
          </table:table-cell>
          <table:table-cell office:value-type="float" office:value="54956" calcext:value-type="float">
            <text:p>54956</text:p>
          </table:table-cell>
          <table:table-cell office:value-type="float" office:value="36913" calcext:value-type="float">
            <text:p>36913</text:p>
          </table:table-cell>
          <table:table-cell office:value-type="float" office:value="46253" calcext:value-type="float">
            <text:p>46253</text:p>
          </table:table-cell>
          <table:table-cell office:value-type="float" office:value="35894" calcext:value-type="float">
            <text:p>35894</text:p>
          </table:table-cell>
          <table:table-cell table:formula="of:=MIN([.AC47:.AF47])/MIN([.X47:.Z47])" office:value-type="percentage" office:value="0.628924866834875" calcext:value-type="percentage">
            <text:p>62,89 %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992" calcext:value-type="float">
            <text:p>0,9920</text:p>
          </table:table-cell>
          <table:table-cell office:value-type="float" office:value="0.973" calcext:value-type="float">
            <text:p>0,9730</text:p>
          </table:table-cell>
          <table:table-cell office:value-type="float" office:value="0.904" calcext:value-type="float">
            <text:p>0,9040</text:p>
          </table:table-cell>
          <table:table-cell office:value-type="float" office:value="0.739" calcext:value-type="float">
            <text:p>0,739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845255" calcext:value-type="float">
            <text:p>0,0085</text:p>
          </table:table-cell>
          <table:table-cell office:value-type="float" office:value="0.00693777" calcext:value-type="float">
            <text:p>0,0069</text:p>
          </table:table-cell>
          <table:table-cell office:value-type="float" office:value="-0.0014081" calcext:value-type="float">
            <text:p>-0,0014</text:p>
          </table:table-cell>
          <table:table-cell office:value-type="float" office:value="554" calcext:value-type="float">
            <text:p>554</text:p>
          </table:table-cell>
          <table:table-cell office:value-type="float" office:value="267360" calcext:value-type="float">
            <text:p>267360</text:p>
          </table:table-cell>
          <table:table-cell office:value-type="float" office:value="-617.157165527344" calcext:value-type="float">
            <text:p>-617,16</text:p>
          </table:table-cell>
          <table:table-cell office:value-type="float" office:value="1128.11474609375" calcext:value-type="float">
            <text:p>1128,11</text:p>
          </table:table-cell>
          <table:table-cell office:value-type="float" office:value="-35.7369766235352" calcext:value-type="float">
            <text:p>-35,74</text:p>
          </table:table-cell>
          <table:table-cell office:value-type="float" office:value="69.8393173217773" calcext:value-type="float">
            <text:p>69,84</text:p>
          </table:table-cell>
          <table:table-cell table:formula="of:=IF([.P48]&lt;300000;1;IF([.P48]&lt;3000000;2;3))" office:value-type="float" office:value="1" calcext:value-type="float">
            <text:p>1</text:p>
          </table:table-cell>
          <table:table-cell office:value-type="float" office:value="33784" calcext:value-type="float">
            <text:p>33784</text:p>
          </table:table-cell>
          <table:table-cell office:value-type="float" office:value="69976" calcext:value-type="float">
            <text:p>69976</text:p>
          </table:table-cell>
          <table:table-cell table:formula="of:=[.T48]/[.U48]" office:value-type="percentage" office:value="0.482794100834572" calcext:value-type="percentage">
            <text:p>48,28 %</text:p>
          </table:table-cell>
          <table:table-cell office:value-type="float" office:value="554" calcext:value-type="float">
            <text:p>554</text:p>
          </table:table-cell>
          <table:table-cell office:value-type="float" office:value="33456" calcext:value-type="float">
            <text:p>33456</text:p>
          </table:table-cell>
          <table:table-cell office:value-type="float" office:value="35804" calcext:value-type="float">
            <text:p>35804</text:p>
          </table:table-cell>
          <table:table-cell office:value-type="float" office:value="32968" calcext:value-type="float">
            <text:p>32968</text:p>
          </table:table-cell>
          <table:table-cell table:formula="of:=MIN([.X48:.Z48])/[.T48]" office:value-type="float" office:value="0.975846554582051" calcext:value-type="float">
            <text:p>0,98</text:p>
          </table:table-cell>
          <table:table-cell office:value-type="float" office:value="554" calcext:value-type="float">
            <text:p>554</text:p>
          </table:table-cell>
          <table:table-cell office:value-type="float" office:value="33812" calcext:value-type="float">
            <text:p>33812</text:p>
          </table:table-cell>
          <table:table-cell office:value-type="float" office:value="41968" calcext:value-type="float">
            <text:p>41968</text:p>
          </table:table-cell>
          <table:table-cell office:value-type="float" office:value="55292" calcext:value-type="float">
            <text:p>55292</text:p>
          </table:table-cell>
          <table:table-cell office:value-type="float" office:value="42454" calcext:value-type="float">
            <text:p>42454</text:p>
          </table:table-cell>
          <table:table-cell table:formula="of:=MIN([.AC48:.AF48])/MIN([.X48:.Z48])" office:value-type="percentage" office:value="1.02560058238292" calcext:value-type="percentage">
            <text:p>102,56 %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" calcext:value-type="float">
            <text:p>-0,180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569332" calcext:value-type="float">
            <text:p>-0,0569</text:p>
          </table:table-cell>
          <table:table-cell office:value-type="float" office:value="0.222051" calcext:value-type="float">
            <text:p>0,2221</text:p>
          </table:table-cell>
          <table:table-cell office:value-type="float" office:value="0.0847062" calcext:value-type="float">
            <text:p>0,0847</text:p>
          </table:table-cell>
          <table:table-cell office:value-type="float" office:value="555" calcext:value-type="float">
            <text:p>555</text:p>
          </table:table-cell>
          <table:table-cell office:value-type="float" office:value="252795" calcext:value-type="float">
            <text:p>2527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4.12954092025757" calcext:value-type="float">
            <text:p>4,13</text:p>
          </table:table-cell>
          <table:table-cell office:value-type="float" office:value="6937.41552734375" calcext:value-type="float">
            <text:p>6937,42</text:p>
          </table:table-cell>
          <table:table-cell table:formula="of:=IF([.P49]&lt;300000;1;IF([.P49]&lt;3000000;2;3))" office:value-type="float" office:value="2" calcext:value-type="float">
            <text:p>2</text:p>
          </table:table-cell>
          <table:table-cell office:value-type="float" office:value="54992" calcext:value-type="float">
            <text:p>54992</text:p>
          </table:table-cell>
          <table:table-cell office:value-type="float" office:value="65176" calcext:value-type="float">
            <text:p>65176</text:p>
          </table:table-cell>
          <table:table-cell table:formula="of:=[.T49]/[.U49]" office:value-type="percentage" office:value="0.843746164232233" calcext:value-type="percentage">
            <text:p>84,37 %</text:p>
          </table:table-cell>
          <table:table-cell office:value-type="float" office:value="555" calcext:value-type="float">
            <text:p>555</text:p>
          </table:table-cell>
          <table:table-cell table:number-columns-repeated="3" office:value-type="float" office:value="54992" calcext:value-type="float">
            <text:p>54992</text:p>
          </table:table-cell>
          <table:table-cell table:formula="of:=MIN([.X49:.Z49])/[.T49]" office:value-type="float" office:value="1" calcext:value-type="float">
            <text:p>1,00</text:p>
          </table:table-cell>
          <table:table-cell office:value-type="float" office:value="555" calcext:value-type="float">
            <text:p>555</text:p>
          </table:table-cell>
          <table:table-cell office:value-type="float" office:value="52954" calcext:value-type="float">
            <text:p>52954</text:p>
          </table:table-cell>
          <table:table-cell office:value-type="float" office:value="39741" calcext:value-type="float">
            <text:p>39741</text:p>
          </table:table-cell>
          <table:table-cell office:value-type="float" office:value="52361" calcext:value-type="float">
            <text:p>52361</text:p>
          </table:table-cell>
          <table:table-cell office:value-type="float" office:value="40198" calcext:value-type="float">
            <text:p>40198</text:p>
          </table:table-cell>
          <table:table-cell table:formula="of:=MIN([.AC49:.AF49])/MIN([.X49:.Z49])" office:value-type="percentage" office:value="0.722668751818446" calcext:value-type="percentage">
            <text:p>72,27 %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972" calcext:value-type="float">
            <text:p>0,9720</text:p>
          </table:table-cell>
          <table:table-cell office:value-type="float" office:value="0.913" calcext:value-type="float">
            <text:p>0,9130</text:p>
          </table:table-cell>
          <table:table-cell office:value-type="float" office:value="0.807" calcext:value-type="float">
            <text:p>0,8070</text:p>
          </table:table-cell>
          <table:table-cell office:value-type="float" office:value="0.653" calcext:value-type="float">
            <text:p>0,6530</text:p>
          </table:table-cell>
          <table:table-cell table:number-columns-repeated="4" office:value-type="float" office:value="83.3" calcext:value-type="float">
            <text:p>83,30</text:p>
          </table:table-cell>
          <table:table-cell office:value-type="float" office:value="0.0148174" calcext:value-type="float">
            <text:p>0,0148</text:p>
          </table:table-cell>
          <table:table-cell office:value-type="float" office:value="-0.0162973" calcext:value-type="float">
            <text:p>-0,0163</text:p>
          </table:table-cell>
          <table:table-cell office:value-type="float" office:value="0.0152102" calcext:value-type="float">
            <text:p>0,0152</text:p>
          </table:table-cell>
          <table:table-cell office:value-type="float" office:value="556" calcext:value-type="float">
            <text:p>556</text:p>
          </table:table-cell>
          <table:table-cell office:value-type="float" office:value="242820" calcext:value-type="float">
            <text:p>242820</text:p>
          </table:table-cell>
          <table:table-cell office:value-type="float" office:value="-1139.99255371094" calcext:value-type="float">
            <text:p>-1139,99</text:p>
          </table:table-cell>
          <table:table-cell office:value-type="float" office:value="831.260009765625" calcext:value-type="float">
            <text:p>831,26</text:p>
          </table:table-cell>
          <table:table-cell office:value-type="float" office:value="-6.18784666061401" calcext:value-type="float">
            <text:p>-6,19</text:p>
          </table:table-cell>
          <table:table-cell office:value-type="float" office:value="30.6928424835205" calcext:value-type="float">
            <text:p>30,69</text:p>
          </table:table-cell>
          <table:table-cell table:formula="of:=IF([.P50]&lt;300000;1;IF([.P50]&lt;3000000;2;3))"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62604" calcext:value-type="float">
            <text:p>62604</text:p>
          </table:table-cell>
          <table:table-cell table:formula="of:=[.T50]/[.U50]" office:value-type="percentage" office:value="0.479202606862181" calcext:value-type="percentage">
            <text:p>47,92 %</text:p>
          </table:table-cell>
          <table:table-cell office:value-type="float" office:value="556" calcext:value-type="float">
            <text:p>556</text:p>
          </table:table-cell>
          <table:table-cell office:value-type="float" office:value="29584" calcext:value-type="float">
            <text:p>29584</text:p>
          </table:table-cell>
          <table:table-cell office:value-type="float" office:value="32400" calcext:value-type="float">
            <text:p>32400</text:p>
          </table:table-cell>
          <table:table-cell office:value-type="float" office:value="29200" calcext:value-type="float">
            <text:p>29200</text:p>
          </table:table-cell>
          <table:table-cell table:formula="of:=MIN([.X50:.Z50])/[.T50]" office:value-type="float" office:value="0.973333333333333" calcext:value-type="float">
            <text:p>0,97</text:p>
          </table:table-cell>
          <table:table-cell office:value-type="float" office:value="556" calcext:value-type="float">
            <text:p>556</text:p>
          </table:table-cell>
          <table:table-cell office:value-type="float" office:value="29019" calcext:value-type="float">
            <text:p>29019</text:p>
          </table:table-cell>
          <table:table-cell office:value-type="float" office:value="34528" calcext:value-type="float">
            <text:p>34528</text:p>
          </table:table-cell>
          <table:table-cell office:value-type="float" office:value="43470" calcext:value-type="float">
            <text:p>43470</text:p>
          </table:table-cell>
          <table:table-cell office:value-type="float" office:value="33685" calcext:value-type="float">
            <text:p>33685</text:p>
          </table:table-cell>
          <table:table-cell table:formula="of:=MIN([.AC50:.AF50])/MIN([.X50:.Z50])" office:value-type="percentage" office:value="0.993801369863014" calcext:value-type="percentage">
            <text:p>99,38 %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96" calcext:value-type="float">
            <text:p>0,9600</text:p>
          </table:table-cell>
          <table:table-cell office:value-type="float" office:value="0.892" calcext:value-type="float">
            <text:p>0,8920</text:p>
          </table:table-cell>
          <table:table-cell office:value-type="float" office:value="0.83" calcext:value-type="float">
            <text:p>0,8300</text:p>
          </table:table-cell>
          <table:table-cell office:value-type="float" office:value="0.702" calcext:value-type="float">
            <text:p>0,7020</text:p>
          </table:table-cell>
          <table:table-cell table:number-columns-repeated="4" office:value-type="float" office:value="90.9" calcext:value-type="float">
            <text:p>90,90</text:p>
          </table:table-cell>
          <table:table-cell office:value-type="float" office:value="-0.0130319" calcext:value-type="float">
            <text:p>-0,0130</text:p>
          </table:table-cell>
          <table:table-cell office:value-type="float" office:value="-0.0117301" calcext:value-type="float">
            <text:p>-0,0117</text:p>
          </table:table-cell>
          <table:table-cell office:value-type="float" office:value="0.0381571" calcext:value-type="float">
            <text:p>0,0382</text:p>
          </table:table-cell>
          <table:table-cell office:value-type="float" office:value="557" calcext:value-type="float">
            <text:p>557</text:p>
          </table:table-cell>
          <table:table-cell office:value-type="float" office:value="241720" calcext:value-type="float">
            <text:p>241720</text:p>
          </table:table-cell>
          <table:table-cell office:value-type="float" office:value="-997.457641601563" calcext:value-type="float">
            <text:p>-997,46</text:p>
          </table:table-cell>
          <table:table-cell office:value-type="float" office:value="1302.1982421875" calcext:value-type="float">
            <text:p>1302,20</text:p>
          </table:table-cell>
          <table:table-cell office:value-type="float" office:value="-18.6706600189209" calcext:value-type="float">
            <text:p>-18,67</text:p>
          </table:table-cell>
          <table:table-cell office:value-type="float" office:value="34.5220527648926" calcext:value-type="float">
            <text:p>34,52</text:p>
          </table:table-cell>
          <table:table-cell table:formula="of:=IF([.P51]&lt;300000;1;IF([.P51]&lt;3000000;2;3))" office:value-type="float" office:value="1" calcext:value-type="float">
            <text:p>1</text:p>
          </table:table-cell>
          <table:table-cell office:value-type="float" office:value="29776" calcext:value-type="float">
            <text:p>29776</text:p>
          </table:table-cell>
          <table:table-cell office:value-type="float" office:value="63264" calcext:value-type="float">
            <text:p>63264</text:p>
          </table:table-cell>
          <table:table-cell table:formula="of:=[.T51]/[.U51]" office:value-type="percentage" office:value="0.470662620131512" calcext:value-type="percentage">
            <text:p>47,07 %</text:p>
          </table:table-cell>
          <table:table-cell office:value-type="float" office:value="557" calcext:value-type="float">
            <text:p>557</text:p>
          </table:table-cell>
          <table:table-cell office:value-type="float" office:value="28892" calcext:value-type="float">
            <text:p>28892</text:p>
          </table:table-cell>
          <table:table-cell office:value-type="float" office:value="31664" calcext:value-type="float">
            <text:p>31664</text:p>
          </table:table-cell>
          <table:table-cell office:value-type="float" office:value="28860" calcext:value-type="float">
            <text:p>28860</text:p>
          </table:table-cell>
          <table:table-cell table:formula="of:=MIN([.X51:.Z51])/[.T51]" office:value-type="float" office:value="0.969236969371306" calcext:value-type="float">
            <text:p>0,97</text:p>
          </table:table-cell>
          <table:table-cell office:value-type="float" office:value="557" calcext:value-type="float">
            <text:p>557</text:p>
          </table:table-cell>
          <table:table-cell office:value-type="float" office:value="28504" calcext:value-type="float">
            <text:p>28504</text:p>
          </table:table-cell>
          <table:table-cell office:value-type="float" office:value="36010" calcext:value-type="float">
            <text:p>36010</text:p>
          </table:table-cell>
          <table:table-cell office:value-type="float" office:value="46401" calcext:value-type="float">
            <text:p>46401</text:p>
          </table:table-cell>
          <table:table-cell office:value-type="float" office:value="35779" calcext:value-type="float">
            <text:p>35779</text:p>
          </table:table-cell>
          <table:table-cell table:formula="of:=MIN([.AC51:.AF51])/MIN([.X51:.Z51])" office:value-type="percentage" office:value="0.987664587664588" calcext:value-type="percentage">
            <text:p>98,77 %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12" calcext:value-type="float">
            <text:p>0,0120</text:p>
          </table:table-cell>
          <table:table-cell office:value-type="float" office:value="0.032" calcext:value-type="float">
            <text:p>0,0320</text:p>
          </table:table-cell>
          <table:table-cell office:value-type="float" office:value="-0.004" calcext:value-type="float">
            <text:p>-0,0040</text:p>
          </table:table-cell>
          <table:table-cell office:value-type="float" office:value="0.404" calcext:value-type="float">
            <text:p>0,404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-0.12344" calcext:value-type="float">
            <text:p>-0,1234</text:p>
          </table:table-cell>
          <table:table-cell office:value-type="float" office:value="0.144246" calcext:value-type="float">
            <text:p>0,1442</text:p>
          </table:table-cell>
          <table:table-cell office:value-type="float" office:value="0.0747629" calcext:value-type="float">
            <text:p>0,0748</text:p>
          </table:table-cell>
          <table:table-cell office:value-type="float" office:value="558" calcext:value-type="float">
            <text:p>558</text:p>
          </table:table-cell>
          <table:table-cell office:value-type="float" office:value="225470" calcext:value-type="float">
            <text:p>22547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.53009307384491" calcext:value-type="float">
            <text:p>-1,53</text:p>
          </table:table-cell>
          <table:table-cell office:value-type="float" office:value="5497.63427734375" calcext:value-type="float">
            <text:p>5497,63</text:p>
          </table:table-cell>
          <table:table-cell table:formula="of:=IF([.P52]&lt;300000;1;IF([.P52]&lt;3000000;2;3))" office:value-type="float" office:value="2" calcext:value-type="float">
            <text:p>2</text:p>
          </table:table-cell>
          <table:table-cell office:value-type="float" office:value="49052" calcext:value-type="float">
            <text:p>49052</text:p>
          </table:table-cell>
          <table:table-cell office:value-type="float" office:value="58132" calcext:value-type="float">
            <text:p>58132</text:p>
          </table:table-cell>
          <table:table-cell table:formula="of:=[.T52]/[.U52]" office:value-type="percentage" office:value="0.843803756966903" calcext:value-type="percentage">
            <text:p>84,38 %</text:p>
          </table:table-cell>
          <table:table-cell office:value-type="float" office:value="558" calcext:value-type="float">
            <text:p>558</text:p>
          </table:table-cell>
          <table:table-cell table:number-columns-repeated="3" office:value-type="float" office:value="49048" calcext:value-type="float">
            <text:p>49048</text:p>
          </table:table-cell>
          <table:table-cell table:formula="of:=MIN([.X52:.Z52])/[.T52]" office:value-type="float" office:value="0.999918453885672" calcext:value-type="float">
            <text:p>1,00</text:p>
          </table:table-cell>
          <table:table-cell office:value-type="float" office:value="558" calcext:value-type="float">
            <text:p>558</text:p>
          </table:table-cell>
          <table:table-cell office:value-type="float" office:value="47230" calcext:value-type="float">
            <text:p>47230</text:p>
          </table:table-cell>
          <table:table-cell office:value-type="float" office:value="32439" calcext:value-type="float">
            <text:p>32439</text:p>
          </table:table-cell>
          <table:table-cell office:value-type="float" office:value="41108" calcext:value-type="float">
            <text:p>41108</text:p>
          </table:table-cell>
          <table:table-cell office:value-type="float" office:value="31821" calcext:value-type="float">
            <text:p>31821</text:p>
          </table:table-cell>
          <table:table-cell table:formula="of:=MIN([.AC52:.AF52])/MIN([.X52:.Z52])" office:value-type="percentage" office:value="0.648772630892187" calcext:value-type="percentage">
            <text:p>64,88 %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5" calcext:value-type="float">
            <text:p>0,07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360115" calcext:value-type="float">
            <text:p>-0,0360</text:p>
          </table:table-cell>
          <table:table-cell office:value-type="float" office:value="0.141715" calcext:value-type="float">
            <text:p>0,1417</text:p>
          </table:table-cell>
          <table:table-cell office:value-type="float" office:value="0.0455775" calcext:value-type="float">
            <text:p>0,0456</text:p>
          </table:table-cell>
          <table:table-cell office:value-type="float" office:value="559" calcext:value-type="float">
            <text:p>559</text:p>
          </table:table-cell>
          <table:table-cell office:value-type="float" office:value="246315" calcext:value-type="float">
            <text:p>24631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16.3798065185547" calcext:value-type="float">
            <text:p>-16,38</text:p>
          </table:table-cell>
          <table:table-cell office:value-type="float" office:value="7052.25732421875" calcext:value-type="float">
            <text:p>7052,26</text:p>
          </table:table-cell>
          <table:table-cell table:formula="of:=IF([.P53]&lt;300000;1;IF([.P53]&lt;3000000;2;3))" office:value-type="float" office:value="2" calcext:value-type="float">
            <text:p>2</text:p>
          </table:table-cell>
          <table:table-cell office:value-type="float" office:value="53584" calcext:value-type="float">
            <text:p>53584</text:p>
          </table:table-cell>
          <table:table-cell office:value-type="float" office:value="64468" calcext:value-type="float">
            <text:p>64468</text:p>
          </table:table-cell>
          <table:table-cell table:formula="of:=[.T53]/[.U53]" office:value-type="percentage" office:value="0.831172054352547" calcext:value-type="percentage">
            <text:p>83,12 %</text:p>
          </table:table-cell>
          <table:table-cell office:value-type="float" office:value="559" calcext:value-type="float">
            <text:p>559</text:p>
          </table:table-cell>
          <table:table-cell table:number-columns-repeated="3" office:value-type="float" office:value="53584" calcext:value-type="float">
            <text:p>53584</text:p>
          </table:table-cell>
          <table:table-cell table:formula="of:=MIN([.X53:.Z53])/[.T53]" office:value-type="float" office:value="1" calcext:value-type="float">
            <text:p>1,00</text:p>
          </table:table-cell>
          <table:table-cell office:value-type="float" office:value="559" calcext:value-type="float">
            <text:p>559</text:p>
          </table:table-cell>
          <table:table-cell office:value-type="float" office:value="51597" calcext:value-type="float">
            <text:p>51597</text:p>
          </table:table-cell>
          <table:table-cell office:value-type="float" office:value="37111" calcext:value-type="float">
            <text:p>37111</text:p>
          </table:table-cell>
          <table:table-cell office:value-type="float" office:value="48145" calcext:value-type="float">
            <text:p>48145</text:p>
          </table:table-cell>
          <table:table-cell office:value-type="float" office:value="37092" calcext:value-type="float">
            <text:p>37092</text:p>
          </table:table-cell>
          <table:table-cell table:formula="of:=MIN([.AC53:.AF53])/MIN([.X53:.Z53])" office:value-type="percentage" office:value="0.692221558674231" calcext:value-type="percentage">
            <text:p>69,22 %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188" calcext:value-type="float">
            <text:p>0,1880</text:p>
          </table:table-cell>
          <table:table-cell office:value-type="float" office:value="0.07" calcext:value-type="float">
            <text:p>0,0700</text:p>
          </table:table-cell>
          <table:table-cell office:value-type="float" office:value="0.021" calcext:value-type="float">
            <text:p>0,0210</text:p>
          </table:table-cell>
          <table:table-cell office:value-type="float" office:value="0.494" calcext:value-type="float">
            <text:p>0,4940</text:p>
          </table:table-cell>
          <table:table-cell table:number-columns-repeated="4" office:value-type="float" office:value="40.9" calcext:value-type="float">
            <text:p>40,90</text:p>
          </table:table-cell>
          <table:table-cell office:value-type="float" office:value="-0.0428065" calcext:value-type="float">
            <text:p>-0,0428</text:p>
          </table:table-cell>
          <table:table-cell office:value-type="float" office:value="0.118747" calcext:value-type="float">
            <text:p>0,1187</text:p>
          </table:table-cell>
          <table:table-cell office:value-type="float" office:value="0.0978797" calcext:value-type="float">
            <text:p>0,0979</text:p>
          </table:table-cell>
          <table:table-cell office:value-type="float" office:value="560" calcext:value-type="float">
            <text:p>560</text:p>
          </table:table-cell>
          <table:table-cell office:value-type="float" office:value="241898" calcext:value-type="float">
            <text:p>241898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262.21875" calcext:value-type="float">
            <text:p>318262,22</text:p>
          </table:table-cell>
          <table:table-cell office:value-type="float" office:value="22.282320022583" calcext:value-type="float">
            <text:p>22,28</text:p>
          </table:table-cell>
          <table:table-cell office:value-type="float" office:value="9935.34375" calcext:value-type="float">
            <text:p>9935,34</text:p>
          </table:table-cell>
          <table:table-cell table:formula="of:=IF([.P54]&lt;300000;1;IF([.P54]&lt;3000000;2;3))" office:value-type="float" office:value="2" calcext:value-type="float">
            <text:p>2</text:p>
          </table:table-cell>
          <table:table-cell office:value-type="float" office:value="52624" calcext:value-type="float">
            <text:p>52624</text:p>
          </table:table-cell>
          <table:table-cell office:value-type="float" office:value="63312" calcext:value-type="float">
            <text:p>63312</text:p>
          </table:table-cell>
          <table:table-cell table:formula="of:=[.T54]/[.U54]" office:value-type="percentage" office:value="0.831185241344453" calcext:value-type="percentage">
            <text:p>83,12 %</text:p>
          </table:table-cell>
          <table:table-cell office:value-type="float" office:value="560" calcext:value-type="float">
            <text:p>560</text:p>
          </table:table-cell>
          <table:table-cell table:number-columns-repeated="3" office:value-type="float" office:value="52624" calcext:value-type="float">
            <text:p>52624</text:p>
          </table:table-cell>
          <table:table-cell table:formula="of:=MIN([.X54:.Z54])/[.T54]" office:value-type="float" office:value="1" calcext:value-type="float">
            <text:p>1,00</text:p>
          </table:table-cell>
          <table:table-cell office:value-type="float" office:value="560" calcext:value-type="float">
            <text:p>560</text:p>
          </table:table-cell>
          <table:table-cell office:value-type="float" office:value="50672" calcext:value-type="float">
            <text:p>50672</text:p>
          </table:table-cell>
          <table:table-cell office:value-type="float" office:value="35985" calcext:value-type="float">
            <text:p>35985</text:p>
          </table:table-cell>
          <table:table-cell office:value-type="float" office:value="46286" calcext:value-type="float">
            <text:p>46286</text:p>
          </table:table-cell>
          <table:table-cell office:value-type="float" office:value="35724" calcext:value-type="float">
            <text:p>35724</text:p>
          </table:table-cell>
          <table:table-cell table:formula="of:=MIN([.AC54:.AF54])/MIN([.X54:.Z54])" office:value-type="percentage" office:value="0.678853754940711" calcext:value-type="percentage">
            <text:p>67,89 %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0.039" calcext:value-type="float">
            <text:p>-0,0390</text:p>
          </table:table-cell>
          <table:table-cell office:value-type="float" office:value="-0.103" calcext:value-type="float">
            <text:p>-0,1030</text:p>
          </table:table-cell>
          <table:table-cell office:value-type="float" office:value="-0.073" calcext:value-type="float">
            <text:p>-0,0730</text:p>
          </table:table-cell>
          <table:table-cell office:value-type="float" office:value="0.192" calcext:value-type="float">
            <text:p>0,19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170908" calcext:value-type="float">
            <text:p>-0,0171</text:p>
          </table:table-cell>
          <table:table-cell office:value-type="float" office:value="0.0193634" calcext:value-type="float">
            <text:p>0,0194</text:p>
          </table:table-cell>
          <table:table-cell office:value-type="float" office:value="0.133132" calcext:value-type="float">
            <text:p>0,1331</text:p>
          </table:table-cell>
          <table:table-cell office:value-type="float" office:value="561" calcext:value-type="float">
            <text:p>561</text:p>
          </table:table-cell>
          <table:table-cell office:value-type="float" office:value="250391" calcext:value-type="float">
            <text:p>25039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3.46400785446167" calcext:value-type="float">
            <text:p>3,46</text:p>
          </table:table-cell>
          <table:table-cell office:value-type="float" office:value="8751.6435546875" calcext:value-type="float">
            <text:p>8751,64</text:p>
          </table:table-cell>
          <table:table-cell table:formula="of:=IF([.P55]&lt;300000;1;IF([.P55]&lt;3000000;2;3))" office:value-type="float" office:value="2" calcext:value-type="float">
            <text:p>2</text:p>
          </table:table-cell>
          <table:table-cell office:value-type="float" office:value="54472" calcext:value-type="float">
            <text:p>54472</text:p>
          </table:table-cell>
          <table:table-cell office:value-type="float" office:value="65536" calcext:value-type="float">
            <text:p>65536</text:p>
          </table:table-cell>
          <table:table-cell table:formula="of:=[.T55]/[.U55]" office:value-type="percentage" office:value="0.8311767578125" calcext:value-type="percentage">
            <text:p>83,12 %</text:p>
          </table:table-cell>
          <table:table-cell office:value-type="float" office:value="561" calcext:value-type="float">
            <text:p>561</text:p>
          </table:table-cell>
          <table:table-cell table:number-columns-repeated="3" office:value-type="float" office:value="54472" calcext:value-type="float">
            <text:p>54472</text:p>
          </table:table-cell>
          <table:table-cell table:formula="of:=MIN([.X55:.Z55])/[.T55]" office:value-type="float" office:value="1" calcext:value-type="float">
            <text:p>1,00</text:p>
          </table:table-cell>
          <table:table-cell office:value-type="float" office:value="561" calcext:value-type="float">
            <text:p>561</text:p>
          </table:table-cell>
          <table:table-cell office:value-type="float" office:value="52450" calcext:value-type="float">
            <text:p>52450</text:p>
          </table:table-cell>
          <table:table-cell office:value-type="float" office:value="36013" calcext:value-type="float">
            <text:p>36013</text:p>
          </table:table-cell>
          <table:table-cell office:value-type="float" office:value="45699" calcext:value-type="float">
            <text:p>45699</text:p>
          </table:table-cell>
          <table:table-cell office:value-type="float" office:value="35381" calcext:value-type="float">
            <text:p>35381</text:p>
          </table:table-cell>
          <table:table-cell table:formula="of:=MIN([.AC55:.AF55])/MIN([.X55:.Z55])" office:value-type="percentage" office:value="0.649526362167719" calcext:value-type="percentage">
            <text:p>64,95 %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306368" calcext:value-type="float">
            <text:p>-0,0306</text:p>
          </table:table-cell>
          <table:table-cell office:value-type="float" office:value="-0.0147805" calcext:value-type="float">
            <text:p>-0,0148</text:p>
          </table:table-cell>
          <table:table-cell office:value-type="float" office:value="0.0343727" calcext:value-type="float">
            <text:p>0,0344</text:p>
          </table:table-cell>
          <table:table-cell office:value-type="float" office:value="562" calcext:value-type="float">
            <text:p>562</text:p>
          </table:table-cell>
          <table:table-cell office:value-type="float" office:value="240972" calcext:value-type="float">
            <text:p>240972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0.111908502876759" calcext:value-type="float">
            <text:p>-0,11</text:p>
          </table:table-cell>
          <table:table-cell office:value-type="float" office:value="7125.11376953125" calcext:value-type="float">
            <text:p>7125,11</text:p>
          </table:table-cell>
          <table:table-cell table:formula="of:=IF([.P56]&lt;300000;1;IF([.P56]&lt;3000000;2;3))" office:value-type="float" office:value="2" calcext:value-type="float">
            <text:p>2</text:p>
          </table:table-cell>
          <table:table-cell office:value-type="float" office:value="52424" calcext:value-type="float">
            <text:p>52424</text:p>
          </table:table-cell>
          <table:table-cell office:value-type="float" office:value="63068" calcext:value-type="float">
            <text:p>63068</text:p>
          </table:table-cell>
          <table:table-cell table:formula="of:=[.T56]/[.U56]" office:value-type="percentage" office:value="0.831229783725503" calcext:value-type="percentage">
            <text:p>83,12 %</text:p>
          </table:table-cell>
          <table:table-cell office:value-type="float" office:value="562" calcext:value-type="float">
            <text:p>562</text:p>
          </table:table-cell>
          <table:table-cell table:number-columns-repeated="3" office:value-type="float" office:value="52424" calcext:value-type="float">
            <text:p>52424</text:p>
          </table:table-cell>
          <table:table-cell table:formula="of:=MIN([.X56:.Z56])/[.T56]" office:value-type="float" office:value="1" calcext:value-type="float">
            <text:p>1,00</text:p>
          </table:table-cell>
          <table:table-cell office:value-type="float" office:value="562" calcext:value-type="float">
            <text:p>562</text:p>
          </table:table-cell>
          <table:table-cell office:value-type="float" office:value="50477" calcext:value-type="float">
            <text:p>50477</text:p>
          </table:table-cell>
          <table:table-cell office:value-type="float" office:value="35032" calcext:value-type="float">
            <text:p>35032</text:p>
          </table:table-cell>
          <table:table-cell office:value-type="float" office:value="44601" calcext:value-type="float">
            <text:p>44601</text:p>
          </table:table-cell>
          <table:table-cell office:value-type="float" office:value="34494" calcext:value-type="float">
            <text:p>34494</text:p>
          </table:table-cell>
          <table:table-cell table:formula="of:=MIN([.AC56:.AF56])/MIN([.X56:.Z56])" office:value-type="percentage" office:value="0.657981077369144" calcext:value-type="percentage">
            <text:p>65,80 %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44" calcext:value-type="float">
            <text:p>0,0440</text:p>
          </table:table-cell>
          <table:table-cell office:value-type="float" office:value="0.02" calcext:value-type="float">
            <text:p>0,0200</text:p>
          </table:table-cell>
          <table:table-cell office:value-type="float" office:value="0.002" calcext:value-type="float">
            <text:p>0,0020</text:p>
          </table:table-cell>
          <table:table-cell office:value-type="float" office:value="0.407" calcext:value-type="float">
            <text:p>0,40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530444" calcext:value-type="float">
            <text:p>-0,0530</text:p>
          </table:table-cell>
          <table:table-cell office:value-type="float" office:value="0.295021" calcext:value-type="float">
            <text:p>0,2950</text:p>
          </table:table-cell>
          <table:table-cell office:value-type="float" office:value="0.153487" calcext:value-type="float">
            <text:p>0,1535</text:p>
          </table:table-cell>
          <table:table-cell office:value-type="float" office:value="563" calcext:value-type="float">
            <text:p>563</text:p>
          </table:table-cell>
          <table:table-cell office:value-type="float" office:value="239545" calcext:value-type="float">
            <text:p>23954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34.4562225341797" calcext:value-type="float">
            <text:p>-34,46</text:p>
          </table:table-cell>
          <table:table-cell office:value-type="float" office:value="8137.45166015625" calcext:value-type="float">
            <text:p>8137,45</text:p>
          </table:table-cell>
          <table:table-cell table:formula="of:=IF([.P57]&lt;300000;1;IF([.P57]&lt;3000000;2;3))" office:value-type="float" office:value="2" calcext:value-type="float">
            <text:p>2</text:p>
          </table:table-cell>
          <table:table-cell office:value-type="float" office:value="52112" calcext:value-type="float">
            <text:p>52112</text:p>
          </table:table-cell>
          <table:table-cell office:value-type="float" office:value="62696" calcext:value-type="float">
            <text:p>62696</text:p>
          </table:table-cell>
          <table:table-cell table:formula="of:=[.T57]/[.U57]" office:value-type="percentage" office:value="0.831185402577517" calcext:value-type="percentage">
            <text:p>83,12 %</text:p>
          </table:table-cell>
          <table:table-cell office:value-type="float" office:value="563" calcext:value-type="float">
            <text:p>563</text:p>
          </table:table-cell>
          <table:table-cell table:number-columns-repeated="3" office:value-type="float" office:value="52112" calcext:value-type="float">
            <text:p>52112</text:p>
          </table:table-cell>
          <table:table-cell table:formula="of:=MIN([.X57:.Z57])/[.T57]" office:value-type="float" office:value="1" calcext:value-type="float">
            <text:p>1,00</text:p>
          </table:table-cell>
          <table:table-cell office:value-type="float" office:value="563" calcext:value-type="float">
            <text:p>563</text:p>
          </table:table-cell>
          <table:table-cell office:value-type="float" office:value="50179" calcext:value-type="float">
            <text:p>50179</text:p>
          </table:table-cell>
          <table:table-cell office:value-type="float" office:value="33111" calcext:value-type="float">
            <text:p>33111</text:p>
          </table:table-cell>
          <table:table-cell office:value-type="float" office:value="41241" calcext:value-type="float">
            <text:p>41241</text:p>
          </table:table-cell>
          <table:table-cell office:value-type="float" office:value="32052" calcext:value-type="float">
            <text:p>32052</text:p>
          </table:table-cell>
          <table:table-cell table:formula="of:=MIN([.AC57:.AF57])/MIN([.X57:.Z57])" office:value-type="percentage" office:value="0.615059871046976" calcext:value-type="percentage">
            <text:p>61,51 %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5" calcext:value-type="float">
            <text:p>0,07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567507" calcext:value-type="float">
            <text:p>-0,0568</text:p>
          </table:table-cell>
          <table:table-cell office:value-type="float" office:value="0.411651" calcext:value-type="float">
            <text:p>0,4117</text:p>
          </table:table-cell>
          <table:table-cell office:value-type="float" office:value="0.213135" calcext:value-type="float">
            <text:p>0,2131</text:p>
          </table:table-cell>
          <table:table-cell office:value-type="float" office:value="564" calcext:value-type="float">
            <text:p>564</text:p>
          </table:table-cell>
          <table:table-cell office:value-type="float" office:value="250415" calcext:value-type="float">
            <text:p>25041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6.15307092666626" calcext:value-type="float">
            <text:p>-6,15</text:p>
          </table:table-cell>
          <table:table-cell office:value-type="float" office:value="6993.31787109375" calcext:value-type="float">
            <text:p>6993,32</text:p>
          </table:table-cell>
          <table:table-cell table:formula="of:=IF([.P58]&lt;300000;1;IF([.P58]&lt;3000000;2;3))" office:value-type="float" office:value="2" calcext:value-type="float">
            <text:p>2</text:p>
          </table:table-cell>
          <table:table-cell office:value-type="float" office:value="54476" calcext:value-type="float">
            <text:p>54476</text:p>
          </table:table-cell>
          <table:table-cell office:value-type="float" office:value="65540" calcext:value-type="float">
            <text:p>65540</text:p>
          </table:table-cell>
          <table:table-cell table:formula="of:=[.T58]/[.U58]" office:value-type="percentage" office:value="0.831187061336588" calcext:value-type="percentage">
            <text:p>83,12 %</text:p>
          </table:table-cell>
          <table:table-cell office:value-type="float" office:value="564" calcext:value-type="float">
            <text:p>564</text:p>
          </table:table-cell>
          <table:table-cell table:number-columns-repeated="3" office:value-type="float" office:value="54476" calcext:value-type="float">
            <text:p>54476</text:p>
          </table:table-cell>
          <table:table-cell table:formula="of:=MIN([.X58:.Z58])/[.T58]" office:value-type="float" office:value="1" calcext:value-type="float">
            <text:p>1,00</text:p>
          </table:table-cell>
          <table:table-cell office:value-type="float" office:value="564" calcext:value-type="float">
            <text:p>564</text:p>
          </table:table-cell>
          <table:table-cell office:value-type="float" office:value="52456" calcext:value-type="float">
            <text:p>52456</text:p>
          </table:table-cell>
          <table:table-cell office:value-type="float" office:value="36224" calcext:value-type="float">
            <text:p>36224</text:p>
          </table:table-cell>
          <table:table-cell office:value-type="float" office:value="46033" calcext:value-type="float">
            <text:p>46033</text:p>
          </table:table-cell>
          <table:table-cell office:value-type="float" office:value="35618" calcext:value-type="float">
            <text:p>35618</text:p>
          </table:table-cell>
          <table:table-cell table:formula="of:=MIN([.AC58:.AF58])/MIN([.X58:.Z58])" office:value-type="percentage" office:value="0.653829209193039" calcext:value-type="percentage">
            <text:p>65,38 %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369028" calcext:value-type="float">
            <text:p>-0,0369</text:p>
          </table:table-cell>
          <table:table-cell office:value-type="float" office:value="0.0439442" calcext:value-type="float">
            <text:p>0,0439</text:p>
          </table:table-cell>
          <table:table-cell office:value-type="float" office:value="0.0531126" calcext:value-type="float">
            <text:p>0,0531</text:p>
          </table:table-cell>
          <table:table-cell office:value-type="float" office:value="565" calcext:value-type="float">
            <text:p>565</text:p>
          </table:table-cell>
          <table:table-cell office:value-type="float" office:value="249375" calcext:value-type="float">
            <text:p>24937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13.125" calcext:value-type="float">
            <text:p>318313,13</text:p>
          </table:table-cell>
          <table:table-cell office:value-type="float" office:value="-12.2999401092529" calcext:value-type="float">
            <text:p>-12,30</text:p>
          </table:table-cell>
          <table:table-cell office:value-type="float" office:value="7008.4228515625" calcext:value-type="float">
            <text:p>7008,42</text:p>
          </table:table-cell>
          <table:table-cell table:formula="of:=IF([.P59]&lt;300000;1;IF([.P59]&lt;3000000;2;3))" office:value-type="float" office:value="2" calcext:value-type="float">
            <text:p>2</text:p>
          </table:table-cell>
          <table:table-cell office:value-type="float" office:value="54252" calcext:value-type="float">
            <text:p>54252</text:p>
          </table:table-cell>
          <table:table-cell office:value-type="float" office:value="65268" calcext:value-type="float">
            <text:p>65268</text:p>
          </table:table-cell>
          <table:table-cell table:formula="of:=[.T59]/[.U59]" office:value-type="percentage" office:value="0.831218974076117" calcext:value-type="percentage">
            <text:p>83,12 %</text:p>
          </table:table-cell>
          <table:table-cell office:value-type="float" office:value="565" calcext:value-type="float">
            <text:p>565</text:p>
          </table:table-cell>
          <table:table-cell office:value-type="float" office:value="54252" calcext:value-type="float">
            <text:p>54252</text:p>
          </table:table-cell>
          <table:table-cell office:value-type="float" office:value="54248" calcext:value-type="float">
            <text:p>54248</text:p>
          </table:table-cell>
          <table:table-cell office:value-type="float" office:value="54252" calcext:value-type="float">
            <text:p>54252</text:p>
          </table:table-cell>
          <table:table-cell table:formula="of:=MIN([.X59:.Z59])/[.T59]" office:value-type="float" office:value="0.999926269999263" calcext:value-type="float">
            <text:p>1,00</text:p>
          </table:table-cell>
          <table:table-cell office:value-type="float" office:value="565" calcext:value-type="float">
            <text:p>565</text:p>
          </table:table-cell>
          <table:table-cell office:value-type="float" office:value="52238" calcext:value-type="float">
            <text:p>52238</text:p>
          </table:table-cell>
          <table:table-cell office:value-type="float" office:value="36731" calcext:value-type="float">
            <text:p>36731</text:p>
          </table:table-cell>
          <table:table-cell office:value-type="float" office:value="47090" calcext:value-type="float">
            <text:p>47090</text:p>
          </table:table-cell>
          <table:table-cell office:value-type="float" office:value="36371" calcext:value-type="float">
            <text:p>36371</text:p>
          </table:table-cell>
          <table:table-cell table:formula="of:=MIN([.AC59:.AF59])/MIN([.X59:.Z59])" office:value-type="percentage" office:value="0.67045789706533" calcext:value-type="percentage">
            <text:p>67,05 %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259" calcext:value-type="float">
            <text:p>0,2590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26" calcext:value-type="float">
            <text:p>0,0260</text:p>
          </table:table-cell>
          <table:table-cell office:value-type="float" office:value="0.562" calcext:value-type="float">
            <text:p>0,562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171342" calcext:value-type="float">
            <text:p>0,0017</text:p>
          </table:table-cell>
          <table:table-cell office:value-type="float" office:value="0.0254193" calcext:value-type="float">
            <text:p>0,0254</text:p>
          </table:table-cell>
          <table:table-cell office:value-type="float" office:value="0.0152278" calcext:value-type="float">
            <text:p>0,0152</text:p>
          </table:table-cell>
          <table:table-cell office:value-type="float" office:value="566" calcext:value-type="float">
            <text:p>566</text:p>
          </table:table-cell>
          <table:table-cell office:value-type="float" office:value="250730" calcext:value-type="float">
            <text:p>25073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10.42854309082" calcext:value-type="float">
            <text:p>110,43</text:p>
          </table:table-cell>
          <table:table-cell office:value-type="float" office:value="7136.44775390625" calcext:value-type="float">
            <text:p>7136,45</text:p>
          </table:table-cell>
          <table:table-cell table:formula="of:=IF([.P60]&lt;300000;1;IF([.P60]&lt;3000000;2;3))" office:value-type="float" office:value="2" calcext:value-type="float">
            <text:p>2</text:p>
          </table:table-cell>
          <table:table-cell office:value-type="float" office:value="54544" calcext:value-type="float">
            <text:p>54544</text:p>
          </table:table-cell>
          <table:table-cell office:value-type="float" office:value="65624" calcext:value-type="float">
            <text:p>65624</text:p>
          </table:table-cell>
          <table:table-cell table:formula="of:=[.T60]/[.U60]" office:value-type="percentage" office:value="0.831159331951725" calcext:value-type="percentage">
            <text:p>83,12 %</text:p>
          </table:table-cell>
          <table:table-cell office:value-type="float" office:value="566" calcext:value-type="float">
            <text:p>566</text:p>
          </table:table-cell>
          <table:table-cell table:number-columns-repeated="3" office:value-type="float" office:value="54544" calcext:value-type="float">
            <text:p>54544</text:p>
          </table:table-cell>
          <table:table-cell table:formula="of:=MIN([.X60:.Z60])/[.T60]" office:value-type="float" office:value="1" calcext:value-type="float">
            <text:p>1,00</text:p>
          </table:table-cell>
          <table:table-cell office:value-type="float" office:value="566" calcext:value-type="float">
            <text:p>566</text:p>
          </table:table-cell>
          <table:table-cell office:value-type="float" office:value="52522" calcext:value-type="float">
            <text:p>52522</text:p>
          </table:table-cell>
          <table:table-cell office:value-type="float" office:value="35870" calcext:value-type="float">
            <text:p>35870</text:p>
          </table:table-cell>
          <table:table-cell office:value-type="float" office:value="45268" calcext:value-type="float">
            <text:p>45268</text:p>
          </table:table-cell>
          <table:table-cell office:value-type="float" office:value="35086" calcext:value-type="float">
            <text:p>35086</text:p>
          </table:table-cell>
          <table:table-cell table:formula="of:=MIN([.AC60:.AF60])/MIN([.X60:.Z60])" office:value-type="percentage" office:value="0.643260486946319" calcext:value-type="percentage">
            <text:p>64,33 %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0662439" calcext:value-type="float">
            <text:p>-0,0066</text:p>
          </table:table-cell>
          <table:table-cell office:value-type="float" office:value="0.0345012" calcext:value-type="float">
            <text:p>0,0345</text:p>
          </table:table-cell>
          <table:table-cell office:value-type="float" office:value="0.0189803" calcext:value-type="float">
            <text:p>0,0190</text:p>
          </table:table-cell>
          <table:table-cell office:value-type="float" office:value="567" calcext:value-type="float">
            <text:p>567</text:p>
          </table:table-cell>
          <table:table-cell office:value-type="float" office:value="243175" calcext:value-type="float">
            <text:p>24317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16.9020252227783" calcext:value-type="float">
            <text:p>-16,90</text:p>
          </table:table-cell>
          <table:table-cell office:value-type="float" office:value="7096.70361328125" calcext:value-type="float">
            <text:p>7096,70</text:p>
          </table:table-cell>
          <table:table-cell table:formula="of:=IF([.P61]&lt;300000;1;IF([.P61]&lt;3000000;2;3))" office:value-type="float" office:value="2" calcext:value-type="float">
            <text:p>2</text:p>
          </table:table-cell>
          <table:table-cell office:value-type="float" office:value="52900" calcext:value-type="float">
            <text:p>52900</text:p>
          </table:table-cell>
          <table:table-cell office:value-type="float" office:value="63644" calcext:value-type="float">
            <text:p>63644</text:p>
          </table:table-cell>
          <table:table-cell table:formula="of:=[.T61]/[.U61]" office:value-type="percentage" office:value="0.831185971969078" calcext:value-type="percentage">
            <text:p>83,12 %</text:p>
          </table:table-cell>
          <table:table-cell office:value-type="float" office:value="567" calcext:value-type="float">
            <text:p>567</text:p>
          </table:table-cell>
          <table:table-cell table:number-columns-repeated="3" office:value-type="float" office:value="52900" calcext:value-type="float">
            <text:p>52900</text:p>
          </table:table-cell>
          <table:table-cell table:formula="of:=MIN([.X61:.Z61])/[.T61]" office:value-type="float" office:value="1" calcext:value-type="float">
            <text:p>1,00</text:p>
          </table:table-cell>
          <table:table-cell office:value-type="float" office:value="567" calcext:value-type="float">
            <text:p>567</text:p>
          </table:table-cell>
          <table:table-cell office:value-type="float" office:value="50939" calcext:value-type="float">
            <text:p>50939</text:p>
          </table:table-cell>
          <table:table-cell office:value-type="float" office:value="36183" calcext:value-type="float">
            <text:p>36183</text:p>
          </table:table-cell>
          <table:table-cell office:value-type="float" office:value="46552" calcext:value-type="float">
            <text:p>46552</text:p>
          </table:table-cell>
          <table:table-cell office:value-type="float" office:value="35912" calcext:value-type="float">
            <text:p>35912</text:p>
          </table:table-cell>
          <table:table-cell table:formula="of:=MIN([.AC61:.AF61])/MIN([.X61:.Z61])" office:value-type="percentage" office:value="0.678865784499055" calcext:value-type="percentage">
            <text:p>67,89 %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62" calcext:value-type="float">
            <text:p>0,9620</text:p>
          </table:table-cell>
          <table:table-cell office:value-type="float" office:value="0.885" calcext:value-type="float">
            <text:p>0,8850</text:p>
          </table:table-cell>
          <table:table-cell office:value-type="float" office:value="0.725" calcext:value-type="float">
            <text:p>0,725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0.0217147" calcext:value-type="float">
            <text:p>0,0217</text:p>
          </table:table-cell>
          <table:table-cell office:value-type="float" office:value="0.0774429" calcext:value-type="float">
            <text:p>0,0774</text:p>
          </table:table-cell>
          <table:table-cell office:value-type="float" office:value="0.0392749" calcext:value-type="float">
            <text:p>0,0393</text:p>
          </table:table-cell>
          <table:table-cell office:value-type="float" office:value="568" calcext:value-type="float">
            <text:p>568</text:p>
          </table:table-cell>
          <table:table-cell office:value-type="float" office:value="242780" calcext:value-type="float">
            <text:p>242780</text:p>
          </table:table-cell>
          <table:table-cell office:value-type="float" office:value="-963.895202636719" calcext:value-type="float">
            <text:p>-963,90</text:p>
          </table:table-cell>
          <table:table-cell office:value-type="float" office:value="612.399475097656" calcext:value-type="float">
            <text:p>612,40</text:p>
          </table:table-cell>
          <table:table-cell office:value-type="float" office:value="0.587327897548676" calcext:value-type="float">
            <text:p>0,59</text:p>
          </table:table-cell>
          <table:table-cell office:value-type="float" office:value="32.4477844238281" calcext:value-type="float">
            <text:p>32,45</text:p>
          </table:table-cell>
          <table:table-cell table:formula="of:=IF([.P62]&lt;300000;1;IF([.P62]&lt;3000000;2;3))" office:value-type="float" office:value="1" calcext:value-type="float">
            <text:p>1</text:p>
          </table:table-cell>
          <table:table-cell office:value-type="float" office:value="30024" calcext:value-type="float">
            <text:p>30024</text:p>
          </table:table-cell>
          <table:table-cell office:value-type="float" office:value="63544" calcext:value-type="float">
            <text:p>63544</text:p>
          </table:table-cell>
          <table:table-cell table:formula="of:=[.T62]/[.U62]" office:value-type="percentage" office:value="0.472491501951404" calcext:value-type="percentage">
            <text:p>47,25 %</text:p>
          </table:table-cell>
          <table:table-cell office:value-type="float" office:value="568" calcext:value-type="float">
            <text:p>568</text:p>
          </table:table-cell>
          <table:table-cell office:value-type="float" office:value="28780" calcext:value-type="float">
            <text:p>28780</text:p>
          </table:table-cell>
          <table:table-cell office:value-type="float" office:value="31536" calcext:value-type="float">
            <text:p>31536</text:p>
          </table:table-cell>
          <table:table-cell office:value-type="float" office:value="28364" calcext:value-type="float">
            <text:p>28364</text:p>
          </table:table-cell>
          <table:table-cell table:formula="of:=MIN([.X62:.Z62])/[.T62]" office:value-type="float" office:value="0.944710897948308" calcext:value-type="float">
            <text:p>0,94</text:p>
          </table:table-cell>
          <table:table-cell office:value-type="float" office:value="568" calcext:value-type="float">
            <text:p>568</text:p>
          </table:table-cell>
          <table:table-cell office:value-type="float" office:value="29014" calcext:value-type="float">
            <text:p>29014</text:p>
          </table:table-cell>
          <table:table-cell office:value-type="float" office:value="34158" calcext:value-type="float">
            <text:p>34158</text:p>
          </table:table-cell>
          <table:table-cell office:value-type="float" office:value="42792" calcext:value-type="float">
            <text:p>42792</text:p>
          </table:table-cell>
          <table:table-cell office:value-type="float" office:value="33200" calcext:value-type="float">
            <text:p>33200</text:p>
          </table:table-cell>
          <table:table-cell table:formula="of:=MIN([.AC62:.AF62])/MIN([.X62:.Z62])" office:value-type="percentage" office:value="1.02291637286701" calcext:value-type="percentage">
            <text:p>102,29 %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258" calcext:value-type="float">
            <text:p>0,2580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2" calcext:value-type="float">
            <text:p>0,562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293292" calcext:value-type="float">
            <text:p>-0,0293</text:p>
          </table:table-cell>
          <table:table-cell office:value-type="float" office:value="0.0014384" calcext:value-type="float">
            <text:p>0,0014</text:p>
          </table:table-cell>
          <table:table-cell office:value-type="float" office:value="0.0227837" calcext:value-type="float">
            <text:p>0,0228</text:p>
          </table:table-cell>
          <table:table-cell office:value-type="float" office:value="569" calcext:value-type="float">
            <text:p>569</text:p>
          </table:table-cell>
          <table:table-cell office:value-type="float" office:value="250611" calcext:value-type="float">
            <text:p>25061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00.383865356445" calcext:value-type="float">
            <text:p>100,38</text:p>
          </table:table-cell>
          <table:table-cell office:value-type="float" office:value="7143.54833984375" calcext:value-type="float">
            <text:p>7143,55</text:p>
          </table:table-cell>
          <table:table-cell table:formula="of:=IF([.P63]&lt;300000;1;IF([.P63]&lt;3000000;2;3))" office:value-type="float" office:value="2" calcext:value-type="float">
            <text:p>2</text:p>
          </table:table-cell>
          <table:table-cell office:value-type="float" office:value="54520" calcext:value-type="float">
            <text:p>54520</text:p>
          </table:table-cell>
          <table:table-cell office:value-type="float" office:value="65592" calcext:value-type="float">
            <text:p>65592</text:p>
          </table:table-cell>
          <table:table-cell table:formula="of:=[.T63]/[.U63]" office:value-type="percentage" office:value="0.831198926698378" calcext:value-type="percentage">
            <text:p>83,12 %</text:p>
          </table:table-cell>
          <table:table-cell office:value-type="float" office:value="569" calcext:value-type="float">
            <text:p>569</text:p>
          </table:table-cell>
          <table:table-cell table:number-columns-repeated="3" office:value-type="float" office:value="54520" calcext:value-type="float">
            <text:p>54520</text:p>
          </table:table-cell>
          <table:table-cell table:formula="of:=MIN([.X63:.Z63])/[.T63]" office:value-type="float" office:value="1" calcext:value-type="float">
            <text:p>1,00</text:p>
          </table:table-cell>
          <table:table-cell office:value-type="float" office:value="569" calcext:value-type="float">
            <text:p>569</text:p>
          </table:table-cell>
          <table:table-cell office:value-type="float" office:value="52496" calcext:value-type="float">
            <text:p>52496</text:p>
          </table:table-cell>
          <table:table-cell office:value-type="float" office:value="36501" calcext:value-type="float">
            <text:p>36501</text:p>
          </table:table-cell>
          <table:table-cell office:value-type="float" office:value="46451" calcext:value-type="float">
            <text:p>46451</text:p>
          </table:table-cell>
          <table:table-cell office:value-type="float" office:value="35933" calcext:value-type="float">
            <text:p>35933</text:p>
          </table:table-cell>
          <table:table-cell table:formula="of:=MIN([.AC63:.AF63])/MIN([.X63:.Z63])" office:value-type="percentage" office:value="0.659079236977256" calcext:value-type="percentage">
            <text:p>65,91 %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115" calcext:value-type="float">
            <text:p>0,1150</text:p>
          </table:table-cell>
          <table:table-cell office:value-type="float" office:value="-0.024" calcext:value-type="float">
            <text:p>-0,0240</text:p>
          </table:table-cell>
          <table:table-cell office:value-type="float" office:value="-0.035" calcext:value-type="float">
            <text:p>-0,0350</text:p>
          </table:table-cell>
          <table:table-cell office:value-type="float" office:value="0.335" calcext:value-type="float">
            <text:p>0,33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184587" calcext:value-type="float">
            <text:p>-0,0185</text:p>
          </table:table-cell>
          <table:table-cell office:value-type="float" office:value="-0.00014704" calcext:value-type="float">
            <text:p>-0,0001</text:p>
          </table:table-cell>
          <table:table-cell office:value-type="float" office:value="0.0237314" calcext:value-type="float">
            <text:p>0,0237</text:p>
          </table:table-cell>
          <table:table-cell office:value-type="float" office:value="570" calcext:value-type="float">
            <text:p>570</text:p>
          </table:table-cell>
          <table:table-cell office:value-type="float" office:value="249806" calcext:value-type="float">
            <text:p>24980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18.71875" calcext:value-type="float">
            <text:p>318318,72</text:p>
          </table:table-cell>
          <table:table-cell office:value-type="float" office:value="83.8290863037109" calcext:value-type="float">
            <text:p>83,83</text:p>
          </table:table-cell>
          <table:table-cell office:value-type="float" office:value="10361.990234375" calcext:value-type="float">
            <text:p>10361,99</text:p>
          </table:table-cell>
          <table:table-cell table:formula="of:=IF([.P64]&lt;300000;1;IF([.P64]&lt;3000000;2;3))" office:value-type="float" office:value="2" calcext:value-type="float">
            <text:p>2</text:p>
          </table:table-cell>
          <table:table-cell office:value-type="float" office:value="54344" calcext:value-type="float">
            <text:p>54344</text:p>
          </table:table-cell>
          <table:table-cell office:value-type="float" office:value="64404" calcext:value-type="float">
            <text:p>64404</text:p>
          </table:table-cell>
          <table:table-cell table:formula="of:=[.T64]/[.U64]" office:value-type="percentage" office:value="0.843798521830942" calcext:value-type="percentage">
            <text:p>84,38 %</text:p>
          </table:table-cell>
          <table:table-cell office:value-type="float" office:value="570" calcext:value-type="float">
            <text:p>570</text:p>
          </table:table-cell>
          <table:table-cell table:number-columns-repeated="3" office:value-type="float" office:value="54344" calcext:value-type="float">
            <text:p>54344</text:p>
          </table:table-cell>
          <table:table-cell table:formula="of:=MIN([.X64:.Z64])/[.T64]" office:value-type="float" office:value="1" calcext:value-type="float">
            <text:p>1,00</text:p>
          </table:table-cell>
          <table:table-cell office:value-type="float" office:value="570" calcext:value-type="float">
            <text:p>570</text:p>
          </table:table-cell>
          <table:table-cell office:value-type="float" office:value="52328" calcext:value-type="float">
            <text:p>52328</text:p>
          </table:table-cell>
          <table:table-cell office:value-type="float" office:value="34805" calcext:value-type="float">
            <text:p>34805</text:p>
          </table:table-cell>
          <table:table-cell office:value-type="float" office:value="43493" calcext:value-type="float">
            <text:p>43493</text:p>
          </table:table-cell>
          <table:table-cell office:value-type="float" office:value="33788" calcext:value-type="float">
            <text:p>33788</text:p>
          </table:table-cell>
          <table:table-cell table:formula="of:=MIN([.AC64:.AF64])/MIN([.X64:.Z64])" office:value-type="percentage" office:value="0.621742970705138" calcext:value-type="percentage">
            <text:p>62,17 %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4" calcext:value-type="float">
            <text:p>0,4000</text:p>
          </table:table-cell>
          <table:table-cell office:value-type="float" office:value="0.186" calcext:value-type="float">
            <text:p>0,1860</text:p>
          </table:table-cell>
          <table:table-cell office:value-type="float" office:value="0.042" calcext:value-type="float">
            <text:p>0,0420</text:p>
          </table:table-cell>
          <table:table-cell office:value-type="float" office:value="0.656" calcext:value-type="float">
            <text:p>0,656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802197" calcext:value-type="float">
            <text:p>-0,0802</text:p>
          </table:table-cell>
          <table:table-cell office:value-type="float" office:value="0.21877" calcext:value-type="float">
            <text:p>0,2188</text:p>
          </table:table-cell>
          <table:table-cell office:value-type="float" office:value="0.137631" calcext:value-type="float">
            <text:p>0,1376</text:p>
          </table:table-cell>
          <table:table-cell office:value-type="float" office:value="573" calcext:value-type="float">
            <text:p>573</text:p>
          </table:table-cell>
          <table:table-cell office:value-type="float" office:value="239226" calcext:value-type="float">
            <text:p>23922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352.545227050781" calcext:value-type="float">
            <text:p>352,55</text:p>
          </table:table-cell>
          <table:table-cell office:value-type="float" office:value="10080.5146484375" calcext:value-type="float">
            <text:p>10080,51</text:p>
          </table:table-cell>
          <table:table-cell table:formula="of:=IF([.P65]&lt;300000;1;IF([.P65]&lt;3000000;2;3))" office:value-type="float" office:value="2" calcext:value-type="float">
            <text:p>2</text:p>
          </table:table-cell>
          <table:table-cell office:value-type="float" office:value="52012" calcext:value-type="float">
            <text:p>52012</text:p>
          </table:table-cell>
          <table:table-cell office:value-type="float" office:value="61676" calcext:value-type="float">
            <text:p>61676</text:p>
          </table:table-cell>
          <table:table-cell table:formula="of:=[.T65]/[.U65]" office:value-type="percentage" office:value="0.843310201699202" calcext:value-type="percentage">
            <text:p>84,33 %</text:p>
          </table:table-cell>
          <table:table-cell office:value-type="float" office:value="573" calcext:value-type="float">
            <text:p>573</text:p>
          </table:table-cell>
          <table:table-cell table:number-columns-repeated="3" office:value-type="float" office:value="52044" calcext:value-type="float">
            <text:p>52044</text:p>
          </table:table-cell>
          <table:table-cell table:formula="of:=MIN([.X65:.Z65])/[.T65]" office:value-type="float" office:value="1.00061524263631" calcext:value-type="float">
            <text:p>1,00</text:p>
          </table:table-cell>
          <table:table-cell office:value-type="float" office:value="573" calcext:value-type="float">
            <text:p>573</text:p>
          </table:table-cell>
          <table:table-cell office:value-type="float" office:value="50112" calcext:value-type="float">
            <text:p>50112</text:p>
          </table:table-cell>
          <table:table-cell office:value-type="float" office:value="35678" calcext:value-type="float">
            <text:p>35678</text:p>
          </table:table-cell>
          <table:table-cell office:value-type="float" office:value="46151" calcext:value-type="float">
            <text:p>46151</text:p>
          </table:table-cell>
          <table:table-cell office:value-type="float" office:value="35586" calcext:value-type="float">
            <text:p>35586</text:p>
          </table:table-cell>
          <table:table-cell table:formula="of:=MIN([.AC65:.AF65])/MIN([.X65:.Z65])" office:value-type="percentage" office:value="0.683767581277381" calcext:value-type="percentage">
            <text:p>68,38 %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177" calcext:value-type="float">
            <text:p>0,1770</text:p>
          </table:table-cell>
          <table:table-cell office:value-type="float" office:value="0.096" calcext:value-type="float">
            <text:p>0,096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511" calcext:value-type="float">
            <text:p>0,5110</text:p>
          </table:table-cell>
          <table:table-cell table:number-columns-repeated="4" office:value-type="float" office:value="59.1" calcext:value-type="float">
            <text:p>59,10</text:p>
          </table:table-cell>
          <table:table-cell office:value-type="float" office:value="-0.0085596" calcext:value-type="float">
            <text:p>-0,0086</text:p>
          </table:table-cell>
          <table:table-cell office:value-type="float" office:value="0.0959302" calcext:value-type="float">
            <text:p>0,0959</text:p>
          </table:table-cell>
          <table:table-cell office:value-type="float" office:value="0.0345268" calcext:value-type="float">
            <text:p>0,0345</text:p>
          </table:table-cell>
          <table:table-cell office:value-type="float" office:value="574" calcext:value-type="float">
            <text:p>574</text:p>
          </table:table-cell>
          <table:table-cell office:value-type="float" office:value="250806" calcext:value-type="float">
            <text:p>25080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23.169082641602" calcext:value-type="float">
            <text:p>123,17</text:p>
          </table:table-cell>
          <table:table-cell office:value-type="float" office:value="8781.6259765625" calcext:value-type="float">
            <text:p>8781,63</text:p>
          </table:table-cell>
          <table:table-cell table:formula="of:=IF([.P66]&lt;300000;1;IF([.P66]&lt;3000000;2;3))" office:value-type="float" office:value="2" calcext:value-type="float">
            <text:p>2</text:p>
          </table:table-cell>
          <table:table-cell office:value-type="float" office:value="54560" calcext:value-type="float">
            <text:p>54560</text:p>
          </table:table-cell>
          <table:table-cell office:value-type="float" office:value="64664" calcext:value-type="float">
            <text:p>64664</text:p>
          </table:table-cell>
          <table:table-cell table:formula="of:=[.T66]/[.U66]" office:value-type="percentage" office:value="0.84374613386119" calcext:value-type="percentage">
            <text:p>84,37 %</text:p>
          </table:table-cell>
          <table:table-cell office:value-type="float" office:value="574" calcext:value-type="float">
            <text:p>574</text:p>
          </table:table-cell>
          <table:table-cell office:value-type="float" office:value="54532" calcext:value-type="float">
            <text:p>54532</text:p>
          </table:table-cell>
          <table:table-cell office:value-type="float" office:value="54560" calcext:value-type="float">
            <text:p>54560</text:p>
          </table:table-cell>
          <table:table-cell office:value-type="float" office:value="54500" calcext:value-type="float">
            <text:p>54500</text:p>
          </table:table-cell>
          <table:table-cell table:formula="of:=MIN([.X66:.Z66])/[.T66]" office:value-type="float" office:value="0.998900293255132" calcext:value-type="float">
            <text:p>1,00</text:p>
          </table:table-cell>
          <table:table-cell office:value-type="float" office:value="574" calcext:value-type="float">
            <text:p>574</text:p>
          </table:table-cell>
          <table:table-cell office:value-type="float" office:value="52537" calcext:value-type="float">
            <text:p>52537</text:p>
          </table:table-cell>
          <table:table-cell office:value-type="float" office:value="36164" calcext:value-type="float">
            <text:p>36164</text:p>
          </table:table-cell>
          <table:table-cell office:value-type="float" office:value="45889" calcext:value-type="float">
            <text:p>45889</text:p>
          </table:table-cell>
          <table:table-cell office:value-type="float" office:value="35514" calcext:value-type="float">
            <text:p>35514</text:p>
          </table:table-cell>
          <table:table-cell table:formula="of:=MIN([.AC66:.AF66])/MIN([.X66:.Z66])" office:value-type="percentage" office:value="0.651633027522936" calcext:value-type="percentage">
            <text:p>65,16 %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5" calcext:value-type="float">
            <text:p>0,405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484669" calcext:value-type="float">
            <text:p>-0,0485</text:p>
          </table:table-cell>
          <table:table-cell office:value-type="float" office:value="0.177525" calcext:value-type="float">
            <text:p>0,1775</text:p>
          </table:table-cell>
          <table:table-cell office:value-type="float" office:value="0.0454846" calcext:value-type="float">
            <text:p>0,0455</text:p>
          </table:table-cell>
          <table:table-cell office:value-type="float" office:value="575" calcext:value-type="float">
            <text:p>575</text:p>
          </table:table-cell>
          <table:table-cell office:value-type="float" office:value="248695" calcext:value-type="float">
            <text:p>2486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7.39434337615967" calcext:value-type="float">
            <text:p>7,39</text:p>
          </table:table-cell>
          <table:table-cell office:value-type="float" office:value="5266.50244140625" calcext:value-type="float">
            <text:p>5266,50</text:p>
          </table:table-cell>
          <table:table-cell table:formula="of:=IF([.P67]&lt;300000;1;IF([.P67]&lt;3000000;2;3))" office:value-type="float" office:value="2" calcext:value-type="float">
            <text:p>2</text:p>
          </table:table-cell>
          <table:table-cell office:value-type="float" office:value="54104" calcext:value-type="float">
            <text:p>54104</text:p>
          </table:table-cell>
          <table:table-cell office:value-type="float" office:value="65092" calcext:value-type="float">
            <text:p>65092</text:p>
          </table:table-cell>
          <table:table-cell table:formula="of:=[.T67]/[.U67]" office:value-type="percentage" office:value="0.831192773305475" calcext:value-type="percentage">
            <text:p>83,12 %</text:p>
          </table:table-cell>
          <table:table-cell office:value-type="float" office:value="575" calcext:value-type="float">
            <text:p>575</text:p>
          </table:table-cell>
          <table:table-cell table:number-columns-repeated="3" office:value-type="float" office:value="54104" calcext:value-type="float">
            <text:p>54104</text:p>
          </table:table-cell>
          <table:table-cell table:formula="of:=MIN([.X67:.Z67])/[.T67]" office:value-type="float" office:value="1" calcext:value-type="float">
            <text:p>1,00</text:p>
          </table:table-cell>
          <table:table-cell office:value-type="float" office:value="575" calcext:value-type="float">
            <text:p>575</text:p>
          </table:table-cell>
          <table:table-cell office:value-type="float" office:value="52095" calcext:value-type="float">
            <text:p>52095</text:p>
          </table:table-cell>
          <table:table-cell office:value-type="float" office:value="35288" calcext:value-type="float">
            <text:p>35288</text:p>
          </table:table-cell>
          <table:table-cell office:value-type="float" office:value="44335" calcext:value-type="float">
            <text:p>44335</text:p>
          </table:table-cell>
          <table:table-cell office:value-type="float" office:value="34375" calcext:value-type="float">
            <text:p>34375</text:p>
          </table:table-cell>
          <table:table-cell table:formula="of:=MIN([.AC67:.AF67])/MIN([.X67:.Z67])" office:value-type="percentage" office:value="0.635350436196954" calcext:value-type="percentage">
            <text:p>63,54 %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02" calcext:value-type="float">
            <text:p>0,9020</text:p>
          </table:table-cell>
          <table:table-cell office:value-type="float" office:value="0.823" calcext:value-type="float">
            <text:p>0,8230</text:p>
          </table:table-cell>
          <table:table-cell office:value-type="float" office:value="0.765" calcext:value-type="float">
            <text:p>0,765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-0.0677364" calcext:value-type="float">
            <text:p>-0,0677</text:p>
          </table:table-cell>
          <table:table-cell office:value-type="float" office:value="0.111797" calcext:value-type="float">
            <text:p>0,1118</text:p>
          </table:table-cell>
          <table:table-cell office:value-type="float" office:value="0.0254619" calcext:value-type="float">
            <text:p>0,0255</text:p>
          </table:table-cell>
          <table:table-cell office:value-type="float" office:value="576" calcext:value-type="float">
            <text:p>576</text:p>
          </table:table-cell>
          <table:table-cell office:value-type="float" office:value="251300" calcext:value-type="float">
            <text:p>251300</text:p>
          </table:table-cell>
          <table:table-cell office:value-type="float" office:value="-1076.82189941406" calcext:value-type="float">
            <text:p>-1076,82</text:p>
          </table:table-cell>
          <table:table-cell office:value-type="float" office:value="1302.138671875" calcext:value-type="float">
            <text:p>1302,14</text:p>
          </table:table-cell>
          <table:table-cell office:value-type="float" office:value="-13.0666236877441" calcext:value-type="float">
            <text:p>-13,07</text:p>
          </table:table-cell>
          <table:table-cell office:value-type="float" office:value="37.6759986877441" calcext:value-type="float">
            <text:p>37,68</text:p>
          </table:table-cell>
          <table:table-cell table:formula="of:=IF([.P68]&lt;300000;1;IF([.P68]&lt;3000000;2;3))" office:value-type="float" office:value="1" calcext:value-type="float">
            <text:p>1</text:p>
          </table:table-cell>
          <table:table-cell office:value-type="float" office:value="33012" calcext:value-type="float">
            <text:p>33012</text:p>
          </table:table-cell>
          <table:table-cell office:value-type="float" office:value="65772" calcext:value-type="float">
            <text:p>65772</text:p>
          </table:table-cell>
          <table:table-cell table:formula="of:=[.T68]/[.U68]" office:value-type="percentage" office:value="0.501915708812261" calcext:value-type="percentage">
            <text:p>50,19 %</text:p>
          </table:table-cell>
          <table:table-cell office:value-type="float" office:value="576" calcext:value-type="float">
            <text:p>576</text:p>
          </table:table-cell>
          <table:table-cell office:value-type="float" office:value="33224" calcext:value-type="float">
            <text:p>33224</text:p>
          </table:table-cell>
          <table:table-cell office:value-type="float" office:value="34392" calcext:value-type="float">
            <text:p>34392</text:p>
          </table:table-cell>
          <table:table-cell office:value-type="float" office:value="32060" calcext:value-type="float">
            <text:p>32060</text:p>
          </table:table-cell>
          <table:table-cell table:formula="of:=MIN([.X68:.Z68])/[.T68]" office:value-type="float" office:value="0.971162001696353" calcext:value-type="float">
            <text:p>0,97</text:p>
          </table:table-cell>
          <table:table-cell office:value-type="float" office:value="576" calcext:value-type="float">
            <text:p>576</text:p>
          </table:table-cell>
          <table:table-cell office:value-type="float" office:value="31812" calcext:value-type="float">
            <text:p>31812</text:p>
          </table:table-cell>
          <table:table-cell office:value-type="float" office:value="37177" calcext:value-type="float">
            <text:p>37177</text:p>
          </table:table-cell>
          <table:table-cell office:value-type="float" office:value="47736" calcext:value-type="float">
            <text:p>47736</text:p>
          </table:table-cell>
          <table:table-cell office:value-type="float" office:value="36854" calcext:value-type="float">
            <text:p>36854</text:p>
          </table:table-cell>
          <table:table-cell table:formula="of:=MIN([.AC68:.AF68])/MIN([.X68:.Z68])" office:value-type="percentage" office:value="0.992264504054897" calcext:value-type="percentage">
            <text:p>99,23 %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93" calcext:value-type="float">
            <text:p>0,0930</text:p>
          </table:table-cell>
          <table:table-cell office:value-type="float" office:value="-0.013" calcext:value-type="float">
            <text:p>-0,0130</text:p>
          </table:table-cell>
          <table:table-cell office:value-type="float" office:value="-0.029" calcext:value-type="float">
            <text:p>-0,0290</text:p>
          </table:table-cell>
          <table:table-cell office:value-type="float" office:value="0.349" calcext:value-type="float">
            <text:p>0,349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0822439" calcext:value-type="float">
            <text:p>-0,0082</text:p>
          </table:table-cell>
          <table:table-cell office:value-type="float" office:value="0.0315953" calcext:value-type="float">
            <text:p>0,0316</text:p>
          </table:table-cell>
          <table:table-cell office:value-type="float" office:value="0.0364339" calcext:value-type="float">
            <text:p>0,0364</text:p>
          </table:table-cell>
          <table:table-cell office:value-type="float" office:value="577" calcext:value-type="float">
            <text:p>577</text:p>
          </table:table-cell>
          <table:table-cell office:value-type="float" office:value="268702" calcext:value-type="float">
            <text:p>268702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70.71875" calcext:value-type="float">
            <text:p>70,72</text:p>
          </table:table-cell>
          <table:table-cell office:value-type="float" office:value="11186.4794921875" calcext:value-type="float">
            <text:p>11186,48</text:p>
          </table:table-cell>
          <table:table-cell table:formula="of:=IF([.P69]&lt;300000;1;IF([.P69]&lt;3000000;2;3))" office:value-type="float" office:value="2" calcext:value-type="float">
            <text:p>2</text:p>
          </table:table-cell>
          <table:table-cell office:value-type="float" office:value="58456" calcext:value-type="float">
            <text:p>58456</text:p>
          </table:table-cell>
          <table:table-cell office:value-type="float" office:value="69276" calcext:value-type="float">
            <text:p>69276</text:p>
          </table:table-cell>
          <table:table-cell table:formula="of:=[.T69]/[.U69]" office:value-type="percentage" office:value="0.843813153184364" calcext:value-type="percentage">
            <text:p>84,38 %</text:p>
          </table:table-cell>
          <table:table-cell office:value-type="float" office:value="577" calcext:value-type="float">
            <text:p>577</text:p>
          </table:table-cell>
          <table:table-cell table:number-columns-repeated="3" office:value-type="float" office:value="58452" calcext:value-type="float">
            <text:p>58452</text:p>
          </table:table-cell>
          <table:table-cell table:formula="of:=MIN([.X69:.Z69])/[.T69]" office:value-type="float" office:value="0.99993157246476" calcext:value-type="float">
            <text:p>1,00</text:p>
          </table:table-cell>
          <table:table-cell office:value-type="float" office:value="577" calcext:value-type="float">
            <text:p>577</text:p>
          </table:table-cell>
          <table:table-cell office:value-type="float" office:value="56286" calcext:value-type="float">
            <text:p>56286</text:p>
          </table:table-cell>
          <table:table-cell office:value-type="float" office:value="37106" calcext:value-type="float">
            <text:p>37106</text:p>
          </table:table-cell>
          <table:table-cell office:value-type="float" office:value="46053" calcext:value-type="float">
            <text:p>46053</text:p>
          </table:table-cell>
          <table:table-cell office:value-type="float" office:value="35833" calcext:value-type="float">
            <text:p>35833</text:p>
          </table:table-cell>
          <table:table-cell table:formula="of:=MIN([.AC69:.AF69])/MIN([.X69:.Z69])" office:value-type="percentage" office:value="0.613032915896804" calcext:value-type="percentage">
            <text:p>61,30 %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256" calcext:value-type="float">
            <text:p>0,2560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" calcext:value-type="float">
            <text:p>0,56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145744" calcext:value-type="float">
            <text:p>0,0146</text:p>
          </table:table-cell>
          <table:table-cell office:value-type="float" office:value="0.146955" calcext:value-type="float">
            <text:p>0,1470</text:p>
          </table:table-cell>
          <table:table-cell office:value-type="float" office:value="0.107399" calcext:value-type="float">
            <text:p>0,1074</text:p>
          </table:table-cell>
          <table:table-cell office:value-type="float" office:value="578" calcext:value-type="float">
            <text:p>578</text:p>
          </table:table-cell>
          <table:table-cell office:value-type="float" office:value="250911" calcext:value-type="float">
            <text:p>25091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27.921348571777" calcext:value-type="float">
            <text:p>127,92</text:p>
          </table:table-cell>
          <table:table-cell office:value-type="float" office:value="7143.1015625" calcext:value-type="float">
            <text:p>7143,10</text:p>
          </table:table-cell>
          <table:table-cell table:formula="of:=IF([.P70]&lt;300000;1;IF([.P70]&lt;3000000;2;3))" office:value-type="float" office:value="2" calcext:value-type="float">
            <text:p>2</text:p>
          </table:table-cell>
          <table:table-cell office:value-type="float" office:value="54584" calcext:value-type="float">
            <text:p>54584</text:p>
          </table:table-cell>
          <table:table-cell office:value-type="float" office:value="65672" calcext:value-type="float">
            <text:p>65672</text:p>
          </table:table-cell>
          <table:table-cell table:formula="of:=[.T70]/[.U70]" office:value-type="percentage" office:value="0.831160920940431" calcext:value-type="percentage">
            <text:p>83,12 %</text:p>
          </table:table-cell>
          <table:table-cell office:value-type="float" office:value="578" calcext:value-type="float">
            <text:p>578</text:p>
          </table:table-cell>
          <table:table-cell table:number-columns-repeated="3" office:value-type="float" office:value="54584" calcext:value-type="float">
            <text:p>54584</text:p>
          </table:table-cell>
          <table:table-cell table:formula="of:=MIN([.X70:.Z70])/[.T70]" office:value-type="float" office:value="1" calcext:value-type="float">
            <text:p>1,00</text:p>
          </table:table-cell>
          <table:table-cell office:value-type="float" office:value="578" calcext:value-type="float">
            <text:p>578</text:p>
          </table:table-cell>
          <table:table-cell office:value-type="float" office:value="52559" calcext:value-type="float">
            <text:p>52559</text:p>
          </table:table-cell>
          <table:table-cell office:value-type="float" office:value="35837" calcext:value-type="float">
            <text:p>35837</text:p>
          </table:table-cell>
          <table:table-cell office:value-type="float" office:value="45183" calcext:value-type="float">
            <text:p>45183</text:p>
          </table:table-cell>
          <table:table-cell office:value-type="float" office:value="35013" calcext:value-type="float">
            <text:p>35013</text:p>
          </table:table-cell>
          <table:table-cell table:formula="of:=MIN([.AC70:.AF70])/MIN([.X70:.Z70])" office:value-type="percentage" office:value="0.641451707460062" calcext:value-type="percentage">
            <text:p>64,15 %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95" calcext:value-type="float">
            <text:p>0,9950</text:p>
          </table:table-cell>
          <table:table-cell office:value-type="float" office:value="0.982" calcext:value-type="float">
            <text:p>0,9820</text:p>
          </table:table-cell>
          <table:table-cell office:value-type="float" office:value="0.932" calcext:value-type="float">
            <text:p>0,9320</text:p>
          </table:table-cell>
          <table:table-cell office:value-type="float" office:value="0.82" calcext:value-type="float">
            <text:p>0,82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175567" calcext:value-type="float">
            <text:p>-0,0176</text:p>
          </table:table-cell>
          <table:table-cell office:value-type="float" office:value="-0.021787" calcext:value-type="float">
            <text:p>-0,0218</text:p>
          </table:table-cell>
          <table:table-cell office:value-type="float" office:value="0.0185548" calcext:value-type="float">
            <text:p>0,0186</text:p>
          </table:table-cell>
          <table:table-cell office:value-type="float" office:value="579" calcext:value-type="float">
            <text:p>579</text:p>
          </table:table-cell>
          <table:table-cell office:value-type="float" office:value="246960" calcext:value-type="float">
            <text:p>246960</text:p>
          </table:table-cell>
          <table:table-cell office:value-type="float" office:value="-1087.3037109375" calcext:value-type="float">
            <text:p>-1087,30</text:p>
          </table:table-cell>
          <table:table-cell office:value-type="float" office:value="1311.42663574219" calcext:value-type="float">
            <text:p>1311,43</text:p>
          </table:table-cell>
          <table:table-cell office:value-type="float" office:value="5.38952159881592" calcext:value-type="float">
            <text:p>5,39</text:p>
          </table:table-cell>
          <table:table-cell office:value-type="float" office:value="121.436653137207" calcext:value-type="float">
            <text:p>121,44</text:p>
          </table:table-cell>
          <table:table-cell table:formula="of:=IF([.P71]&lt;300000;1;IF([.P71]&lt;3000000;2;3))" office:value-type="float" office:value="1" calcext:value-type="float">
            <text:p>1</text:p>
          </table:table-cell>
          <table:table-cell office:value-type="float" office:value="32684" calcext:value-type="float">
            <text:p>32684</text:p>
          </table:table-cell>
          <table:table-cell office:value-type="float" office:value="64636" calcext:value-type="float">
            <text:p>64636</text:p>
          </table:table-cell>
          <table:table-cell table:formula="of:=[.T71]/[.U71]" office:value-type="percentage" office:value="0.505662479113807" calcext:value-type="percentage">
            <text:p>50,57 %</text:p>
          </table:table-cell>
          <table:table-cell office:value-type="float" office:value="579" calcext:value-type="float">
            <text:p>579</text:p>
          </table:table-cell>
          <table:table-cell office:value-type="float" office:value="32292" calcext:value-type="float">
            <text:p>32292</text:p>
          </table:table-cell>
          <table:table-cell office:value-type="float" office:value="34460" calcext:value-type="float">
            <text:p>34460</text:p>
          </table:table-cell>
          <table:table-cell office:value-type="float" office:value="32352" calcext:value-type="float">
            <text:p>32352</text:p>
          </table:table-cell>
          <table:table-cell table:formula="of:=MIN([.X71:.Z71])/[.T71]" office:value-type="float" office:value="0.988006363970138" calcext:value-type="float">
            <text:p>0,99</text:p>
          </table:table-cell>
          <table:table-cell office:value-type="float" office:value="579" calcext:value-type="float">
            <text:p>579</text:p>
          </table:table-cell>
          <table:table-cell office:value-type="float" office:value="31835" calcext:value-type="float">
            <text:p>31835</text:p>
          </table:table-cell>
          <table:table-cell office:value-type="float" office:value="35700" calcext:value-type="float">
            <text:p>35700</text:p>
          </table:table-cell>
          <table:table-cell office:value-type="float" office:value="45158" calcext:value-type="float">
            <text:p>45158</text:p>
          </table:table-cell>
          <table:table-cell office:value-type="float" office:value="34959" calcext:value-type="float">
            <text:p>34959</text:p>
          </table:table-cell>
          <table:table-cell table:formula="of:=MIN([.AC71:.AF71])/MIN([.X71:.Z71])" office:value-type="percentage" office:value="0.985847888021801" calcext:value-type="percentage">
            <text:p>98,58 %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35" calcext:value-type="float">
            <text:p>0,9350</text:p>
          </table:table-cell>
          <table:table-cell office:value-type="float" office:value="0.901" calcext:value-type="float">
            <text:p>0,901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145886" calcext:value-type="float">
            <text:p>0,0146</text:p>
          </table:table-cell>
          <table:table-cell office:value-type="float" office:value="-0.0435687" calcext:value-type="float">
            <text:p>-0,0436</text:p>
          </table:table-cell>
          <table:table-cell office:value-type="float" office:value="0.0607894" calcext:value-type="float">
            <text:p>0,0608</text:p>
          </table:table-cell>
          <table:table-cell office:value-type="float" office:value="580" calcext:value-type="float">
            <text:p>580</text:p>
          </table:table-cell>
          <table:table-cell office:value-type="float" office:value="275180" calcext:value-type="float">
            <text:p>275180</text:p>
          </table:table-cell>
          <table:table-cell office:value-type="float" office:value="-1070.89660644531" calcext:value-type="float">
            <text:p>-1070,90</text:p>
          </table:table-cell>
          <table:table-cell office:value-type="float" office:value="1420.36096191406" calcext:value-type="float">
            <text:p>1420,36</text:p>
          </table:table-cell>
          <table:table-cell office:value-type="float" office:value="-6.55213356018066" calcext:value-type="float">
            <text:p>-6,55</text:p>
          </table:table-cell>
          <table:table-cell office:value-type="float" office:value="49.8457107543945" calcext:value-type="float">
            <text:p>49,85</text:p>
          </table:table-cell>
          <table:table-cell table:formula="of:=IF([.P72]&lt;300000;1;IF([.P72]&lt;3000000;2;3))" office:value-type="float" office:value="1" calcext:value-type="float">
            <text:p>1</text:p>
          </table:table-cell>
          <table:table-cell office:value-type="float" office:value="34872" calcext:value-type="float">
            <text:p>34872</text:p>
          </table:table-cell>
          <table:table-cell office:value-type="float" office:value="72020" calcext:value-type="float">
            <text:p>72020</text:p>
          </table:table-cell>
          <table:table-cell table:formula="of:=[.T72]/[.U72]" office:value-type="percentage" office:value="0.484198833657317" calcext:value-type="percentage">
            <text:p>48,42 %</text:p>
          </table:table-cell>
          <table:table-cell office:value-type="float" office:value="580" calcext:value-type="float">
            <text:p>580</text:p>
          </table:table-cell>
          <table:table-cell office:value-type="float" office:value="33864" calcext:value-type="float">
            <text:p>33864</text:p>
          </table:table-cell>
          <table:table-cell office:value-type="float" office:value="36616" calcext:value-type="float">
            <text:p>36616</text:p>
          </table:table-cell>
          <table:table-cell office:value-type="float" office:value="33292" calcext:value-type="float">
            <text:p>33292</text:p>
          </table:table-cell>
          <table:table-cell table:formula="of:=MIN([.X72:.Z72])/[.T72]" office:value-type="float" office:value="0.954691442991512" calcext:value-type="float">
            <text:p>0,95</text:p>
          </table:table-cell>
          <table:table-cell office:value-type="float" office:value="580" calcext:value-type="float">
            <text:p>580</text:p>
          </table:table-cell>
          <table:table-cell office:value-type="float" office:value="33121" calcext:value-type="float">
            <text:p>33121</text:p>
          </table:table-cell>
          <table:table-cell office:value-type="float" office:value="38796" calcext:value-type="float">
            <text:p>38796</text:p>
          </table:table-cell>
          <table:table-cell office:value-type="float" office:value="48582" calcext:value-type="float">
            <text:p>48582</text:p>
          </table:table-cell>
          <table:table-cell office:value-type="float" office:value="37700" calcext:value-type="float">
            <text:p>37700</text:p>
          </table:table-cell>
          <table:table-cell table:formula="of:=MIN([.AC72:.AF72])/MIN([.X72:.Z72])" office:value-type="percentage" office:value="0.994863630902319" calcext:value-type="percentage">
            <text:p>99,49 %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0.038" calcext:value-type="float">
            <text:p>-0,0380</text:p>
          </table:table-cell>
          <table:table-cell office:value-type="float" office:value="-0.106" calcext:value-type="float">
            <text:p>-0,1060</text:p>
          </table:table-cell>
          <table:table-cell office:value-type="float" office:value="-0.074" calcext:value-type="float">
            <text:p>-0,0740</text:p>
          </table:table-cell>
          <table:table-cell office:value-type="float" office:value="0.189" calcext:value-type="float">
            <text:p>0,189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148244" calcext:value-type="float">
            <text:p>-0,0148</text:p>
          </table:table-cell>
          <table:table-cell office:value-type="float" office:value="0.0248932" calcext:value-type="float">
            <text:p>0,0249</text:p>
          </table:table-cell>
          <table:table-cell office:value-type="float" office:value="0.0431258" calcext:value-type="float">
            <text:p>0,0431</text:p>
          </table:table-cell>
          <table:table-cell office:value-type="float" office:value="581" calcext:value-type="float">
            <text:p>581</text:p>
          </table:table-cell>
          <table:table-cell office:value-type="float" office:value="266750" calcext:value-type="float">
            <text:p>26675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1.9087219238281" calcext:value-type="float">
            <text:p>11,91</text:p>
          </table:table-cell>
          <table:table-cell office:value-type="float" office:value="8403.896484375" calcext:value-type="float">
            <text:p>8403,90</text:p>
          </table:table-cell>
          <table:table-cell table:formula="of:=IF([.P73]&lt;300000;1;IF([.P73]&lt;3000000;2;3))" office:value-type="float" office:value="2" calcext:value-type="float">
            <text:p>2</text:p>
          </table:table-cell>
          <table:table-cell office:value-type="float" office:value="58028" calcext:value-type="float">
            <text:p>58028</text:p>
          </table:table-cell>
          <table:table-cell office:value-type="float" office:value="68772" calcext:value-type="float">
            <text:p>68772</text:p>
          </table:table-cell>
          <table:table-cell table:formula="of:=[.T73]/[.U73]" office:value-type="percentage" office:value="0.84377362880242" calcext:value-type="percentage">
            <text:p>84,38 %</text:p>
          </table:table-cell>
          <table:table-cell office:value-type="float" office:value="581" calcext:value-type="float">
            <text:p>581</text:p>
          </table:table-cell>
          <table:table-cell office:value-type="float" office:value="58028" calcext:value-type="float">
            <text:p>58028</text:p>
          </table:table-cell>
          <table:table-cell table:number-columns-repeated="2" office:value-type="float" office:value="57996" calcext:value-type="float">
            <text:p>57996</text:p>
          </table:table-cell>
          <table:table-cell table:formula="of:=MIN([.X73:.Z73])/[.T73]" office:value-type="float" office:value="0.999448542083132" calcext:value-type="float">
            <text:p>1,00</text:p>
          </table:table-cell>
          <table:table-cell office:value-type="float" office:value="581" calcext:value-type="float">
            <text:p>581</text:p>
          </table:table-cell>
          <table:table-cell office:value-type="float" office:value="55877" calcext:value-type="float">
            <text:p>55877</text:p>
          </table:table-cell>
          <table:table-cell office:value-type="float" office:value="38493" calcext:value-type="float">
            <text:p>38493</text:p>
          </table:table-cell>
          <table:table-cell office:value-type="float" office:value="48751" calcext:value-type="float">
            <text:p>48751</text:p>
          </table:table-cell>
          <table:table-cell office:value-type="float" office:value="37757" calcext:value-type="float">
            <text:p>37757</text:p>
          </table:table-cell>
          <table:table-cell table:formula="of:=MIN([.AC73:.AF73])/MIN([.X73:.Z73])" office:value-type="percentage" office:value="0.651027657079799" calcext:value-type="percentage">
            <text:p>65,10 %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96" calcext:value-type="float">
            <text:p>0,9960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76" calcext:value-type="float">
            <text:p>0,9760</text:p>
          </table:table-cell>
          <table:table-cell office:value-type="float" office:value="0.958" calcext:value-type="float">
            <text:p>0,958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190097" calcext:value-type="float">
            <text:p>-0,0190</text:p>
          </table:table-cell>
          <table:table-cell office:value-type="float" office:value="0.0274642" calcext:value-type="float">
            <text:p>0,0275</text:p>
          </table:table-cell>
          <table:table-cell office:value-type="float" office:value="0.029267" calcext:value-type="float">
            <text:p>0,0293</text:p>
          </table:table-cell>
          <table:table-cell office:value-type="float" office:value="582" calcext:value-type="float">
            <text:p>582</text:p>
          </table:table-cell>
          <table:table-cell office:value-type="float" office:value="260340" calcext:value-type="float">
            <text:p>260340</text:p>
          </table:table-cell>
          <table:table-cell office:value-type="float" office:value="-1103.375" calcext:value-type="float">
            <text:p>-1103,38</text:p>
          </table:table-cell>
          <table:table-cell office:value-type="float" office:value="1302.14270019531" calcext:value-type="float">
            <text:p>1302,14</text:p>
          </table:table-cell>
          <table:table-cell office:value-type="float" office:value="6.60720539093018" calcext:value-type="float">
            <text:p>6,61</text:p>
          </table:table-cell>
          <table:table-cell office:value-type="float" office:value="56.9608573913574" calcext:value-type="float">
            <text:p>56,96</text:p>
          </table:table-cell>
          <table:table-cell table:formula="of:=IF([.P74]&lt;300000;1;IF([.P74]&lt;3000000;2;3))" office:value-type="float" office:value="1" calcext:value-type="float">
            <text:p>1</text:p>
          </table:table-cell>
          <table:table-cell office:value-type="float" office:value="33976" calcext:value-type="float">
            <text:p>33976</text:p>
          </table:table-cell>
          <table:table-cell office:value-type="float" office:value="68136" calcext:value-type="float">
            <text:p>68136</text:p>
          </table:table-cell>
          <table:table-cell table:formula="of:=[.T74]/[.U74]" office:value-type="percentage" office:value="0.49864975930492" calcext:value-type="percentage">
            <text:p>49,86 %</text:p>
          </table:table-cell>
          <table:table-cell office:value-type="float" office:value="582" calcext:value-type="float">
            <text:p>582</text:p>
          </table:table-cell>
          <table:table-cell office:value-type="float" office:value="34104" calcext:value-type="float">
            <text:p>34104</text:p>
          </table:table-cell>
          <table:table-cell office:value-type="float" office:value="35024" calcext:value-type="float">
            <text:p>35024</text:p>
          </table:table-cell>
          <table:table-cell office:value-type="float" office:value="33180" calcext:value-type="float">
            <text:p>33180</text:p>
          </table:table-cell>
          <table:table-cell table:formula="of:=MIN([.X74:.Z74])/[.T74]" office:value-type="float" office:value="0.976571697668943" calcext:value-type="float">
            <text:p>0,98</text:p>
          </table:table-cell>
          <table:table-cell office:value-type="float" office:value="582" calcext:value-type="float">
            <text:p>582</text:p>
          </table:table-cell>
          <table:table-cell office:value-type="float" office:value="32797" calcext:value-type="float">
            <text:p>32797</text:p>
          </table:table-cell>
          <table:table-cell office:value-type="float" office:value="37729" calcext:value-type="float">
            <text:p>37729</text:p>
          </table:table-cell>
          <table:table-cell office:value-type="float" office:value="47947" calcext:value-type="float">
            <text:p>47947</text:p>
          </table:table-cell>
          <table:table-cell office:value-type="float" office:value="37099" calcext:value-type="float">
            <text:p>37099</text:p>
          </table:table-cell>
          <table:table-cell table:formula="of:=MIN([.AC74:.AF74])/MIN([.X74:.Z74])" office:value-type="percentage" office:value="0.988456901748041" calcext:value-type="percentage">
            <text:p>98,85 %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991" calcext:value-type="float">
            <text:p>0,9910</text:p>
          </table:table-cell>
          <table:table-cell office:value-type="float" office:value="0.97" calcext:value-type="float">
            <text:p>0,9700</text:p>
          </table:table-cell>
          <table:table-cell office:value-type="float" office:value="0.914" calcext:value-type="float">
            <text:p>0,9140</text:p>
          </table:table-cell>
          <table:table-cell office:value-type="float" office:value="0.806" calcext:value-type="float">
            <text:p>0,806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169542" calcext:value-type="float">
            <text:p>0,0170</text:p>
          </table:table-cell>
          <table:table-cell office:value-type="float" office:value="-0.0480391" calcext:value-type="float">
            <text:p>-0,0480</text:p>
          </table:table-cell>
          <table:table-cell office:value-type="float" office:value="0.0636746" calcext:value-type="float">
            <text:p>0,0637</text:p>
          </table:table-cell>
          <table:table-cell office:value-type="float" office:value="583" calcext:value-type="float">
            <text:p>583</text:p>
          </table:table-cell>
          <table:table-cell office:value-type="float" office:value="254080" calcext:value-type="float">
            <text:p>254080</text:p>
          </table:table-cell>
          <table:table-cell office:value-type="float" office:value="-1047.49536132813" calcext:value-type="float">
            <text:p>-1047,50</text:p>
          </table:table-cell>
          <table:table-cell office:value-type="float" office:value="1302.89282226563" calcext:value-type="float">
            <text:p>1302,89</text:p>
          </table:table-cell>
          <table:table-cell office:value-type="float" office:value="-4.15024328231812" calcext:value-type="float">
            <text:p>-4,15</text:p>
          </table:table-cell>
          <table:table-cell office:value-type="float" office:value="88.1369171142578" calcext:value-type="float">
            <text:p>88,14</text:p>
          </table:table-cell>
          <table:table-cell table:formula="of:=IF([.P75]&lt;300000;1;IF([.P75]&lt;3000000;2;3))" office:value-type="float" office:value="1" calcext:value-type="float">
            <text:p>1</text:p>
          </table:table-cell>
          <table:table-cell office:value-type="float" office:value="32384" calcext:value-type="float">
            <text:p>32384</text:p>
          </table:table-cell>
          <table:table-cell office:value-type="float" office:value="66500" calcext:value-type="float">
            <text:p>66500</text:p>
          </table:table-cell>
          <table:table-cell table:formula="of:=[.T75]/[.U75]" office:value-type="percentage" office:value="0.486977443609023" calcext:value-type="percentage">
            <text:p>48,70 %</text:p>
          </table:table-cell>
          <table:table-cell office:value-type="float" office:value="583" calcext:value-type="float">
            <text:p>583</text:p>
          </table:table-cell>
          <table:table-cell office:value-type="float" office:value="32044" calcext:value-type="float">
            <text:p>32044</text:p>
          </table:table-cell>
          <table:table-cell office:value-type="float" office:value="34184" calcext:value-type="float">
            <text:p>34184</text:p>
          </table:table-cell>
          <table:table-cell office:value-type="float" office:value="31360" calcext:value-type="float">
            <text:p>31360</text:p>
          </table:table-cell>
          <table:table-cell table:formula="of:=MIN([.X75:.Z75])/[.T75]" office:value-type="float" office:value="0.968379446640316" calcext:value-type="float">
            <text:p>0,97</text:p>
          </table:table-cell>
          <table:table-cell office:value-type="float" office:value="583" calcext:value-type="float">
            <text:p>583</text:p>
          </table:table-cell>
          <table:table-cell office:value-type="float" office:value="31047" calcext:value-type="float">
            <text:p>31047</text:p>
          </table:table-cell>
          <table:table-cell office:value-type="float" office:value="36606" calcext:value-type="float">
            <text:p>36606</text:p>
          </table:table-cell>
          <table:table-cell office:value-type="float" office:value="46300" calcext:value-type="float">
            <text:p>46300</text:p>
          </table:table-cell>
          <table:table-cell office:value-type="float" office:value="35851" calcext:value-type="float">
            <text:p>35851</text:p>
          </table:table-cell>
          <table:table-cell table:formula="of:=MIN([.AC75:.AF75])/MIN([.X75:.Z75])" office:value-type="percentage" office:value="0.990019132653061" calcext:value-type="percentage">
            <text:p>99,00 %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12692" calcext:value-type="float">
            <text:p>-0,0127</text:p>
          </table:table-cell>
          <table:table-cell office:value-type="float" office:value="0.0659231" calcext:value-type="float">
            <text:p>0,0659</text:p>
          </table:table-cell>
          <table:table-cell office:value-type="float" office:value="0.0229244" calcext:value-type="float">
            <text:p>0,0229</text:p>
          </table:table-cell>
          <table:table-cell office:value-type="float" office:value="584" calcext:value-type="float">
            <text:p>584</text:p>
          </table:table-cell>
          <table:table-cell office:value-type="float" office:value="246735" calcext:value-type="float">
            <text:p>2467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6.1088542938232" calcext:value-type="float">
            <text:p>-16,11</text:p>
          </table:table-cell>
          <table:table-cell office:value-type="float" office:value="5283.232421875" calcext:value-type="float">
            <text:p>5283,23</text:p>
          </table:table-cell>
          <table:table-cell table:formula="of:=IF([.P76]&lt;300000;1;IF([.P76]&lt;3000000;2;3))" office:value-type="float" office:value="2" calcext:value-type="float">
            <text:p>2</text:p>
          </table:table-cell>
          <table:table-cell office:value-type="float" office:value="53676" calcext:value-type="float">
            <text:p>53676</text:p>
          </table:table-cell>
          <table:table-cell office:value-type="float" office:value="64576" calcext:value-type="float">
            <text:p>64576</text:p>
          </table:table-cell>
          <table:table-cell table:formula="of:=[.T76]/[.U76]" office:value-type="percentage" office:value="0.831206640237859" calcext:value-type="percentage">
            <text:p>83,12 %</text:p>
          </table:table-cell>
          <table:table-cell office:value-type="float" office:value="584" calcext:value-type="float">
            <text:p>584</text:p>
          </table:table-cell>
          <table:table-cell table:number-columns-repeated="3" office:value-type="float" office:value="53676" calcext:value-type="float">
            <text:p>53676</text:p>
          </table:table-cell>
          <table:table-cell table:formula="of:=MIN([.X76:.Z76])/[.T76]" office:value-type="float" office:value="1" calcext:value-type="float">
            <text:p>1,00</text:p>
          </table:table-cell>
          <table:table-cell office:value-type="float" office:value="584" calcext:value-type="float">
            <text:p>584</text:p>
          </table:table-cell>
          <table:table-cell office:value-type="float" office:value="51685" calcext:value-type="float">
            <text:p>51685</text:p>
          </table:table-cell>
          <table:table-cell office:value-type="float" office:value="36951" calcext:value-type="float">
            <text:p>36951</text:p>
          </table:table-cell>
          <table:table-cell office:value-type="float" office:value="47616" calcext:value-type="float">
            <text:p>47616</text:p>
          </table:table-cell>
          <table:table-cell office:value-type="float" office:value="36740" calcext:value-type="float">
            <text:p>36740</text:p>
          </table:table-cell>
          <table:table-cell table:formula="of:=MIN([.AC76:.AF76])/MIN([.X76:.Z76])" office:value-type="percentage" office:value="0.684477233773008" calcext:value-type="percentage">
            <text:p>68,45 %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987" calcext:value-type="float">
            <text:p>0,9870</text:p>
          </table:table-cell>
          <table:table-cell office:value-type="float" office:value="0.956" calcext:value-type="float">
            <text:p>0,9560</text:p>
          </table:table-cell>
          <table:table-cell office:value-type="float" office:value="0.882" calcext:value-type="float">
            <text:p>0,8820</text:p>
          </table:table-cell>
          <table:table-cell office:value-type="float" office:value="0.775" calcext:value-type="float">
            <text:p>0,775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203098" calcext:value-type="float">
            <text:p>-0,0203</text:p>
          </table:table-cell>
          <table:table-cell office:value-type="float" office:value="0.00297119" calcext:value-type="float">
            <text:p>0,0030</text:p>
          </table:table-cell>
          <table:table-cell office:value-type="float" office:value="-0.0249374" calcext:value-type="float">
            <text:p>-0,0249</text:p>
          </table:table-cell>
          <table:table-cell office:value-type="float" office:value="585" calcext:value-type="float">
            <text:p>585</text:p>
          </table:table-cell>
          <table:table-cell office:value-type="float" office:value="245060" calcext:value-type="float">
            <text:p>245060</text:p>
          </table:table-cell>
          <table:table-cell office:value-type="float" office:value="-1065.7041015625" calcext:value-type="float">
            <text:p>-1065,70</text:p>
          </table:table-cell>
          <table:table-cell office:value-type="float" office:value="1372.57983398438" calcext:value-type="float">
            <text:p>1372,58</text:p>
          </table:table-cell>
          <table:table-cell office:value-type="float" office:value="4.13229608535767" calcext:value-type="float">
            <text:p>4,13</text:p>
          </table:table-cell>
          <table:table-cell office:value-type="float" office:value="74.805305480957" calcext:value-type="float">
            <text:p>74,81</text:p>
          </table:table-cell>
          <table:table-cell table:formula="of:=IF([.P77]&lt;300000;1;IF([.P77]&lt;3000000;2;3))" office:value-type="float" office:value="1" calcext:value-type="float">
            <text:p>1</text:p>
          </table:table-cell>
          <table:table-cell office:value-type="float" office:value="31772" calcext:value-type="float">
            <text:p>31772</text:p>
          </table:table-cell>
          <table:table-cell office:value-type="float" office:value="64140" calcext:value-type="float">
            <text:p>64140</text:p>
          </table:table-cell>
          <table:table-cell table:formula="of:=[.T77]/[.U77]" office:value-type="percentage" office:value="0.495353913314624" calcext:value-type="percentage">
            <text:p>49,54 %</text:p>
          </table:table-cell>
          <table:table-cell office:value-type="float" office:value="585" calcext:value-type="float">
            <text:p>585</text:p>
          </table:table-cell>
          <table:table-cell office:value-type="float" office:value="30576" calcext:value-type="float">
            <text:p>30576</text:p>
          </table:table-cell>
          <table:table-cell office:value-type="float" office:value="34256" calcext:value-type="float">
            <text:p>34256</text:p>
          </table:table-cell>
          <table:table-cell office:value-type="float" office:value="30696" calcext:value-type="float">
            <text:p>30696</text:p>
          </table:table-cell>
          <table:table-cell table:formula="of:=MIN([.X77:.Z77])/[.T77]" office:value-type="float" office:value="0.962356792144026" calcext:value-type="float">
            <text:p>0,96</text:p>
          </table:table-cell>
          <table:table-cell office:value-type="float" office:value="585" calcext:value-type="float">
            <text:p>585</text:p>
          </table:table-cell>
          <table:table-cell office:value-type="float" office:value="29945" calcext:value-type="float">
            <text:p>29945</text:p>
          </table:table-cell>
          <table:table-cell office:value-type="float" office:value="34707" calcext:value-type="float">
            <text:p>34707</text:p>
          </table:table-cell>
          <table:table-cell office:value-type="float" office:value="43512" calcext:value-type="float">
            <text:p>43512</text:p>
          </table:table-cell>
          <table:table-cell office:value-type="float" office:value="33744" calcext:value-type="float">
            <text:p>33744</text:p>
          </table:table-cell>
          <table:table-cell table:formula="of:=MIN([.AC77:.AF77])/MIN([.X77:.Z77])" office:value-type="percentage" office:value="0.979362899005756" calcext:value-type="percentage">
            <text:p>97,94 %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26" calcext:value-type="float">
            <text:p>0,2600</text:p>
          </table:table-cell>
          <table:table-cell office:value-type="float" office:value="0.105" calcext:value-type="float">
            <text:p>0,1050</text:p>
          </table:table-cell>
          <table:table-cell office:value-type="float" office:value="0.029" calcext:value-type="float">
            <text:p>0,0290</text:p>
          </table:table-cell>
          <table:table-cell office:value-type="float" office:value="0.545" calcext:value-type="float">
            <text:p>0,5450</text:p>
          </table:table-cell>
          <table:table-cell table:number-columns-repeated="4" office:value-type="float" office:value="98.5" calcext:value-type="float">
            <text:p>98,50</text:p>
          </table:table-cell>
          <table:table-cell office:value-type="float" office:value="0.00346382" calcext:value-type="float">
            <text:p>0,0035</text:p>
          </table:table-cell>
          <table:table-cell office:value-type="float" office:value="0.0664672" calcext:value-type="float">
            <text:p>0,0665</text:p>
          </table:table-cell>
          <table:table-cell office:value-type="float" office:value="0.0212824" calcext:value-type="float">
            <text:p>0,0213</text:p>
          </table:table-cell>
          <table:table-cell office:value-type="float" office:value="586" calcext:value-type="float">
            <text:p>586</text:p>
          </table:table-cell>
          <table:table-cell office:value-type="float" office:value="232147" calcext:value-type="float">
            <text:p>232147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01.09375" calcext:value-type="float">
            <text:p>318301,09</text:p>
          </table:table-cell>
          <table:table-cell office:value-type="float" office:value="59.5776863098145" calcext:value-type="float">
            <text:p>59,58</text:p>
          </table:table-cell>
          <table:table-cell office:value-type="float" office:value="8003.88623046875" calcext:value-type="float">
            <text:p>8003,89</text:p>
          </table:table-cell>
          <table:table-cell table:formula="of:=IF([.P78]&lt;300000;1;IF([.P78]&lt;3000000;2;3))" office:value-type="float" office:value="2" calcext:value-type="float">
            <text:p>2</text:p>
          </table:table-cell>
          <table:table-cell office:value-type="float" office:value="50504" calcext:value-type="float">
            <text:p>50504</text:p>
          </table:table-cell>
          <table:table-cell office:value-type="float" office:value="60760" calcext:value-type="float">
            <text:p>60760</text:p>
          </table:table-cell>
          <table:table-cell table:formula="of:=[.T78]/[.U78]" office:value-type="percentage" office:value="0.8312047399605" calcext:value-type="percentage">
            <text:p>83,12 %</text:p>
          </table:table-cell>
          <table:table-cell office:value-type="float" office:value="586" calcext:value-type="float">
            <text:p>586</text:p>
          </table:table-cell>
          <table:table-cell table:number-columns-repeated="3" office:value-type="float" office:value="50504" calcext:value-type="float">
            <text:p>50504</text:p>
          </table:table-cell>
          <table:table-cell table:formula="of:=MIN([.X78:.Z78])/[.T78]" office:value-type="float" office:value="1" calcext:value-type="float">
            <text:p>1,00</text:p>
          </table:table-cell>
          <table:table-cell office:value-type="float" office:value="586" calcext:value-type="float">
            <text:p>586</text:p>
          </table:table-cell>
          <table:table-cell office:value-type="float" office:value="48629" calcext:value-type="float">
            <text:p>48629</text:p>
          </table:table-cell>
          <table:table-cell office:value-type="float" office:value="34225" calcext:value-type="float">
            <text:p>34225</text:p>
          </table:table-cell>
          <table:table-cell office:value-type="float" office:value="43911" calcext:value-type="float">
            <text:p>43911</text:p>
          </table:table-cell>
          <table:table-cell office:value-type="float" office:value="33899" calcext:value-type="float">
            <text:p>33899</text:p>
          </table:table-cell>
          <table:table-cell table:formula="of:=MIN([.AC78:.AF78])/MIN([.X78:.Z78])" office:value-type="percentage" office:value="0.671214161254554" calcext:value-type="percentage">
            <text:p>67,12 %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019863" calcext:value-type="float">
            <text:p>0,0020</text:p>
          </table:table-cell>
          <table:table-cell office:value-type="float" office:value="0.0792112" calcext:value-type="float">
            <text:p>0,0792</text:p>
          </table:table-cell>
          <table:table-cell office:value-type="float" office:value="0.0580078" calcext:value-type="float">
            <text:p>0,0580</text:p>
          </table:table-cell>
          <table:table-cell office:value-type="float" office:value="587" calcext:value-type="float">
            <text:p>587</text:p>
          </table:table-cell>
          <table:table-cell office:value-type="float" office:value="247055" calcext:value-type="float">
            <text:p>24705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5.59432506561279" calcext:value-type="float">
            <text:p>5,59</text:p>
          </table:table-cell>
          <table:table-cell office:value-type="float" office:value="7040.1826171875" calcext:value-type="float">
            <text:p>7040,18</text:p>
          </table:table-cell>
          <table:table-cell table:formula="of:=IF([.P79]&lt;300000;1;IF([.P79]&lt;3000000;2;3))" office:value-type="float" office:value="2" calcext:value-type="float">
            <text:p>2</text:p>
          </table:table-cell>
          <table:table-cell office:value-type="float" office:value="53744" calcext:value-type="float">
            <text:p>53744</text:p>
          </table:table-cell>
          <table:table-cell office:value-type="float" office:value="64660" calcext:value-type="float">
            <text:p>64660</text:p>
          </table:table-cell>
          <table:table-cell table:formula="of:=[.T79]/[.U79]" office:value-type="percentage" office:value="0.831178472007424" calcext:value-type="percentage">
            <text:p>83,12 %</text:p>
          </table:table-cell>
          <table:table-cell office:value-type="float" office:value="587" calcext:value-type="float">
            <text:p>587</text:p>
          </table:table-cell>
          <table:table-cell table:number-columns-repeated="3" office:value-type="float" office:value="53744" calcext:value-type="float">
            <text:p>53744</text:p>
          </table:table-cell>
          <table:table-cell table:formula="of:=MIN([.X79:.Z79])/[.T79]" office:value-type="float" office:value="1" calcext:value-type="float">
            <text:p>1,00</text:p>
          </table:table-cell>
          <table:table-cell office:value-type="float" office:value="587" calcext:value-type="float">
            <text:p>587</text:p>
          </table:table-cell>
          <table:table-cell office:value-type="float" office:value="51752" calcext:value-type="float">
            <text:p>51752</text:p>
          </table:table-cell>
          <table:table-cell office:value-type="float" office:value="34845" calcext:value-type="float">
            <text:p>34845</text:p>
          </table:table-cell>
          <table:table-cell office:value-type="float" office:value="43749" calcext:value-type="float">
            <text:p>43749</text:p>
          </table:table-cell>
          <table:table-cell office:value-type="float" office:value="33934" calcext:value-type="float">
            <text:p>33934</text:p>
          </table:table-cell>
          <table:table-cell table:formula="of:=MIN([.AC79:.AF79])/MIN([.X79:.Z79])" office:value-type="percentage" office:value="0.631400714498363" calcext:value-type="percentage">
            <text:p>63,14 %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258" calcext:value-type="float">
            <text:p>0,2580</text:p>
          </table:table-cell>
          <table:table-cell office:value-type="float" office:value="0.13" calcext:value-type="float">
            <text:p>0,130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3" calcext:value-type="float">
            <text:p>0,563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839383" calcext:value-type="float">
            <text:p>-0,0839</text:p>
          </table:table-cell>
          <table:table-cell office:value-type="float" office:value="0.359112" calcext:value-type="float">
            <text:p>0,3591</text:p>
          </table:table-cell>
          <table:table-cell office:value-type="float" office:value="0.151379" calcext:value-type="float">
            <text:p>0,1514</text:p>
          </table:table-cell>
          <table:table-cell office:value-type="float" office:value="588" calcext:value-type="float">
            <text:p>588</text:p>
          </table:table-cell>
          <table:table-cell office:value-type="float" office:value="289886" calcext:value-type="float">
            <text:p>28988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99.7638092041016" calcext:value-type="float">
            <text:p>99,76</text:p>
          </table:table-cell>
          <table:table-cell office:value-type="float" office:value="6631.71337890625" calcext:value-type="float">
            <text:p>6631,71</text:p>
          </table:table-cell>
          <table:table-cell table:formula="of:=IF([.P80]&lt;300000;1;IF([.P80]&lt;3000000;2;3))" office:value-type="float" office:value="2" calcext:value-type="float">
            <text:p>2</text:p>
          </table:table-cell>
          <table:table-cell office:value-type="float" office:value="63064" calcext:value-type="float">
            <text:p>63064</text:p>
          </table:table-cell>
          <table:table-cell office:value-type="float" office:value="75872" calcext:value-type="float">
            <text:p>75872</text:p>
          </table:table-cell>
          <table:table-cell table:formula="of:=[.T80]/[.U80]" office:value-type="percentage" office:value="0.831189371573176" calcext:value-type="percentage">
            <text:p>83,12 %</text:p>
          </table:table-cell>
          <table:table-cell office:value-type="float" office:value="588" calcext:value-type="float">
            <text:p>588</text:p>
          </table:table-cell>
          <table:table-cell table:number-columns-repeated="3" office:value-type="float" office:value="63064" calcext:value-type="float">
            <text:p>63064</text:p>
          </table:table-cell>
          <table:table-cell table:formula="of:=MIN([.X80:.Z80])/[.T80]" office:value-type="float" office:value="1" calcext:value-type="float">
            <text:p>1,00</text:p>
          </table:table-cell>
          <table:table-cell office:value-type="float" office:value="588" calcext:value-type="float">
            <text:p>588</text:p>
          </table:table-cell>
          <table:table-cell office:value-type="float" office:value="60724" calcext:value-type="float">
            <text:p>60724</text:p>
          </table:table-cell>
          <table:table-cell office:value-type="float" office:value="41430" calcext:value-type="float">
            <text:p>41430</text:p>
          </table:table-cell>
          <table:table-cell office:value-type="float" office:value="52393" calcext:value-type="float">
            <text:p>52393</text:p>
          </table:table-cell>
          <table:table-cell office:value-type="float" office:value="40592" calcext:value-type="float">
            <text:p>40592</text:p>
          </table:table-cell>
          <table:table-cell table:formula="of:=MIN([.AC80:.AF80])/MIN([.X80:.Z80])" office:value-type="percentage" office:value="0.643663579855385" calcext:value-type="percentage">
            <text:p>64,37 %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1" calcext:value-type="float">
            <text:p>-0,181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289742" calcext:value-type="float">
            <text:p>-0,0290</text:p>
          </table:table-cell>
          <table:table-cell office:value-type="float" office:value="0.0526525" calcext:value-type="float">
            <text:p>0,0527</text:p>
          </table:table-cell>
          <table:table-cell office:value-type="float" office:value="0.079143" calcext:value-type="float">
            <text:p>0,0791</text:p>
          </table:table-cell>
          <table:table-cell office:value-type="float" office:value="589" calcext:value-type="float">
            <text:p>589</text:p>
          </table:table-cell>
          <table:table-cell office:value-type="float" office:value="246975" calcext:value-type="float">
            <text:p>24697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01.09375" calcext:value-type="float">
            <text:p>318301,09</text:p>
          </table:table-cell>
          <table:table-cell office:value-type="float" office:value="-15.2771224975586" calcext:value-type="float">
            <text:p>-15,28</text:p>
          </table:table-cell>
          <table:table-cell office:value-type="float" office:value="7023.27294921875" calcext:value-type="float">
            <text:p>7023,27</text:p>
          </table:table-cell>
          <table:table-cell table:formula="of:=IF([.P81]&lt;300000;1;IF([.P81]&lt;3000000;2;3))" office:value-type="float" office:value="2" calcext:value-type="float">
            <text:p>2</text:p>
          </table:table-cell>
          <table:table-cell office:value-type="float" office:value="53728" calcext:value-type="float">
            <text:p>53728</text:p>
          </table:table-cell>
          <table:table-cell office:value-type="float" office:value="63676" calcext:value-type="float">
            <text:p>63676</text:p>
          </table:table-cell>
          <table:table-cell table:formula="of:=[.T81]/[.U81]" office:value-type="percentage" office:value="0.843771593693071" calcext:value-type="percentage">
            <text:p>84,38 %</text:p>
          </table:table-cell>
          <table:table-cell office:value-type="float" office:value="589" calcext:value-type="float">
            <text:p>589</text:p>
          </table:table-cell>
          <table:table-cell table:number-columns-repeated="3" office:value-type="float" office:value="53728" calcext:value-type="float">
            <text:p>53728</text:p>
          </table:table-cell>
          <table:table-cell table:formula="of:=MIN([.X81:.Z81])/[.T81]" office:value-type="float" office:value="1" calcext:value-type="float">
            <text:p>1,00</text:p>
          </table:table-cell>
          <table:table-cell office:value-type="float" office:value="589" calcext:value-type="float">
            <text:p>589</text:p>
          </table:table-cell>
          <table:table-cell office:value-type="float" office:value="51735" calcext:value-type="float">
            <text:p>51735</text:p>
          </table:table-cell>
          <table:table-cell office:value-type="float" office:value="37244" calcext:value-type="float">
            <text:p>37244</text:p>
          </table:table-cell>
          <table:table-cell office:value-type="float" office:value="48357" calcext:value-type="float">
            <text:p>48357</text:p>
          </table:table-cell>
          <table:table-cell office:value-type="float" office:value="37238" calcext:value-type="float">
            <text:p>37238</text:p>
          </table:table-cell>
          <table:table-cell table:formula="of:=MIN([.AC81:.AF81])/MIN([.X81:.Z81])" office:value-type="percentage" office:value="0.693083680762359" calcext:value-type="percentage">
            <text:p>69,31 %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981" calcext:value-type="float">
            <text:p>0,9810</text:p>
          </table:table-cell>
          <table:table-cell office:value-type="float" office:value="0.943" calcext:value-type="float">
            <text:p>0,9430</text:p>
          </table:table-cell>
          <table:table-cell office:value-type="float" office:value="0.884" calcext:value-type="float">
            <text:p>0,8840</text:p>
          </table:table-cell>
          <table:table-cell office:value-type="float" office:value="0.819" calcext:value-type="float">
            <text:p>0,819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186706" calcext:value-type="float">
            <text:p>0,0019</text:p>
          </table:table-cell>
          <table:table-cell office:value-type="float" office:value="0.00184355" calcext:value-type="float">
            <text:p>0,0018</text:p>
          </table:table-cell>
          <table:table-cell office:value-type="float" office:value="0.00514699" calcext:value-type="float">
            <text:p>0,0051</text:p>
          </table:table-cell>
          <table:table-cell office:value-type="float" office:value="590" calcext:value-type="float">
            <text:p>590</text:p>
          </table:table-cell>
          <table:table-cell office:value-type="float" office:value="248920" calcext:value-type="float">
            <text:p>248920</text:p>
          </table:table-cell>
          <table:table-cell office:value-type="float" office:value="-449.752502441406" calcext:value-type="float">
            <text:p>-449,75</text:p>
          </table:table-cell>
          <table:table-cell office:value-type="float" office:value="572.372131347656" calcext:value-type="float">
            <text:p>572,37</text:p>
          </table:table-cell>
          <table:table-cell office:value-type="float" office:value="1.69291257858276" calcext:value-type="float">
            <text:p>1,69</text:p>
          </table:table-cell>
          <table:table-cell office:value-type="float" office:value="50.1286582946777" calcext:value-type="float">
            <text:p>50,13</text:p>
          </table:table-cell>
          <table:table-cell table:formula="of:=IF([.P82]&lt;300000;1;IF([.P82]&lt;3000000;2;3))" office:value-type="float" office:value="1" calcext:value-type="float">
            <text:p>1</text:p>
          </table:table-cell>
          <table:table-cell office:value-type="float" office:value="30420" calcext:value-type="float">
            <text:p>30420</text:p>
          </table:table-cell>
          <table:table-cell office:value-type="float" office:value="65148" calcext:value-type="float">
            <text:p>65148</text:p>
          </table:table-cell>
          <table:table-cell table:formula="of:=[.T82]/[.U82]" office:value-type="percentage" office:value="0.466936820777307" calcext:value-type="percentage">
            <text:p>46,69 %</text:p>
          </table:table-cell>
          <table:table-cell office:value-type="float" office:value="590" calcext:value-type="float">
            <text:p>590</text:p>
          </table:table-cell>
          <table:table-cell office:value-type="float" office:value="30448" calcext:value-type="float">
            <text:p>30448</text:p>
          </table:table-cell>
          <table:table-cell office:value-type="float" office:value="32396" calcext:value-type="float">
            <text:p>32396</text:p>
          </table:table-cell>
          <table:table-cell office:value-type="float" office:value="30236" calcext:value-type="float">
            <text:p>30236</text:p>
          </table:table-cell>
          <table:table-cell table:formula="of:=MIN([.X82:.Z82])/[.T82]" office:value-type="float" office:value="0.993951347797502" calcext:value-type="float">
            <text:p>0,99</text:p>
          </table:table-cell>
          <table:table-cell office:value-type="float" office:value="590" calcext:value-type="float">
            <text:p>590</text:p>
          </table:table-cell>
          <table:table-cell office:value-type="float" office:value="30113" calcext:value-type="float">
            <text:p>30113</text:p>
          </table:table-cell>
          <table:table-cell office:value-type="float" office:value="35149" calcext:value-type="float">
            <text:p>35149</text:p>
          </table:table-cell>
          <table:table-cell office:value-type="float" office:value="44016" calcext:value-type="float">
            <text:p>44016</text:p>
          </table:table-cell>
          <table:table-cell office:value-type="float" office:value="34147" calcext:value-type="float">
            <text:p>34147</text:p>
          </table:table-cell>
          <table:table-cell table:formula="of:=MIN([.AC82:.AF82])/MIN([.X82:.Z82])" office:value-type="percentage" office:value="0.995932001587512" calcext:value-type="percentage">
            <text:p>99,59 %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8" calcext:value-type="float">
            <text:p>-0,180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372435" calcext:value-type="float">
            <text:p>-0,0372</text:p>
          </table:table-cell>
          <table:table-cell office:value-type="float" office:value="0.254717" calcext:value-type="float">
            <text:p>0,2547</text:p>
          </table:table-cell>
          <table:table-cell office:value-type="float" office:value="0.225999" calcext:value-type="float">
            <text:p>0,2260</text:p>
          </table:table-cell>
          <table:table-cell office:value-type="float" office:value="591" calcext:value-type="float">
            <text:p>591</text:p>
          </table:table-cell>
          <table:table-cell office:value-type="float" office:value="250735" calcext:value-type="float">
            <text:p>2507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5.19466590881348" calcext:value-type="float">
            <text:p>-5,19</text:p>
          </table:table-cell>
          <table:table-cell office:value-type="float" office:value="6968.95654296875" calcext:value-type="float">
            <text:p>6968,96</text:p>
          </table:table-cell>
          <table:table-cell table:formula="of:=IF([.P83]&lt;300000;1;IF([.P83]&lt;3000000;2;3))" office:value-type="float" office:value="2" calcext:value-type="float">
            <text:p>2</text:p>
          </table:table-cell>
          <table:table-cell office:value-type="float" office:value="54544" calcext:value-type="float">
            <text:p>54544</text:p>
          </table:table-cell>
          <table:table-cell office:value-type="float" office:value="64644" calcext:value-type="float">
            <text:p>64644</text:p>
          </table:table-cell>
          <table:table-cell table:formula="of:=[.T83]/[.U83]" office:value-type="percentage" office:value="0.843759668337355" calcext:value-type="percentage">
            <text:p>84,38 %</text:p>
          </table:table-cell>
          <table:table-cell office:value-type="float" office:value="591" calcext:value-type="float">
            <text:p>591</text:p>
          </table:table-cell>
          <table:table-cell table:number-columns-repeated="3" office:value-type="float" office:value="54544" calcext:value-type="float">
            <text:p>54544</text:p>
          </table:table-cell>
          <table:table-cell table:formula="of:=MIN([.X83:.Z83])/[.T83]" office:value-type="float" office:value="1" calcext:value-type="float">
            <text:p>1,00</text:p>
          </table:table-cell>
          <table:table-cell office:value-type="float" office:value="591" calcext:value-type="float">
            <text:p>591</text:p>
          </table:table-cell>
          <table:table-cell office:value-type="float" office:value="52523" calcext:value-type="float">
            <text:p>52523</text:p>
          </table:table-cell>
          <table:table-cell office:value-type="float" office:value="40410" calcext:value-type="float">
            <text:p>40410</text:p>
          </table:table-cell>
          <table:table-cell office:value-type="float" office:value="53189" calcext:value-type="float">
            <text:p>53189</text:p>
          </table:table-cell>
          <table:table-cell office:value-type="float" office:value="40784" calcext:value-type="float">
            <text:p>40784</text:p>
          </table:table-cell>
          <table:table-cell table:formula="of:=MIN([.AC83:.AF83])/MIN([.X83:.Z83])" office:value-type="percentage" office:value="0.740869756526841" calcext:value-type="percentage">
            <text:p>74,09 %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998" calcext:value-type="float">
            <text:p>0,9980</text:p>
          </table:table-cell>
          <table:table-cell office:value-type="float" office:value="0.995" calcext:value-type="float">
            <text:p>0,9950</text:p>
          </table:table-cell>
          <table:table-cell office:value-type="float" office:value="0.99" calcext:value-type="float">
            <text:p>0,9900</text:p>
          </table:table-cell>
          <table:table-cell office:value-type="float" office:value="0.983" calcext:value-type="float">
            <text:p>0,983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96778" calcext:value-type="float">
            <text:p>0,0968</text:p>
          </table:table-cell>
          <table:table-cell office:value-type="float" office:value="0.0477985" calcext:value-type="float">
            <text:p>0,0478</text:p>
          </table:table-cell>
          <table:table-cell office:value-type="float" office:value="0.013614" calcext:value-type="float">
            <text:p>0,0136</text:p>
          </table:table-cell>
          <table:table-cell office:value-type="float" office:value="592" calcext:value-type="float">
            <text:p>592</text:p>
          </table:table-cell>
          <table:table-cell office:value-type="float" office:value="251040" calcext:value-type="float">
            <text:p>251040</text:p>
          </table:table-cell>
          <table:table-cell office:value-type="float" office:value="-446.411529541016" calcext:value-type="float">
            <text:p>-446,41</text:p>
          </table:table-cell>
          <table:table-cell office:value-type="float" office:value="787.454467773438" calcext:value-type="float">
            <text:p>787,45</text:p>
          </table:table-cell>
          <table:table-cell office:value-type="float" office:value="-6.39928340911865" calcext:value-type="float">
            <text:p>-6,40</text:p>
          </table:table-cell>
          <table:table-cell office:value-type="float" office:value="50.8614311218262" calcext:value-type="float">
            <text:p>50,86</text:p>
          </table:table-cell>
          <table:table-cell table:formula="of:=IF([.P84]&lt;300000;1;IF([.P84]&lt;3000000;2;3))" office:value-type="float" office:value="1" calcext:value-type="float">
            <text:p>1</text:p>
          </table:table-cell>
          <table:table-cell office:value-type="float" office:value="32056" calcext:value-type="float">
            <text:p>32056</text:p>
          </table:table-cell>
          <table:table-cell office:value-type="float" office:value="65704" calcext:value-type="float">
            <text:p>65704</text:p>
          </table:table-cell>
          <table:table-cell table:formula="of:=[.T84]/[.U84]" office:value-type="percentage" office:value="0.487885060270303" calcext:value-type="percentage">
            <text:p>48,79 %</text:p>
          </table:table-cell>
          <table:table-cell office:value-type="float" office:value="592" calcext:value-type="float">
            <text:p>592</text:p>
          </table:table-cell>
          <table:table-cell office:value-type="float" office:value="32180" calcext:value-type="float">
            <text:p>32180</text:p>
          </table:table-cell>
          <table:table-cell office:value-type="float" office:value="32948" calcext:value-type="float">
            <text:p>32948</text:p>
          </table:table-cell>
          <table:table-cell office:value-type="float" office:value="31964" calcext:value-type="float">
            <text:p>31964</text:p>
          </table:table-cell>
          <table:table-cell table:formula="of:=MIN([.X84:.Z84])/[.T84]" office:value-type="float" office:value="0.997130022460694" calcext:value-type="float">
            <text:p>1,00</text:p>
          </table:table-cell>
          <table:table-cell office:value-type="float" office:value="592" calcext:value-type="float">
            <text:p>592</text:p>
          </table:table-cell>
          <table:table-cell office:value-type="float" office:value="31932" calcext:value-type="float">
            <text:p>31932</text:p>
          </table:table-cell>
          <table:table-cell office:value-type="float" office:value="38356" calcext:value-type="float">
            <text:p>38356</text:p>
          </table:table-cell>
          <table:table-cell office:value-type="float" office:value="50069" calcext:value-type="float">
            <text:p>50069</text:p>
          </table:table-cell>
          <table:table-cell office:value-type="float" office:value="38534" calcext:value-type="float">
            <text:p>38534</text:p>
          </table:table-cell>
          <table:table-cell table:formula="of:=MIN([.AC84:.AF84])/MIN([.X84:.Z84])" office:value-type="percentage" office:value="0.99899887373295" calcext:value-type="percentage">
            <text:p>99,90 %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972" calcext:value-type="float">
            <text:p>0,9720</text:p>
          </table:table-cell>
          <table:table-cell office:value-type="float" office:value="0.919" calcext:value-type="float">
            <text:p>0,9190</text:p>
          </table:table-cell>
          <table:table-cell office:value-type="float" office:value="0.874" calcext:value-type="float">
            <text:p>0,8740</text:p>
          </table:table-cell>
          <table:table-cell office:value-type="float" office:value="0.846" calcext:value-type="float">
            <text:p>0,846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-0.00367314" calcext:value-type="float">
            <text:p>-0,0037</text:p>
          </table:table-cell>
          <table:table-cell office:value-type="float" office:value="-0.00826122" calcext:value-type="float">
            <text:p>-0,0083</text:p>
          </table:table-cell>
          <table:table-cell office:value-type="float" office:value="0.00681199" calcext:value-type="float">
            <text:p>0,0068</text:p>
          </table:table-cell>
          <table:table-cell office:value-type="float" office:value="593" calcext:value-type="float">
            <text:p>593</text:p>
          </table:table-cell>
          <table:table-cell office:value-type="float" office:value="247520" calcext:value-type="float">
            <text:p>247520</text:p>
          </table:table-cell>
          <table:table-cell office:value-type="float" office:value="-487.959808349609" calcext:value-type="float">
            <text:p>-487,96</text:p>
          </table:table-cell>
          <table:table-cell office:value-type="float" office:value="504.803161621094" calcext:value-type="float">
            <text:p>504,80</text:p>
          </table:table-cell>
          <table:table-cell office:value-type="float" office:value="-5.51151990890503" calcext:value-type="float">
            <text:p>-5,51</text:p>
          </table:table-cell>
          <table:table-cell office:value-type="float" office:value="45.9708633422852" calcext:value-type="float">
            <text:p>45,97</text:p>
          </table:table-cell>
          <table:table-cell table:formula="of:=IF([.P85]&lt;300000;1;IF([.P85]&lt;3000000;2;3))" office:value-type="float" office:value="1" calcext:value-type="float">
            <text:p>1</text:p>
          </table:table-cell>
          <table:table-cell office:value-type="float" office:value="30008" calcext:value-type="float">
            <text:p>30008</text:p>
          </table:table-cell>
          <table:table-cell office:value-type="float" office:value="64784" calcext:value-type="float">
            <text:p>64784</text:p>
          </table:table-cell>
          <table:table-cell table:formula="of:=[.T85]/[.U85]" office:value-type="percentage" office:value="0.463200790318597" calcext:value-type="percentage">
            <text:p>46,32 %</text:p>
          </table:table-cell>
          <table:table-cell office:value-type="float" office:value="593" calcext:value-type="float">
            <text:p>593</text:p>
          </table:table-cell>
          <table:table-cell office:value-type="float" office:value="30008" calcext:value-type="float">
            <text:p>30008</text:p>
          </table:table-cell>
          <table:table-cell office:value-type="float" office:value="31216" calcext:value-type="float">
            <text:p>31216</text:p>
          </table:table-cell>
          <table:table-cell office:value-type="float" office:value="29492" calcext:value-type="float">
            <text:p>29492</text:p>
          </table:table-cell>
          <table:table-cell table:formula="of:=MIN([.X85:.Z85])/[.T85]" office:value-type="float" office:value="0.982804585443882" calcext:value-type="float">
            <text:p>0,98</text:p>
          </table:table-cell>
          <table:table-cell office:value-type="float" office:value="593" calcext:value-type="float">
            <text:p>593</text:p>
          </table:table-cell>
          <table:table-cell office:value-type="float" office:value="29339" calcext:value-type="float">
            <text:p>29339</text:p>
          </table:table-cell>
          <table:table-cell office:value-type="float" office:value="34762" calcext:value-type="float">
            <text:p>34762</text:p>
          </table:table-cell>
          <table:table-cell office:value-type="float" office:value="43412" calcext:value-type="float">
            <text:p>43412</text:p>
          </table:table-cell>
          <table:table-cell office:value-type="float" office:value="33699" calcext:value-type="float">
            <text:p>33699</text:p>
          </table:table-cell>
          <table:table-cell table:formula="of:=MIN([.AC85:.AF85])/MIN([.X85:.Z85])" office:value-type="percentage" office:value="0.994812152448122" calcext:value-type="percentage">
            <text:p>99,48 %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0.067" calcext:value-type="float">
            <text:p>-0,067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0942705" calcext:value-type="float">
            <text:p>-0,0094</text:p>
          </table:table-cell>
          <table:table-cell office:value-type="float" office:value="0.21341" calcext:value-type="float">
            <text:p>0,2134</text:p>
          </table:table-cell>
          <table:table-cell office:value-type="float" office:value="0.0601775" calcext:value-type="float">
            <text:p>0,0602</text:p>
          </table:table-cell>
          <table:table-cell office:value-type="float" office:value="594" calcext:value-type="float">
            <text:p>594</text:p>
          </table:table-cell>
          <table:table-cell office:value-type="float" office:value="247855" calcext:value-type="float">
            <text:p>24785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8.66387748718262" calcext:value-type="float">
            <text:p>-8,66</text:p>
          </table:table-cell>
          <table:table-cell office:value-type="float" office:value="7026.779296875" calcext:value-type="float">
            <text:p>7026,78</text:p>
          </table:table-cell>
          <table:table-cell table:formula="of:=IF([.P86]&lt;300000;1;IF([.P86]&lt;3000000;2;3))" office:value-type="float" office:value="2" calcext:value-type="float">
            <text:p>2</text:p>
          </table:table-cell>
          <table:table-cell office:value-type="float" office:value="53920" calcext:value-type="float">
            <text:p>53920</text:p>
          </table:table-cell>
          <table:table-cell office:value-type="float" office:value="64872" calcext:value-type="float">
            <text:p>64872</text:p>
          </table:table-cell>
          <table:table-cell table:formula="of:=[.T86]/[.U86]" office:value-type="percentage" office:value="0.831175237390554" calcext:value-type="percentage">
            <text:p>83,12 %</text:p>
          </table:table-cell>
          <table:table-cell office:value-type="float" office:value="594" calcext:value-type="float">
            <text:p>594</text:p>
          </table:table-cell>
          <table:table-cell table:number-columns-repeated="3" office:value-type="float" office:value="53920" calcext:value-type="float">
            <text:p>53920</text:p>
          </table:table-cell>
          <table:table-cell table:formula="of:=MIN([.X86:.Z86])/[.T86]" office:value-type="float" office:value="1" calcext:value-type="float">
            <text:p>1,00</text:p>
          </table:table-cell>
          <table:table-cell office:value-type="float" office:value="594" calcext:value-type="float">
            <text:p>594</text:p>
          </table:table-cell>
          <table:table-cell office:value-type="float" office:value="51919" calcext:value-type="float">
            <text:p>51919</text:p>
          </table:table-cell>
          <table:table-cell office:value-type="float" office:value="36382" calcext:value-type="float">
            <text:p>36382</text:p>
          </table:table-cell>
          <table:table-cell office:value-type="float" office:value="46594" calcext:value-type="float">
            <text:p>46594</text:p>
          </table:table-cell>
          <table:table-cell office:value-type="float" office:value="35999" calcext:value-type="float">
            <text:p>35999</text:p>
          </table:table-cell>
          <table:table-cell table:formula="of:=MIN([.AC86:.AF86])/MIN([.X86:.Z86])" office:value-type="percentage" office:value="0.667637240356083" calcext:value-type="percentage">
            <text:p>66,76 %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7" calcext:value-type="float">
            <text:p>0,070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007" calcext:value-type="float">
            <text:p>0,0070</text:p>
          </table:table-cell>
          <table:table-cell office:value-type="float" office:value="0.414" calcext:value-type="float">
            <text:p>0,41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462907" calcext:value-type="float">
            <text:p>-0,0463</text:p>
          </table:table-cell>
          <table:table-cell office:value-type="float" office:value="0.186586" calcext:value-type="float">
            <text:p>0,1866</text:p>
          </table:table-cell>
          <table:table-cell office:value-type="float" office:value="0.0738883" calcext:value-type="float">
            <text:p>0,0739</text:p>
          </table:table-cell>
          <table:table-cell office:value-type="float" office:value="595" calcext:value-type="float">
            <text:p>595</text:p>
          </table:table-cell>
          <table:table-cell office:value-type="float" office:value="247555" calcext:value-type="float">
            <text:p>24755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43.7859420776367" calcext:value-type="float">
            <text:p>-43,79</text:p>
          </table:table-cell>
          <table:table-cell office:value-type="float" office:value="6018.041015625" calcext:value-type="float">
            <text:p>6018,04</text:p>
          </table:table-cell>
          <table:table-cell table:formula="of:=IF([.P87]&lt;300000;1;IF([.P87]&lt;3000000;2;3))" office:value-type="float" office:value="2" calcext:value-type="float">
            <text:p>2</text:p>
          </table:table-cell>
          <table:table-cell office:value-type="float" office:value="53856" calcext:value-type="float">
            <text:p>53856</text:p>
          </table:table-cell>
          <table:table-cell office:value-type="float" office:value="64792" calcext:value-type="float">
            <text:p>64792</text:p>
          </table:table-cell>
          <table:table-cell table:formula="of:=[.T87]/[.U87]" office:value-type="percentage" office:value="0.831213730090135" calcext:value-type="percentage">
            <text:p>83,12 %</text:p>
          </table:table-cell>
          <table:table-cell office:value-type="float" office:value="595" calcext:value-type="float">
            <text:p>595</text:p>
          </table:table-cell>
          <table:table-cell office:value-type="float" office:value="53856" calcext:value-type="float">
            <text:p>53856</text:p>
          </table:table-cell>
          <table:table-cell office:value-type="float" office:value="53852" calcext:value-type="float">
            <text:p>53852</text:p>
          </table:table-cell>
          <table:table-cell office:value-type="float" office:value="53856" calcext:value-type="float">
            <text:p>53856</text:p>
          </table:table-cell>
          <table:table-cell table:formula="of:=MIN([.X87:.Z87])/[.T87]" office:value-type="float" office:value="0.999925727866904" calcext:value-type="float">
            <text:p>1,00</text:p>
          </table:table-cell>
          <table:table-cell office:value-type="float" office:value="595" calcext:value-type="float">
            <text:p>595</text:p>
          </table:table-cell>
          <table:table-cell office:value-type="float" office:value="51856" calcext:value-type="float">
            <text:p>51856</text:p>
          </table:table-cell>
          <table:table-cell office:value-type="float" office:value="34410" calcext:value-type="float">
            <text:p>34410</text:p>
          </table:table-cell>
          <table:table-cell office:value-type="float" office:value="42882" calcext:value-type="float">
            <text:p>42882</text:p>
          </table:table-cell>
          <table:table-cell office:value-type="float" office:value="33312" calcext:value-type="float">
            <text:p>33312</text:p>
          </table:table-cell>
          <table:table-cell table:formula="of:=MIN([.AC87:.AF87])/MIN([.X87:.Z87])" office:value-type="percentage" office:value="0.618584267993761" calcext:value-type="percentage">
            <text:p>61,86 %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1" calcext:value-type="float">
            <text:p>-0,181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792213" calcext:value-type="float">
            <text:p>-0,0792</text:p>
          </table:table-cell>
          <table:table-cell office:value-type="float" office:value="0.514518" calcext:value-type="float">
            <text:p>0,5145</text:p>
          </table:table-cell>
          <table:table-cell office:value-type="float" office:value="0.329826" calcext:value-type="float">
            <text:p>0,3298</text:p>
          </table:table-cell>
          <table:table-cell office:value-type="float" office:value="596" calcext:value-type="float">
            <text:p>596</text:p>
          </table:table-cell>
          <table:table-cell office:value-type="float" office:value="246635" calcext:value-type="float">
            <text:p>2466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6.35954570770264" calcext:value-type="float">
            <text:p>6,36</text:p>
          </table:table-cell>
          <table:table-cell office:value-type="float" office:value="7025.677734375" calcext:value-type="float">
            <text:p>7025,68</text:p>
          </table:table-cell>
          <table:table-cell table:formula="of:=IF([.P88]&lt;300000;1;IF([.P88]&lt;3000000;2;3))" office:value-type="float" office:value="2" calcext:value-type="float">
            <text:p>2</text:p>
          </table:table-cell>
          <table:table-cell office:value-type="float" office:value="53656" calcext:value-type="float">
            <text:p>53656</text:p>
          </table:table-cell>
          <table:table-cell office:value-type="float" office:value="63588" calcext:value-type="float">
            <text:p>63588</text:p>
          </table:table-cell>
          <table:table-cell table:formula="of:=[.T88]/[.U88]" office:value-type="percentage" office:value="0.843807007611499" calcext:value-type="percentage">
            <text:p>84,38 %</text:p>
          </table:table-cell>
          <table:table-cell office:value-type="float" office:value="596" calcext:value-type="float">
            <text:p>596</text:p>
          </table:table-cell>
          <table:table-cell table:number-columns-repeated="3" office:value-type="float" office:value="53652" calcext:value-type="float">
            <text:p>53652</text:p>
          </table:table-cell>
          <table:table-cell table:formula="of:=MIN([.X88:.Z88])/[.T88]" office:value-type="float" office:value="0.999925451021321" calcext:value-type="float">
            <text:p>1,00</text:p>
          </table:table-cell>
          <table:table-cell office:value-type="float" office:value="596" calcext:value-type="float">
            <text:p>596</text:p>
          </table:table-cell>
          <table:table-cell office:value-type="float" office:value="51664" calcext:value-type="float">
            <text:p>51664</text:p>
          </table:table-cell>
          <table:table-cell office:value-type="float" office:value="33638" calcext:value-type="float">
            <text:p>33638</text:p>
          </table:table-cell>
          <table:table-cell office:value-type="float" office:value="41544" calcext:value-type="float">
            <text:p>41544</text:p>
          </table:table-cell>
          <table:table-cell office:value-type="float" office:value="32339" calcext:value-type="float">
            <text:p>32339</text:p>
          </table:table-cell>
          <table:table-cell table:formula="of:=MIN([.AC88:.AF88])/MIN([.X88:.Z88])" office:value-type="percentage" office:value="0.602754790128979" calcext:value-type="percentage">
            <text:p>60,28 %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933" calcext:value-type="float">
            <text:p>0,9330</text:p>
          </table:table-cell>
          <table:table-cell office:value-type="float" office:value="0.821" calcext:value-type="float">
            <text:p>0,8210</text:p>
          </table:table-cell>
          <table:table-cell office:value-type="float" office:value="0.796" calcext:value-type="float">
            <text:p>0,7960</text:p>
          </table:table-cell>
          <table:table-cell office:value-type="float" office:value="0.759" calcext:value-type="float">
            <text:p>0,7590</text:p>
          </table:table-cell>
          <table:table-cell table:number-columns-repeated="4" office:value-type="float" office:value="87.9" calcext:value-type="float">
            <text:p>87,90</text:p>
          </table:table-cell>
          <table:table-cell office:value-type="float" office:value="-0.0519289" calcext:value-type="float">
            <text:p>-0,0519</text:p>
          </table:table-cell>
          <table:table-cell office:value-type="float" office:value="-0.0338357" calcext:value-type="float">
            <text:p>-0,0338</text:p>
          </table:table-cell>
          <table:table-cell office:value-type="float" office:value="0.0553707" calcext:value-type="float">
            <text:p>0,0554</text:p>
          </table:table-cell>
          <table:table-cell office:value-type="float" office:value="597" calcext:value-type="float">
            <text:p>597</text:p>
          </table:table-cell>
          <table:table-cell office:value-type="float" office:value="283820" calcext:value-type="float">
            <text:p>283820</text:p>
          </table:table-cell>
          <table:table-cell office:value-type="float" office:value="-776.793395996094" calcext:value-type="float">
            <text:p>-776,79</text:p>
          </table:table-cell>
          <table:table-cell office:value-type="float" office:value="1222.04602050781" calcext:value-type="float">
            <text:p>1222,05</text:p>
          </table:table-cell>
          <table:table-cell office:value-type="float" office:value="-10.1290893554688" calcext:value-type="float">
            <text:p>-10,13</text:p>
          </table:table-cell>
          <table:table-cell office:value-type="float" office:value="47.4537200927734" calcext:value-type="float">
            <text:p>47,45</text:p>
          </table:table-cell>
          <table:table-cell table:formula="of:=IF([.P89]&lt;300000;1;IF([.P89]&lt;3000000;2;3))" office:value-type="float" office:value="1" calcext:value-type="float">
            <text:p>1</text:p>
          </table:table-cell>
          <table:table-cell office:value-type="float" office:value="37804" calcext:value-type="float">
            <text:p>37804</text:p>
          </table:table-cell>
          <table:table-cell office:value-type="float" office:value="74284" calcext:value-type="float">
            <text:p>74284</text:p>
          </table:table-cell>
          <table:table-cell table:formula="of:=[.T89]/[.U89]" office:value-type="percentage" office:value="0.508911744117172" calcext:value-type="percentage">
            <text:p>50,89 %</text:p>
          </table:table-cell>
          <table:table-cell office:value-type="float" office:value="597" calcext:value-type="float">
            <text:p>597</text:p>
          </table:table-cell>
          <table:table-cell office:value-type="float" office:value="37492" calcext:value-type="float">
            <text:p>37492</text:p>
          </table:table-cell>
          <table:table-cell office:value-type="float" office:value="39360" calcext:value-type="float">
            <text:p>39360</text:p>
          </table:table-cell>
          <table:table-cell office:value-type="float" office:value="37180" calcext:value-type="float">
            <text:p>37180</text:p>
          </table:table-cell>
          <table:table-cell table:formula="of:=MIN([.X89:.Z89])/[.T89]" office:value-type="float" office:value="0.983493810178817" calcext:value-type="float">
            <text:p>0,98</text:p>
          </table:table-cell>
          <table:table-cell office:value-type="float" office:value="597" calcext:value-type="float">
            <text:p>597</text:p>
          </table:table-cell>
          <table:table-cell office:value-type="float" office:value="36275" calcext:value-type="float">
            <text:p>36275</text:p>
          </table:table-cell>
          <table:table-cell office:value-type="float" office:value="41542" calcext:value-type="float">
            <text:p>41542</text:p>
          </table:table-cell>
          <table:table-cell office:value-type="float" office:value="53023" calcext:value-type="float">
            <text:p>53023</text:p>
          </table:table-cell>
          <table:table-cell office:value-type="float" office:value="40981" calcext:value-type="float">
            <text:p>40981</text:p>
          </table:table-cell>
          <table:table-cell table:formula="of:=MIN([.AC89:.AF89])/MIN([.X89:.Z89])" office:value-type="percentage" office:value="0.975658956428187" calcext:value-type="percentage">
            <text:p>97,57 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99" calcext:value-type="float">
            <text:p>0,9900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11" calcext:value-type="float">
            <text:p>0,9110</text:p>
          </table:table-cell>
          <table:table-cell office:value-type="float" office:value="0.812" calcext:value-type="float">
            <text:p>0,812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143216" calcext:value-type="float">
            <text:p>0,1432</text:p>
          </table:table-cell>
          <table:table-cell office:value-type="float" office:value="0.0305835" calcext:value-type="float">
            <text:p>0,0306</text:p>
          </table:table-cell>
          <table:table-cell office:value-type="float" office:value="0.124968" calcext:value-type="float">
            <text:p>0,1250</text:p>
          </table:table-cell>
          <table:table-cell office:value-type="float" office:value="598" calcext:value-type="float">
            <text:p>598</text:p>
          </table:table-cell>
          <table:table-cell office:value-type="float" office:value="227180" calcext:value-type="float">
            <text:p>227180</text:p>
          </table:table-cell>
          <table:table-cell office:value-type="float" office:value="-855.705383300781" calcext:value-type="float">
            <text:p>-855,71</text:p>
          </table:table-cell>
          <table:table-cell office:value-type="float" office:value="877.423217773438" calcext:value-type="float">
            <text:p>877,42</text:p>
          </table:table-cell>
          <table:table-cell office:value-type="float" office:value="-6.51340961456299" calcext:value-type="float">
            <text:p>-6,51</text:p>
          </table:table-cell>
          <table:table-cell office:value-type="float" office:value="28.782751083374" calcext:value-type="float">
            <text:p>28,78</text:p>
          </table:table-cell>
          <table:table-cell table:formula="of:=IF([.P90]&lt;300000;1;IF([.P90]&lt;3000000;2;3))" office:value-type="float" office:value="1" calcext:value-type="float">
            <text:p>1</text:p>
          </table:table-cell>
          <table:table-cell office:value-type="float" office:value="28428" calcext:value-type="float">
            <text:p>28428</text:p>
          </table:table-cell>
          <table:table-cell office:value-type="float" office:value="58572" calcext:value-type="float">
            <text:p>58572</text:p>
          </table:table-cell>
          <table:table-cell table:formula="of:=[.T90]/[.U90]" office:value-type="percentage" office:value="0.485351362425732" calcext:value-type="percentage">
            <text:p>48,54 %</text:p>
          </table:table-cell>
          <table:table-cell office:value-type="float" office:value="598" calcext:value-type="float">
            <text:p>598</text:p>
          </table:table-cell>
          <table:table-cell office:value-type="float" office:value="28596" calcext:value-type="float">
            <text:p>28596</text:p>
          </table:table-cell>
          <table:table-cell office:value-type="float" office:value="29900" calcext:value-type="float">
            <text:p>29900</text:p>
          </table:table-cell>
          <table:table-cell office:value-type="float" office:value="28208" calcext:value-type="float">
            <text:p>28208</text:p>
          </table:table-cell>
          <table:table-cell table:formula="of:=MIN([.X90:.Z90])/[.T90]" office:value-type="float" office:value="0.992261150977909" calcext:value-type="float">
            <text:p>0,99</text:p>
          </table:table-cell>
          <table:table-cell office:value-type="float" office:value="598" calcext:value-type="float">
            <text:p>598</text:p>
          </table:table-cell>
          <table:table-cell office:value-type="float" office:value="27649" calcext:value-type="float">
            <text:p>27649</text:p>
          </table:table-cell>
          <table:table-cell office:value-type="float" office:value="32178" calcext:value-type="float">
            <text:p>32178</text:p>
          </table:table-cell>
          <table:table-cell office:value-type="float" office:value="40436" calcext:value-type="float">
            <text:p>40436</text:p>
          </table:table-cell>
          <table:table-cell office:value-type="float" office:value="31344" calcext:value-type="float">
            <text:p>31344</text:p>
          </table:table-cell>
          <table:table-cell table:formula="of:=MIN([.AC90:.AF90])/MIN([.X90:.Z90])" office:value-type="percentage" office:value="0.980182926829268" calcext:value-type="percentage">
            <text:p>98,02 %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206193" calcext:value-type="float">
            <text:p>-0,0206</text:p>
          </table:table-cell>
          <table:table-cell office:value-type="float" office:value="0.075421" calcext:value-type="float">
            <text:p>0,0754</text:p>
          </table:table-cell>
          <table:table-cell office:value-type="float" office:value="0.0242791" calcext:value-type="float">
            <text:p>0,0243</text:p>
          </table:table-cell>
          <table:table-cell office:value-type="float" office:value="599" calcext:value-type="float">
            <text:p>599</text:p>
          </table:table-cell>
          <table:table-cell office:value-type="float" office:value="253235" calcext:value-type="float">
            <text:p>2532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32.8910064697266" calcext:value-type="float">
            <text:p>32,89</text:p>
          </table:table-cell>
          <table:table-cell office:value-type="float" office:value="6953.91943359375" calcext:value-type="float">
            <text:p>6953,92</text:p>
          </table:table-cell>
          <table:table-cell table:formula="of:=IF([.P91]&lt;300000;1;IF([.P91]&lt;3000000;2;3))" office:value-type="float" office:value="2" calcext:value-type="float">
            <text:p>2</text:p>
          </table:table-cell>
          <table:table-cell office:value-type="float" office:value="55088" calcext:value-type="float">
            <text:p>55088</text:p>
          </table:table-cell>
          <table:table-cell office:value-type="float" office:value="66280" calcext:value-type="float">
            <text:p>66280</text:p>
          </table:table-cell>
          <table:table-cell table:formula="of:=[.T91]/[.U91]" office:value-type="percentage" office:value="0.831140615570308" calcext:value-type="percentage">
            <text:p>83,11 %</text:p>
          </table:table-cell>
          <table:table-cell office:value-type="float" office:value="599" calcext:value-type="float">
            <text:p>599</text:p>
          </table:table-cell>
          <table:table-cell table:number-columns-repeated="3" office:value-type="float" office:value="55088" calcext:value-type="float">
            <text:p>55088</text:p>
          </table:table-cell>
          <table:table-cell table:formula="of:=MIN([.X91:.Z91])/[.T91]" office:value-type="float" office:value="1" calcext:value-type="float">
            <text:p>1,00</text:p>
          </table:table-cell>
          <table:table-cell office:value-type="float" office:value="599" calcext:value-type="float">
            <text:p>599</text:p>
          </table:table-cell>
          <table:table-cell office:value-type="float" office:value="53046" calcext:value-type="float">
            <text:p>53046</text:p>
          </table:table-cell>
          <table:table-cell office:value-type="float" office:value="40322" calcext:value-type="float">
            <text:p>40322</text:p>
          </table:table-cell>
          <table:table-cell office:value-type="float" office:value="53462" calcext:value-type="float">
            <text:p>53462</text:p>
          </table:table-cell>
          <table:table-cell office:value-type="float" office:value="41011" calcext:value-type="float">
            <text:p>41011</text:p>
          </table:table-cell>
          <table:table-cell table:formula="of:=MIN([.AC91:.AF91])/MIN([.X91:.Z91])" office:value-type="percentage" office:value="0.731956142898635" calcext:value-type="percentage">
            <text:p>73,20 %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7" calcext:value-type="float">
            <text:p>0,1700</text:p>
          </table:table-cell>
          <table:table-cell office:value-type="float" office:value="0.094" calcext:value-type="float">
            <text:p>0,0940</text:p>
          </table:table-cell>
          <table:table-cell office:value-type="float" office:value="0.015" calcext:value-type="float">
            <text:p>0,0150</text:p>
          </table:table-cell>
          <table:table-cell office:value-type="float" office:value="0.505" calcext:value-type="float">
            <text:p>0,5050</text:p>
          </table:table-cell>
          <table:table-cell table:number-columns-repeated="4" office:value-type="float" office:value="62.1" calcext:value-type="float">
            <text:p>62,10</text:p>
          </table:table-cell>
          <table:table-cell office:value-type="float" office:value="-0.0113183" calcext:value-type="float">
            <text:p>-0,0113</text:p>
          </table:table-cell>
          <table:table-cell office:value-type="float" office:value="0.124401" calcext:value-type="float">
            <text:p>0,1244</text:p>
          </table:table-cell>
          <table:table-cell office:value-type="float" office:value="0.0533414" calcext:value-type="float">
            <text:p>0,0533</text:p>
          </table:table-cell>
          <table:table-cell office:value-type="float" office:value="600" calcext:value-type="float">
            <text:p>600</text:p>
          </table:table-cell>
          <table:table-cell office:value-type="float" office:value="255446" calcext:value-type="float">
            <text:p>25544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04.690162658691" calcext:value-type="float">
            <text:p>104,69</text:p>
          </table:table-cell>
          <table:table-cell office:value-type="float" office:value="8782.3818359375" calcext:value-type="float">
            <text:p>8782,38</text:p>
          </table:table-cell>
          <table:table-cell table:formula="of:=IF([.P92]&lt;300000;1;IF([.P92]&lt;3000000;2;3))" office:value-type="float" office:value="2" calcext:value-type="float">
            <text:p>2</text:p>
          </table:table-cell>
          <table:table-cell office:value-type="float" office:value="55572" calcext:value-type="float">
            <text:p>55572</text:p>
          </table:table-cell>
          <table:table-cell office:value-type="float" office:value="66856" calcext:value-type="float">
            <text:p>66856</text:p>
          </table:table-cell>
          <table:table-cell table:formula="of:=[.T92]/[.U92]" office:value-type="percentage" office:value="0.831219337082685" calcext:value-type="percentage">
            <text:p>83,12 %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55572" calcext:value-type="float">
            <text:p>55572</text:p>
          </table:table-cell>
          <table:table-cell table:formula="of:=MIN([.X92:.Z92])/[.T92]" office:value-type="float" office:value="1" calcext:value-type="float">
            <text:p>1,00</text:p>
          </table:table-cell>
          <table:table-cell office:value-type="float" office:value="600" calcext:value-type="float">
            <text:p>600</text:p>
          </table:table-cell>
          <table:table-cell office:value-type="float" office:value="53509" calcext:value-type="float">
            <text:p>53509</text:p>
          </table:table-cell>
          <table:table-cell office:value-type="float" office:value="37602" calcext:value-type="float">
            <text:p>37602</text:p>
          </table:table-cell>
          <table:table-cell office:value-type="float" office:value="48224" calcext:value-type="float">
            <text:p>48224</text:p>
          </table:table-cell>
          <table:table-cell office:value-type="float" office:value="37256" calcext:value-type="float">
            <text:p>37256</text:p>
          </table:table-cell>
          <table:table-cell table:formula="of:=MIN([.AC92:.AF92])/MIN([.X92:.Z92])" office:value-type="percentage" office:value="0.670409558770604" calcext:value-type="percentage">
            <text:p>67,04 %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991" calcext:value-type="float">
            <text:p>0,9910</text:p>
          </table:table-cell>
          <table:table-cell office:value-type="float" office:value="0.971" calcext:value-type="float">
            <text:p>0,9710</text:p>
          </table:table-cell>
          <table:table-cell office:value-type="float" office:value="0.904" calcext:value-type="float">
            <text:p>0,9040</text:p>
          </table:table-cell>
          <table:table-cell office:value-type="float" office:value="0.756" calcext:value-type="float">
            <text:p>0,756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155242" calcext:value-type="float">
            <text:p>0,0155</text:p>
          </table:table-cell>
          <table:table-cell office:value-type="float" office:value="-0.0289017" calcext:value-type="float">
            <text:p>-0,0289</text:p>
          </table:table-cell>
          <table:table-cell office:value-type="float" office:value="0.00869963" calcext:value-type="float">
            <text:p>0,0087</text:p>
          </table:table-cell>
          <table:table-cell office:value-type="float" office:value="601" calcext:value-type="float">
            <text:p>601</text:p>
          </table:table-cell>
          <table:table-cell office:value-type="float" office:value="246940" calcext:value-type="float">
            <text:p>246940</text:p>
          </table:table-cell>
          <table:table-cell office:value-type="float" office:value="-949.351501464844" calcext:value-type="float">
            <text:p>-949,35</text:p>
          </table:table-cell>
          <table:table-cell office:value-type="float" office:value="825.919189453125" calcext:value-type="float">
            <text:p>825,92</text:p>
          </table:table-cell>
          <table:table-cell office:value-type="float" office:value="-34.0415992736816" calcext:value-type="float">
            <text:p>-34,04</text:p>
          </table:table-cell>
          <table:table-cell office:value-type="float" office:value="29.6020545959473" calcext:value-type="float">
            <text:p>29,60</text:p>
          </table:table-cell>
          <table:table-cell table:formula="of:=IF([.P93]&lt;300000;1;IF([.P93]&lt;3000000;2;3))" office:value-type="float" office:value="1" calcext:value-type="float">
            <text:p>1</text:p>
          </table:table-cell>
          <table:table-cell office:value-type="float" office:value="31352" calcext:value-type="float">
            <text:p>31352</text:p>
          </table:table-cell>
          <table:table-cell office:value-type="float" office:value="64632" calcext:value-type="float">
            <text:p>64632</text:p>
          </table:table-cell>
          <table:table-cell table:formula="of:=[.T93]/[.U93]" office:value-type="percentage" office:value="0.485084787721253" calcext:value-type="percentage">
            <text:p>48,51 %</text:p>
          </table:table-cell>
          <table:table-cell office:value-type="float" office:value="601" calcext:value-type="float">
            <text:p>601</text:p>
          </table:table-cell>
          <table:table-cell office:value-type="float" office:value="31080" calcext:value-type="float">
            <text:p>31080</text:p>
          </table:table-cell>
          <table:table-cell office:value-type="float" office:value="32136" calcext:value-type="float">
            <text:p>32136</text:p>
          </table:table-cell>
          <table:table-cell office:value-type="float" office:value="30508" calcext:value-type="float">
            <text:p>30508</text:p>
          </table:table-cell>
          <table:table-cell table:formula="of:=MIN([.X93:.Z93])/[.T93]" office:value-type="float" office:value="0.97307986731309" calcext:value-type="float">
            <text:p>0,97</text:p>
          </table:table-cell>
          <table:table-cell office:value-type="float" office:value="601" calcext:value-type="float">
            <text:p>601</text:p>
          </table:table-cell>
          <table:table-cell office:value-type="float" office:value="30506" calcext:value-type="float">
            <text:p>30506</text:p>
          </table:table-cell>
          <table:table-cell office:value-type="float" office:value="38227" calcext:value-type="float">
            <text:p>38227</text:p>
          </table:table-cell>
          <table:table-cell office:value-type="float" office:value="50233" calcext:value-type="float">
            <text:p>50233</text:p>
          </table:table-cell>
          <table:table-cell office:value-type="float" office:value="38604" calcext:value-type="float">
            <text:p>38604</text:p>
          </table:table-cell>
          <table:table-cell table:formula="of:=MIN([.AC93:.AF93])/MIN([.X93:.Z93])" office:value-type="percentage" office:value="0.999934443424676" calcext:value-type="percentage">
            <text:p>99,99 %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545" calcext:value-type="float">
            <text:p>0,5450</text:p>
          </table:table-cell>
          <table:table-cell office:value-type="float" office:value="0.244" calcext:value-type="float">
            <text:p>0,2440</text:p>
          </table:table-cell>
          <table:table-cell office:value-type="float" office:value="0.061" calcext:value-type="float">
            <text:p>0,0610</text:p>
          </table:table-cell>
          <table:table-cell office:value-type="float" office:value="0.747" calcext:value-type="float">
            <text:p>0,747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487571" calcext:value-type="float">
            <text:p>0,0049</text:p>
          </table:table-cell>
          <table:table-cell office:value-type="float" office:value="0.030245" calcext:value-type="float">
            <text:p>0,0302</text:p>
          </table:table-cell>
          <table:table-cell office:value-type="float" office:value="0.0129446" calcext:value-type="float">
            <text:p>0,0129</text:p>
          </table:table-cell>
          <table:table-cell office:value-type="float" office:value="602" calcext:value-type="float">
            <text:p>602</text:p>
          </table:table-cell>
          <table:table-cell office:value-type="float" office:value="245995" calcext:value-type="float">
            <text:p>2459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551.25" calcext:value-type="float">
            <text:p>317551,25</text:p>
          </table:table-cell>
          <table:table-cell office:value-type="float" office:value="104.455345153809" calcext:value-type="float">
            <text:p>104,46</text:p>
          </table:table-cell>
          <table:table-cell office:value-type="float" office:value="4905.1494140625" calcext:value-type="float">
            <text:p>4905,15</text:p>
          </table:table-cell>
          <table:table-cell table:formula="of:=IF([.P94]&lt;300000;1;IF([.P94]&lt;3000000;2;3))" office:value-type="float" office:value="2" calcext:value-type="float">
            <text:p>2</text:p>
          </table:table-cell>
          <table:table-cell office:value-type="float" office:value="52012" calcext:value-type="float">
            <text:p>52012</text:p>
          </table:table-cell>
          <table:table-cell office:value-type="float" office:value="64384" calcext:value-type="float">
            <text:p>64384</text:p>
          </table:table-cell>
          <table:table-cell table:formula="of:=[.T94]/[.U94]" office:value-type="percentage" office:value="0.807840457256461" calcext:value-type="percentage">
            <text:p>80,78 %</text:p>
          </table:table-cell>
          <table:table-cell office:value-type="float" office:value="602" calcext:value-type="float">
            <text:p>602</text:p>
          </table:table-cell>
          <table:table-cell office:value-type="float" office:value="51984" calcext:value-type="float">
            <text:p>51984</text:p>
          </table:table-cell>
          <table:table-cell office:value-type="float" office:value="51804" calcext:value-type="float">
            <text:p>51804</text:p>
          </table:table-cell>
          <table:table-cell office:value-type="float" office:value="52012" calcext:value-type="float">
            <text:p>52012</text:p>
          </table:table-cell>
          <table:table-cell table:formula="of:=MIN([.X94:.Z94])/[.T94]" office:value-type="float" office:value="0.996000922863955" calcext:value-type="float">
            <text:p>1,00</text:p>
          </table:table-cell>
          <table:table-cell office:value-type="float" office:value="602" calcext:value-type="float">
            <text:p>602</text:p>
          </table:table-cell>
          <table:table-cell office:value-type="float" office:value="51530" calcext:value-type="float">
            <text:p>51530</text:p>
          </table:table-cell>
          <table:table-cell office:value-type="float" office:value="35258" calcext:value-type="float">
            <text:p>35258</text:p>
          </table:table-cell>
          <table:table-cell office:value-type="float" office:value="44537" calcext:value-type="float">
            <text:p>44537</text:p>
          </table:table-cell>
          <table:table-cell office:value-type="float" office:value="34502" calcext:value-type="float">
            <text:p>34502</text:p>
          </table:table-cell>
          <table:table-cell table:formula="of:=MIN([.AC94:.AF94])/MIN([.X94:.Z94])" office:value-type="percentage" office:value="0.666010346691375" calcext:value-type="percentage">
            <text:p>66,60 %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982" calcext:value-type="float">
            <text:p>0,9820</text:p>
          </table:table-cell>
          <table:table-cell office:value-type="float" office:value="0.945" calcext:value-type="float">
            <text:p>0,9450</text:p>
          </table:table-cell>
          <table:table-cell office:value-type="float" office:value="0.845" calcext:value-type="float">
            <text:p>0,8450</text:p>
          </table:table-cell>
          <table:table-cell office:value-type="float" office:value="0.644" calcext:value-type="float">
            <text:p>0,644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0.0162852" calcext:value-type="float">
            <text:p>0,0163</text:p>
          </table:table-cell>
          <table:table-cell office:value-type="float" office:value="-0.0263272" calcext:value-type="float">
            <text:p>-0,0263</text:p>
          </table:table-cell>
          <table:table-cell office:value-type="float" office:value="0.0116721" calcext:value-type="float">
            <text:p>0,0117</text:p>
          </table:table-cell>
          <table:table-cell office:value-type="float" office:value="603" calcext:value-type="float">
            <text:p>603</text:p>
          </table:table-cell>
          <table:table-cell office:value-type="float" office:value="253520" calcext:value-type="float">
            <text:p>253520</text:p>
          </table:table-cell>
          <table:table-cell office:value-type="float" office:value="-514.898742675781" calcext:value-type="float">
            <text:p>-514,90</text:p>
          </table:table-cell>
          <table:table-cell office:value-type="float" office:value="510.024810791016" calcext:value-type="float">
            <text:p>510,02</text:p>
          </table:table-cell>
          <table:table-cell office:value-type="float" office:value="2.49673104286194" calcext:value-type="float">
            <text:p>2,50</text:p>
          </table:table-cell>
          <table:table-cell office:value-type="float" office:value="24.8254241943359" calcext:value-type="float">
            <text:p>24,83</text:p>
          </table:table-cell>
          <table:table-cell table:formula="of:=IF([.P95]&lt;300000;1;IF([.P95]&lt;3000000;2;3))" office:value-type="float" office:value="1" calcext:value-type="float">
            <text:p>1</text:p>
          </table:table-cell>
          <table:table-cell office:value-type="float" office:value="31540" calcext:value-type="float">
            <text:p>31540</text:p>
          </table:table-cell>
          <table:table-cell office:value-type="float" office:value="65364" calcext:value-type="float">
            <text:p>65364</text:p>
          </table:table-cell>
          <table:table-cell table:formula="of:=[.T95]/[.U95]" office:value-type="percentage" office:value="0.482528609020256" calcext:value-type="percentage">
            <text:p>48,25 %</text:p>
          </table:table-cell>
          <table:table-cell office:value-type="float" office:value="603" calcext:value-type="float">
            <text:p>603</text:p>
          </table:table-cell>
          <table:table-cell office:value-type="float" office:value="30828" calcext:value-type="float">
            <text:p>30828</text:p>
          </table:table-cell>
          <table:table-cell office:value-type="float" office:value="32900" calcext:value-type="float">
            <text:p>32900</text:p>
          </table:table-cell>
          <table:table-cell office:value-type="float" office:value="30580" calcext:value-type="float">
            <text:p>30580</text:p>
          </table:table-cell>
          <table:table-cell table:formula="of:=MIN([.X95:.Z95])/[.T95]" office:value-type="float" office:value="0.969562460367787" calcext:value-type="float">
            <text:p>0,97</text:p>
          </table:table-cell>
          <table:table-cell office:value-type="float" office:value="603" calcext:value-type="float">
            <text:p>603</text:p>
          </table:table-cell>
          <table:table-cell office:value-type="float" office:value="30421" calcext:value-type="float">
            <text:p>30421</text:p>
          </table:table-cell>
          <table:table-cell office:value-type="float" office:value="35705" calcext:value-type="float">
            <text:p>35705</text:p>
          </table:table-cell>
          <table:table-cell office:value-type="float" office:value="44759" calcext:value-type="float">
            <text:p>44759</text:p>
          </table:table-cell>
          <table:table-cell office:value-type="float" office:value="34728" calcext:value-type="float">
            <text:p>34728</text:p>
          </table:table-cell>
          <table:table-cell table:formula="of:=MIN([.AC95:.AF95])/MIN([.X95:.Z95])" office:value-type="percentage" office:value="0.994800523217789" calcext:value-type="percentage">
            <text:p>99,48 %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81" calcext:value-type="float">
            <text:p>-0,181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866879" calcext:value-type="float">
            <text:p>-0,0867</text:p>
          </table:table-cell>
          <table:table-cell office:value-type="float" office:value="0.303043" calcext:value-type="float">
            <text:p>0,3030</text:p>
          </table:table-cell>
          <table:table-cell office:value-type="float" office:value="0.205801" calcext:value-type="float">
            <text:p>0,2058</text:p>
          </table:table-cell>
          <table:table-cell office:value-type="float" office:value="604" calcext:value-type="float">
            <text:p>604</text:p>
          </table:table-cell>
          <table:table-cell office:value-type="float" office:value="248755" calcext:value-type="float">
            <text:p>24875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6.48146677017212" calcext:value-type="float">
            <text:p>6,48</text:p>
          </table:table-cell>
          <table:table-cell office:value-type="float" office:value="6998.71630859375" calcext:value-type="float">
            <text:p>6998,72</text:p>
          </table:table-cell>
          <table:table-cell table:formula="of:=IF([.P96]&lt;300000;1;IF([.P96]&lt;3000000;2;3))" office:value-type="float" office:value="2" calcext:value-type="float">
            <text:p>2</text:p>
          </table:table-cell>
          <table:table-cell office:value-type="float" office:value="54116" calcext:value-type="float">
            <text:p>54116</text:p>
          </table:table-cell>
          <table:table-cell office:value-type="float" office:value="64136" calcext:value-type="float">
            <text:p>64136</text:p>
          </table:table-cell>
          <table:table-cell table:formula="of:=[.T96]/[.U96]" office:value-type="percentage" office:value="0.843769489834103" calcext:value-type="percentage">
            <text:p>84,38 %</text:p>
          </table:table-cell>
          <table:table-cell office:value-type="float" office:value="604" calcext:value-type="float">
            <text:p>604</text:p>
          </table:table-cell>
          <table:table-cell office:value-type="float" office:value="54084" calcext:value-type="float">
            <text:p>54084</text:p>
          </table:table-cell>
          <table:table-cell table:number-columns-repeated="2" office:value-type="float" office:value="54116" calcext:value-type="float">
            <text:p>54116</text:p>
          </table:table-cell>
          <table:table-cell table:formula="of:=MIN([.X96:.Z96])/[.T96]" office:value-type="float" office:value="0.999408677655407" calcext:value-type="float">
            <text:p>1,00</text:p>
          </table:table-cell>
          <table:table-cell office:value-type="float" office:value="604" calcext:value-type="float">
            <text:p>604</text:p>
          </table:table-cell>
          <table:table-cell office:value-type="float" office:value="52108" calcext:value-type="float">
            <text:p>52108</text:p>
          </table:table-cell>
          <table:table-cell office:value-type="float" office:value="36417" calcext:value-type="float">
            <text:p>36417</text:p>
          </table:table-cell>
          <table:table-cell office:value-type="float" office:value="46421" calcext:value-type="float">
            <text:p>46421</text:p>
          </table:table-cell>
          <table:table-cell office:value-type="float" office:value="35883" calcext:value-type="float">
            <text:p>35883</text:p>
          </table:table-cell>
          <table:table-cell table:formula="of:=MIN([.AC96:.AF96])/MIN([.X96:.Z96])" office:value-type="percentage" office:value="0.663467938761926" calcext:value-type="percentage">
            <text:p>66,35 %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88" calcext:value-type="float">
            <text:p>0,9880</text:p>
          </table:table-cell>
          <table:table-cell office:value-type="float" office:value="0.961" calcext:value-type="float">
            <text:p>0,9610</text:p>
          </table:table-cell>
          <table:table-cell office:value-type="float" office:value="0.897" calcext:value-type="float">
            <text:p>0,8970</text:p>
          </table:table-cell>
          <table:table-cell office:value-type="float" office:value="0.821" calcext:value-type="float">
            <text:p>0,821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484941" calcext:value-type="float">
            <text:p>0,0048</text:p>
          </table:table-cell>
          <table:table-cell office:value-type="float" office:value="0.00928049" calcext:value-type="float">
            <text:p>0,0093</text:p>
          </table:table-cell>
          <table:table-cell office:value-type="float" office:value="0.00715565" calcext:value-type="float">
            <text:p>0,0072</text:p>
          </table:table-cell>
          <table:table-cell office:value-type="float" office:value="605" calcext:value-type="float">
            <text:p>605</text:p>
          </table:table-cell>
          <table:table-cell office:value-type="float" office:value="251360" calcext:value-type="float">
            <text:p>251360</text:p>
          </table:table-cell>
          <table:table-cell office:value-type="float" office:value="-825.452453613281" calcext:value-type="float">
            <text:p>-825,45</text:p>
          </table:table-cell>
          <table:table-cell office:value-type="float" office:value="1303.23571777344" calcext:value-type="float">
            <text:p>1303,24</text:p>
          </table:table-cell>
          <table:table-cell office:value-type="float" office:value="-24.6033267974854" calcext:value-type="float">
            <text:p>-24,60</text:p>
          </table:table-cell>
          <table:table-cell office:value-type="float" office:value="39.2059020996094" calcext:value-type="float">
            <text:p>39,21</text:p>
          </table:table-cell>
          <table:table-cell table:formula="of:=IF([.P97]&lt;300000;1;IF([.P97]&lt;3000000;2;3))" office:value-type="float" office:value="1" calcext:value-type="float">
            <text:p>1</text:p>
          </table:table-cell>
          <table:table-cell office:value-type="float" office:value="33080" calcext:value-type="float">
            <text:p>33080</text:p>
          </table:table-cell>
          <table:table-cell office:value-type="float" office:value="65788" calcext:value-type="float">
            <text:p>65788</text:p>
          </table:table-cell>
          <table:table-cell table:formula="of:=[.T97]/[.U97]" office:value-type="percentage" office:value="0.502827263330699" calcext:value-type="percentage">
            <text:p>50,28 %</text:p>
          </table:table-cell>
          <table:table-cell office:value-type="float" office:value="605" calcext:value-type="float">
            <text:p>605</text:p>
          </table:table-cell>
          <table:table-cell office:value-type="float" office:value="31916" calcext:value-type="float">
            <text:p>31916</text:p>
          </table:table-cell>
          <table:table-cell office:value-type="float" office:value="34276" calcext:value-type="float">
            <text:p>34276</text:p>
          </table:table-cell>
          <table:table-cell office:value-type="float" office:value="31576" calcext:value-type="float">
            <text:p>31576</text:p>
          </table:table-cell>
          <table:table-cell table:formula="of:=MIN([.X97:.Z97])/[.T97]" office:value-type="float" office:value="0.95453446191052" calcext:value-type="float">
            <text:p>0,95</text:p>
          </table:table-cell>
          <table:table-cell office:value-type="float" office:value="605" calcext:value-type="float">
            <text:p>605</text:p>
          </table:table-cell>
          <table:table-cell office:value-type="float" office:value="31604" calcext:value-type="float">
            <text:p>31604</text:p>
          </table:table-cell>
          <table:table-cell office:value-type="float" office:value="38201" calcext:value-type="float">
            <text:p>38201</text:p>
          </table:table-cell>
          <table:table-cell office:value-type="float" office:value="49721" calcext:value-type="float">
            <text:p>49721</text:p>
          </table:table-cell>
          <table:table-cell office:value-type="float" office:value="38282" calcext:value-type="float">
            <text:p>38282</text:p>
          </table:table-cell>
          <table:table-cell table:formula="of:=MIN([.AC97:.AF97])/MIN([.X97:.Z97])" office:value-type="percentage" office:value="1.00088674942995" calcext:value-type="percentage">
            <text:p>100,09 %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6" calcext:value-type="float">
            <text:p>-0,006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639429" calcext:value-type="float">
            <text:p>-0,0639</text:p>
          </table:table-cell>
          <table:table-cell office:value-type="float" office:value="0.179177" calcext:value-type="float">
            <text:p>0,1792</text:p>
          </table:table-cell>
          <table:table-cell office:value-type="float" office:value="0.135374" calcext:value-type="float">
            <text:p>0,1354</text:p>
          </table:table-cell>
          <table:table-cell office:value-type="float" office:value="606" calcext:value-type="float">
            <text:p>606</text:p>
          </table:table-cell>
          <table:table-cell office:value-type="float" office:value="247710" calcext:value-type="float">
            <text:p>24771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3.76159143447876" calcext:value-type="float">
            <text:p>-3,76</text:p>
          </table:table-cell>
          <table:table-cell office:value-type="float" office:value="7442.88720703125" calcext:value-type="float">
            <text:p>7442,89</text:p>
          </table:table-cell>
          <table:table-cell table:formula="of:=IF([.P98]&lt;300000;1;IF([.P98]&lt;3000000;2;3))" office:value-type="float" office:value="2" calcext:value-type="float">
            <text:p>2</text:p>
          </table:table-cell>
          <table:table-cell office:value-type="float" office:value="53888" calcext:value-type="float">
            <text:p>53888</text:p>
          </table:table-cell>
          <table:table-cell office:value-type="float" office:value="63864" calcext:value-type="float">
            <text:p>63864</text:p>
          </table:table-cell>
          <table:table-cell table:formula="of:=[.T98]/[.U98]" office:value-type="percentage" office:value="0.843793060253038" calcext:value-type="percentage">
            <text:p>84,38 %</text:p>
          </table:table-cell>
          <table:table-cell office:value-type="float" office:value="606" calcext:value-type="float">
            <text:p>606</text:p>
          </table:table-cell>
          <table:table-cell office:value-type="float" office:value="53856" calcext:value-type="float">
            <text:p>53856</text:p>
          </table:table-cell>
          <table:table-cell table:number-columns-repeated="2" office:value-type="float" office:value="53888" calcext:value-type="float">
            <text:p>53888</text:p>
          </table:table-cell>
          <table:table-cell table:formula="of:=MIN([.X98:.Z98])/[.T98]" office:value-type="float" office:value="0.999406175771972" calcext:value-type="float">
            <text:p>1,00</text:p>
          </table:table-cell>
          <table:table-cell office:value-type="float" office:value="606" calcext:value-type="float">
            <text:p>606</text:p>
          </table:table-cell>
          <table:table-cell office:value-type="float" office:value="51889" calcext:value-type="float">
            <text:p>51889</text:p>
          </table:table-cell>
          <table:table-cell office:value-type="float" office:value="37312" calcext:value-type="float">
            <text:p>37312</text:p>
          </table:table-cell>
          <table:table-cell office:value-type="float" office:value="48242" calcext:value-type="float">
            <text:p>48242</text:p>
          </table:table-cell>
          <table:table-cell office:value-type="float" office:value="37187" calcext:value-type="float">
            <text:p>37187</text:p>
          </table:table-cell>
          <table:table-cell table:formula="of:=MIN([.AC98:.AF98])/MIN([.X98:.Z98])" office:value-type="percentage" office:value="0.6904894533571" calcext:value-type="percentage">
            <text:p>69,05 %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962" calcext:value-type="float">
            <text:p>0,9620</text:p>
          </table:table-cell>
          <table:table-cell office:value-type="float" office:value="0.895" calcext:value-type="float">
            <text:p>0,8950</text:p>
          </table:table-cell>
          <table:table-cell office:value-type="float" office:value="0.857" calcext:value-type="float">
            <text:p>0,8570</text:p>
          </table:table-cell>
          <table:table-cell office:value-type="float" office:value="0.786" calcext:value-type="float">
            <text:p>0,786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-0.000331432" calcext:value-type="float">
            <text:p>-0,0003</text:p>
          </table:table-cell>
          <table:table-cell office:value-type="float" office:value="0.0731258" calcext:value-type="float">
            <text:p>0,0731</text:p>
          </table:table-cell>
          <table:table-cell office:value-type="float" office:value="0.0875149" calcext:value-type="float">
            <text:p>0,0875</text:p>
          </table:table-cell>
          <table:table-cell office:value-type="float" office:value="607" calcext:value-type="float">
            <text:p>607</text:p>
          </table:table-cell>
          <table:table-cell office:value-type="float" office:value="244780" calcext:value-type="float">
            <text:p>244780</text:p>
          </table:table-cell>
          <table:table-cell office:value-type="float" office:value="-1010.83874511719" calcext:value-type="float">
            <text:p>-1010,84</text:p>
          </table:table-cell>
          <table:table-cell office:value-type="float" office:value="1259.65966796875" calcext:value-type="float">
            <text:p>1259,66</text:p>
          </table:table-cell>
          <table:table-cell office:value-type="float" office:value="-4.04703521728516" calcext:value-type="float">
            <text:p>-4,05</text:p>
          </table:table-cell>
          <table:table-cell office:value-type="float" office:value="42.9484367370606" calcext:value-type="float">
            <text:p>42,95</text:p>
          </table:table-cell>
          <table:table-cell table:formula="of:=IF([.P99]&lt;300000;1;IF([.P99]&lt;3000000;2;3))" office:value-type="float" office:value="1" calcext:value-type="float">
            <text:p>1</text:p>
          </table:table-cell>
          <table:table-cell office:value-type="float" office:value="32036" calcext:value-type="float">
            <text:p>32036</text:p>
          </table:table-cell>
          <table:table-cell office:value-type="float" office:value="64064" calcext:value-type="float">
            <text:p>64064</text:p>
          </table:table-cell>
          <table:table-cell table:formula="of:=[.T99]/[.U99]" office:value-type="percentage" office:value="0.500062437562438" calcext:value-type="percentage">
            <text:p>50,01 %</text:p>
          </table:table-cell>
          <table:table-cell office:value-type="float" office:value="607" calcext:value-type="float">
            <text:p>607</text:p>
          </table:table-cell>
          <table:table-cell office:value-type="float" office:value="32064" calcext:value-type="float">
            <text:p>32064</text:p>
          </table:table-cell>
          <table:table-cell office:value-type="float" office:value="34036" calcext:value-type="float">
            <text:p>34036</text:p>
          </table:table-cell>
          <table:table-cell office:value-type="float" office:value="31436" calcext:value-type="float">
            <text:p>31436</text:p>
          </table:table-cell>
          <table:table-cell table:formula="of:=MIN([.X99:.Z99])/[.T99]" office:value-type="float" office:value="0.981271070046198" calcext:value-type="float">
            <text:p>0,98</text:p>
          </table:table-cell>
          <table:table-cell office:value-type="float" office:value="607" calcext:value-type="float">
            <text:p>607</text:p>
          </table:table-cell>
          <table:table-cell office:value-type="float" office:value="30508" calcext:value-type="float">
            <text:p>30508</text:p>
          </table:table-cell>
          <table:table-cell office:value-type="float" office:value="34203" calcext:value-type="float">
            <text:p>34203</text:p>
          </table:table-cell>
          <table:table-cell office:value-type="float" office:value="42697" calcext:value-type="float">
            <text:p>42697</text:p>
          </table:table-cell>
          <table:table-cell office:value-type="float" office:value="33151" calcext:value-type="float">
            <text:p>33151</text:p>
          </table:table-cell>
          <table:table-cell table:formula="of:=MIN([.AC99:.AF99])/MIN([.X99:.Z99])" office:value-type="percentage" office:value="0.970479704797048" calcext:value-type="percentage">
            <text:p>97,05 %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991" calcext:value-type="float">
            <text:p>0,9910</text:p>
          </table:table-cell>
          <table:table-cell office:value-type="float" office:value="0.972" calcext:value-type="float">
            <text:p>0,9720</text:p>
          </table:table-cell>
          <table:table-cell office:value-type="float" office:value="0.928" calcext:value-type="float">
            <text:p>0,9280</text:p>
          </table:table-cell>
          <table:table-cell office:value-type="float" office:value="0.859" calcext:value-type="float">
            <text:p>0,859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248423" calcext:value-type="float">
            <text:p>-0,0248</text:p>
          </table:table-cell>
          <table:table-cell office:value-type="float" office:value="-0.0012927" calcext:value-type="float">
            <text:p>-0,0013</text:p>
          </table:table-cell>
          <table:table-cell office:value-type="float" office:value="0.00703545" calcext:value-type="float">
            <text:p>0,0070</text:p>
          </table:table-cell>
          <table:table-cell office:value-type="float" office:value="608" calcext:value-type="float">
            <text:p>608</text:p>
          </table:table-cell>
          <table:table-cell office:value-type="float" office:value="248480" calcext:value-type="float">
            <text:p>248480</text:p>
          </table:table-cell>
          <table:table-cell office:value-type="float" office:value="-1238.37182617188" calcext:value-type="float">
            <text:p>-1238,37</text:p>
          </table:table-cell>
          <table:table-cell office:value-type="float" office:value="1391.76684570313" calcext:value-type="float">
            <text:p>1391,77</text:p>
          </table:table-cell>
          <table:table-cell office:value-type="float" office:value="-32.1810684204102" calcext:value-type="float">
            <text:p>-32,18</text:p>
          </table:table-cell>
          <table:table-cell office:value-type="float" office:value="32.7026062011719" calcext:value-type="float">
            <text:p>32,70</text:p>
          </table:table-cell>
          <table:table-cell table:formula="of:=IF([.P100]&lt;300000;1;IF([.P100]&lt;3000000;2;3))" office:value-type="float" office:value="1" calcext:value-type="float">
            <text:p>1</text:p>
          </table:table-cell>
          <table:table-cell office:value-type="float" office:value="31488" calcext:value-type="float">
            <text:p>31488</text:p>
          </table:table-cell>
          <table:table-cell office:value-type="float" office:value="65032" calcext:value-type="float">
            <text:p>65032</text:p>
          </table:table-cell>
          <table:table-cell table:formula="of:=[.T100]/[.U100]" office:value-type="percentage" office:value="0.484192397588879" calcext:value-type="percentage">
            <text:p>48,42 %</text:p>
          </table:table-cell>
          <table:table-cell office:value-type="float" office:value="608" calcext:value-type="float">
            <text:p>608</text:p>
          </table:table-cell>
          <table:table-cell office:value-type="float" office:value="30456" calcext:value-type="float">
            <text:p>30456</text:p>
          </table:table-cell>
          <table:table-cell office:value-type="float" office:value="33156" calcext:value-type="float">
            <text:p>33156</text:p>
          </table:table-cell>
          <table:table-cell office:value-type="float" office:value="30304" calcext:value-type="float">
            <text:p>30304</text:p>
          </table:table-cell>
          <table:table-cell table:formula="of:=MIN([.X100:.Z100])/[.T100]" office:value-type="float" office:value="0.96239837398374" calcext:value-type="float">
            <text:p>0,96</text:p>
          </table:table-cell>
          <table:table-cell office:value-type="float" office:value="608" calcext:value-type="float">
            <text:p>608</text:p>
          </table:table-cell>
          <table:table-cell office:value-type="float" office:value="30545" calcext:value-type="float">
            <text:p>30545</text:p>
          </table:table-cell>
          <table:table-cell office:value-type="float" office:value="38351" calcext:value-type="float">
            <text:p>38351</text:p>
          </table:table-cell>
          <table:table-cell office:value-type="float" office:value="50295" calcext:value-type="float">
            <text:p>50295</text:p>
          </table:table-cell>
          <table:table-cell office:value-type="float" office:value="38678" calcext:value-type="float">
            <text:p>38678</text:p>
          </table:table-cell>
          <table:table-cell table:formula="of:=MIN([.AC100:.AF100])/MIN([.X100:.Z100])" office:value-type="percentage" office:value="1.00795274551214" calcext:value-type="percentage">
            <text:p>100,80 %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983" calcext:value-type="float">
            <text:p>0,9830</text:p>
          </table:table-cell>
          <table:table-cell office:value-type="float" office:value="0.949" calcext:value-type="float">
            <text:p>0,9490</text:p>
          </table:table-cell>
          <table:table-cell office:value-type="float" office:value="0.872" calcext:value-type="float">
            <text:p>0,8720</text:p>
          </table:table-cell>
          <table:table-cell office:value-type="float" office:value="0.783" calcext:value-type="float">
            <text:p>0,7830</text:p>
          </table:table-cell>
          <table:table-cell table:number-columns-repeated="4" office:value-type="float" office:value="98.5" calcext:value-type="float">
            <text:p>98,50</text:p>
          </table:table-cell>
          <table:table-cell office:value-type="float" office:value="0.128426" calcext:value-type="float">
            <text:p>0,1284</text:p>
          </table:table-cell>
          <table:table-cell office:value-type="float" office:value="-0.00171101" calcext:value-type="float">
            <text:p>-0,0017</text:p>
          </table:table-cell>
          <table:table-cell office:value-type="float" office:value="0.0996688" calcext:value-type="float">
            <text:p>0,0997</text:p>
          </table:table-cell>
          <table:table-cell office:value-type="float" office:value="609" calcext:value-type="float">
            <text:p>609</text:p>
          </table:table-cell>
          <table:table-cell office:value-type="float" office:value="252860" calcext:value-type="float">
            <text:p>252860</text:p>
          </table:table-cell>
          <table:table-cell office:value-type="float" office:value="-1046.72241210938" calcext:value-type="float">
            <text:p>-1046,72</text:p>
          </table:table-cell>
          <table:table-cell office:value-type="float" office:value="1162.16784667969" calcext:value-type="float">
            <text:p>1162,17</text:p>
          </table:table-cell>
          <table:table-cell office:value-type="float" office:value="8.79979801177979" calcext:value-type="float">
            <text:p>8,80</text:p>
          </table:table-cell>
          <table:table-cell office:value-type="float" office:value="41.3752288818359" calcext:value-type="float">
            <text:p>41,38</text:p>
          </table:table-cell>
          <table:table-cell table:formula="of:=IF([.P101]&lt;300000;1;IF([.P101]&lt;3000000;2;3))" office:value-type="float" office:value="1" calcext:value-type="float">
            <text:p>1</text:p>
          </table:table-cell>
          <table:table-cell office:value-type="float" office:value="32628" calcext:value-type="float">
            <text:p>32628</text:p>
          </table:table-cell>
          <table:table-cell office:value-type="float" office:value="65192" calcext:value-type="float">
            <text:p>65192</text:p>
          </table:table-cell>
          <table:table-cell table:formula="of:=[.T101]/[.U101]" office:value-type="percentage" office:value="0.50049085777396" calcext:value-type="percentage">
            <text:p>50,05 %</text:p>
          </table:table-cell>
          <table:table-cell office:value-type="float" office:value="609" calcext:value-type="float">
            <text:p>609</text:p>
          </table:table-cell>
          <table:table-cell office:value-type="float" office:value="32968" calcext:value-type="float">
            <text:p>32968</text:p>
          </table:table-cell>
          <table:table-cell office:value-type="float" office:value="33924" calcext:value-type="float">
            <text:p>33924</text:p>
          </table:table-cell>
          <table:table-cell office:value-type="float" office:value="32072" calcext:value-type="float">
            <text:p>32072</text:p>
          </table:table-cell>
          <table:table-cell table:formula="of:=MIN([.X101:.Z101])/[.T101]" office:value-type="float" office:value="0.982959421355891" calcext:value-type="float">
            <text:p>0,98</text:p>
          </table:table-cell>
          <table:table-cell office:value-type="float" office:value="609" calcext:value-type="float">
            <text:p>609</text:p>
          </table:table-cell>
          <table:table-cell office:value-type="float" office:value="31453" calcext:value-type="float">
            <text:p>31453</text:p>
          </table:table-cell>
          <table:table-cell office:value-type="float" office:value="36135" calcext:value-type="float">
            <text:p>36135</text:p>
          </table:table-cell>
          <table:table-cell office:value-type="float" office:value="45641" calcext:value-type="float">
            <text:p>45641</text:p>
          </table:table-cell>
          <table:table-cell office:value-type="float" office:value="35358" calcext:value-type="float">
            <text:p>35358</text:p>
          </table:table-cell>
          <table:table-cell table:formula="of:=MIN([.AC101:.AF101])/MIN([.X101:.Z101])" office:value-type="percentage" office:value="0.980699675729608" calcext:value-type="percentage">
            <text:p>98,07 %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59" calcext:value-type="float">
            <text:p>0,9590</text:p>
          </table:table-cell>
          <table:table-cell office:value-type="float" office:value="0.867" calcext:value-type="float">
            <text:p>0,8670</text:p>
          </table:table-cell>
          <table:table-cell office:value-type="float" office:value="0.704" calcext:value-type="float">
            <text:p>0,7040</text:p>
          </table:table-cell>
          <table:table-cell office:value-type="float" office:value="0.667" calcext:value-type="float">
            <text:p>0,6670</text:p>
          </table:table-cell>
          <table:table-cell table:number-columns-repeated="4" office:value-type="float" office:value="77.3" calcext:value-type="float">
            <text:p>77,30</text:p>
          </table:table-cell>
          <table:table-cell office:value-type="float" office:value="0.0394998" calcext:value-type="float">
            <text:p>0,0395</text:p>
          </table:table-cell>
          <table:table-cell office:value-type="float" office:value="0.0138586" calcext:value-type="float">
            <text:p>0,0139</text:p>
          </table:table-cell>
          <table:table-cell office:value-type="float" office:value="0.102062" calcext:value-type="float">
            <text:p>0,1021</text:p>
          </table:table-cell>
          <table:table-cell office:value-type="float" office:value="610" calcext:value-type="float">
            <text:p>610</text:p>
          </table:table-cell>
          <table:table-cell office:value-type="float" office:value="245920" calcext:value-type="float">
            <text:p>245920</text:p>
          </table:table-cell>
          <table:table-cell office:value-type="float" office:value="-768.078063964844" calcext:value-type="float">
            <text:p>-768,08</text:p>
          </table:table-cell>
          <table:table-cell office:value-type="float" office:value="504.45947265625" calcext:value-type="float">
            <text:p>504,46</text:p>
          </table:table-cell>
          <table:table-cell office:value-type="float" office:value="-12.2851982116699" calcext:value-type="float">
            <text:p>-12,29</text:p>
          </table:table-cell>
          <table:table-cell office:value-type="float" office:value="28.4077548980713" calcext:value-type="float">
            <text:p>28,41</text:p>
          </table:table-cell>
          <table:table-cell table:formula="of:=IF([.P102]&lt;300000;1;IF([.P102]&lt;3000000;2;3))" office:value-type="float" office:value="1" calcext:value-type="float">
            <text:p>1</text:p>
          </table:table-cell>
          <table:table-cell office:value-type="float" office:value="30384" calcext:value-type="float">
            <text:p>30384</text:p>
          </table:table-cell>
          <table:table-cell office:value-type="float" office:value="63404" calcext:value-type="float">
            <text:p>63404</text:p>
          </table:table-cell>
          <table:table-cell table:formula="of:=[.T102]/[.U102]" office:value-type="percentage" office:value="0.479212667970475" calcext:value-type="percentage">
            <text:p>47,92 %</text:p>
          </table:table-cell>
          <table:table-cell office:value-type="float" office:value="610" calcext:value-type="float">
            <text:p>610</text:p>
          </table:table-cell>
          <table:table-cell office:value-type="float" office:value="30324" calcext:value-type="float">
            <text:p>30324</text:p>
          </table:table-cell>
          <table:table-cell office:value-type="float" office:value="31524" calcext:value-type="float">
            <text:p>31524</text:p>
          </table:table-cell>
          <table:table-cell office:value-type="float" office:value="29964" calcext:value-type="float">
            <text:p>29964</text:p>
          </table:table-cell>
          <table:table-cell table:formula="of:=MIN([.X102:.Z102])/[.T102]" office:value-type="float" office:value="0.986176935229068" calcext:value-type="float">
            <text:p>0,99</text:p>
          </table:table-cell>
          <table:table-cell office:value-type="float" office:value="610" calcext:value-type="float">
            <text:p>610</text:p>
          </table:table-cell>
          <table:table-cell office:value-type="float" office:value="29659" calcext:value-type="float">
            <text:p>29659</text:p>
          </table:table-cell>
          <table:table-cell office:value-type="float" office:value="35572" calcext:value-type="float">
            <text:p>35572</text:p>
          </table:table-cell>
          <table:table-cell office:value-type="float" office:value="45200" calcext:value-type="float">
            <text:p>45200</text:p>
          </table:table-cell>
          <table:table-cell office:value-type="float" office:value="34970" calcext:value-type="float">
            <text:p>34970</text:p>
          </table:table-cell>
          <table:table-cell table:formula="of:=MIN([.AC102:.AF102])/MIN([.X102:.Z102])" office:value-type="percentage" office:value="0.989821118675744" calcext:value-type="percentage">
            <text:p>98,98 %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13" calcext:value-type="float">
            <text:p>0,9130</text:p>
          </table:table-cell>
          <table:table-cell office:value-type="float" office:value="0.798" calcext:value-type="float">
            <text:p>0,798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498862" calcext:value-type="float">
            <text:p>0,0499</text:p>
          </table:table-cell>
          <table:table-cell office:value-type="float" office:value="-0.0121818" calcext:value-type="float">
            <text:p>-0,0122</text:p>
          </table:table-cell>
          <table:table-cell office:value-type="float" office:value="0.0963992" calcext:value-type="float">
            <text:p>0,0964</text:p>
          </table:table-cell>
          <table:table-cell office:value-type="float" office:value="611" calcext:value-type="float">
            <text:p>611</text:p>
          </table:table-cell>
          <table:table-cell office:value-type="float" office:value="247980" calcext:value-type="float">
            <text:p>247980</text:p>
          </table:table-cell>
          <table:table-cell office:value-type="float" office:value="-1046.78076171875" calcext:value-type="float">
            <text:p>-1046,78</text:p>
          </table:table-cell>
          <table:table-cell office:value-type="float" office:value="1220.07080078125" calcext:value-type="float">
            <text:p>1220,07</text:p>
          </table:table-cell>
          <table:table-cell office:value-type="float" office:value="-15.8956594467163" calcext:value-type="float">
            <text:p>-15,90</text:p>
          </table:table-cell>
          <table:table-cell office:value-type="float" office:value="50.2084808349609" calcext:value-type="float">
            <text:p>50,21</text:p>
          </table:table-cell>
          <table:table-cell table:formula="of:=IF([.P103]&lt;300000;1;IF([.P103]&lt;3000000;2;3))" office:value-type="float" office:value="1" calcext:value-type="float">
            <text:p>1</text:p>
          </table:table-cell>
          <table:table-cell office:value-type="float" office:value="31968" calcext:value-type="float">
            <text:p>31968</text:p>
          </table:table-cell>
          <table:table-cell office:value-type="float" office:value="63936" calcext:value-type="float">
            <text:p>63936</text:p>
          </table:table-cell>
          <table:table-cell table:formula="of:=[.T103]/[.U103]" office:value-type="percentage" office:value="0.5" calcext:value-type="percentage">
            <text:p>50,00 %</text:p>
          </table:table-cell>
          <table:table-cell office:value-type="float" office:value="611" calcext:value-type="float">
            <text:p>611</text:p>
          </table:table-cell>
          <table:table-cell office:value-type="float" office:value="31756" calcext:value-type="float">
            <text:p>31756</text:p>
          </table:table-cell>
          <table:table-cell office:value-type="float" office:value="33028" calcext:value-type="float">
            <text:p>33028</text:p>
          </table:table-cell>
          <table:table-cell office:value-type="float" office:value="31092" calcext:value-type="float">
            <text:p>31092</text:p>
          </table:table-cell>
          <table:table-cell table:formula="of:=MIN([.X103:.Z103])/[.T103]" office:value-type="float" office:value="0.972597597597598" calcext:value-type="float">
            <text:p>0,97</text:p>
          </table:table-cell>
          <table:table-cell office:value-type="float" office:value="611" calcext:value-type="float">
            <text:p>611</text:p>
          </table:table-cell>
          <table:table-cell office:value-type="float" office:value="30665" calcext:value-type="float">
            <text:p>30665</text:p>
          </table:table-cell>
          <table:table-cell office:value-type="float" office:value="36467" calcext:value-type="float">
            <text:p>36467</text:p>
          </table:table-cell>
          <table:table-cell office:value-type="float" office:value="46659" calcext:value-type="float">
            <text:p>46659</text:p>
          </table:table-cell>
          <table:table-cell office:value-type="float" office:value="36044" calcext:value-type="float">
            <text:p>36044</text:p>
          </table:table-cell>
          <table:table-cell table:formula="of:=MIN([.AC103:.AF103])/MIN([.X103:.Z103])" office:value-type="percentage" office:value="0.986266563746301" calcext:value-type="percentage">
            <text:p>98,63 %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88" calcext:value-type="float">
            <text:p>0,9880</text:p>
          </table:table-cell>
          <table:table-cell office:value-type="float" office:value="0.963" calcext:value-type="float">
            <text:p>0,9630</text:p>
          </table:table-cell>
          <table:table-cell office:value-type="float" office:value="0.926" calcext:value-type="float">
            <text:p>0,9260</text:p>
          </table:table-cell>
          <table:table-cell office:value-type="float" office:value="0.881" calcext:value-type="float">
            <text:p>0,881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51909" calcext:value-type="float">
            <text:p>-0,0519</text:p>
          </table:table-cell>
          <table:table-cell office:value-type="float" office:value="0.11048" calcext:value-type="float">
            <text:p>0,1105</text:p>
          </table:table-cell>
          <table:table-cell office:value-type="float" office:value="0.0619855" calcext:value-type="float">
            <text:p>0,0620</text:p>
          </table:table-cell>
          <table:table-cell office:value-type="float" office:value="612" calcext:value-type="float">
            <text:p>612</text:p>
          </table:table-cell>
          <table:table-cell office:value-type="float" office:value="277160" calcext:value-type="float">
            <text:p>277160</text:p>
          </table:table-cell>
          <table:table-cell office:value-type="float" office:value="-1089.81042480469" calcext:value-type="float">
            <text:p>-1089,81</text:p>
          </table:table-cell>
          <table:table-cell office:value-type="float" office:value="1283.62963867188" calcext:value-type="float">
            <text:p>1283,63</text:p>
          </table:table-cell>
          <table:table-cell office:value-type="float" office:value="-1.63932621479034" calcext:value-type="float">
            <text:p>-1,64</text:p>
          </table:table-cell>
          <table:table-cell office:value-type="float" office:value="53.8753776550293" calcext:value-type="float">
            <text:p>53,88</text:p>
          </table:table-cell>
          <table:table-cell table:formula="of:=IF([.P104]&lt;300000;1;IF([.P104]&lt;3000000;2;3))" office:value-type="float" office:value="1" calcext:value-type="float">
            <text:p>1</text:p>
          </table:table-cell>
          <table:table-cell office:value-type="float" office:value="35936" calcext:value-type="float">
            <text:p>35936</text:p>
          </table:table-cell>
          <table:table-cell office:value-type="float" office:value="72540" calcext:value-type="float">
            <text:p>72540</text:p>
          </table:table-cell>
          <table:table-cell table:formula="of:=[.T104]/[.U104]" office:value-type="percentage" office:value="0.495395643782741" calcext:value-type="percentage">
            <text:p>49,54 %</text:p>
          </table:table-cell>
          <table:table-cell office:value-type="float" office:value="612" calcext:value-type="float">
            <text:p>612</text:p>
          </table:table-cell>
          <table:table-cell office:value-type="float" office:value="34616" calcext:value-type="float">
            <text:p>34616</text:p>
          </table:table-cell>
          <table:table-cell office:value-type="float" office:value="38372" calcext:value-type="float">
            <text:p>38372</text:p>
          </table:table-cell>
          <table:table-cell office:value-type="float" office:value="34816" calcext:value-type="float">
            <text:p>34816</text:p>
          </table:table-cell>
          <table:table-cell table:formula="of:=MIN([.X104:.Z104])/[.T104]" office:value-type="float" office:value="0.96326803205699" calcext:value-type="float">
            <text:p>0,96</text:p>
          </table:table-cell>
          <table:table-cell office:value-type="float" office:value="612" calcext:value-type="float">
            <text:p>612</text:p>
          </table:table-cell>
          <table:table-cell office:value-type="float" office:value="34408" calcext:value-type="float">
            <text:p>34408</text:p>
          </table:table-cell>
          <table:table-cell office:value-type="float" office:value="40237" calcext:value-type="float">
            <text:p>40237</text:p>
          </table:table-cell>
          <table:table-cell office:value-type="float" office:value="51112" calcext:value-type="float">
            <text:p>51112</text:p>
          </table:table-cell>
          <table:table-cell office:value-type="float" office:value="39541" calcext:value-type="float">
            <text:p>39541</text:p>
          </table:table-cell>
          <table:table-cell table:formula="of:=MIN([.AC104:.AF104])/MIN([.X104:.Z104])" office:value-type="percentage" office:value="0.993991217933903" calcext:value-type="percentage">
            <text:p>99,40 %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83" calcext:value-type="float">
            <text:p>-0,1830</text:p>
          </table:table-cell>
          <table:table-cell office:value-type="float" office:value="-0.114" calcext:value-type="float">
            <text:p>-0,1140</text:p>
          </table:table-cell>
          <table:table-cell office:value-type="float" office:value="0.075" calcext:value-type="float">
            <text:p>0,07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629049" calcext:value-type="float">
            <text:p>-0,0629</text:p>
          </table:table-cell>
          <table:table-cell office:value-type="float" office:value="0.291173" calcext:value-type="float">
            <text:p>0,2912</text:p>
          </table:table-cell>
          <table:table-cell office:value-type="float" office:value="0.172145" calcext:value-type="float">
            <text:p>0,1721</text:p>
          </table:table-cell>
          <table:table-cell office:value-type="float" office:value="613" calcext:value-type="float">
            <text:p>613</text:p>
          </table:table-cell>
          <table:table-cell office:value-type="float" office:value="116692" calcext:value-type="float">
            <text:p>116692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0.265181213617325" calcext:value-type="float">
            <text:p>0,27</text:p>
          </table:table-cell>
          <table:table-cell office:value-type="float" office:value="10117.1923828125" calcext:value-type="float">
            <text:p>10117,19</text:p>
          </table:table-cell>
          <table:table-cell table:formula="of:=IF([.P105]&lt;300000;1;IF([.P105]&lt;3000000;2;3))" office:value-type="float" office:value="2" calcext:value-type="float">
            <text:p>2</text:p>
          </table:table-cell>
          <table:table-cell office:value-type="float" office:value="25388" calcext:value-type="float">
            <text:p>25388</text:p>
          </table:table-cell>
          <table:table-cell office:value-type="float" office:value="30088" calcext:value-type="float">
            <text:p>30088</text:p>
          </table:table-cell>
          <table:table-cell table:formula="of:=[.T105]/[.U105]" office:value-type="percentage" office:value="0.843791544801914" calcext:value-type="percentage">
            <text:p>84,38 %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25388" calcext:value-type="float">
            <text:p>25388</text:p>
          </table:table-cell>
          <table:table-cell office:value-type="float" office:value="25372" calcext:value-type="float">
            <text:p>25372</text:p>
          </table:table-cell>
          <table:table-cell table:formula="of:=MIN([.X105:.Z105])/[.T105]" office:value-type="float" office:value="0.999369780998897" calcext:value-type="float">
            <text:p>1,00</text:p>
          </table:table-cell>
          <table:table-cell office:value-type="float" office:value="613" calcext:value-type="float">
            <text:p>613</text:p>
          </table:table-cell>
          <table:table-cell office:value-type="float" office:value="24444" calcext:value-type="float">
            <text:p>24444</text:p>
          </table:table-cell>
          <table:table-cell office:value-type="float" office:value="17043" calcext:value-type="float">
            <text:p>17043</text:p>
          </table:table-cell>
          <table:table-cell office:value-type="float" office:value="21779" calcext:value-type="float">
            <text:p>21779</text:p>
          </table:table-cell>
          <table:table-cell office:value-type="float" office:value="16832" calcext:value-type="float">
            <text:p>16832</text:p>
          </table:table-cell>
          <table:table-cell table:formula="of:=MIN([.AC105:.AF105])/MIN([.X105:.Z105])" office:value-type="percentage" office:value="0.663408481790951" calcext:value-type="percentage">
            <text:p>66,34 %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544" calcext:value-type="float">
            <text:p>0,5440</text:p>
          </table:table-cell>
          <table:table-cell office:value-type="float" office:value="0.244" calcext:value-type="float">
            <text:p>0,2440</text:p>
          </table:table-cell>
          <table:table-cell office:value-type="float" office:value="0.061" calcext:value-type="float">
            <text:p>0,0610</text:p>
          </table:table-cell>
          <table:table-cell office:value-type="float" office:value="0.748" calcext:value-type="float">
            <text:p>0,748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0553017" calcext:value-type="float">
            <text:p>-0,0055</text:p>
          </table:table-cell>
          <table:table-cell office:value-type="float" office:value="-0.0209964" calcext:value-type="float">
            <text:p>-0,0210</text:p>
          </table:table-cell>
          <table:table-cell office:value-type="float" office:value="0.11406" calcext:value-type="float">
            <text:p>0,1141</text:p>
          </table:table-cell>
          <table:table-cell office:value-type="float" office:value="614" calcext:value-type="float">
            <text:p>614</text:p>
          </table:table-cell>
          <table:table-cell office:value-type="float" office:value="250895" calcext:value-type="float">
            <text:p>2508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6.75" calcext:value-type="float">
            <text:p>318106,75</text:p>
          </table:table-cell>
          <table:table-cell office:value-type="float" office:value="122.962966918945" calcext:value-type="float">
            <text:p>122,96</text:p>
          </table:table-cell>
          <table:table-cell office:value-type="float" office:value="4855.69091796875" calcext:value-type="float">
            <text:p>4855,69</text:p>
          </table:table-cell>
          <table:table-cell table:formula="of:=IF([.P106]&lt;300000;1;IF([.P106]&lt;3000000;2;3))" office:value-type="float" office:value="2" calcext:value-type="float">
            <text:p>2</text:p>
          </table:table-cell>
          <table:table-cell office:value-type="float" office:value="52988" calcext:value-type="float">
            <text:p>52988</text:p>
          </table:table-cell>
          <table:table-cell office:value-type="float" office:value="65664" calcext:value-type="float">
            <text:p>65664</text:p>
          </table:table-cell>
          <table:table-cell table:formula="of:=[.T106]/[.U106]" office:value-type="percentage" office:value="0.806956627680312" calcext:value-type="percentage">
            <text:p>80,70 %</text:p>
          </table:table-cell>
          <table:table-cell office:value-type="float" office:value="614" calcext:value-type="float">
            <text:p>614</text:p>
          </table:table-cell>
          <table:table-cell office:value-type="float" office:value="52896" calcext:value-type="float">
            <text:p>52896</text:p>
          </table:table-cell>
          <table:table-cell table:number-columns-repeated="2" office:value-type="float" office:value="52988" calcext:value-type="float">
            <text:p>52988</text:p>
          </table:table-cell>
          <table:table-cell table:formula="of:=MIN([.X106:.Z106])/[.T106]" office:value-type="float" office:value="0.998263757831962" calcext:value-type="float">
            <text:p>1,00</text:p>
          </table:table-cell>
          <table:table-cell office:value-type="float" office:value="614" calcext:value-type="float">
            <text:p>614</text:p>
          </table:table-cell>
          <table:table-cell office:value-type="float" office:value="52556" calcext:value-type="float">
            <text:p>52556</text:p>
          </table:table-cell>
          <table:table-cell office:value-type="float" office:value="35908" calcext:value-type="float">
            <text:p>35908</text:p>
          </table:table-cell>
          <table:table-cell office:value-type="float" office:value="45423" calcext:value-type="float">
            <text:p>45423</text:p>
          </table:table-cell>
          <table:table-cell office:value-type="float" office:value="35183" calcext:value-type="float">
            <text:p>35183</text:p>
          </table:table-cell>
          <table:table-cell table:formula="of:=MIN([.AC106:.AF106])/MIN([.X106:.Z106])" office:value-type="percentage" office:value="0.665135359951603" calcext:value-type="percentage">
            <text:p>66,51 %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986" calcext:value-type="float">
            <text:p>0,9860</text:p>
          </table:table-cell>
          <table:table-cell office:value-type="float" office:value="0.955" calcext:value-type="float">
            <text:p>0,9550</text:p>
          </table:table-cell>
          <table:table-cell office:value-type="float" office:value="0.873" calcext:value-type="float">
            <text:p>0,8730</text:p>
          </table:table-cell>
          <table:table-cell office:value-type="float" office:value="0.73" calcext:value-type="float">
            <text:p>0,7300</text:p>
          </table:table-cell>
          <table:table-cell table:number-columns-repeated="4" office:value-type="float" office:value="86.4" calcext:value-type="float">
            <text:p>86,40</text:p>
          </table:table-cell>
          <table:table-cell office:value-type="float" office:value="0.0836927" calcext:value-type="float">
            <text:p>0,0837</text:p>
          </table:table-cell>
          <table:table-cell office:value-type="float" office:value="-0.070002" calcext:value-type="float">
            <text:p>-0,0700</text:p>
          </table:table-cell>
          <table:table-cell office:value-type="float" office:value="0.150381" calcext:value-type="float">
            <text:p>0,1504</text:p>
          </table:table-cell>
          <table:table-cell office:value-type="float" office:value="615" calcext:value-type="float">
            <text:p>615</text:p>
          </table:table-cell>
          <table:table-cell office:value-type="float" office:value="241660" calcext:value-type="float">
            <text:p>241660</text:p>
          </table:table-cell>
          <table:table-cell office:value-type="float" office:value="-589.243103027344" calcext:value-type="float">
            <text:p>-589,24</text:p>
          </table:table-cell>
          <table:table-cell office:value-type="float" office:value="1259.42822265625" calcext:value-type="float">
            <text:p>1259,43</text:p>
          </table:table-cell>
          <table:table-cell office:value-type="float" office:value="-11.5961761474609" calcext:value-type="float">
            <text:p>-11,60</text:p>
          </table:table-cell>
          <table:table-cell office:value-type="float" office:value="37.0665588378906" calcext:value-type="float">
            <text:p>37,07</text:p>
          </table:table-cell>
          <table:table-cell table:formula="of:=IF([.P107]&lt;300000;1;IF([.P107]&lt;3000000;2;3))" office:value-type="float" office:value="1" calcext:value-type="float">
            <text:p>1</text:p>
          </table:table-cell>
          <table:table-cell office:value-type="float" office:value="29652" calcext:value-type="float">
            <text:p>29652</text:p>
          </table:table-cell>
          <table:table-cell office:value-type="float" office:value="62304" calcext:value-type="float">
            <text:p>62304</text:p>
          </table:table-cell>
          <table:table-cell table:formula="of:=[.T107]/[.U107]" office:value-type="percentage" office:value="0.475924499229584" calcext:value-type="percentage">
            <text:p>47,59 %</text:p>
          </table:table-cell>
          <table:table-cell office:value-type="float" office:value="615" calcext:value-type="float">
            <text:p>615</text:p>
          </table:table-cell>
          <table:table-cell office:value-type="float" office:value="29472" calcext:value-type="float">
            <text:p>29472</text:p>
          </table:table-cell>
          <table:table-cell office:value-type="float" office:value="31832" calcext:value-type="float">
            <text:p>31832</text:p>
          </table:table-cell>
          <table:table-cell office:value-type="float" office:value="29472" calcext:value-type="float">
            <text:p>29472</text:p>
          </table:table-cell>
          <table:table-cell table:formula="of:=MIN([.X107:.Z107])/[.T107]" office:value-type="float" office:value="0.993929583164711" calcext:value-type="float">
            <text:p>0,99</text:p>
          </table:table-cell>
          <table:table-cell office:value-type="float" office:value="615" calcext:value-type="float">
            <text:p>615</text:p>
          </table:table-cell>
          <table:table-cell office:value-type="float" office:value="29146" calcext:value-type="float">
            <text:p>29146</text:p>
          </table:table-cell>
          <table:table-cell office:value-type="float" office:value="35066" calcext:value-type="float">
            <text:p>35066</text:p>
          </table:table-cell>
          <table:table-cell office:value-type="float" office:value="44587" calcext:value-type="float">
            <text:p>44587</text:p>
          </table:table-cell>
          <table:table-cell office:value-type="float" office:value="34476" calcext:value-type="float">
            <text:p>34476</text:p>
          </table:table-cell>
          <table:table-cell table:formula="of:=MIN([.AC107:.AF107])/MIN([.X107:.Z107])" office:value-type="percentage" office:value="0.988938653637351" calcext:value-type="percentage">
            <text:p>98,89 %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37" calcext:value-type="float">
            <text:p>0,9370</text:p>
          </table:table-cell>
          <table:table-cell office:value-type="float" office:value="0.813" calcext:value-type="float">
            <text:p>0,8130</text:p>
          </table:table-cell>
          <table:table-cell office:value-type="float" office:value="0.715" calcext:value-type="float">
            <text:p>0,7150</text:p>
          </table:table-cell>
          <table:table-cell office:value-type="float" office:value="0.701" calcext:value-type="float">
            <text:p>0,7010</text:p>
          </table:table-cell>
          <table:table-cell table:number-columns-repeated="4" office:value-type="float" office:value="81.8" calcext:value-type="float">
            <text:p>81,80</text:p>
          </table:table-cell>
          <table:table-cell office:value-type="float" office:value="-0.0308315" calcext:value-type="float">
            <text:p>-0,0308</text:p>
          </table:table-cell>
          <table:table-cell office:value-type="float" office:value="0.103398" calcext:value-type="float">
            <text:p>0,1034</text:p>
          </table:table-cell>
          <table:table-cell office:value-type="float" office:value="0.0470304" calcext:value-type="float">
            <text:p>0,0470</text:p>
          </table:table-cell>
          <table:table-cell office:value-type="float" office:value="616" calcext:value-type="float">
            <text:p>616</text:p>
          </table:table-cell>
          <table:table-cell office:value-type="float" office:value="274160" calcext:value-type="float">
            <text:p>274160</text:p>
          </table:table-cell>
          <table:table-cell office:value-type="float" office:value="-1098.46801757813" calcext:value-type="float">
            <text:p>-1098,47</text:p>
          </table:table-cell>
          <table:table-cell office:value-type="float" office:value="1222.17724609375" calcext:value-type="float">
            <text:p>1222,18</text:p>
          </table:table-cell>
          <table:table-cell office:value-type="float" office:value="-30.3356685638428" calcext:value-type="float">
            <text:p>-30,34</text:p>
          </table:table-cell>
          <table:table-cell office:value-type="float" office:value="41.6835670471191" calcext:value-type="float">
            <text:p>41,68</text:p>
          </table:table-cell>
          <table:table-cell table:formula="of:=IF([.P108]&lt;300000;1;IF([.P108]&lt;3000000;2;3))" office:value-type="float" office:value="1" calcext:value-type="float">
            <text:p>1</text:p>
          </table:table-cell>
          <table:table-cell office:value-type="float" office:value="36716" calcext:value-type="float">
            <text:p>36716</text:p>
          </table:table-cell>
          <table:table-cell office:value-type="float" office:value="70684" calcext:value-type="float">
            <text:p>70684</text:p>
          </table:table-cell>
          <table:table-cell table:formula="of:=[.T108]/[.U108]" office:value-type="percentage" office:value="0.519438628260993" calcext:value-type="percentage">
            <text:p>51,94 %</text:p>
          </table:table-cell>
          <table:table-cell office:value-type="float" office:value="616" calcext:value-type="float">
            <text:p>616</text:p>
          </table:table-cell>
          <table:table-cell office:value-type="float" office:value="36648" calcext:value-type="float">
            <text:p>36648</text:p>
          </table:table-cell>
          <table:table-cell office:value-type="float" office:value="37320" calcext:value-type="float">
            <text:p>37320</text:p>
          </table:table-cell>
          <table:table-cell office:value-type="float" office:value="35544" calcext:value-type="float">
            <text:p>35544</text:p>
          </table:table-cell>
          <table:table-cell table:formula="of:=MIN([.X108:.Z108])/[.T108]" office:value-type="float" office:value="0.968079311471838" calcext:value-type="float">
            <text:p>0,97</text:p>
          </table:table-cell>
          <table:table-cell office:value-type="float" office:value="616" calcext:value-type="float">
            <text:p>616</text:p>
          </table:table-cell>
          <table:table-cell office:value-type="float" office:value="34806" calcext:value-type="float">
            <text:p>34806</text:p>
          </table:table-cell>
          <table:table-cell office:value-type="float" office:value="42177" calcext:value-type="float">
            <text:p>42177</text:p>
          </table:table-cell>
          <table:table-cell office:value-type="float" office:value="55230" calcext:value-type="float">
            <text:p>55230</text:p>
          </table:table-cell>
          <table:table-cell office:value-type="float" office:value="42488" calcext:value-type="float">
            <text:p>42488</text:p>
          </table:table-cell>
          <table:table-cell table:formula="of:=MIN([.AC108:.AF108])/MIN([.X108:.Z108])" office:value-type="percentage" office:value="0.979237002025658" calcext:value-type="percentage">
            <text:p>97,92 %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88" calcext:value-type="float">
            <text:p>0,9880</text:p>
          </table:table-cell>
          <table:table-cell office:value-type="float" office:value="0.964" calcext:value-type="float">
            <text:p>0,9640</text:p>
          </table:table-cell>
          <table:table-cell office:value-type="float" office:value="0.905" calcext:value-type="float">
            <text:p>0,9050</text:p>
          </table:table-cell>
          <table:table-cell office:value-type="float" office:value="0.801" calcext:value-type="float">
            <text:p>0,801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157703" calcext:value-type="float">
            <text:p>0,1577</text:p>
          </table:table-cell>
          <table:table-cell office:value-type="float" office:value="-0.0828024" calcext:value-type="float">
            <text:p>-0,0828</text:p>
          </table:table-cell>
          <table:table-cell office:value-type="float" office:value="0.251252" calcext:value-type="float">
            <text:p>0,2513</text:p>
          </table:table-cell>
          <table:table-cell office:value-type="float" office:value="617" calcext:value-type="float">
            <text:p>617</text:p>
          </table:table-cell>
          <table:table-cell office:value-type="float" office:value="228060" calcext:value-type="float">
            <text:p>228060</text:p>
          </table:table-cell>
          <table:table-cell office:value-type="float" office:value="-416.600433349609" calcext:value-type="float">
            <text:p>-416,60</text:p>
          </table:table-cell>
          <table:table-cell office:value-type="float" office:value="1234.89880371094" calcext:value-type="float">
            <text:p>1234,90</text:p>
          </table:table-cell>
          <table:table-cell office:value-type="float" office:value="1.13599216938019" calcext:value-type="float">
            <text:p>1,14</text:p>
          </table:table-cell>
          <table:table-cell office:value-type="float" office:value="26.1052742004395" calcext:value-type="float">
            <text:p>26,11</text:p>
          </table:table-cell>
          <table:table-cell table:formula="of:=IF([.P109]&lt;300000;1;IF([.P109]&lt;3000000;2;3))" office:value-type="float" office:value="1" calcext:value-type="float">
            <text:p>1</text:p>
          </table:table-cell>
          <table:table-cell office:value-type="float" office:value="28704" calcext:value-type="float">
            <text:p>28704</text:p>
          </table:table-cell>
          <table:table-cell office:value-type="float" office:value="59688" calcext:value-type="float">
            <text:p>59688</text:p>
          </table:table-cell>
          <table:table-cell table:formula="of:=[.T109]/[.U109]" office:value-type="percentage" office:value="0.480900683554483" calcext:value-type="percentage">
            <text:p>48,09 %</text:p>
          </table:table-cell>
          <table:table-cell office:value-type="float" office:value="617" calcext:value-type="float">
            <text:p>617</text:p>
          </table:table-cell>
          <table:table-cell office:value-type="float" office:value="28148" calcext:value-type="float">
            <text:p>28148</text:p>
          </table:table-cell>
          <table:table-cell office:value-type="float" office:value="29372" calcext:value-type="float">
            <text:p>29372</text:p>
          </table:table-cell>
          <table:table-cell office:value-type="float" office:value="27676" calcext:value-type="float">
            <text:p>27676</text:p>
          </table:table-cell>
          <table:table-cell table:formula="of:=MIN([.X109:.Z109])/[.T109]" office:value-type="float" office:value="0.964186176142698" calcext:value-type="float">
            <text:p>0,96</text:p>
          </table:table-cell>
          <table:table-cell office:value-type="float" office:value="617" calcext:value-type="float">
            <text:p>617</text:p>
          </table:table-cell>
          <table:table-cell office:value-type="float" office:value="27478" calcext:value-type="float">
            <text:p>27478</text:p>
          </table:table-cell>
          <table:table-cell office:value-type="float" office:value="32169" calcext:value-type="float">
            <text:p>32169</text:p>
          </table:table-cell>
          <table:table-cell office:value-type="float" office:value="40378" calcext:value-type="float">
            <text:p>40378</text:p>
          </table:table-cell>
          <table:table-cell office:value-type="float" office:value="31316" calcext:value-type="float">
            <text:p>31316</text:p>
          </table:table-cell>
          <table:table-cell table:formula="of:=MIN([.AC109:.AF109])/MIN([.X109:.Z109])" office:value-type="percentage" office:value="0.992845786963434" calcext:value-type="percentage">
            <text:p>99,28 %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94" calcext:value-type="float">
            <text:p>0,9940</text:p>
          </table:table-cell>
          <table:table-cell office:value-type="float" office:value="0.982" calcext:value-type="float">
            <text:p>0,9820</text:p>
          </table:table-cell>
          <table:table-cell office:value-type="float" office:value="0.958" calcext:value-type="float">
            <text:p>0,9580</text:p>
          </table:table-cell>
          <table:table-cell office:value-type="float" office:value="0.91" calcext:value-type="float">
            <text:p>0,91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029743" calcext:value-type="float">
            <text:p>-0,0030</text:p>
          </table:table-cell>
          <table:table-cell office:value-type="float" office:value="-0.00404691" calcext:value-type="float">
            <text:p>-0,0040</text:p>
          </table:table-cell>
          <table:table-cell office:value-type="float" office:value="0.0146407" calcext:value-type="float">
            <text:p>0,0146</text:p>
          </table:table-cell>
          <table:table-cell office:value-type="float" office:value="618" calcext:value-type="float">
            <text:p>618</text:p>
          </table:table-cell>
          <table:table-cell office:value-type="float" office:value="247540" calcext:value-type="float">
            <text:p>247540</text:p>
          </table:table-cell>
          <table:table-cell office:value-type="float" office:value="-890.630126953125" calcext:value-type="float">
            <text:p>-890,63</text:p>
          </table:table-cell>
          <table:table-cell office:value-type="float" office:value="1131.64428710938" calcext:value-type="float">
            <text:p>1131,64</text:p>
          </table:table-cell>
          <table:table-cell office:value-type="float" office:value="1.30995345115662" calcext:value-type="float">
            <text:p>1,31</text:p>
          </table:table-cell>
          <table:table-cell office:value-type="float" office:value="40.1127319335938" calcext:value-type="float">
            <text:p>40,11</text:p>
          </table:table-cell>
          <table:table-cell table:formula="of:=IF([.P110]&lt;300000;1;IF([.P110]&lt;3000000;2;3))" office:value-type="float" office:value="1" calcext:value-type="float">
            <text:p>1</text:p>
          </table:table-cell>
          <table:table-cell office:value-type="float" office:value="30644" calcext:value-type="float">
            <text:p>30644</text:p>
          </table:table-cell>
          <table:table-cell office:value-type="float" office:value="64788" calcext:value-type="float">
            <text:p>64788</text:p>
          </table:table-cell>
          <table:table-cell table:formula="of:=[.T110]/[.U110]" office:value-type="percentage" office:value="0.472988825091066" calcext:value-type="percentage">
            <text:p>47,30 %</text:p>
          </table:table-cell>
          <table:table-cell office:value-type="float" office:value="618" calcext:value-type="float">
            <text:p>618</text:p>
          </table:table-cell>
          <table:table-cell office:value-type="float" office:value="30432" calcext:value-type="float">
            <text:p>30432</text:p>
          </table:table-cell>
          <table:table-cell office:value-type="float" office:value="32184" calcext:value-type="float">
            <text:p>32184</text:p>
          </table:table-cell>
          <table:table-cell office:value-type="float" office:value="30312" calcext:value-type="float">
            <text:p>30312</text:p>
          </table:table-cell>
          <table:table-cell table:formula="of:=MIN([.X110:.Z110])/[.T110]" office:value-type="float" office:value="0.989165905234304" calcext:value-type="float">
            <text:p>0,99</text:p>
          </table:table-cell>
          <table:table-cell office:value-type="float" office:value="618" calcext:value-type="float">
            <text:p>618</text:p>
          </table:table-cell>
          <table:table-cell office:value-type="float" office:value="30762" calcext:value-type="float">
            <text:p>30762</text:p>
          </table:table-cell>
          <table:table-cell office:value-type="float" office:value="35972" calcext:value-type="float">
            <text:p>35972</text:p>
          </table:table-cell>
          <table:table-cell office:value-type="float" office:value="45791" calcext:value-type="float">
            <text:p>45791</text:p>
          </table:table-cell>
          <table:table-cell office:value-type="float" office:value="35415" calcext:value-type="float">
            <text:p>35415</text:p>
          </table:table-cell>
          <table:table-cell table:formula="of:=MIN([.AC110:.AF110])/MIN([.X110:.Z110])" office:value-type="percentage" office:value="1.01484560570071" calcext:value-type="percentage">
            <text:p>101,48 %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7" calcext:value-type="float">
            <text:p>0,070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6" calcext:value-type="float">
            <text:p>0,416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0.0290258" calcext:value-type="float">
            <text:p>0,0290</text:p>
          </table:table-cell>
          <table:table-cell office:value-type="float" office:value="0.0844276" calcext:value-type="float">
            <text:p>0,0844</text:p>
          </table:table-cell>
          <table:table-cell office:value-type="float" office:value="0.0370052" calcext:value-type="float">
            <text:p>0,0370</text:p>
          </table:table-cell>
          <table:table-cell office:value-type="float" office:value="619" calcext:value-type="float">
            <text:p>619</text:p>
          </table:table-cell>
          <table:table-cell office:value-type="float" office:value="254895" calcext:value-type="float">
            <text:p>2548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39.2203178405762" calcext:value-type="float">
            <text:p>-39,22</text:p>
          </table:table-cell>
          <table:table-cell office:value-type="float" office:value="5932.36669921875" calcext:value-type="float">
            <text:p>5932,37</text:p>
          </table:table-cell>
          <table:table-cell table:formula="of:=IF([.P111]&lt;300000;1;IF([.P111]&lt;3000000;2;3))" office:value-type="float" office:value="2" calcext:value-type="float">
            <text:p>2</text:p>
          </table:table-cell>
          <table:table-cell office:value-type="float" office:value="55452" calcext:value-type="float">
            <text:p>55452</text:p>
          </table:table-cell>
          <table:table-cell office:value-type="float" office:value="66712" calcext:value-type="float">
            <text:p>66712</text:p>
          </table:table-cell>
          <table:table-cell table:formula="of:=[.T111]/[.U111]" office:value-type="percentage" office:value="0.831214773953712" calcext:value-type="percentage">
            <text:p>83,12 %</text:p>
          </table:table-cell>
          <table:table-cell office:value-type="float" office:value="619" calcext:value-type="float">
            <text:p>619</text:p>
          </table:table-cell>
          <table:table-cell table:number-columns-repeated="3" office:value-type="float" office:value="55452" calcext:value-type="float">
            <text:p>55452</text:p>
          </table:table-cell>
          <table:table-cell table:formula="of:=MIN([.X111:.Z111])/[.T111]" office:value-type="float" office:value="1" calcext:value-type="float">
            <text:p>1,00</text:p>
          </table:table-cell>
          <table:table-cell office:value-type="float" office:value="619" calcext:value-type="float">
            <text:p>619</text:p>
          </table:table-cell>
          <table:table-cell office:value-type="float" office:value="53394" calcext:value-type="float">
            <text:p>53394</text:p>
          </table:table-cell>
          <table:table-cell office:value-type="float" office:value="36642" calcext:value-type="float">
            <text:p>36642</text:p>
          </table:table-cell>
          <table:table-cell office:value-type="float" office:value="46313" calcext:value-type="float">
            <text:p>46313</text:p>
          </table:table-cell>
          <table:table-cell office:value-type="float" office:value="35863" calcext:value-type="float">
            <text:p>35863</text:p>
          </table:table-cell>
          <table:table-cell table:formula="of:=MIN([.AC111:.AF111])/MIN([.X111:.Z111])" office:value-type="percentage" office:value="0.646739522469884" calcext:value-type="percentage">
            <text:p>64,67 %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91" calcext:value-type="float">
            <text:p>0,9910</text:p>
          </table:table-cell>
          <table:table-cell office:value-type="float" office:value="0.971" calcext:value-type="float">
            <text:p>0,9710</text:p>
          </table:table-cell>
          <table:table-cell office:value-type="float" office:value="0.925" calcext:value-type="float">
            <text:p>0,9250</text:p>
          </table:table-cell>
          <table:table-cell office:value-type="float" office:value="0.844" calcext:value-type="float">
            <text:p>0,844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771603" calcext:value-type="float">
            <text:p>0,0077</text:p>
          </table:table-cell>
          <table:table-cell office:value-type="float" office:value="-0.0335704" calcext:value-type="float">
            <text:p>-0,0336</text:p>
          </table:table-cell>
          <table:table-cell office:value-type="float" office:value="0.0296595" calcext:value-type="float">
            <text:p>0,0297</text:p>
          </table:table-cell>
          <table:table-cell office:value-type="float" office:value="620" calcext:value-type="float">
            <text:p>620</text:p>
          </table:table-cell>
          <table:table-cell office:value-type="float" office:value="246460" calcext:value-type="float">
            <text:p>246460</text:p>
          </table:table-cell>
          <table:table-cell office:value-type="float" office:value="-802.599670410156" calcext:value-type="float">
            <text:p>-802,60</text:p>
          </table:table-cell>
          <table:table-cell office:value-type="float" office:value="704.160705566406" calcext:value-type="float">
            <text:p>704,16</text:p>
          </table:table-cell>
          <table:table-cell office:value-type="float" office:value="5.3908543586731" calcext:value-type="float">
            <text:p>5,39</text:p>
          </table:table-cell>
          <table:table-cell office:value-type="float" office:value="32.777458190918" calcext:value-type="float">
            <text:p>32,78</text:p>
          </table:table-cell>
          <table:table-cell table:formula="of:=IF([.P112]&lt;300000;1;IF([.P112]&lt;3000000;2;3))" office:value-type="float" office:value="1" calcext:value-type="float">
            <text:p>1</text:p>
          </table:table-cell>
          <table:table-cell office:value-type="float" office:value="31140" calcext:value-type="float">
            <text:p>31140</text:p>
          </table:table-cell>
          <table:table-cell office:value-type="float" office:value="64504" calcext:value-type="float">
            <text:p>64504</text:p>
          </table:table-cell>
          <table:table-cell table:formula="of:=[.T112]/[.U112]" office:value-type="percentage" office:value="0.482760759022696" calcext:value-type="percentage">
            <text:p>48,28 %</text:p>
          </table:table-cell>
          <table:table-cell office:value-type="float" office:value="620" calcext:value-type="float">
            <text:p>620</text:p>
          </table:table-cell>
          <table:table-cell office:value-type="float" office:value="31140" calcext:value-type="float">
            <text:p>31140</text:p>
          </table:table-cell>
          <table:table-cell office:value-type="float" office:value="32616" calcext:value-type="float">
            <text:p>32616</text:p>
          </table:table-cell>
          <table:table-cell office:value-type="float" office:value="30600" calcext:value-type="float">
            <text:p>30600</text:p>
          </table:table-cell>
          <table:table-cell table:formula="of:=MIN([.X112:.Z112])/[.T112]" office:value-type="float" office:value="0.982658959537572" calcext:value-type="float">
            <text:p>0,98</text:p>
          </table:table-cell>
          <table:table-cell office:value-type="float" office:value="620" calcext:value-type="float">
            <text:p>620</text:p>
          </table:table-cell>
          <table:table-cell office:value-type="float" office:value="30116" calcext:value-type="float">
            <text:p>30116</text:p>
          </table:table-cell>
          <table:table-cell office:value-type="float" office:value="35139" calcext:value-type="float">
            <text:p>35139</text:p>
          </table:table-cell>
          <table:table-cell office:value-type="float" office:value="44319" calcext:value-type="float">
            <text:p>44319</text:p>
          </table:table-cell>
          <table:table-cell office:value-type="float" office:value="34341" calcext:value-type="float">
            <text:p>34341</text:p>
          </table:table-cell>
          <table:table-cell table:formula="of:=MIN([.AC112:.AF112])/MIN([.X112:.Z112])" office:value-type="percentage" office:value="0.984183006535948" calcext:value-type="percentage">
            <text:p>98,42 %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993" calcext:value-type="float">
            <text:p>0,9930</text:p>
          </table:table-cell>
          <table:table-cell office:value-type="float" office:value="0.976" calcext:value-type="float">
            <text:p>0,9760</text:p>
          </table:table-cell>
          <table:table-cell office:value-type="float" office:value="0.935" calcext:value-type="float">
            <text:p>0,9350</text:p>
          </table:table-cell>
          <table:table-cell office:value-type="float" office:value="0.868" calcext:value-type="float">
            <text:p>0,868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556402" calcext:value-type="float">
            <text:p>0,0556</text:p>
          </table:table-cell>
          <table:table-cell office:value-type="float" office:value="0.033084" calcext:value-type="float">
            <text:p>0,0331</text:p>
          </table:table-cell>
          <table:table-cell office:value-type="float" office:value="0.032919" calcext:value-type="float">
            <text:p>0,0329</text:p>
          </table:table-cell>
          <table:table-cell office:value-type="float" office:value="621" calcext:value-type="float">
            <text:p>621</text:p>
          </table:table-cell>
          <table:table-cell office:value-type="float" office:value="251320" calcext:value-type="float">
            <text:p>251320</text:p>
          </table:table-cell>
          <table:table-cell office:value-type="float" office:value="-1050.27661132813" calcext:value-type="float">
            <text:p>-1050,28</text:p>
          </table:table-cell>
          <table:table-cell office:value-type="float" office:value="1267.41040039063" calcext:value-type="float">
            <text:p>1267,41</text:p>
          </table:table-cell>
          <table:table-cell office:value-type="float" office:value="-20.3175640106201" calcext:value-type="float">
            <text:p>-20,32</text:p>
          </table:table-cell>
          <table:table-cell office:value-type="float" office:value="117.478370666504" calcext:value-type="float">
            <text:p>117,48</text:p>
          </table:table-cell>
          <table:table-cell table:formula="of:=IF([.P113]&lt;300000;1;IF([.P113]&lt;3000000;2;3))" office:value-type="float" office:value="1" calcext:value-type="float">
            <text:p>1</text:p>
          </table:table-cell>
          <table:table-cell office:value-type="float" office:value="31756" calcext:value-type="float">
            <text:p>31756</text:p>
          </table:table-cell>
          <table:table-cell office:value-type="float" office:value="64796" calcext:value-type="float">
            <text:p>64796</text:p>
          </table:table-cell>
          <table:table-cell table:formula="of:=[.T113]/[.U113]" office:value-type="percentage" office:value="0.490091980986481" calcext:value-type="percentage">
            <text:p>49,01 %</text:p>
          </table:table-cell>
          <table:table-cell office:value-type="float" office:value="621" calcext:value-type="float">
            <text:p>621</text:p>
          </table:table-cell>
          <table:table-cell office:value-type="float" office:value="31788" calcext:value-type="float">
            <text:p>31788</text:p>
          </table:table-cell>
          <table:table-cell office:value-type="float" office:value="34028" calcext:value-type="float">
            <text:p>34028</text:p>
          </table:table-cell>
          <table:table-cell office:value-type="float" office:value="31296" calcext:value-type="float">
            <text:p>31296</text:p>
          </table:table-cell>
          <table:table-cell table:formula="of:=MIN([.X113:.Z113])/[.T113]" office:value-type="float" office:value="0.985514548431792" calcext:value-type="float">
            <text:p>0,99</text:p>
          </table:table-cell>
          <table:table-cell office:value-type="float" office:value="621" calcext:value-type="float">
            <text:p>621</text:p>
          </table:table-cell>
          <table:table-cell office:value-type="float" office:value="31323" calcext:value-type="float">
            <text:p>31323</text:p>
          </table:table-cell>
          <table:table-cell office:value-type="float" office:value="38122" calcext:value-type="float">
            <text:p>38122</text:p>
          </table:table-cell>
          <table:table-cell office:value-type="float" office:value="49465" calcext:value-type="float">
            <text:p>49465</text:p>
          </table:table-cell>
          <table:table-cell office:value-type="float" office:value="38107" calcext:value-type="float">
            <text:p>38107</text:p>
          </table:table-cell>
          <table:table-cell table:formula="of:=MIN([.AC113:.AF113])/MIN([.X113:.Z113])" office:value-type="percentage" office:value="1.00086273006135" calcext:value-type="percentage">
            <text:p>100,09 %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985" calcext:value-type="float">
            <text:p>0,9850</text:p>
          </table:table-cell>
          <table:table-cell office:value-type="float" office:value="0.956" calcext:value-type="float">
            <text:p>0,9560</text:p>
          </table:table-cell>
          <table:table-cell office:value-type="float" office:value="0.925" calcext:value-type="float">
            <text:p>0,9250</text:p>
          </table:table-cell>
          <table:table-cell office:value-type="float" office:value="0.899" calcext:value-type="float">
            <text:p>0,899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389489" calcext:value-type="float">
            <text:p>0,0039</text:p>
          </table:table-cell>
          <table:table-cell office:value-type="float" office:value="-0.0769137" calcext:value-type="float">
            <text:p>-0,0769</text:p>
          </table:table-cell>
          <table:table-cell office:value-type="float" office:value="0.0980172" calcext:value-type="float">
            <text:p>0,0980</text:p>
          </table:table-cell>
          <table:table-cell office:value-type="float" office:value="622" calcext:value-type="float">
            <text:p>622</text:p>
          </table:table-cell>
          <table:table-cell office:value-type="float" office:value="249760" calcext:value-type="float">
            <text:p>249760</text:p>
          </table:table-cell>
          <table:table-cell office:value-type="float" office:value="-1127.19458007813" calcext:value-type="float">
            <text:p>-1127,19</text:p>
          </table:table-cell>
          <table:table-cell office:value-type="float" office:value="1264.17895507813" calcext:value-type="float">
            <text:p>1264,18</text:p>
          </table:table-cell>
          <table:table-cell office:value-type="float" office:value="-10.7068786621094" calcext:value-type="float">
            <text:p>-10,71</text:p>
          </table:table-cell>
          <table:table-cell office:value-type="float" office:value="53.0025825500488" calcext:value-type="float">
            <text:p>53,00</text:p>
          </table:table-cell>
          <table:table-cell table:formula="of:=IF([.P114]&lt;300000;1;IF([.P114]&lt;3000000;2;3))" office:value-type="float" office:value="1" calcext:value-type="float">
            <text:p>1</text:p>
          </table:table-cell>
          <table:table-cell office:value-type="float" office:value="31804" calcext:value-type="float">
            <text:p>31804</text:p>
          </table:table-cell>
          <table:table-cell office:value-type="float" office:value="64392" calcext:value-type="float">
            <text:p>64392</text:p>
          </table:table-cell>
          <table:table-cell table:formula="of:=[.T114]/[.U114]" office:value-type="percentage" office:value="0.493912287240651" calcext:value-type="percentage">
            <text:p>49,39 %</text:p>
          </table:table-cell>
          <table:table-cell office:value-type="float" office:value="622" calcext:value-type="float">
            <text:p>622</text:p>
          </table:table-cell>
          <table:table-cell office:value-type="float" office:value="31528" calcext:value-type="float">
            <text:p>31528</text:p>
          </table:table-cell>
          <table:table-cell office:value-type="float" office:value="33112" calcext:value-type="float">
            <text:p>33112</text:p>
          </table:table-cell>
          <table:table-cell office:value-type="float" office:value="31040" calcext:value-type="float">
            <text:p>31040</text:p>
          </table:table-cell>
          <table:table-cell table:formula="of:=MIN([.X114:.Z114])/[.T114]" office:value-type="float" office:value="0.97597786441957" calcext:value-type="float">
            <text:p>0,98</text:p>
          </table:table-cell>
          <table:table-cell office:value-type="float" office:value="622" calcext:value-type="float">
            <text:p>622</text:p>
          </table:table-cell>
          <table:table-cell office:value-type="float" office:value="30275" calcext:value-type="float">
            <text:p>30275</text:p>
          </table:table-cell>
          <table:table-cell office:value-type="float" office:value="35910" calcext:value-type="float">
            <text:p>35910</text:p>
          </table:table-cell>
          <table:table-cell office:value-type="float" office:value="45410" calcext:value-type="float">
            <text:p>45410</text:p>
          </table:table-cell>
          <table:table-cell office:value-type="float" office:value="35160" calcext:value-type="float">
            <text:p>35160</text:p>
          </table:table-cell>
          <table:table-cell table:formula="of:=MIN([.AC114:.AF114])/MIN([.X114:.Z114])" office:value-type="percentage" office:value="0.975354381443299" calcext:value-type="percentage">
            <text:p>97,54 %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81" calcext:value-type="float">
            <text:p>-0,181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201778" calcext:value-type="float">
            <text:p>0,0202</text:p>
          </table:table-cell>
          <table:table-cell office:value-type="float" office:value="0.0980525" calcext:value-type="float">
            <text:p>0,0981</text:p>
          </table:table-cell>
          <table:table-cell office:value-type="float" office:value="0.0533275" calcext:value-type="float">
            <text:p>0,0533</text:p>
          </table:table-cell>
          <table:table-cell office:value-type="float" office:value="623" calcext:value-type="float">
            <text:p>623</text:p>
          </table:table-cell>
          <table:table-cell office:value-type="float" office:value="269035" calcext:value-type="float">
            <text:p>2690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067.875" calcext:value-type="float">
            <text:p>318067,88</text:p>
          </table:table-cell>
          <table:table-cell office:value-type="float" office:value="-19.6519603729248" calcext:value-type="float">
            <text:p>-19,65</text:p>
          </table:table-cell>
          <table:table-cell office:value-type="float" office:value="6722.37451171875" calcext:value-type="float">
            <text:p>6722,37</text:p>
          </table:table-cell>
          <table:table-cell table:formula="of:=IF([.P115]&lt;300000;1;IF([.P115]&lt;3000000;2;3))" office:value-type="float" office:value="2" calcext:value-type="float">
            <text:p>2</text:p>
          </table:table-cell>
          <table:table-cell office:value-type="float" office:value="58528" calcext:value-type="float">
            <text:p>58528</text:p>
          </table:table-cell>
          <table:table-cell office:value-type="float" office:value="69364" calcext:value-type="float">
            <text:p>69364</text:p>
          </table:table-cell>
          <table:table-cell table:formula="of:=[.T115]/[.U115]" office:value-type="percentage" office:value="0.84378063548815" calcext:value-type="percentage">
            <text:p>84,38 %</text:p>
          </table:table-cell>
          <table:table-cell office:value-type="float" office:value="623" calcext:value-type="float">
            <text:p>623</text:p>
          </table:table-cell>
          <table:table-cell table:number-columns-repeated="3" office:value-type="float" office:value="58528" calcext:value-type="float">
            <text:p>58528</text:p>
          </table:table-cell>
          <table:table-cell table:formula="of:=MIN([.X115:.Z115])/[.T115]" office:value-type="float" office:value="1" calcext:value-type="float">
            <text:p>1,00</text:p>
          </table:table-cell>
          <table:table-cell office:value-type="float" office:value="623" calcext:value-type="float">
            <text:p>623</text:p>
          </table:table-cell>
          <table:table-cell office:value-type="float" office:value="56356" calcext:value-type="float">
            <text:p>56356</text:p>
          </table:table-cell>
          <table:table-cell office:value-type="float" office:value="40192" calcext:value-type="float">
            <text:p>40192</text:p>
          </table:table-cell>
          <table:table-cell office:value-type="float" office:value="51712" calcext:value-type="float">
            <text:p>51712</text:p>
          </table:table-cell>
          <table:table-cell office:value-type="float" office:value="39906" calcext:value-type="float">
            <text:p>39906</text:p>
          </table:table-cell>
          <table:table-cell table:formula="of:=MIN([.AC115:.AF115])/MIN([.X115:.Z115])" office:value-type="percentage" office:value="0.681827501366867" calcext:value-type="percentage">
            <text:p>68,18 %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971" calcext:value-type="float">
            <text:p>0,9710</text:p>
          </table:table-cell>
          <table:table-cell office:value-type="float" office:value="0.915" calcext:value-type="float">
            <text:p>0,9150</text:p>
          </table:table-cell>
          <table:table-cell office:value-type="float" office:value="0.834" calcext:value-type="float">
            <text:p>0,8340</text:p>
          </table:table-cell>
          <table:table-cell office:value-type="float" office:value="0.698" calcext:value-type="float">
            <text:p>0,6980</text:p>
          </table:table-cell>
          <table:table-cell table:number-columns-repeated="4" office:value-type="float" office:value="78.8" calcext:value-type="float">
            <text:p>78,80</text:p>
          </table:table-cell>
          <table:table-cell office:value-type="float" office:value="-0.0161843" calcext:value-type="float">
            <text:p>-0,0162</text:p>
          </table:table-cell>
          <table:table-cell office:value-type="float" office:value="0.0282783" calcext:value-type="float">
            <text:p>0,0283</text:p>
          </table:table-cell>
          <table:table-cell office:value-type="float" office:value="0.0442299" calcext:value-type="float">
            <text:p>0,0442</text:p>
          </table:table-cell>
          <table:table-cell office:value-type="float" office:value="624" calcext:value-type="float">
            <text:p>624</text:p>
          </table:table-cell>
          <table:table-cell office:value-type="float" office:value="237980" calcext:value-type="float">
            <text:p>237980</text:p>
          </table:table-cell>
          <table:table-cell office:value-type="float" office:value="-947.409484863281" calcext:value-type="float">
            <text:p>-947,41</text:p>
          </table:table-cell>
          <table:table-cell office:value-type="float" office:value="1302.138671875" calcext:value-type="float">
            <text:p>1302,14</text:p>
          </table:table-cell>
          <table:table-cell office:value-type="float" office:value="-0.0110071403905749" calcext:value-type="float">
            <text:p>-0,01</text:p>
          </table:table-cell>
          <table:table-cell office:value-type="float" office:value="32.3758277893066" calcext:value-type="float">
            <text:p>32,38</text:p>
          </table:table-cell>
          <table:table-cell table:formula="of:=IF([.P116]&lt;300000;1;IF([.P116]&lt;3000000;2;3))" office:value-type="float" office:value="1" calcext:value-type="float">
            <text:p>1</text:p>
          </table:table-cell>
          <table:table-cell office:value-type="float" office:value="31060" calcext:value-type="float">
            <text:p>31060</text:p>
          </table:table-cell>
          <table:table-cell office:value-type="float" office:value="62284" calcext:value-type="float">
            <text:p>62284</text:p>
          </table:table-cell>
          <table:table-cell table:formula="of:=[.T116]/[.U116]" office:value-type="percentage" office:value="0.498683450003211" calcext:value-type="percentage">
            <text:p>49,87 %</text:p>
          </table:table-cell>
          <table:table-cell office:value-type="float" office:value="624" calcext:value-type="float">
            <text:p>624</text:p>
          </table:table-cell>
          <table:table-cell office:value-type="float" office:value="31348" calcext:value-type="float">
            <text:p>31348</text:p>
          </table:table-cell>
          <table:table-cell office:value-type="float" office:value="32540" calcext:value-type="float">
            <text:p>32540</text:p>
          </table:table-cell>
          <table:table-cell office:value-type="float" office:value="30856" calcext:value-type="float">
            <text:p>30856</text:p>
          </table:table-cell>
          <table:table-cell table:formula="of:=MIN([.X116:.Z116])/[.T116]" office:value-type="float" office:value="0.99343206696716" calcext:value-type="float">
            <text:p>0,99</text:p>
          </table:table-cell>
          <table:table-cell office:value-type="float" office:value="624" calcext:value-type="float">
            <text:p>624</text:p>
          </table:table-cell>
          <table:table-cell office:value-type="float" office:value="30561" calcext:value-type="float">
            <text:p>30561</text:p>
          </table:table-cell>
          <table:table-cell office:value-type="float" office:value="33716" calcext:value-type="float">
            <text:p>33716</text:p>
          </table:table-cell>
          <table:table-cell office:value-type="float" office:value="42393" calcext:value-type="float">
            <text:p>42393</text:p>
          </table:table-cell>
          <table:table-cell office:value-type="float" office:value="32866" calcext:value-type="float">
            <text:p>32866</text:p>
          </table:table-cell>
          <table:table-cell table:formula="of:=MIN([.AC116:.AF116])/MIN([.X116:.Z116])" office:value-type="percentage" office:value="0.990439460720767" calcext:value-type="percentage">
            <text:p>99,04 %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19" calcext:value-type="float">
            <text:p>0,9190</text:p>
          </table:table-cell>
          <table:table-cell office:value-type="float" office:value="0.844" calcext:value-type="float">
            <text:p>0,844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34452" calcext:value-type="float">
            <text:p>0,3445</text:p>
          </table:table-cell>
          <table:table-cell office:value-type="float" office:value="-0.0221004" calcext:value-type="float">
            <text:p>-0,0221</text:p>
          </table:table-cell>
          <table:table-cell office:value-type="float" office:value="0.529585" calcext:value-type="float">
            <text:p>0,5296</text:p>
          </table:table-cell>
          <table:table-cell office:value-type="float" office:value="625" calcext:value-type="float">
            <text:p>625</text:p>
          </table:table-cell>
          <table:table-cell office:value-type="float" office:value="251900" calcext:value-type="float">
            <text:p>251900</text:p>
          </table:table-cell>
          <table:table-cell office:value-type="float" office:value="-768.4755859375" calcext:value-type="float">
            <text:p>-768,48</text:p>
          </table:table-cell>
          <table:table-cell office:value-type="float" office:value="1010.32220458984" calcext:value-type="float">
            <text:p>1010,32</text:p>
          </table:table-cell>
          <table:table-cell office:value-type="float" office:value="7.88981914520264" calcext:value-type="float">
            <text:p>7,89</text:p>
          </table:table-cell>
          <table:table-cell office:value-type="float" office:value="39.0486755371094" calcext:value-type="float">
            <text:p>39,05</text:p>
          </table:table-cell>
          <table:table-cell table:formula="of:=IF([.P117]&lt;300000;1;IF([.P117]&lt;3000000;2;3))" office:value-type="float" office:value="1" calcext:value-type="float">
            <text:p>1</text:p>
          </table:table-cell>
          <table:table-cell office:value-type="float" office:value="32320" calcext:value-type="float">
            <text:p>32320</text:p>
          </table:table-cell>
          <table:table-cell office:value-type="float" office:value="64944" calcext:value-type="float">
            <text:p>64944</text:p>
          </table:table-cell>
          <table:table-cell table:formula="of:=[.T117]/[.U117]" office:value-type="percentage" office:value="0.497659522049766" calcext:value-type="percentage">
            <text:p>49,77 %</text:p>
          </table:table-cell>
          <table:table-cell office:value-type="float" office:value="625" calcext:value-type="float">
            <text:p>625</text:p>
          </table:table-cell>
          <table:table-cell office:value-type="float" office:value="32136" calcext:value-type="float">
            <text:p>32136</text:p>
          </table:table-cell>
          <table:table-cell office:value-type="float" office:value="33644" calcext:value-type="float">
            <text:p>33644</text:p>
          </table:table-cell>
          <table:table-cell office:value-type="float" office:value="31336" calcext:value-type="float">
            <text:p>31336</text:p>
          </table:table-cell>
          <table:table-cell table:formula="of:=MIN([.X117:.Z117])/[.T117]" office:value-type="float" office:value="0.969554455445545" calcext:value-type="float">
            <text:p>0,97</text:p>
          </table:table-cell>
          <table:table-cell office:value-type="float" office:value="625" calcext:value-type="float">
            <text:p>625</text:p>
          </table:table-cell>
          <table:table-cell office:value-type="float" office:value="30719" calcext:value-type="float">
            <text:p>30719</text:p>
          </table:table-cell>
          <table:table-cell office:value-type="float" office:value="36129" calcext:value-type="float">
            <text:p>36129</text:p>
          </table:table-cell>
          <table:table-cell office:value-type="float" office:value="45676" calcext:value-type="float">
            <text:p>45676</text:p>
          </table:table-cell>
          <table:table-cell office:value-type="float" office:value="35372" calcext:value-type="float">
            <text:p>35372</text:p>
          </table:table-cell>
          <table:table-cell table:formula="of:=MIN([.AC117:.AF117])/MIN([.X117:.Z117])" office:value-type="percentage" office:value="0.980310186367118" calcext:value-type="percentage">
            <text:p>98,03 %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981" calcext:value-type="float">
            <text:p>0,9810</text:p>
          </table:table-cell>
          <table:table-cell office:value-type="float" office:value="0.942" calcext:value-type="float">
            <text:p>0,9420</text:p>
          </table:table-cell>
          <table:table-cell office:value-type="float" office:value="0.87" calcext:value-type="float">
            <text:p>0,8700</text:p>
          </table:table-cell>
          <table:table-cell office:value-type="float" office:value="0.764" calcext:value-type="float">
            <text:p>0,7640</text:p>
          </table:table-cell>
          <table:table-cell table:number-columns-repeated="4" office:value-type="float" office:value="93.9" calcext:value-type="float">
            <text:p>93,90</text:p>
          </table:table-cell>
          <table:table-cell office:value-type="float" office:value="0.184524" calcext:value-type="float">
            <text:p>0,1845</text:p>
          </table:table-cell>
          <table:table-cell office:value-type="float" office:value="-0.0219386" calcext:value-type="float">
            <text:p>-0,0219</text:p>
          </table:table-cell>
          <table:table-cell office:value-type="float" office:value="0.142041" calcext:value-type="float">
            <text:p>0,1420</text:p>
          </table:table-cell>
          <table:table-cell office:value-type="float" office:value="626" calcext:value-type="float">
            <text:p>626</text:p>
          </table:table-cell>
          <table:table-cell office:value-type="float" office:value="250160" calcext:value-type="float">
            <text:p>250160</text:p>
          </table:table-cell>
          <table:table-cell office:value-type="float" office:value="-677.826416015625" calcext:value-type="float">
            <text:p>-677,83</text:p>
          </table:table-cell>
          <table:table-cell office:value-type="float" office:value="626.634887695313" calcext:value-type="float">
            <text:p>626,63</text:p>
          </table:table-cell>
          <table:table-cell office:value-type="float" office:value="-6.21521854400635" calcext:value-type="float">
            <text:p>-6,22</text:p>
          </table:table-cell>
          <table:table-cell office:value-type="float" office:value="31.5989055633545" calcext:value-type="float">
            <text:p>31,60</text:p>
          </table:table-cell>
          <table:table-cell table:formula="of:=IF([.P118]&lt;300000;1;IF([.P118]&lt;3000000;2;3))" office:value-type="float" office:value="1" calcext:value-type="float">
            <text:p>1</text:p>
          </table:table-cell>
          <table:table-cell office:value-type="float" office:value="31824" calcext:value-type="float">
            <text:p>31824</text:p>
          </table:table-cell>
          <table:table-cell office:value-type="float" office:value="65472" calcext:value-type="float">
            <text:p>65472</text:p>
          </table:table-cell>
          <table:table-cell table:formula="of:=[.T118]/[.U118]" office:value-type="percentage" office:value="0.486070381231672" calcext:value-type="percentage">
            <text:p>48,61 %</text:p>
          </table:table-cell>
          <table:table-cell office:value-type="float" office:value="626" calcext:value-type="float">
            <text:p>626</text:p>
          </table:table-cell>
          <table:table-cell office:value-type="float" office:value="32524" calcext:value-type="float">
            <text:p>32524</text:p>
          </table:table-cell>
          <table:table-cell office:value-type="float" office:value="33044" calcext:value-type="float">
            <text:p>33044</text:p>
          </table:table-cell>
          <table:table-cell office:value-type="float" office:value="31152" calcext:value-type="float">
            <text:p>31152</text:p>
          </table:table-cell>
          <table:table-cell table:formula="of:=MIN([.X118:.Z118])/[.T118]" office:value-type="float" office:value="0.978883861236802" calcext:value-type="float">
            <text:p>0,98</text:p>
          </table:table-cell>
          <table:table-cell office:value-type="float" office:value="626" calcext:value-type="float">
            <text:p>626</text:p>
          </table:table-cell>
          <table:table-cell office:value-type="float" office:value="30751" calcext:value-type="float">
            <text:p>30751</text:p>
          </table:table-cell>
          <table:table-cell office:value-type="float" office:value="35761" calcext:value-type="float">
            <text:p>35761</text:p>
          </table:table-cell>
          <table:table-cell office:value-type="float" office:value="45185" calcext:value-type="float">
            <text:p>45185</text:p>
          </table:table-cell>
          <table:table-cell office:value-type="float" office:value="35005" calcext:value-type="float">
            <text:p>35005</text:p>
          </table:table-cell>
          <table:table-cell table:formula="of:=MIN([.AC118:.AF118])/MIN([.X118:.Z118])" office:value-type="percentage" office:value="0.987127632254751" calcext:value-type="percentage">
            <text:p>98,71 %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982" calcext:value-type="float">
            <text:p>0,9820</text:p>
          </table:table-cell>
          <table:table-cell office:value-type="float" office:value="0.951" calcext:value-type="float">
            <text:p>0,9510</text:p>
          </table:table-cell>
          <table:table-cell office:value-type="float" office:value="0.935" calcext:value-type="float">
            <text:p>0,9350</text:p>
          </table:table-cell>
          <table:table-cell office:value-type="float" office:value="0.925" calcext:value-type="float">
            <text:p>0,925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332694" calcext:value-type="float">
            <text:p>-0,0333</text:p>
          </table:table-cell>
          <table:table-cell office:value-type="float" office:value="0.0807877" calcext:value-type="float">
            <text:p>0,0808</text:p>
          </table:table-cell>
          <table:table-cell office:value-type="float" office:value="0.0197857" calcext:value-type="float">
            <text:p>0,0198</text:p>
          </table:table-cell>
          <table:table-cell office:value-type="float" office:value="627" calcext:value-type="float">
            <text:p>627</text:p>
          </table:table-cell>
          <table:table-cell office:value-type="float" office:value="257760" calcext:value-type="float">
            <text:p>257760</text:p>
          </table:table-cell>
          <table:table-cell office:value-type="float" office:value="-1075.71984863281" calcext:value-type="float">
            <text:p>-1075,72</text:p>
          </table:table-cell>
          <table:table-cell office:value-type="float" office:value="1302.5849609375" calcext:value-type="float">
            <text:p>1302,58</text:p>
          </table:table-cell>
          <table:table-cell office:value-type="float" office:value="-30.7960262298584" calcext:value-type="float">
            <text:p>-30,80</text:p>
          </table:table-cell>
          <table:table-cell office:value-type="float" office:value="71.0909118652344" calcext:value-type="float">
            <text:p>71,09</text:p>
          </table:table-cell>
          <table:table-cell table:formula="of:=IF([.P119]&lt;300000;1;IF([.P119]&lt;3000000;2;3))" office:value-type="float" office:value="1" calcext:value-type="float">
            <text:p>1</text:p>
          </table:table-cell>
          <table:table-cell office:value-type="float" office:value="34236" calcext:value-type="float">
            <text:p>34236</text:p>
          </table:table-cell>
          <table:table-cell office:value-type="float" office:value="66456" calcext:value-type="float">
            <text:p>66456</text:p>
          </table:table-cell>
          <table:table-cell table:formula="of:=[.T119]/[.U119]" office:value-type="percentage" office:value="0.515167930660888" calcext:value-type="percentage">
            <text:p>51,52 %</text:p>
          </table:table-cell>
          <table:table-cell office:value-type="float" office:value="627" calcext:value-type="float">
            <text:p>627</text:p>
          </table:table-cell>
          <table:table-cell office:value-type="float" office:value="33576" calcext:value-type="float">
            <text:p>33576</text:p>
          </table:table-cell>
          <table:table-cell office:value-type="float" office:value="34896" calcext:value-type="float">
            <text:p>34896</text:p>
          </table:table-cell>
          <table:table-cell office:value-type="float" office:value="33324" calcext:value-type="float">
            <text:p>33324</text:p>
          </table:table-cell>
          <table:table-cell table:formula="of:=MIN([.X119:.Z119])/[.T119]" office:value-type="float" office:value="0.973361373992289" calcext:value-type="float">
            <text:p>0,97</text:p>
          </table:table-cell>
          <table:table-cell office:value-type="float" office:value="627" calcext:value-type="float">
            <text:p>627</text:p>
          </table:table-cell>
          <table:table-cell office:value-type="float" office:value="32818" calcext:value-type="float">
            <text:p>32818</text:p>
          </table:table-cell>
          <table:table-cell office:value-type="float" office:value="40116" calcext:value-type="float">
            <text:p>40116</text:p>
          </table:table-cell>
          <table:table-cell office:value-type="float" office:value="52687" calcext:value-type="float">
            <text:p>52687</text:p>
          </table:table-cell>
          <table:table-cell office:value-type="float" office:value="40493" calcext:value-type="float">
            <text:p>40493</text:p>
          </table:table-cell>
          <table:table-cell table:formula="of:=MIN([.AC119:.AF119])/MIN([.X119:.Z119])" office:value-type="percentage" office:value="0.984815748409555" calcext:value-type="percentage">
            <text:p>98,48 %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956" calcext:value-type="float">
            <text:p>0,9560</text:p>
          </table:table-cell>
          <table:table-cell office:value-type="float" office:value="0.883" calcext:value-type="float">
            <text:p>0,8830</text:p>
          </table:table-cell>
          <table:table-cell office:value-type="float" office:value="0.881" calcext:value-type="float">
            <text:p>0,8810</text:p>
          </table:table-cell>
          <table:table-cell office:value-type="float" office:value="0.837" calcext:value-type="float">
            <text:p>0,8370</text:p>
          </table:table-cell>
          <table:table-cell table:number-columns-repeated="4" office:value-type="float" office:value="98.5" calcext:value-type="float">
            <text:p>98,50</text:p>
          </table:table-cell>
          <table:table-cell office:value-type="float" office:value="0.0212963" calcext:value-type="float">
            <text:p>0,0213</text:p>
          </table:table-cell>
          <table:table-cell office:value-type="float" office:value="-0.0270848" calcext:value-type="float">
            <text:p>-0,0271</text:p>
          </table:table-cell>
          <table:table-cell office:value-type="float" office:value="0.0314974" calcext:value-type="float">
            <text:p>0,0315</text:p>
          </table:table-cell>
          <table:table-cell office:value-type="float" office:value="628" calcext:value-type="float">
            <text:p>628</text:p>
          </table:table-cell>
          <table:table-cell office:value-type="float" office:value="290020" calcext:value-type="float">
            <text:p>290020</text:p>
          </table:table-cell>
          <table:table-cell office:value-type="float" office:value="-1047.27294921875" calcext:value-type="float">
            <text:p>-1047,27</text:p>
          </table:table-cell>
          <table:table-cell office:value-type="float" office:value="1303.54870605469" calcext:value-type="float">
            <text:p>1303,55</text:p>
          </table:table-cell>
          <table:table-cell office:value-type="float" office:value="-32.0194053649902" calcext:value-type="float">
            <text:p>-32,02</text:p>
          </table:table-cell>
          <table:table-cell office:value-type="float" office:value="46.7257385253906" calcext:value-type="float">
            <text:p>46,73</text:p>
          </table:table-cell>
          <table:table-cell table:formula="of:=IF([.P120]&lt;300000;1;IF([.P120]&lt;3000000;2;3))" office:value-type="float" office:value="1" calcext:value-type="float">
            <text:p>1</text:p>
          </table:table-cell>
          <table:table-cell office:value-type="float" office:value="38876" calcext:value-type="float">
            <text:p>38876</text:p>
          </table:table-cell>
          <table:table-cell office:value-type="float" office:value="75904" calcext:value-type="float">
            <text:p>75904</text:p>
          </table:table-cell>
          <table:table-cell table:formula="of:=[.T120]/[.U120]" office:value-type="percentage" office:value="0.512173271500843" calcext:value-type="percentage">
            <text:p>51,22 %</text:p>
          </table:table-cell>
          <table:table-cell office:value-type="float" office:value="628" calcext:value-type="float">
            <text:p>628</text:p>
          </table:table-cell>
          <table:table-cell office:value-type="float" office:value="39052" calcext:value-type="float">
            <text:p>39052</text:p>
          </table:table-cell>
          <table:table-cell office:value-type="float" office:value="40400" calcext:value-type="float">
            <text:p>40400</text:p>
          </table:table-cell>
          <table:table-cell office:value-type="float" office:value="38240" calcext:value-type="float">
            <text:p>38240</text:p>
          </table:table-cell>
          <table:table-cell table:formula="of:=MIN([.X120:.Z120])/[.T120]" office:value-type="float" office:value="0.983640292211133" calcext:value-type="float">
            <text:p>0,98</text:p>
          </table:table-cell>
          <table:table-cell office:value-type="float" office:value="628" calcext:value-type="float">
            <text:p>628</text:p>
          </table:table-cell>
          <table:table-cell office:value-type="float" office:value="37209" calcext:value-type="float">
            <text:p>37209</text:p>
          </table:table-cell>
          <table:table-cell office:value-type="float" office:value="44885" calcext:value-type="float">
            <text:p>44885</text:p>
          </table:table-cell>
          <table:table-cell office:value-type="float" office:value="58930" calcext:value-type="float">
            <text:p>58930</text:p>
          </table:table-cell>
          <table:table-cell office:value-type="float" office:value="45288" calcext:value-type="float">
            <text:p>45288</text:p>
          </table:table-cell>
          <table:table-cell table:formula="of:=MIN([.AC120:.AF120])/MIN([.X120:.Z120])" office:value-type="percentage" office:value="0.97303870292887" calcext:value-type="percentage">
            <text:p>97,30 %</text:p>
          </table:table-cell>
        </table:table-row>
        <table:table-row table:style-name="ro1">
          <table:table-cell table:style-name="Default" table:number-columns-repeated="12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Promedio</text:p>
          </table:table-cell>
          <table:table-cell table:style-name="ce47" table:formula="of:=AVERAGE([.B2:.B120])" office:value-type="float" office:value="0.354689075630252" calcext:value-type="float">
            <text:p>0,4</text:p>
          </table:table-cell>
          <table:table-cell table:style-name="ce47" table:formula="of:=AVERAGE([.C2:.C120])" office:value-type="float" office:value="0.290327731092437" calcext:value-type="float">
            <text:p>0,3</text:p>
          </table:table-cell>
          <table:table-cell table:style-name="ce47" table:formula="of:=AVERAGE([.D2:.D120])" office:value-type="float" office:value="0.266394957983193" calcext:value-type="float">
            <text:p>0,3</text:p>
          </table:table-cell>
          <table:table-cell table:style-name="ce47" table:formula="of:=AVERAGE([.E2:.E120])" office:value-type="float" office:value="0.476109243697479" calcext:value-type="float">
            <text:p>0,5</text:p>
          </table:table-cell>
          <table:table-cell table:style-name="ce47" table:formula="of:=AVERAGE([.F2:.F120])" office:value-type="float" office:value="44.1294117647059" calcext:value-type="float">
            <text:p>44,1</text:p>
          </table:table-cell>
          <table:table-cell table:style-name="ce47" table:formula="of:=AVERAGE([.G2:.G120])" office:value-type="float" office:value="44.1294117647059" calcext:value-type="float">
            <text:p>44,1</text:p>
          </table:table-cell>
          <table:table-cell table:style-name="ce47" table:formula="of:=AVERAGE([.H2:.H120])" office:value-type="float" office:value="44.1294117647059" calcext:value-type="float">
            <text:p>44,1</text:p>
          </table:table-cell>
          <table:table-cell table:style-name="ce47" table:formula="of:=AVERAGE([.I2:.I120])" office:value-type="float" office:value="44.1294117647059" calcext:value-type="float">
            <text:p>44,1</text:p>
          </table:table-cell>
          <table:table-cell table:style-name="ce47" table:formula="of:=AVERAGE([.J2:.J120])" office:value-type="float" office:value="-0.0140492467394958" calcext:value-type="float">
            <text:p>0,0</text:p>
          </table:table-cell>
          <table:table-cell table:style-name="ce47" table:formula="of:=AVERAGE([.K2:.K120])" office:value-type="float" office:value="0.114441347983193" calcext:value-type="float">
            <text:p>0,1</text:p>
          </table:table-cell>
          <table:table-cell table:style-name="ce47" table:formula="of:=AVERAGE([.L2:.L120])" office:value-type="float" office:value="0.0904745830252101" calcext:value-type="float">
            <text:p>0,1</text:p>
          </table:table-cell>
          <table:table-cell table:style-name="ce47"/>
          <table:table-cell table:style-name="ce47" table:formula="of:=AVERAGE([.N2:.N120])" office:value-type="float" office:value="248474.100840336" calcext:value-type="float">
            <text:p>248474,1</text:p>
          </table:table-cell>
          <table:table-cell table:style-name="ce47" table:formula="of:=AVERAGE([.O2:.O120])" office:value-type="float" office:value="-1284629.21211435" calcext:value-type="float">
            <text:p>-1284629,2</text:p>
          </table:table-cell>
          <table:table-cell table:style-name="ce47" table:formula="of:=AVERAGE([.P2:.P120])" office:value-type="float" office:value="1283659.12748193" calcext:value-type="float">
            <text:p>1283659,1</text:p>
          </table:table-cell>
          <table:table-cell table:style-name="ce47" table:formula="of:=AVERAGE([.Q2:.Q120])" office:value-type="float" office:value="249.392980070777" calcext:value-type="float">
            <text:p>249,4</text:p>
          </table:table-cell>
          <table:table-cell table:style-name="ce47" table:formula="of:=AVERAGE([.R2:.R120])" office:value-type="float" office:value="31067.0082581785" calcext:value-type="float">
            <text:p>31067,0</text:p>
          </table:table-cell>
          <table:table-cell table:style-name="ce47"/>
          <table:table-cell table:style-name="ce47" table:formula="of:=AVERAGE([.T2:.T120])" office:value-type="float" office:value="46758.9243697479" calcext:value-type="float">
            <text:p>46758,9</text:p>
          </table:table-cell>
          <table:table-cell table:style-name="ce47" table:formula="of:=AVERAGE([.U2:.U120])" office:value-type="float" office:value="64580.4705882353" calcext:value-type="float">
            <text:p>64580,5</text:p>
          </table:table-cell>
          <table:table-cell table:style-name="ce47" table:formula="of:=AVERAGE([.V2:.V120])" office:value-type="float" office:value="0.725809957298306" calcext:value-type="float">
            <text:p>0,7</text:p>
          </table:table-cell>
          <table:table-cell table:style-name="ce47"/>
          <table:table-cell table:style-name="ce47" table:formula="of:=AVERAGE([.X2:.X120])" office:value-type="float" office:value="46674.6890756303" calcext:value-type="float">
            <text:p>46674,7</text:p>
          </table:table-cell>
          <table:table-cell table:style-name="ce47" table:formula="of:=AVERAGE([.Y2:.Y120])" office:value-type="float" office:value="47262.3193277311" calcext:value-type="float">
            <text:p>47262,3</text:p>
          </table:table-cell>
          <table:table-cell table:style-name="ce47" table:formula="of:=AVERAGE([.Z2:.Z120])" office:value-type="float" office:value="46519.0924369748" calcext:value-type="float">
            <text:p>46519,1</text:p>
          </table:table-cell>
          <table:table-cell table:style-name="ce47" table:formula="of:=AVERAGE([.AA2:.AA120])" office:value-type="float" office:value="0.992344398518331" calcext:value-type="float">
            <text:p>1,0</text:p>
          </table:table-cell>
          <table:table-cell table:style-name="ce47" table:formula="of:=AVERAGE([.AB2:.AB120])" office:value-type="float" office:value="567.63025210084" calcext:value-type="float">
            <text:p>567,6</text:p>
          </table:table-cell>
          <table:table-cell table:style-name="ce47" table:formula="of:=AVERAGE([.AC2:.AC120])" office:value-type="float" office:value="45146.512605042" calcext:value-type="float">
            <text:p>45146,5</text:p>
          </table:table-cell>
          <table:table-cell table:style-name="ce47" table:formula="of:=AVERAGE([.AD2:.AD120])" office:value-type="float" office:value="36520.2941176471" calcext:value-type="float">
            <text:p>36520,3</text:p>
          </table:table-cell>
          <table:table-cell table:style-name="ce47" table:formula="of:=AVERAGE([.AE2:.AE120])" office:value-type="float" office:value="46746.5966386555" calcext:value-type="float">
            <text:p>46746,6</text:p>
          </table:table-cell>
          <table:table-cell table:style-name="ce47" table:formula="of:=AVERAGE([.AF2:.AF120])" office:value-type="float" office:value="36112.9075630252" calcext:value-type="float">
            <text:p>36112,9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Minimo</text:p>
          </table:table-cell>
          <table:table-cell table:style-name="ce47" table:formula="of:=MIN([.B2:.B120])" office:value-type="float" office:value="-0.067" calcext:value-type="float">
            <text:p>-0,1</text:p>
          </table:table-cell>
          <table:table-cell table:style-name="ce47" table:formula="of:=MIN([.C2:.C120])" office:value-type="float" office:value="-0.183" calcext:value-type="float">
            <text:p>-0,2</text:p>
          </table:table-cell>
          <table:table-cell table:style-name="ce47" table:formula="of:=MIN([.D2:.D120])" office:value-type="float" office:value="-0.114" calcext:value-type="float">
            <text:p>-0,1</text:p>
          </table:table-cell>
          <table:table-cell table:style-name="ce47" table:formula="of:=MIN([.E2:.E120])" office:value-type="float" office:value="0.066" calcext:value-type="float">
            <text:p>0,1</text:p>
          </table:table-cell>
          <table:table-cell table:style-name="ce47" table:formula="of:=MIN([.F2:.F120])" office:value-type="float" office:value="0" calcext:value-type="float">
            <text:p>0,0</text:p>
          </table:table-cell>
          <table:table-cell table:style-name="ce47" table:formula="of:=MIN([.G2:.G120])" office:value-type="float" office:value="0" calcext:value-type="float">
            <text:p>0,0</text:p>
          </table:table-cell>
          <table:table-cell table:style-name="ce47" table:formula="of:=MIN([.H2:.H120])" office:value-type="float" office:value="0" calcext:value-type="float">
            <text:p>0,0</text:p>
          </table:table-cell>
          <table:table-cell table:style-name="ce47" table:formula="of:=MIN([.I2:.I120])" office:value-type="float" office:value="0" calcext:value-type="float">
            <text:p>0,0</text:p>
          </table:table-cell>
          <table:table-cell table:style-name="ce47" table:formula="of:=MIN([.J2:.J120])" office:value-type="float" office:value="-0.12344" calcext:value-type="float">
            <text:p>-0,1</text:p>
          </table:table-cell>
          <table:table-cell table:style-name="ce47" table:formula="of:=MIN([.K2:.K120])" office:value-type="float" office:value="-0.0828024" calcext:value-type="float">
            <text:p>-0,1</text:p>
          </table:table-cell>
          <table:table-cell table:style-name="ce47" table:formula="of:=MIN([.L2:.L120])" office:value-type="float" office:value="-0.062512" calcext:value-type="float">
            <text:p>-0,1</text:p>
          </table:table-cell>
          <table:table-cell table:style-name="ce47"/>
          <table:table-cell table:style-name="ce47" table:formula="of:=MIN([.N2:.N120])" office:value-type="float" office:value="116692" calcext:value-type="float">
            <text:p>116692,0</text:p>
          </table:table-cell>
          <table:table-cell table:style-name="ce47" table:formula="of:=MIN([.O2:.O120])" office:value-type="float" office:value="-64000000" calcext:value-type="float">
            <text:p>-64000000,0</text:p>
          </table:table-cell>
          <table:table-cell table:style-name="ce47" table:formula="of:=MIN([.P2:.P120])" office:value-type="float" office:value="504.45947265625" calcext:value-type="float">
            <text:p>504,5</text:p>
          </table:table-cell>
          <table:table-cell table:style-name="ce47" table:formula="of:=MIN([.Q2:.Q120])" office:value-type="float" office:value="-68.5494842529297" calcext:value-type="float">
            <text:p>-68,5</text:p>
          </table:table-cell>
          <table:table-cell table:style-name="ce47" table:formula="of:=MIN([.R2:.R120])" office:value-type="float" office:value="22.4547023773193" calcext:value-type="float">
            <text:p>22,5</text:p>
          </table:table-cell>
          <table:table-cell table:style-name="ce47"/>
          <table:table-cell table:style-name="ce47" table:formula="of:=MIN([.T2:.T120])" office:value-type="float" office:value="25388" calcext:value-type="float">
            <text:p>25388,0</text:p>
          </table:table-cell>
          <table:table-cell table:style-name="ce47" table:formula="of:=MIN([.U2:.U120])" office:value-type="float" office:value="30088" calcext:value-type="float">
            <text:p>30088,0</text:p>
          </table:table-cell>
          <table:table-cell table:style-name="ce47" table:formula="of:=MIN([.V2:.V120])" office:value-type="float" office:value="0.460746928152049" calcext:value-type="float">
            <text:p>0,5</text:p>
          </table:table-cell>
          <table:table-cell table:style-name="ce47"/>
          <table:table-cell table:style-name="ce47" table:formula="of:=MIN([.X2:.X120])" office:value-type="float" office:value="25388" calcext:value-type="float">
            <text:p>25388,0</text:p>
          </table:table-cell>
          <table:table-cell table:style-name="ce47" table:formula="of:=MIN([.Y2:.Y120])" office:value-type="float" office:value="25388" calcext:value-type="float">
            <text:p>25388,0</text:p>
          </table:table-cell>
          <table:table-cell table:style-name="ce47" table:formula="of:=MIN([.Z2:.Z120])" office:value-type="float" office:value="25372" calcext:value-type="float">
            <text:p>25372,0</text:p>
          </table:table-cell>
          <table:table-cell table:style-name="ce47" table:formula="of:=MIN([.AA2:.AA120])" office:value-type="float" office:value="0.944710897948308" calcext:value-type="float">
            <text:p>0,9</text:p>
          </table:table-cell>
          <table:table-cell table:style-name="ce47" table:formula="of:=MIN([.AB2:.AB120])" office:value-type="float" office:value="507" calcext:value-type="float">
            <text:p>507,0</text:p>
          </table:table-cell>
          <table:table-cell table:style-name="ce47" table:formula="of:=MIN([.AC2:.AC120])" office:value-type="float" office:value="24444" calcext:value-type="float">
            <text:p>24444,0</text:p>
          </table:table-cell>
          <table:table-cell table:style-name="ce47" table:formula="of:=MIN([.AD2:.AD120])" office:value-type="float" office:value="17043" calcext:value-type="float">
            <text:p>17043,0</text:p>
          </table:table-cell>
          <table:table-cell table:style-name="ce47" table:formula="of:=MIN([.AE2:.AE120])" office:value-type="float" office:value="21779" calcext:value-type="float">
            <text:p>21779,0</text:p>
          </table:table-cell>
          <table:table-cell table:style-name="ce47" table:formula="of:=MIN([.AF2:.AF120])" office:value-type="float" office:value="16832" calcext:value-type="float">
            <text:p>16832,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ce47" table:formula="of:=MAX([.B2:.B120])" office:value-type="float" office:value="0.998" calcext:value-type="float">
            <text:p>1,0</text:p>
          </table:table-cell>
          <table:table-cell table:style-name="ce47" table:formula="of:=MAX([.C2:.C120])" office:value-type="float" office:value="0.995" calcext:value-type="float">
            <text:p>1,0</text:p>
          </table:table-cell>
          <table:table-cell table:style-name="ce47" table:formula="of:=MAX([.D2:.D120])" office:value-type="float" office:value="0.99" calcext:value-type="float">
            <text:p>1,0</text:p>
          </table:table-cell>
          <table:table-cell table:style-name="ce47" table:formula="of:=MAX([.E2:.E120])" office:value-type="float" office:value="0.983" calcext:value-type="float">
            <text:p>1,0</text:p>
          </table:table-cell>
          <table:table-cell table:style-name="ce47" table:formula="of:=MAX([.F2:.F120])" office:value-type="float" office:value="100" calcext:value-type="float">
            <text:p>100,0</text:p>
          </table:table-cell>
          <table:table-cell table:style-name="ce47" table:formula="of:=MAX([.G2:.G120])" office:value-type="float" office:value="100" calcext:value-type="float">
            <text:p>100,0</text:p>
          </table:table-cell>
          <table:table-cell table:style-name="ce47" table:formula="of:=MAX([.H2:.H120])" office:value-type="float" office:value="100" calcext:value-type="float">
            <text:p>100,0</text:p>
          </table:table-cell>
          <table:table-cell table:style-name="ce47" table:formula="of:=MAX([.I2:.I120])" office:value-type="float" office:value="100" calcext:value-type="float">
            <text:p>100,0</text:p>
          </table:table-cell>
          <table:table-cell table:style-name="ce47" table:formula="of:=MAX([.J2:.J120])" office:value-type="float" office:value="0.34452" calcext:value-type="float">
            <text:p>0,3</text:p>
          </table:table-cell>
          <table:table-cell table:style-name="ce47" table:formula="of:=MAX([.K2:.K120])" office:value-type="float" office:value="0.514518" calcext:value-type="float">
            <text:p>0,5</text:p>
          </table:table-cell>
          <table:table-cell table:style-name="ce47" table:formula="of:=MAX([.L2:.L120])" office:value-type="float" office:value="0.529585" calcext:value-type="float">
            <text:p>0,5</text:p>
          </table:table-cell>
          <table:table-cell table:style-name="ce47"/>
          <table:table-cell table:style-name="ce47" table:formula="of:=MAX([.N2:.N120])" office:value-type="float" office:value="290020" calcext:value-type="float">
            <text:p>290020,0</text:p>
          </table:table-cell>
          <table:table-cell table:style-name="ce47" table:formula="of:=MAX([.O2:.O120])" office:value-type="float" office:value="-416.600433349609" calcext:value-type="float">
            <text:p>-416,6</text:p>
          </table:table-cell>
          <table:table-cell table:style-name="ce47" table:formula="of:=MAX([.P2:.P120])" office:value-type="float" office:value="63955080" calcext:value-type="float">
            <text:p>63955080,0</text:p>
          </table:table-cell>
          <table:table-cell table:style-name="ce47" table:formula="of:=MAX([.Q2:.Q120])" office:value-type="float" office:value="15123.466796875" calcext:value-type="float">
            <text:p>15123,5</text:p>
          </table:table-cell>
          <table:table-cell table:style-name="ce47" table:formula="of:=MAX([.R2:.R120])" office:value-type="float" office:value="1605167.25" calcext:value-type="float">
            <text:p>1605167,3</text:p>
          </table:table-cell>
          <table:table-cell table:style-name="ce47"/>
          <table:table-cell table:style-name="ce47" table:formula="of:=MAX([.T2:.T120])" office:value-type="float" office:value="64124" calcext:value-type="float">
            <text:p>64124,0</text:p>
          </table:table-cell>
          <table:table-cell table:style-name="ce47" table:formula="of:=MAX([.U2:.U120])" office:value-type="float" office:value="75904" calcext:value-type="float">
            <text:p>75904,0</text:p>
          </table:table-cell>
          <table:table-cell table:style-name="ce47" table:formula="of:=MAX([.V2:.V120])" office:value-type="float" office:value="1.0000677690431" calcext:value-type="float">
            <text:p>1,0</text:p>
          </table:table-cell>
          <table:table-cell table:style-name="ce47"/>
          <table:table-cell table:style-name="ce47" table:formula="of:=MAX([.X2:.X120])" office:value-type="float" office:value="64124" calcext:value-type="float">
            <text:p>64124,0</text:p>
          </table:table-cell>
          <table:table-cell table:style-name="ce47" table:formula="of:=MAX([.Y2:.Y120])" office:value-type="float" office:value="64124" calcext:value-type="float">
            <text:p>64124,0</text:p>
          </table:table-cell>
          <table:table-cell table:style-name="ce47" table:formula="of:=MAX([.Z2:.Z120])" office:value-type="float" office:value="64124" calcext:value-type="float">
            <text:p>64124,0</text:p>
          </table:table-cell>
          <table:table-cell table:style-name="ce47" table:formula="of:=MAX([.AA2:.AA120])" office:value-type="float" office:value="1.0066953006569" calcext:value-type="float">
            <text:p>1,0</text:p>
          </table:table-cell>
          <table:table-cell table:style-name="ce47" table:formula="of:=MAX([.AB2:.AB120])" office:value-type="float" office:value="628" calcext:value-type="float">
            <text:p>628,0</text:p>
          </table:table-cell>
          <table:table-cell table:style-name="ce47" table:formula="of:=MAX([.AC2:.AC120])" office:value-type="float" office:value="64120" calcext:value-type="float">
            <text:p>64120,0</text:p>
          </table:table-cell>
          <table:table-cell table:style-name="ce47" table:formula="of:=MAX([.AD2:.AD120])" office:value-type="float" office:value="44885" calcext:value-type="float">
            <text:p>44885,0</text:p>
          </table:table-cell>
          <table:table-cell table:style-name="ce47" table:formula="of:=MAX([.AE2:.AE120])" office:value-type="float" office:value="58930" calcext:value-type="float">
            <text:p>58930,0</text:p>
          </table:table-cell>
          <table:table-cell table:style-name="ce47" table:formula="of:=MAX([.AF2:.AF120])" office:value-type="float" office:value="45288" calcext:value-type="float">
            <text:p>45288,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Suma</text:p>
          </table:table-cell>
          <table:table-cell table:style-name="ce48" table:formula="of:=SUM([.B2:.B120])" office:value-type="float" office:value="42.208" calcext:value-type="float">
            <text:p>42,21</text:p>
          </table:table-cell>
          <table:table-cell table:style-name="ce48" table:formula="of:=SUM([.C2:.C120])" office:value-type="float" office:value="34.549" calcext:value-type="float">
            <text:p>34,55</text:p>
          </table:table-cell>
          <table:table-cell table:style-name="ce48" table:formula="of:=SUM([.D2:.D120])" office:value-type="float" office:value="31.701" calcext:value-type="float">
            <text:p>31,70</text:p>
          </table:table-cell>
          <table:table-cell table:style-name="ce48" table:formula="of:=SUM([.E2:.E120])" office:value-type="float" office:value="56.657" calcext:value-type="float">
            <text:p>56,66</text:p>
          </table:table-cell>
          <table:table-cell table:formula="of:=SUM([.F2:.F120])" office:value-type="float" office:value="5251.4" calcext:value-type="float">
            <text:p>5251,40</text:p>
          </table:table-cell>
          <table:table-cell table:formula="of:=SUM([.G2:.G120])" office:value-type="float" office:value="5251.4" calcext:value-type="float">
            <text:p>5251,40</text:p>
          </table:table-cell>
          <table:table-cell table:formula="of:=SUM([.H2:.H120])" office:value-type="float" office:value="5251.4" calcext:value-type="float">
            <text:p>5251,40</text:p>
          </table:table-cell>
          <table:table-cell table:formula="of:=SUM([.I2:.I120])" office:value-type="float" office:value="5251.4" calcext:value-type="float">
            <text:p>5251,40</text:p>
          </table:table-cell>
          <table:table-cell table:style-name="ce48" table:formula="of:=SUM([.J2:.J120])" office:value-type="float" office:value="-1.671860362" calcext:value-type="float">
            <text:p>-1,67</text:p>
          </table:table-cell>
          <table:table-cell table:style-name="ce48" table:formula="of:=SUM([.K2:.K120])" office:value-type="float" office:value="13.61852041" calcext:value-type="float">
            <text:p>13,62</text:p>
          </table:table-cell>
          <table:table-cell table:style-name="ce48" table:formula="of:=SUM([.L2:.L120])" office:value-type="float" office:value="10.76647538" calcext:value-type="float">
            <text:p>10,77</text:p>
          </table:table-cell>
          <table:table-cell table:style-name="ce48"/>
          <table:table-cell table:style-name="ce48" table:formula="of:=SUM([.N2:.N120])" office:value-type="float" office:value="29568418" calcext:value-type="float">
            <text:p>29568418,00</text:p>
          </table:table-cell>
          <table:table-cell table:formula="of:=SUM([.O2:.O120])" office:value-type="float" office:value="-152870876.241608" calcext:value-type="float">
            <text:p>-152870876,24</text:p>
          </table:table-cell>
          <table:table-cell table:formula="of:=SUM([.P2:.P120])" office:value-type="float" office:value="152755436.170349" calcext:value-type="float">
            <text:p>152755436,17</text:p>
          </table:table-cell>
          <table:table-cell table:formula="of:=SUM([.Q2:.Q120])" office:value-type="float" office:value="29677.7646284224" calcext:value-type="float">
            <text:p>29677,76</text:p>
          </table:table-cell>
          <table:table-cell table:formula="of:=SUM([.R2:.R120])" office:value-type="float" office:value="3696973.98272324" calcext:value-type="float">
            <text:p>3696973,98</text:p>
          </table:table-cell>
          <table:table-cell table:style-name="ce48"/>
          <table:table-cell table:style-name="ce48" table:formula="of:=SUM([.T2:.T120])" office:value-type="float" office:value="5564312" calcext:value-type="float">
            <text:p>5564312,00</text:p>
          </table:table-cell>
          <table:table-cell table:style-name="ce48" table:formula="of:=SUM([.U2:.U120])" office:value-type="float" office:value="7685076" calcext:value-type="float">
            <text:p>7685076,00</text:p>
          </table:table-cell>
          <table:table-cell table:style-name="ce48" table:formula="of:=SUM([.V2:.V120])" office:value-type="float" office:value="86.3713849184984" calcext:value-type="float">
            <text:p>86,37</text:p>
          </table:table-cell>
          <table:table-cell table:style-name="ce48"/>
          <table:table-cell table:style-name="ce48" table:formula="of:=SUM([.X2:.X120])" office:value-type="float" office:value="5554288" calcext:value-type="float">
            <text:p>5554288,00</text:p>
          </table:table-cell>
          <table:table-cell table:style-name="ce48" table:formula="of:=SUM([.Y2:.Y120])" office:value-type="float" office:value="5624216" calcext:value-type="float">
            <text:p>5624216,00</text:p>
          </table:table-cell>
          <table:table-cell table:style-name="ce48" table:formula="of:=SUM([.Z2:.Z120])" office:value-type="float" office:value="5535772" calcext:value-type="float">
            <text:p>5535772,00</text:p>
          </table:table-cell>
          <table:table-cell table:style-name="ce48" table:formula="of:=SUM([.AA2:.AA120])" office:value-type="float" office:value="118.088983423681" calcext:value-type="float">
            <text:p>118,09</text:p>
          </table:table-cell>
          <table:table-cell table:style-name="ce48" table:formula="of:=SUM([.AB2:.AB120])" office:value-type="float" office:value="67548" calcext:value-type="float">
            <text:p>67548,00</text:p>
          </table:table-cell>
          <table:table-cell table:style-name="ce48" table:formula="of:=SUM([.AC2:.AC120])" office:value-type="float" office:value="5372435" calcext:value-type="float">
            <text:p>5372435,00</text:p>
          </table:table-cell>
          <table:table-cell table:style-name="ce48" table:formula="of:=SUM([.AD2:.AD120])" office:value-type="float" office:value="4345915" calcext:value-type="float">
            <text:p>4345915,00</text:p>
          </table:table-cell>
          <table:table-cell table:style-name="ce48" table:formula="of:=SUM([.AE2:.AE120])" office:value-type="float" office:value="5562845" calcext:value-type="float">
            <text:p>5562845,00</text:p>
          </table:table-cell>
          <table:table-cell table:style-name="ce48" table:formula="of:=SUM([.AF2:.AF120])" office:value-type="float" office:value="4297436" calcext:value-type="float">
            <text:p>4297436,00</text:p>
          </table:table-cell>
          <table:table-cell table:style-name="Default"/>
        </table:table-row>
      </table:table>
      <table:table table:name="Stats NASA" table:style-name="ta1">
        <office:forms form:automatic-focus="false" form:apply-design-mode="false"/>
        <table:table-column table:style-name="co1" table:number-columns-repeated="33" table:default-cell-style-name="Default"/>
        <table:table-row table:style-name="ro1">
          <table:table-cell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ean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Std. Dev.</text:p>
          </table:table-cell>
          <table:table-cell table:style-name="ce18" office:value-type="string" calcext:value-type="string">
            <text:p>STAI</text:p>
          </table:table-cell>
          <table:table-cell table:style-name="ce18" office:value-type="string" calcext:value-type="string">
            <text:p>TC L1</text:p>
          </table:table-cell>
          <table:table-cell table:style-name="ce18" office:value-type="string" calcext:value-type="string">
            <text:p>TC L2</text:p>
          </table:table-cell>
          <table:table-cell table:style-name="ce18" office:value-type="string" calcext:value-type="string">
            <text:p>TC L5</text:p>
          </table:table-cell>
          <table:table-cell table:style-name="ce18" office:value-type="string" calcext:value-type="string">
            <text:p>TC L10</text:p>
          </table:table-cell>
          <table:table-cell table:style-name="ce4" office:value-type="string" calcext:value-type="string">
            <text:p>AQ-QC [ms]</text:p>
          </table:table-cell>
          <table:table-cell table:style-name="ce4" office:value-type="string" calcext:value-type="string">
            <text:p><text:span text:style-name="T1">AQ-</text:span>TK2R [ms]</text:p>
          </table:table-cell>
          <table:table-cell table:style-name="ce4" office:value-type="string" calcext:value-type="string">
            <text:p>WQ-QC [ms]</text:p>
          </table:table-cell>
          <table:table-cell table:style-name="ce4" office:value-type="string" calcext:value-type="string">
            <text:p>WQ-TK2R [ms]</text:p>
          </table:table-cell>
          <table:table-cell table:style-name="ce4" office:value-type="string" calcext:value-type="string">
            <text:p>GSQ-QC [ms]</text:p>
          </table:table-cell>
          <table:table-cell table:style-name="ce4" office:value-type="string" calcext:value-type="string">
            <text:p>GSQ-TK2R [ms]</text:p>
          </table:table-cell>
          <table:table-cell table:style-name="ce4" office:value-type="string" calcext:value-type="string">
            <text:p>QC [kb]</text:p>
          </table:table-cell>
          <table:table-cell table:style-name="ce4" office:value-type="string" calcext:value-type="string">
            <text:p>TK2R [kb]</text:p>
          </table:table-cell>
          <table:table-cell table:style-name="ce4" office:value-type="string" calcext:value-type="string">
            <text:p>QC [mb]</text:p>
          </table:table-cell>
          <table:table-cell table:style-name="ce4" office:value-type="string" calcext:value-type="string">
            <text:p>TK2R [mb]</text:p>
          </table:table-cell>
          <table:table-cell table:style-name="ce4" office:value-type="string" calcext:value-type="string">
            <text:p>QC - TK2R</text:p>
          </table:table-cell>
          <table:table-cell table:style-name="ce4" office:value-type="string" calcext:value-type="string">
            <text:p>% QC vs TK2R</text:p>
          </table:table-cell>
          <table:table-cell table:style-name="ce4" office:value-type="string" calcext:value-type="string">
            <text:p>bc [kb]</text:p>
          </table:table-cell>
          <table:table-cell table:style-name="ce4" office:value-type="string" calcext:value-type="string">
            <text:p>ed [kb]</text:p>
          </table:table-cell>
          <table:table-cell table:style-name="ce4" office:value-type="string" calcext:value-type="string">
            <text:p>eg [kb]</text:p>
          </table:table-cell>
          <table:table-cell table:style-name="ce4" office:value-type="string" calcext:value-type="string">
            <text:p>fib [kb]</text:p>
          </table:table-cell>
          <table:table-cell table:style-name="ce4" office:value-type="string" calcext:value-type="string">
            <text:p>BIN [kb]</text:p>
          </table:table-cell>
          <table:table-cell office:value-type="string" calcext:value-type="string">
            <text:p>QC-fib [kb]</text:p>
          </table:table-cell>
          <table:table-cell office:value-type="string" calcext:value-type="string">
            <text:p>QC-fib [mb]</text:p>
          </table:table-cell>
          <table:table-cell office:value-type="string" calcext:value-type="string">
            <text:p>QC fib – bc [mb]</text:p>
          </table:table-cell>
          <table:table-cell office:value-type="string" calcext:value-type="string">
            <text:p>QC fib – tk2r</text:p>
          </table:table-cell>
          <table:table-cell/>
        </table:table-row>
        <table:table-row table:style-name="ro1">
          <table:table-cell office:value-type="string" calcext:value-type="string">
            <text:p>APCP</text:p>
          </table:table-cell>
          <table:table-cell table:style-name="ce57" office:value-type="float" office:value="-2004" calcext:value-type="float">
            <text:p>-2004</text:p>
          </table:table-cell>
          <table:table-cell table:style-name="ce57" office:value-type="float" office:value="2182" calcext:value-type="float">
            <text:p>2182</text:p>
          </table:table-cell>
          <table:table-cell table:style-name="ce48" office:value-type="float" office:value="-431.77" calcext:value-type="float">
            <text:p>-431,77</text:p>
          </table:table-cell>
          <table:table-cell table:style-name="ce48" office:value-type="float" office:value="-102" calcext:value-type="float">
            <text:p>-102,00</text:p>
          </table:table-cell>
          <table:table-cell table:style-name="ce48" office:value-type="float" office:value="906.37" calcext:value-type="float">
            <text:p>906,37</text:p>
          </table:table-cell>
          <table:table-cell table:style-name="ce46" office:value-type="float" office:value="0.9792" calcext:value-type="float">
            <text:p>0,9792</text:p>
          </table:table-cell>
          <table:table-cell table:style-name="ce46" office:value-type="float" office:value="0.652" calcext:value-type="float">
            <text:p>0,6520</text:p>
          </table:table-cell>
          <table:table-cell table:style-name="ce46" office:value-type="float" office:value="0.483" calcext:value-type="float">
            <text:p>0,4830</text:p>
          </table:table-cell>
          <table:table-cell table:style-name="ce46" office:value-type="float" office:value="0.262" calcext:value-type="float">
            <text:p>0,2620</text:p>
          </table:table-cell>
          <table:table-cell table:style-name="ce46" office:value-type="float" office:value="0.126" calcext:value-type="float">
            <text:p>0,1260</text:p>
          </table:table-cell>
          <table:table-cell office:value-type="float" office:value="510607" calcext:value-type="float">
            <text:p>510607</text:p>
          </table:table-cell>
          <table:table-cell table:style-name="ce48" office:value-type="float" office:value="4871.6" calcext:value-type="float">
            <text:p>4871,60</text:p>
          </table:table-cell>
          <table:table-cell table:style-name="ce47" office:value-type="float" office:value="12787000" calcext:value-type="float">
            <text:p>12787000,0</text:p>
          </table:table-cell>
          <table:table-cell table:style-name="ce47" office:value-type="float" office:value="4670000" calcext:value-type="float">
            <text:p>4670000,0</text:p>
          </table:table-cell>
          <table:table-cell table:style-name="ce48" office:value-type="float" office:value="908.7" calcext:value-type="float">
            <text:p>908,70</text:p>
          </table:table-cell>
          <table:table-cell table:style-name="ce48" office:value-type="float" office:value="15898.4" calcext:value-type="float">
            <text:p>15898,40</text:p>
          </table:table-cell>
          <table:table-cell office:value-type="float" office:value="246500" calcext:value-type="float">
            <text:p>246500</text:p>
          </table:table-cell>
          <table:table-cell office:value-type="float" office:value="114340" calcext:value-type="float">
            <text:p>114340</text:p>
          </table:table-cell>
          <table:table-cell office:value-type="float" office:value="241" calcext:value-type="float">
            <text:p>241</text:p>
          </table:table-cell>
          <table:table-cell office:value-type="float" office:value="112" calcext:value-type="float">
            <text:p>112</text:p>
          </table:table-cell>
          <table:table-cell table:formula="of:=[.T2]-[.U2]" office:value-type="float" office:value="129" calcext:value-type="float">
            <text:p>129</text:p>
          </table:table-cell>
          <table:table-cell table:style-name="ce45" table:formula="of:=[.T2]/[.U2]" office:value-type="percentage" office:value="2.15178571428571" calcext:value-type="percentage">
            <text:p>215,18 %</text:p>
          </table:table-cell>
          <table:table-cell office:value-type="float" office:value="269142" calcext:value-type="float">
            <text:p>269142</text:p>
          </table:table-cell>
          <table:table-cell office:value-type="float" office:value="71793" calcext:value-type="float">
            <text:p>71793</text:p>
          </table:table-cell>
          <table:table-cell office:value-type="float" office:value="73236" calcext:value-type="float">
            <text:p>73236</text:p>
          </table:table-cell>
          <table:table-cell office:value-type="float" office:value="87959" calcext:value-type="float">
            <text:p>87959</text:p>
          </table:table-cell>
          <table:table-cell office:value-type="float" office:value="1081992" calcext:value-type="float">
            <text:p>1081992</text:p>
          </table:table-cell>
          <table:table-cell office:value-type="float" office:value="77364" calcext:value-type="float">
            <text:p>77364</text:p>
          </table:table-cell>
          <table:table-cell table:style-name="ce47" table:formula="of:=[.AC2]/1024" office:value-type="float" office:value="75.55078125" calcext:value-type="float">
            <text:p>75,6</text:p>
          </table:table-cell>
          <table:table-cell table:style-name="ce47" table:formula="of:=[.AD2]-[.T2]" office:value-type="float" office:value="-165.44921875" calcext:value-type="float">
            <text:p>-165,4</text:p>
          </table:table-cell>
          <table:table-cell table:style-name="ce48" table:formula="of:=[.AD2]-[.U2]" office:value-type="float" office:value="-36.44921875" calcext:value-type="float">
            <text:p>-36,45</text:p>
          </table:table-cell>
          <table:table-cell table:style-name="ce45" table:formula="of:=[.AD2]/[.U2]" office:value-type="percentage" office:value="0.674560546875" calcext:value-type="percentage">
            <text:p>67,46 %</text:p>
          </table:table-cell>
        </table:table-row>
        <table:table-row table:style-name="ro1">
          <table:table-cell office:value-type="string" calcext:value-type="string">
            <text:p>CAPE</text:p>
          </table:table-cell>
          <table:table-cell table:style-name="ce57" office:value-type="float" office:value="-1" calcext:value-type="float">
            <text:p>-1</text:p>
          </table:table-cell>
          <table:table-cell table:style-name="ce57" office:value-type="float" office:value="410867" calcext:value-type="float">
            <text:p>410867</text:p>
          </table:table-cell>
          <table:table-cell table:style-name="ce48" office:value-type="float" office:value="1671.03" calcext:value-type="float">
            <text:p>1671,0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1708.37" calcext:value-type="float">
            <text:p>11708,37</text:p>
          </table:table-cell>
          <table:table-cell table:style-name="ce46" office:value-type="float" office:value="0.9093" calcext:value-type="float">
            <text:p>0,9093</text:p>
          </table:table-cell>
          <table:table-cell table:style-name="ce46" office:value-type="float" office:value="0.954" calcext:value-type="float">
            <text:p>0,9540</text:p>
          </table:table-cell>
          <table:table-cell table:style-name="ce46" office:value-type="float" office:value="0.854" calcext:value-type="float">
            <text:p>0,8540</text:p>
          </table:table-cell>
          <table:table-cell table:style-name="ce46" office:value-type="float" office:value="0.539" calcext:value-type="float">
            <text:p>0,5390</text:p>
          </table:table-cell>
          <table:table-cell table:style-name="ce46" office:value-type="float" office:value="0.271" calcext:value-type="float">
            <text:p>0,2710</text:p>
          </table:table-cell>
          <table:table-cell office:value-type="float" office:value="517133" calcext:value-type="float">
            <text:p>517133</text:p>
          </table:table-cell>
          <table:table-cell table:style-name="ce48" office:value-type="float" office:value="4919.2" calcext:value-type="float">
            <text:p>4919,20</text:p>
          </table:table-cell>
          <table:table-cell table:style-name="ce47" office:value-type="float" office:value="12872000" calcext:value-type="float">
            <text:p>12872000,0</text:p>
          </table:table-cell>
          <table:table-cell table:style-name="ce47" office:value-type="float" office:value="5300000" calcext:value-type="float">
            <text:p>5300000,0</text:p>
          </table:table-cell>
          <table:table-cell table:style-name="ce48" office:value-type="float" office:value="924.6" calcext:value-type="float">
            <text:p>924,60</text:p>
          </table:table-cell>
          <table:table-cell table:style-name="ce48" office:value-type="float" office:value="18877.4" calcext:value-type="float">
            <text:p>18877,40</text:p>
          </table:table-cell>
          <table:table-cell office:value-type="float" office:value="375508" calcext:value-type="float">
            <text:p>375508</text:p>
          </table:table-cell>
          <table:table-cell office:value-type="float" office:value="188248" calcext:value-type="float">
            <text:p>188248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table:formula="of:=[.T3]-[.U3]" office:value-type="float" office:value="183" calcext:value-type="float">
            <text:p>183</text:p>
          </table:table-cell>
          <table:table-cell table:style-name="ce45" table:formula="of:=[.T3]/[.U3]" office:value-type="percentage" office:value="1.9945652173913" calcext:value-type="percentage">
            <text:p>199,46 %</text:p>
          </table:table-cell>
          <table:table-cell office:value-type="float" office:value="428517" calcext:value-type="float">
            <text:p>428517</text:p>
          </table:table-cell>
          <table:table-cell office:value-type="float" office:value="127060" calcext:value-type="float">
            <text:p>127060</text:p>
          </table:table-cell>
          <table:table-cell office:value-type="float" office:value="155063" calcext:value-type="float">
            <text:p>155063</text:p>
          </table:table-cell>
          <table:table-cell office:value-type="float" office:value="146246" calcext:value-type="float">
            <text:p>146246</text:p>
          </table:table-cell>
          <table:table-cell office:value-type="float" office:value="1081588" calcext:value-type="float">
            <text:p>1081588</text:p>
          </table:table-cell>
          <table:table-cell office:value-type="float" office:value="130756" calcext:value-type="float">
            <text:p>130756</text:p>
          </table:table-cell>
          <table:table-cell table:style-name="ce47" table:formula="of:=[.AC3]/1024" office:value-type="float" office:value="127.69140625" calcext:value-type="float">
            <text:p>127,7</text:p>
          </table:table-cell>
          <table:table-cell table:style-name="ce47" table:formula="of:=[.AD3]-[.T3]" office:value-type="float" office:value="-239.30859375" calcext:value-type="float">
            <text:p>-239,3</text:p>
          </table:table-cell>
          <table:table-cell table:style-name="ce48" table:formula="of:=[.AD3]-[.U3]" office:value-type="float" office:value="-56.30859375" calcext:value-type="float">
            <text:p>-56,31</text:p>
          </table:table-cell>
          <table:table-cell table:style-name="ce45" table:formula="of:=[.AD3]/[.U3]" office:value-type="percentage" office:value="0.693975033967391" calcext:value-type="percentage">
            <text:p>69,40 %</text:p>
          </table:table-cell>
        </table:table-row>
        <table:table-row table:style-name="ro1">
          <table:table-cell office:value-type="string" calcext:value-type="string">
            <text:p>CONV</text:p>
          </table:table-cell>
          <table:table-cell table:style-name="ce57" office:value-type="float" office:value="-1" calcext:value-type="float">
            <text:p>-1</text:p>
          </table:table-cell>
          <table:table-cell table:style-name="ce57" office:value-type="float" office:value="100" calcext:value-type="float">
            <text:p>100</text:p>
          </table:table-cell>
          <table:table-cell table:style-name="ce48" office:value-type="float" office:value="1.11" calcext:value-type="float">
            <text:p>1,11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9.87" calcext:value-type="float">
            <text:p>9,87</text:p>
          </table:table-cell>
          <table:table-cell table:style-name="ce46" office:value-type="float" office:value="0.9649" calcext:value-type="float">
            <text:p>0,9649</text:p>
          </table:table-cell>
          <table:table-cell table:style-name="ce46" office:value-type="float" office:value="0.646" calcext:value-type="float">
            <text:p>0,6460</text:p>
          </table:table-cell>
          <table:table-cell table:style-name="ce46" office:value-type="float" office:value="0.468" calcext:value-type="float">
            <text:p>0,4680</text:p>
          </table:table-cell>
          <table:table-cell table:style-name="ce46" office:value-type="float" office:value="0.213" calcext:value-type="float">
            <text:p>0,2130</text:p>
          </table:table-cell>
          <table:table-cell table:style-name="ce46" office:value-type="float" office:value="0.081" calcext:value-type="float">
            <text:p>0,0810</text:p>
          </table:table-cell>
          <table:table-cell office:value-type="float" office:value="473537" calcext:value-type="float">
            <text:p>473537</text:p>
          </table:table-cell>
          <table:table-cell table:style-name="ce48" office:value-type="float" office:value="3286" calcext:value-type="float">
            <text:p>3286,00</text:p>
          </table:table-cell>
          <table:table-cell table:style-name="ce47" office:value-type="float" office:value="12160000" calcext:value-type="float">
            <text:p>12160000,0</text:p>
          </table:table-cell>
          <table:table-cell table:style-name="ce47" office:value-type="float" office:value="2440000" calcext:value-type="float">
            <text:p>2440000,0</text:p>
          </table:table-cell>
          <table:table-cell table:style-name="ce48" office:value-type="float" office:value="843.3" calcext:value-type="float">
            <text:p>843,30</text:p>
          </table:table-cell>
          <table:table-cell table:style-name="ce48" office:value-type="float" office:value="10618.8" calcext:value-type="float">
            <text:p>10618,80</text:p>
          </table:table-cell>
          <table:table-cell office:value-type="float" office:value="188276" calcext:value-type="float">
            <text:p>188276</text:p>
          </table:table-cell>
          <table:table-cell office:value-type="float" office:value="37312" calcext:value-type="float">
            <text:p>37312</text:p>
          </table:table-cell>
          <table:table-cell office:value-type="float" office:value="184" calcext:value-type="float">
            <text:p>184</text:p>
          </table:table-cell>
          <table:table-cell office:value-type="float" office:value="37" calcext:value-type="float">
            <text:p>37</text:p>
          </table:table-cell>
          <table:table-cell table:formula="of:=[.T4]-[.U4]" office:value-type="float" office:value="147" calcext:value-type="float">
            <text:p>147</text:p>
          </table:table-cell>
          <table:table-cell table:style-name="ce45" table:formula="of:=[.T4]/[.U4]" office:value-type="percentage" office:value="4.97297297297297" calcext:value-type="percentage">
            <text:p>497,30 %</text:p>
          </table:table-cell>
          <table:table-cell office:value-type="float" office:value="195343" calcext:value-type="float">
            <text:p>195343</text:p>
          </table:table-cell>
          <table:table-cell office:value-type="float" office:value="40041" calcext:value-type="float">
            <text:p>40041</text:p>
          </table:table-cell>
          <table:table-cell office:value-type="float" office:value="40812" calcext:value-type="float">
            <text:p>40812</text:p>
          </table:table-cell>
          <table:table-cell office:value-type="float" office:value="63041" calcext:value-type="float">
            <text:p>63041</text:p>
          </table:table-cell>
          <table:table-cell office:value-type="float" office:value="1081588" calcext:value-type="float">
            <text:p>1081588</text:p>
          </table:table-cell>
          <table:table-cell office:value-type="float" office:value="61020" calcext:value-type="float">
            <text:p>61020</text:p>
          </table:table-cell>
          <table:table-cell table:style-name="ce47" table:formula="of:=[.AC4]/1024" office:value-type="float" office:value="59.58984375" calcext:value-type="float">
            <text:p>59,6</text:p>
          </table:table-cell>
          <table:table-cell table:style-name="ce47" table:formula="of:=[.AD4]-[.T4]" office:value-type="float" office:value="-124.41015625" calcext:value-type="float">
            <text:p>-124,4</text:p>
          </table:table-cell>
          <table:table-cell table:style-name="ce48" table:formula="of:=[.AD4]-[.U4]" office:value-type="float" office:value="22.58984375" calcext:value-type="float">
            <text:p>22,59</text:p>
          </table:table-cell>
          <table:table-cell table:style-name="ce45" table:formula="of:=[.AD4]/[.U4]" office:value-type="percentage" office:value="1.61053631756757" calcext:value-type="percentage">
            <text:p>161,05 %</text:p>
          </table:table-cell>
        </table:table-row>
        <table:table-row table:style-name="ro1">
          <table:table-cell office:value-type="string" calcext:value-type="string">
            <text:p>DLWRF</text:p>
          </table:table-cell>
          <table:table-cell table:style-name="ce57" office:value-type="float" office:value="9919" calcext:value-type="float">
            <text:p>9919</text:p>
          </table:table-cell>
          <table:table-cell table:style-name="ce57" office:value-type="float" office:value="47911" calcext:value-type="float">
            <text:p>47911</text:p>
          </table:table-cell>
          <table:table-cell table:style-name="ce48" office:value-type="float" office:value="22147.16" calcext:value-type="float">
            <text:p>22147,16</text:p>
          </table:table-cell>
          <table:table-cell table:style-name="ce48" office:value-type="float" office:value="23230" calcext:value-type="float">
            <text:p>23230,00</text:p>
          </table:table-cell>
          <table:table-cell table:style-name="ce48" office:value-type="float" office:value="8254.09" calcext:value-type="float">
            <text:p>8254,09</text:p>
          </table:table-cell>
          <table:table-cell table:style-name="ce46" office:value-type="float" office:value="0.9422" calcext:value-type="float">
            <text:p>0,9422</text:p>
          </table:table-cell>
          <table:table-cell table:style-name="ce46" office:value-type="float" office:value="0.967" calcext:value-type="float">
            <text:p>0,9670</text:p>
          </table:table-cell>
          <table:table-cell table:style-name="ce46" office:value-type="float" office:value="0.933" calcext:value-type="float">
            <text:p>0,9330</text:p>
          </table:table-cell>
          <table:table-cell table:style-name="ce46" office:value-type="float" office:value="0.802" calcext:value-type="float">
            <text:p>0,8020</text:p>
          </table:table-cell>
          <table:table-cell table:style-name="ce46" office:value-type="float" office:value="0.599" calcext:value-type="float">
            <text:p>0,5990</text:p>
          </table:table-cell>
          <table:table-cell office:value-type="float" office:value="549548" calcext:value-type="float">
            <text:p>549548</text:p>
          </table:table-cell>
          <table:table-cell table:style-name="ce48" office:value-type="float" office:value="6095.4" calcext:value-type="float">
            <text:p>6095,40</text:p>
          </table:table-cell>
          <table:table-cell table:style-name="ce47" office:value-type="float" office:value="12924000" calcext:value-type="float">
            <text:p>12924000,0</text:p>
          </table:table-cell>
          <table:table-cell table:style-name="ce47" office:value-type="float" office:value="10400000" calcext:value-type="float">
            <text:p>10400000,0</text:p>
          </table:table-cell>
          <table:table-cell table:style-name="ce48" office:value-type="float" office:value="948.4" calcext:value-type="float">
            <text:p>948,40</text:p>
          </table:table-cell>
          <table:table-cell table:style-name="ce48" office:value-type="float" office:value="25124.5" calcext:value-type="float">
            <text:p>25124,50</text:p>
          </table:table-cell>
          <table:table-cell office:value-type="float" office:value="353708" calcext:value-type="float">
            <text:p>353708</text:p>
          </table:table-cell>
          <table:table-cell office:value-type="float" office:value="448176" calcext:value-type="float">
            <text:p>448176</text:p>
          </table:table-cell>
          <table:table-cell office:value-type="float" office:value="346" calcext:value-type="float">
            <text:p>346</text:p>
          </table:table-cell>
          <table:table-cell office:value-type="float" office:value="438" calcext:value-type="float">
            <text:p>438</text:p>
          </table:table-cell>
          <table:table-cell table:formula="of:=[.T5]-[.U5]" office:value-type="float" office:value="-92" calcext:value-type="float">
            <text:p>-92</text:p>
          </table:table-cell>
          <table:table-cell table:style-name="ce45" table:formula="of:=[.T5]/[.U5]" office:value-type="percentage" office:value="0.789954337899543" calcext:value-type="percentage">
            <text:p>79,00 %</text:p>
          </table:table-cell>
          <table:table-cell office:value-type="float" office:value="439513" calcext:value-type="float">
            <text:p>439513</text:p>
          </table:table-cell>
          <table:table-cell office:value-type="float" office:value="633889" calcext:value-type="float">
            <text:p>633889</text:p>
          </table:table-cell>
          <table:table-cell office:value-type="float" office:value="821041" calcext:value-type="float">
            <text:p>821041</text:p>
          </table:table-cell>
          <table:table-cell office:value-type="float" office:value="625039" calcext:value-type="float">
            <text:p>625039</text:p>
          </table:table-cell>
          <table:table-cell office:value-type="float" office:value="1081588" calcext:value-type="float">
            <text:p>1081588</text:p>
          </table:table-cell>
          <table:table-cell office:value-type="float" office:value="355752" calcext:value-type="float">
            <text:p>355752</text:p>
          </table:table-cell>
          <table:table-cell table:style-name="ce47" table:formula="of:=[.AC5]/1024" office:value-type="float" office:value="347.4140625" calcext:value-type="float">
            <text:p>347,4</text:p>
          </table:table-cell>
          <table:table-cell table:style-name="ce47" table:formula="of:=[.AD5]-[.T5]" office:value-type="float" office:value="1.4140625" calcext:value-type="float">
            <text:p>1,4</text:p>
          </table:table-cell>
          <table:table-cell table:style-name="ce48" table:formula="of:=[.AD5]-[.U5]" office:value-type="float" office:value="-90.5859375" calcext:value-type="float">
            <text:p>-90,59</text:p>
          </table:table-cell>
          <table:table-cell table:style-name="ce45" table:formula="of:=[.AD5]/[.U5]" office:value-type="percentage" office:value="0.79318279109589" calcext:value-type="percentage">
            <text:p>79,32 %</text:p>
          </table:table-cell>
        </table:table-row>
        <table:table-row table:style-name="ro1">
          <table:table-cell office:value-type="string" calcext:value-type="string">
            <text:p>DSWRF</text:p>
          </table:table-cell>
          <table:table-cell table:style-name="ce57" office:value-type="float" office:value="-1" calcext:value-type="float">
            <text:p>-1</text:p>
          </table:table-cell>
          <table:table-cell table:style-name="ce57" office:value-type="float" office:value="128095" calcext:value-type="float">
            <text:p>128095</text:p>
          </table:table-cell>
          <table:table-cell table:style-name="ce48" office:value-type="float" office:value="11581.99" calcext:value-type="float">
            <text:p>11581,99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20572.08" calcext:value-type="float">
            <text:p>20572,08</text:p>
          </table:table-cell>
          <table:table-cell table:style-name="ce46" office:value-type="float" office:value="0.9773" calcext:value-type="float">
            <text:p>0,9773</text:p>
          </table:table-cell>
          <table:table-cell table:style-name="ce46" office:value-type="float" office:value="0.943" calcext:value-type="float">
            <text:p>0,9430</text:p>
          </table:table-cell>
          <table:table-cell table:style-name="ce46" office:value-type="float" office:value="0.797" calcext:value-type="float">
            <text:p>0,7970</text:p>
          </table:table-cell>
          <table:table-cell table:style-name="ce46" office:value-type="float" office:value="0.126" calcext:value-type="float">
            <text:p>0,1260</text:p>
          </table:table-cell>
          <table:table-cell table:style-name="ce46" office:value-type="float" office:value="-0.45" calcext:value-type="float">
            <text:p>-0,4500</text:p>
          </table:table-cell>
          <table:table-cell office:value-type="float" office:value="505743" calcext:value-type="float">
            <text:p>505743</text:p>
          </table:table-cell>
          <table:table-cell table:style-name="ce48" office:value-type="float" office:value="4204.1" calcext:value-type="float">
            <text:p>4204,10</text:p>
          </table:table-cell>
          <table:table-cell table:style-name="ce47" office:value-type="float" office:value="12833000" calcext:value-type="float">
            <text:p>12833000,0</text:p>
          </table:table-cell>
          <table:table-cell table:style-name="ce47" office:value-type="float" office:value="5520000" calcext:value-type="float">
            <text:p>5520000,0</text:p>
          </table:table-cell>
          <table:table-cell table:style-name="ce48" office:value-type="float" office:value="906.6" calcext:value-type="float">
            <text:p>906,60</text:p>
          </table:table-cell>
          <table:table-cell table:style-name="ce48" office:value-type="float" office:value="16943.2" calcext:value-type="float">
            <text:p>16943,20</text:p>
          </table:table-cell>
          <table:table-cell office:value-type="float" office:value="400724" calcext:value-type="float">
            <text:p>400724</text:p>
          </table:table-cell>
          <table:table-cell office:value-type="float" office:value="385512" calcext:value-type="float">
            <text:p>385512</text:p>
          </table:table-cell>
          <table:table-cell office:value-type="float" office:value="392" calcext:value-type="float">
            <text:p>392</text:p>
          </table:table-cell>
          <table:table-cell office:value-type="float" office:value="377" calcext:value-type="float">
            <text:p>377</text:p>
          </table:table-cell>
          <table:table-cell table:formula="of:=[.T6]-[.U6]" office:value-type="float" office:value="15" calcext:value-type="float">
            <text:p>15</text:p>
          </table:table-cell>
          <table:table-cell table:style-name="ce45" table:formula="of:=[.T6]/[.U6]" office:value-type="percentage" office:value="1.03978779840849" calcext:value-type="percentage">
            <text:p>103,98 %</text:p>
          </table:table-cell>
          <table:table-cell office:value-type="float" office:value="472028" calcext:value-type="float">
            <text:p>472028</text:p>
          </table:table-cell>
          <table:table-cell office:value-type="float" office:value="299415" calcext:value-type="float">
            <text:p>299415</text:p>
          </table:table-cell>
          <table:table-cell office:value-type="float" office:value="389411" calcext:value-type="float">
            <text:p>389411</text:p>
          </table:table-cell>
          <table:table-cell office:value-type="float" office:value="314298" calcext:value-type="float">
            <text:p>314298</text:p>
          </table:table-cell>
          <table:table-cell office:value-type="float" office:value="1081588" calcext:value-type="float">
            <text:p>1081588</text:p>
          </table:table-cell>
          <table:table-cell office:value-type="float" office:value="230032" calcext:value-type="float">
            <text:p>230032</text:p>
          </table:table-cell>
          <table:table-cell table:style-name="ce47" table:formula="of:=[.AC6]/1024" office:value-type="float" office:value="224.640625" calcext:value-type="float">
            <text:p>224,6</text:p>
          </table:table-cell>
          <table:table-cell table:style-name="ce47" table:formula="of:=[.AD6]-[.T6]" office:value-type="float" office:value="-167.359375" calcext:value-type="float">
            <text:p>-167,4</text:p>
          </table:table-cell>
          <table:table-cell table:style-name="ce48" table:formula="of:=[.AD6]-[.U6]" office:value-type="float" office:value="-152.359375" calcext:value-type="float">
            <text:p>-152,36</text:p>
          </table:table-cell>
          <table:table-cell table:style-name="ce45" table:formula="of:=[.AD6]/[.U6]" office:value-type="percentage" office:value="0.595863726790451" calcext:value-type="percentage">
            <text:p>59,59 %</text:p>
          </table:table-cell>
        </table:table-row>
        <table:table-row table:style-name="ro1">
          <table:table-cell office:value-type="string" calcext:value-type="string">
            <text:p>PEVAP</text:p>
          </table:table-cell>
          <table:table-cell table:style-name="ce57" office:value-type="float" office:value="-79" calcext:value-type="float">
            <text:p>-79</text:p>
          </table:table-cell>
          <table:table-cell table:style-name="ce57" office:value-type="float" office:value="185" calcext:value-type="float">
            <text:p>185</text:p>
          </table:table-cell>
          <table:table-cell table:style-name="ce48" office:value-type="float" office:value="-10.05" calcext:value-type="float">
            <text:p>-10,05</text:p>
          </table:table-cell>
          <table:table-cell table:style-name="ce48" office:value-type="float" office:value="1" calcext:value-type="float">
            <text:p>1,00</text:p>
          </table:table-cell>
          <table:table-cell table:style-name="ce48" office:value-type="float" office:value="40.21" calcext:value-type="float">
            <text:p>40,21</text:p>
          </table:table-cell>
          <table:table-cell table:style-name="ce46" office:value-type="float" office:value="0.9609" calcext:value-type="float">
            <text:p>0,9609</text:p>
          </table:table-cell>
          <table:table-cell table:style-name="ce46" office:value-type="float" office:value="0.894" calcext:value-type="float">
            <text:p>0,8940</text:p>
          </table:table-cell>
          <table:table-cell table:style-name="ce46" office:value-type="float" office:value="0.788" calcext:value-type="float">
            <text:p>0,7880</text:p>
          </table:table-cell>
          <table:table-cell table:style-name="ce46" office:value-type="float" office:value="0.321" calcext:value-type="float">
            <text:p>0,3210</text:p>
          </table:table-cell>
          <table:table-cell table:style-name="ce46" office:value-type="float" office:value="-0.223" calcext:value-type="float">
            <text:p>-0,2230</text:p>
          </table:table-cell>
          <table:table-cell office:value-type="float" office:value="503044" calcext:value-type="float">
            <text:p>503044</text:p>
          </table:table-cell>
          <table:table-cell table:style-name="ce48" office:value-type="float" office:value="5298" calcext:value-type="float">
            <text:p>5298,00</text:p>
          </table:table-cell>
          <table:table-cell table:style-name="ce47" office:value-type="float" office:value="12664000" calcext:value-type="float">
            <text:p>12664000,0</text:p>
          </table:table-cell>
          <table:table-cell table:style-name="ce47" office:value-type="float" office:value="8100000" calcext:value-type="float">
            <text:p>8100000,0</text:p>
          </table:table-cell>
          <table:table-cell table:style-name="ce48" office:value-type="float" office:value="887.7" calcext:value-type="float">
            <text:p>887,70</text:p>
          </table:table-cell>
          <table:table-cell table:style-name="ce48" office:value-type="float" office:value="22835.4" calcext:value-type="float">
            <text:p>22835,40</text:p>
          </table:table-cell>
          <table:table-cell office:value-type="float" office:value="135040" calcext:value-type="float">
            <text:p>135040</text:p>
          </table:table-cell>
          <table:table-cell office:value-type="float" office:value="237612" calcext:value-type="float">
            <text:p>237612</text:p>
          </table:table-cell>
          <table:table-cell office:value-type="float" office:value="132" calcext:value-type="float">
            <text:p>132</text:p>
          </table:table-cell>
          <table:table-cell office:value-type="float" office:value="233" calcext:value-type="float">
            <text:p>233</text:p>
          </table:table-cell>
          <table:table-cell table:formula="of:=[.T7]-[.U7]" office:value-type="float" office:value="-101" calcext:value-type="float">
            <text:p>-101</text:p>
          </table:table-cell>
          <table:table-cell table:style-name="ce45" table:formula="of:=[.T7]/[.U7]" office:value-type="percentage" office:value="0.566523605150215" calcext:value-type="percentage">
            <text:p>56,65 %</text:p>
          </table:table-cell>
          <table:table-cell office:value-type="float" office:value="193570" calcext:value-type="float">
            <text:p>193570</text:p>
          </table:table-cell>
          <table:table-cell office:value-type="float" office:value="163804" calcext:value-type="float">
            <text:p>163804</text:p>
          </table:table-cell>
          <table:table-cell office:value-type="float" office:value="163318" calcext:value-type="float">
            <text:p>163318</text:p>
          </table:table-cell>
          <table:table-cell office:value-type="float" office:value="153055" calcext:value-type="float">
            <text:p>153055</text:p>
          </table:table-cell>
          <table:table-cell office:value-type="float" office:value="1081992" calcext:value-type="float">
            <text:p>1081992</text:p>
          </table:table-cell>
          <table:table-cell office:value-type="float" office:value="83492" calcext:value-type="float">
            <text:p>83492</text:p>
          </table:table-cell>
          <table:table-cell table:style-name="ce47" table:formula="of:=[.AC7]/1024" office:value-type="float" office:value="81.53515625" calcext:value-type="float">
            <text:p>81,5</text:p>
          </table:table-cell>
          <table:table-cell table:style-name="ce47" table:formula="of:=[.AD7]-[.T7]" office:value-type="float" office:value="-50.46484375" calcext:value-type="float">
            <text:p>-50,5</text:p>
          </table:table-cell>
          <table:table-cell table:style-name="ce48" table:formula="of:=[.AD7]-[.U7]" office:value-type="float" office:value="-151.46484375" calcext:value-type="float">
            <text:p>-151,46</text:p>
          </table:table-cell>
          <table:table-cell table:style-name="ce45" table:formula="of:=[.AD7]/[.U7]" office:value-type="percentage" office:value="0.349936292918455" calcext:value-type="percentage">
            <text:p>34,99 %</text:p>
          </table:table-cell>
        </table:table-row>
        <table:table-row table:style-name="ro1">
          <table:table-cell office:value-type="string" calcext:value-type="string">
            <text:p>PRES</text:p>
          </table:table-cell>
          <table:table-cell table:style-name="ce57" office:value-type="float" office:value="6301609" calcext:value-type="float">
            <text:p>6301609</text:p>
          </table:table-cell>
          <table:table-cell table:style-name="ce57" office:value-type="float" office:value="10502674" calcext:value-type="float">
            <text:p>10502674</text:p>
          </table:table-cell>
          <table:table-cell table:style-name="ce48" office:value-type="float" office:value="8679280.44" calcext:value-type="float">
            <text:p>8679280,44</text:p>
          </table:table-cell>
          <table:table-cell table:style-name="ce48" office:value-type="float" office:value="9320085" calcext:value-type="float">
            <text:p>9320085,00</text:p>
          </table:table-cell>
          <table:table-cell table:style-name="ce48" office:value-type="float" office:value="1438057.7" calcext:value-type="float">
            <text:p>1438057,70</text:p>
          </table:table-cell>
          <table:table-cell table:style-name="ce46" office:value-type="float" office:value="0.976" calcext:value-type="float">
            <text:p>0,9760</text:p>
          </table:table-cell>
          <table:table-cell table:style-name="ce46" office:value-type="float" office:value="0.995" calcext:value-type="float">
            <text:p>0,9950</text:p>
          </table:table-cell>
          <table:table-cell table:style-name="ce46" office:value-type="float" office:value="0.982" calcext:value-type="float">
            <text:p>0,9820</text:p>
          </table:table-cell>
          <table:table-cell table:style-name="ce46" office:value-type="float" office:value="0.933" calcext:value-type="float">
            <text:p>0,9330</text:p>
          </table:table-cell>
          <table:table-cell table:style-name="ce46" office:value-type="float" office:value="0.832" calcext:value-type="float">
            <text:p>0,8320</text:p>
          </table:table-cell>
          <table:table-cell office:value-type="float" office:value="491265" calcext:value-type="float">
            <text:p>491265</text:p>
          </table:table-cell>
          <table:table-cell table:style-name="ce48" office:value-type="float" office:value="6435.4" calcext:value-type="float">
            <text:p>6435,40</text:p>
          </table:table-cell>
          <table:table-cell table:style-name="ce47" office:value-type="float" office:value="12916000" calcext:value-type="float">
            <text:p>12916000,0</text:p>
          </table:table-cell>
          <table:table-cell table:style-name="ce47" office:value-type="float" office:value="10500000" calcext:value-type="float">
            <text:p>10500000,0</text:p>
          </table:table-cell>
          <table:table-cell table:style-name="ce48" office:value-type="float" office:value="898.1" calcext:value-type="float">
            <text:p>898,10</text:p>
          </table:table-cell>
          <table:table-cell table:style-name="ce48" office:value-type="float" office:value="26855" calcext:value-type="float">
            <text:p>26855,00</text:p>
          </table:table-cell>
          <table:table-cell office:value-type="float" office:value="458716" calcext:value-type="float">
            <text:p>458716</text:p>
          </table:table-cell>
          <table:table-cell office:value-type="float" office:value="751840" calcext:value-type="float">
            <text:p>751840</text:p>
          </table:table-cell>
          <table:table-cell office:value-type="float" office:value="448" calcext:value-type="float">
            <text:p>448</text:p>
          </table:table-cell>
          <table:table-cell office:value-type="float" office:value="735" calcext:value-type="float">
            <text:p>735</text:p>
          </table:table-cell>
          <table:table-cell table:formula="of:=[.T8]-[.U8]" office:value-type="float" office:value="-287" calcext:value-type="float">
            <text:p>-287</text:p>
          </table:table-cell>
          <table:table-cell table:style-name="ce45" table:formula="of:=[.T8]/[.U8]" office:value-type="percentage" office:value="0.60952380952381" calcext:value-type="percentage">
            <text:p>60,95 %</text:p>
          </table:table-cell>
          <table:table-cell office:value-type="float" office:value="652127" calcext:value-type="float">
            <text:p>652127</text:p>
          </table:table-cell>
          <table:table-cell office:value-type="float" office:value="865760" calcext:value-type="float">
            <text:p>865760</text:p>
          </table:table-cell>
          <table:table-cell office:value-type="float" office:value="1280917" calcext:value-type="float">
            <text:p>1280917</text:p>
          </table:table-cell>
          <table:table-cell office:value-type="float" office:value="947389" calcext:value-type="float">
            <text:p>947389</text:p>
          </table:table-cell>
          <table:table-cell office:value-type="float" office:value="1081588" calcext:value-type="float">
            <text:p>1081588</text:p>
          </table:table-cell>
          <table:table-cell office:value-type="float" office:value="629728" calcext:value-type="float">
            <text:p>629728</text:p>
          </table:table-cell>
          <table:table-cell table:style-name="ce47" table:formula="of:=[.AC8]/1024" office:value-type="float" office:value="614.96875" calcext:value-type="float">
            <text:p>615,0</text:p>
          </table:table-cell>
          <table:table-cell table:style-name="ce47" table:formula="of:=[.AD8]-[.T8]" office:value-type="float" office:value="166.96875" calcext:value-type="float">
            <text:p>167,0</text:p>
          </table:table-cell>
          <table:table-cell table:style-name="ce48" table:formula="of:=[.AD8]-[.U8]" office:value-type="float" office:value="-120.03125" calcext:value-type="float">
            <text:p>-120,03</text:p>
          </table:table-cell>
          <table:table-cell table:style-name="ce45" table:formula="of:=[.AD8]/[.U8]" office:value-type="percentage" office:value="0.836692176870748" calcext:value-type="percentage">
            <text:p>83,67 %</text:p>
          </table:table-cell>
        </table:table-row>
        <table:table-row table:style-name="ro1">
          <table:table-cell office:value-type="string" calcext:value-type="string">
            <text:p>SPFH</text:p>
          </table:table-cell>
          <table:table-cell table:style-name="ce57" office:value-type="float" office:value="-1" calcext:value-type="float">
            <text:p>-1</text:p>
          </table:table-cell>
          <table:table-cell table:style-name="ce57" office:value-type="float" office:value="2" calcext:value-type="float">
            <text:p>2</text:p>
          </table:table-cell>
          <table:table-cell table:style-name="ce48" office:value-type="float" office:value="-0.18" calcext:value-type="float">
            <text:p>-0,18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47" calcext:value-type="float">
            <text:p>0,47</text:p>
          </table:table-cell>
          <table:table-cell table:style-name="ce46" office:value-type="float" office:value="0.9727" calcext:value-type="float">
            <text:p>0,9727</text:p>
          </table:table-cell>
          <table:table-cell table:style-name="ce46" office:value-type="float" office:value="0.887" calcext:value-type="float">
            <text:p>0,8870</text:p>
          </table:table-cell>
          <table:table-cell table:style-name="ce46" office:value-type="float" office:value="0.804" calcext:value-type="float">
            <text:p>0,8040</text:p>
          </table:table-cell>
          <table:table-cell table:style-name="ce46" office:value-type="float" office:value="0.62" calcext:value-type="float">
            <text:p>0,6200</text:p>
          </table:table-cell>
          <table:table-cell table:style-name="ce46" office:value-type="float" office:value="0.438" calcext:value-type="float">
            <text:p>0,4380</text:p>
          </table:table-cell>
          <table:table-cell office:value-type="float" office:value="156428" calcext:value-type="float">
            <text:p>156428</text:p>
          </table:table-cell>
          <table:table-cell table:style-name="ce48" office:value-type="float" office:value="1698.9" calcext:value-type="float">
            <text:p>1698,90</text:p>
          </table:table-cell>
          <table:table-cell table:style-name="ce47" office:value-type="float" office:value="5058600" calcext:value-type="float">
            <text:p>5058600,0</text:p>
          </table:table-cell>
          <table:table-cell table:style-name="ce47" office:value-type="float" office:value="1150000" calcext:value-type="float">
            <text:p>1150000,0</text:p>
          </table:table-cell>
          <table:table-cell table:style-name="ce48" office:value-type="float" office:value="396.7" calcext:value-type="float">
            <text:p>396,70</text:p>
          </table:table-cell>
          <table:table-cell table:style-name="ce48" office:value-type="float" office:value="6901.8" calcext:value-type="float">
            <text:p>6901,80</text:p>
          </table:table-cell>
          <table:table-cell office:value-type="float" office:value="16052" calcext:value-type="float">
            <text:p>16052</text:p>
          </table:table-cell>
          <table:table-cell office:value-type="float" office:value="14460" calcext:value-type="float">
            <text:p>1446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T9]-[.U9]" office:value-type="float" office:value="1" calcext:value-type="float">
            <text:p>1</text:p>
          </table:table-cell>
          <table:table-cell table:style-name="ce45" table:formula="of:=[.T9]/[.U9]" office:value-type="percentage" office:value="1.06666666666667" calcext:value-type="percentage">
            <text:p>106,67 %</text:p>
          </table:table-cell>
          <table:table-cell office:value-type="float" office:value="17014" calcext:value-type="float">
            <text:p>17014</text:p>
          </table:table-cell>
          <table:table-cell office:value-type="float" office:value="13881" calcext:value-type="float">
            <text:p>13881</text:p>
          </table:table-cell>
          <table:table-cell office:value-type="float" office:value="12596" calcext:value-type="float">
            <text:p>12596</text:p>
          </table:table-cell>
          <table:table-cell office:value-type="float" office:value="20922" calcext:value-type="float">
            <text:p>20922</text:p>
          </table:table-cell>
          <table:table-cell office:value-type="float" office:value="1081588" calcext:value-type="float">
            <text:p>1081588</text:p>
          </table:table-cell>
          <table:table-cell office:value-type="float" office:value="18668" calcext:value-type="float">
            <text:p>18668</text:p>
          </table:table-cell>
          <table:table-cell table:style-name="ce47" table:formula="of:=[.AC9]/1024" office:value-type="float" office:value="18.23046875" calcext:value-type="float">
            <text:p>18,2</text:p>
          </table:table-cell>
          <table:table-cell table:style-name="ce47" table:formula="of:=[.AD9]-[.T9]" office:value-type="float" office:value="2.23046875" calcext:value-type="float">
            <text:p>2,2</text:p>
          </table:table-cell>
          <table:table-cell table:style-name="ce48" table:formula="of:=[.AD9]-[.U9]" office:value-type="float" office:value="3.23046875" calcext:value-type="float">
            <text:p>3,23</text:p>
          </table:table-cell>
          <table:table-cell table:style-name="ce45" table:formula="of:=[.AD9]/[.U9]" office:value-type="percentage" office:value="1.21536458333333" calcext:value-type="percentage">
            <text:p>121,54 %</text:p>
          </table:table-cell>
        </table:table-row>
        <table:table-row table:style-name="ro1">
          <table:table-cell office:value-type="string" calcext:value-type="string">
            <text:p>TMP</text:p>
          </table:table-cell>
          <table:table-cell table:style-name="ce57" office:value-type="float" office:value="23421" calcext:value-type="float">
            <text:p>23421</text:p>
          </table:table-cell>
          <table:table-cell table:style-name="ce57" office:value-type="float" office:value="31223" calcext:value-type="float">
            <text:p>31223</text:p>
          </table:table-cell>
          <table:table-cell table:style-name="ce48" office:value-type="float" office:value="26531.28" calcext:value-type="float">
            <text:p>26531,28</text:p>
          </table:table-cell>
          <table:table-cell table:style-name="ce48" office:value-type="float" office:value="27016" calcext:value-type="float">
            <text:p>27016,00</text:p>
          </table:table-cell>
          <table:table-cell table:style-name="ce48" office:value-type="float" office:value="1965.16" calcext:value-type="float">
            <text:p>1965,16</text:p>
          </table:table-cell>
          <table:table-cell table:style-name="ce46" office:value-type="float" office:value="0.9392" calcext:value-type="float">
            <text:p>0,9392</text:p>
          </table:table-cell>
          <table:table-cell table:style-name="ce46" office:value-type="float" office:value="0.991" calcext:value-type="float">
            <text:p>0,9910</text:p>
          </table:table-cell>
          <table:table-cell table:style-name="ce46" office:value-type="float" office:value="0.966" calcext:value-type="float">
            <text:p>0,9660</text:p>
          </table:table-cell>
          <table:table-cell table:style-name="ce46" office:value-type="float" office:value="0.833" calcext:value-type="float">
            <text:p>0,8330</text:p>
          </table:table-cell>
          <table:table-cell table:style-name="ce46" office:value-type="float" office:value="0.615" calcext:value-type="float">
            <text:p>0,6150</text:p>
          </table:table-cell>
          <table:table-cell office:value-type="float" office:value="528485" calcext:value-type="float">
            <text:p>528485</text:p>
          </table:table-cell>
          <table:table-cell table:style-name="ce48" office:value-type="float" office:value="6062.4" calcext:value-type="float">
            <text:p>6062,40</text:p>
          </table:table-cell>
          <table:table-cell table:style-name="ce47" office:value-type="float" office:value="12818000" calcext:value-type="float">
            <text:p>12818000,0</text:p>
          </table:table-cell>
          <table:table-cell table:style-name="ce47" office:value-type="float" office:value="10100000" calcext:value-type="float">
            <text:p>10100000,0</text:p>
          </table:table-cell>
          <table:table-cell table:style-name="ce48" office:value-type="float" office:value="936.5" calcext:value-type="float">
            <text:p>936,50</text:p>
          </table:table-cell>
          <table:table-cell table:style-name="ce48" office:value-type="float" office:value="25225" calcext:value-type="float">
            <text:p>25225,00</text:p>
          </table:table-cell>
          <table:table-cell office:value-type="float" office:value="257564" calcext:value-type="float">
            <text:p>257564</text:p>
          </table:table-cell>
          <table:table-cell office:value-type="float" office:value="481856" calcext:value-type="float">
            <text:p>481856</text:p>
          </table:table-cell>
          <table:table-cell office:value-type="float" office:value="252" calcext:value-type="float">
            <text:p>252</text:p>
          </table:table-cell>
          <table:table-cell office:value-type="float" office:value="471" calcext:value-type="float">
            <text:p>471</text:p>
          </table:table-cell>
          <table:table-cell table:formula="of:=[.T10]-[.U10]" office:value-type="float" office:value="-219" calcext:value-type="float">
            <text:p>-219</text:p>
          </table:table-cell>
          <table:table-cell table:style-name="ce45" table:formula="of:=[.T10]/[.U10]" office:value-type="percentage" office:value="0.535031847133758" calcext:value-type="percentage">
            <text:p>53,50 %</text:p>
          </table:table-cell>
          <table:table-cell office:value-type="float" office:value="419869" calcext:value-type="float">
            <text:p>419869</text:p>
          </table:table-cell>
          <table:table-cell office:value-type="float" office:value="634164" calcext:value-type="float">
            <text:p>634164</text:p>
          </table:table-cell>
          <table:table-cell office:value-type="float" office:value="817037" calcext:value-type="float">
            <text:p>817037</text:p>
          </table:table-cell>
          <table:table-cell office:value-type="float" office:value="634164" calcext:value-type="float">
            <text:p>634164</text:p>
          </table:table-cell>
          <table:table-cell office:value-type="float" office:value="1081992" calcext:value-type="float">
            <text:p>1081992</text:p>
          </table:table-cell>
          <table:table-cell office:value-type="float" office:value="276336" calcext:value-type="float">
            <text:p>276336</text:p>
          </table:table-cell>
          <table:table-cell table:style-name="ce47" table:formula="of:=[.AC10]/1024" office:value-type="float" office:value="269.859375" calcext:value-type="float">
            <text:p>269,9</text:p>
          </table:table-cell>
          <table:table-cell table:style-name="ce47" table:formula="of:=[.AD10]-[.T10]" office:value-type="float" office:value="17.859375" calcext:value-type="float">
            <text:p>17,9</text:p>
          </table:table-cell>
          <table:table-cell table:style-name="ce48" table:formula="of:=[.AD10]-[.U10]" office:value-type="float" office:value="-201.140625" calcext:value-type="float">
            <text:p>-201,14</text:p>
          </table:table-cell>
          <table:table-cell table:style-name="ce45" table:formula="of:=[.AD10]/[.U10]" office:value-type="percentage" office:value="0.572949840764331" calcext:value-type="percentage">
            <text:p>57,29 %</text:p>
          </table:table-cell>
        </table:table-row>
        <table:table-row table:style-name="ro1">
          <table:table-cell office:value-type="string" calcext:value-type="string">
            <text:p>UGRD</text:p>
          </table:table-cell>
          <table:table-cell table:style-name="ce57" office:value-type="float" office:value="-2163" calcext:value-type="float">
            <text:p>-2163</text:p>
          </table:table-cell>
          <table:table-cell table:style-name="ce57" office:value-type="float" office:value="2147" calcext:value-type="float">
            <text:p>2147</text:p>
          </table:table-cell>
          <table:table-cell table:style-name="ce48" office:value-type="float" office:value="-409.97" calcext:value-type="float">
            <text:p>-409,97</text:p>
          </table:table-cell>
          <table:table-cell table:style-name="ce48" office:value-type="float" office:value="-25" calcext:value-type="float">
            <text:p>-25,00</text:p>
          </table:table-cell>
          <table:table-cell table:style-name="ce48" office:value-type="float" office:value="992.03" calcext:value-type="float">
            <text:p>992,03</text:p>
          </table:table-cell>
          <table:table-cell table:style-name="ce46" office:value-type="float" office:value="0.9961" calcext:value-type="float">
            <text:p>0,9961</text:p>
          </table:table-cell>
          <table:table-cell table:style-name="ce46" office:value-type="float" office:value="0.988" calcext:value-type="float">
            <text:p>0,9880</text:p>
          </table:table-cell>
          <table:table-cell table:style-name="ce46" office:value-type="float" office:value="0.959" calcext:value-type="float">
            <text:p>0,9590</text:p>
          </table:table-cell>
          <table:table-cell table:style-name="ce46" office:value-type="float" office:value="0.828" calcext:value-type="float">
            <text:p>0,8280</text:p>
          </table:table-cell>
          <table:table-cell table:style-name="ce46" office:value-type="float" office:value="0.601" calcext:value-type="float">
            <text:p>0,6010</text:p>
          </table:table-cell>
          <table:table-cell office:value-type="float" office:value="516107" calcext:value-type="float">
            <text:p>516107</text:p>
          </table:table-cell>
          <table:table-cell table:style-name="ce48" office:value-type="float" office:value="5888" calcext:value-type="float">
            <text:p>5888,00</text:p>
          </table:table-cell>
          <table:table-cell table:style-name="ce47" office:value-type="float" office:value="12787000" calcext:value-type="float">
            <text:p>12787000,0</text:p>
          </table:table-cell>
          <table:table-cell table:style-name="ce47" office:value-type="float" office:value="10200000" calcext:value-type="float">
            <text:p>10200000,0</text:p>
          </table:table-cell>
          <table:table-cell table:style-name="ce48" office:value-type="float" office:value="913.2" calcext:value-type="float">
            <text:p>913,20</text:p>
          </table:table-cell>
          <table:table-cell table:style-name="ce48" office:value-type="float" office:value="26198.8" calcext:value-type="float">
            <text:p>26198,80</text:p>
          </table:table-cell>
          <table:table-cell office:value-type="float" office:value="247564" calcext:value-type="float">
            <text:p>247564</text:p>
          </table:table-cell>
          <table:table-cell office:value-type="float" office:value="447456" calcext:value-type="float">
            <text:p>447456</text:p>
          </table:table-cell>
          <table:table-cell office:value-type="float" office:value="242" calcext:value-type="float">
            <text:p>242</text:p>
          </table:table-cell>
          <table:table-cell office:value-type="float" office:value="437" calcext:value-type="float">
            <text:p>437</text:p>
          </table:table-cell>
          <table:table-cell table:formula="of:=[.T11]-[.U11]" office:value-type="float" office:value="-195" calcext:value-type="float">
            <text:p>-195</text:p>
          </table:table-cell>
          <table:table-cell table:style-name="ce45" table:formula="of:=[.T11]/[.U11]" office:value-type="percentage" office:value="0.553775743707094" calcext:value-type="percentage">
            <text:p>55,38 %</text:p>
          </table:table-cell>
          <table:table-cell office:value-type="float" office:value="304278" calcext:value-type="float">
            <text:p>304278</text:p>
          </table:table-cell>
          <table:table-cell office:value-type="float" office:value="391515" calcext:value-type="float">
            <text:p>391515</text:p>
          </table:table-cell>
          <table:table-cell office:value-type="float" office:value="452881" calcext:value-type="float">
            <text:p>452881</text:p>
          </table:table-cell>
          <table:table-cell office:value-type="float" office:value="358751" calcext:value-type="float">
            <text:p>358751</text:p>
          </table:table-cell>
          <table:table-cell office:value-type="float" office:value="1081588" calcext:value-type="float">
            <text:p>1081588</text:p>
          </table:table-cell>
          <table:table-cell office:value-type="float" office:value="246176" calcext:value-type="float">
            <text:p>246176</text:p>
          </table:table-cell>
          <table:table-cell table:style-name="ce47" table:formula="of:=[.AC11]/1024" office:value-type="float" office:value="240.40625" calcext:value-type="float">
            <text:p>240,4</text:p>
          </table:table-cell>
          <table:table-cell table:style-name="ce47" table:formula="of:=[.AD11]-[.T11]" office:value-type="float" office:value="-1.59375" calcext:value-type="float">
            <text:p>-1,6</text:p>
          </table:table-cell>
          <table:table-cell table:style-name="ce48" table:formula="of:=[.AD11]-[.U11]" office:value-type="float" office:value="-196.59375" calcext:value-type="float">
            <text:p>-196,59</text:p>
          </table:table-cell>
          <table:table-cell table:style-name="ce45" table:formula="of:=[.AD11]/[.U11]" office:value-type="percentage" office:value="0.550128718535469" calcext:value-type="percentage">
            <text:p>55,01 %</text:p>
          </table:table-cell>
        </table:table-row>
        <table:table-row table:style-name="ro1">
          <table:table-cell office:value-type="string" calcext:value-type="string">
            <text:p>VGRD</text:p>
          </table:table-cell>
          <table:table-cell table:style-name="ce57" office:value-type="float" office:value="-2004" calcext:value-type="float">
            <text:p>-2004</text:p>
          </table:table-cell>
          <table:table-cell table:style-name="ce57" office:value-type="float" office:value="2182" calcext:value-type="float">
            <text:p>2182</text:p>
          </table:table-cell>
          <table:table-cell table:style-name="ce48" office:value-type="float" office:value="-431.77" calcext:value-type="float">
            <text:p>-431,77</text:p>
          </table:table-cell>
          <table:table-cell table:style-name="ce48" office:value-type="float" office:value="-102" calcext:value-type="float">
            <text:p>-102,00</text:p>
          </table:table-cell>
          <table:table-cell table:style-name="ce48" office:value-type="float" office:value="906.37" calcext:value-type="float">
            <text:p>906,37</text:p>
          </table:table-cell>
          <table:table-cell table:style-name="ce46" office:value-type="float" office:value="0.9997" calcext:value-type="float">
            <text:p>0,9997</text:p>
          </table:table-cell>
          <table:table-cell table:style-name="ce46" office:value-type="float" office:value="0.989" calcext:value-type="float">
            <text:p>0,9890</text:p>
          </table:table-cell>
          <table:table-cell table:style-name="ce46" office:value-type="float" office:value="0.963" calcext:value-type="float">
            <text:p>0,9630</text:p>
          </table:table-cell>
          <table:table-cell table:style-name="ce46" office:value-type="float" office:value="0.841" calcext:value-type="float">
            <text:p>0,8410</text:p>
          </table:table-cell>
          <table:table-cell table:style-name="ce46" office:value-type="float" office:value="0.614" calcext:value-type="float">
            <text:p>0,6140</text:p>
          </table:table-cell>
          <table:table-cell office:value-type="float" office:value="524105" calcext:value-type="float">
            <text:p>524105</text:p>
          </table:table-cell>
          <table:table-cell table:style-name="ce48" office:value-type="float" office:value="5913" calcext:value-type="float">
            <text:p>5913,00</text:p>
          </table:table-cell>
          <table:table-cell table:style-name="ce47" office:value-type="float" office:value="12795000" calcext:value-type="float">
            <text:p>12795000,0</text:p>
          </table:table-cell>
          <table:table-cell table:style-name="ce47" office:value-type="float" office:value="10200000" calcext:value-type="float">
            <text:p>10200000,0</text:p>
          </table:table-cell>
          <table:table-cell table:style-name="ce48" office:value-type="float" office:value="916.6" calcext:value-type="float">
            <text:p>916,60</text:p>
          </table:table-cell>
          <table:table-cell table:style-name="ce48" office:value-type="float" office:value="26340.5" calcext:value-type="float">
            <text:p>26340,50</text:p>
          </table:table-cell>
          <table:table-cell office:value-type="float" office:value="247236" calcext:value-type="float">
            <text:p>247236</text:p>
          </table:table-cell>
          <table:table-cell office:value-type="float" office:value="448564" calcext:value-type="float">
            <text:p>448564</text:p>
          </table:table-cell>
          <table:table-cell office:value-type="float" office:value="242" calcext:value-type="float">
            <text:p>242</text:p>
          </table:table-cell>
          <table:table-cell office:value-type="float" office:value="439" calcext:value-type="float">
            <text:p>439</text:p>
          </table:table-cell>
          <table:table-cell table:formula="of:=[.T12]-[.U12]" office:value-type="float" office:value="-197" calcext:value-type="float">
            <text:p>-197</text:p>
          </table:table-cell>
          <table:table-cell table:style-name="ce45" table:formula="of:=[.T12]/[.U12]" office:value-type="percentage" office:value="0.55125284738041" calcext:value-type="percentage">
            <text:p>55,13 %</text:p>
          </table:table-cell>
          <table:table-cell office:value-type="float" office:value="303822" calcext:value-type="float">
            <text:p>303822</text:p>
          </table:table-cell>
          <table:table-cell office:value-type="float" office:value="392883" calcext:value-type="float">
            <text:p>392883</text:p>
          </table:table-cell>
          <table:table-cell office:value-type="float" office:value="455204" calcext:value-type="float">
            <text:p>455204</text:p>
          </table:table-cell>
          <table:table-cell office:value-type="float" office:value="360381" calcext:value-type="float">
            <text:p>360381</text:p>
          </table:table-cell>
          <table:table-cell office:value-type="float" office:value="1081588" calcext:value-type="float">
            <text:p>1081588</text:p>
          </table:table-cell>
          <table:table-cell office:value-type="float" office:value="245476" calcext:value-type="float">
            <text:p>245476</text:p>
          </table:table-cell>
          <table:table-cell table:style-name="ce47" table:formula="of:=[.AC12]/1024" office:value-type="float" office:value="239.72265625" calcext:value-type="float">
            <text:p>239,7</text:p>
          </table:table-cell>
          <table:table-cell table:style-name="ce47" table:formula="of:=[.AD12]-[.T12]" office:value-type="float" office:value="-2.27734375" calcext:value-type="float">
            <text:p>-2,3</text:p>
          </table:table-cell>
          <table:table-cell table:style-name="ce48" table:formula="of:=[.AD12]-[.U12]" office:value-type="float" office:value="-199.27734375" calcext:value-type="float">
            <text:p>-199,28</text:p>
          </table:table-cell>
          <table:table-cell table:style-name="ce45" table:formula="of:=[.AD12]/[.U12]" office:value-type="percentage" office:value="0.5460652761959" calcext:value-type="percentage">
            <text:p>54,61 %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style-name="ce4" office:value-type="string" calcext:value-type="string">
            <text:p>Promedio</text:p>
          </table:table-cell>
          <table:table-cell table:style-name="ce47" table:formula="of:=AVERAGE([.B2:.B12])" office:value-type="float" office:value="575335.909090909" calcext:value-type="float">
            <text:p>575335,9</text:p>
          </table:table-cell>
          <table:table-cell table:style-name="ce47" table:formula="of:=AVERAGE([.C2:.C12])" office:value-type="float" office:value="1011597.09090909" calcext:value-type="float">
            <text:p>1011597,1</text:p>
          </table:table-cell>
          <table:table-cell table:style-name="ce47" table:formula="of:=AVERAGE([.D2:.D12])" office:value-type="float" office:value="794539.024545455" calcext:value-type="float">
            <text:p>794539,0</text:p>
          </table:table-cell>
          <table:table-cell table:style-name="ce47" table:formula="of:=AVERAGE([.E2:.E12])" office:value-type="float" office:value="851827.545454545" calcext:value-type="float">
            <text:p>851827,5</text:p>
          </table:table-cell>
          <table:table-cell table:style-name="ce47" table:formula="of:=AVERAGE([.F2:.F12])" office:value-type="float" office:value="134855.701818182" calcext:value-type="float">
            <text:p>134855,7</text:p>
          </table:table-cell>
          <table:table-cell table:style-name="ce47" table:formula="of:=AVERAGE([.G2:.G12])" office:value-type="float" office:value="0.965227272727273" calcext:value-type="float">
            <text:p>1,0</text:p>
          </table:table-cell>
          <table:table-cell table:style-name="ce47" table:formula="of:=AVERAGE([.H2:.H12])" office:value-type="float" office:value="0.900545454545455" calcext:value-type="float">
            <text:p>0,9</text:p>
          </table:table-cell>
          <table:table-cell table:style-name="ce47" table:formula="of:=AVERAGE([.I2:.I12])" office:value-type="float" office:value="0.817909090909091" calcext:value-type="float">
            <text:p>0,8</text:p>
          </table:table-cell>
          <table:table-cell table:style-name="ce47" table:formula="of:=AVERAGE([.J2:.J12])" office:value-type="float" office:value="0.574363636363636" calcext:value-type="float">
            <text:p>0,6</text:p>
          </table:table-cell>
          <table:table-cell table:style-name="ce47" table:formula="of:=AVERAGE([.K2:.K12])" office:value-type="float" office:value="0.318545454545455" calcext:value-type="float">
            <text:p>0,3</text:p>
          </table:table-cell>
          <table:table-cell table:style-name="ce47" table:formula="of:=AVERAGE([.L2:.L12])" office:value-type="float" office:value="479636.545454545" calcext:value-type="float">
            <text:p>479636,5</text:p>
          </table:table-cell>
          <table:table-cell table:style-name="ce47" table:formula="of:=AVERAGE([.M2:.M12])" office:value-type="float" office:value="4970.18181818182" calcext:value-type="float">
            <text:p>4970,2</text:p>
          </table:table-cell>
          <table:table-cell table:style-name="ce47" table:formula="of:=AVERAGE([.N2:.N12])" office:value-type="float" office:value="12055872.7272727" calcext:value-type="float">
            <text:p>12055872,7</text:p>
          </table:table-cell>
          <table:table-cell table:style-name="ce47" table:formula="of:=AVERAGE([.O2:.O12])" office:value-type="float" office:value="7143636.36363636" calcext:value-type="float">
            <text:p>7143636,4</text:p>
          </table:table-cell>
          <table:table-cell table:style-name="ce47" table:formula="of:=AVERAGE([.P2:.P12])" office:value-type="float" office:value="861.854545454546" calcext:value-type="float">
            <text:p>861,9</text:p>
          </table:table-cell>
          <table:table-cell table:style-name="ce47" table:formula="of:=AVERAGE([.Q2:.Q12])" office:value-type="float" office:value="20165.3454545455" calcext:value-type="float">
            <text:p>20165,3</text:p>
          </table:table-cell>
          <table:table-cell table:style-name="ce47" table:formula="of:=AVERAGE([.R2:.R12])" office:value-type="float" office:value="266080.727272727" calcext:value-type="float">
            <text:p>266080,7</text:p>
          </table:table-cell>
          <table:table-cell table:style-name="ce47" table:formula="of:=AVERAGE([.S2:.S12])" office:value-type="float" office:value="323216" calcext:value-type="float">
            <text:p>323216,0</text:p>
          </table:table-cell>
          <table:table-cell table:style-name="ce47" table:formula="of:=AVERAGE([.T2:.T12])" office:value-type="float" office:value="260.181818181818" calcext:value-type="float">
            <text:p>260,2</text:p>
          </table:table-cell>
          <table:table-cell table:style-name="ce47" table:formula="of:=AVERAGE([.U2:.U12])" office:value-type="float" office:value="316.181818181818" calcext:value-type="float">
            <text:p>316,2</text:p>
          </table:table-cell>
          <table:table-cell table:style-name="ce58" table:formula="of:=AVERAGE([.V2:.V12])" office:value-type="float" office:value="-56" calcext:value-type="float">
            <text:p>-56,0</text:p>
          </table:table-cell>
          <table:table-cell table:style-name="ce45" table:formula="of:=AVERAGE([.W2:.W12])" office:value-type="percentage" office:value="1.34834914186545" calcext:value-type="percentage">
            <text:p>134,83 %</text:p>
          </table:table-cell>
          <table:table-cell table:style-name="ce47" table:formula="of:=AVERAGE([.X2:.X12])" office:value-type="float" office:value="335929.363636364" calcext:value-type="float">
            <text:p>335929,4</text:p>
          </table:table-cell>
          <table:table-cell table:style-name="ce47" table:formula="of:=AVERAGE([.Y2:.Y12])" office:value-type="float" office:value="330382.272727273" calcext:value-type="float">
            <text:p>330382,3</text:p>
          </table:table-cell>
          <table:table-cell table:style-name="ce47" table:formula="of:=AVERAGE([.Z2:.Z12])" office:value-type="float" office:value="423774.181818182" calcext:value-type="float">
            <text:p>423774,2</text:p>
          </table:table-cell>
          <table:table-cell table:style-name="ce47" table:formula="of:=AVERAGE([.AA2:.AA12])" office:value-type="float" office:value="337385.909090909" calcext:value-type="float">
            <text:p>337385,9</text:p>
          </table:table-cell>
          <table:table-cell table:style-name="ce47" table:formula="of:=AVERAGE([.AB2:.AB12])" office:value-type="float" office:value="1081698.18181818" calcext:value-type="float">
            <text:p>1081698,2</text:p>
          </table:table-cell>
          <table:table-cell table:style-name="ce47" table:formula="of:=AVERAGE([.AC2:.AC12])" office:value-type="float" office:value="214072.727272727" calcext:value-type="float">
            <text:p>214072,7</text:p>
          </table:table-cell>
          <table:table-cell table:style-name="ce47" table:formula="of:=AVERAGE([.AD2:.AD12])" office:value-type="float" office:value="209.055397727273" calcext:value-type="float">
            <text:p>209,1</text:p>
          </table:table-cell>
          <table:table-cell table:style-name="ce47" table:formula="of:=AVERAGE([.AE2:.AE12])" office:value-type="float" office:value="-51.1264204545455" calcext:value-type="float">
            <text:p>-51,1</text:p>
          </table:table-cell>
          <table:table-cell table:style-name="ce47" table:formula="of:=AVERAGE([.AF2:.AF12])" office:value-type="float" office:value="-107.126420454545" calcext:value-type="float">
            <text:p>-107,1</text:p>
          </table:table-cell>
          <table:table-cell table:style-name="ce47" table:formula="of:=AVERAGE([.AG2:.AG12])" office:value-type="float" office:value="0.767205027719503" calcext:value-type="float">
            <text:p>0,8</text:p>
          </table:table-cell>
        </table:table-row>
        <table:table-row table:style-name="ro1">
          <table:table-cell table:style-name="ce4" office:value-type="string" calcext:value-type="string">
            <text:p>Minimo</text:p>
          </table:table-cell>
          <table:table-cell table:style-name="ce47" table:formula="of:=MIN([.B2:.B12])" office:value-type="float" office:value="-2163" calcext:value-type="float">
            <text:p>-2163,0</text:p>
          </table:table-cell>
          <table:table-cell table:style-name="ce47" table:formula="of:=MIN([.C2:.C12])" office:value-type="float" office:value="2" calcext:value-type="float">
            <text:p>2,0</text:p>
          </table:table-cell>
          <table:table-cell table:style-name="ce47" table:formula="of:=MIN([.D2:.D12])" office:value-type="float" office:value="-431.77" calcext:value-type="float">
            <text:p>-431,8</text:p>
          </table:table-cell>
          <table:table-cell table:style-name="ce47" table:formula="of:=MIN([.E2:.E12])" office:value-type="float" office:value="-102" calcext:value-type="float">
            <text:p>-102,0</text:p>
          </table:table-cell>
          <table:table-cell table:style-name="ce47" table:formula="of:=MIN([.F2:.F12])" office:value-type="float" office:value="0.47" calcext:value-type="float">
            <text:p>0,5</text:p>
          </table:table-cell>
          <table:table-cell table:style-name="ce47" table:formula="of:=MIN([.G2:.G12])" office:value-type="float" office:value="0.9093" calcext:value-type="float">
            <text:p>0,9</text:p>
          </table:table-cell>
          <table:table-cell table:style-name="ce47" table:formula="of:=MIN([.H2:.H12])" office:value-type="float" office:value="0.646" calcext:value-type="float">
            <text:p>0,6</text:p>
          </table:table-cell>
          <table:table-cell table:style-name="ce47" table:formula="of:=MIN([.I2:.I12])" office:value-type="float" office:value="0.468" calcext:value-type="float">
            <text:p>0,5</text:p>
          </table:table-cell>
          <table:table-cell table:style-name="ce47" table:formula="of:=MIN([.J2:.J12])" office:value-type="float" office:value="0.126" calcext:value-type="float">
            <text:p>0,1</text:p>
          </table:table-cell>
          <table:table-cell table:style-name="ce47" table:formula="of:=MIN([.K2:.K12])" office:value-type="float" office:value="-0.45" calcext:value-type="float">
            <text:p>-0,5</text:p>
          </table:table-cell>
          <table:table-cell table:style-name="ce47" table:formula="of:=MIN([.L2:.L12])" office:value-type="float" office:value="156428" calcext:value-type="float">
            <text:p>156428,0</text:p>
          </table:table-cell>
          <table:table-cell table:style-name="ce47" table:formula="of:=MIN([.M2:.M12])" office:value-type="float" office:value="1698.9" calcext:value-type="float">
            <text:p>1698,9</text:p>
          </table:table-cell>
          <table:table-cell table:style-name="ce47" table:formula="of:=MIN([.N2:.N12])" office:value-type="float" office:value="5058600" calcext:value-type="float">
            <text:p>5058600,0</text:p>
          </table:table-cell>
          <table:table-cell table:style-name="ce47" table:formula="of:=MIN([.O2:.O12])" office:value-type="float" office:value="1150000" calcext:value-type="float">
            <text:p>1150000,0</text:p>
          </table:table-cell>
          <table:table-cell table:style-name="ce47" table:formula="of:=MIN([.P2:.P12])" office:value-type="float" office:value="396.7" calcext:value-type="float">
            <text:p>396,7</text:p>
          </table:table-cell>
          <table:table-cell table:style-name="ce47" table:formula="of:=MIN([.Q2:.Q12])" office:value-type="float" office:value="6901.8" calcext:value-type="float">
            <text:p>6901,8</text:p>
          </table:table-cell>
          <table:table-cell table:style-name="ce47" table:formula="of:=MIN([.R2:.R12])" office:value-type="float" office:value="16052" calcext:value-type="float">
            <text:p>16052,0</text:p>
          </table:table-cell>
          <table:table-cell table:style-name="ce47" table:formula="of:=MIN([.S2:.S12])" office:value-type="float" office:value="14460" calcext:value-type="float">
            <text:p>14460,0</text:p>
          </table:table-cell>
          <table:table-cell table:style-name="ce47" table:formula="of:=MIN([.T2:.T12])" office:value-type="float" office:value="16" calcext:value-type="float">
            <text:p>16,0</text:p>
          </table:table-cell>
          <table:table-cell table:style-name="ce47" table:formula="of:=MIN([.U2:.U12])" office:value-type="float" office:value="15" calcext:value-type="float">
            <text:p>15,0</text:p>
          </table:table-cell>
          <table:table-cell table:style-name="ce47" table:formula="of:=MIN([.V2:.V12])" office:value-type="float" office:value="-287" calcext:value-type="float">
            <text:p>-287,0</text:p>
          </table:table-cell>
          <table:table-cell table:style-name="ce45" table:formula="of:=MIN([.W2:.W12])" office:value-type="percentage" office:value="0.535031847133758" calcext:value-type="percentage">
            <text:p>53,50 %</text:p>
          </table:table-cell>
          <table:table-cell table:style-name="ce47" table:formula="of:=MIN([.X2:.X12])" office:value-type="float" office:value="17014" calcext:value-type="float">
            <text:p>17014,0</text:p>
          </table:table-cell>
          <table:table-cell table:style-name="ce47" table:formula="of:=MIN([.Y2:.Y12])" office:value-type="float" office:value="13881" calcext:value-type="float">
            <text:p>13881,0</text:p>
          </table:table-cell>
          <table:table-cell table:style-name="ce47" table:formula="of:=MIN([.Z2:.Z12])" office:value-type="float" office:value="12596" calcext:value-type="float">
            <text:p>12596,0</text:p>
          </table:table-cell>
          <table:table-cell table:style-name="ce47" table:formula="of:=MIN([.AA2:.AA12])" office:value-type="float" office:value="20922" calcext:value-type="float">
            <text:p>20922,0</text:p>
          </table:table-cell>
          <table:table-cell table:style-name="ce47" table:formula="of:=MIN([.AB2:.AB12])" office:value-type="float" office:value="1081588" calcext:value-type="float">
            <text:p>1081588,0</text:p>
          </table:table-cell>
          <table:table-cell table:style-name="ce47" table:formula="of:=MIN([.AC2:.AC12])" office:value-type="float" office:value="18668" calcext:value-type="float">
            <text:p>18668,0</text:p>
          </table:table-cell>
          <table:table-cell table:style-name="ce47" table:formula="of:=MIN([.AD2:.AD12])" office:value-type="float" office:value="18.23046875" calcext:value-type="float">
            <text:p>18,2</text:p>
          </table:table-cell>
          <table:table-cell table:style-name="ce47" table:formula="of:=MIN([.AE2:.AE12])" office:value-type="float" office:value="-239.30859375" calcext:value-type="float">
            <text:p>-239,3</text:p>
          </table:table-cell>
          <table:table-cell table:style-name="ce47" table:formula="of:=MIN([.AF2:.AF12])" office:value-type="float" office:value="-201.140625" calcext:value-type="float">
            <text:p>-201,1</text:p>
          </table:table-cell>
          <table:table-cell table:style-name="ce47" table:formula="of:=MIN([.AG2:.AG12])" office:value-type="float" office:value="0.349936292918455" calcext:value-type="float">
            <text:p>0,3</text:p>
          </table:table-cell>
        </table:table-row>
        <table:table-row table:style-name="ro1">
          <table:table-cell table:style-name="ce4" office:value-type="string" calcext:value-type="string">
            <text:p>Max</text:p>
          </table:table-cell>
          <table:table-cell table:style-name="ce47" table:formula="of:=MAX([.B2:.B12])" office:value-type="float" office:value="6301609" calcext:value-type="float">
            <text:p>6301609,0</text:p>
          </table:table-cell>
          <table:table-cell table:style-name="ce47" table:formula="of:=MAX([.C2:.C12])" office:value-type="float" office:value="10502674" calcext:value-type="float">
            <text:p>10502674,0</text:p>
          </table:table-cell>
          <table:table-cell table:style-name="ce47" table:formula="of:=MAX([.D2:.D12])" office:value-type="float" office:value="8679280.44" calcext:value-type="float">
            <text:p>8679280,4</text:p>
          </table:table-cell>
          <table:table-cell table:style-name="ce47" table:formula="of:=MAX([.E2:.E12])" office:value-type="float" office:value="9320085" calcext:value-type="float">
            <text:p>9320085,0</text:p>
          </table:table-cell>
          <table:table-cell table:style-name="ce47" table:formula="of:=MAX([.F2:.F12])" office:value-type="float" office:value="1438057.7" calcext:value-type="float">
            <text:p>1438057,7</text:p>
          </table:table-cell>
          <table:table-cell table:style-name="ce47" table:formula="of:=MAX([.G2:.G12])" office:value-type="float" office:value="0.9997" calcext:value-type="float">
            <text:p>1,0</text:p>
          </table:table-cell>
          <table:table-cell table:style-name="ce47" table:formula="of:=MAX([.H2:.H12])" office:value-type="float" office:value="0.995" calcext:value-type="float">
            <text:p>1,0</text:p>
          </table:table-cell>
          <table:table-cell table:style-name="ce47" table:formula="of:=MAX([.I2:.I12])" office:value-type="float" office:value="0.982" calcext:value-type="float">
            <text:p>1,0</text:p>
          </table:table-cell>
          <table:table-cell table:style-name="ce47" table:formula="of:=MAX([.J2:.J12])" office:value-type="float" office:value="0.933" calcext:value-type="float">
            <text:p>0,9</text:p>
          </table:table-cell>
          <table:table-cell table:style-name="ce47" table:formula="of:=MAX([.K2:.K12])" office:value-type="float" office:value="0.832" calcext:value-type="float">
            <text:p>0,8</text:p>
          </table:table-cell>
          <table:table-cell table:style-name="ce47" table:formula="of:=MAX([.L2:.L12])" office:value-type="float" office:value="549548" calcext:value-type="float">
            <text:p>549548,0</text:p>
          </table:table-cell>
          <table:table-cell table:style-name="ce47" table:formula="of:=MAX([.M2:.M12])" office:value-type="float" office:value="6435.4" calcext:value-type="float">
            <text:p>6435,4</text:p>
          </table:table-cell>
          <table:table-cell table:style-name="ce47" table:formula="of:=MAX([.N2:.N12])" office:value-type="float" office:value="12924000" calcext:value-type="float">
            <text:p>12924000,0</text:p>
          </table:table-cell>
          <table:table-cell table:style-name="ce47" table:formula="of:=MAX([.O2:.O12])" office:value-type="float" office:value="10500000" calcext:value-type="float">
            <text:p>10500000,0</text:p>
          </table:table-cell>
          <table:table-cell table:style-name="ce47" table:formula="of:=MAX([.P2:.P12])" office:value-type="float" office:value="948.4" calcext:value-type="float">
            <text:p>948,4</text:p>
          </table:table-cell>
          <table:table-cell table:style-name="ce47" table:formula="of:=MAX([.Q2:.Q12])" office:value-type="float" office:value="26855" calcext:value-type="float">
            <text:p>26855,0</text:p>
          </table:table-cell>
          <table:table-cell table:style-name="ce47" table:formula="of:=MAX([.R2:.R12])" office:value-type="float" office:value="458716" calcext:value-type="float">
            <text:p>458716,0</text:p>
          </table:table-cell>
          <table:table-cell table:style-name="ce47" table:formula="of:=MAX([.S2:.S12])" office:value-type="float" office:value="751840" calcext:value-type="float">
            <text:p>751840,0</text:p>
          </table:table-cell>
          <table:table-cell table:style-name="ce47" table:formula="of:=MAX([.T2:.T12])" office:value-type="float" office:value="448" calcext:value-type="float">
            <text:p>448,0</text:p>
          </table:table-cell>
          <table:table-cell table:style-name="ce47" table:formula="of:=MAX([.U2:.U12])" office:value-type="float" office:value="735" calcext:value-type="float">
            <text:p>735,0</text:p>
          </table:table-cell>
          <table:table-cell table:style-name="ce47" table:formula="of:=MAX([.V2:.V12])" office:value-type="float" office:value="183" calcext:value-type="float">
            <text:p>183,0</text:p>
          </table:table-cell>
          <table:table-cell table:style-name="ce45" table:formula="of:=MAX([.W2:.W12])" office:value-type="percentage" office:value="4.97297297297297" calcext:value-type="percentage">
            <text:p>497,30 %</text:p>
          </table:table-cell>
          <table:table-cell table:style-name="ce47" table:formula="of:=MAX([.X2:.X12])" office:value-type="float" office:value="652127" calcext:value-type="float">
            <text:p>652127,0</text:p>
          </table:table-cell>
          <table:table-cell table:style-name="ce47" table:formula="of:=MAX([.Y2:.Y12])" office:value-type="float" office:value="865760" calcext:value-type="float">
            <text:p>865760,0</text:p>
          </table:table-cell>
          <table:table-cell table:style-name="ce47" table:formula="of:=MAX([.Z2:.Z12])" office:value-type="float" office:value="1280917" calcext:value-type="float">
            <text:p>1280917,0</text:p>
          </table:table-cell>
          <table:table-cell table:style-name="ce47" table:formula="of:=MAX([.AA2:.AA12])" office:value-type="float" office:value="947389" calcext:value-type="float">
            <text:p>947389,0</text:p>
          </table:table-cell>
          <table:table-cell table:style-name="ce47" table:formula="of:=MAX([.AB2:.AB12])" office:value-type="float" office:value="1081992" calcext:value-type="float">
            <text:p>1081992,0</text:p>
          </table:table-cell>
          <table:table-cell table:style-name="ce47" table:formula="of:=MAX([.AC2:.AC12])" office:value-type="float" office:value="629728" calcext:value-type="float">
            <text:p>629728,0</text:p>
          </table:table-cell>
          <table:table-cell table:style-name="ce47" table:formula="of:=MAX([.AD2:.AD12])" office:value-type="float" office:value="614.96875" calcext:value-type="float">
            <text:p>615,0</text:p>
          </table:table-cell>
          <table:table-cell table:style-name="ce47" table:formula="of:=MAX([.AE2:.AE12])" office:value-type="float" office:value="166.96875" calcext:value-type="float">
            <text:p>167,0</text:p>
          </table:table-cell>
          <table:table-cell table:style-name="ce47" table:formula="of:=MAX([.AF2:.AF12])" office:value-type="float" office:value="22.58984375" calcext:value-type="float">
            <text:p>22,6</text:p>
          </table:table-cell>
          <table:table-cell table:style-name="ce47" table:formula="of:=MAX([.AG2:.AG12])" office:value-type="float" office:value="1.61053631756757" calcext:value-type="float">
            <text:p>1,6</text:p>
          </table:table-cell>
        </table:table-row>
        <table:table-row table:style-name="ro1">
          <table:table-cell table:style-name="ce4" office:value-type="string" calcext:value-type="string">
            <text:p>Suma</text:p>
          </table:table-cell>
          <table:table-cell table:style-name="ce48" table:formula="of:=SUM([.B2:.B12])" office:value-type="float" office:value="6328695" calcext:value-type="float">
            <text:p>6328695,00</text:p>
          </table:table-cell>
          <table:table-cell table:style-name="ce48" table:formula="of:=SUM([.C2:.C12])" office:value-type="float" office:value="11127568" calcext:value-type="float">
            <text:p>11127568,00</text:p>
          </table:table-cell>
          <table:table-cell table:style-name="ce48" table:formula="of:=SUM([.D2:.D12])" office:value-type="float" office:value="8739929.27" calcext:value-type="float">
            <text:p>8739929,27</text:p>
          </table:table-cell>
          <table:table-cell table:style-name="ce48" table:formula="of:=SUM([.E2:.E12])" office:value-type="float" office:value="9370103" calcext:value-type="float">
            <text:p>9370103,00</text:p>
          </table:table-cell>
          <table:table-cell table:style-name="ce48" table:formula="of:=SUM([.F2:.F12])" office:value-type="float" office:value="1483412.72" calcext:value-type="float">
            <text:p>1483412,72</text:p>
          </table:table-cell>
          <table:table-cell table:style-name="ce48" table:formula="of:=SUM([.G2:.G12])" office:value-type="float" office:value="10.6175" calcext:value-type="float">
            <text:p>10,62</text:p>
          </table:table-cell>
          <table:table-cell table:style-name="ce48" table:formula="of:=SUM([.H2:.H12])" office:value-type="float" office:value="9.906" calcext:value-type="float">
            <text:p>9,91</text:p>
          </table:table-cell>
          <table:table-cell table:style-name="ce48" table:formula="of:=SUM([.I2:.I12])" office:value-type="float" office:value="8.997" calcext:value-type="float">
            <text:p>9,00</text:p>
          </table:table-cell>
          <table:table-cell table:style-name="ce48" table:formula="of:=SUM([.J2:.J12])" office:value-type="float" office:value="6.318" calcext:value-type="float">
            <text:p>6,32</text:p>
          </table:table-cell>
          <table:table-cell table:style-name="ce48" table:formula="of:=SUM([.K2:.K12])" office:value-type="float" office:value="3.504" calcext:value-type="float">
            <text:p>3,50</text:p>
          </table:table-cell>
          <table:table-cell table:style-name="ce48" table:formula="of:=SUM([.L2:.L12])" office:value-type="float" office:value="5276002" calcext:value-type="float">
            <text:p>5276002,00</text:p>
          </table:table-cell>
          <table:table-cell table:style-name="ce48" table:formula="of:=SUM([.M2:.M12])" office:value-type="float" office:value="54672" calcext:value-type="float">
            <text:p>54672,00</text:p>
          </table:table-cell>
          <table:table-cell table:style-name="ce48" table:formula="of:=SUM([.N2:.N12])" office:value-type="float" office:value="132614600" calcext:value-type="float">
            <text:p>132614600,00</text:p>
          </table:table-cell>
          <table:table-cell table:style-name="ce48" table:formula="of:=SUM([.O2:.O12])" office:value-type="float" office:value="78580000" calcext:value-type="float">
            <text:p>78580000,00</text:p>
          </table:table-cell>
          <table:table-cell table:style-name="ce48" table:formula="of:=SUM([.P2:.P12])" office:value-type="float" office:value="9480.4" calcext:value-type="float">
            <text:p>9480,40</text:p>
          </table:table-cell>
          <table:table-cell table:style-name="ce48" table:formula="of:=SUM([.Q2:.Q12])" office:value-type="float" office:value="221818.8" calcext:value-type="float">
            <text:p>221818,80</text:p>
          </table:table-cell>
          <table:table-cell table:style-name="ce48" table:formula="of:=SUM([.R2:.R12])" office:value-type="float" office:value="2926888" calcext:value-type="float">
            <text:p>2926888,00</text:p>
          </table:table-cell>
          <table:table-cell table:style-name="ce48" table:formula="of:=SUM([.S2:.S12])" office:value-type="float" office:value="3555376" calcext:value-type="float">
            <text:p>3555376,00</text:p>
          </table:table-cell>
          <table:table-cell table:style-name="ce48" table:formula="of:=SUM([.T2:.T12])" office:value-type="float" office:value="2862" calcext:value-type="float">
            <text:p>2862,00</text:p>
          </table:table-cell>
          <table:table-cell table:style-name="ce48" table:formula="of:=SUM([.U2:.U12])" office:value-type="float" office:value="3478" calcext:value-type="float">
            <text:p>3478,00</text:p>
          </table:table-cell>
          <table:table-cell table:style-name="ce48" table:formula="of:=SUM([.V2:.V12])" office:value-type="float" office:value="-616" calcext:value-type="float">
            <text:p>-616,00</text:p>
          </table:table-cell>
          <table:table-cell table:style-name="ce45" table:formula="of:=SUM([.W2:.W12])" office:value-type="percentage" office:value="14.83184056052" calcext:value-type="percentage">
            <text:p>1483,18 %</text:p>
          </table:table-cell>
          <table:table-cell table:style-name="ce48" table:formula="of:=SUM([.X2:.X12])" office:value-type="float" office:value="3695223" calcext:value-type="float">
            <text:p>3695223,00</text:p>
          </table:table-cell>
          <table:table-cell table:style-name="ce48" table:formula="of:=SUM([.Y2:.Y12])" office:value-type="float" office:value="3634205" calcext:value-type="float">
            <text:p>3634205,00</text:p>
          </table:table-cell>
          <table:table-cell table:style-name="ce48" table:formula="of:=SUM([.Z2:.Z12])" office:value-type="float" office:value="4661516" calcext:value-type="float">
            <text:p>4661516,00</text:p>
          </table:table-cell>
          <table:table-cell table:style-name="ce48" table:formula="of:=SUM([.AA2:.AA12])" office:value-type="float" office:value="3711245" calcext:value-type="float">
            <text:p>3711245,00</text:p>
          </table:table-cell>
          <table:table-cell table:style-name="ce48" table:formula="of:=SUM([.AB2:.AB12])" office:value-type="float" office:value="11898680" calcext:value-type="float">
            <text:p>11898680,00</text:p>
          </table:table-cell>
          <table:table-cell table:style-name="ce48" table:formula="of:=SUM([.AC2:.AC12])" office:value-type="float" office:value="2354800" calcext:value-type="float">
            <text:p>2354800,00</text:p>
          </table:table-cell>
          <table:table-cell table:style-name="ce48" table:formula="of:=SUM([.AD2:.AD12])" office:value-type="float" office:value="2299.609375" calcext:value-type="float">
            <text:p>2299,61</text:p>
          </table:table-cell>
          <table:table-cell table:style-name="ce48" table:formula="of:=SUM([.AE2:.AE12])" office:value-type="float" office:value="-562.390625" calcext:value-type="float">
            <text:p>-562,39</text:p>
          </table:table-cell>
          <table:table-cell table:style-name="ce48" table:formula="of:=SUM([.AF2:.AF12])" office:value-type="float" office:value="-1178.390625" calcext:value-type="float">
            <text:p>-1178,39</text:p>
          </table:table-cell>
          <table:table-cell table:style-name="ce48" table:formula="of:=SUM([.AG2:.AG12])" office:value-type="float" office:value="8.43925530491454" calcext:value-type="float">
            <text:p>8,44</text:p>
          </table:table-cell>
        </table:table-row>
        <table:table-row table:style-name="ro1" table:number-rows-repeated="14">
          <table:table-cell table:number-columns-repeated="33"/>
        </table:table-row>
        <table:table-row table:style-name="ro1" table:number-rows-repeated="10">
          <table:table-cell table:number-columns-repeated="17"/>
          <table:table-cell table:style-name="ce48"/>
          <table:table-cell table:number-columns-repeated="15"/>
        </table:table-row>
        <table:table-row table:style-name="ro1">
          <table:table-cell table:number-columns-repeated="17"/>
          <table:table-cell table:style-name="ce48"/>
          <table:table-cell table:number-columns-repeated="15"/>
        </table:table-row>
      </table:table>
      <table:table table:name="Stats madrid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id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tensidad</text:p>
          </table:table-cell>
          <table:table-cell office:value-type="float" office:value="240" calcext:value-type="float">
            <text:p>2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pación</text:p>
          </table:table-cell>
          <table:table-cell office:value-type="float" office:value="241" calcext:value-type="float">
            <text:p>2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ga</text:p>
          </table:table-cell>
          <table:table-cell office:value-type="float" office:value="241" calcext:value-type="float">
            <text:p>2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float" office:value="232" calcext:value-type="float">
            <text:p>23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TAI</text:p>
          </table:table-cell>
          <table:table-cell office:value-type="string" calcext:value-type="string">
            <text:p>Intensidad</text:p>
          </table:table-cell>
          <table:table-cell office:value-type="string" calcext:value-type="string">
            <text:p>Ocupación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Velocidad</text:p>
          </table:table-cell>
          <table:table-cell/>
          <table:table-cell office:value-type="string" calcext:value-type="string">
            <text:p>STAI</text:p>
          </table:table-cell>
          <table:table-cell office:value-type="string" calcext:value-type="string">
            <text:p>50 m</text:p>
          </table:table-cell>
          <table:table-cell office:value-type="string" calcext:value-type="string">
            <text:p>100 m</text:p>
          </table:table-cell>
          <table:table-cell office:value-type="string" calcext:value-type="string">
            <text:p>150 m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2 closests</text:p>
          </table:table-cell>
          <table:table-cell office:value-type="string" calcext:value-type="string">
            <text:p>5 groups</text:p>
          </table:table-cell>
        </table:table-row>
        <table:table-row table:style-name="ro1">
          <table:table-cell office:value-type="string" calcext:value-type="string">
            <text:p>50 m</text:p>
          </table:table-cell>
          <table:table-cell office:value-type="float" office:value="0.2226" calcext:value-type="float">
            <text:p>0,2226</text:p>
          </table:table-cell>
          <table:table-cell office:value-type="float" office:value="-0.0119" calcext:value-type="float">
            <text:p>-0,0119</text:p>
          </table:table-cell>
          <table:table-cell office:value-type="float" office:value="0.1167" calcext:value-type="float">
            <text:p>0,1167</text:p>
          </table:table-cell>
          <table:table-cell office:value-type="float" office:value="0.3397" calcext:value-type="float">
            <text:p>0,3397</text:p>
          </table:table-cell>
          <table:table-cell/>
          <table:table-cell office:value-type="string" calcext:value-type="string">
            <text:p>Intensidad</text:p>
          </table:table-cell>
          <table:table-cell office:value-type="float" office:value="0.2226" calcext:value-type="float">
            <text:p>0,2226</text:p>
          </table:table-cell>
          <table:table-cell office:value-type="float" office:value="0.2463" calcext:value-type="float">
            <text:p>0,2463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1218" calcext:value-type="float">
            <text:p>0,1218</text:p>
          </table:table-cell>
          <table:table-cell office:value-type="float" office:value="0.1282" calcext:value-type="float">
            <text:p>0,1282</text:p>
          </table:table-cell>
          <table:table-cell office:value-type="float" office:value="0.4597" calcext:value-type="float">
            <text:p>0,4597</text:p>
          </table:table-cell>
        </table:table-row>
        <table:table-row table:style-name="ro1">
          <table:table-cell office:value-type="string" calcext:value-type="string">
            <text:p>100 m</text:p>
          </table:table-cell>
          <table:table-cell office:value-type="float" office:value="0.2463" calcext:value-type="float">
            <text:p>0,2463</text:p>
          </table:table-cell>
          <table:table-cell office:value-type="float" office:value="-0.0338" calcext:value-type="float">
            <text:p>-0,0338</text:p>
          </table:table-cell>
          <table:table-cell office:value-type="float" office:value="0.1462" calcext:value-type="float">
            <text:p>0,1462</text:p>
          </table:table-cell>
          <table:table-cell office:value-type="float" office:value="0.3029" calcext:value-type="float">
            <text:p>0,3029</text:p>
          </table:table-cell>
          <table:table-cell/>
          <table:table-cell office:value-type="string" calcext:value-type="string">
            <text:p>Ocupación</text:p>
          </table:table-cell>
          <table:table-cell office:value-type="float" office:value="-0.0119" calcext:value-type="float">
            <text:p>-0,0119</text:p>
          </table:table-cell>
          <table:table-cell office:value-type="float" office:value="-0.0338" calcext:value-type="float">
            <text:p>-0,0338</text:p>
          </table:table-cell>
          <table:table-cell office:value-type="float" office:value="-0.0255" calcext:value-type="float">
            <text:p>-0,0255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377" calcext:value-type="float">
            <text:p>0,0377</text:p>
          </table:table-cell>
          <table:table-cell office:value-type="float" office:value="0.1204" calcext:value-type="float">
            <text:p>0,1204</text:p>
          </table:table-cell>
        </table:table-row>
        <table:table-row table:style-name="ro1">
          <table:table-cell office:value-type="string" calcext:value-type="string">
            <text:p>150 m</text:p>
          </table:table-cell>
          <table:table-cell office:value-type="float" office:value="0.1727" calcext:value-type="float">
            <text:p>0,1727</text:p>
          </table:table-cell>
          <table:table-cell office:value-type="float" office:value="-0.0255" calcext:value-type="float">
            <text:p>-0,0255</text:p>
          </table:table-cell>
          <table:table-cell office:value-type="float" office:value="0.1234" calcext:value-type="float">
            <text:p>0,1234</text:p>
          </table:table-cell>
          <table:table-cell office:value-type="float" office:value="0.2472" calcext:value-type="float">
            <text:p>0,2472</text:p>
          </table:table-cell>
          <table:table-cell/>
          <table:table-cell office:value-type="string" calcext:value-type="string">
            <text:p>Carga</text:p>
          </table:table-cell>
          <table:table-cell office:value-type="float" office:value="0.1167" calcext:value-type="float">
            <text:p>0,1167</text:p>
          </table:table-cell>
          <table:table-cell office:value-type="float" office:value="0.1462" calcext:value-type="float">
            <text:p>0,1462</text:p>
          </table:table-cell>
          <table:table-cell office:value-type="float" office:value="0.1234" calcext:value-type="float">
            <text:p>0,1234</text:p>
          </table:table-cell>
          <table:table-cell office:value-type="float" office:value="0.1257" calcext:value-type="float">
            <text:p>0,1257</text:p>
          </table:table-cell>
          <table:table-cell office:value-type="float" office:value="0.1852" calcext:value-type="float">
            <text:p>0,1852</text:p>
          </table:table-cell>
          <table:table-cell office:value-type="float" office:value="0.2133" calcext:value-type="float">
            <text:p>0,2133</text:p>
          </table:table-cell>
        </table:table-row>
        <table:table-row table:style-name="ro1">
          <table:table-cell office:value-type="string" calcext:value-type="string">
            <text:p>250 m</text:p>
          </table:table-cell>
          <table:table-cell office:value-type="float" office:value="0.1218" calcext:value-type="float">
            <text:p>0,1218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1257" calcext:value-type="float">
            <text:p>0,1257</text:p>
          </table:table-cell>
          <table:table-cell office:value-type="float" office:value="0.2088" calcext:value-type="float">
            <text:p>0,2088</text:p>
          </table:table-cell>
          <table:table-cell/>
          <table:table-cell office:value-type="string" calcext:value-type="string">
            <text:p>Velocidad</text:p>
          </table:table-cell>
          <table:table-cell office:value-type="float" office:value="0.3397" calcext:value-type="float">
            <text:p>0,3397</text:p>
          </table:table-cell>
          <table:table-cell office:value-type="float" office:value="0.3029" calcext:value-type="float">
            <text:p>0,3029</text:p>
          </table:table-cell>
          <table:table-cell office:value-type="float" office:value="0.2472" calcext:value-type="float">
            <text:p>0,2472</text:p>
          </table:table-cell>
          <table:table-cell office:value-type="float" office:value="0.2088" calcext:value-type="float">
            <text:p>0,2088</text:p>
          </table:table-cell>
          <table:table-cell office:value-type="float" office:value="0.2162" calcext:value-type="float">
            <text:p>0,2162</text:p>
          </table:table-cell>
          <table:table-cell office:value-type="float" office:value="0.2235" calcext:value-type="float">
            <text:p>0,2235</text:p>
          </table:table-cell>
        </table:table-row>
        <table:table-row table:style-name="ro1">
          <table:table-cell office:value-type="string" calcext:value-type="string">
            <text:p>2 closests</text:p>
          </table:table-cell>
          <table:table-cell office:value-type="float" office:value="0.1282" calcext:value-type="float">
            <text:p>0,1282</text:p>
          </table:table-cell>
          <table:table-cell office:value-type="float" office:value="0.0377" calcext:value-type="float">
            <text:p>0,0377</text:p>
          </table:table-cell>
          <table:table-cell office:value-type="float" office:value="0.1852" calcext:value-type="float">
            <text:p>0,1852</text:p>
          </table:table-cell>
          <table:table-cell office:value-type="float" office:value="0.2162" calcext:value-type="float">
            <text:p>0,2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 groups</text:p>
          </table:table-cell>
          <table:table-cell office:value-type="float" office:value="0.4597" calcext:value-type="float">
            <text:p>0,4597</text:p>
          </table:table-cell>
          <table:table-cell office:value-type="float" office:value="0.1204" calcext:value-type="float">
            <text:p>0,1204</text:p>
          </table:table-cell>
          <table:table-cell office:value-type="float" office:value="0.2133" calcext:value-type="float">
            <text:p>0,2133</text:p>
          </table:table-cell>
          <table:table-cell office:value-type="float" office:value="0.2235" calcext:value-type="float">
            <text:p>0,223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I</text:p>
          </table:table-cell>
          <table:table-cell office:value-type="string" calcext:value-type="string">
            <text:p>Intensidad</text:p>
          </table:table-cell>
          <table:table-cell office:value-type="string" calcext:value-type="string">
            <text:p>Ocupación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Velocidad</text:p>
          </table:table-cell>
          <table:table-cell/>
          <table:table-cell office:value-type="string" calcext:value-type="string">
            <text:p>TAI</text:p>
          </table:table-cell>
          <table:table-cell office:value-type="string" calcext:value-type="string">
            <text:p>Temporal L1</text:p>
          </table:table-cell>
          <table:table-cell office:value-type="string" calcext:value-type="string">
            <text:p>Temporal L2</text:p>
          </table:table-cell>
          <table:table-cell office:value-type="string" calcext:value-type="string">
            <text:p>Temporal L5</text:p>
          </table:table-cell>
          <table:table-cell office:value-type="string" calcext:value-type="string">
            <text:p>Temporal L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 L1</text:p>
          </table:table-cell>
          <table:table-cell office:value-type="float" office:value="0.964" calcext:value-type="float">
            <text:p>0,964</text:p>
          </table:table-cell>
          <table:table-cell office:value-type="float" office:value="0.877" calcext:value-type="float">
            <text:p>0,877</text:p>
          </table:table-cell>
          <table:table-cell office:value-type="float" office:value="0.963" calcext:value-type="float">
            <text:p>0,963</text:p>
          </table:table-cell>
          <table:table-cell office:value-type="float" office:value="0.847" calcext:value-type="float">
            <text:p>0,847</text:p>
          </table:table-cell>
          <table:table-cell/>
          <table:table-cell office:value-type="string" calcext:value-type="string">
            <text:p>Intensidad</text:p>
          </table:table-cell>
          <table:table-cell office:value-type="float" office:value="0.964" calcext:value-type="float">
            <text:p>0,964</text:p>
          </table:table-cell>
          <table:table-cell office:value-type="float" office:value="0.931" calcext:value-type="float">
            <text:p>0,931</text:p>
          </table:table-cell>
          <table:table-cell office:value-type="float" office:value="0.804" calcext:value-type="float">
            <text:p>0,804</text:p>
          </table:table-cell>
          <table:table-cell office:value-type="float" office:value="0.572" calcext:value-type="float">
            <text:p>0,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 L2</text:p>
          </table:table-cell>
          <table:table-cell office:value-type="float" office:value="0.931" calcext:value-type="float">
            <text:p>0,931</text:p>
          </table:table-cell>
          <table:table-cell office:value-type="float" office:value="0.799" calcext:value-type="float">
            <text:p>0,799</text:p>
          </table:table-cell>
          <table:table-cell office:value-type="float" office:value="0.933" calcext:value-type="float">
            <text:p>0,933</text:p>
          </table:table-cell>
          <table:table-cell office:value-type="float" office:value="0.767" calcext:value-type="float">
            <text:p>0,767</text:p>
          </table:table-cell>
          <table:table-cell/>
          <table:table-cell office:value-type="string" calcext:value-type="string">
            <text:p>Ocupación</text:p>
          </table:table-cell>
          <table:table-cell office:value-type="float" office:value="0.877" calcext:value-type="float">
            <text:p>0,877</text:p>
          </table:table-cell>
          <table:table-cell office:value-type="float" office:value="0.799" calcext:value-type="float">
            <text:p>0,799</text:p>
          </table:table-cell>
          <table:table-cell office:value-type="float" office:value="0.622" calcext:value-type="float">
            <text:p>0,622</text:p>
          </table:table-cell>
          <table:table-cell office:value-type="float" office:value="0.391" calcext:value-type="float">
            <text:p>0,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 L5</text:p>
          </table:table-cell>
          <table:table-cell office:value-type="float" office:value="0.804" calcext:value-type="float">
            <text:p>0,804</text:p>
          </table:table-cell>
          <table:table-cell office:value-type="float" office:value="0.622" calcext:value-type="float">
            <text:p>0,622</text:p>
          </table:table-cell>
          <table:table-cell office:value-type="float" office:value="0.813" calcext:value-type="float">
            <text:p>0,813</text:p>
          </table:table-cell>
          <table:table-cell office:value-type="float" office:value="0.544" calcext:value-type="float">
            <text:p>0,544</text:p>
          </table:table-cell>
          <table:table-cell/>
          <table:table-cell office:value-type="string" calcext:value-type="string">
            <text:p>Carga</text:p>
          </table:table-cell>
          <table:table-cell office:value-type="float" office:value="0.963" calcext:value-type="float">
            <text:p>0,963</text:p>
          </table:table-cell>
          <table:table-cell office:value-type="float" office:value="0.933" calcext:value-type="float">
            <text:p>0,933</text:p>
          </table:table-cell>
          <table:table-cell office:value-type="float" office:value="0.813" calcext:value-type="float">
            <text:p>0,813</text:p>
          </table:table-cell>
          <table:table-cell office:value-type="float" office:value="0.578" calcext:value-type="float">
            <text:p>0,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 L10</text:p>
          </table:table-cell>
          <table:table-cell office:value-type="float" office:value="0.572" calcext:value-type="float">
            <text:p>0,572</text:p>
          </table:table-cell>
          <table:table-cell office:value-type="float" office:value="0.391" calcext:value-type="float">
            <text:p>0,391</text:p>
          </table:table-cell>
          <table:table-cell office:value-type="float" office:value="0.578" calcext:value-type="float">
            <text:p>0,578</text:p>
          </table:table-cell>
          <table:table-cell office:value-type="float" office:value="0.243" calcext:value-type="float">
            <text:p>0,243</text:p>
          </table:table-cell>
          <table:table-cell/>
          <table:table-cell office:value-type="string" calcext:value-type="string">
            <text:p>Velocidad</text:p>
          </table:table-cell>
          <table:table-cell office:value-type="float" office:value="0.847" calcext:value-type="float">
            <text:p>0,847</text:p>
          </table:table-cell>
          <table:table-cell office:value-type="float" office:value="0.767" calcext:value-type="float">
            <text:p>0,767</text:p>
          </table:table-cell>
          <table:table-cell office:value-type="float" office:value="0.544" calcext:value-type="float">
            <text:p>0,544</text:p>
          </table:table-cell>
          <table:table-cell office:value-type="float" office:value="0.243" calcext:value-type="float">
            <text:p>0,243</text:p>
          </table:table-cell>
          <table:table-cell table:number-columns-repeated="2"/>
        </table:table-row>
      </table:table>
      <table:table table:name="filesize madri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7"/>
        <table:table-column table:style-name="co1" table:number-columns-repeated="5" table:default-cell-style-name="Default"/>
        <table:table-column table:style-name="co1" table:number-columns-repeated="4" table:default-cell-style-name="ce8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{32bits}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{GC_5groups}</text:p>
          </table:table-cell>
          <table:table-cell table:style-name="Default" office:value-type="string" calcext:value-type="string">
            <text:p>sd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Intesidad</text:p>
          </table:table-cell>
          <table:table-cell table:formula="of:=240*35136*4/1024" office:value-type="float" office:value="32940" calcext:value-type="float">
            <text:p>32940</text:p>
          </table:table-cell>
          <table:table-cell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float" office:value="12783" calcext:value-type="float">
            <text:p>12783</text:p>
          </table:table-cell>
          <table:table-cell office:value-type="string" calcext:value-type="string">
            <text:p>588.06</text:p>
          </table:table-cell>
          <table:table-cell office:value-type="float" office:value="0" calcext:value-type="float">
            <text:p>0</text:p>
          </table:table-cell>
          <table:table-cell office:value-type="float" office:value="8452" calcext:value-type="float">
            <text:p>8452</text:p>
          </table:table-cell>
          <table:table-cell office:value-type="string" calcext:value-type="string">
            <text:p>1294.3</text:p>
          </table:table-cell>
        </table:table-row>
        <table:table-row table:style-name="ro1">
          <table:table-cell office:value-type="string" calcext:value-type="string">
            <text:p>Ocupacion</text:p>
          </table:table-cell>
          <table:table-cell table:formula="of:=241*35136*4/1024" office:value-type="float" office:value="33077.25" calcext:value-type="float">
            <text:p>33077</text:p>
          </table:table-cell>
          <table:table-cell office:value-type="float" office:value="6671" calcext:value-type="float">
            <text:p>6671</text:p>
          </table:table-cell>
          <table:table-cell office:value-type="float" office:value="5436" calcext:value-type="float">
            <text:p>5436</text:p>
          </table:table-cell>
          <table:table-cell office:value-type="float" office:value="4965" calcext:value-type="float">
            <text:p>4965</text:p>
          </table:table-cell>
          <table:table-cell office:value-type="float" office:value="4823" calcext:value-type="float">
            <text:p>4823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6.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55</text:p>
          </table:table-cell>
        </table:table-row>
        <table:table-row table:style-name="ro1">
          <table:table-cell office:value-type="string" calcext:value-type="string">
            <text:p>Carga</text:p>
          </table:table-cell>
          <table:table-cell table:formula="of:=241*35136*4/1024" office:value-type="float" office:value="33077.25" calcext:value-type="float">
            <text:p>33077</text:p>
          </table:table-cell>
          <table:table-cell office:value-type="float" office:value="7147" calcext:value-type="float">
            <text:p>7147</text:p>
          </table:table-cell>
          <table:table-cell office:value-type="float" office:value="9260" calcext:value-type="float">
            <text:p>9260</text:p>
          </table:table-cell>
          <table:table-cell office:value-type="float" office:value="9828" calcext:value-type="float">
            <text:p>9828</text:p>
          </table:table-cell>
          <table:table-cell office:value-type="float" office:value="8302" calcext:value-type="float">
            <text:p>8302</text:p>
          </table:table-cell>
          <table:table-cell office:value-type="float" office:value="7933" calcext:value-type="float">
            <text:p>7933</text:p>
          </table:table-cell>
          <table:table-cell office:value-type="string" calcext:value-type="string">
            <text:p>26.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6.10</text:p>
          </table:table-cell>
        </table:table-row>
        <table:table-row table:style-name="ro1">
          <table:table-cell office:value-type="string" calcext:value-type="string">
            <text:p>Velocidad</text:p>
          </table:table-cell>
          <table:table-cell table:formula="of:=232*35136*4/1024" office:value-type="float" office:value="31842" calcext:value-type="float">
            <text:p>31842</text:p>
          </table:table-cell>
          <table:table-cell office:value-type="float" office:value="6881" calcext:value-type="float">
            <text:p>6881</text:p>
          </table:table-cell>
          <table:table-cell office:value-type="float" office:value="10627" calcext:value-type="float">
            <text:p>10627</text:p>
          </table:table-cell>
          <table:table-cell office:value-type="float" office:value="12269" calcext:value-type="float">
            <text:p>12269</text:p>
          </table:table-cell>
          <table:table-cell office:value-type="float" office:value="9889" calcext:value-type="float">
            <text:p>9889</text:p>
          </table:table-cell>
          <table:table-cell office:value-type="float" office:value="8070" calcext:value-type="float">
            <text:p>8070</text:p>
          </table:table-cell>
          <table:table-cell office:value-type="string" calcext:value-type="string">
            <text:p>18.76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69.95</text:p>
          </table:table-cell>
        </table:table-row>
      </table:table>
      <table:named-expressions/>
      <table:database-ranges>
        <table:database-range table:name="__Anonymous_Sheet_DB__7" table:target-range-address="'Resultados EEG'.A1:'Resultados EEG'.AF12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24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-00-0000</text:date>, <text:time style:data-style-name="N2" text:time-value="15:57:37.30293026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02:01:09.730865023</meta:creation-date>
    <dc:date>2025-06-12T01:09:52.544153660</dc:date>
    <meta:editing-duration>P7DT22H6M38S</meta:editing-duration>
    <meta:editing-cycles>26</meta:editing-cycles>
    <meta:generator>LibreOffice/24.2.7.2$Linux_X86_64 LibreOffice_project/420$Build-2</meta:generator>
    <meta:document-statistic meta:table-count="11" meta:cell-count="10801" meta:object-count="0"/>
  </office:meta>
</office:document-meta>
</file>